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79D1C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79D1C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579D1C" fo:font-size="12pt" style:font-size-asian="12pt" style:font-size-complex="12pt"/>
    </style:style>
    <style:style style:name="ce10" style:family="table-cell" style:parent-style-name="Default" style:data-style-name="N0">
      <style:text-properties fo:color="#579D1C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579D1C" fo:font-size="12pt" style:font-size-asian="12pt" style:font-size-complex="12pt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579D1C" fo:font-size="12pt" style:font-size-asian="12pt" style:font-size-complex="12pt"/>
    </style:style>
    <style:style style:name="ce14" style:family="table-cell" style:parent-style-name="Default" style:data-style-name="N36">
      <style:text-properties fo:color="#579D1C" fo:font-size="12pt" style:font-size-asian="12pt" style:font-size-complex="12pt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1">
      <style:text-properties fo:font-size="12pt" style:font-size-asian="12pt" style:font-size-complex="12pt"/>
    </style:style>
    <style:style style:name="ce17" style:family="table-cell" style:parent-style-name="Default" style:data-style-name="N37">
      <style:text-properties fo:font-size="12pt" style:font-size-asian="12pt" style:font-size-complex="12pt"/>
    </style:style>
    <style:style style:name="ce1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1"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3.148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.2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oop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8" table:number-columns-repeated="4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6" table:number-columns-repeated="3" table:default-cell-style-name="ce2"/>
        <table:table-column table:style-name="co7" table:number-columns-repeated="4" table:default-cell-style-name="ce2"/>
        <table:table-column table:style-name="co12" table:number-columns-repeated="2" table:default-cell-style-name="ce2"/>
        <table:table-column table:style-name="co5" table:default-cell-style-name="ce2"/>
        <table:table-column table:style-name="co13" table:number-columns-repeated="3" table:default-cell-style-name="ce2"/>
        <table:table-column table:style-name="co5" table:number-columns-repeated="3" table:default-cell-style-name="ce2"/>
        <table:table-column table:style-name="co3" table:default-cell-style-name="ce2"/>
        <table:table-column table:style-name="co14" table:default-cell-style-name="ce2"/>
        <table:table-column table:style-name="co8" table:number-columns-repeated="978" table:default-cell-style-name="ce2"/>
        <table:table-column table:style-name="co2" table:number-columns-repeated="15360" table:default-cell-style-name="ce1"/>
        <table:table-row table:style-name="ro1">
          <table:table-cell table:number-columns-repeated="29" table:style-name="ce2"/>
          <table:table-cell table:number-columns-repeated="5" table:style-name="ce3"/>
          <table:table-cell table:style-name="ce4"/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number-columns-repeated="17" table:style-name="ce3"/>
          <table:table-cell table:number-columns-repeated="967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5">
            <text:p>TURBOPROP</text:p>
          </table:table-cell>
          <table:table-cell table:style-name="ce4"/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4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number-columns-repeated="2" table:style-name="ce3"/>
          <table:table-cell table:style-name="ce4"/>
          <table:table-cell table:style-name="ce3"/>
          <table:table-cell table:style-name="ce4"/>
          <table:table-cell table:style-name="ce3"/>
          <table:table-cell office:value-type="string" table:style-name="ce3">
            <text:p>SEA LEVEL</text:p>
          </table:table-cell>
          <table:table-cell table:style-name="ce4"/>
          <table:table-cell table:number-columns-repeated="2" table:style-name="ce3"/>
          <table:table-cell table:style-name="ce4"/>
          <table:table-cell table:number-columns-repeated="6"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P M0.2</text:p>
          </table:table-cell>
          <table:table-cell table:style-name="ce4"/>
          <table:table-cell table:style-name="ce3"/>
          <table:table-cell office:value-type="string" table:style-name="ce4">
            <text:p>TP M0.3</text:p>
          </table:table-cell>
          <table:table-cell table:number-columns-repeated="2" table:style-name="ce3"/>
          <table:table-cell office:value-type="string" table:style-name="ce4">
            <text:p>TP M0.4</text:p>
          </table:table-cell>
          <table:table-cell table:number-columns-repeated="2" table:style-name="ce3"/>
          <table:table-cell office:value-type="string" table:style-name="ce4">
            <text:p>TP M0.5</text:p>
          </table:table-cell>
          <table:table-cell table:number-columns-repeated="2" table:style-name="ce3"/>
          <table:table-cell office:value-type="string" table:style-name="ce3">
            <text:p>TP M0.6</text:p>
          </table:table-cell>
          <table:table-cell table:number-columns-repeated="3"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number-columns-repeated="2" table:style-name="ce3"/>
          <table:table-cell table:style-name="ce4"/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6"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office:value-type="float" office:value="2095.1116200000001" table:style-name="ce4">
            <text:p>2095</text:p>
          </table:table-cell>
          <table:table-cell office:value-type="float" office:value="349.70547442006699" table:style-name="ce4">
            <text:p>350</text:p>
          </table:table-cell>
          <table:table-cell office:value-type="float" office:value="0.16691496103681" table:style-name="ce6">
            <text:p>0.1669</text:p>
          </table:table-cell>
          <table:table-cell office:value-type="float" office:value="667.23299999999995" table:style-name="ce4">
            <text:p>667</text:p>
          </table:table-cell>
          <table:table-cell office:value-type="float" office:value="346.39093917449998" table:style-name="ce4">
            <text:p>346</text:p>
          </table:table-cell>
          <table:table-cell office:value-type="float" office:value="0.51914539474891097" table:style-name="ce6">
            <text:p>0.5191</text:p>
          </table:table-cell>
          <table:table-cell office:value-type="float" office:value="-620.52669000000003" table:style-name="ce4">
            <text:p>-621</text:p>
          </table:table-cell>
          <table:table-cell office:value-type="float" office:value="339.21201474547797" table:style-name="ce4">
            <text:p>339</text:p>
          </table:table-cell>
          <table:table-cell office:value-type="float" office:value="-0.54665177213485905" table:style-name="ce6">
            <text:p>-0.5467</text:p>
          </table:table-cell>
          <table:table-cell office:value-type="float" office:value="-1701.44415" table:style-name="ce4">
            <text:p>-1701</text:p>
          </table:table-cell>
          <table:table-cell office:value-type="float" office:value="332.72424211979597" table:style-name="ce4">
            <text:p>333</text:p>
          </table:table-cell>
          <table:table-cell office:value-type="float" office:value="-0.19555401928402799" table:style-name="ce6">
            <text:p>-0.1956</text:p>
          </table:table-cell>
          <table:table-cell office:value-type="float" office:value="-2786.8098300000001" table:style-name="ce4">
            <text:p>-2787</text:p>
          </table:table-cell>
          <table:table-cell office:value-type="float" office:value="335.091160427452" table:style-name="ce4">
            <text:p>335</text:p>
          </table:table-cell>
          <table:table-cell office:value-type="float" office:value="-0.120241846723876" table:style-name="ce6">
            <text:p>-0.1202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7243.9262699999999" table:style-name="ce4">
            <text:p>7244</text:p>
          </table:table-cell>
          <table:table-cell office:value-type="float" office:value="444.923218742107" table:style-name="ce4">
            <text:p>445</text:p>
          </table:table-cell>
          <table:table-cell office:value-type="float" office:value="6.1420174938101098E-2" table:style-name="ce6">
            <text:p>0.0614</text:p>
          </table:table-cell>
          <table:table-cell office:value-type="float" office:value="5506.8963599999997" table:style-name="ce4">
            <text:p>5507</text:p>
          </table:table-cell>
          <table:table-cell office:value-type="float" office:value="472.28084169367497" table:style-name="ce4">
            <text:p>472</text:p>
          </table:table-cell>
          <table:table-cell office:value-type="float" office:value="8.5761708741087406E-2" table:style-name="ce6">
            <text:p>0.0858</text:p>
          </table:table-cell>
          <table:table-cell office:value-type="float" office:value="4252.4983199999997" table:style-name="ce4">
            <text:p>4252</text:p>
          </table:table-cell>
          <table:table-cell office:value-type="float" office:value="496.16973912279298" table:style-name="ce4">
            <text:p>496</text:p>
          </table:table-cell>
          <table:table-cell office:value-type="float" office:value="0.116677233425172" table:style-name="ce6">
            <text:p>0.1167</text:p>
          </table:table-cell>
          <table:table-cell office:value-type="float" office:value="3351.7337699999998" table:style-name="ce4">
            <text:p>3352</text:p>
          </table:table-cell>
          <table:table-cell office:value-type="float" office:value="521.08064418564095" table:style-name="ce4">
            <text:p>521</text:p>
          </table:table-cell>
          <table:table-cell office:value-type="float" office:value="0.15546600056651899" table:style-name="ce6">
            <text:p>0.1555</text:p>
          </table:table-cell>
          <table:table-cell office:value-type="float" office:value="2653.3632299999999" table:style-name="ce4">
            <text:p>2653</text:p>
          </table:table-cell>
          <table:table-cell office:value-type="float" office:value="555.36431354573403" table:style-name="ce4">
            <text:p>555</text:p>
          </table:table-cell>
          <table:table-cell office:value-type="float" office:value="0.20930579999999999" table:style-name="ce6">
            <text:p>0.2093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0864.77735" table:style-name="ce4">
            <text:p>10865</text:p>
          </table:table-cell>
          <table:table-cell office:value-type="float" office:value="508.17884747933101" table:style-name="ce4">
            <text:p>508</text:p>
          </table:table-cell>
          <table:table-cell office:value-type="float" office:value="4.6773056741869802E-2" table:style-name="ce6">
            <text:p>0.0468</text:p>
          </table:table-cell>
          <table:table-cell office:value-type="float" office:value="8258.1204300000009" table:style-name="ce4">
            <text:p>8258</text:p>
          </table:table-cell>
          <table:table-cell office:value-type="float" office:value="535.36835042213295" table:style-name="ce4">
            <text:p>535</text:p>
          </table:table-cell>
          <table:table-cell office:value-type="float" office:value="6.4829322236238301E-2" table:style-name="ce6">
            <text:p>0.0648</text:p>
          </table:table-cell>
          <table:table-cell office:value-type="float" office:value="6376.5233699999999" table:style-name="ce4">
            <text:p>6377</text:p>
          </table:table-cell>
          <table:table-cell office:value-type="float" office:value="556.20839013386103" table:style-name="ce4">
            <text:p>556</text:p>
          </table:table-cell>
          <table:table-cell office:value-type="float" office:value="8.7227531032143202E-2" table:style-name="ce6">
            <text:p>0.0872</text:p>
          </table:table-cell>
          <table:table-cell office:value-type="float" office:value="5026.4885999999997" table:style-name="ce4">
            <text:p>5026</text:p>
          </table:table-cell>
          <table:table-cell office:value-type="float" office:value="576.09468777734105" table:style-name="ce4">
            <text:p>576</text:p>
          </table:table-cell>
          <table:table-cell office:value-type="float" office:value="0.114611756560502" table:style-name="ce6">
            <text:p>0.1146</text:p>
          </table:table-cell>
          <table:table-cell office:value-type="float" office:value="3978.9327899999998" table:style-name="ce4">
            <text:p>3979</text:p>
          </table:table-cell>
          <table:table-cell office:value-type="float" office:value="603.07986328771597" table:style-name="ce4">
            <text:p>603</text:p>
          </table:table-cell>
          <table:table-cell office:value-type="float" office:value="0.151568245838029" table:style-name="ce6">
            <text:p>0.1516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4487.85254" table:style-name="ce4">
            <text:p>14488</text:p>
          </table:table-cell>
          <table:table-cell office:value-type="float" office:value="569.68834480773705" table:style-name="ce4">
            <text:p>570</text:p>
          </table:table-cell>
          <table:table-cell office:value-type="float" office:value="3.9321793429003001E-2" table:style-name="ce6">
            <text:p>0.0393</text:p>
          </table:table-cell>
          <table:table-cell office:value-type="float" office:value="11009.344499999999" table:style-name="ce4">
            <text:p>11009</text:p>
          </table:table-cell>
          <table:table-cell office:value-type="float" office:value="595.38489662817005" table:style-name="ce4">
            <text:p>595</text:p>
          </table:table-cell>
          <table:table-cell office:value-type="float" office:value="5.4079958768496202E-2" table:style-name="ce6">
            <text:p>0.0541</text:p>
          </table:table-cell>
          <table:table-cell office:value-type="float" office:value="8502.7725300000002" table:style-name="ce4">
            <text:p>8503</text:p>
          </table:table-cell>
          <table:table-cell office:value-type="float" office:value="612.98022264050098" table:style-name="ce4">
            <text:p>613</text:p>
          </table:table-cell>
          <table:table-cell office:value-type="float" office:value="7.2091805405559997E-2" table:style-name="ce6">
            <text:p>0.0721</text:p>
          </table:table-cell>
          <table:table-cell office:value-type="float" office:value="6701.2434300000004" table:style-name="ce4">
            <text:p>6701</text:p>
          </table:table-cell>
          <table:table-cell office:value-type="float" office:value="635.65629486754403" table:style-name="ce4">
            <text:p>636</text:p>
          </table:table-cell>
          <table:table-cell office:value-type="float" office:value="9.4856469774228805E-2" table:style-name="ce6">
            <text:p>0.0949</text:p>
          </table:table-cell>
          <table:table-cell office:value-type="float" office:value="5306.7264599999999" table:style-name="ce4">
            <text:p>5307</text:p>
          </table:table-cell>
          <table:table-cell office:value-type="float" office:value="650.87833046082596" table:style-name="ce4">
            <text:p>651</text:p>
          </table:table-cell>
          <table:table-cell office:value-type="float" office:value="0.12265156973265701" table:style-name="ce6">
            <text:p>0.1227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8108.70362" table:style-name="ce4">
            <text:p>18109</text:p>
          </table:table-cell>
          <table:table-cell office:value-type="float" office:value="630.42335892255005" table:style-name="ce4">
            <text:p>630</text:p>
          </table:table-cell>
          <table:table-cell office:value-type="float" office:value="3.4813279412573998E-2" table:style-name="ce6">
            <text:p>0.0348</text:p>
          </table:table-cell>
          <table:table-cell office:value-type="float" office:value="13762.79268" table:style-name="ce4">
            <text:p>13763</text:p>
          </table:table-cell>
          <table:table-cell office:value-type="float" office:value="653.96761897803299" table:style-name="ce4">
            <text:p>654</text:p>
          </table:table-cell>
          <table:table-cell office:value-type="float" office:value="4.7517072601723803E-2" table:style-name="ce6">
            <text:p>0.0475</text:p>
          </table:table-cell>
          <table:table-cell office:value-type="float" office:value="10626.79758" table:style-name="ce4">
            <text:p>10627</text:p>
          </table:table-cell>
          <table:table-cell office:value-type="float" office:value="669.456838683971" table:style-name="ce4">
            <text:p>669</text:p>
          </table:table-cell>
          <table:table-cell office:value-type="float" office:value="6.2997044372418695E-2" table:style-name="ce6">
            <text:p>0.0630</text:p>
          </table:table-cell>
          <table:table-cell office:value-type="float" office:value="8378.2223699999995" table:style-name="ce4">
            <text:p>8378</text:p>
          </table:table-cell>
          <table:table-cell office:value-type="float" office:value="682.33897569776002" table:style-name="ce4">
            <text:p>682</text:p>
          </table:table-cell>
          <table:table-cell office:value-type="float" office:value="8.1441974868203496E-2" table:style-name="ce6">
            <text:p>0.0814</text:p>
          </table:table-cell>
          <table:table-cell office:value-type="float" office:value="6632.2960199999998" table:style-name="ce4">
            <text:p>6632</text:p>
          </table:table-cell>
          <table:table-cell office:value-type="float" office:value="699.15710170481896" table:style-name="ce4">
            <text:p>699</text:p>
          </table:table-cell>
          <table:table-cell office:value-type="float" office:value="0.105417053098426" table:style-name="ce6">
            <text:p>0.1054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1729.554700000001" table:style-name="ce4">
            <text:p>21730</text:p>
          </table:table-cell>
          <table:table-cell office:value-type="float" office:value="669.85018072299397" table:style-name="ce4">
            <text:p>670</text:p>
          </table:table-cell>
          <table:table-cell office:value-type="float" office:value="3.0826686969475499E-2" table:style-name="ce6">
            <text:p>0.0308</text:p>
          </table:table-cell>
          <table:table-cell office:value-type="float" office:value="16516.240860000002" table:style-name="ce4">
            <text:p>16516</text:p>
          </table:table-cell>
          <table:table-cell office:value-type="float" office:value="688.51414439352095" table:style-name="ce4">
            <text:p>689</text:p>
          </table:table-cell>
          <table:table-cell office:value-type="float" office:value="4.16870975804794E-2" table:style-name="ce6">
            <text:p>0.0417</text:p>
          </table:table-cell>
          <table:table-cell office:value-type="float" office:value="12753.04674" table:style-name="ce4">
            <text:p>12753</text:p>
          </table:table-cell>
          <table:table-cell office:value-type="float" office:value="705.26232536387795" table:style-name="ce4">
            <text:p>705</text:p>
          </table:table-cell>
          <table:table-cell office:value-type="float" office:value="5.5301477344376002E-2" table:style-name="ce6">
            <text:p>0.0553</text:p>
          </table:table-cell>
          <table:table-cell office:value-type="float" office:value="10052.977199999999" table:style-name="ce4">
            <text:p>10053</text:p>
          </table:table-cell>
          <table:table-cell office:value-type="float" office:value="711.11775237703205" table:style-name="ce4">
            <text:p>711</text:p>
          </table:table-cell>
          <table:table-cell office:value-type="float" office:value="7.0737030257765995E-2" table:style-name="ce6">
            <text:p>0.0707</text:p>
          </table:table-cell>
          <table:table-cell office:value-type="float" office:value="7957.8655799999997" table:style-name="ce4">
            <text:p>7958</text:p>
          </table:table-cell>
          <table:table-cell office:value-type="float" office:value="748.40403871106696" table:style-name="ce4">
            <text:p>748</text:p>
          </table:table-cell>
          <table:table-cell office:value-type="float" office:value="9.4045825628417706E-2" table:style-name="ce6">
            <text:p>0.0940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5352.62989" table:style-name="ce4">
            <text:p>25353</text:p>
          </table:table-cell>
          <table:table-cell office:value-type="float" office:value="732.550719523824" table:style-name="ce4">
            <text:p>733</text:p>
          </table:table-cell>
          <table:table-cell office:value-type="float" office:value="2.8894466676720101E-2" table:style-name="ce6">
            <text:p>0.0289</text:p>
          </table:table-cell>
          <table:table-cell office:value-type="float" office:value="19267.464929999998" table:style-name="ce4">
            <text:p>19267</text:p>
          </table:table-cell>
          <table:table-cell office:value-type="float" office:value="747.789129961502" table:style-name="ce4">
            <text:p>748</text:p>
          </table:table-cell>
          <table:table-cell office:value-type="float" office:value="3.8810976569998698E-2" table:style-name="ce6">
            <text:p>0.0388</text:p>
          </table:table-cell>
          <table:table-cell office:value-type="float" office:value="14877.07179" table:style-name="ce4">
            <text:p>14877</text:p>
          </table:table-cell>
          <table:table-cell office:value-type="float" office:value="754.16371116656205" table:style-name="ce4">
            <text:p>754</text:p>
          </table:table-cell>
          <table:table-cell office:value-type="float" office:value="5.0693020899011301E-2" table:style-name="ce6">
            <text:p>0.0507</text:p>
          </table:table-cell>
          <table:table-cell office:value-type="float" office:value="11727.732029999999" table:style-name="ce4">
            <text:p>11728</text:p>
          </table:table-cell>
          <table:table-cell office:value-type="float" office:value="764.59861163139897" table:style-name="ce4">
            <text:p>765</text:p>
          </table:table-cell>
          <table:table-cell office:value-type="float" office:value="6.5195777809002195E-2" table:style-name="ce6">
            <text:p>0.0652</text:p>
          </table:table-cell>
          <table:table-cell office:value-type="float" office:value="9285.6592500000006" table:style-name="ce4">
            <text:p>9286</text:p>
          </table:table-cell>
          <table:table-cell office:value-type="float" office:value="767.48191794306501" table:style-name="ce4">
            <text:p>767</text:p>
          </table:table-cell>
          <table:table-cell office:value-type="float" office:value="8.2652388729757095E-2" table:style-name="ce6">
            <text:p>0.0827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8973.480970000001" table:style-name="ce4">
            <text:p>28973</text:p>
          </table:table-cell>
          <table:table-cell office:value-type="float" office:value="798.564212891426" table:style-name="ce4">
            <text:p>799</text:p>
          </table:table-cell>
          <table:table-cell office:value-type="float" office:value="2.7561900957578499E-2" table:style-name="ce6">
            <text:p>0.0276</text:p>
          </table:table-cell>
          <table:table-cell office:value-type="float" office:value="22020.913110000001" table:style-name="ce4">
            <text:p>22021</text:p>
          </table:table-cell>
          <table:table-cell office:value-type="float" office:value="808.92492024529997" table:style-name="ce4">
            <text:p>809</text:p>
          </table:table-cell>
          <table:table-cell office:value-type="float" office:value="3.67343949910032E-2" table:style-name="ce6">
            <text:p>0.0367</text:p>
          </table:table-cell>
          <table:table-cell office:value-type="float" office:value="17003.320950000001" table:style-name="ce4">
            <text:p>17003</text:p>
          </table:table-cell>
          <table:table-cell office:value-type="float" office:value="811.15792542124495" table:style-name="ce4">
            <text:p>811</text:p>
          </table:table-cell>
          <table:table-cell office:value-type="float" office:value="4.7705852745268902E-2" table:style-name="ce6">
            <text:p>0.0477</text:p>
          </table:table-cell>
          <table:table-cell office:value-type="float" office:value="13402.486860000001" table:style-name="ce4">
            <text:p>13402</text:p>
          </table:table-cell>
          <table:table-cell office:value-type="float" office:value="809.49065506545799" table:style-name="ce4">
            <text:p>809</text:p>
          </table:table-cell>
          <table:table-cell office:value-type="float" office:value="6.03985412200925E-2" table:style-name="ce6">
            <text:p>0.0604</text:p>
          </table:table-cell>
          <table:table-cell office:value-type="float" office:value="10611.228810000001" table:style-name="ce4">
            <text:p>10611</text:p>
          </table:table-cell>
          <table:table-cell office:value-type="float" office:value="816.47639090794098" table:style-name="ce4">
            <text:p>816</text:p>
          </table:table-cell>
          <table:table-cell office:value-type="float" office:value="7.6944565566100603E-2" table:style-name="ce6">
            <text:p>0.0769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32596.55616" table:style-name="ce4">
            <text:p>32597</text:p>
          </table:table-cell>
          <table:table-cell office:value-type="float" office:value="870.18896779448698" table:style-name="ce4">
            <text:p>870</text:p>
          </table:table-cell>
          <table:table-cell office:value-type="float" office:value="2.66957332401365E-2" table:style-name="ce6">
            <text:p>0.0267</text:p>
          </table:table-cell>
          <table:table-cell office:value-type="float" office:value="24772.137180000002" table:style-name="ce4">
            <text:p>24772</text:p>
          </table:table-cell>
          <table:table-cell office:value-type="float" office:value="873.67792106590105" table:style-name="ce4">
            <text:p>874</text:p>
          </table:table-cell>
          <table:table-cell office:value-type="float" office:value="3.5268572699947397E-2" table:style-name="ce6">
            <text:p>0.0353</text:p>
          </table:table-cell>
          <table:table-cell office:value-type="float" office:value="19129.570110000001" table:style-name="ce4">
            <text:p>19130</text:p>
          </table:table-cell>
          <table:table-cell office:value-type="float" office:value="869.89434408586703" table:style-name="ce4">
            <text:p>870</text:p>
          </table:table-cell>
          <table:table-cell office:value-type="float" office:value="4.5473805165706697E-2" table:style-name="ce6">
            <text:p>0.0455</text:p>
          </table:table-cell>
          <table:table-cell office:value-type="float" office:value="15079.4658" table:style-name="ce4">
            <text:p>15079</text:p>
          </table:table-cell>
          <table:table-cell office:value-type="float" office:value="863.89085192616403" table:style-name="ce4">
            <text:p>864</text:p>
          </table:table-cell>
          <table:table-cell office:value-type="float" office:value="5.7289221208762099E-2" table:style-name="ce6">
            <text:p>0.0573</text:p>
          </table:table-cell>
          <table:table-cell office:value-type="float" office:value="11939.02248" table:style-name="ce4">
            <text:p>11939</text:p>
          </table:table-cell>
          <table:table-cell office:value-type="float" office:value="854.607031397951" table:style-name="ce4">
            <text:p>855</text:p>
          </table:table-cell>
          <table:table-cell office:value-type="float" office:value="7.1580988546555702E-2" table:style-name="ce6">
            <text:p>0.0716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office:value-type="float" office:value="36217.40724" table:style-name="ce4">
            <text:p>36217</text:p>
          </table:table-cell>
          <table:table-cell office:value-type="float" office:value="945.53449239356905" table:style-name="ce4">
            <text:p>946</text:p>
          </table:table-cell>
          <table:table-cell office:value-type="float" office:value="2.6107183380849001E-2" table:style-name="ce6">
            <text:p>0.0261</text:p>
          </table:table-cell>
          <table:table-cell office:value-type="float" office:value="27525.585360000001" table:style-name="ce4">
            <text:p>27526</text:p>
          </table:table-cell>
          <table:table-cell office:value-type="float" office:value="940.52739593148306" table:style-name="ce4">
            <text:p>941</text:p>
          </table:table-cell>
          <table:table-cell office:value-type="float" office:value="3.4169205981655598E-2" table:style-name="ce6">
            <text:p>0.0342</text:p>
          </table:table-cell>
          <table:table-cell office:value-type="float" office:value="21255.81927" table:style-name="ce4">
            <text:p>21256</text:p>
          </table:table-cell>
          <table:table-cell office:value-type="float" office:value="931.17701400711701" table:style-name="ce4">
            <text:p>931</text:p>
          </table:table-cell>
          <table:table-cell office:value-type="float" office:value="4.3808098016779803E-2" table:style-name="ce6">
            <text:p>0.0438</text:p>
          </table:table-cell>
          <table:table-cell office:value-type="float" office:value="16756.444739999999" table:style-name="ce4">
            <text:p>16756</text:p>
          </table:table-cell>
          <table:table-cell office:value-type="float" office:value="919.21312788299304" table:style-name="ce4">
            <text:p>919</text:p>
          </table:table-cell>
          <table:table-cell office:value-type="float" office:value="5.4857288771328797E-2" table:style-name="ce6">
            <text:p>0.0549</text:p>
          </table:table-cell>
          <table:table-cell office:value-type="float" office:value="13264.59204" table:style-name="ce4">
            <text:p>13265</text:p>
          </table:table-cell>
          <table:table-cell office:value-type="float" office:value="904.41896228117298" table:style-name="ce4">
            <text:p>904</text:p>
          </table:table-cell>
          <table:table-cell office:value-type="float" office:value="6.8182945962744698E-2" table:style-name="ce6">
            <text:p>0.0682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office:value-type="float" office:value="43672.623959999997" table:style-name="ce4">
            <text:p>43673</text:p>
          </table:table-cell>
          <table:table-cell office:value-type="float" office:value="1116.8905458249601" table:style-name="ce4">
            <text:p>1117</text:p>
          </table:table-cell>
          <table:table-cell office:value-type="float" office:value="2.5574157093192398E-2" table:style-name="ce6">
            <text:p>0.0256</text:p>
          </table:table-cell>
          <table:table-cell office:value-type="float" office:value="34151.209049999998" table:style-name="ce4">
            <text:p>34151</text:p>
          </table:table-cell>
          <table:table-cell office:value-type="float" office:value="1110.7922623337299" table:style-name="ce4">
            <text:p>1111</text:p>
          </table:table-cell>
          <table:table-cell office:value-type="float" office:value="3.2525708261381001E-2" table:style-name="ce6">
            <text:p>0.0325</text:p>
          </table:table-cell>
          <table:table-cell office:value-type="float" office:value="26945.092649999999" table:style-name="ce4">
            <text:p>26945</text:p>
          </table:table-cell>
          <table:table-cell office:value-type="float" office:value="1101.12060744418" table:style-name="ce4">
            <text:p>1101</text:p>
          </table:table-cell>
          <table:table-cell office:value-type="float" office:value="4.0865348720342101E-2" table:style-name="ce6">
            <text:p>0.0409</text:p>
          </table:table-cell>
          <table:table-cell office:value-type="float" office:value="21665.055509999998" table:style-name="ce4">
            <text:p>21665</text:p>
          </table:table-cell>
          <table:table-cell office:value-type="float" office:value="1087.6814046454999" table:style-name="ce4">
            <text:p>1088</text:p>
          </table:table-cell>
          <table:table-cell office:value-type="float" office:value="5.0204413468659399E-2" table:style-name="ce6">
            <text:p>0.0502</text:p>
          </table:table-cell>
          <table:table-cell office:value-type="float" office:value="17559.348450000001" table:style-name="ce4">
            <text:p>17559</text:p>
          </table:table-cell>
          <table:table-cell office:value-type="float" office:value="1070.3086085698501" table:style-name="ce4">
            <text:p>1070</text:p>
          </table:table-cell>
          <table:table-cell office:value-type="float" office:value="6.0953776936401603E-2" table:style-name="ce6">
            <text:p>0.0610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office:value-type="string" table:style-name="ce6">
            <text:p>5000 FT</text:p>
          </table:table-cell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P M0.3</text:p>
          </table:table-cell>
          <table:table-cell table:style-name="ce4"/>
          <table:table-cell table:style-name="ce6"/>
          <table:table-cell office:value-type="string" table:style-name="ce4">
            <text:p>TP M0.4</text:p>
          </table:table-cell>
          <table:table-cell table:style-name="ce4"/>
          <table:table-cell table:style-name="ce6"/>
          <table:table-cell office:value-type="string" table:style-name="ce4">
            <text:p>TP M0.5</text:p>
          </table:table-cell>
          <table:table-cell table:style-name="ce4"/>
          <table:table-cell table:style-name="ce6"/>
          <table:table-cell office:value-type="string" table:style-name="ce4">
            <text:p>TP M0.6</text:p>
          </table:table-cell>
          <table:table-cell table:style-name="ce4"/>
          <table:table-cell table:style-name="ce6"/>
          <table:table-cell office:value-type="string" table:style-name="ce4">
            <text:p>TP M0.7</text:p>
          </table:table-cell>
          <table:table-cell table:style-name="ce4"/>
          <table:table-cell table:style-name="ce6"/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office:value-type="float" office:value="985.28072999999995" table:style-name="ce4">
            <text:p>985</text:p>
          </table:table-cell>
          <table:table-cell office:value-type="float" office:value="306.04895374766397" table:style-name="ce4">
            <text:p>306</text:p>
          </table:table-cell>
          <table:table-cell office:value-type="float" office:value="0.31062106913190501" table:style-name="ce6">
            <text:p>0.3106</text:p>
          </table:table-cell>
          <table:table-cell office:value-type="float" office:value="-217.96278000000001" table:style-name="ce4">
            <text:p>-218</text:p>
          </table:table-cell>
          <table:table-cell office:value-type="float" office:value="302.12822818401298" table:style-name="ce4">
            <text:p>302</text:p>
          </table:table-cell>
          <table:table-cell office:value-type="float" office:value="-1.38614596576541" table:style-name="ce6">
            <text:p>-1.3861</text:p>
          </table:table-cell>
          <table:table-cell office:value-type="float" office:value="0.99417717000000005" table:style-name="ce4">
            <text:p>1</text:p>
          </table:table-cell>
          <table:table-cell office:value-type="float" office:value="-0.24709847659678" table:style-name="ce4">
            <text:p>0</text:p>
          </table:table-cell>
          <table:table-cell office:value-type="float" office:value="-0.24854571604855899" table:style-name="ce6">
            <text:p>-0.2485</text:p>
          </table:table-cell>
          <table:table-cell office:value-type="float" office:value="-2286.38508" table:style-name="ce4">
            <text:p>-2286</text:p>
          </table:table-cell>
          <table:table-cell office:value-type="float" office:value="289.82289074195302" table:style-name="ce4">
            <text:p>290</text:p>
          </table:table-cell>
          <table:table-cell office:value-type="float" office:value="-0.12676031403334401" table:style-name="ce6">
            <text:p>-0.1268</text:p>
          </table:table-cell>
          <table:table-cell office:value-type="float" office:value="-3571.9206600000002" table:style-name="ce4">
            <text:p>-3572</text:p>
          </table:table-cell>
          <table:table-cell office:value-type="float" office:value="304.11277041178801" table:style-name="ce4">
            <text:p>304</text:p>
          </table:table-cell>
          <table:table-cell office:value-type="float" office:value="-8.5139844738821399E-2" table:style-name="ce6">
            <text:p>-0.0851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5497.9999200000002" table:style-name="ce4">
            <text:p>5498</text:p>
          </table:table-cell>
          <table:table-cell office:value-type="float" office:value="415.04317820637402" table:style-name="ce4">
            <text:p>415</text:p>
          </table:table-cell>
          <table:table-cell office:value-type="float" office:value="7.5489847989371098E-2" table:style-name="ce6">
            <text:p>0.0755</text:p>
          </table:table-cell>
          <table:table-cell office:value-type="float" office:value="4319.2216200000003" table:style-name="ce4">
            <text:p>4319</text:p>
          </table:table-cell>
          <table:table-cell office:value-type="float" office:value="435.60652503456799" table:style-name="ce4">
            <text:p>436</text:p>
          </table:table-cell>
          <table:table-cell office:value-type="float" office:value="0.100853015510366" table:style-name="ce6">
            <text:p>0.1009</text:p>
          </table:table-cell>
          <table:table-cell office:value-type="float" office:value="3458.4910500000001" table:style-name="ce4">
            <text:p>3458</text:p>
          </table:table-cell>
          <table:table-cell office:value-type="float" office:value="456.219589150503" table:style-name="ce4">
            <text:p>456</text:p>
          </table:table-cell>
          <table:table-cell office:value-type="float" office:value="0.13191290148069101" table:style-name="ce6">
            <text:p>0.1319</text:p>
          </table:table-cell>
          <table:table-cell office:value-type="float" office:value="2791.2580499999999" table:style-name="ce4">
            <text:p>2791</text:p>
          </table:table-cell>
          <table:table-cell office:value-type="float" office:value="483.35354605250501" table:style-name="ce4">
            <text:p>483</text:p>
          </table:table-cell>
          <table:table-cell office:value-type="float" office:value="0.17316691520245001" table:style-name="ce6">
            <text:p>0.1732</text:p>
          </table:table-cell>
          <table:table-cell office:value-type="float" office:value="2152.9384799999998" table:style-name="ce4">
            <text:p>2153</text:p>
          </table:table-cell>
          <table:table-cell office:value-type="float" office:value="527.78785948473103" table:style-name="ce4">
            <text:p>528</text:p>
          </table:table-cell>
          <table:table-cell office:value-type="float" office:value="0.245147673464748" table:style-name="ce6">
            <text:p>0.2451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8249.2239900000004" table:style-name="ce4">
            <text:p>8249</text:p>
          </table:table-cell>
          <table:table-cell office:value-type="float" office:value="474.97335513510001" table:style-name="ce4">
            <text:p>475</text:p>
          </table:table-cell>
          <table:table-cell office:value-type="float" office:value="5.7577943781242903E-2" table:style-name="ce6">
            <text:p>0.0576</text:p>
          </table:table-cell>
          <table:table-cell office:value-type="float" office:value="6481.0565399999996" table:style-name="ce4">
            <text:p>6481</text:p>
          </table:table-cell>
          <table:table-cell office:value-type="float" office:value="493.356279055404" table:style-name="ce4">
            <text:p>493</text:p>
          </table:table-cell>
          <table:table-cell office:value-type="float" office:value="7.61228167059632E-2" table:style-name="ce6">
            <text:p>0.0761</text:p>
          </table:table-cell>
          <table:table-cell office:value-type="float" office:value="5188.8486300000004" table:style-name="ce4">
            <text:p>5189</text:p>
          </table:table-cell>
          <table:table-cell office:value-type="float" office:value="509.88541252205101" table:style-name="ce4">
            <text:p>510</text:p>
          </table:table-cell>
          <table:table-cell office:value-type="float" office:value="9.8265617072366002E-2" table:style-name="ce6">
            <text:p>0.0983</text:p>
          </table:table-cell>
          <table:table-cell office:value-type="float" office:value="4187.9991300000002" table:style-name="ce4">
            <text:p>4188</text:p>
          </table:table-cell>
          <table:table-cell office:value-type="float" office:value="532.453307044025" table:style-name="ce4">
            <text:p>532</text:p>
          </table:table-cell>
          <table:table-cell office:value-type="float" office:value="0.127137874320433" table:style-name="ce6">
            <text:p>0.1271</text:p>
          </table:table-cell>
          <table:table-cell office:value-type="float" office:value="3229.4077200000002" table:style-name="ce4">
            <text:p>3229</text:p>
          </table:table-cell>
          <table:table-cell office:value-type="float" office:value="569.37541980243805" table:style-name="ce4">
            <text:p>569</text:p>
          </table:table-cell>
          <table:table-cell office:value-type="float" office:value="0.17630954935675899" table:style-name="ce6">
            <text:p>0.1763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0998.22395" table:style-name="ce4">
            <text:p>10998</text:p>
          </table:table-cell>
          <table:table-cell office:value-type="float" office:value="532.00758032179601" table:style-name="ce4">
            <text:p>532</text:p>
          </table:table-cell>
          <table:table-cell office:value-type="float" office:value="4.83721356048398E-2" table:style-name="ce6">
            <text:p>0.0484</text:p>
          </table:table-cell>
          <table:table-cell office:value-type="float" office:value="8638.4432400000005" table:style-name="ce4">
            <text:p>8638</text:p>
          </table:table-cell>
          <table:table-cell office:value-type="float" office:value="549.18461920786206" table:style-name="ce4">
            <text:p>549</text:p>
          </table:table-cell>
          <table:table-cell office:value-type="float" office:value="6.3574489517379998E-2" table:style-name="ce6">
            <text:p>0.0636</text:p>
          </table:table-cell>
          <table:table-cell office:value-type="float" office:value="6916.9821000000002" table:style-name="ce4">
            <text:p>6917</text:p>
          </table:table-cell>
          <table:table-cell office:value-type="float" office:value="563.40949346223294" table:style-name="ce4">
            <text:p>563</text:p>
          </table:table-cell>
          <table:table-cell office:value-type="float" office:value="8.1453079582529606E-2" table:style-name="ce6">
            <text:p>0.0815</text:p>
          </table:table-cell>
          <table:table-cell office:value-type="float" office:value="5580.2919899999997" table:style-name="ce4">
            <text:p>5580</text:p>
          </table:table-cell>
          <table:table-cell office:value-type="float" office:value="581.56544178674403" table:style-name="ce4">
            <text:p>582</text:p>
          </table:table-cell>
          <table:table-cell office:value-type="float" office:value="0.104217743951199" table:style-name="ce6">
            <text:p>0.1042</text:p>
          </table:table-cell>
          <table:table-cell office:value-type="float" office:value="4305.8769599999996" table:style-name="ce4">
            <text:p>4306</text:p>
          </table:table-cell>
          <table:table-cell office:value-type="float" office:value="611.65630535682601" table:style-name="ce4">
            <text:p>612</text:p>
          </table:table-cell>
          <table:table-cell office:value-type="float" office:value="0.14205150566049299" table:style-name="ce6">
            <text:p>0.1421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3747.223910000001" table:style-name="ce4">
            <text:p>13747</text:p>
          </table:table-cell>
          <table:table-cell office:value-type="float" office:value="574.60845453985496" table:style-name="ce4">
            <text:p>575</text:p>
          </table:table-cell>
          <table:table-cell office:value-type="float" office:value="4.1798144723741201E-2" table:style-name="ce6">
            <text:p>0.0418</text:p>
          </table:table-cell>
          <table:table-cell office:value-type="float" office:value="10798.054050000001" table:style-name="ce4">
            <text:p>10798</text:p>
          </table:table-cell>
          <table:table-cell office:value-type="float" office:value="587.91532488562098" table:style-name="ce4">
            <text:p>588</text:p>
          </table:table-cell>
          <table:table-cell office:value-type="float" office:value="5.4446414341260102E-2" table:style-name="ce6">
            <text:p>0.0544</text:p>
          </table:table-cell>
          <table:table-cell office:value-type="float" office:value="8647.3396799999991" table:style-name="ce4">
            <text:p>8647</text:p>
          </table:table-cell>
          <table:table-cell office:value-type="float" office:value="618.02486022397898" table:style-name="ce4">
            <text:p>618</text:p>
          </table:table-cell>
          <table:table-cell office:value-type="float" office:value="7.1469941403294004E-2" table:style-name="ce6">
            <text:p>0.0715</text:p>
          </table:table-cell>
          <table:table-cell office:value-type="float" office:value="6977.0330700000004" table:style-name="ce4">
            <text:p>6977</text:p>
          </table:table-cell>
          <table:table-cell office:value-type="float" office:value="632.22014614714499" table:style-name="ce4">
            <text:p>632</text:p>
          </table:table-cell>
          <table:table-cell office:value-type="float" office:value="9.0614468901627998E-2" table:style-name="ce6">
            <text:p>0.0906</text:p>
          </table:table-cell>
          <table:table-cell office:value-type="float" office:value="5380.1220899999998" table:style-name="ce4">
            <text:p>5380</text:p>
          </table:table-cell>
          <table:table-cell office:value-type="float" office:value="654.44365027654396" table:style-name="ce4">
            <text:p>654</text:p>
          </table:table-cell>
          <table:table-cell office:value-type="float" office:value="0.121641040728974" table:style-name="ce6">
            <text:p>0.1216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6496.223870000002" table:style-name="ce4">
            <text:p>16496</text:p>
          </table:table-cell>
          <table:table-cell office:value-type="float" office:value="633.09030982407899" table:style-name="ce4">
            <text:p>633</text:p>
          </table:table-cell>
          <table:table-cell office:value-type="float" office:value="3.8377892711277797E-2" table:style-name="ce6">
            <text:p>0.0384</text:p>
          </table:table-cell>
          <table:table-cell office:value-type="float" office:value="12957.664860000001" table:style-name="ce4">
            <text:p>12958</text:p>
          </table:table-cell>
          <table:table-cell office:value-type="float" office:value="644.34464405575704" table:style-name="ce4">
            <text:p>644</text:p>
          </table:table-cell>
          <table:table-cell office:value-type="float" office:value="4.97269107526336E-2" table:style-name="ce6">
            <text:p>0.0497</text:p>
          </table:table-cell>
          <table:table-cell office:value-type="float" office:value="10377.697260000001" table:style-name="ce4">
            <text:p>10378</text:p>
          </table:table-cell>
          <table:table-cell office:value-type="float" office:value="650.99846204928599" table:style-name="ce4">
            <text:p>651</text:p>
          </table:table-cell>
          <table:table-cell office:value-type="float" office:value="6.2730531228590306E-2" table:style-name="ce6">
            <text:p>0.0627</text:p>
          </table:table-cell>
          <table:table-cell office:value-type="float" office:value="8371.5500400000001" table:style-name="ce4">
            <text:p>8372</text:p>
          </table:table-cell>
          <table:table-cell office:value-type="float" office:value="657.62501333359296" table:style-name="ce4">
            <text:p>658</text:p>
          </table:table-cell>
          <table:table-cell office:value-type="float" office:value="7.8554749143396704E-2" table:style-name="ce6">
            <text:p>0.0786</text:p>
          </table:table-cell>
          <table:table-cell office:value-type="float" office:value="6458.8154400000003" table:style-name="ce4">
            <text:p>6459</text:p>
          </table:table-cell>
          <table:table-cell office:value-type="float" office:value="698.22632887531995" table:style-name="ce4">
            <text:p>698</text:p>
          </table:table-cell>
          <table:table-cell office:value-type="float" office:value="0.10810439396536101" table:style-name="ce6">
            <text:p>0.1081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9247.447939999998" table:style-name="ce4">
            <text:p>19247</text:p>
          </table:table-cell>
          <table:table-cell office:value-type="float" office:value="687.16577598472998" table:style-name="ce4">
            <text:p>687</text:p>
          </table:table-cell>
          <table:table-cell office:value-type="float" office:value="3.5701656558668401E-2" table:style-name="ce6">
            <text:p>0.0357</text:p>
          </table:table-cell>
          <table:table-cell office:value-type="float" office:value="15117.275670000001" table:style-name="ce4">
            <text:p>15117</text:p>
          </table:table-cell>
          <table:table-cell office:value-type="float" office:value="694.49071561748804" table:style-name="ce4">
            <text:p>694</text:p>
          </table:table-cell>
          <table:table-cell office:value-type="float" office:value="4.5940203167406303E-2" table:style-name="ce6">
            <text:p>0.0459</text:p>
          </table:table-cell>
          <table:table-cell office:value-type="float" office:value="12105.83073" table:style-name="ce4">
            <text:p>12106</text:p>
          </table:table-cell>
          <table:table-cell office:value-type="float" office:value="706.03577125701099" table:style-name="ce4">
            <text:p>706</text:p>
          </table:table-cell>
          <table:table-cell office:value-type="float" office:value="5.8321959641096897E-2" table:style-name="ce6">
            <text:p>0.0583</text:p>
          </table:table-cell>
          <table:table-cell office:value-type="float" office:value="9768.2911199999999" table:style-name="ce4">
            <text:p>9768</text:p>
          </table:table-cell>
          <table:table-cell office:value-type="float" office:value="708.22728361457405" table:style-name="ce4">
            <text:p>708</text:p>
          </table:table-cell>
          <table:table-cell office:value-type="float" office:value="7.2502679835628595E-2" table:style-name="ce6">
            <text:p>0.0725</text:p>
          </table:table-cell>
          <table:table-cell office:value-type="float" office:value="7535.2846799999998" table:style-name="ce4">
            <text:p>7535</text:p>
          </table:table-cell>
          <table:table-cell office:value-type="float" office:value="711.25606177164002" table:style-name="ce4">
            <text:p>711</text:p>
          </table:table-cell>
          <table:table-cell office:value-type="float" office:value="9.4390071772529199E-2" table:style-name="ce6">
            <text:p>0.0944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1996.447899999999" table:style-name="ce4">
            <text:p>21996</text:p>
          </table:table-cell>
          <table:table-cell office:value-type="float" office:value="751.35689488973605" table:style-name="ce4">
            <text:p>751</text:p>
          </table:table-cell>
          <table:table-cell office:value-type="float" office:value="3.4158101267329502E-2" table:style-name="ce6">
            <text:p>0.0342</text:p>
          </table:table-cell>
          <table:table-cell office:value-type="float" office:value="17276.886480000001" table:style-name="ce4">
            <text:p>17277</text:p>
          </table:table-cell>
          <table:table-cell office:value-type="float" office:value="753.98971300852395" table:style-name="ce4">
            <text:p>754</text:p>
          </table:table-cell>
          <table:table-cell office:value-type="float" office:value="4.3641527301887098E-2" table:style-name="ce6">
            <text:p>0.0436</text:p>
          </table:table-cell>
          <table:table-cell office:value-type="float" office:value="13836.18831" table:style-name="ce4">
            <text:p>13836</text:p>
          </table:table-cell>
          <table:table-cell office:value-type="float" office:value="752.86990087432196" table:style-name="ce4">
            <text:p>753</text:p>
          </table:table-cell>
          <table:table-cell office:value-type="float" office:value="5.4413100198281598E-2" table:style-name="ce6">
            <text:p>0.0544</text:p>
          </table:table-cell>
          <table:table-cell office:value-type="float" office:value="11165.0322" table:style-name="ce4">
            <text:p>11165</text:p>
          </table:table-cell>
          <table:table-cell office:value-type="float" office:value="760.02494223466704" table:style-name="ce4">
            <text:p>760</text:p>
          </table:table-cell>
          <table:table-cell office:value-type="float" office:value="6.8071898819482807E-2" table:style-name="ce6">
            <text:p>0.0681</text:p>
          </table:table-cell>
          <table:table-cell office:value-type="float" office:value="8609.52981" table:style-name="ce4">
            <text:p>8610</text:p>
          </table:table-cell>
          <table:table-cell office:value-type="float" office:value="754.62107069680303" table:style-name="ce4">
            <text:p>755</text:p>
          </table:table-cell>
          <table:table-cell office:value-type="float" office:value="8.7649510176538104E-2" table:style-name="ce6">
            <text:p>0.0876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4745.44786" table:style-name="ce4">
            <text:p>24745</text:p>
          </table:table-cell>
          <table:table-cell office:value-type="float" office:value="817.22881871271397" table:style-name="ce4">
            <text:p>817</text:p>
          </table:table-cell>
          <table:table-cell office:value-type="float" office:value="3.3025420406058999E-2" table:style-name="ce6">
            <text:p>0.0330</text:p>
          </table:table-cell>
          <table:table-cell office:value-type="float" office:value="19438.721399999999" table:style-name="ce4">
            <text:p>19439</text:p>
          </table:table-cell>
          <table:table-cell office:value-type="float" office:value="815.74041204188302" table:style-name="ce4">
            <text:p>816</text:p>
          </table:table-cell>
          <table:table-cell office:value-type="float" office:value="4.19647154386339E-2" table:style-name="ce6">
            <text:p>0.0420</text:p>
          </table:table-cell>
          <table:table-cell office:value-type="float" office:value="15564.32178" table:style-name="ce4">
            <text:p>15564</text:p>
          </table:table-cell>
          <table:table-cell office:value-type="float" office:value="809.74297091819301" table:style-name="ce4">
            <text:p>810</text:p>
          </table:table-cell>
          <table:table-cell office:value-type="float" office:value="5.2025586618152798E-2" table:style-name="ce6">
            <text:p>0.0520</text:p>
          </table:table-cell>
          <table:table-cell office:value-type="float" office:value="12559.54917" table:style-name="ce4">
            <text:p>12560</text:p>
          </table:table-cell>
          <table:table-cell office:value-type="float" office:value="801.11686095755397" table:style-name="ce4">
            <text:p>801</text:p>
          </table:table-cell>
          <table:table-cell office:value-type="float" office:value="6.3785479089577393E-2" table:style-name="ce6">
            <text:p>0.0638</text:p>
          </table:table-cell>
          <table:table-cell office:value-type="float" office:value="9688.2231599999996" table:style-name="ce4">
            <text:p>9688</text:p>
          </table:table-cell>
          <table:table-cell office:value-type="float" office:value="799.14101246315397" table:style-name="ce4">
            <text:p>799</text:p>
          </table:table-cell>
          <table:table-cell office:value-type="float" office:value="8.2485818014864404E-2" table:style-name="ce6">
            <text:p>0.0825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office:value-type="float" office:value="27496.67193" table:style-name="ce4">
            <text:p>27497</text:p>
          </table:table-cell>
          <table:table-cell office:value-type="float" office:value="886.10447681309404" table:style-name="ce4">
            <text:p>886</text:p>
          </table:table-cell>
          <table:table-cell office:value-type="float" office:value="3.22258809745741E-2" table:style-name="ce6">
            <text:p>0.0322</text:p>
          </table:table-cell>
          <table:table-cell office:value-type="float" office:value="21596.108100000001" table:style-name="ce4">
            <text:p>21596</text:p>
          </table:table-cell>
          <table:table-cell office:value-type="float" office:value="878.45557212157098" table:style-name="ce4">
            <text:p>878</text:p>
          </table:table-cell>
          <table:table-cell office:value-type="float" office:value="4.0676568576797002E-2" table:style-name="ce6">
            <text:p>0.0407</text:p>
          </table:table-cell>
          <table:table-cell office:value-type="float" office:value="17296.903470000001" table:style-name="ce4">
            <text:p>17297</text:p>
          </table:table-cell>
          <table:table-cell office:value-type="float" office:value="867.61258484832297" table:style-name="ce4">
            <text:p>868</text:p>
          </table:table-cell>
          <table:table-cell office:value-type="float" office:value="5.0159994611354702E-2" table:style-name="ce6">
            <text:p>0.0502</text:p>
          </table:table-cell>
          <table:table-cell office:value-type="float" office:value="13954.066140000001" table:style-name="ce4">
            <text:p>13954</text:p>
          </table:table-cell>
          <table:table-cell office:value-type="float" office:value="853.80710913499399" table:style-name="ce4">
            <text:p>854</text:p>
          </table:table-cell>
          <table:table-cell office:value-type="float" office:value="6.1186975937251399E-2" table:style-name="ce6">
            <text:p>0.0612</text:p>
          </table:table-cell>
          <table:table-cell office:value-type="float" office:value="10762.468290000001" table:style-name="ce4">
            <text:p>10762</text:p>
          </table:table-cell>
          <table:table-cell office:value-type="float" office:value="843.88931291924598" table:style-name="ce4">
            <text:p>844</text:p>
          </table:table-cell>
          <table:table-cell office:value-type="float" office:value="7.8410387857156302E-2" table:style-name="ce6">
            <text:p>0.0784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office:value-type="float" office:value="33895.436399999999" table:style-name="ce4">
            <text:p>33895</text:p>
          </table:table-cell>
          <table:table-cell office:value-type="float" office:value="1058.8107757093401" table:style-name="ce4">
            <text:p>1059</text:p>
          </table:table-cell>
          <table:table-cell office:value-type="float" office:value="3.12375613995441E-2" table:style-name="ce6">
            <text:p>0.0312</text:p>
          </table:table-cell>
          <table:table-cell office:value-type="float" office:value="27189.744750000002" table:style-name="ce4">
            <text:p>27190</text:p>
          </table:table-cell>
          <table:table-cell office:value-type="float" office:value="1049.52379382354" table:style-name="ce4">
            <text:p>1050</text:p>
          </table:table-cell>
          <table:table-cell office:value-type="float" office:value="3.85999869978014E-2" table:style-name="ce6">
            <text:p>0.0386</text:p>
          </table:table-cell>
          <table:table-cell office:value-type="float" office:value="22183.273140000001" table:style-name="ce4">
            <text:p>22183</text:p>
          </table:table-cell>
          <table:table-cell office:value-type="float" office:value="1036.5941376534599" table:style-name="ce4">
            <text:p>1037</text:p>
          </table:table-cell>
          <table:table-cell office:value-type="float" office:value="4.6728637884565098E-2" table:style-name="ce6">
            <text:p>0.0467</text:p>
          </table:table-cell>
          <table:table-cell office:value-type="float" office:value="18244.374329999999" table:style-name="ce4">
            <text:p>18244</text:p>
          </table:table-cell>
          <table:table-cell office:value-type="float" office:value="1021.50196470247" table:style-name="ce4">
            <text:p>1022</text:p>
          </table:table-cell>
          <table:table-cell office:value-type="float" office:value="5.5989969632599099E-2" table:style-name="ce6">
            <text:p>0.0560</text:p>
          </table:table-cell>
          <table:table-cell office:value-type="float" office:value="14792.555609999999" table:style-name="ce4">
            <text:p>14793</text:p>
          </table:table-cell>
          <table:table-cell office:value-type="float" office:value="1002.68640405621" table:style-name="ce4">
            <text:p>1003</text:p>
          </table:table-cell>
          <table:table-cell office:value-type="float" office:value="6.7783176247002197E-2" table:style-name="ce6">
            <text:p>0.0678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number-rows-repeated="2" table:style-name="ro1">
          <table:table-cell table:style-name="ce2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office:value-type="string" table:style-name="ce6">
            <text:p><text:s/></text:p>
          </table:table-cell>
          <table:table-cell table:number-columns-repeated="2" table:style-name="ce4"/>
          <table:table-cell office:value-type="string" table:style-name="ce6">
            <text:p>10000 FT</text:p>
          </table:table-cell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P M0.3</text:p>
          </table:table-cell>
          <table:table-cell table:style-name="ce4"/>
          <table:table-cell table:style-name="ce6"/>
          <table:table-cell office:value-type="string" table:style-name="ce4">
            <text:p>TP M0.4</text:p>
          </table:table-cell>
          <table:table-cell table:style-name="ce4"/>
          <table:table-cell table:style-name="ce6"/>
          <table:table-cell office:value-type="string" table:style-name="ce4">
            <text:p>TP M0.5</text:p>
          </table:table-cell>
          <table:table-cell table:style-name="ce4"/>
          <table:table-cell table:style-name="ce6"/>
          <table:table-cell office:value-type="string" table:style-name="ce4">
            <text:p>TP M0.6</text:p>
          </table:table-cell>
          <table:table-cell table:style-name="ce4"/>
          <table:table-cell table:style-name="ce6"/>
          <table:table-cell office:value-type="string" table:style-name="ce4">
            <text:p>TP M0.7</text:p>
          </table:table-cell>
          <table:table-cell table:style-name="ce4"/>
          <table:table-cell table:style-name="ce6"/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table:style-name="ce3"/>
          <table:table-cell table:number-columns-repeated="10" table:style-name="ce1"/>
          <table:table-cell table:number-columns-repeated="989" table:style-name="ce2"/>
          <table:table-cell table:number-columns-repeated="15367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office:value-type="float" office:value="1256.6221499999999" table:style-name="ce4">
            <text:p>1257</text:p>
          </table:table-cell>
          <table:table-cell office:value-type="float" office:value="270.61826082903701" table:style-name="ce4">
            <text:p>271</text:p>
          </table:table-cell>
          <table:table-cell office:value-type="float" office:value="0.21535372492760699" table:style-name="ce6">
            <text:p>0.2154</text:p>
          </table:table-cell>
          <table:table-cell office:value-type="float" office:value="137.89482000000001" table:style-name="ce4">
            <text:p>138</text:p>
          </table:table-cell>
          <table:table-cell office:value-type="float" office:value="265.87965747923698" table:style-name="ce4">
            <text:p>266</text:p>
          </table:table-cell>
          <table:table-cell office:value-type="float" office:value="1.92813375788327" table:style-name="ce6">
            <text:p>1.9281</text:p>
          </table:table-cell>
          <table:table-cell office:value-type="float" office:value="-745.07685000000004" table:style-name="ce4">
            <text:p>-745</text:p>
          </table:table-cell>
          <table:table-cell office:value-type="float" office:value="262.95172168970402" table:style-name="ce4">
            <text:p>263</text:p>
          </table:table-cell>
          <table:table-cell office:value-type="float" office:value="-0.35291892600032398" table:style-name="ce6">
            <text:p>-0.3529</text:p>
          </table:table-cell>
          <table:table-cell office:value-type="float" office:value="-1705.89237" table:style-name="ce4">
            <text:p>-1706</text:p>
          </table:table-cell>
          <table:table-cell office:value-type="float" office:value="256.626882470493" table:style-name="ce4">
            <text:p>257</text:p>
          </table:table-cell>
          <table:table-cell office:value-type="float" office:value="-0.150435564976759" table:style-name="ce6">
            <text:p>-0.1504</text:p>
          </table:table-cell>
          <table:table-cell office:value-type="float" office:value="-2864.6536799999999" table:style-name="ce4">
            <text:p>-2865</text:p>
          </table:table-cell>
          <table:table-cell office:value-type="float" office:value="264.76429100414799" table:style-name="ce4">
            <text:p>265</text:p>
          </table:table-cell>
          <table:table-cell office:value-type="float" office:value="-9.2424537336795495E-2" table:style-name="ce6">
            <text:p>-0.0924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5466.8623799999996" table:style-name="ce4">
            <text:p>5467</text:p>
          </table:table-cell>
          <table:table-cell office:value-type="float" office:value="364.18696199764901" table:style-name="ce4">
            <text:p>364</text:p>
          </table:table-cell>
          <table:table-cell office:value-type="float" office:value="6.6617181242753301E-2" table:style-name="ce6">
            <text:p>0.0666</text:p>
          </table:table-cell>
          <table:table-cell office:value-type="float" office:value="4365.9279299999998" table:style-name="ce4">
            <text:p>4366</text:p>
          </table:table-cell>
          <table:table-cell office:value-type="float" office:value="382.23510308868498" table:style-name="ce4">
            <text:p>382</text:p>
          </table:table-cell>
          <table:table-cell office:value-type="float" office:value="8.7549567747602405E-2" table:style-name="ce6">
            <text:p>0.0875</text:p>
          </table:table-cell>
          <table:table-cell office:value-type="float" office:value="3551.9036700000001" table:style-name="ce4">
            <text:p>3552</text:p>
          </table:table-cell>
          <table:table-cell office:value-type="float" office:value="399.28022938964398" table:style-name="ce4">
            <text:p>399</text:p>
          </table:table-cell>
          <table:table-cell office:value-type="float" office:value="0.112413023123919" table:style-name="ce6">
            <text:p>0.1124</text:p>
          </table:table-cell>
          <table:table-cell office:value-type="float" office:value="2909.1358799999998" table:style-name="ce4">
            <text:p>2909</text:p>
          </table:table-cell>
          <table:table-cell office:value-type="float" office:value="421.32341264582601" table:style-name="ce4">
            <text:p>421</text:p>
          </table:table-cell>
          <table:table-cell office:value-type="float" office:value="0.14482768424203901" table:style-name="ce6">
            <text:p>0.1448</text:p>
          </table:table-cell>
          <table:table-cell office:value-type="float" office:value="2321.97084" table:style-name="ce4">
            <text:p>2322</text:p>
          </table:table-cell>
          <table:table-cell office:value-type="float" office:value="457.68060562158098" table:style-name="ce4">
            <text:p>458</text:p>
          </table:table-cell>
          <table:table-cell office:value-type="float" office:value="0.197108679289694" table:style-name="ce6">
            <text:p>0.1971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8198.0694600000006" table:style-name="ce4">
            <text:p>8198</text:p>
          </table:table-cell>
          <table:table-cell office:value-type="float" office:value="420.50091631381798" table:style-name="ce4">
            <text:p>421</text:p>
          </table:table-cell>
          <table:table-cell office:value-type="float" office:value="5.1292675472624998E-2" table:style-name="ce6">
            <text:p>0.0513</text:p>
          </table:table-cell>
          <table:table-cell office:value-type="float" office:value="6550.0039500000003" table:style-name="ce4">
            <text:p>6550</text:p>
          </table:table-cell>
          <table:table-cell office:value-type="float" office:value="437.724782809202" table:style-name="ce4">
            <text:p>438</text:p>
          </table:table-cell>
          <table:table-cell office:value-type="float" office:value="6.6828170814950696E-2" table:style-name="ce6">
            <text:p>0.0668</text:p>
          </table:table-cell>
          <table:table-cell office:value-type="float" office:value="5326.7434499999999" table:style-name="ce4">
            <text:p>5327</text:p>
          </table:table-cell>
          <table:table-cell office:value-type="float" office:value="452.571678867716" table:style-name="ce4">
            <text:p>453</text:p>
          </table:table-cell>
          <table:table-cell office:value-type="float" office:value="8.49621693096025E-2" table:style-name="ce6">
            <text:p>0.0850</text:p>
          </table:table-cell>
          <table:table-cell office:value-type="float" office:value="4365.9279299999998" table:style-name="ce4">
            <text:p>4366</text:p>
          </table:table-cell>
          <table:table-cell office:value-type="float" office:value="471.248757232625" table:style-name="ce4">
            <text:p>471</text:p>
          </table:table-cell>
          <table:table-cell office:value-type="float" office:value="0.10793782325046899" table:style-name="ce6">
            <text:p>0.1079</text:p>
          </table:table-cell>
          <table:table-cell office:value-type="float" office:value="3482.9562599999999" table:style-name="ce4">
            <text:p>3483</text:p>
          </table:table-cell>
          <table:table-cell office:value-type="float" office:value="501.37298794415699" table:style-name="ce4">
            <text:p>501</text:p>
          </table:table-cell>
          <table:table-cell office:value-type="float" office:value="0.14395041181026999" table:style-name="ce6">
            <text:p>0.1440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0931.50065" table:style-name="ce4">
            <text:p>10932</text:p>
          </table:table-cell>
          <table:table-cell office:value-type="float" office:value="464.07852653697802" table:style-name="ce4">
            <text:p>464</text:p>
          </table:table-cell>
          <table:table-cell office:value-type="float" office:value="4.2453322868985802E-2" table:style-name="ce6">
            <text:p>0.0425</text:p>
          </table:table-cell>
          <table:table-cell office:value-type="float" office:value="8731.8558599999997" table:style-name="ce4">
            <text:p>8732</text:p>
          </table:table-cell>
          <table:table-cell office:value-type="float" office:value="479.10290318650198" table:style-name="ce4">
            <text:p>479</text:p>
          </table:table-cell>
          <table:table-cell office:value-type="float" office:value="5.48683934856549E-2" table:style-name="ce6">
            <text:p>0.0549</text:p>
          </table:table-cell>
          <table:table-cell office:value-type="float" office:value="7101.5832300000002" table:style-name="ce4">
            <text:p>7102</text:p>
          </table:table-cell>
          <table:table-cell office:value-type="float" office:value="506.83998784142" table:style-name="ce4">
            <text:p>507</text:p>
          </table:table-cell>
          <table:table-cell office:value-type="float" office:value="7.1369998974358306E-2" table:style-name="ce6">
            <text:p>0.0714</text:p>
          </table:table-cell>
          <table:table-cell office:value-type="float" office:value="5820.4958699999997" table:style-name="ce4">
            <text:p>5820</text:p>
          </table:table-cell>
          <table:table-cell office:value-type="float" office:value="522.05644166270599" table:style-name="ce4">
            <text:p>522</text:p>
          </table:table-cell>
          <table:table-cell office:value-type="float" office:value="8.9692777612555105E-2" table:style-name="ce6">
            <text:p>0.0897</text:p>
          </table:table-cell>
          <table:table-cell office:value-type="float" office:value="4646.16579" table:style-name="ce4">
            <text:p>4646</text:p>
          </table:table-cell>
          <table:table-cell office:value-type="float" office:value="546.33250660429997" table:style-name="ce4">
            <text:p>546</text:p>
          </table:table-cell>
          <table:table-cell office:value-type="float" office:value="0.117587819999919" table:style-name="ce6">
            <text:p>0.1176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3664.931839999999" table:style-name="ce4">
            <text:p>13665</text:p>
          </table:table-cell>
          <table:table-cell office:value-type="float" office:value="520.33416862445597" table:style-name="ce4">
            <text:p>520</text:p>
          </table:table-cell>
          <table:table-cell office:value-type="float" office:value="3.8078065424470897E-2" table:style-name="ce6">
            <text:p>0.0381</text:p>
          </table:table-cell>
          <table:table-cell office:value-type="float" office:value="10915.93188" table:style-name="ce4">
            <text:p>10916</text:p>
          </table:table-cell>
          <table:table-cell office:value-type="float" office:value="534.20907071425597" table:style-name="ce4">
            <text:p>534</text:p>
          </table:table-cell>
          <table:table-cell office:value-type="float" office:value="4.8938476035474902E-2" table:style-name="ce6">
            <text:p>0.0489</text:p>
          </table:table-cell>
          <table:table-cell office:value-type="float" office:value="8876.4230100000004" table:style-name="ce4">
            <text:p>8876</text:p>
          </table:table-cell>
          <table:table-cell office:value-type="float" office:value="543.61433183055601" table:style-name="ce4">
            <text:p>544</text:p>
          </table:table-cell>
          <table:table-cell office:value-type="float" office:value="6.1242499508882199E-2" table:style-name="ce6">
            <text:p>0.0612</text:p>
          </table:table-cell>
          <table:table-cell office:value-type="float" office:value="7275.0638099999996" table:style-name="ce4">
            <text:p>7275</text:p>
          </table:table-cell>
          <table:table-cell office:value-type="float" office:value="552.66732385840999" table:style-name="ce4">
            <text:p>553</text:p>
          </table:table-cell>
          <table:table-cell office:value-type="float" office:value="7.5967350705396799E-2" table:style-name="ce6">
            <text:p>0.0760</text:p>
          </table:table-cell>
          <table:table-cell office:value-type="float" office:value="5807.15121" table:style-name="ce4">
            <text:p>5807</text:p>
          </table:table-cell>
          <table:table-cell office:value-type="float" office:value="592.439820352948" table:style-name="ce4">
            <text:p>592</text:p>
          </table:table-cell>
          <table:table-cell office:value-type="float" office:value="0.102019010514615" table:style-name="ce6">
            <text:p>0.1020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6398.36303" table:style-name="ce4">
            <text:p>16398</text:p>
          </table:table-cell>
          <table:table-cell office:value-type="float" office:value="579.80365177860597" table:style-name="ce4">
            <text:p>580</text:p>
          </table:table-cell>
          <table:table-cell office:value-type="float" office:value="3.5357410414556797E-2" table:style-name="ce6">
            <text:p>0.0354</text:p>
          </table:table-cell>
          <table:table-cell office:value-type="float" office:value="13100.007900000001" table:style-name="ce4">
            <text:p>13100</text:p>
          </table:table-cell>
          <table:table-cell office:value-type="float" office:value="591.63399524261297" table:style-name="ce4">
            <text:p>592</text:p>
          </table:table-cell>
          <table:table-cell office:value-type="float" office:value="4.5162873164573701E-2" table:style-name="ce6">
            <text:p>0.0452</text:p>
          </table:table-cell>
          <table:table-cell office:value-type="float" office:value="10653.4869" table:style-name="ce4">
            <text:p>10653</text:p>
          </table:table-cell>
          <table:table-cell office:value-type="float" office:value="598.85448658433597" table:style-name="ce4">
            <text:p>599</text:p>
          </table:table-cell>
          <table:table-cell office:value-type="float" office:value="5.6212063919122701E-2" table:style-name="ce6">
            <text:p>0.0562</text:p>
          </table:table-cell>
          <table:table-cell office:value-type="float" office:value="8729.6317500000005" table:style-name="ce4">
            <text:p>8730</text:p>
          </table:table-cell>
          <table:table-cell office:value-type="float" office:value="604.32437616002096" table:style-name="ce4">
            <text:p>604</text:p>
          </table:table-cell>
          <table:table-cell office:value-type="float" office:value="6.9226789109405606E-2" table:style-name="ce6">
            <text:p>0.0692</text:p>
          </table:table-cell>
          <table:table-cell office:value-type="float" office:value="6968.13663" table:style-name="ce4">
            <text:p>6968</text:p>
          </table:table-cell>
          <table:table-cell office:value-type="float" office:value="612.68824162924102" table:style-name="ce4">
            <text:p>613</text:p>
          </table:table-cell>
          <table:table-cell office:value-type="float" office:value="8.7927128034692506E-2" table:style-name="ce6">
            <text:p>0.0879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9131.79422" table:style-name="ce4">
            <text:p>19132</text:p>
          </table:table-cell>
          <table:table-cell office:value-type="float" office:value="636.08460942491899" table:style-name="ce4">
            <text:p>636</text:p>
          </table:table-cell>
          <table:table-cell office:value-type="float" office:value="3.3247514692582698E-2" table:style-name="ce6">
            <text:p>0.0332</text:p>
          </table:table-cell>
          <table:table-cell office:value-type="float" office:value="15284.083919999999" table:style-name="ce4">
            <text:p>15284</text:p>
          </table:table-cell>
          <table:table-cell office:value-type="float" office:value="644.44728938503999" table:style-name="ce4">
            <text:p>644</text:p>
          </table:table-cell>
          <table:table-cell office:value-type="float" office:value="4.2164600296505102E-2" table:style-name="ce6">
            <text:p>0.0422</text:p>
          </table:table-cell>
          <table:table-cell office:value-type="float" office:value="12428.32668" table:style-name="ce4">
            <text:p>12428</text:p>
          </table:table-cell>
          <table:table-cell office:value-type="float" office:value="655.97587138774202" table:style-name="ce4">
            <text:p>656</text:p>
          </table:table-cell>
          <table:table-cell office:value-type="float" office:value="5.2780707192333097E-2" table:style-name="ce6">
            <text:p>0.0528</text:p>
          </table:table-cell>
          <table:table-cell office:value-type="float" office:value="10186.4238" table:style-name="ce4">
            <text:p>10186</text:p>
          </table:table-cell>
          <table:table-cell office:value-type="float" office:value="657.09854850225997" table:style-name="ce4">
            <text:p>657</text:p>
          </table:table-cell>
          <table:table-cell office:value-type="float" office:value="6.4507285520779098E-2" table:style-name="ce6">
            <text:p>0.0645</text:p>
          </table:table-cell>
          <table:table-cell office:value-type="float" office:value="8129.1220499999999" table:style-name="ce4">
            <text:p>8129</text:p>
          </table:table-cell>
          <table:table-cell office:value-type="float" office:value="658.98252004167" table:style-name="ce4">
            <text:p>659</text:p>
          </table:table-cell>
          <table:table-cell office:value-type="float" office:value="8.1064414581113395E-2" table:style-name="ce6">
            <text:p>0.0811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1863.0013" table:style-name="ce4">
            <text:p>21863</text:p>
          </table:table-cell>
          <table:table-cell office:value-type="float" office:value="688.77362269704895" table:style-name="ce4">
            <text:p>689</text:p>
          </table:table-cell>
          <table:table-cell office:value-type="float" office:value="3.15040745433725E-2" table:style-name="ce6">
            <text:p>0.0315</text:p>
          </table:table-cell>
          <table:table-cell office:value-type="float" office:value="17468.159940000001" table:style-name="ce4">
            <text:p>17468</text:p>
          </table:table-cell>
          <table:table-cell office:value-type="float" office:value="705.30737470955" table:style-name="ce4">
            <text:p>705</text:p>
          </table:table-cell>
          <table:table-cell office:value-type="float" office:value="4.0376741289990102E-2" table:style-name="ce6">
            <text:p>0.0404</text:p>
          </table:table-cell>
          <table:table-cell office:value-type="float" office:value="14203.16646" table:style-name="ce4">
            <text:p>14203</text:p>
          </table:table-cell>
          <table:table-cell office:value-type="float" office:value="704.86009200663102" table:style-name="ce4">
            <text:p>705</text:p>
          </table:table-cell>
          <table:table-cell office:value-type="float" office:value="4.9626968323698097E-2" table:style-name="ce6">
            <text:p>0.0496</text:p>
          </table:table-cell>
          <table:table-cell office:value-type="float" office:value="11638.76763" table:style-name="ce4">
            <text:p>11639</text:p>
          </table:table-cell>
          <table:table-cell office:value-type="float" office:value="711.62401415750901" table:style-name="ce4">
            <text:p>712</text:p>
          </table:table-cell>
          <table:table-cell office:value-type="float" office:value="6.1142557079946501E-2" table:style-name="ce6">
            <text:p>0.0611</text:p>
          </table:table-cell>
          <table:table-cell office:value-type="float" office:value="9290.1074700000008" table:style-name="ce4">
            <text:p>9290</text:p>
          </table:table-cell>
          <table:table-cell office:value-type="float" office:value="705.95118024334397" table:style-name="ce4">
            <text:p>706</text:p>
          </table:table-cell>
          <table:table-cell office:value-type="float" office:value="7.5989560134049103E-2" table:style-name="ce6">
            <text:p>0.0760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4596.432489999999" table:style-name="ce4">
            <text:p>24596</text:p>
          </table:table-cell>
          <table:table-cell office:value-type="float" office:value="768.878842828605" table:style-name="ce4">
            <text:p>769</text:p>
          </table:table-cell>
          <table:table-cell office:value-type="float" office:value="3.12597708281964E-2" table:style-name="ce6">
            <text:p>0.0313</text:p>
          </table:table-cell>
          <table:table-cell office:value-type="float" office:value="19652.235960000002" table:style-name="ce4">
            <text:p>19652</text:p>
          </table:table-cell>
          <table:table-cell office:value-type="float" office:value="768.17828104680905" table:style-name="ce4">
            <text:p>768</text:p>
          </table:table-cell>
          <table:table-cell office:value-type="float" office:value="3.9088594428153198E-2" table:style-name="ce6">
            <text:p>0.0391</text:p>
          </table:table-cell>
          <table:table-cell office:value-type="float" office:value="15982.454460000001" table:style-name="ce4">
            <text:p>15982</text:p>
          </table:table-cell>
          <table:table-cell office:value-type="float" office:value="763.69898311379302" table:style-name="ce4">
            <text:p>764</text:p>
          </table:table-cell>
          <table:table-cell office:value-type="float" office:value="4.77835857455522E-2" table:style-name="ce6">
            <text:p>0.0478</text:p>
          </table:table-cell>
          <table:table-cell office:value-type="float" office:value="13095.55968" table:style-name="ce4">
            <text:p>13096</text:p>
          </table:table-cell>
          <table:table-cell office:value-type="float" office:value="756.05131332758003" table:style-name="ce4">
            <text:p>756</text:p>
          </table:table-cell>
          <table:table-cell office:value-type="float" office:value="5.7733409781809401E-2" table:style-name="ce6">
            <text:p>0.0577</text:p>
          </table:table-cell>
          <table:table-cell office:value-type="float" office:value="10451.09289" table:style-name="ce4">
            <text:p>10451</text:p>
          </table:table-cell>
          <table:table-cell office:value-type="float" office:value="754.48266250976906" table:style-name="ce4">
            <text:p>754</text:p>
          </table:table-cell>
          <table:table-cell office:value-type="float" office:value="7.2191747834495598E-2" table:style-name="ce6">
            <text:p>0.0722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office:value-type="float" office:value="27329.863679999999" table:style-name="ce4">
            <text:p>27330</text:p>
          </table:table-cell>
          <table:table-cell office:value-type="float" office:value="840.66821060935797" table:style-name="ce4">
            <text:p>841</text:p>
          </table:table-cell>
          <table:table-cell office:value-type="float" office:value="3.0760058683518401E-2" table:style-name="ce6">
            <text:p>0.0308</text:p>
          </table:table-cell>
          <table:table-cell office:value-type="float" office:value="21834.087869999999" table:style-name="ce4">
            <text:p>21834</text:p>
          </table:table-cell>
          <table:table-cell office:value-type="float" office:value="833.58197817282905" table:style-name="ce4">
            <text:p>834</text:p>
          </table:table-cell>
          <table:table-cell office:value-type="float" office:value="3.8178007853406602E-2" table:style-name="ce6">
            <text:p>0.0382</text:p>
          </table:table-cell>
          <table:table-cell office:value-type="float" office:value="17755.07013" table:style-name="ce4">
            <text:p>17755</text:p>
          </table:table-cell>
          <table:table-cell office:value-type="float" office:value="823.55812828914497" table:style-name="ce4">
            <text:p>824</text:p>
          </table:table-cell>
          <table:table-cell office:value-type="float" office:value="4.6384391740453501E-2" table:style-name="ce6">
            <text:p>0.0464</text:p>
          </table:table-cell>
          <table:table-cell office:value-type="float" office:value="14552.35173" table:style-name="ce4">
            <text:p>14552</text:p>
          </table:table-cell>
          <table:table-cell office:value-type="float" office:value="811.71533697962195" table:style-name="ce4">
            <text:p>812</text:p>
          </table:table-cell>
          <table:table-cell office:value-type="float" office:value="5.5778980060401703E-2" table:style-name="ce6">
            <text:p>0.0558</text:p>
          </table:table-cell>
          <table:table-cell office:value-type="float" office:value="11614.30242" table:style-name="ce4">
            <text:p>11614</text:p>
          </table:table-cell>
          <table:table-cell office:value-type="float" office:value="804.14983779267004" table:style-name="ce4">
            <text:p>804</text:p>
          </table:table-cell>
          <table:table-cell office:value-type="float" office:value="6.9237893823731703E-2" table:style-name="ce6">
            <text:p>0.0692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office:value-type="float" office:value="33357.201780000003" table:style-name="ce4">
            <text:p>33357</text:p>
          </table:table-cell>
          <table:table-cell office:value-type="float" office:value="1016.80892935857" table:style-name="ce4">
            <text:p>1017</text:p>
          </table:table-cell>
          <table:table-cell office:value-type="float" office:value="3.0482440825363801E-2" table:style-name="ce6">
            <text:p>0.0305</text:p>
          </table:table-cell>
          <table:table-cell office:value-type="float" office:value="27307.622579999999" table:style-name="ce4">
            <text:p>27308</text:p>
          </table:table-cell>
          <table:table-cell office:value-type="float" office:value="1008.28413102948" table:style-name="ce4">
            <text:p>1008</text:p>
          </table:table-cell>
          <table:table-cell office:value-type="float" office:value="3.6923175134548201E-2" table:style-name="ce6">
            <text:p>0.0369</text:p>
          </table:table-cell>
          <table:table-cell office:value-type="float" office:value="22596.957600000002" table:style-name="ce4">
            <text:p>22597</text:p>
          </table:table-cell>
          <table:table-cell office:value-type="float" office:value="996.453985150324" table:style-name="ce4">
            <text:p>996</text:p>
          </table:table-cell>
          <table:table-cell office:value-type="float" office:value="4.4096820589260399E-2" table:style-name="ce6">
            <text:p>0.0441</text:p>
          </table:table-cell>
          <table:table-cell office:value-type="float" office:value="18840.435809999999" table:style-name="ce4">
            <text:p>18840</text:p>
          </table:table-cell>
          <table:table-cell office:value-type="float" office:value="982.067684073961" table:style-name="ce4">
            <text:p>982</text:p>
          </table:table-cell>
          <table:table-cell office:value-type="float" office:value="5.2125529047088497E-2" table:style-name="ce6">
            <text:p>0.0521</text:p>
          </table:table-cell>
          <table:table-cell office:value-type="float" office:value="15608.803980000001" table:style-name="ce4">
            <text:p>15609</text:p>
          </table:table-cell>
          <table:table-cell office:value-type="float" office:value="964.58873553795001" table:style-name="ce4">
            <text:p>965</text:p>
          </table:table-cell>
          <table:table-cell office:value-type="float" office:value="6.1797735225191198E-2" table:style-name="ce6">
            <text:p>0.0618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number-rows-repeated="2" table:style-name="ro1">
          <table:table-cell table:style-name="ce2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office:value-type="string" table:style-name="ce6">
            <text:p>15000 FT</text:p>
          </table:table-cell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P M0.3</text:p>
          </table:table-cell>
          <table:table-cell table:style-name="ce4"/>
          <table:table-cell table:style-name="ce6"/>
          <table:table-cell office:value-type="string" table:style-name="ce4">
            <text:p>TP M0.4</text:p>
          </table:table-cell>
          <table:table-cell table:style-name="ce4"/>
          <table:table-cell table:style-name="ce6"/>
          <table:table-cell office:value-type="string" table:style-name="ce4">
            <text:p>TP M0.5</text:p>
          </table:table-cell>
          <table:table-cell table:style-name="ce4"/>
          <table:table-cell table:style-name="ce6"/>
          <table:table-cell office:value-type="string" table:style-name="ce4">
            <text:p>TP M0.6</text:p>
          </table:table-cell>
          <table:table-cell table:style-name="ce4"/>
          <table:table-cell table:style-name="ce6"/>
          <table:table-cell office:value-type="string" table:style-name="ce4">
            <text:p>TP M0.7</text:p>
          </table:table-cell>
          <table:table-cell table:style-name="ce4"/>
          <table:table-cell table:style-name="ce6"/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office:value-type="float" office:value="1447.89561" table:style-name="ce4">
            <text:p>1448</text:p>
          </table:table-cell>
          <table:table-cell office:value-type="float" office:value="238.23464736415801" table:style-name="ce4">
            <text:p>238</text:p>
          </table:table-cell>
          <table:table-cell office:value-type="float" office:value="0.16453855217100699" table:style-name="ce6">
            <text:p>0.1645</text:p>
          </table:table-cell>
          <table:table-cell office:value-type="float" office:value="447.04611" table:style-name="ce4">
            <text:p>447</text:p>
          </table:table-cell>
          <table:table-cell office:value-type="float" office:value="235.810133072892" table:style-name="ce4">
            <text:p>236</text:p>
          </table:table-cell>
          <table:table-cell office:value-type="float" office:value="0.52748503520787104" table:style-name="ce6">
            <text:p>0.5275</text:p>
          </table:table-cell>
          <table:table-cell office:value-type="float" office:value="-349.18527" table:style-name="ce4">
            <text:p>-349</text:p>
          </table:table-cell>
          <table:table-cell office:value-type="float" office:value="231.40757215577599" table:style-name="ce4">
            <text:p>231</text:p>
          </table:table-cell>
          <table:table-cell office:value-type="float" office:value="-0.662707141557765" table:style-name="ce6">
            <text:p>-0.6627</text:p>
          </table:table-cell>
          <table:table-cell office:value-type="float" office:value="-1198.79529" table:style-name="ce4">
            <text:p>-1199</text:p>
          </table:table-cell>
          <table:table-cell office:value-type="float" office:value="226.68149074580899" table:style-name="ce4">
            <text:p>227</text:p>
          </table:table-cell>
          <table:table-cell office:value-type="float" office:value="-0.18909107554619201" table:style-name="ce6">
            <text:p>-0.1891</text:p>
          </table:table-cell>
          <table:table-cell office:value-type="float" office:value="-2330.8672799999999" table:style-name="ce4">
            <text:p>-2331</text:p>
          </table:table-cell>
          <table:table-cell office:value-type="float" office:value="227.85346528026199" table:style-name="ce4">
            <text:p>228</text:p>
          </table:table-cell>
          <table:table-cell office:value-type="float" office:value="-9.7754800213361706E-2" table:style-name="ce6">
            <text:p>-0.0978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5395.6908599999997" table:style-name="ce4">
            <text:p>5396</text:p>
          </table:table-cell>
          <table:table-cell office:value-type="float" office:value="321.09844837117203" table:style-name="ce4">
            <text:p>321</text:p>
          </table:table-cell>
          <table:table-cell office:value-type="float" office:value="5.9510164073998201E-2" table:style-name="ce6">
            <text:p>0.0595</text:p>
          </table:table-cell>
          <table:table-cell office:value-type="float" office:value="4374.8243700000003" table:style-name="ce4">
            <text:p>4375</text:p>
          </table:table-cell>
          <table:table-cell office:value-type="float" office:value="335.84166177994302" table:style-name="ce4">
            <text:p>336</text:p>
          </table:table-cell>
          <table:table-cell office:value-type="float" office:value="7.6766890136881802E-2" table:style-name="ce6">
            <text:p>0.0768</text:p>
          </table:table-cell>
          <table:table-cell office:value-type="float" office:value="3627.5234099999998" table:style-name="ce4">
            <text:p>3628</text:p>
          </table:table-cell>
          <table:table-cell office:value-type="float" office:value="352.11030432070902" table:style-name="ce4">
            <text:p>352</text:p>
          </table:table-cell>
          <table:table-cell office:value-type="float" office:value="9.7066307925138595E-2" table:style-name="ce6">
            <text:p>0.0971</text:p>
          </table:table-cell>
          <table:table-cell office:value-type="float" office:value="3018.1172700000002" table:style-name="ce4">
            <text:p>3018</text:p>
          </table:table-cell>
          <table:table-cell office:value-type="float" office:value="367.66317104627097" table:style-name="ce4">
            <text:p>368</text:p>
          </table:table-cell>
          <table:table-cell office:value-type="float" office:value="0.12181871615819299" table:style-name="ce6">
            <text:p>0.1218</text:p>
          </table:table-cell>
          <table:table-cell office:value-type="float" office:value="2493.2273100000002" table:style-name="ce4">
            <text:p>2493</text:p>
          </table:table-cell>
          <table:table-cell office:value-type="float" office:value="398.24372396758798" table:style-name="ce4">
            <text:p>398</text:p>
          </table:table-cell>
          <table:table-cell office:value-type="float" office:value="0.159730210867772" table:style-name="ce6">
            <text:p>0.1597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8097.9845100000002" table:style-name="ce4">
            <text:p>8098</text:p>
          </table:table-cell>
          <table:table-cell office:value-type="float" office:value="374.990605187754" table:style-name="ce4">
            <text:p>375</text:p>
          </table:table-cell>
          <table:table-cell office:value-type="float" office:value="4.6306658740170203E-2" table:style-name="ce6">
            <text:p>0.0463</text:p>
          </table:table-cell>
          <table:table-cell office:value-type="float" office:value="6592.2620399999996" table:style-name="ce4">
            <text:p>6592</text:p>
          </table:table-cell>
          <table:table-cell office:value-type="float" office:value="389.231977777054" table:style-name="ce4">
            <text:p>389</text:p>
          </table:table-cell>
          <table:table-cell office:value-type="float" office:value="5.9043766072298602E-2" table:style-name="ce6">
            <text:p>0.0590</text:p>
          </table:table-cell>
          <table:table-cell office:value-type="float" office:value="5442.3971700000002" table:style-name="ce4">
            <text:p>5442</text:p>
          </table:table-cell>
          <table:table-cell office:value-type="float" office:value="402.80771170669601" table:style-name="ce4">
            <text:p>403</text:p>
          </table:table-cell>
          <table:table-cell office:value-type="float" office:value="7.4012920983989094E-2" table:style-name="ce6">
            <text:p>0.0740</text:p>
          </table:table-cell>
          <table:table-cell office:value-type="float" office:value="4526.0638499999995" table:style-name="ce4">
            <text:p>4526</text:p>
          </table:table-cell>
          <table:table-cell office:value-type="float" office:value="418.16857535481603" table:style-name="ce4">
            <text:p>418</text:p>
          </table:table-cell>
          <table:table-cell office:value-type="float" office:value="9.2391223193816804E-2" table:style-name="ce6">
            <text:p>0.0924</text:p>
          </table:table-cell>
          <table:table-cell office:value-type="float" office:value="3738.7289099999998" table:style-name="ce4">
            <text:p>3739</text:p>
          </table:table-cell>
          <table:table-cell office:value-type="float" office:value="444.48653152673597" table:style-name="ce4">
            <text:p>444</text:p>
          </table:table-cell>
          <table:table-cell office:value-type="float" office:value="0.118887071576082" table:style-name="ce6">
            <text:p>0.1189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0795.82994" table:style-name="ce4">
            <text:p>10796</text:p>
          </table:table-cell>
          <table:table-cell office:value-type="float" office:value="415.63993384789501" table:style-name="ce4">
            <text:p>416</text:p>
          </table:table-cell>
          <table:table-cell office:value-type="float" office:value="3.8500044568865799E-2" table:style-name="ce6">
            <text:p>0.0385</text:p>
          </table:table-cell>
          <table:table-cell office:value-type="float" office:value="8791.9068299999999" table:style-name="ce4">
            <text:p>8792</text:p>
          </table:table-cell>
          <table:table-cell office:value-type="float" office:value="431.62936429829603" table:style-name="ce4">
            <text:p>432</text:p>
          </table:table-cell>
          <table:table-cell office:value-type="float" office:value="4.9093942036041303E-2" table:style-name="ce6">
            <text:p>0.0491</text:p>
          </table:table-cell>
          <table:table-cell office:value-type="float" office:value="7257.2709299999997" table:style-name="ce4">
            <text:p>7257</text:p>
          </table:table-cell>
          <table:table-cell office:value-type="float" office:value="442.599843195647" table:style-name="ce4">
            <text:p>443</text:p>
          </table:table-cell>
          <table:table-cell office:value-type="float" office:value="6.09870910793801E-2" table:style-name="ce6">
            <text:p>0.0610</text:p>
          </table:table-cell>
          <table:table-cell office:value-type="float" office:value="6036.2345400000004" table:style-name="ce4">
            <text:p>6036</text:p>
          </table:table-cell>
          <table:table-cell office:value-type="float" office:value="453.12726276623499" table:style-name="ce4">
            <text:p>453</text:p>
          </table:table-cell>
          <table:table-cell office:value-type="float" office:value="7.5067868844976196E-2" table:style-name="ce6">
            <text:p>0.0751</text:p>
          </table:table-cell>
          <table:table-cell office:value-type="float" office:value="4986.4546200000004" table:style-name="ce4">
            <text:p>4986</text:p>
          </table:table-cell>
          <table:table-cell office:value-type="float" office:value="492.599578478262" table:style-name="ce4">
            <text:p>493</text:p>
          </table:table-cell>
          <table:table-cell office:value-type="float" office:value="9.8787538645696504E-2" table:style-name="ce6">
            <text:p>0.0988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3493.675370000001" table:style-name="ce4">
            <text:p>13494</text:p>
          </table:table-cell>
          <table:table-cell office:value-type="float" office:value="472.45627234187202" table:style-name="ce4">
            <text:p>472</text:p>
          </table:table-cell>
          <table:table-cell office:value-type="float" office:value="3.5013164270445297E-2" table:style-name="ce6">
            <text:p>0.0350</text:p>
          </table:table-cell>
          <table:table-cell office:value-type="float" office:value="10987.1034" table:style-name="ce4">
            <text:p>10987</text:p>
          </table:table-cell>
          <table:table-cell office:value-type="float" office:value="487.54654353868301" table:style-name="ce4">
            <text:p>488</text:p>
          </table:table-cell>
          <table:table-cell office:value-type="float" office:value="4.4374438447414899E-2" table:style-name="ce6">
            <text:p>0.0444</text:p>
          </table:table-cell>
          <table:table-cell office:value-type="float" office:value="9072.1446899999992" table:style-name="ce4">
            <text:p>9072</text:p>
          </table:table-cell>
          <table:table-cell office:value-type="float" office:value="497.37103030928199" table:style-name="ce4">
            <text:p>497</text:p>
          </table:table-cell>
          <table:table-cell office:value-type="float" office:value="5.4823974628350203E-2" table:style-name="ce6">
            <text:p>0.0548</text:p>
          </table:table-cell>
          <table:table-cell office:value-type="float" office:value="7544.1811200000002" table:style-name="ce4">
            <text:p>7544</text:p>
          </table:table-cell>
          <table:table-cell office:value-type="float" office:value="505.169136260237" table:style-name="ce4">
            <text:p>505</text:p>
          </table:table-cell>
          <table:table-cell office:value-type="float" office:value="6.6961427386864794E-2" table:style-name="ce6">
            <text:p>0.0670</text:p>
          </table:table-cell>
          <table:table-cell office:value-type="float" office:value="6231.95622" table:style-name="ce4">
            <text:p>6232</text:p>
          </table:table-cell>
          <table:table-cell office:value-type="float" office:value="519.44592593379798" table:style-name="ce4">
            <text:p>519</text:p>
          </table:table-cell>
          <table:table-cell office:value-type="float" office:value="8.3351985732306497E-2" table:style-name="ce6">
            <text:p>0.0834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6191.5208" table:style-name="ce4">
            <text:p>16192</text:p>
          </table:table-cell>
          <table:table-cell office:value-type="float" office:value="533.11356151653501" table:style-name="ce4">
            <text:p>533</text:p>
          </table:table-cell>
          <table:table-cell office:value-type="float" office:value="3.2925477977123398E-2" table:style-name="ce6">
            <text:p>0.0329</text:p>
          </table:table-cell>
          <table:table-cell office:value-type="float" office:value="13186.74819" table:style-name="ce4">
            <text:p>13187</text:p>
          </table:table-cell>
          <table:table-cell office:value-type="float" office:value="546.64212206337402" table:style-name="ce4">
            <text:p>547</text:p>
          </table:table-cell>
          <table:table-cell office:value-type="float" office:value="4.1453898579629597E-2" table:style-name="ce6">
            <text:p>0.0415</text:p>
          </table:table-cell>
          <table:table-cell office:value-type="float" office:value="10884.79434" table:style-name="ce4">
            <text:p>10885</text:p>
          </table:table-cell>
          <table:table-cell office:value-type="float" office:value="555.77190050334195" table:style-name="ce4">
            <text:p>556</text:p>
          </table:table-cell>
          <table:table-cell office:value-type="float" office:value="5.1059476471775202E-2" table:style-name="ce6">
            <text:p>0.0511</text:p>
          </table:table-cell>
          <table:table-cell office:value-type="float" office:value="9056.5759199999993" table:style-name="ce4">
            <text:p>9057</text:p>
          </table:table-cell>
          <table:table-cell office:value-type="float" office:value="559.27359799754197" table:style-name="ce4">
            <text:p>559</text:p>
          </table:table-cell>
          <table:table-cell office:value-type="float" office:value="6.1753316367886502E-2" table:style-name="ce6">
            <text:p>0.0618</text:p>
          </table:table-cell>
          <table:table-cell office:value-type="float" office:value="7477.4578199999996" table:style-name="ce4">
            <text:p>7477</text:p>
          </table:table-cell>
          <table:table-cell office:value-type="float" office:value="567.71052046484294" table:style-name="ce4">
            <text:p>568</text:p>
          </table:table-cell>
          <table:table-cell office:value-type="float" office:value="7.5922931848092096E-2" table:style-name="ce6">
            <text:p>0.0759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8891.590339999999" table:style-name="ce4">
            <text:p>18892</text:p>
          </table:table-cell>
          <table:table-cell office:value-type="float" office:value="589.91742746689204" table:style-name="ce4">
            <text:p>590</text:p>
          </table:table-cell>
          <table:table-cell office:value-type="float" office:value="3.1226456685218E-2" table:style-name="ce6">
            <text:p>0.0312</text:p>
          </table:table-cell>
          <table:table-cell office:value-type="float" office:value="15384.16887" table:style-name="ce4">
            <text:p>15384</text:p>
          </table:table-cell>
          <table:table-cell office:value-type="float" office:value="600.66219037186204" table:style-name="ce4">
            <text:p>601</text:p>
          </table:table-cell>
          <table:table-cell office:value-type="float" office:value="3.9044175570848501E-2" table:style-name="ce6">
            <text:p>0.0390</text:p>
          </table:table-cell>
          <table:table-cell office:value-type="float" office:value="12699.668100000001" table:style-name="ce4">
            <text:p>12700</text:p>
          </table:table-cell>
          <table:table-cell office:value-type="float" office:value="613.32288416564302" table:style-name="ce4">
            <text:p>613</text:p>
          </table:table-cell>
          <table:table-cell office:value-type="float" office:value="4.8294402604556502E-2" table:style-name="ce6">
            <text:p>0.0483</text:p>
          </table:table-cell>
          <table:table-cell office:value-type="float" office:value="10564.522499999999" table:style-name="ce4">
            <text:p>10565</text:p>
          </table:table-cell>
          <table:table-cell office:value-type="float" office:value="614.73586282020005" table:style-name="ce4">
            <text:p>615</text:p>
          </table:table-cell>
          <table:table-cell office:value-type="float" office:value="5.8188703069182703E-2" table:style-name="ce6">
            <text:p>0.0582</text:p>
          </table:table-cell>
          <table:table-cell office:value-type="float" office:value="8725.1835300000002" table:style-name="ce4">
            <text:p>8725</text:p>
          </table:table-cell>
          <table:table-cell office:value-type="float" office:value="618.16247807161301" table:style-name="ce4">
            <text:p>618</text:p>
          </table:table-cell>
          <table:table-cell office:value-type="float" office:value="7.0848077401027804E-2" table:style-name="ce6">
            <text:p>0.0708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1591.659879999999" table:style-name="ce4">
            <text:p>21592</text:p>
          </table:table-cell>
          <table:table-cell office:value-type="float" office:value="656.72787932470897" table:style-name="ce4">
            <text:p>657</text:p>
          </table:table-cell>
          <table:table-cell office:value-type="float" office:value="3.04158125394067E-2" table:style-name="ce6">
            <text:p>0.0304</text:p>
          </table:table-cell>
          <table:table-cell office:value-type="float" office:value="17583.81366" table:style-name="ce4">
            <text:p>17584</text:p>
          </table:table-cell>
          <table:table-cell office:value-type="float" office:value="663.50444690595396" table:style-name="ce4">
            <text:p>664</text:p>
          </table:table-cell>
          <table:table-cell office:value-type="float" office:value="3.7733819280359397E-2" table:style-name="ce6">
            <text:p>0.0377</text:p>
          </table:table-cell>
          <table:table-cell office:value-type="float" office:value="14514.541859999999" table:style-name="ce4">
            <text:p>14515</text:p>
          </table:table-cell>
          <table:table-cell office:value-type="float" office:value="664.22212447533298" table:style-name="ce4">
            <text:p>664</text:p>
          </table:table-cell>
          <table:table-cell office:value-type="float" office:value="4.5762527738187397E-2" table:style-name="ce6">
            <text:p>0.0458</text:p>
          </table:table-cell>
          <table:table-cell office:value-type="float" office:value="12074.69319" table:style-name="ce4">
            <text:p>12075</text:p>
          </table:table-cell>
          <table:table-cell office:value-type="float" office:value="671.63686642216101" table:style-name="ce4">
            <text:p>672</text:p>
          </table:table-cell>
          <table:table-cell office:value-type="float" office:value="5.5623514059835198E-2" table:style-name="ce6">
            <text:p>0.0556</text:p>
          </table:table-cell>
          <table:table-cell office:value-type="float" office:value="9970.6851299999998" table:style-name="ce4">
            <text:p>9971</text:p>
          </table:table-cell>
          <table:table-cell office:value-type="float" office:value="669.75501891988199" table:style-name="ce4">
            <text:p>670</text:p>
          </table:table-cell>
          <table:table-cell office:value-type="float" office:value="6.71724169590623E-2" table:style-name="ce6">
            <text:p>0.0672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4289.50531" table:style-name="ce4">
            <text:p>24290</text:p>
          </table:table-cell>
          <table:table-cell office:value-type="float" office:value="727.99591948021305" table:style-name="ce4">
            <text:p>728</text:p>
          </table:table-cell>
          <table:table-cell office:value-type="float" office:value="2.9971623966359499E-2" table:style-name="ce6">
            <text:p>0.0300</text:p>
          </table:table-cell>
          <table:table-cell office:value-type="float" office:value="19779.01023" table:style-name="ce4">
            <text:p>19779</text:p>
          </table:table-cell>
          <table:table-cell office:value-type="float" office:value="729.42529767727399" table:style-name="ce4">
            <text:p>729</text:p>
          </table:table-cell>
          <table:table-cell office:value-type="float" office:value="3.68787562772434E-2" table:style-name="ce6">
            <text:p>0.0369</text:p>
          </table:table-cell>
          <table:table-cell office:value-type="float" office:value="16324.9674" table:style-name="ce4">
            <text:p>16325</text:p>
          </table:table-cell>
          <table:table-cell office:value-type="float" office:value="725.49896564352196" table:style-name="ce4">
            <text:p>725</text:p>
          </table:table-cell>
          <table:table-cell office:value-type="float" office:value="4.4441066733372003E-2" table:style-name="ce6">
            <text:p>0.0444</text:p>
          </table:table-cell>
          <table:table-cell office:value-type="float" office:value="13582.63977" table:style-name="ce4">
            <text:p>13583</text:p>
          </table:table-cell>
          <table:table-cell office:value-type="float" office:value="718.56047727816303" table:style-name="ce4">
            <text:p>719</text:p>
          </table:table-cell>
          <table:table-cell office:value-type="float" office:value="5.2902859049921098E-2" table:style-name="ce6">
            <text:p>0.0529</text:p>
          </table:table-cell>
          <table:table-cell office:value-type="float" office:value="11218.41084" table:style-name="ce4">
            <text:p>11218</text:p>
          </table:table-cell>
          <table:table-cell office:value-type="float" office:value="722.79719041227997" table:style-name="ce4">
            <text:p>723</text:p>
          </table:table-cell>
          <table:table-cell office:value-type="float" office:value="6.44295525204958E-2" table:style-name="ce6">
            <text:p>0.0644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office:value-type="float" office:value="26987.350740000002" table:style-name="ce4">
            <text:p>26987</text:p>
          </table:table-cell>
          <table:table-cell office:value-type="float" office:value="804.95879956249098" table:style-name="ce4">
            <text:p>805</text:p>
          </table:table-cell>
          <table:table-cell office:value-type="float" office:value="2.9827262680119301E-2" table:style-name="ce6">
            <text:p>0.0298</text:p>
          </table:table-cell>
          <table:table-cell office:value-type="float" office:value="21976.430909999999" table:style-name="ce4">
            <text:p>21976</text:p>
          </table:table-cell>
          <table:table-cell office:value-type="float" office:value="798.01729802817704" table:style-name="ce4">
            <text:p>798</text:p>
          </table:table-cell>
          <table:table-cell office:value-type="float" office:value="3.6312415846608298E-2" table:style-name="ce6">
            <text:p>0.0363</text:p>
          </table:table-cell>
          <table:table-cell office:value-type="float" office:value="18139.84116" table:style-name="ce4">
            <text:p>18140</text:p>
          </table:table-cell>
          <table:table-cell office:value-type="float" office:value="788.83024467997598" table:style-name="ce4">
            <text:p>789</text:p>
          </table:table-cell>
          <table:table-cell office:value-type="float" office:value="4.3486061301320503E-2" table:style-name="ce6">
            <text:p>0.0435</text:p>
          </table:table-cell>
          <table:table-cell office:value-type="float" office:value="15092.810460000001" table:style-name="ce4">
            <text:p>15093</text:p>
          </table:table-cell>
          <table:table-cell office:value-type="float" office:value="777.335054516833" table:style-name="ce4">
            <text:p>777</text:p>
          </table:table-cell>
          <table:table-cell office:value-type="float" office:value="5.15036650448224E-2" table:style-name="ce6">
            <text:p>0.0515</text:p>
          </table:table-cell>
          <table:table-cell office:value-type="float" office:value="12463.91244" table:style-name="ce4">
            <text:p>12464</text:p>
          </table:table-cell>
          <table:table-cell office:value-type="float" office:value="763.73637604654903" table:style-name="ce4">
            <text:p>764</text:p>
          </table:table-cell>
          <table:table-cell office:value-type="float" office:value="6.12758136518608E-2" table:style-name="ce6">
            <text:p>0.0613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office:value-type="float" office:value="32287.404869999998" table:style-name="ce4">
            <text:p>32287</text:p>
          </table:table-cell>
          <table:table-cell office:value-type="float" office:value="988.85995965073403" table:style-name="ce4">
            <text:p>989</text:p>
          </table:table-cell>
          <table:table-cell office:value-type="float" office:value="3.06268021116042E-2" table:style-name="ce6">
            <text:p>0.0306</text:p>
          </table:table-cell>
          <table:table-cell office:value-type="float" office:value="27263.140380000001" table:style-name="ce4">
            <text:p>27263</text:p>
          </table:table-cell>
          <table:table-cell office:value-type="float" office:value="979.09151288305895" table:style-name="ce4">
            <text:p>979</text:p>
          </table:table-cell>
          <table:table-cell office:value-type="float" office:value="3.5912646130865797E-2" table:style-name="ce6">
            <text:p>0.0359</text:p>
          </table:table-cell>
          <table:table-cell office:value-type="float" office:value="22897.212449999999" table:style-name="ce4">
            <text:p>22897</text:p>
          </table:table-cell>
          <table:table-cell office:value-type="float" office:value="966.46887887090202" table:style-name="ce4">
            <text:p>966</text:p>
          </table:table-cell>
          <table:table-cell office:value-type="float" office:value="4.2209019153809799E-2" table:style-name="ce6">
            <text:p>0.0422</text:p>
          </table:table-cell>
          <table:table-cell office:value-type="float" office:value="19365.325769999999" table:style-name="ce4">
            <text:p>19365</text:p>
          </table:table-cell>
          <table:table-cell office:value-type="float" office:value="952.01045932449495" table:style-name="ce4">
            <text:p>952</text:p>
          </table:table-cell>
          <table:table-cell office:value-type="float" office:value="4.9160570321998498E-2" table:style-name="ce6">
            <text:p>0.0492</text:p>
          </table:table-cell>
          <table:table-cell office:value-type="float" office:value="16318.29507" table:style-name="ce4">
            <text:p>16318</text:p>
          </table:table-cell>
          <table:table-cell office:value-type="float" office:value="936.13088605038195" table:style-name="ce4">
            <text:p>936</text:p>
          </table:table-cell>
          <table:table-cell office:value-type="float" office:value="5.7366954209045501E-2" table:style-name="ce6">
            <text:p>0.0574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number-rows-repeated="2" table:style-name="ro1">
          <table:table-cell table:style-name="ce2"/>
          <table:table-cell table:number-columns-repeated="5" table:style-name="ce3"/>
          <table:table-cell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number-columns-repeated="10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number-columns-repeated="5" table:style-name="ce3"/>
          <table:table-cell table:style-name="ce4"/>
          <table:table-cell office:value-type="string" table:style-name="ce6">
            <text:p>20000 FT</text:p>
          </table:table-cell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number-columns-repeated="2"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P M0.3</text:p>
          </table:table-cell>
          <table:table-cell table:number-columns-repeated="2" table:style-name="ce3"/>
          <table:table-cell office:value-type="string" table:style-name="ce3">
            <text:p>TP M0.4</text:p>
          </table:table-cell>
          <table:table-cell table:style-name="ce4"/>
          <table:table-cell table:style-name="ce6"/>
          <table:table-cell office:value-type="string" table:style-name="ce4">
            <text:p>TP M0.5</text:p>
          </table:table-cell>
          <table:table-cell table:style-name="ce4"/>
          <table:table-cell table:style-name="ce6"/>
          <table:table-cell office:value-type="string" table:style-name="ce4">
            <text:p>TP M0.6</text:p>
          </table:table-cell>
          <table:table-cell table:style-name="ce4"/>
          <table:table-cell table:style-name="ce6"/>
          <table:table-cell office:value-type="string" table:style-name="ce4">
            <text:p>TP M0.7</text:p>
          </table:table-cell>
          <table:table-cell table:style-name="ce4"/>
          <table:table-cell table:number-columns-repeated="2" table:style-name="ce3"/>
          <table:table-cell table:number-columns-repeated="6" table:style-name="ce1"/>
          <table:table-cell table:number-columns-repeated="995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table:style-name="ce3"/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3">
            <text:p>SFC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table:style-name="ce3"/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3">
            <text:p>(kg/hr/N)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number-columns-repeated="5" table:style-name="ce3"/>
          <table:table-cell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number-columns-repeated="2"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3" table:style-name="ce3"/>
          <table:table-cell office:value-type="float" office:value="718.38752999999997" table:style-name="ce4">
            <text:p>718</text:p>
          </table:table-cell>
          <table:table-cell office:value-type="float" office:value="207.98109736866601" table:style-name="ce4">
            <text:p>208</text:p>
          </table:table-cell>
          <table:table-cell office:value-type="float" office:value="0.28951100719783601" table:style-name="ce6">
            <text:p>0.2895</text:p>
          </table:table-cell>
          <table:table-cell office:value-type="float" office:value="-2.22411" table:style-name="ce4">
            <text:p>-2</text:p>
          </table:table-cell>
          <table:table-cell office:value-type="float" office:value="0.61745265449999898" table:style-name="ce4">
            <text:p>1</text:p>
          </table:table-cell>
          <table:table-cell office:value-type="float" office:value="-0.27761785815449702" table:style-name="ce6">
            <text:p>-0.2776</text:p>
          </table:table-cell>
          <table:table-cell office:value-type="float" office:value="-751.74918000000002" table:style-name="ce4">
            <text:p>-752</text:p>
          </table:table-cell>
          <table:table-cell office:value-type="float" office:value="200.70165164749099" table:style-name="ce4">
            <text:p>201</text:p>
          </table:table-cell>
          <table:table-cell office:value-type="float" office:value="-0.26697954183001699" table:style-name="ce6">
            <text:p>-0.2670</text:p>
          </table:table-cell>
          <table:table-cell office:value-type="float" office:value="-1861.58007" table:style-name="ce4">
            <text:p>-1862</text:p>
          </table:table-cell>
          <table:table-cell office:value-type="float" office:value="196.138923511798" table:style-name="ce4">
            <text:p>196</text:p>
          </table:table-cell>
          <table:table-cell office:value-type="float" office:value="-0.10536152952679501" table:style-name="ce6">
            <text:p>-0.1054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4394.8413600000003" table:style-name="ce4">
            <text:p>4395</text:p>
          </table:table-cell>
          <table:table-cell office:value-type="float" office:value="295.99297162783898" table:style-name="ce4">
            <text:p>296</text:p>
          </table:table-cell>
          <table:table-cell office:value-type="float" office:value="6.7350092388281199E-2" table:style-name="ce6">
            <text:p>0.0674</text:p>
          </table:table-cell>
          <table:table-cell office:value-type="float" office:value="3683.1261599999998" table:style-name="ce4">
            <text:p>3683</text:p>
          </table:table-cell>
          <table:table-cell office:value-type="float" office:value="309.16358252181101" table:style-name="ce4">
            <text:p>309</text:p>
          </table:table-cell>
          <table:table-cell office:value-type="float" office:value="8.3940535591593896E-2" table:style-name="ce6">
            <text:p>0.0839</text:p>
          </table:table-cell>
          <table:table-cell office:value-type="float" office:value="3109.3057800000001" table:style-name="ce4">
            <text:p>3109</text:p>
          </table:table-cell>
          <table:table-cell office:value-type="float" office:value="324.07936159846099" table:style-name="ce4">
            <text:p>324</text:p>
          </table:table-cell>
          <table:table-cell office:value-type="float" office:value="0.104228848665525" table:style-name="ce6">
            <text:p>0.1042</text:p>
          </table:table-cell>
          <table:table-cell office:value-type="float" office:value="2615.5533599999999" table:style-name="ce4">
            <text:p>2616</text:p>
          </table:table-cell>
          <table:table-cell office:value-type="float" office:value="346.39034641995102" table:style-name="ce4">
            <text:p>346</text:p>
          </table:table-cell>
          <table:table-cell office:value-type="float" office:value="0.13243482305402099" table:style-name="ce6">
            <text:p>0.1324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6592.2620399999996" table:style-name="ce4">
            <text:p>6592</text:p>
          </table:table-cell>
          <table:table-cell office:value-type="float" office:value="349.70117694959299" table:style-name="ce4">
            <text:p>350</text:p>
          </table:table-cell>
          <table:table-cell office:value-type="float" office:value="5.3047220336161403E-2" table:style-name="ce6">
            <text:p>0.0530</text:p>
          </table:table-cell>
          <table:table-cell office:value-type="float" office:value="5524.6892399999997" table:style-name="ce4">
            <text:p>5525</text:p>
          </table:table-cell>
          <table:table-cell office:value-type="float" office:value="362.70176608062201" table:style-name="ce4">
            <text:p>363</text:p>
          </table:table-cell>
          <table:table-cell office:value-type="float" office:value="6.5651071096375704E-2" table:style-name="ce6">
            <text:p>0.0657</text:p>
          </table:table-cell>
          <table:table-cell office:value-type="float" office:value="4661.7345599999999" table:style-name="ce4">
            <text:p>4662</text:p>
          </table:table-cell>
          <table:table-cell office:value-type="float" office:value="372.72405998361597" table:style-name="ce4">
            <text:p>373</text:p>
          </table:table-cell>
          <table:table-cell office:value-type="float" office:value="7.9953943148495396E-2" table:style-name="ce6">
            <text:p>0.0800</text:p>
          </table:table-cell>
          <table:table-cell office:value-type="float" office:value="3923.3300399999998" table:style-name="ce4">
            <text:p>3923</text:p>
          </table:table-cell>
          <table:table-cell office:value-type="float" office:value="394.546911434565" table:style-name="ce4">
            <text:p>395</text:p>
          </table:table-cell>
          <table:table-cell office:value-type="float" office:value="0.10056429293788501" table:style-name="ce6">
            <text:p>0.1006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8791.9068299999999" table:style-name="ce4">
            <text:p>8792</text:p>
          </table:table-cell>
          <table:table-cell office:value-type="float" office:value="390.23356007697203" table:style-name="ce4">
            <text:p>390</text:p>
          </table:table-cell>
          <table:table-cell office:value-type="float" office:value="4.4385543161741099E-2" table:style-name="ce6">
            <text:p>0.0444</text:p>
          </table:table-cell>
          <table:table-cell office:value-type="float" office:value="7366.2523199999996" table:style-name="ce4">
            <text:p>7366</text:p>
          </table:table-cell>
          <table:table-cell office:value-type="float" office:value="401.47502659532898" table:style-name="ce4">
            <text:p>401</text:p>
          </table:table-cell>
          <table:table-cell office:value-type="float" office:value="5.4501937912890999E-2" table:style-name="ce6">
            <text:p>0.0545</text:p>
          </table:table-cell>
          <table:table-cell office:value-type="float" office:value="6218.6115600000003" table:style-name="ce4">
            <text:p>6219</text:p>
          </table:table-cell>
          <table:table-cell office:value-type="float" office:value="411.089801746354" table:style-name="ce4">
            <text:p>411</text:p>
          </table:table-cell>
          <table:table-cell office:value-type="float" office:value="6.6106364383749006E-2" table:style-name="ce6">
            <text:p>0.0661</text:p>
          </table:table-cell>
          <table:table-cell office:value-type="float" office:value="5231.1067199999998" table:style-name="ce4">
            <text:p>5231</text:p>
          </table:table-cell>
          <table:table-cell office:value-type="float" office:value="426.55447153474898" table:style-name="ce4">
            <text:p>427</text:p>
          </table:table-cell>
          <table:table-cell office:value-type="float" office:value="8.1541917297139194E-2" table:style-name="ce6">
            <text:p>0.0815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0987.1034" table:style-name="ce4">
            <text:p>10987</text:p>
          </table:table-cell>
          <table:table-cell office:value-type="float" office:value="447.28369084404699" table:style-name="ce4">
            <text:p>447</text:p>
          </table:table-cell>
          <table:table-cell office:value-type="float" office:value="4.0709882719775603E-2" table:style-name="ce6">
            <text:p>0.0407</text:p>
          </table:table-cell>
          <table:table-cell office:value-type="float" office:value="9207.8153999999995" table:style-name="ce4">
            <text:p>9208</text:p>
          </table:table-cell>
          <table:table-cell office:value-type="float" office:value="457.97846478211102" table:style-name="ce4">
            <text:p>458</text:p>
          </table:table-cell>
          <table:table-cell office:value-type="float" office:value="4.9738015466959801E-2" table:style-name="ce6">
            <text:p>0.0497</text:p>
          </table:table-cell>
          <table:table-cell office:value-type="float" office:value="7775.4885599999998" table:style-name="ce4">
            <text:p>7775</text:p>
          </table:table-cell>
          <table:table-cell office:value-type="float" office:value="465.22459275804903" table:style-name="ce4">
            <text:p>465</text:p>
          </table:table-cell>
          <table:table-cell office:value-type="float" office:value="5.9832200789457397E-2" table:style-name="ce6">
            <text:p>0.0598</text:p>
          </table:table-cell>
          <table:table-cell office:value-type="float" office:value="6538.8833999999997" table:style-name="ce4">
            <text:p>6539</text:p>
          </table:table-cell>
          <table:table-cell office:value-type="float" office:value="476.047105301275" table:style-name="ce4">
            <text:p>476</text:p>
          </table:table-cell>
          <table:table-cell office:value-type="float" office:value="7.2802507122435495E-2" table:style-name="ce6">
            <text:p>0.0728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3186.74819" table:style-name="ce4">
            <text:p>13187</text:p>
          </table:table-cell>
          <table:table-cell office:value-type="float" office:value="507.54395796186799" table:style-name="ce4">
            <text:p>508</text:p>
          </table:table-cell>
          <table:table-cell office:value-type="float" office:value="3.8488939854539501E-2" table:style-name="ce6">
            <text:p>0.0385</text:p>
          </table:table-cell>
          <table:table-cell office:value-type="float" office:value="11049.378479999999" table:style-name="ce4">
            <text:p>11049</text:p>
          </table:table-cell>
          <table:table-cell office:value-type="float" office:value="516.32240584142596" table:style-name="ce4">
            <text:p>516</text:p>
          </table:table-cell>
          <table:table-cell office:value-type="float" office:value="4.6728637884565098E-2" table:style-name="ce6">
            <text:p>0.0467</text:p>
          </table:table-cell>
          <table:table-cell office:value-type="float" office:value="9330.1414499999992" table:style-name="ce4">
            <text:p>9330</text:p>
          </table:table-cell>
          <table:table-cell office:value-type="float" office:value="521.25464234367803" table:style-name="ce4">
            <text:p>521</text:p>
          </table:table-cell>
          <table:table-cell office:value-type="float" office:value="5.5867817775011097E-2" table:style-name="ce6">
            <text:p>0.0559</text:p>
          </table:table-cell>
          <table:table-cell office:value-type="float" office:value="7846.6600799999997" table:style-name="ce4">
            <text:p>7847</text:p>
          </table:table-cell>
          <table:table-cell office:value-type="float" office:value="527.95047181581901" table:style-name="ce4">
            <text:p>528</text:p>
          </table:table-cell>
          <table:table-cell office:value-type="float" office:value="6.7283464102323998E-2" table:style-name="ce6">
            <text:p>0.0673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5384.16887" table:style-name="ce4">
            <text:p>15384</text:p>
          </table:table-cell>
          <table:table-cell office:value-type="float" office:value="563.24893107395701" table:style-name="ce4">
            <text:p>563</text:p>
          </table:table-cell>
          <table:table-cell office:value-type="float" office:value="3.6612243133415198E-2" table:style-name="ce6">
            <text:p>0.0366</text:p>
          </table:table-cell>
          <table:table-cell office:value-type="float" office:value="12890.941559999999" table:style-name="ce4">
            <text:p>12891</text:p>
          </table:table-cell>
          <table:table-cell office:value-type="float" office:value="568.73583764479895" table:style-name="ce4">
            <text:p>569</text:p>
          </table:table-cell>
          <table:table-cell office:value-type="float" office:value="4.41190300179128E-2" table:style-name="ce6">
            <text:p>0.0441</text:p>
          </table:table-cell>
          <table:table-cell office:value-type="float" office:value="10884.79434" table:style-name="ce4">
            <text:p>10885</text:p>
          </table:table-cell>
          <table:table-cell office:value-type="float" office:value="579.10029911081199" table:style-name="ce4">
            <text:p>579</text:p>
          </table:table-cell>
          <table:table-cell office:value-type="float" office:value="5.3202686336727999E-2" table:style-name="ce6">
            <text:p>0.0532</text:p>
          </table:table-cell>
          <table:table-cell office:value-type="float" office:value="9154.4367600000005" table:style-name="ce4">
            <text:p>9154</text:p>
          </table:table-cell>
          <table:table-cell office:value-type="float" office:value="581.58201421599097" table:style-name="ce4">
            <text:p>582</text:p>
          </table:table-cell>
          <table:table-cell office:value-type="float" office:value="6.3530070660075294E-2" table:style-name="ce6">
            <text:p>0.0635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7583.81366" table:style-name="ce4">
            <text:p>17584</text:p>
          </table:table-cell>
          <table:table-cell office:value-type="float" office:value="629.13811887315603" table:style-name="ce4">
            <text:p>629</text:p>
          </table:table-cell>
          <table:table-cell office:value-type="float" office:value="3.5779389558951699E-2" table:style-name="ce6">
            <text:p>0.0358</text:p>
          </table:table-cell>
          <table:table-cell office:value-type="float" office:value="14734.72875" table:style-name="ce4">
            <text:p>14735</text:p>
          </table:table-cell>
          <table:table-cell office:value-type="float" office:value="630.77419552083802" table:style-name="ce4">
            <text:p>631</text:p>
          </table:table-cell>
          <table:table-cell office:value-type="float" office:value="4.2808673727423599E-2" table:style-name="ce6">
            <text:p>0.0428</text:p>
          </table:table-cell>
          <table:table-cell office:value-type="float" office:value="12439.44723" table:style-name="ce4">
            <text:p>12439</text:p>
          </table:table-cell>
          <table:table-cell office:value-type="float" office:value="629.07365681602596" table:style-name="ce4">
            <text:p>629</text:p>
          </table:table-cell>
          <table:table-cell office:value-type="float" office:value="5.05708690414233E-2" table:style-name="ce6">
            <text:p>0.0506</text:p>
          </table:table-cell>
          <table:table-cell office:value-type="float" office:value="10462.21344" table:style-name="ce4">
            <text:p>10462</text:p>
          </table:table-cell>
          <table:table-cell office:value-type="float" office:value="636.665805259546" table:style-name="ce4">
            <text:p>637</text:p>
          </table:table-cell>
          <table:table-cell office:value-type="float" office:value="6.0853834507465898E-2" table:style-name="ce6">
            <text:p>0.0609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9779.01023" table:style-name="ce4">
            <text:p>19779</text:p>
          </table:table-cell>
          <table:table-cell office:value-type="float" office:value="698.45602126279402" table:style-name="ce4">
            <text:p>698</text:p>
          </table:table-cell>
          <table:table-cell office:value-type="float" office:value="3.5312991557252101E-2" table:style-name="ce6">
            <text:p>0.0353</text:p>
          </table:table-cell>
          <table:table-cell office:value-type="float" office:value="16576.291829999998" table:style-name="ce4">
            <text:p>16576</text:p>
          </table:table-cell>
          <table:table-cell office:value-type="float" office:value="695.43529468834095" table:style-name="ce4">
            <text:p>695</text:p>
          </table:table-cell>
          <table:table-cell office:value-type="float" office:value="4.1953610724307699E-2" table:style-name="ce6">
            <text:p>0.0420</text:p>
          </table:table-cell>
          <table:table-cell office:value-type="float" office:value="13996.32423" table:style-name="ce4">
            <text:p>13996</text:p>
          </table:table-cell>
          <table:table-cell office:value-type="float" office:value="689.62153338031396" table:style-name="ce4">
            <text:p>690</text:p>
          </table:table-cell>
          <table:table-cell office:value-type="float" office:value="4.9271617465260299E-2" table:style-name="ce6">
            <text:p>0.0493</text:p>
          </table:table-cell>
          <table:table-cell office:value-type="float" office:value="11769.99012" table:style-name="ce4">
            <text:p>11770</text:p>
          </table:table-cell>
          <table:table-cell office:value-type="float" office:value="681.87430552808905" table:style-name="ce4">
            <text:p>682</text:p>
          </table:table-cell>
          <table:table-cell office:value-type="float" office:value="5.7933294639680603E-2" table:style-name="ce6">
            <text:p>0.0579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3" table:style-name="ce3"/>
          <table:table-cell office:value-type="float" office:value="21978.655019999998" table:style-name="ce4">
            <text:p>21979</text:p>
          </table:table-cell>
          <table:table-cell office:value-type="float" office:value="772.71512556722496" table:style-name="ce4">
            <text:p>773</text:p>
          </table:table-cell>
          <table:table-cell office:value-type="float" office:value="3.5157525556685498E-2" table:style-name="ce6">
            <text:p>0.0352</text:p>
          </table:table-cell>
          <table:table-cell office:value-type="float" office:value="18417.854909999998" table:style-name="ce4">
            <text:p>18418</text:p>
          </table:table-cell>
          <table:table-cell office:value-type="float" office:value="763.28736447619599" table:style-name="ce4">
            <text:p>763</text:p>
          </table:table-cell>
          <table:table-cell office:value-type="float" office:value="4.1442793865303397E-2" table:style-name="ce6">
            <text:p>0.0414</text:p>
          </table:table-cell>
          <table:table-cell office:value-type="float" office:value="15548.75301" table:style-name="ce4">
            <text:p>15549</text:p>
          </table:table-cell>
          <table:table-cell office:value-type="float" office:value="751.95372462557498" table:style-name="ce4">
            <text:p>752</text:p>
          </table:table-cell>
          <table:table-cell office:value-type="float" office:value="4.8361030890513503E-2" table:style-name="ce6">
            <text:p>0.0484</text:p>
          </table:table-cell>
          <table:table-cell office:value-type="float" office:value="13077.766799999999" table:style-name="ce4">
            <text:p>13078</text:p>
          </table:table-cell>
          <table:table-cell office:value-type="float" office:value="739.339784346795" table:style-name="ce4">
            <text:p>739</text:p>
          </table:table-cell>
          <table:table-cell office:value-type="float" office:value="5.6534100634582002E-2" table:style-name="ce6">
            <text:p>0.0565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3" table:style-name="ce3"/>
          <table:table-cell office:value-type="float" office:value="26873.921129999999" table:style-name="ce4">
            <text:p>26874</text:p>
          </table:table-cell>
          <table:table-cell office:value-type="float" office:value="965.41204690746201" table:style-name="ce4">
            <text:p>965</text:p>
          </table:table-cell>
          <table:table-cell office:value-type="float" office:value="3.5923750845192101E-2" table:style-name="ce6">
            <text:p>0.0359</text:p>
          </table:table-cell>
          <table:table-cell office:value-type="float" office:value="23030.659049999998" table:style-name="ce4">
            <text:p>23031</text:p>
          </table:table-cell>
          <table:table-cell office:value-type="float" office:value="951.89736669629599" table:style-name="ce4">
            <text:p>952</text:p>
          </table:table-cell>
          <table:table-cell office:value-type="float" office:value="4.1331746722041603E-2" table:style-name="ce6">
            <text:p>0.0413</text:p>
          </table:table-cell>
          <table:table-cell office:value-type="float" office:value="19787.90667" table:style-name="ce4">
            <text:p>19788</text:p>
          </table:table-cell>
          <table:table-cell office:value-type="float" office:value="936.088355911539" table:style-name="ce4">
            <text:p>936</text:p>
          </table:table-cell>
          <table:table-cell office:value-type="float" office:value="4.7306083029526401E-2" table:style-name="ce6">
            <text:p>0.0473</text:p>
          </table:table-cell>
          <table:table-cell office:value-type="float" office:value="16936.59765" table:style-name="ce4">
            <text:p>16937</text:p>
          </table:table-cell>
          <table:table-cell office:value-type="float" office:value="918.37549161189804" table:style-name="ce4">
            <text:p>918</text:p>
          </table:table-cell>
          <table:table-cell office:value-type="float" office:value="5.42243200547365E-2" table:style-name="ce6">
            <text:p>0.0542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number-rows-repeated="2" table:style-name="ro1">
          <table:table-cell table:style-name="ce2"/>
          <table:table-cell table:number-columns-repeated="4"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number-columns-repeated="2"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number-columns-repeated="4" table:style-name="ce3"/>
          <table:table-cell table:number-columns-repeated="2" table:style-name="ce4"/>
          <table:table-cell office:value-type="string" table:style-name="ce6">
            <text:p>25000 FT</text:p>
          </table:table-cell>
          <table:table-cell table:number-columns-repeated="2" table:style-name="ce4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number-columns-repeated="2"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P M0.3</text:p>
          </table:table-cell>
          <table:table-cell table:number-columns-repeated="2" table:style-name="ce3"/>
          <table:table-cell office:value-type="string" table:style-name="ce4">
            <text:p>TP M0.4</text:p>
          </table:table-cell>
          <table:table-cell table:style-name="ce4"/>
          <table:table-cell table:style-name="ce6"/>
          <table:table-cell office:value-type="string" table:style-name="ce4">
            <text:p>TP M0.5</text:p>
          </table:table-cell>
          <table:table-cell table:style-name="ce4"/>
          <table:table-cell table:style-name="ce3"/>
          <table:table-cell office:value-type="string" table:style-name="ce4">
            <text:p>TP M0.6</text:p>
          </table:table-cell>
          <table:table-cell table:style-name="ce4"/>
          <table:table-cell table:style-name="ce6"/>
          <table:table-cell office:value-type="string" table:style-name="ce4">
            <text:p>TP M0.7</text:p>
          </table:table-cell>
          <table:table-cell table:style-name="ce4"/>
          <table:table-cell table:number-columns-repeated="2"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table:style-name="ce3"/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3">
            <text:p>SFC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table:style-name="ce3"/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3">
            <text:p>(kg/hr/N)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number-columns-repeated="4"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number-columns-repeated="2"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3" table:style-name="ce3"/>
          <table:table-cell office:value-type="float" office:value="956.3673" table:style-name="ce4">
            <text:p>956</text:p>
          </table:table-cell>
          <table:table-cell office:value-type="float" office:value="189.25170841486801" table:style-name="ce4">
            <text:p>189</text:p>
          </table:table-cell>
          <table:table-cell office:value-type="float" office:value="0.19788600929252601" table:style-name="ce6">
            <text:p>0.1979</text:p>
          </table:table-cell>
          <table:table-cell office:value-type="float" office:value="302.47895999999997" table:style-name="ce4">
            <text:p>302</text:p>
          </table:table-cell>
          <table:table-cell office:value-type="float" office:value="180.78835897395501" table:style-name="ce4">
            <text:p>181</text:p>
          </table:table-cell>
          <table:table-cell office:value-type="float" office:value="0.597689039177982" table:style-name="ce6">
            <text:p>0.5977</text:p>
          </table:table-cell>
          <table:table-cell office:value-type="float" office:value="-360.30581999999998" table:style-name="ce4">
            <text:p>-360</text:p>
          </table:table-cell>
          <table:table-cell office:value-type="float" office:value="177.192413506572" table:style-name="ce4">
            <text:p>177</text:p>
          </table:table-cell>
          <table:table-cell office:value-type="float" office:value="-0.49178337864920302" table:style-name="ce6">
            <text:p>-0.4918</text:p>
          </table:table-cell>
          <table:table-cell office:value-type="float" office:value="-1334.4659999999999" table:style-name="ce4">
            <text:p>-1334</text:p>
          </table:table-cell>
          <table:table-cell office:value-type="float" office:value="173.410343111017" table:style-name="ce4">
            <text:p>173</text:p>
          </table:table-cell>
          <table:table-cell office:value-type="float" office:value="-0.12994736704495799" table:style-name="ce6">
            <text:p>-0.1299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4348.1350499999999" table:style-name="ce4">
            <text:p>4348</text:p>
          </table:table-cell>
          <table:table-cell office:value-type="float" office:value="259.72392619303997" table:style-name="ce4">
            <text:p>260</text:p>
          </table:table-cell>
          <table:table-cell office:value-type="float" office:value="5.9732258360521699E-2" table:style-name="ce6">
            <text:p>0.0597</text:p>
          </table:table-cell>
          <table:table-cell office:value-type="float" office:value="3709.8154800000002" table:style-name="ce4">
            <text:p>3710</text:p>
          </table:table-cell>
          <table:table-cell office:value-type="float" office:value="271.81411843216699" table:style-name="ce4">
            <text:p>272</text:p>
          </table:table-cell>
          <table:table-cell office:value-type="float" office:value="7.3268905124135003E-2" table:style-name="ce6">
            <text:p>0.0733</text:p>
          </table:table-cell>
          <table:table-cell office:value-type="float" office:value="3180.4773" table:style-name="ce4">
            <text:p>3180</text:p>
          </table:table-cell>
          <table:table-cell office:value-type="float" office:value="284.63011391760699" table:style-name="ce4">
            <text:p>285</text:p>
          </table:table-cell>
          <table:table-cell office:value-type="float" office:value="8.9492892754684E-2" table:style-name="ce6">
            <text:p>0.0895</text:p>
          </table:table-cell>
          <table:table-cell office:value-type="float" office:value="2720.08653" table:style-name="ce4">
            <text:p>2720</text:p>
          </table:table-cell>
          <table:table-cell office:value-type="float" office:value="305.32006323807798" table:style-name="ce4">
            <text:p>305</text:p>
          </table:table-cell>
          <table:table-cell office:value-type="float" office:value="0.112246452409026" table:style-name="ce6">
            <text:p>0.1122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6521.0905199999997" table:style-name="ce4">
            <text:p>6521</text:p>
          </table:table-cell>
          <table:table-cell office:value-type="float" office:value="312.39765133744402" table:style-name="ce4">
            <text:p>312</text:p>
          </table:table-cell>
          <table:table-cell office:value-type="float" office:value="4.7905737603140097E-2" table:style-name="ce6">
            <text:p>0.0479</text:p>
          </table:table-cell>
          <table:table-cell office:value-type="float" office:value="5564.7232199999999" table:style-name="ce4">
            <text:p>5565</text:p>
          </table:table-cell>
          <table:table-cell office:value-type="float" office:value="325.47248297565" table:style-name="ce4">
            <text:p>325</text:p>
          </table:table-cell>
          <table:table-cell office:value-type="float" office:value="5.8488530355989603E-2" table:style-name="ce6">
            <text:p>0.0585</text:p>
          </table:table-cell>
          <table:table-cell office:value-type="float" office:value="4772.9400599999999" table:style-name="ce4">
            <text:p>4773</text:p>
          </table:table-cell>
          <table:table-cell office:value-type="float" office:value="337.623605442724" table:style-name="ce4">
            <text:p>338</text:p>
          </table:table-cell>
          <table:table-cell office:value-type="float" office:value="7.0737030257765995E-2" table:style-name="ce6">
            <text:p>0.0707</text:p>
          </table:table-cell>
          <table:table-cell office:value-type="float" office:value="4081.2418499999999" table:style-name="ce4">
            <text:p>4081</text:p>
          </table:table-cell>
          <table:table-cell office:value-type="float" office:value="355.45279782247297" table:style-name="ce4">
            <text:p>355</text:p>
          </table:table-cell>
          <table:table-cell office:value-type="float" office:value="8.7094274460229104E-2" table:style-name="ce6">
            <text:p>0.0871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8691.8218799999995" table:style-name="ce4">
            <text:p>8692</text:p>
          </table:table-cell>
          <table:table-cell office:value-type="float" office:value="356.93169572242601" table:style-name="ce4">
            <text:p>357</text:p>
          </table:table-cell>
          <table:table-cell office:value-type="float" office:value="4.10652335782134E-2" table:style-name="ce6">
            <text:p>0.0411</text:p>
          </table:table-cell>
          <table:table-cell office:value-type="float" office:value="7419.6309600000004" table:style-name="ce4">
            <text:p>7420</text:p>
          </table:table-cell>
          <table:table-cell office:value-type="float" office:value="371.59189879632498" table:style-name="ce4">
            <text:p>372</text:p>
          </table:table-cell>
          <table:table-cell office:value-type="float" office:value="5.0082261611071398E-2" table:style-name="ce6">
            <text:p>0.0501</text:p>
          </table:table-cell>
          <table:table-cell office:value-type="float" office:value="6363.1787100000001" table:style-name="ce4">
            <text:p>6363</text:p>
          </table:table-cell>
          <table:table-cell office:value-type="float" office:value="375.70603522947101" table:style-name="ce4">
            <text:p>376</text:p>
          </table:table-cell>
          <table:table-cell office:value-type="float" office:value="5.9043766072298602E-2" table:style-name="ce6">
            <text:p>0.0590</text:p>
          </table:table-cell>
          <table:table-cell office:value-type="float" office:value="5442.3971700000002" table:style-name="ce4">
            <text:p>5442</text:p>
          </table:table-cell>
          <table:table-cell office:value-type="float" office:value="388.18213537766098" table:style-name="ce4">
            <text:p>388</text:p>
          </table:table-cell>
          <table:table-cell office:value-type="float" office:value="7.1325580117053602E-2" table:style-name="ce6">
            <text:p>0.0713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0864.77735" table:style-name="ce4">
            <text:p>10865</text:p>
          </table:table-cell>
          <table:table-cell office:value-type="float" office:value="411.17604753313401" table:style-name="ce4">
            <text:p>411</text:p>
          </table:table-cell>
          <table:table-cell office:value-type="float" office:value="3.7844866423621101E-2" table:style-name="ce6">
            <text:p>0.0378</text:p>
          </table:table-cell>
          <table:table-cell office:value-type="float" office:value="9274.5386999999992" table:style-name="ce4">
            <text:p>9275</text:p>
          </table:table-cell>
          <table:table-cell office:value-type="float" office:value="423.39642348993601" table:style-name="ce4">
            <text:p>423</text:p>
          </table:table-cell>
          <table:table-cell office:value-type="float" office:value="4.5651480594925603E-2" table:style-name="ce6">
            <text:p>0.0457</text:p>
          </table:table-cell>
          <table:table-cell office:value-type="float" office:value="7953.4173600000004" table:style-name="ce4">
            <text:p>7953</text:p>
          </table:table-cell>
          <table:table-cell office:value-type="float" office:value="431.26864845753801" table:style-name="ce4">
            <text:p>431</text:p>
          </table:table-cell>
          <table:table-cell office:value-type="float" office:value="5.42243200547365E-2" table:style-name="ce6">
            <text:p>0.0542</text:p>
          </table:table-cell>
          <table:table-cell office:value-type="float" office:value="6801.3283799999999" table:style-name="ce4">
            <text:p>6801</text:p>
          </table:table-cell>
          <table:table-cell office:value-type="float" office:value="440.54787513799999" table:style-name="ce4">
            <text:p>441</text:p>
          </table:table-cell>
          <table:table-cell office:value-type="float" office:value="6.4773798664607404E-2" table:style-name="ce6">
            <text:p>0.0648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3039.95693" table:style-name="ce4">
            <text:p>13040</text:p>
          </table:table-cell>
          <table:table-cell office:value-type="float" office:value="466.12728384082101" table:style-name="ce4">
            <text:p>466</text:p>
          </table:table-cell>
          <table:table-cell office:value-type="float" office:value="3.5746075415973098E-2" table:style-name="ce6">
            <text:p>0.0357</text:p>
          </table:table-cell>
          <table:table-cell office:value-type="float" office:value="11129.44644" table:style-name="ce4">
            <text:p>11129</text:p>
          </table:table-cell>
          <table:table-cell office:value-type="float" office:value="483.60502216962902" table:style-name="ce4">
            <text:p>484</text:p>
          </table:table-cell>
          <table:table-cell office:value-type="float" office:value="4.3452747158341999E-2" table:style-name="ce6">
            <text:p>0.0435</text:p>
          </table:table-cell>
          <table:table-cell office:value-type="float" office:value="9545.8801199999998" table:style-name="ce4">
            <text:p>9546</text:p>
          </table:table-cell>
          <table:table-cell office:value-type="float" office:value="489.63373109574297" table:style-name="ce4">
            <text:p>490</text:p>
          </table:table-cell>
          <table:table-cell office:value-type="float" office:value="5.1292675472624998E-2" table:style-name="ce6">
            <text:p>0.0513</text:p>
          </table:table-cell>
          <table:table-cell office:value-type="float" office:value="8162.4836999999998" table:style-name="ce4">
            <text:p>8162</text:p>
          </table:table-cell>
          <table:table-cell office:value-type="float" office:value="495.358801504479" table:style-name="ce4">
            <text:p>495</text:p>
          </table:table-cell>
          <table:table-cell office:value-type="float" office:value="6.06872637925732E-2" table:style-name="ce6">
            <text:p>0.0607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5212.912399999999" table:style-name="ce4">
            <text:p>15213</text:p>
          </table:table-cell>
          <table:table-cell office:value-type="float" office:value="530.45604529156799" table:style-name="ce4">
            <text:p>530</text:p>
          </table:table-cell>
          <table:table-cell office:value-type="float" office:value="3.4868802984204902E-2" table:style-name="ce6">
            <text:p>0.0349</text:p>
          </table:table-cell>
          <table:table-cell office:value-type="float" office:value="12984.35418" table:style-name="ce4">
            <text:p>12984</text:p>
          </table:table-cell>
          <table:table-cell office:value-type="float" office:value="538.39628884358797" table:style-name="ce4">
            <text:p>538</text:p>
          </table:table-cell>
          <table:table-cell office:value-type="float" office:value="4.14650032939557E-2" table:style-name="ce6">
            <text:p>0.0415</text:p>
          </table:table-cell>
          <table:table-cell office:value-type="float" office:value="11138.34288" table:style-name="ce4">
            <text:p>11138</text:p>
          </table:table-cell>
          <table:table-cell office:value-type="float" office:value="541.87763509829597" table:style-name="ce4">
            <text:p>542</text:p>
          </table:table-cell>
          <table:table-cell office:value-type="float" office:value="4.8649753462994098E-2" table:style-name="ce6">
            <text:p>0.0486</text:p>
          </table:table-cell>
          <table:table-cell office:value-type="float" office:value="9519.1908000000003" table:style-name="ce4">
            <text:p>9519</text:p>
          </table:table-cell>
          <table:table-cell office:value-type="float" office:value="552.21804060888996" table:style-name="ce4">
            <text:p>552</text:p>
          </table:table-cell>
          <table:table-cell office:value-type="float" office:value="5.8011027639963901E-2" table:style-name="ce6">
            <text:p>0.0580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7385.867869999998" table:style-name="ce4">
            <text:p>17386</text:p>
          </table:table-cell>
          <table:table-cell office:value-type="float" office:value="599.85325330014996" table:style-name="ce4">
            <text:p>600</text:p>
          </table:table-cell>
          <table:table-cell office:value-type="float" office:value="3.4502347411441002E-2" table:style-name="ce6">
            <text:p>0.0345</text:p>
          </table:table-cell>
          <table:table-cell office:value-type="float" office:value="14839.261920000001" table:style-name="ce4">
            <text:p>14839</text:p>
          </table:table-cell>
          <table:table-cell office:value-type="float" office:value="603.939826646798" table:style-name="ce4">
            <text:p>604</text:p>
          </table:table-cell>
          <table:table-cell office:value-type="float" office:value="4.0698778005449299E-2" table:style-name="ce6">
            <text:p>0.0407</text:p>
          </table:table-cell>
          <table:table-cell office:value-type="float" office:value="12728.581529999999" table:style-name="ce4">
            <text:p>12729</text:p>
          </table:table-cell>
          <table:table-cell office:value-type="float" office:value="603.69415458462595" table:style-name="ce4">
            <text:p>604</text:p>
          </table:table-cell>
          <table:table-cell office:value-type="float" office:value="4.7428234887114402E-2" table:style-name="ce6">
            <text:p>0.0474</text:p>
          </table:table-cell>
          <table:table-cell office:value-type="float" office:value="10880.34612" table:style-name="ce4">
            <text:p>10880</text:p>
          </table:table-cell>
          <table:table-cell office:value-type="float" office:value="601.21592191241803" table:style-name="ce4">
            <text:p>601</text:p>
          </table:table-cell>
          <table:table-cell office:value-type="float" office:value="5.5257058487071201E-2" table:style-name="ce6">
            <text:p>0.0553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9558.823339999999" table:style-name="ce4">
            <text:p>19559</text:p>
          </table:table-cell>
          <table:table-cell office:value-type="float" office:value="674.608122689933" table:style-name="ce4">
            <text:p>675</text:p>
          </table:table-cell>
          <table:table-cell office:value-type="float" office:value="3.4491242697114802E-2" table:style-name="ce6">
            <text:p>0.0345</text:p>
          </table:table-cell>
          <table:table-cell office:value-type="float" office:value="16694.16966" table:style-name="ce4">
            <text:p>16694</text:p>
          </table:table-cell>
          <table:table-cell office:value-type="float" office:value="673.87078542803602" table:style-name="ce4">
            <text:p>674</text:p>
          </table:table-cell>
          <table:table-cell office:value-type="float" office:value="4.0365636575663999E-2" table:style-name="ce6">
            <text:p>0.0404</text:p>
          </table:table-cell>
          <table:table-cell office:value-type="float" office:value="14318.820180000001" table:style-name="ce4">
            <text:p>14319</text:p>
          </table:table-cell>
          <table:table-cell office:value-type="float" office:value="668.46293749507504" table:style-name="ce4">
            <text:p>668</text:p>
          </table:table-cell>
          <table:table-cell office:value-type="float" office:value="4.6684219027260297E-2" table:style-name="ce6">
            <text:p>0.0467</text:p>
          </table:table-cell>
          <table:table-cell office:value-type="float" office:value="12241.50144" table:style-name="ce4">
            <text:p>12242</text:p>
          </table:table-cell>
          <table:table-cell office:value-type="float" office:value="661.47613963402796" table:style-name="ce4">
            <text:p>661</text:p>
          </table:table-cell>
          <table:table-cell office:value-type="float" office:value="5.4035539911191401E-2" table:style-name="ce6">
            <text:p>0.0540</text:p>
          </table:table-cell>
          <table:table-cell table:style-name="ce3"/>
          <table:table-cell table:number-columns-repeated="6" table:style-name="ce1"/>
          <table:table-cell table:number-columns-repeated="2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3" table:style-name="ce3"/>
          <table:table-cell office:value-type="float" office:value="21731.77881" table:style-name="ce4">
            <text:p>21732</text:p>
          </table:table-cell>
          <table:table-cell office:value-type="float" office:value="758.96773979963405" table:style-name="ce4">
            <text:p>759</text:p>
          </table:table-cell>
          <table:table-cell office:value-type="float" office:value="3.4924326555835897E-2" table:style-name="ce6">
            <text:p>0.0349</text:p>
          </table:table-cell>
          <table:table-cell office:value-type="float" office:value="18549.077399999998" table:style-name="ce4">
            <text:p>18549</text:p>
          </table:table-cell>
          <table:table-cell office:value-type="float" office:value="748.53933493672105" table:style-name="ce4">
            <text:p>749</text:p>
          </table:table-cell>
          <table:table-cell office:value-type="float" office:value="4.0354531861337799E-2" table:style-name="ce6">
            <text:p>0.0404</text:p>
          </table:table-cell>
          <table:table-cell office:value-type="float" office:value="15909.05883" table:style-name="ce4">
            <text:p>15909</text:p>
          </table:table-cell>
          <table:table-cell office:value-type="float" office:value="736.69535811810204" table:style-name="ce4">
            <text:p>737</text:p>
          </table:table-cell>
          <table:table-cell office:value-type="float" office:value="4.6306658740170203E-2" table:style-name="ce6">
            <text:p>0.0463</text:p>
          </table:table-cell>
          <table:table-cell office:value-type="float" office:value="13602.65676" table:style-name="ce4">
            <text:p>13603</text:p>
          </table:table-cell>
          <table:table-cell office:value-type="float" office:value="723.69788094845296" table:style-name="ce4">
            <text:p>724</text:p>
          </table:table-cell>
          <table:table-cell office:value-type="float" office:value="5.3202686336727999E-2" table:style-name="ce6">
            <text:p>0.0532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3" table:style-name="ce3"/>
          <table:table-cell office:value-type="float" office:value="23895.83784" table:style-name="ce4">
            <text:p>23896</text:p>
          </table:table-cell>
          <table:table-cell office:value-type="float" office:value="860.02026351806001" table:style-name="ce4">
            <text:p>860</text:p>
          </table:table-cell>
          <table:table-cell office:value-type="float" office:value="3.5990379131149101E-2" table:style-name="ce6">
            <text:p>0.0360</text:p>
          </table:table-cell>
          <table:table-cell office:value-type="float" office:value="21889.690620000001" table:style-name="ce4">
            <text:p>21890</text:p>
          </table:table-cell>
          <table:table-cell office:value-type="float" office:value="901.82220339740797" table:style-name="ce4">
            <text:p>902</text:p>
          </table:table-cell>
          <table:table-cell office:value-type="float" office:value="4.1198490150127498E-2" table:style-name="ce6">
            <text:p>0.0412</text:p>
          </table:table-cell>
          <table:table-cell office:value-type="float" office:value="20081.48919" table:style-name="ce4">
            <text:p>20081</text:p>
          </table:table-cell>
          <table:table-cell office:value-type="float" office:value="937.48863973952098" table:style-name="ce4">
            <text:p>937</text:p>
          </table:table-cell>
          <table:table-cell office:value-type="float" office:value="4.6684219027260297E-2" table:style-name="ce6">
            <text:p>0.0467</text:p>
          </table:table-cell>
          <table:table-cell office:value-type="float" office:value="17472.60816" table:style-name="ce4">
            <text:p>17473</text:p>
          </table:table-cell>
          <table:table-cell office:value-type="float" office:value="917.55993544772798" table:style-name="ce4">
            <text:p>918</text:p>
          </table:table-cell>
          <table:table-cell office:value-type="float" office:value="5.2514194048504798E-2" table:style-name="ce6">
            <text:p>0.0525</text:p>
          </table:table-cell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number-rows-repeated="2" table:style-name="ro1">
          <table:table-cell table:style-name="ce2"/>
          <table:table-cell table:number-columns-repeated="4"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number-columns-repeated="4" table:style-name="ce3"/>
          <table:table-cell table:number-columns-repeated="2" table:style-name="ce4"/>
          <table:table-cell office:value-type="string" table:style-name="ce6">
            <text:p>30000 FT</text:p>
          </table:table-cell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P M0.3</text:p>
          </table:table-cell>
          <table:table-cell table:number-columns-repeated="2" table:style-name="ce3"/>
          <table:table-cell office:value-type="string" table:style-name="ce4">
            <text:p>TP M0.4</text:p>
          </table:table-cell>
          <table:table-cell table:style-name="ce4"/>
          <table:table-cell table:style-name="ce6"/>
          <table:table-cell office:value-type="string" table:style-name="ce4">
            <text:p>TP M0.5</text:p>
          </table:table-cell>
          <table:table-cell table:style-name="ce4"/>
          <table:table-cell table:style-name="ce6"/>
          <table:table-cell office:value-type="string" table:style-name="ce4">
            <text:p>TP M0.6</text:p>
          </table:table-cell>
          <table:table-cell table:style-name="ce4"/>
          <table:table-cell table:style-name="ce6"/>
          <table:table-cell office:value-type="string" table:style-name="ce4">
            <text:p>TP M0.7</text:p>
          </table:table-cell>
          <table:table-cell table:style-name="ce4"/>
          <table:table-cell table:style-name="ce6"/>
          <table:table-cell office:value-type="string" table:style-name="ce3">
            <text:p>TP M0.74</text:p>
          </table:table-cell>
          <table:table-cell table:number-columns-repeated="8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table:style-name="ce3"/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table:style-name="ce3"/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table:number-columns-repeated="4"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9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3" table:style-name="ce3"/>
          <table:table-cell office:value-type="float" office:value="1405.63752" table:style-name="ce4">
            <text:p>1406</text:p>
          </table:table-cell>
          <table:table-cell office:value-type="float" office:value="164.44295471918201" table:style-name="ce4">
            <text:p>164</text:p>
          </table:table-cell>
          <table:table-cell office:value-type="float" office:value="0.116988165426306" table:style-name="ce6">
            <text:p>0.1170</text:p>
          </table:table-cell>
          <table:table-cell office:value-type="float" office:value="740.62863000000004" table:style-name="ce4">
            <text:p>741</text:p>
          </table:table-cell>
          <table:table-cell office:value-type="float" office:value="165.237813870373" table:style-name="ce4">
            <text:p>165</text:p>
          </table:table-cell>
          <table:table-cell office:value-type="float" office:value="0.22310481552728101" table:style-name="ce6">
            <text:p>0.2231</text:p>
          </table:table-cell>
          <table:table-cell office:value-type="float" office:value="60.05097" table:style-name="ce4">
            <text:p>60</text:p>
          </table:table-cell>
          <table:table-cell office:value-type="float" office:value="160.623886560568" table:style-name="ce4">
            <text:p>161</text:p>
          </table:table-cell>
          <table:table-cell office:value-type="float" office:value="2.6747925397469601" table:style-name="ce6">
            <text:p>2.6748</text:p>
          </table:table-cell>
          <table:table-cell office:value-type="float" office:value="-887.41989000000001" table:style-name="ce4">
            <text:p>-887</text:p>
          </table:table-cell>
          <table:table-cell office:value-type="float" office:value="154.972564696886" table:style-name="ce4">
            <text:p>155</text:p>
          </table:table-cell>
          <table:table-cell office:value-type="float" office:value="-0.174632737493505" table:style-name="ce6">
            <text:p>-0.1746</text:p>
          </table:table-cell>
          <table:table-cell office:value-type="float" office:value="-1559.1011100000001" table:style-name="ce4">
            <text:p>-1559</text:p>
          </table:table-cell>
          <table:table-cell office:value-type="float" office:value="152.72125822426" table:style-name="ce4">
            <text:p>153</text:p>
          </table:table-cell>
          <table:table-cell office:value-type="float" office:value="-9.7954685071233005E-2" table:style-name="ce6">
            <text:p>-0.0980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3978.9327899999998" table:style-name="ce4">
            <text:p>3979</text:p>
          </table:table-cell>
          <table:table-cell office:value-type="float" office:value="221.71988819530799" table:style-name="ce4">
            <text:p>222</text:p>
          </table:table-cell>
          <table:table-cell office:value-type="float" office:value="5.5723456488770702E-2" table:style-name="ce6">
            <text:p>0.0557</text:p>
          </table:table-cell>
          <table:table-cell office:value-type="float" office:value="3705.36726" table:style-name="ce4">
            <text:p>3705</text:p>
          </table:table-cell>
          <table:table-cell office:value-type="float" office:value="240.010712877668" table:style-name="ce4">
            <text:p>240</text:p>
          </table:table-cell>
          <table:table-cell office:value-type="float" office:value="6.4773798664607404E-2" table:style-name="ce6">
            <text:p>0.0648</text:p>
          </table:table-cell>
          <table:table-cell office:value-type="float" office:value="3233.8559399999999" table:style-name="ce4">
            <text:p>3234</text:p>
          </table:table-cell>
          <table:table-cell office:value-type="float" office:value="251.485057839197" table:style-name="ce4">
            <text:p>251</text:p>
          </table:table-cell>
          <table:table-cell office:value-type="float" office:value="7.7766314426237895E-2" table:style-name="ce6">
            <text:p>0.0778</text:p>
          </table:table-cell>
          <table:table-cell office:value-type="float" office:value="2806.8268200000002" table:style-name="ce4">
            <text:p>2807</text:p>
          </table:table-cell>
          <table:table-cell office:value-type="float" office:value="268.80154223275599" table:style-name="ce4">
            <text:p>269</text:p>
          </table:table-cell>
          <table:table-cell office:value-type="float" office:value="9.5767056348975602E-2" table:style-name="ce6">
            <text:p>0.0958</text:p>
          </table:table-cell>
          <table:table-cell office:value-type="float" office:value="2615.5533599999999" table:style-name="ce4">
            <text:p>2616</text:p>
          </table:table-cell>
          <table:table-cell office:value-type="float" office:value="282.08477649090798" table:style-name="ce4">
            <text:p>282</text:p>
          </table:table-cell>
          <table:table-cell office:value-type="float" office:value="0.107848985535859" table:style-name="ce6">
            <text:p>0.1078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5969.5112399999998" table:style-name="ce4">
            <text:p>5970</text:p>
          </table:table-cell>
          <table:table-cell office:value-type="float" office:value="269.26883040168201" table:style-name="ce4">
            <text:p>269</text:p>
          </table:table-cell>
          <table:table-cell office:value-type="float" office:value="4.5107349592942797E-2" table:style-name="ce6">
            <text:p>0.0451</text:p>
          </table:table-cell>
          <table:table-cell office:value-type="float" office:value="5555.8267800000003" table:style-name="ce4">
            <text:p>5556</text:p>
          </table:table-cell>
          <table:table-cell office:value-type="float" office:value="283.61591088543099" table:style-name="ce4">
            <text:p>284</text:p>
          </table:table-cell>
          <table:table-cell office:value-type="float" office:value="5.1048371757449001E-2" table:style-name="ce6">
            <text:p>0.0510</text:p>
          </table:table-cell>
          <table:table-cell office:value-type="float" office:value="4848.5598" table:style-name="ce4">
            <text:p>4849</text:p>
          </table:table-cell>
          <table:table-cell office:value-type="float" office:value="305.12188563409097" table:style-name="ce4">
            <text:p>305</text:p>
          </table:table-cell>
          <table:table-cell office:value-type="float" office:value="6.2930416086461605E-2" table:style-name="ce6">
            <text:p>0.0629</text:p>
          </table:table-cell>
          <table:table-cell office:value-type="float" office:value="4212.4643400000004" table:style-name="ce4">
            <text:p>4212</text:p>
          </table:table-cell>
          <table:table-cell office:value-type="float" office:value="320.10331227696798" table:style-name="ce4">
            <text:p>320</text:p>
          </table:table-cell>
          <table:table-cell office:value-type="float" office:value="7.5989560134049103E-2" table:style-name="ce6">
            <text:p>0.0760</text:p>
          </table:table-cell>
          <table:table-cell office:value-type="float" office:value="3923.3300399999998" table:style-name="ce4">
            <text:p>3923</text:p>
          </table:table-cell>
          <table:table-cell office:value-type="float" office:value="331.11269069155202" table:style-name="ce4">
            <text:p>331</text:p>
          </table:table-cell>
          <table:table-cell office:value-type="float" office:value="8.4395828878967405E-2" table:style-name="ce6">
            <text:p>0.0844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7957.8655799999997" table:style-name="ce4">
            <text:p>7958</text:p>
          </table:table-cell>
          <table:table-cell office:value-type="float" office:value="310.08971210734899" table:style-name="ce4">
            <text:p>310</text:p>
          </table:table-cell>
          <table:table-cell office:value-type="float" office:value="3.89664425705653E-2" table:style-name="ce6">
            <text:p>0.0390</text:p>
          </table:table-cell>
          <table:table-cell office:value-type="float" office:value="7408.5104099999999" table:style-name="ce4">
            <text:p>7409</text:p>
          </table:table-cell>
          <table:table-cell office:value-type="float" office:value="338.37400800278999" table:style-name="ce4">
            <text:p>338</text:p>
          </table:table-cell>
          <table:table-cell office:value-type="float" office:value="4.5673690023577899E-2" table:style-name="ce6">
            <text:p>0.0457</text:p>
          </table:table-cell>
          <table:table-cell office:value-type="float" office:value="6467.7118799999998" table:style-name="ce4">
            <text:p>6468</text:p>
          </table:table-cell>
          <table:table-cell office:value-type="float" office:value="348.62443831257002" table:style-name="ce4">
            <text:p>349</text:p>
          </table:table-cell>
          <table:table-cell office:value-type="float" office:value="5.3902283339277303E-2" table:style-name="ce6">
            <text:p>0.0539</text:p>
          </table:table-cell>
          <table:table-cell office:value-type="float" office:value="5615.8777499999997" table:style-name="ce4">
            <text:p>5616</text:p>
          </table:table-cell>
          <table:table-cell office:value-type="float" office:value="359.45870715433801" table:style-name="ce4">
            <text:p>359</text:p>
          </table:table-cell>
          <table:table-cell office:value-type="float" office:value="6.4007573376100996E-2" table:style-name="ce6">
            <text:p>0.0640</text:p>
          </table:table-cell>
          <table:table-cell office:value-type="float" office:value="5231.1067199999998" table:style-name="ce4">
            <text:p>5231</text:p>
          </table:table-cell>
          <table:table-cell office:value-type="float" office:value="367.36081683041698" table:style-name="ce4">
            <text:p>367</text:p>
          </table:table-cell>
          <table:table-cell office:value-type="float" office:value="7.0226213398761797E-2" table:style-name="ce6">
            <text:p>0.0702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9950.6681399999998" table:style-name="ce4">
            <text:p>9951</text:p>
          </table:table-cell>
          <table:table-cell office:value-type="float" office:value="363.21128801111502" table:style-name="ce4">
            <text:p>363</text:p>
          </table:table-cell>
          <table:table-cell office:value-type="float" office:value="3.6501195990153397E-2" table:style-name="ce6">
            <text:p>0.0365</text:p>
          </table:table-cell>
          <table:table-cell office:value-type="float" office:value="9261.1940400000003" table:style-name="ce4">
            <text:p>9261</text:p>
          </table:table-cell>
          <table:table-cell office:value-type="float" office:value="396.973648555387" table:style-name="ce4">
            <text:p>397</text:p>
          </table:table-cell>
          <table:table-cell office:value-type="float" office:value="4.2864197299054399E-2" table:style-name="ce6">
            <text:p>0.0429</text:p>
          </table:table-cell>
          <table:table-cell office:value-type="float" office:value="8084.6398499999996" table:style-name="ce4">
            <text:p>8085</text:p>
          </table:table-cell>
          <table:table-cell office:value-type="float" office:value="406.602822702315" table:style-name="ce4">
            <text:p>407</text:p>
          </table:table-cell>
          <table:table-cell office:value-type="float" office:value="5.02932511832688E-2" table:style-name="ce6">
            <text:p>0.0503</text:p>
          </table:table-cell>
          <table:table-cell office:value-type="float" office:value="7019.2911599999998" table:style-name="ce4">
            <text:p>7019</text:p>
          </table:table-cell>
          <table:table-cell office:value-type="float" office:value="411.405443543334" table:style-name="ce4">
            <text:p>411</text:p>
          </table:table-cell>
          <table:table-cell office:value-type="float" office:value="5.86106822135775E-2" table:style-name="ce6">
            <text:p>0.0586</text:p>
          </table:table-cell>
          <table:table-cell office:value-type="float" office:value="6538.8833999999997" table:style-name="ce4">
            <text:p>6539</text:p>
          </table:table-cell>
          <table:table-cell office:value-type="float" office:value="416.72274821903898" table:style-name="ce4">
            <text:p>417</text:p>
          </table:table-cell>
          <table:table-cell office:value-type="float" office:value="6.3729955517946496E-2" table:style-name="ce6">
            <text:p>0.0637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1941.246590000001" table:style-name="ce4">
            <text:p>11941</text:p>
          </table:table-cell>
          <table:table-cell office:value-type="float" office:value="414.52051688339299" table:style-name="ce4">
            <text:p>415</text:p>
          </table:table-cell>
          <table:table-cell office:value-type="float" office:value="3.4713336983638397E-2" table:style-name="ce6">
            <text:p>0.0347</text:p>
          </table:table-cell>
          <table:table-cell office:value-type="float" office:value="11116.101780000001" table:style-name="ce4">
            <text:p>11116</text:p>
          </table:table-cell>
          <table:table-cell office:value-type="float" office:value="448.95540685894701" table:style-name="ce4">
            <text:p>449</text:p>
          </table:table-cell>
          <table:table-cell office:value-type="float" office:value="4.0387846004316399E-2" table:style-name="ce6">
            <text:p>0.0404</text:p>
          </table:table-cell>
          <table:table-cell office:value-type="float" office:value="9701.5678200000002" table:style-name="ce4">
            <text:p>9702</text:p>
          </table:table-cell>
          <table:table-cell office:value-type="float" office:value="462.49836640168701" table:style-name="ce4">
            <text:p>462</text:p>
          </table:table-cell>
          <table:table-cell office:value-type="float" office:value="4.7672538602290301E-2" table:style-name="ce6">
            <text:p>0.0477</text:p>
          </table:table-cell>
          <table:table-cell office:value-type="float" office:value="8422.7045699999999" table:style-name="ce4">
            <text:p>8423</text:p>
          </table:table-cell>
          <table:table-cell office:value-type="float" office:value="461.76614164776902" table:style-name="ce4">
            <text:p>462</text:p>
          </table:table-cell>
          <table:table-cell office:value-type="float" office:value="5.4823974628350203E-2" table:style-name="ce6">
            <text:p>0.0548</text:p>
          </table:table-cell>
          <table:table-cell office:value-type="float" office:value="7846.6600799999997" table:style-name="ce4">
            <text:p>7847</text:p>
          </table:table-cell>
          <table:table-cell office:value-type="float" office:value="472.35839374708002" table:style-name="ce4">
            <text:p>472</text:p>
          </table:table-cell>
          <table:table-cell office:value-type="float" office:value="6.0198656362221298E-2" table:style-name="ce6">
            <text:p>0.0602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3929.600930000001" table:style-name="ce4">
            <text:p>13930</text:p>
          </table:table-cell>
          <table:table-cell office:value-type="float" office:value="472.25098168330197" table:style-name="ce4">
            <text:p>472</text:p>
          </table:table-cell>
          <table:table-cell office:value-type="float" office:value="3.3902692837827202E-2" table:style-name="ce6">
            <text:p>0.0339</text:p>
          </table:table-cell>
          <table:table-cell office:value-type="float" office:value="12968.78541" table:style-name="ce4">
            <text:p>12969</text:p>
          </table:table-cell>
          <table:table-cell office:value-type="float" office:value="514.56436994542696" table:style-name="ce4">
            <text:p>515</text:p>
          </table:table-cell>
          <table:table-cell office:value-type="float" office:value="3.9677144287440798E-2" table:style-name="ce6">
            <text:p>0.0397</text:p>
          </table:table-cell>
          <table:table-cell office:value-type="float" office:value="11316.27168" table:style-name="ce4">
            <text:p>11316</text:p>
          </table:table-cell>
          <table:table-cell office:value-type="float" office:value="519.62049214827903" table:style-name="ce4">
            <text:p>520</text:p>
          </table:table-cell>
          <table:table-cell office:value-type="float" office:value="4.5917993738753902E-2" table:style-name="ce6">
            <text:p>0.0459</text:p>
          </table:table-cell>
          <table:table-cell office:value-type="float" office:value="9826.1179800000009" table:style-name="ce4">
            <text:p>9826</text:p>
          </table:table-cell>
          <table:table-cell office:value-type="float" office:value="521.466478000385" table:style-name="ce4">
            <text:p>521</text:p>
          </table:table-cell>
          <table:table-cell office:value-type="float" office:value="5.3069429764813797E-2" table:style-name="ce6">
            <text:p>0.0531</text:p>
          </table:table-cell>
          <table:table-cell office:value-type="float" office:value="9154.4367600000005" table:style-name="ce4">
            <text:p>9154</text:p>
          </table:table-cell>
          <table:table-cell office:value-type="float" office:value="521.29917302912099" table:style-name="ce4">
            <text:p>521</text:p>
          </table:table-cell>
          <table:table-cell office:value-type="float" office:value="5.6944975064650599E-2" table:style-name="ce6">
            <text:p>0.0569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5920.17938" table:style-name="ce4">
            <text:p>15920</text:p>
          </table:table-cell>
          <table:table-cell office:value-type="float" office:value="538.322639090959" table:style-name="ce4">
            <text:p>538</text:p>
          </table:table-cell>
          <table:table-cell office:value-type="float" office:value="3.3813855123217801E-2" table:style-name="ce6">
            <text:p>0.0338</text:p>
          </table:table-cell>
          <table:table-cell office:value-type="float" office:value="14821.46904" table:style-name="ce4">
            <text:p>14821</text:p>
          </table:table-cell>
          <table:table-cell office:value-type="float" office:value="585.11097841941398" table:style-name="ce4">
            <text:p>585</text:p>
          </table:table-cell>
          <table:table-cell office:value-type="float" office:value="3.9477259429569603E-2" table:style-name="ce6">
            <text:p>0.0395</text:p>
          </table:table-cell>
          <table:table-cell office:value-type="float" office:value="12933.19965" table:style-name="ce4">
            <text:p>12933</text:p>
          </table:table-cell>
          <table:table-cell office:value-type="float" office:value="586.54198669148195" table:style-name="ce4">
            <text:p>587</text:p>
          </table:table-cell>
          <table:table-cell office:value-type="float" office:value="4.5351653308118703E-2" table:style-name="ce6">
            <text:p>0.0454</text:p>
          </table:table-cell>
          <table:table-cell office:value-type="float" office:value="11227.307280000001" table:style-name="ce4">
            <text:p>11227</text:p>
          </table:table-cell>
          <table:table-cell office:value-type="float" office:value="584.10724738425802" table:style-name="ce4">
            <text:p>584</text:p>
          </table:table-cell>
          <table:table-cell office:value-type="float" office:value="5.2025586618152798E-2" table:style-name="ce6">
            <text:p>0.0520</text:p>
          </table:table-cell>
          <table:table-cell office:value-type="float" office:value="10462.21344" table:style-name="ce4">
            <text:p>10462</text:p>
          </table:table-cell>
          <table:table-cell office:value-type="float" office:value="581.48035681095405" table:style-name="ce4">
            <text:p>581</text:p>
          </table:table-cell>
          <table:table-cell office:value-type="float" office:value="5.5579095202530501E-2" table:style-name="ce6">
            <text:p>0.0556</text:p>
          </table:table-cell>
          <table:table-cell table:number-columns-repeated="6" table:style-name="ce3"/>
          <table:table-cell table:number-columns-repeated="993" table:style-name="ce2"/>
          <table:table-cell table:number-columns-repeated="1536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7908.533719999999" table:style-name="ce4">
            <text:p>17909</text:p>
          </table:table-cell>
          <table:table-cell office:value-type="float" office:value="612.51698496099004" table:style-name="ce4">
            <text:p>613</text:p>
          </table:table-cell>
          <table:table-cell office:value-type="float" office:value="3.4202520124634199E-2" table:style-name="ce6">
            <text:p>0.0342</text:p>
          </table:table-cell>
          <table:table-cell office:value-type="float" office:value="16671.92856" table:style-name="ce4">
            <text:p>16672</text:p>
          </table:table-cell>
          <table:table-cell office:value-type="float" office:value="663.34588506427804" table:style-name="ce4">
            <text:p>663</text:p>
          </table:table-cell>
          <table:table-cell office:value-type="float" office:value="3.9788191430702599E-2" table:style-name="ce6">
            <text:p>0.0398</text:p>
          </table:table-cell>
          <table:table-cell office:value-type="float" office:value="14550.127619999999" table:style-name="ce4">
            <text:p>14550</text:p>
          </table:table-cell>
          <table:table-cell office:value-type="float" office:value="657.77186827293997" table:style-name="ce4">
            <text:p>658</text:p>
          </table:table-cell>
          <table:table-cell office:value-type="float" office:value="4.5207292021878502E-2" table:style-name="ce6">
            <text:p>0.0452</text:p>
          </table:table-cell>
          <table:table-cell office:value-type="float" office:value="12635.16891" table:style-name="ce4">
            <text:p>12635</text:p>
          </table:table-cell>
          <table:table-cell office:value-type="float" office:value="650.19626756056005" table:style-name="ce4">
            <text:p>650</text:p>
          </table:table-cell>
          <table:table-cell office:value-type="float" office:value="5.1459246187517703E-2" table:style-name="ce6">
            <text:p>0.0515</text:p>
          </table:table-cell>
          <table:table-cell office:value-type="float" office:value="11769.99012" table:style-name="ce4">
            <text:p>11770</text:p>
          </table:table-cell>
          <table:table-cell office:value-type="float" office:value="645.80044922643106" table:style-name="ce4">
            <text:p>646</text:p>
          </table:table-cell>
          <table:table-cell office:value-type="float" office:value="5.48683934856549E-2" table:style-name="ce6">
            <text:p>0.0549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3" table:style-name="ce3"/>
          <table:table-cell office:value-type="float" office:value="19899.11217" table:style-name="ce4">
            <text:p>19899</text:p>
          </table:table-cell>
          <table:table-cell office:value-type="float" office:value="704.68594565995602" table:style-name="ce4">
            <text:p>705</text:p>
          </table:table-cell>
          <table:table-cell office:value-type="float" office:value="3.5412933986187799E-2" table:style-name="ce6">
            <text:p>0.0354</text:p>
          </table:table-cell>
          <table:table-cell office:value-type="float" office:value="18524.61219" table:style-name="ce4">
            <text:p>18525</text:p>
          </table:table-cell>
          <table:table-cell office:value-type="float" office:value="753.72336863147905" table:style-name="ce4">
            <text:p>754</text:p>
          </table:table-cell>
          <table:table-cell office:value-type="float" office:value="4.0687673291123203E-2" table:style-name="ce6">
            <text:p>0.0407</text:p>
          </table:table-cell>
          <table:table-cell office:value-type="float" office:value="16167.05559" table:style-name="ce4">
            <text:p>16167</text:p>
          </table:table-cell>
          <table:table-cell office:value-type="float" office:value="736.075188671923" table:style-name="ce4">
            <text:p>736</text:p>
          </table:table-cell>
          <table:table-cell office:value-type="float" office:value="4.5529328737337699E-2" table:style-name="ce6">
            <text:p>0.0455</text:p>
          </table:table-cell>
          <table:table-cell office:value-type="float" office:value="14038.58232" table:style-name="ce4">
            <text:p>14039</text:p>
          </table:table-cell>
          <table:table-cell office:value-type="float" office:value="720.85591926653296" table:style-name="ce4">
            <text:p>721</text:p>
          </table:table-cell>
          <table:table-cell office:value-type="float" office:value="5.1348199044255999E-2" table:style-name="ce6">
            <text:p>0.0513</text:p>
          </table:table-cell>
          <table:table-cell office:value-type="float" office:value="13077.766799999999" table:style-name="ce4">
            <text:p>13078</text:p>
          </table:table-cell>
          <table:table-cell office:value-type="float" office:value="714.36110768058995" table:style-name="ce4">
            <text:p>714</text:p>
          </table:table-cell>
          <table:table-cell office:value-type="float" office:value="5.4624089770479001E-2" table:style-name="ce6">
            <text:p>0.0546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3" table:style-name="ce3"/>
          <table:table-cell office:value-type="float" office:value="19899.11217" table:style-name="ce4">
            <text:p>19899</text:p>
          </table:table-cell>
          <table:table-cell office:value-type="float" office:value="704.68594565995602" table:style-name="ce4">
            <text:p>705</text:p>
          </table:table-cell>
          <table:table-cell office:value-type="float" office:value="3.5412933986187799E-2" table:style-name="ce6">
            <text:p>0.0354</text:p>
          </table:table-cell>
          <table:table-cell office:value-type="float" office:value="18560.197950000002" table:style-name="ce4">
            <text:p>18560</text:p>
          </table:table-cell>
          <table:table-cell office:value-type="float" office:value="755.58348180031896" table:style-name="ce4">
            <text:p>756</text:p>
          </table:table-cell>
          <table:table-cell office:value-type="float" office:value="4.0709882719775603E-2" table:style-name="ce6">
            <text:p>0.0407</text:p>
          </table:table-cell>
          <table:table-cell office:value-type="float" office:value="17328.041010000001" table:style-name="ce4">
            <text:p>17328</text:p>
          </table:table-cell>
          <table:table-cell office:value-type="float" office:value="798.17037689028098" table:style-name="ce4">
            <text:p>798</text:p>
          </table:table-cell>
          <table:table-cell office:value-type="float" office:value="4.6062355024994298E-2" table:style-name="ce6">
            <text:p>0.0461</text:p>
          </table:table-cell>
          <table:table-cell office:value-type="float" office:value="16389.46659" table:style-name="ce4">
            <text:p>16389</text:p>
          </table:table-cell>
          <table:table-cell office:value-type="float" office:value="854.30961680333098" table:style-name="ce4">
            <text:p>854</text:p>
          </table:table-cell>
          <table:table-cell office:value-type="float" office:value="5.2125529047088497E-2" table:style-name="ce6">
            <text:p>0.0521</text:p>
          </table:table-cell>
          <table:table-cell office:value-type="float" office:value="15597.683429999999" table:style-name="ce4">
            <text:p>15598</text:p>
          </table:table-cell>
          <table:table-cell office:value-type="float" office:value="866.38550883898097" table:style-name="ce4">
            <text:p>866</text:p>
          </table:table-cell>
          <table:table-cell office:value-type="float" office:value="5.5545781059551901E-2" table:style-name="ce6">
            <text:p>0.0555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number-rows-repeated="2" table:style-name="ro1">
          <table:table-cell table:style-name="ce2"/>
          <table:table-cell table:number-columns-repeated="4"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4" table:style-name="ce3"/>
          <table:table-cell table:number-columns-repeated="2" table:style-name="ce4"/>
          <table:table-cell office:value-type="string" table:style-name="ce6">
            <text:p>35000 FT</text:p>
          </table:table-cell>
          <table:table-cell table:number-columns-repeated="2" table:style-name="ce4"/>
          <table:table-cell table:style-name="ce6"/>
          <table:table-cell table:number-columns-repeated="2" table:style-name="ce4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P M0.3</text:p>
          </table:table-cell>
          <table:table-cell table:number-columns-repeated="2" table:style-name="ce3"/>
          <table:table-cell office:value-type="string" table:style-name="ce4">
            <text:p>TP M0.4</text:p>
          </table:table-cell>
          <table:table-cell table:style-name="ce4"/>
          <table:table-cell table:style-name="ce6"/>
          <table:table-cell office:value-type="string" table:style-name="ce4">
            <text:p>TP M0.5</text:p>
          </table:table-cell>
          <table:table-cell table:style-name="ce4"/>
          <table:table-cell table:style-name="ce6"/>
          <table:table-cell office:value-type="string" table:style-name="ce4">
            <text:p>TP M0.6</text:p>
          </table:table-cell>
          <table:table-cell table:style-name="ce4"/>
          <table:table-cell table:style-name="ce3"/>
          <table:table-cell office:value-type="string" table:style-name="ce4">
            <text:p>TP M0.7</text:p>
          </table:table-cell>
          <table:table-cell table:style-name="ce4"/>
          <table:table-cell table:style-name="ce6"/>
          <table:table-cell office:value-type="string" table:style-name="ce4">
            <text:p>TP M0.74</text:p>
          </table:table-cell>
          <table:table-cell table:style-name="ce4"/>
          <table:table-cell table:style-name="ce6"/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table:style-name="ce3"/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table:style-name="ce3"/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4"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3" table:style-name="ce3"/>
          <table:table-cell office:value-type="float" office:value="2849.08491" table:style-name="ce4">
            <text:p>2849</text:p>
          </table:table-cell>
          <table:table-cell office:value-type="float" office:value="172.11221065019501" table:style-name="ce4">
            <text:p>172</text:p>
          </table:table-cell>
          <table:table-cell office:value-type="float" office:value="6.04096459344187E-2" table:style-name="ce6">
            <text:p>0.0604</text:p>
          </table:table-cell>
          <table:table-cell office:value-type="float" office:value="1992.8025600000001" table:style-name="ce4">
            <text:p>1993</text:p>
          </table:table-cell>
          <table:table-cell office:value-type="float" office:value="168.58255489979899" table:style-name="ce4">
            <text:p>169</text:p>
          </table:table-cell>
          <table:table-cell office:value-type="float" office:value="8.4595713736838593E-2" table:style-name="ce6">
            <text:p>0.0846</text:p>
          </table:table-cell>
          <table:table-cell office:value-type="float" office:value="1263.29448" table:style-name="ce4">
            <text:p>1263</text:p>
          </table:table-cell>
          <table:table-cell office:value-type="float" office:value="164.14776295411801" table:style-name="ce4">
            <text:p>164</text:p>
          </table:table-cell>
          <table:table-cell office:value-type="float" office:value="0.12993626233063099" table:style-name="ce6">
            <text:p>0.1299</text:p>
          </table:table-cell>
          <table:table-cell office:value-type="float" office:value="382.54692" table:style-name="ce4">
            <text:p>383</text:p>
          </table:table-cell>
          <table:table-cell office:value-type="float" office:value="159.0733888508" table:style-name="ce4">
            <text:p>159</text:p>
          </table:table-cell>
          <table:table-cell office:value-type="float" office:value="0.41582713265813298" table:style-name="ce6">
            <text:p>0.4158</text:p>
          </table:table-cell>
          <table:table-cell office:value-type="float" office:value="-175.70469" table:style-name="ce4">
            <text:p>-176</text:p>
          </table:table-cell>
          <table:table-cell office:value-type="float" office:value="162.35327265339799" table:style-name="ce4">
            <text:p>162</text:p>
          </table:table-cell>
          <table:table-cell office:value-type="float" office:value="-0.92401217436710403" table:style-name="ce6">
            <text:p>-0.9240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3191.5978500000001" table:style-name="ce4">
            <text:p>3192</text:p>
          </table:table-cell>
          <table:table-cell office:value-type="float" office:value="179.51262769543999" table:style-name="ce4">
            <text:p>180</text:p>
          </table:table-cell>
          <table:table-cell office:value-type="float" office:value="5.6245378062101302E-2" table:style-name="ce6">
            <text:p>0.0562</text:p>
          </table:table-cell>
          <table:table-cell office:value-type="float" office:value="2971.4109600000002" table:style-name="ce4">
            <text:p>2971</text:p>
          </table:table-cell>
          <table:table-cell office:value-type="float" office:value="193.558465378112" table:style-name="ce4">
            <text:p>194</text:p>
          </table:table-cell>
          <table:table-cell office:value-type="float" office:value="6.5140254237371395E-2" table:style-name="ce6">
            <text:p>0.0651</text:p>
          </table:table-cell>
          <table:table-cell office:value-type="float" office:value="2851.3090200000001" table:style-name="ce4">
            <text:p>2851</text:p>
          </table:table-cell>
          <table:table-cell office:value-type="float" office:value="210.65375353272199" table:style-name="ce4">
            <text:p>211</text:p>
          </table:table-cell>
          <table:table-cell office:value-type="float" office:value="7.3879664412074997E-2" table:style-name="ce6">
            <text:p>0.0739</text:p>
          </table:table-cell>
          <table:table-cell office:value-type="float" office:value="2757.8964000000001" table:style-name="ce4">
            <text:p>2758</text:p>
          </table:table-cell>
          <table:table-cell office:value-type="float" office:value="234.43936348179599" table:style-name="ce4">
            <text:p>234</text:p>
          </table:table-cell>
          <table:table-cell office:value-type="float" office:value="8.5006588166907301E-2" table:style-name="ce6">
            <text:p>0.0850</text:p>
          </table:table-cell>
          <table:table-cell office:value-type="float" office:value="2617.77747" table:style-name="ce4">
            <text:p>2618</text:p>
          </table:table-cell>
          <table:table-cell office:value-type="float" office:value="246.42360084541099" table:style-name="ce4">
            <text:p>246</text:p>
          </table:table-cell>
          <table:table-cell office:value-type="float" office:value="9.41346633430271E-2" table:style-name="ce6">
            <text:p>0.0941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4786.2847199999997" table:style-name="ce4">
            <text:p>4786</text:p>
          </table:table-cell>
          <table:table-cell office:value-type="float" office:value="216.05606908989799" table:style-name="ce4">
            <text:p>216</text:p>
          </table:table-cell>
          <table:table-cell office:value-type="float" office:value="4.5140663735921301E-2" table:style-name="ce6">
            <text:p>0.0451</text:p>
          </table:table-cell>
          <table:table-cell office:value-type="float" office:value="4454.8923299999997" table:style-name="ce4">
            <text:p>4455</text:p>
          </table:table-cell>
          <table:table-cell office:value-type="float" office:value="234.98395672306501" table:style-name="ce4">
            <text:p>235</text:p>
          </table:table-cell>
          <table:table-cell office:value-type="float" office:value="5.2747393049354503E-2" table:style-name="ce6">
            <text:p>0.0527</text:p>
          </table:table-cell>
          <table:table-cell office:value-type="float" office:value="4274.7394199999999" table:style-name="ce4">
            <text:p>4275</text:p>
          </table:table-cell>
          <table:table-cell office:value-type="float" office:value="257.14369034230901" table:style-name="ce4">
            <text:p>257</text:p>
          </table:table-cell>
          <table:table-cell office:value-type="float" office:value="6.0154237504916601E-2" table:style-name="ce6">
            <text:p>0.0602</text:p>
          </table:table-cell>
          <table:table-cell office:value-type="float" office:value="4134.6204900000002" table:style-name="ce4">
            <text:p>4135</text:p>
          </table:table-cell>
          <table:table-cell office:value-type="float" office:value="284.435863312501" table:style-name="ce4">
            <text:p>284</text:p>
          </table:table-cell>
          <table:table-cell office:value-type="float" office:value="6.8793705250684595E-2" table:style-name="ce6">
            <text:p>0.0688</text:p>
          </table:table-cell>
          <table:table-cell office:value-type="float" office:value="3925.5541499999999" table:style-name="ce4">
            <text:p>3926</text:p>
          </table:table-cell>
          <table:table-cell office:value-type="float" office:value="295.59841938161401" table:style-name="ce4">
            <text:p>296</text:p>
          </table:table-cell>
          <table:table-cell office:value-type="float" office:value="7.5301067845826006E-2" table:style-name="ce6">
            <text:p>0.0753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6380.9715900000001" table:style-name="ce4">
            <text:p>6381</text:p>
          </table:table-cell>
          <table:table-cell office:value-type="float" office:value="247.93517433983999" table:style-name="ce4">
            <text:p>248</text:p>
          </table:table-cell>
          <table:table-cell office:value-type="float" office:value="3.8855395427303603E-2" table:style-name="ce6">
            <text:p>0.0389</text:p>
          </table:table-cell>
          <table:table-cell office:value-type="float" office:value="5940.5978100000002" table:style-name="ce4">
            <text:p>5941</text:p>
          </table:table-cell>
          <table:table-cell office:value-type="float" office:value="269.74577553012301" table:style-name="ce4">
            <text:p>270</text:p>
          </table:table-cell>
          <table:table-cell office:value-type="float" office:value="4.5407176879749697E-2" table:style-name="ce6">
            <text:p>0.0454</text:p>
          </table:table-cell>
          <table:table-cell office:value-type="float" office:value="5700.3939300000002" table:style-name="ce4">
            <text:p>5700</text:p>
          </table:table-cell>
          <table:table-cell office:value-type="float" office:value="295.17371074774297" table:style-name="ce4">
            <text:p>295</text:p>
          </table:table-cell>
          <table:table-cell office:value-type="float" office:value="5.17812829029769E-2" table:style-name="ce6">
            <text:p>0.0518</text:p>
          </table:table-cell>
          <table:table-cell office:value-type="float" office:value="5513.5686900000001" table:style-name="ce4">
            <text:p>5514</text:p>
          </table:table-cell>
          <table:table-cell office:value-type="float" office:value="324.62346087760699" table:style-name="ce4">
            <text:p>325</text:p>
          </table:table-cell>
          <table:table-cell office:value-type="float" office:value="5.8877195357405897E-2" table:style-name="ce6">
            <text:p>0.0589</text:p>
          </table:table-cell>
          <table:table-cell office:value-type="float" office:value="5235.55494" table:style-name="ce4">
            <text:p>5236</text:p>
          </table:table-cell>
          <table:table-cell office:value-type="float" office:value="333.83610146380801" table:style-name="ce4">
            <text:p>334</text:p>
          </table:table-cell>
          <table:table-cell office:value-type="float" office:value="6.3763269660925104E-2" table:style-name="ce6">
            <text:p>0.0638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7977.8825699999998" table:style-name="ce4">
            <text:p>7978</text:p>
          </table:table-cell>
          <table:table-cell office:value-type="float" office:value="289.16463681604199" table:style-name="ce4">
            <text:p>289</text:p>
          </table:table-cell>
          <table:table-cell office:value-type="float" office:value="3.6245787560651201E-2" table:style-name="ce6">
            <text:p>0.0362</text:p>
          </table:table-cell>
          <table:table-cell office:value-type="float" office:value="7424.0791799999997" table:style-name="ce4">
            <text:p>7424</text:p>
          </table:table-cell>
          <table:table-cell office:value-type="float" office:value="315.176830433455" table:style-name="ce4">
            <text:p>315</text:p>
          </table:table-cell>
          <table:table-cell office:value-type="float" office:value="4.2453322868985802E-2" table:style-name="ce6">
            <text:p>0.0425</text:p>
          </table:table-cell>
          <table:table-cell office:value-type="float" office:value="7126.0484399999996" table:style-name="ce4">
            <text:p>7126</text:p>
          </table:table-cell>
          <table:table-cell office:value-type="float" office:value="345.73090698494502" table:style-name="ce4">
            <text:p>346</text:p>
          </table:table-cell>
          <table:table-cell office:value-type="float" office:value="4.8516496891080001E-2" table:style-name="ce6">
            <text:p>0.0485</text:p>
          </table:table-cell>
          <table:table-cell office:value-type="float" office:value="6890.2927799999998" table:style-name="ce4">
            <text:p>6890</text:p>
          </table:table-cell>
          <table:table-cell office:value-type="float" office:value="379.81913434215699" table:style-name="ce4">
            <text:p>380</text:p>
          </table:table-cell>
          <table:table-cell office:value-type="float" office:value="5.5123801915157103E-2" table:style-name="ce6">
            <text:p>0.0551</text:p>
          </table:table-cell>
          <table:table-cell office:value-type="float" office:value="6543.3316199999999" table:style-name="ce4">
            <text:p>6543</text:p>
          </table:table-cell>
          <table:table-cell office:value-type="float" office:value="388.01416355753099" table:style-name="ce4">
            <text:p>388</text:p>
          </table:table-cell>
          <table:table-cell office:value-type="float" office:value="5.9299174501800798E-2" table:style-name="ce6">
            <text:p>0.0593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9572.5694399999993" table:style-name="ce4">
            <text:p>9573</text:p>
          </table:table-cell>
          <table:table-cell office:value-type="float" office:value="328.681606704042" table:style-name="ce4">
            <text:p>329</text:p>
          </table:table-cell>
          <table:table-cell office:value-type="float" office:value="3.4335776696548297E-2" table:style-name="ce6">
            <text:p>0.0343</text:p>
          </table:table-cell>
          <table:table-cell office:value-type="float" office:value="8909.7846599999993" table:style-name="ce4">
            <text:p>8910</text:p>
          </table:table-cell>
          <table:table-cell office:value-type="float" office:value="357.86819851255802" table:style-name="ce4">
            <text:p>358</text:p>
          </table:table-cell>
          <table:table-cell office:value-type="float" office:value="4.01657517177927E-2" table:style-name="ce6">
            <text:p>0.0402</text:p>
          </table:table-cell>
          <table:table-cell office:value-type="float" office:value="8551.7029500000008" table:style-name="ce4">
            <text:p>8552</text:p>
          </table:table-cell>
          <table:table-cell office:value-type="float" office:value="392.582078295521" table:style-name="ce4">
            <text:p>393</text:p>
          </table:table-cell>
          <table:table-cell office:value-type="float" office:value="4.5906889024427702E-2" table:style-name="ce6">
            <text:p>0.0459</text:p>
          </table:table-cell>
          <table:table-cell office:value-type="float" office:value="8271.4650899999997" table:style-name="ce4">
            <text:p>8271</text:p>
          </table:table-cell>
          <table:table-cell office:value-type="float" office:value="428.03151707673698" table:style-name="ce4">
            <text:p>428</text:p>
          </table:table-cell>
          <table:table-cell office:value-type="float" office:value="5.1747968759998403E-2" table:style-name="ce6">
            <text:p>0.0517</text:p>
          </table:table-cell>
          <table:table-cell office:value-type="float" office:value="7851.1082999999999" table:style-name="ce4">
            <text:p>7851</text:p>
          </table:table-cell>
          <table:table-cell office:value-type="float" office:value="434.43944072513801" table:style-name="ce4">
            <text:p>434</text:p>
          </table:table-cell>
          <table:table-cell office:value-type="float" office:value="5.5334791487354498E-2" table:style-name="ce6">
            <text:p>0.0553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1167.256310000001" table:style-name="ce4">
            <text:p>11167</text:p>
          </table:table-cell>
          <table:table-cell office:value-type="float" office:value="375.99586750549201" table:style-name="ce4">
            <text:p>376</text:p>
          </table:table-cell>
          <table:table-cell office:value-type="float" office:value="3.3669493836977399E-2" table:style-name="ce6">
            <text:p>0.0337</text:p>
          </table:table-cell>
          <table:table-cell office:value-type="float" office:value="10395.49014" table:style-name="ce4">
            <text:p>10395</text:p>
          </table:table-cell>
          <table:table-cell office:value-type="float" office:value="408.65387693003299" table:style-name="ce4">
            <text:p>409</text:p>
          </table:table-cell>
          <table:table-cell office:value-type="float" office:value="3.9310688714676897E-2" table:style-name="ce6">
            <text:p>0.0393</text:p>
          </table:table-cell>
          <table:table-cell office:value-type="float" office:value="9977.3574599999993" table:style-name="ce4">
            <text:p>9977</text:p>
          </table:table-cell>
          <table:table-cell office:value-type="float" office:value="445.39873138039002" table:style-name="ce4">
            <text:p>445</text:p>
          </table:table-cell>
          <table:table-cell office:value-type="float" office:value="4.4640951591243302E-2" table:style-name="ce6">
            <text:p>0.0446</text:p>
          </table:table-cell>
          <table:table-cell office:value-type="float" office:value="9648.1891799999994" table:style-name="ce4">
            <text:p>9648</text:p>
          </table:table-cell>
          <table:table-cell office:value-type="float" office:value="489.09585573935499" table:style-name="ce4">
            <text:p>489</text:p>
          </table:table-cell>
          <table:table-cell office:value-type="float" office:value="5.0693020899011301E-2" table:style-name="ce6">
            <text:p>0.0507</text:p>
          </table:table-cell>
          <table:table-cell office:value-type="float" office:value="9163.3331999999991" table:style-name="ce4">
            <text:p>9163</text:p>
          </table:table-cell>
          <table:table-cell office:value-type="float" office:value="495.65443783545402" table:style-name="ce4">
            <text:p>496</text:p>
          </table:table-cell>
          <table:table-cell office:value-type="float" office:value="5.4091063482822402E-2" table:style-name="ce6">
            <text:p>0.0541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2761.94318" table:style-name="ce4">
            <text:p>12762</text:p>
          </table:table-cell>
          <table:table-cell office:value-type="float" office:value="426.995530314912" table:style-name="ce4">
            <text:p>427</text:p>
          </table:table-cell>
          <table:table-cell office:value-type="float" office:value="3.3458504264780101E-2" table:style-name="ce6">
            <text:p>0.0335</text:p>
          </table:table-cell>
          <table:table-cell office:value-type="float" office:value="11878.971509999999" table:style-name="ce4">
            <text:p>11879</text:p>
          </table:table-cell>
          <table:table-cell office:value-type="float" office:value="459.84727168432698" table:style-name="ce4">
            <text:p>460</text:p>
          </table:table-cell>
          <table:table-cell office:value-type="float" office:value="3.8711034141063201E-2" table:style-name="ce6">
            <text:p>0.0387</text:p>
          </table:table-cell>
          <table:table-cell office:value-type="float" office:value="11400.78786" table:style-name="ce4">
            <text:p>11401</text:p>
          </table:table-cell>
          <table:table-cell office:value-type="float" office:value="505.01734169965499" table:style-name="ce4">
            <text:p>505</text:p>
          </table:table-cell>
          <table:table-cell office:value-type="float" office:value="4.4296705447131698E-2" table:style-name="ce6">
            <text:p>0.0443</text:p>
          </table:table-cell>
          <table:table-cell office:value-type="float" office:value="11027.13738" table:style-name="ce4">
            <text:p>11027</text:p>
          </table:table-cell>
          <table:table-cell office:value-type="float" office:value="554.10077724299094" table:style-name="ce4">
            <text:p>554</text:p>
          </table:table-cell>
          <table:table-cell office:value-type="float" office:value="5.0248832325964103E-2" table:style-name="ce6">
            <text:p>0.0502</text:p>
          </table:table-cell>
          <table:table-cell office:value-type="float" office:value="10471.10988" table:style-name="ce4">
            <text:p>10471</text:p>
          </table:table-cell>
          <table:table-cell office:value-type="float" office:value="561.39348584718402" table:style-name="ce4">
            <text:p>561</text:p>
          </table:table-cell>
          <table:table-cell office:value-type="float" office:value="5.3613560766796603E-2" table:style-name="ce6">
            <text:p>0.0536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4358.854160000001" table:style-name="ce4">
            <text:p>14359</text:p>
          </table:table-cell>
          <table:table-cell office:value-type="float" office:value="483.61480261967699" table:style-name="ce4">
            <text:p>484</text:p>
          </table:table-cell>
          <table:table-cell office:value-type="float" office:value="3.3680598551303703E-2" table:style-name="ce6">
            <text:p>0.0337</text:p>
          </table:table-cell>
          <table:table-cell office:value-type="float" office:value="13366.901099999999" table:style-name="ce4">
            <text:p>13367</text:p>
          </table:table-cell>
          <table:table-cell office:value-type="float" office:value="519.82153473258302" table:style-name="ce4">
            <text:p>520</text:p>
          </table:table-cell>
          <table:table-cell office:value-type="float" office:value="3.8888709570282003E-2" table:style-name="ce6">
            <text:p>0.0389</text:p>
          </table:table-cell>
          <table:table-cell office:value-type="float" office:value="12826.442370000001" table:style-name="ce4">
            <text:p>12826</text:p>
          </table:table-cell>
          <table:table-cell office:value-type="float" office:value="570.30564927360103" table:style-name="ce4">
            <text:p>570</text:p>
          </table:table-cell>
          <table:table-cell office:value-type="float" office:value="4.4463276162024397E-2" table:style-name="ce6">
            <text:p>0.0445</text:p>
          </table:table-cell>
          <table:table-cell office:value-type="float" office:value="12406.085580000001" table:style-name="ce4">
            <text:p>12406</text:p>
          </table:table-cell>
          <table:table-cell office:value-type="float" office:value="626.835465037782" table:style-name="ce4">
            <text:p>627</text:p>
          </table:table-cell>
          <table:table-cell office:value-type="float" office:value="5.0526450184118603E-2" table:style-name="ce6">
            <text:p>0.0505</text:p>
          </table:table-cell>
          <table:table-cell office:value-type="float" office:value="11778.886560000001" table:style-name="ce4">
            <text:p>11779</text:p>
          </table:table-cell>
          <table:table-cell office:value-type="float" office:value="635.17048311898395" table:style-name="ce4">
            <text:p>635</text:p>
          </table:table-cell>
          <table:table-cell office:value-type="float" office:value="5.3924492767929703E-2" table:style-name="ce6">
            <text:p>0.0539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3" table:style-name="ce3"/>
          <table:table-cell office:value-type="float" office:value="15953.54103" table:style-name="ce4">
            <text:p>15954</text:p>
          </table:table-cell>
          <table:table-cell office:value-type="float" office:value="548.30870087218796" table:style-name="ce4">
            <text:p>548</text:p>
          </table:table-cell>
          <table:table-cell office:value-type="float" office:value="3.43690908395268E-2" table:style-name="ce6">
            <text:p>0.0344</text:p>
          </table:table-cell>
          <table:table-cell office:value-type="float" office:value="14850.38247" table:style-name="ce4">
            <text:p>14850</text:p>
          </table:table-cell>
          <table:table-cell office:value-type="float" office:value="589.55058649579905" table:style-name="ce4">
            <text:p>590</text:p>
          </table:table-cell>
          <table:table-cell office:value-type="float" office:value="3.9699353716093101E-2" table:style-name="ce6">
            <text:p>0.0397</text:p>
          </table:table-cell>
          <table:table-cell office:value-type="float" office:value="14252.096879999999" table:style-name="ce4">
            <text:p>14252</text:p>
          </table:table-cell>
          <table:table-cell office:value-type="float" office:value="645.09003290026897" table:style-name="ce4">
            <text:p>645</text:p>
          </table:table-cell>
          <table:table-cell office:value-type="float" office:value="4.5262815593509302E-2" table:style-name="ce6">
            <text:p>0.0453</text:p>
          </table:table-cell>
          <table:table-cell office:value-type="float" office:value="13785.03378" table:style-name="ce4">
            <text:p>13785</text:p>
          </table:table-cell>
          <table:table-cell office:value-type="float" office:value="711.510551057719" table:style-name="ce4">
            <text:p>712</text:p>
          </table:table-cell>
          <table:table-cell office:value-type="float" office:value="5.1614712188084201E-2" table:style-name="ce6">
            <text:p>0.0516</text:p>
          </table:table-cell>
          <table:table-cell office:value-type="float" office:value="13088.887350000001" table:style-name="ce4">
            <text:p>13089</text:p>
          </table:table-cell>
          <table:table-cell office:value-type="float" office:value="721.07318850659794" table:style-name="ce4">
            <text:p>721</text:p>
          </table:table-cell>
          <table:table-cell office:value-type="float" office:value="5.5090487772178599E-2" table:style-name="ce6">
            <text:p>0.0551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3" table:style-name="ce3"/>
          <table:table-cell office:value-type="float" office:value="15953.54103" table:style-name="ce4">
            <text:p>15954</text:p>
          </table:table-cell>
          <table:table-cell office:value-type="float" office:value="548.30870087218796" table:style-name="ce4">
            <text:p>548</text:p>
          </table:table-cell>
          <table:table-cell office:value-type="float" office:value="3.43690908395268E-2" table:style-name="ce6">
            <text:p>0.0344</text:p>
          </table:table-cell>
          <table:table-cell office:value-type="float" office:value="14850.38247" table:style-name="ce4">
            <text:p>14850</text:p>
          </table:table-cell>
          <table:table-cell office:value-type="float" office:value="589.55058649579905" table:style-name="ce4">
            <text:p>590</text:p>
          </table:table-cell>
          <table:table-cell office:value-type="float" office:value="3.9699353716093101E-2" table:style-name="ce6">
            <text:p>0.0397</text:p>
          </table:table-cell>
          <table:table-cell office:value-type="float" office:value="14252.096879999999" table:style-name="ce4">
            <text:p>14252</text:p>
          </table:table-cell>
          <table:table-cell office:value-type="float" office:value="645.09003290026897" table:style-name="ce4">
            <text:p>645</text:p>
          </table:table-cell>
          <table:table-cell office:value-type="float" office:value="4.5262815593509302E-2" table:style-name="ce6">
            <text:p>0.0453</text:p>
          </table:table-cell>
          <table:table-cell office:value-type="float" office:value="13782.809670000001" table:style-name="ce4">
            <text:p>13783</text:p>
          </table:table-cell>
          <table:table-cell office:value-type="float" office:value="711.39575426019405" table:style-name="ce4">
            <text:p>711</text:p>
          </table:table-cell>
          <table:table-cell office:value-type="float" office:value="5.1614712188084201E-2" table:style-name="ce6">
            <text:p>0.0516</text:p>
          </table:table-cell>
          <table:table-cell office:value-type="float" office:value="13086.66324" table:style-name="ce4">
            <text:p>13087</text:p>
          </table:table-cell>
          <table:table-cell office:value-type="float" office:value="720.95066120183901" table:style-name="ce4">
            <text:p>721</text:p>
          </table:table-cell>
          <table:table-cell office:value-type="float" office:value="5.5090487772178599E-2" table:style-name="ce6">
            <text:p>0.0551</text:p>
          </table:table-cell>
          <table:table-cell table:number-columns-repeated="6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number-rows-repeated="2" table:style-name="ro1">
          <table:table-cell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4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2">
          <table:table-cell table:style-name="ce2"/>
          <table:table-cell table:number-columns-repeated="2" table:style-name="ce3"/>
          <table:table-cell office:value-type="string" table:style-name="ce5">
            <text:p>TURBOFAN</text:p>
          </table:table-cell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4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4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SEA LEVEL</text:p>
          </table:table-cell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4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F M0.25</text:p>
          </table:table-cell>
          <table:table-cell table:number-columns-repeated="2" table:style-name="ce3"/>
          <table:table-cell office:value-type="string" table:style-name="ce4">
            <text:p>TF M0.35</text:p>
          </table:table-cell>
          <table:table-cell table:number-columns-repeated="2" table:style-name="ce3"/>
          <table:table-cell office:value-type="string" table:style-name="ce4">
            <text:p>TF M0.45</text:p>
          </table:table-cell>
          <table:table-cell table:number-columns-repeated="2" table:style-name="ce3"/>
          <table:table-cell office:value-type="string" table:style-name="ce4">
            <text:p>TF M0.65</text:p>
          </table:table-cell>
          <table:table-cell table:number-columns-repeated="14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number-columns-repeated="13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office:value-type="float" office:value="292.44822390000002" table:style-name="ce3">
            <text:p>292.4482239</text:p>
          </table:table-cell>
          <table:table-cell office:value-type="float" office:value="125.28431046678899" table:style-name="ce4">
            <text:p>125</text:p>
          </table:table-cell>
          <table:table-cell office:value-type="float" office:value="0.42839826071102499" table:style-name="ce6">
            <text:p>0.4284</text:p>
          </table:table-cell>
          <table:table-cell office:value-type="float" office:value="-128.99838" table:style-name="ce4">
            <text:p>-129</text:p>
          </table:table-cell>
          <table:table-cell office:value-type="float" office:value="125.66582397268" table:style-name="ce4">
            <text:p>126</text:p>
          </table:table-cell>
          <table:table-cell office:value-type="float" office:value="-0.974165907918223" table:style-name="ce6">
            <text:p>-0.9742</text:p>
          </table:table-cell>
          <table:table-cell office:value-type="float" office:value="-737.34584364" table:style-name="ce4">
            <text:p>-737</text:p>
          </table:table-cell>
          <table:table-cell office:value-type="float" office:value="122.62324776561501" table:style-name="ce4">
            <text:p>123</text:p>
          </table:table-cell>
          <table:table-cell office:value-type="float" office:value="-0.166303572229104" table:style-name="ce6">
            <text:p>-0.1663</text:p>
          </table:table-cell>
          <table:table-cell office:value-type="float" office:value="-2125.49963493" table:style-name="ce4">
            <text:p>-2125</text:p>
          </table:table-cell>
          <table:table-cell office:value-type="float" office:value="113.77552258638499" table:style-name="ce4">
            <text:p>114</text:p>
          </table:table-cell>
          <table:table-cell office:value-type="float" office:value="-5.3528836569351798E-2" table:style-name="ce6">
            <text:p>-0.0535</text:p>
          </table:table-cell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500" table:style-name="ce3">
            <text:p>500</text:p>
          </table:table-cell>
          <table:table-cell office:value-type="float" office:value="115.746806160587" table:style-name="ce4">
            <text:p>116</text:p>
          </table:table-cell>
          <table:table-cell office:value-type="float" office:value="0.23149361232117399" table:style-name="ce6">
            <text:p>0.2315</text:p>
          </table:table-cell>
          <table:table-cell office:value-type="float" office:value="500" table:style-name="ce4">
            <text:p>500</text:p>
          </table:table-cell>
          <table:table-cell office:value-type="float" office:value="147.68989053296599" table:style-name="ce4">
            <text:p>148</text:p>
          </table:table-cell>
          <table:table-cell office:value-type="float" office:value="0.29537978106593199" table:style-name="ce6">
            <text:p>0.2954</text:p>
          </table:table-cell>
          <table:table-cell office:value-type="float" office:value="250" table:style-name="ce4">
            <text:p>250</text:p>
          </table:table-cell>
          <table:table-cell office:value-type="float" office:value="174.26826248478201" table:style-name="ce4">
            <text:p>174</text:p>
          </table:table-cell>
          <table:table-cell office:value-type="float" office:value="0.697073049939128" table:style-name="ce6">
            <text:p>0.6971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style-name="ce6"/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2" table:style-name="ce2"/>
          <table:table-cell table:number-columns-repeated="6" table:style-name="ce1"/>
          <table:table-cell table:number-columns-repeated="948" table:style-name="ce2"/>
          <table:table-cell table:number-columns-repeated="1538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000" table:style-name="ce3">
            <text:p>1000</text:p>
          </table:table-cell>
          <table:table-cell office:value-type="float" office:value="134.40807897204499" table:style-name="ce4">
            <text:p>134</text:p>
          </table:table-cell>
          <table:table-cell office:value-type="float" office:value="0.13440807897204499" table:style-name="ce6">
            <text:p>0.1344</text:p>
          </table:table-cell>
          <table:table-cell office:value-type="float" office:value="1000" table:style-name="ce4">
            <text:p>1000</text:p>
          </table:table-cell>
          <table:table-cell office:value-type="float" office:value="168.45855301328299" table:style-name="ce4">
            <text:p>168</text:p>
          </table:table-cell>
          <table:table-cell office:value-type="float" office:value="0.168458553013283" table:style-name="ce6">
            <text:p>0.1685</text:p>
          </table:table-cell>
          <table:table-cell office:value-type="float" office:value="500" table:style-name="ce4">
            <text:p>500</text:p>
          </table:table-cell>
          <table:table-cell office:value-type="float" office:value="185.72393613635401" table:style-name="ce4">
            <text:p>186</text:p>
          </table:table-cell>
          <table:table-cell office:value-type="float" office:value="0.37144787227270798" table:style-name="ce6">
            <text:p>0.3714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style-name="ce6"/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2" table:style-name="ce2"/>
          <table:table-cell table:number-columns-repeated="6" table:style-name="ce1"/>
          <table:table-cell table:number-columns-repeated="948" table:style-name="ce2"/>
          <table:table-cell table:number-columns-repeated="1538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500" table:style-name="ce3">
            <text:p>2500</text:p>
          </table:table-cell>
          <table:table-cell office:value-type="float" office:value="190.391897406422" table:style-name="ce4">
            <text:p>190</text:p>
          </table:table-cell>
          <table:table-cell office:value-type="float" office:value="7.6156758962568794E-2" table:style-name="ce6">
            <text:p>0.0762</text:p>
          </table:table-cell>
          <table:table-cell office:value-type="float" office:value="2500" table:style-name="ce4">
            <text:p>2500</text:p>
          </table:table-cell>
          <table:table-cell office:value-type="float" office:value="230.764540454231" table:style-name="ce4">
            <text:p>231</text:p>
          </table:table-cell>
          <table:table-cell office:value-type="float" office:value="9.2305816181692299E-2" table:style-name="ce6">
            <text:p>0.0923</text:p>
          </table:table-cell>
          <table:table-cell office:value-type="float" office:value="1250" table:style-name="ce4">
            <text:p>1250</text:p>
          </table:table-cell>
          <table:table-cell office:value-type="float" office:value="220.09095709106899" table:style-name="ce4">
            <text:p>220</text:p>
          </table:table-cell>
          <table:table-cell office:value-type="float" office:value="0.17607276567285499" table:style-name="ce6">
            <text:p>0.1761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style-name="ce6"/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2" table:style-name="ce2"/>
          <table:table-cell table:number-columns-repeated="6" table:style-name="ce1"/>
          <table:table-cell table:number-columns-repeated="948" table:style-name="ce2"/>
          <table:table-cell table:number-columns-repeated="1538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5000" table:style-name="ce3">
            <text:p>5000</text:p>
          </table:table-cell>
          <table:table-cell office:value-type="float" office:value="283.69826146371599" table:style-name="ce4">
            <text:p>284</text:p>
          </table:table-cell>
          <table:table-cell office:value-type="float" office:value="5.6739652292743199E-2" table:style-name="ce6">
            <text:p>0.0567</text:p>
          </table:table-cell>
          <table:table-cell office:value-type="float" office:value="5000" table:style-name="ce4">
            <text:p>5000</text:p>
          </table:table-cell>
          <table:table-cell office:value-type="float" office:value="334.60785285581198" table:style-name="ce4">
            <text:p>335</text:p>
          </table:table-cell>
          <table:table-cell office:value-type="float" office:value="6.6921570571162298E-2" table:style-name="ce6">
            <text:p>0.0669</text:p>
          </table:table-cell>
          <table:table-cell office:value-type="float" office:value="2500" table:style-name="ce4">
            <text:p>2500</text:p>
          </table:table-cell>
          <table:table-cell office:value-type="float" office:value="277.36932534892799" table:style-name="ce4">
            <text:p>277</text:p>
          </table:table-cell>
          <table:table-cell office:value-type="float" office:value="0.110947730139571" table:style-name="ce6">
            <text:p>0.1109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style-name="ce6"/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2" table:style-name="ce2"/>
          <table:table-cell table:number-columns-repeated="6" table:style-name="ce1"/>
          <table:table-cell table:number-columns-repeated="948" table:style-name="ce2"/>
          <table:table-cell table:number-columns-repeated="1538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7500" table:style-name="ce3">
            <text:p>7500</text:p>
          </table:table-cell>
          <table:table-cell office:value-type="float" office:value="377.00462552100998" table:style-name="ce4">
            <text:p>377</text:p>
          </table:table-cell>
          <table:table-cell office:value-type="float" office:value="5.0267283402801302E-2" table:style-name="ce6">
            <text:p>0.0503</text:p>
          </table:table-cell>
          <table:table-cell office:value-type="float" office:value="7500" table:style-name="ce4">
            <text:p>7500</text:p>
          </table:table-cell>
          <table:table-cell office:value-type="float" office:value="438.45116525739297" table:style-name="ce4">
            <text:p>438</text:p>
          </table:table-cell>
          <table:table-cell office:value-type="float" office:value="5.8460155367652401E-2" table:style-name="ce6">
            <text:p>0.0585</text:p>
          </table:table-cell>
          <table:table-cell office:value-type="float" office:value="5000" table:style-name="ce4">
            <text:p>5000</text:p>
          </table:table-cell>
          <table:table-cell office:value-type="float" office:value="391.92606186464502" table:style-name="ce4">
            <text:p>392</text:p>
          </table:table-cell>
          <table:table-cell office:value-type="float" office:value="7.83852123729291E-2" table:style-name="ce6">
            <text:p>0.0784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style-name="ce6"/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2" table:style-name="ce2"/>
          <table:table-cell table:number-columns-repeated="6" table:style-name="ce1"/>
          <table:table-cell table:number-columns-repeated="948" table:style-name="ce2"/>
          <table:table-cell table:number-columns-repeated="1538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0000" table:style-name="ce3">
            <text:p>10000</text:p>
          </table:table-cell>
          <table:table-cell office:value-type="float" office:value="470.310989578305" table:style-name="ce4">
            <text:p>470</text:p>
          </table:table-cell>
          <table:table-cell office:value-type="float" office:value="4.7031098957830503E-2" table:style-name="ce6">
            <text:p>0.0470</text:p>
          </table:table-cell>
          <table:table-cell office:value-type="float" office:value="10000" table:style-name="ce4">
            <text:p>10000</text:p>
          </table:table-cell>
          <table:table-cell office:value-type="float" office:value="542.29447765897396" table:style-name="ce4">
            <text:p>542</text:p>
          </table:table-cell>
          <table:table-cell office:value-type="float" office:value="5.4229447765897401E-2" table:style-name="ce6">
            <text:p>0.0542</text:p>
          </table:table-cell>
          <table:table-cell office:value-type="float" office:value="7500" table:style-name="ce4">
            <text:p>7500</text:p>
          </table:table-cell>
          <table:table-cell office:value-type="float" office:value="506.48279838036302" table:style-name="ce4">
            <text:p>506</text:p>
          </table:table-cell>
          <table:table-cell office:value-type="float" office:value="6.7531039784048397E-2" table:style-name="ce6">
            <text:p>0.0675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style-name="ce6"/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2" table:style-name="ce2"/>
          <table:table-cell table:number-columns-repeated="6" table:style-name="ce1"/>
          <table:table-cell table:number-columns-repeated="948" table:style-name="ce2"/>
          <table:table-cell table:number-columns-repeated="1538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2500" table:style-name="ce3">
            <text:p>12500</text:p>
          </table:table-cell>
          <table:table-cell office:value-type="float" office:value="563.61735363559899" table:style-name="ce4">
            <text:p>564</text:p>
          </table:table-cell>
          <table:table-cell office:value-type="float" office:value="4.5089388290847902E-2" table:style-name="ce6">
            <text:p>0.0451</text:p>
          </table:table-cell>
          <table:table-cell office:value-type="float" office:value="12500" table:style-name="ce4">
            <text:p>12500</text:p>
          </table:table-cell>
          <table:table-cell office:value-type="float" office:value="646.13779006055404" table:style-name="ce4">
            <text:p>646</text:p>
          </table:table-cell>
          <table:table-cell office:value-type="float" office:value="5.1691023204844401E-2" table:style-name="ce6">
            <text:p>0.0517</text:p>
          </table:table-cell>
          <table:table-cell office:value-type="float" office:value="10000" table:style-name="ce4">
            <text:p>10000</text:p>
          </table:table-cell>
          <table:table-cell office:value-type="float" office:value="621.03953489608102" table:style-name="ce4">
            <text:p>621</text:p>
          </table:table-cell>
          <table:table-cell office:value-type="float" office:value="6.2103953489608101E-2" table:style-name="ce6">
            <text:p>0.0621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style-name="ce6"/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2" table:style-name="ce2"/>
          <table:table-cell table:number-columns-repeated="6" table:style-name="ce1"/>
          <table:table-cell table:number-columns-repeated="948" table:style-name="ce2"/>
          <table:table-cell table:number-columns-repeated="1538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5346.359" table:style-name="ce3">
            <text:p>15346.359</text:p>
          </table:table-cell>
          <table:table-cell office:value-type="float" office:value="667.161791184913" table:style-name="ce4">
            <text:p>667</text:p>
          </table:table-cell>
          <table:table-cell office:value-type="float" office:value="4.3473620758182001E-2" table:style-name="ce6">
            <text:p>0.0435</text:p>
          </table:table-cell>
          <table:table-cell office:value-type="float" office:value="13771.689119999999" table:style-name="ce4">
            <text:p>13772</text:p>
          </table:table-cell>
          <table:table-cell office:value-type="float" office:value="703.44627075883" table:style-name="ce4">
            <text:p>703</text:p>
          </table:table-cell>
          <table:table-cell office:value-type="float" office:value="5.1079157003133799E-2" table:style-name="ce6">
            <text:p>0.0511</text:p>
          </table:table-cell>
          <table:table-cell office:value-type="float" office:value="12451.235013" table:style-name="ce4">
            <text:p>12451</text:p>
          </table:table-cell>
          <table:table-cell office:value-type="float" office:value="745.45752261694997" table:style-name="ce4">
            <text:p>745</text:p>
          </table:table-cell>
          <table:table-cell office:value-type="float" office:value="5.9870167243541501E-2" table:style-name="ce6">
            <text:p>0.0599</text:p>
          </table:table-cell>
          <table:table-cell office:value-type="float" office:value="10314.1321962" table:style-name="ce4">
            <text:p>10314</text:p>
          </table:table-cell>
          <table:table-cell office:value-type="float" office:value="845.05773333670095" table:style-name="ce4">
            <text:p>845</text:p>
          </table:table-cell>
          <table:table-cell office:value-type="float" office:value="8.1932024649445795E-2" table:style-name="ce6">
            <text:p>0.0819</text:p>
          </table:table-cell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2" table:style-name="ce2"/>
          <table:table-cell table:number-columns-repeated="6" table:style-name="ce1"/>
          <table:table-cell table:number-columns-repeated="948" table:style-name="ce2"/>
          <table:table-cell table:number-columns-repeated="15385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9182.94875" table:style-name="ce3">
            <text:p>19182.94875</text:p>
          </table:table-cell>
          <table:table-cell office:value-type="float" office:value="801.30562055450298" table:style-name="ce4">
            <text:p>801</text:p>
          </table:table-cell>
          <table:table-cell office:value-type="float" office:value="4.1771764653987499E-2" table:style-name="ce6">
            <text:p>0.0418</text:p>
          </table:table-cell>
          <table:table-cell office:value-type="float" office:value="17214.611400000002" table:style-name="ce4">
            <text:p>17215</text:p>
          </table:table-cell>
          <table:table-cell office:value-type="float" office:value="838.49437719702098" table:style-name="ce4">
            <text:p>838</text:p>
          </table:table-cell>
          <table:table-cell office:value-type="float" office:value="4.8708295395911198E-2" table:style-name="ce6">
            <text:p>0.0487</text:p>
          </table:table-cell>
          <table:table-cell office:value-type="float" office:value="15564.0771279" table:style-name="ce4">
            <text:p>15564</text:p>
          </table:table-cell>
          <table:table-cell office:value-type="float" office:value="879.02700452254999" table:style-name="ce4">
            <text:p>879</text:p>
          </table:table-cell>
          <table:table-cell office:value-type="float" office:value="5.6477939379188498E-2" table:style-name="ce6">
            <text:p>0.0565</text:p>
          </table:table-cell>
          <table:table-cell office:value-type="float" office:value="12892.720848000001" table:style-name="ce4">
            <text:p>12893</text:p>
          </table:table-cell>
          <table:table-cell office:value-type="float" office:value="975.18147344830095" table:style-name="ce4">
            <text:p>975</text:p>
          </table:table-cell>
          <table:table-cell office:value-type="float" office:value="7.5638143797984794E-2" table:style-name="ce6">
            <text:p>0.0756</text:p>
          </table:table-cell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23021.762610000002" table:style-name="ce3">
            <text:p>23021.76261</text:p>
          </table:table-cell>
          <table:table-cell office:value-type="float" office:value="939.50283840539896" table:style-name="ce4">
            <text:p>940</text:p>
          </table:table-cell>
          <table:table-cell office:value-type="float" office:value="4.0809335684718798E-2" table:style-name="ce6">
            <text:p>0.0408</text:p>
          </table:table-cell>
          <table:table-cell office:value-type="float" office:value="20657.53368" table:style-name="ce4">
            <text:p>20658</text:p>
          </table:table-cell>
          <table:table-cell office:value-type="float" office:value="976.37113936551498" table:style-name="ce4">
            <text:p>976</text:p>
          </table:table-cell>
          <table:table-cell office:value-type="float" office:value="4.7264651942008302E-2" table:style-name="ce6">
            <text:p>0.0473</text:p>
          </table:table-cell>
          <table:table-cell office:value-type="float" office:value="18677.074930499999" table:style-name="ce4">
            <text:p>18677</text:p>
          </table:table-cell>
          <table:table-cell office:value-type="float" office:value="1015.18601359455" table:style-name="ce4">
            <text:p>1015</text:p>
          </table:table-cell>
          <table:table-cell office:value-type="float" office:value="5.4354657641638097E-2" table:style-name="ce6">
            <text:p>0.0544</text:p>
          </table:table-cell>
          <table:table-cell office:value-type="float" office:value="15471.3762231" table:style-name="ce4">
            <text:p>15471</text:p>
          </table:table-cell>
          <table:table-cell office:value-type="float" office:value="1108.2079899803" table:style-name="ce4">
            <text:p>1108</text:p>
          </table:table-cell>
          <table:table-cell office:value-type="float" office:value="7.1629567660933494E-2" table:style-name="ce6">
            <text:p>0.0716</text:p>
          </table:table-cell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30694.94211" table:style-name="ce3">
            <text:p>30694.94211</text:p>
          </table:table-cell>
          <table:table-cell office:value-type="float" office:value="1233.90643446527" table:style-name="ce4">
            <text:p>1234</text:p>
          </table:table-cell>
          <table:table-cell office:value-type="float" office:value="4.01990148749388E-2" table:style-name="ce6">
            <text:p>0.0402</text:p>
          </table:table-cell>
          <table:table-cell office:value-type="float" office:value="27541.154129999999" table:style-name="ce4">
            <text:p>27541</text:p>
          </table:table-cell>
          <table:table-cell office:value-type="float" office:value="1265.51919436295" table:style-name="ce4">
            <text:p>1266</text:p>
          </table:table-cell>
          <table:table-cell office:value-type="float" office:value="4.5950114813251099E-2" table:style-name="ce6">
            <text:p>0.0460</text:p>
          </table:table-cell>
          <table:table-cell office:value-type="float" office:value="24902.470025999999" table:style-name="ce4">
            <text:p>24902</text:p>
          </table:table-cell>
          <table:table-cell office:value-type="float" office:value="1300.1097038016001" table:style-name="ce4">
            <text:p>1300</text:p>
          </table:table-cell>
          <table:table-cell office:value-type="float" office:value="5.2208062189983202E-2" table:style-name="ce6">
            <text:p>0.0522</text:p>
          </table:table-cell>
          <table:table-cell office:value-type="float" office:value="20628.397839000001" table:style-name="ce4">
            <text:p>20628</text:p>
          </table:table-cell>
          <table:table-cell office:value-type="float" office:value="1379.3513234218001" table:style-name="ce4">
            <text:p>1379</text:p>
          </table:table-cell>
          <table:table-cell office:value-type="float" office:value="6.6866624067817904E-2" table:style-name="ce6">
            <text:p>0.0669</text:p>
          </table:table-cell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office:value-type="float" office:value="38368.121610000002" table:style-name="ce3">
            <text:p>38368.12161</text:p>
          </table:table-cell>
          <table:table-cell office:value-type="float" office:value="1536.05615127172" table:style-name="ce4">
            <text:p>1536</text:p>
          </table:table-cell>
          <table:table-cell office:value-type="float" office:value="4.0034697733844098E-2" table:style-name="ce6">
            <text:p>0.0400</text:p>
          </table:table-cell>
          <table:table-cell office:value-type="float" office:value="34426.99869" table:style-name="ce4">
            <text:p>34427</text:p>
          </table:table-cell>
          <table:table-cell office:value-type="float" office:value="1558.48862333328" table:style-name="ce4">
            <text:p>1558</text:p>
          </table:table-cell>
          <table:table-cell office:value-type="float" office:value="4.5269372371573399E-2" table:style-name="ce6">
            <text:p>0.0453</text:p>
          </table:table-cell>
          <table:table-cell office:value-type="float" office:value="31127.976327" table:style-name="ce4">
            <text:p>31128</text:p>
          </table:table-cell>
          <table:table-cell office:value-type="float" office:value="1586.7588753161001" table:style-name="ce4">
            <text:p>1587</text:p>
          </table:table-cell>
          <table:table-cell office:value-type="float" office:value="5.0975330315314003E-2" table:style-name="ce6">
            <text:p>0.0510</text:p>
          </table:table-cell>
          <table:table-cell office:value-type="float" office:value="25785.219284999999" table:style-name="ce4">
            <text:p>25785</text:p>
          </table:table-cell>
          <table:table-cell office:value-type="float" office:value="1660.6830888496499" table:style-name="ce4">
            <text:p>1661</text:p>
          </table:table-cell>
          <table:table-cell office:value-type="float" office:value="6.4404458635560893E-2" table:style-name="ce6">
            <text:p>0.0644</text:p>
          </table:table-cell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office:value-type="float" office:value="41255.016389999997" table:style-name="ce3">
            <text:p>41255.01639</text:p>
          </table:table-cell>
          <table:table-cell office:value-type="float" office:value="1652.60052637115" table:style-name="ce4">
            <text:p>1653</text:p>
          </table:table-cell>
          <table:table-cell office:value-type="float" office:value="4.0058171611143403E-2" table:style-name="ce6">
            <text:p>0.0401</text:p>
          </table:table-cell>
          <table:table-cell office:value-type="float" office:value="37018.086840000004" table:style-name="ce4">
            <text:p>37018</text:p>
          </table:table-cell>
          <table:table-cell office:value-type="float" office:value="1671.8752465156899" table:style-name="ce4">
            <text:p>1672</text:p>
          </table:table-cell>
          <table:table-cell office:value-type="float" office:value="4.5163739923726798E-2" table:style-name="ce6">
            <text:p>0.0452</text:p>
          </table:table-cell>
          <table:table-cell office:value-type="float" office:value="33470.853800999997" table:style-name="ce4">
            <text:p>33471</text:p>
          </table:table-cell>
          <table:table-cell office:value-type="float" office:value="1697.50031783645" table:style-name="ce4">
            <text:p>1698</text:p>
          </table:table-cell>
          <table:table-cell office:value-type="float" office:value="5.0715775818832999E-2" table:style-name="ce6">
            <text:p>0.0507</text:p>
          </table:table-cell>
          <table:table-cell office:value-type="float" office:value="27725.977671000001" table:style-name="ce4">
            <text:p>27726</text:p>
          </table:table-cell>
          <table:table-cell office:value-type="float" office:value="1766.9137421124001" table:style-name="ce4">
            <text:p>1767</text:p>
          </table:table-cell>
          <table:table-cell office:value-type="float" office:value="6.3727734440199899E-2" table:style-name="ce6">
            <text:p>0.0637</text:p>
          </table:table-cell>
          <table:table-cell table:number-columns-repeated="1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style-name="ce6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4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number-rows-repeated="4" table:style-name="ro1">
          <table:table-cell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4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urbofan</text:p>
          </table:table-cell>
          <table:table-cell table:style-name="ce3"/>
          <table:table-cell office:value-type="string" table:style-name="ce3">
            <text:p>10000 FT</text:p>
          </table:table-cell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4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F M0.25</text:p>
          </table:table-cell>
          <table:table-cell table:number-columns-repeated="2" table:style-name="ce3"/>
          <table:table-cell office:value-type="string" table:style-name="ce4">
            <text:p>TF M0.35</text:p>
          </table:table-cell>
          <table:table-cell table:number-columns-repeated="2" table:style-name="ce3"/>
          <table:table-cell office:value-type="string" table:style-name="ce4">
            <text:p>TF M0.45</text:p>
          </table:table-cell>
          <table:table-cell table:number-columns-repeated="2" table:style-name="ce3"/>
          <table:table-cell office:value-type="string" table:style-name="ce4">
            <text:p>TF M0.65</text:p>
          </table:table-cell>
          <table:table-cell table:number-columns-repeated="2" table:style-name="ce3"/>
          <table:table-cell office:value-type="string" table:style-name="ce3">
            <text:p>TF M0.75</text:p>
          </table:table-cell>
          <table:table-cell table:number-columns-repeated="11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table:number-columns-repeated="9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table:number-columns-repeated="9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4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3" table:style-name="ce3"/>
          <table:table-cell office:value-type="float" office:value="8.7057225675000005" table:style-name="ce4">
            <text:p>9</text:p>
          </table:table-cell>
          <table:table-cell office:value-type="float" office:value="100.19982200011501" table:style-name="ce4">
            <text:p>100</text:p>
          </table:table-cell>
          <table:table-cell office:value-type="float" office:value="11.5096502585757" table:style-name="ce6">
            <text:p>11.5097</text:p>
          </table:table-cell>
          <table:table-cell office:value-type="float" office:value="-418.04371559999998" table:style-name="ce4">
            <text:p>-418</text:p>
          </table:table-cell>
          <table:table-cell office:value-type="float" office:value="99.075257178254901" table:style-name="ce4">
            <text:p>99</text:p>
          </table:table-cell>
          <table:table-cell office:value-type="float" office:value="-0.23699736051780301" table:style-name="ce6">
            <text:p>-0.2370</text:p>
          </table:table-cell>
          <table:table-cell office:value-type="float" office:value="-1443.5717119999999" table:style-name="ce4">
            <text:p>-1444</text:p>
          </table:table-cell>
          <table:table-cell office:value-type="float" office:value="94.383827517515002" table:style-name="ce4">
            <text:p>94</text:p>
          </table:table-cell>
          <table:table-cell office:value-type="float" office:value="-6.5382153676834406E-2" table:style-name="ce6">
            <text:p>-0.0654</text:p>
          </table:table-cell>
          <table:table-cell office:value-type="float" office:value="-2055.1227840000001" table:style-name="ce4">
            <text:p>-2055</text:p>
          </table:table-cell>
          <table:table-cell office:value-type="float" office:value="91.025795514635007" table:style-name="ce4">
            <text:p>91</text:p>
          </table:table-cell>
          <table:table-cell office:value-type="float" office:value="-4.4292144597543902E-2" table:style-name="ce6">
            <text:p>-0.0443</text:p>
          </table:table-cell>
          <table:table-cell table:number-columns-repeated="7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1551.0264905" table:style-name="ce4">
            <text:p>11551</text:p>
          </table:table-cell>
          <table:table-cell office:value-type="float" office:value="550.25102916594994" table:style-name="ce4">
            <text:p>550</text:p>
          </table:table-cell>
          <table:table-cell office:value-type="float" office:value="4.7636548112715102E-2" table:style-name="ce6">
            <text:p>0.0476</text:p>
          </table:table-cell>
          <table:table-cell office:value-type="float" office:value="10561.2752994" table:style-name="ce4">
            <text:p>10561</text:p>
          </table:table-cell>
          <table:table-cell office:value-type="float" office:value="581.64643564810001" table:style-name="ce4">
            <text:p>582</text:p>
          </table:table-cell>
          <table:table-cell office:value-type="float" office:value="5.5073503829707403E-2" table:style-name="ce6">
            <text:p>0.0551</text:p>
          </table:table-cell>
          <table:table-cell office:value-type="float" office:value="8983.1808000000001" table:style-name="ce4">
            <text:p>8983</text:p>
          </table:table-cell>
          <table:table-cell office:value-type="float" office:value="656.45035750330101" table:style-name="ce4">
            <text:p>656</text:p>
          </table:table-cell>
          <table:table-cell office:value-type="float" office:value="7.3075492091097705E-2" table:style-name="ce6">
            <text:p>0.0731</text:p>
          </table:table-cell>
          <table:table-cell office:value-type="float" office:value="8390.3958399999992" table:style-name="ce4">
            <text:p>8390</text:p>
          </table:table-cell>
          <table:table-cell office:value-type="float" office:value="701.88977220644995" table:style-name="ce4">
            <text:p>702</text:p>
          </table:table-cell>
          <table:table-cell office:value-type="float" office:value="8.3653952160432296E-2" table:style-name="ce6">
            <text:p>0.0837</text:p>
          </table:table-cell>
          <table:table-cell table:number-columns-repeated="7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4438.9888433" table:style-name="ce4">
            <text:p>14439</text:p>
          </table:table-cell>
          <table:table-cell office:value-type="float" office:value="660.92721142505104" table:style-name="ce4">
            <text:p>661</text:p>
          </table:table-cell>
          <table:table-cell office:value-type="float" office:value="4.5773787804520301E-2" table:style-name="ce6">
            <text:p>0.0458</text:p>
          </table:table-cell>
          <table:table-cell office:value-type="float" office:value="13201.5830037" table:style-name="ce4">
            <text:p>13202</text:p>
          </table:table-cell>
          <table:table-cell office:value-type="float" office:value="692.549723616351" table:style-name="ce4">
            <text:p>693</text:p>
          </table:table-cell>
          <table:table-cell office:value-type="float" office:value="5.2459596960625902E-2" table:style-name="ce6">
            <text:p>0.0525</text:p>
          </table:table-cell>
          <table:table-cell office:value-type="float" office:value="11228.998240000001" table:style-name="ce4">
            <text:p>11229</text:p>
          </table:table-cell>
          <table:table-cell office:value-type="float" office:value="766.49482043349997" table:style-name="ce4">
            <text:p>766</text:p>
          </table:table-cell>
          <table:table-cell office:value-type="float" office:value="6.8260302838332301E-2" table:style-name="ce6">
            <text:p>0.0683</text:p>
          </table:table-cell>
          <table:table-cell office:value-type="float" office:value="10488.094880000001" table:style-name="ce4">
            <text:p>10488</text:p>
          </table:table-cell>
          <table:table-cell office:value-type="float" office:value="812.75651442840001" table:style-name="ce4">
            <text:p>813</text:p>
          </table:table-cell>
          <table:table-cell office:value-type="float" office:value="7.7493245792261606E-2" table:style-name="ce6">
            <text:p>0.0775</text:p>
          </table:table-cell>
          <table:table-cell table:number-columns-repeated="7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7326.461891899999" table:style-name="ce4">
            <text:p>17326</text:p>
          </table:table-cell>
          <table:table-cell office:value-type="float" office:value="775.70956932200102" table:style-name="ce4">
            <text:p>776</text:p>
          </table:table-cell>
          <table:table-cell office:value-type="float" office:value="4.4770223382111299E-2" table:style-name="ce6">
            <text:p>0.0448</text:p>
          </table:table-cell>
          <table:table-cell office:value-type="float" office:value="15841.9351902" table:style-name="ce4">
            <text:p>15842</text:p>
          </table:table-cell>
          <table:table-cell office:value-type="float" office:value="806.783895318801" table:style-name="ce4">
            <text:p>807</text:p>
          </table:table-cell>
          <table:table-cell office:value-type="float" office:value="5.0927104904322999E-2" table:style-name="ce6">
            <text:p>0.0509</text:p>
          </table:table-cell>
          <table:table-cell office:value-type="float" office:value="13474.83792" table:style-name="ce4">
            <text:p>13475</text:p>
          </table:table-cell>
          <table:table-cell office:value-type="float" office:value="878.03765896200002" table:style-name="ce4">
            <text:p>878</text:p>
          </table:table-cell>
          <table:table-cell office:value-type="float" office:value="6.5161277944484605E-2" table:style-name="ce6">
            <text:p>0.0652</text:p>
          </table:table-cell>
          <table:table-cell office:value-type="float" office:value="12585.838400000001" table:style-name="ce4">
            <text:p>12586</text:p>
          </table:table-cell>
          <table:table-cell office:value-type="float" office:value="925.95696359265003" table:style-name="ce4">
            <text:p>926</text:p>
          </table:table-cell>
          <table:table-cell office:value-type="float" office:value="7.3571337416238405E-2" table:style-name="ce6">
            <text:p>0.0736</text:p>
          </table:table-cell>
          <table:table-cell table:number-columns-repeated="7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23102.275392" table:style-name="ce4">
            <text:p>23102</text:p>
          </table:table-cell>
          <table:table-cell office:value-type="float" office:value="1010.34109179935" table:style-name="ce4">
            <text:p>1010</text:p>
          </table:table-cell>
          <table:table-cell office:value-type="float" office:value="4.3733401782112602E-2" table:style-name="ce6">
            <text:p>0.0437</text:p>
          </table:table-cell>
          <table:table-cell office:value-type="float" office:value="21122.861974200001" table:style-name="ce4">
            <text:p>21123</text:p>
          </table:table-cell>
          <table:table-cell office:value-type="float" office:value="1039.9144317874" table:style-name="ce4">
            <text:p>1040</text:p>
          </table:table-cell>
          <table:table-cell office:value-type="float" office:value="4.9231701322367101E-2" table:style-name="ce6">
            <text:p>0.0492</text:p>
          </table:table-cell>
          <table:table-cell office:value-type="float" office:value="17966.20592" table:style-name="ce4">
            <text:p>17966</text:p>
          </table:table-cell>
          <table:table-cell office:value-type="float" office:value="1113.0450805441501" table:style-name="ce4">
            <text:p>1113</text:p>
          </table:table-cell>
          <table:table-cell office:value-type="float" office:value="6.1952149802819899E-2" table:style-name="ce6">
            <text:p>0.0620</text:p>
          </table:table-cell>
          <table:table-cell office:value-type="float" office:value="16780.902880000001" table:style-name="ce4">
            <text:p>16781</text:p>
          </table:table-cell>
          <table:table-cell office:value-type="float" office:value="1155.21887177435" table:style-name="ce4">
            <text:p>1155</text:p>
          </table:table-cell>
          <table:table-cell office:value-type="float" office:value="6.8841282262063194E-2" table:style-name="ce6">
            <text:p>0.0688</text:p>
          </table:table-cell>
          <table:table-cell table:number-columns-repeated="7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3" table:style-name="ce3"/>
          <table:table-cell office:value-type="float" office:value="28877.399418000001" table:style-name="ce4">
            <text:p>28877</text:p>
          </table:table-cell>
          <table:table-cell office:value-type="float" office:value="1255.73533656205" table:style-name="ce4">
            <text:p>1256</text:p>
          </table:table-cell>
          <table:table-cell office:value-type="float" office:value="4.3485056198631203E-2" table:style-name="ce6">
            <text:p>0.0435</text:p>
          </table:table-cell>
          <table:table-cell office:value-type="float" office:value="26403.077043000001" table:style-name="ce4">
            <text:p>26403</text:p>
          </table:table-cell>
          <table:table-cell office:value-type="float" office:value="1282.0534947189501" table:style-name="ce4">
            <text:p>1282</text:p>
          </table:table-cell>
          <table:table-cell office:value-type="float" office:value="4.8556972834302603E-2" table:style-name="ce6">
            <text:p>0.0486</text:p>
          </table:table-cell>
          <table:table-cell office:value-type="float" office:value="22457.729599999999" table:style-name="ce4">
            <text:p>22458</text:p>
          </table:table-cell>
          <table:table-cell office:value-type="float" office:value="1349.8823998517501" table:style-name="ce4">
            <text:p>1350</text:p>
          </table:table-cell>
          <table:table-cell office:value-type="float" office:value="6.0107696721566697E-2" table:style-name="ce6">
            <text:p>0.0601</text:p>
          </table:table-cell>
          <table:table-cell office:value-type="float" office:value="20975.811679999999" table:style-name="ce4">
            <text:p>20976</text:p>
          </table:table-cell>
          <table:table-cell office:value-type="float" office:value="1386.05224704695" table:style-name="ce4">
            <text:p>1386</text:p>
          </table:table-cell>
          <table:table-cell office:value-type="float" office:value="6.6078598921086001E-2" table:style-name="ce6">
            <text:p>0.0661</text:p>
          </table:table-cell>
          <table:table-cell table:number-columns-repeated="7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3" table:style-name="ce3"/>
          <table:table-cell office:value-type="float" office:value="31051.244532000001" table:style-name="ce4">
            <text:p>31051</text:p>
          </table:table-cell>
          <table:table-cell office:value-type="float" office:value="1352.4223292196" table:style-name="ce4">
            <text:p>1352</text:p>
          </table:table-cell>
          <table:table-cell office:value-type="float" office:value="4.3554528960211399E-2" table:style-name="ce6">
            <text:p>0.0436</text:p>
          </table:table-cell>
          <table:table-cell office:value-type="float" office:value="28390.319328000001" table:style-name="ce4">
            <text:p>28390</text:p>
          </table:table-cell>
          <table:table-cell office:value-type="float" office:value="1377.0150060690501" table:style-name="ce4">
            <text:p>1377</text:p>
          </table:table-cell>
          <table:table-cell office:value-type="float" office:value="4.8502977023966401E-2" table:style-name="ce6">
            <text:p>0.0485</text:p>
          </table:table-cell>
          <table:table-cell office:value-type="float" office:value="24147.9696" table:style-name="ce4">
            <text:p>24148</text:p>
          </table:table-cell>
          <table:table-cell office:value-type="float" office:value="1438.9208898908" table:style-name="ce4">
            <text:p>1439</text:p>
          </table:table-cell>
          <table:table-cell office:value-type="float" office:value="5.9587655348497699E-2" table:style-name="ce6">
            <text:p>0.0596</text:p>
          </table:table-cell>
          <table:table-cell office:value-type="float" office:value="22554.473600000001" table:style-name="ce4">
            <text:p>22554</text:p>
          </table:table-cell>
          <table:table-cell office:value-type="float" office:value="1475.2160367875999" table:style-name="ce4">
            <text:p>1475</text:p>
          </table:table-cell>
          <table:table-cell office:value-type="float" office:value="6.5406804120119205E-2" table:style-name="ce6">
            <text:p>0.0654</text:p>
          </table:table-cell>
          <table:table-cell table:number-columns-repeated="7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number-rows-repeated="2" table:style-name="ro1">
          <table:table-cell table:style-name="ce2"/>
          <table:table-cell table:number-columns-repeated="10" table:style-name="ce3"/>
          <table:table-cell table:style-name="ce4"/>
          <table:table-cell table:number-columns-repeated="2" table:style-name="ce3"/>
          <table:table-cell table:number-columns-repeated="10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urbofan</text:p>
          </table:table-cell>
          <table:table-cell table:style-name="ce3"/>
          <table:table-cell office:value-type="string" table:style-name="ce3">
            <text:p>20000 FT</text:p>
          </table:table-cell>
          <table:table-cell table:number-columns-repeated="6" table:style-name="ce3"/>
          <table:table-cell table:style-name="ce4"/>
          <table:table-cell table:number-columns-repeated="2" table:style-name="ce3"/>
          <table:table-cell table:number-columns-repeated="10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F M0.25</text:p>
          </table:table-cell>
          <table:table-cell table:number-columns-repeated="2" table:style-name="ce3"/>
          <table:table-cell office:value-type="string" table:style-name="ce3">
            <text:p>TF M0.35</text:p>
          </table:table-cell>
          <table:table-cell table:number-columns-repeated="2" table:style-name="ce3"/>
          <table:table-cell office:value-type="string" table:style-name="ce3">
            <text:p>TF M0.45</text:p>
          </table:table-cell>
          <table:table-cell table:number-columns-repeated="2" table:style-name="ce3"/>
          <table:table-cell office:value-type="string" table:style-name="ce4">
            <text:p>TF M0.65</text:p>
          </table:table-cell>
          <table:table-cell table:number-columns-repeated="2" table:style-name="ce3"/>
          <table:table-cell office:value-type="string" table:style-name="ce4">
            <text:p>TF M0.75</text:p>
          </table:table-cell>
          <table:table-cell table:number-columns-repeated="2" table:style-name="ce4"/>
          <table:table-cell office:value-type="string" table:style-name="ce4">
            <text:p>TF M0.80</text:p>
          </table:table-cell>
          <table:table-cell table:number-columns-repeated="2" table:style-name="ce4"/>
          <table:table-cell office:value-type="string" table:style-name="ce4">
            <text:p>TF M0.82</text:p>
          </table:table-cell>
          <table:table-cell table:number-columns-repeated="2" table:style-name="ce4"/>
          <table:table-cell office:value-type="string" table:style-name="ce4">
            <text:p>TF M0.84</text:p>
          </table:table-cell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4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4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4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4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4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4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10" table:style-name="ce3"/>
          <table:table-cell table:style-name="ce4"/>
          <table:table-cell table:number-columns-repeated="2" table:style-name="ce3"/>
          <table:table-cell table:number-columns-repeated="10" table:style-name="ce4"/>
          <table:table-cell table:number-columns-repeated="2" table:style-name="ce3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6" table:style-name="ce3"/>
          <table:table-cell office:value-type="float" office:value="-144.2292483814" table:style-name="ce4">
            <text:p>-144</text:p>
          </table:table-cell>
          <table:table-cell office:value-type="float" office:value="85.884157064951694" table:style-name="ce4">
            <text:p>86</text:p>
          </table:table-cell>
          <table:table-cell office:value-type="float" office:value="-0.59546976794775697" table:style-name="ce6">
            <text:p>-0.5955</text:p>
          </table:table-cell>
          <table:table-cell office:value-type="float" office:value="-845.43758964000006" table:style-name="ce4">
            <text:p>-845</text:p>
          </table:table-cell>
          <table:table-cell office:value-type="float" office:value="77.336803114835007" table:style-name="ce4">
            <text:p>77</text:p>
          </table:table-cell>
          <table:table-cell office:value-type="float" office:value="-9.1475472657616394E-2" table:style-name="ce6">
            <text:p>-0.0915</text:p>
          </table:table-cell>
          <table:table-cell office:value-type="float" office:value="-1270.65405999" table:style-name="ce4">
            <text:p>-1271</text:p>
          </table:table-cell>
          <table:table-cell office:value-type="float" office:value="76.24747883405" table:style-name="ce4">
            <text:p>76</text:p>
          </table:table-cell>
          <table:table-cell office:value-type="float" office:value="-6.0006481098915397E-2" table:style-name="ce6">
            <text:p>-0.0600</text:p>
          </table:table-cell>
          <table:table-cell office:value-type="float" office:value="-1516.4315596500001" table:style-name="ce4">
            <text:p>-1516</text:p>
          </table:table-cell>
          <table:table-cell office:value-type="float" office:value="75.392830452720005" table:style-name="ce4">
            <text:p>75</text:p>
          </table:table-cell>
          <table:table-cell office:value-type="float" office:value="-4.9717265492760503E-2" table:style-name="ce6">
            <text:p>-0.0497</text:p>
          </table:table-cell>
          <table:table-cell office:value-type="float" office:value="-1583.6374915199999" table:style-name="ce4">
            <text:p>-1584</text:p>
          </table:table-cell>
          <table:table-cell office:value-type="float" office:value="75.028417153900094" table:style-name="ce4">
            <text:p>75</text:p>
          </table:table-cell>
          <table:table-cell office:value-type="float" office:value="-4.7377267560069297E-2" table:style-name="ce6">
            <text:p>-0.0474</text:p>
          </table:table-cell>
          <table:table-cell office:value-type="float" office:value="-1648.0299242399999" table:style-name="ce4">
            <text:p>-1648</text:p>
          </table:table-cell>
          <table:table-cell office:value-type="float" office:value="74.636855586400003" table:style-name="ce4">
            <text:p>75</text:p>
          </table:table-cell>
          <table:table-cell office:value-type="float" office:value="-4.5288531772758503E-2" table:style-name="ce6">
            <text:p>-0.0453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6" table:style-name="ce3"/>
          <table:table-cell office:value-type="float" office:value="12565.7099547" table:style-name="ce4">
            <text:p>12566</text:p>
          </table:table-cell>
          <table:table-cell office:value-type="float" office:value="607.47905746130004" table:style-name="ce4">
            <text:p>607</text:p>
          </table:table-cell>
          <table:table-cell office:value-type="float" office:value="4.8344189039162301E-2" table:style-name="ce6">
            <text:p>0.0483</text:p>
          </table:table-cell>
          <table:table-cell office:value-type="float" office:value="11217.788089199999" table:style-name="ce4">
            <text:p>11218</text:p>
          </table:table-cell>
          <table:table-cell office:value-type="float" office:value="678.93121229869996" table:style-name="ce4">
            <text:p>679</text:p>
          </table:table-cell>
          <table:table-cell office:value-type="float" office:value="6.0522734687094501E-2" table:style-name="ce6">
            <text:p>0.0605</text:p>
          </table:table-cell>
          <table:table-cell office:value-type="float" office:value="10660.1369889" table:style-name="ce4">
            <text:p>10660</text:p>
          </table:table-cell>
          <table:table-cell office:value-type="float" office:value="715.79542867359999" table:style-name="ce4">
            <text:p>716</text:p>
          </table:table-cell>
          <table:table-cell office:value-type="float" office:value="6.7146925918393996E-2" table:style-name="ce6">
            <text:p>0.0671</text:p>
          </table:table-cell>
          <table:table-cell office:value-type="float" office:value="10408.723594499999" table:style-name="ce4">
            <text:p>10409</text:p>
          </table:table-cell>
          <table:table-cell office:value-type="float" office:value="732.74221331499996" table:style-name="ce4">
            <text:p>733</text:p>
          </table:table-cell>
          <table:table-cell office:value-type="float" office:value="7.0396932598170203E-2" table:style-name="ce6">
            <text:p>0.0704</text:p>
          </table:table-cell>
          <table:table-cell office:value-type="float" office:value="10301.410287000001" table:style-name="ce4">
            <text:p>10301</text:p>
          </table:table-cell>
          <table:table-cell office:value-type="float" office:value="739.06201701445002" table:style-name="ce4">
            <text:p>739</text:p>
          </table:table-cell>
          <table:table-cell office:value-type="float" office:value="7.1743770651200897E-2" table:style-name="ce6">
            <text:p>0.0717</text:p>
          </table:table-cell>
          <table:table-cell office:value-type="float" office:value="10193.4964698" table:style-name="ce4">
            <text:p>10193</text:p>
          </table:table-cell>
          <table:table-cell office:value-type="float" office:value="745.29567716905103" table:style-name="ce4">
            <text:p>745</text:p>
          </table:table-cell>
          <table:table-cell office:value-type="float" office:value="7.3114821727472801E-2" table:style-name="ce6">
            <text:p>0.0731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6" table:style-name="ce3"/>
          <table:table-cell office:value-type="float" office:value="14659.998654000001" table:style-name="ce4">
            <text:p>14660</text:p>
          </table:table-cell>
          <table:table-cell office:value-type="float" office:value="695.54386440250005" table:style-name="ce4">
            <text:p>696</text:p>
          </table:table-cell>
          <table:table-cell office:value-type="float" office:value="4.7445015570497302E-2" table:style-name="ce6">
            <text:p>0.0474</text:p>
          </table:table-cell>
          <table:table-cell office:value-type="float" office:value="13087.3971963" table:style-name="ce4">
            <text:p>13087</text:p>
          </table:table-cell>
          <table:table-cell office:value-type="float" office:value="773.15397749145097" table:style-name="ce4">
            <text:p>773</text:p>
          </table:table-cell>
          <table:table-cell office:value-type="float" office:value="5.9076221642454102E-2" table:style-name="ce6">
            <text:p>0.0591</text:p>
          </table:table-cell>
          <table:table-cell office:value-type="float" office:value="12436.600369199999" table:style-name="ce4">
            <text:p>12437</text:p>
          </table:table-cell>
          <table:table-cell office:value-type="float" office:value="808.93487352960005" table:style-name="ce4">
            <text:p>809</text:p>
          </table:table-cell>
          <table:table-cell office:value-type="float" office:value="6.5044694652485302E-2" table:style-name="ce6">
            <text:p>0.0650</text:p>
          </table:table-cell>
          <table:table-cell office:value-type="float" office:value="12143.4404301" table:style-name="ce4">
            <text:p>12143</text:p>
          </table:table-cell>
          <table:table-cell office:value-type="float" office:value="827.17120093330004" table:style-name="ce4">
            <text:p>827</text:p>
          </table:table-cell>
          <table:table-cell office:value-type="float" office:value="6.8116709238593295E-2" table:style-name="ce6">
            <text:p>0.0681</text:p>
          </table:table-cell>
          <table:table-cell office:value-type="float" office:value="12018.289760400001" table:style-name="ce4">
            <text:p>12018</text:p>
          </table:table-cell>
          <table:table-cell office:value-type="float" office:value="833.90605989430003" table:style-name="ce4">
            <text:p>834</text:p>
          </table:table-cell>
          <table:table-cell office:value-type="float" office:value="6.9386416580003094E-2" table:style-name="ce6">
            <text:p>0.0694</text:p>
          </table:table-cell>
          <table:table-cell office:value-type="float" office:value="11892.449616600001" table:style-name="ce4">
            <text:p>11892</text:p>
          </table:table-cell>
          <table:table-cell office:value-type="float" office:value="840.53650243729999" table:style-name="ce4">
            <text:p>841</text:p>
          </table:table-cell>
          <table:table-cell office:value-type="float" office:value="7.0678163838007194E-2" table:style-name="ce6">
            <text:p>0.0707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6" table:style-name="ce3"/>
          <table:table-cell office:value-type="float" office:value="16754.242871099999" table:style-name="ce4">
            <text:p>16754</text:p>
          </table:table-cell>
          <table:table-cell office:value-type="float" office:value="787.23975227965104" table:style-name="ce4">
            <text:p>787</text:p>
          </table:table-cell>
          <table:table-cell office:value-type="float" office:value="4.69874859960153E-2" table:style-name="ce6">
            <text:p>0.0470</text:p>
          </table:table-cell>
          <table:table-cell office:value-type="float" office:value="14957.0507856" table:style-name="ce4">
            <text:p>14957</text:p>
          </table:table-cell>
          <table:table-cell office:value-type="float" office:value="867.41067802005102" table:style-name="ce4">
            <text:p>867</text:p>
          </table:table-cell>
          <table:table-cell office:value-type="float" office:value="5.7993430018647499E-2" table:style-name="ce6">
            <text:p>0.0580</text:p>
          </table:table-cell>
          <table:table-cell office:value-type="float" office:value="14213.5975359" table:style-name="ce4">
            <text:p>14214</text:p>
          </table:table-cell>
          <table:table-cell office:value-type="float" office:value="903.36386114790105" table:style-name="ce4">
            <text:p>903</text:p>
          </table:table-cell>
          <table:table-cell office:value-type="float" office:value="6.3556313513607604E-2" table:style-name="ce6">
            <text:p>0.0636</text:p>
          </table:table-cell>
          <table:table-cell office:value-type="float" office:value="13877.9570958" table:style-name="ce4">
            <text:p>13878</text:p>
          </table:table-cell>
          <table:table-cell office:value-type="float" office:value="922.07267284304999" table:style-name="ce4">
            <text:p>922</text:p>
          </table:table-cell>
          <table:table-cell office:value-type="float" office:value="6.6441527847215007E-2" table:style-name="ce6">
            <text:p>0.0664</text:p>
          </table:table-cell>
          <table:table-cell office:value-type="float" office:value="13735.3916448" table:style-name="ce4">
            <text:p>13735</text:p>
          </table:table-cell>
          <table:table-cell office:value-type="float" office:value="929.00853340869901" table:style-name="ce4">
            <text:p>929</text:p>
          </table:table-cell>
          <table:table-cell office:value-type="float" office:value="6.7636115331331501E-2" table:style-name="ce6">
            <text:p>0.0676</text:p>
          </table:table-cell>
          <table:table-cell office:value-type="float" office:value="13591.2248346" table:style-name="ce4">
            <text:p>13591</text:p>
          </table:table-cell>
          <table:table-cell office:value-type="float" office:value="935.74339236970002" table:style-name="ce4">
            <text:p>936</text:p>
          </table:table-cell>
          <table:table-cell office:value-type="float" office:value="6.8849084888031695E-2" table:style-name="ce6">
            <text:p>0.0688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6" table:style-name="ce3"/>
          <table:table-cell office:value-type="float" office:value="18848.4648471" table:style-name="ce4">
            <text:p>18848</text:p>
          </table:table-cell>
          <table:table-cell office:value-type="float" office:value="881.80187083090004" table:style-name="ce4">
            <text:p>882</text:p>
          </table:table-cell>
          <table:table-cell office:value-type="float" office:value="4.6783750187834199E-2" table:style-name="ce6">
            <text:p>0.0468</text:p>
          </table:table-cell>
          <table:table-cell office:value-type="float" office:value="16826.682133800001" table:style-name="ce4">
            <text:p>16827</text:p>
          </table:table-cell>
          <table:table-cell office:value-type="float" office:value="962.06938175795096" table:style-name="ce4">
            <text:p>962</text:p>
          </table:table-cell>
          <table:table-cell office:value-type="float" office:value="5.7175227659731501E-2" table:style-name="ce6">
            <text:p>0.0572</text:p>
          </table:table-cell>
          <table:table-cell office:value-type="float" office:value="15990.261086099999" table:style-name="ce4">
            <text:p>15990</text:p>
          </table:table-cell>
          <table:table-cell office:value-type="float" office:value="999.085001938951" table:style-name="ce4">
            <text:p>999</text:p>
          </table:table-cell>
          <table:table-cell office:value-type="float" office:value="6.2480843593444198E-2" table:style-name="ce6">
            <text:p>0.0625</text:p>
          </table:table-cell>
          <table:table-cell office:value-type="float" office:value="15613.007547900001" table:style-name="ce4">
            <text:p>15613</text:p>
          </table:table-cell>
          <table:table-cell office:value-type="float" office:value="1018.7701071424" table:style-name="ce4">
            <text:p>1019</text:p>
          </table:table-cell>
          <table:table-cell office:value-type="float" office:value="6.5251368387343703E-2" table:style-name="ce6">
            <text:p>0.0653</text:p>
          </table:table-cell>
          <table:table-cell office:value-type="float" office:value="15451.804055099999" table:style-name="ce4">
            <text:p>15452</text:p>
          </table:table-cell>
          <table:table-cell office:value-type="float" office:value="1025.8730339768499" table:style-name="ce4">
            <text:p>1026</text:p>
          </table:table-cell>
          <table:table-cell office:value-type="float" office:value="6.6391796732515093E-2" table:style-name="ce6">
            <text:p>0.0664</text:p>
          </table:table-cell>
          <table:table-cell office:value-type="float" office:value="15289.9333293" table:style-name="ce4">
            <text:p>15290</text:p>
          </table:table-cell>
          <table:table-cell office:value-type="float" office:value="1032.9185317813999" table:style-name="ce4">
            <text:p>1033</text:p>
          </table:table-cell>
          <table:table-cell office:value-type="float" office:value="6.75554634239003E-2" table:style-name="ce6">
            <text:p>0.0676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6" table:style-name="ce3"/>
          <table:table-cell office:value-type="float" office:value="20942.864751900001" table:style-name="ce4">
            <text:p>20943</text:p>
          </table:table-cell>
          <table:table-cell office:value-type="float" office:value="984.51108039660096" table:style-name="ce4">
            <text:p>985</text:p>
          </table:table-cell>
          <table:table-cell office:value-type="float" office:value="4.70093796650854E-2" table:style-name="ce6">
            <text:p>0.0470</text:p>
          </table:table-cell>
          <table:table-cell office:value-type="float" office:value="18696.291240899998" table:style-name="ce4">
            <text:p>18696</text:p>
          </table:table-cell>
          <table:table-cell office:value-type="float" office:value="1060.4949077752001" table:style-name="ce4">
            <text:p>1060</text:p>
          </table:table-cell>
          <table:table-cell office:value-type="float" office:value="5.67222073143182E-2" table:style-name="ce6">
            <text:p>0.0567</text:p>
          </table:table-cell>
          <table:table-cell office:value-type="float" office:value="17766.657743100001" table:style-name="ce4">
            <text:p>17767</text:p>
          </table:table-cell>
          <table:table-cell office:value-type="float" office:value="1096.8553149332499" table:style-name="ce4">
            <text:p>1097</text:p>
          </table:table-cell>
          <table:table-cell office:value-type="float" office:value="6.1736727908727397E-2" table:style-name="ce6">
            <text:p>0.0617</text:p>
          </table:table-cell>
          <table:table-cell office:value-type="float" office:value="17347.791106799999" table:style-name="ce4">
            <text:p>17348</text:p>
          </table:table-cell>
          <table:table-cell office:value-type="float" office:value="1117.7203256600999" table:style-name="ce4">
            <text:p>1118</text:p>
          </table:table-cell>
          <table:table-cell office:value-type="float" office:value="6.4430123626631294E-2" table:style-name="ce6">
            <text:p>0.0644</text:p>
          </table:table-cell>
          <table:table-cell office:value-type="float" office:value="17168.972662799999" table:style-name="ce4">
            <text:p>17169</text:p>
          </table:table-cell>
          <table:table-cell office:value-type="float" office:value="1124.773654696" table:style-name="ce4">
            <text:p>1125</text:p>
          </table:table-cell>
          <table:table-cell office:value-type="float" office:value="6.55119952012648E-2" table:style-name="ce6">
            <text:p>0.0655</text:p>
          </table:table-cell>
          <table:table-cell office:value-type="float" office:value="16988.841993900001" table:style-name="ce4">
            <text:p>16989</text:p>
          </table:table-cell>
          <table:table-cell office:value-type="float" office:value="1131.7356193661501" table:style-name="ce4">
            <text:p>1132</text:p>
          </table:table-cell>
          <table:table-cell office:value-type="float" office:value="6.6616407390951704E-2" table:style-name="ce6">
            <text:p>0.0666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6" table:style-name="ce3"/>
          <table:table-cell office:value-type="float" office:value="22519.11375" table:style-name="ce4">
            <text:p>22519</text:p>
          </table:table-cell>
          <table:table-cell office:value-type="float" office:value="1080.7777969716999" table:style-name="ce4">
            <text:p>1081</text:p>
          </table:table-cell>
          <table:table-cell office:value-type="float" office:value="4.7993798022877399E-2" table:style-name="ce6">
            <text:p>0.0480</text:p>
          </table:table-cell>
          <table:table-cell office:value-type="float" office:value="20103.507879000001" table:style-name="ce4">
            <text:p>20104</text:p>
          </table:table-cell>
          <table:table-cell office:value-type="float" office:value="1140.3447530302501" table:style-name="ce4">
            <text:p>1140</text:p>
          </table:table-cell>
          <table:table-cell office:value-type="float" office:value="5.6723670311361302E-2" table:style-name="ce6">
            <text:p>0.0567</text:p>
          </table:table-cell>
          <table:table-cell office:value-type="float" office:value="19104.0150861" table:style-name="ce4">
            <text:p>19104</text:p>
          </table:table-cell>
          <table:table-cell office:value-type="float" office:value="1174.80217097025" table:style-name="ce4">
            <text:p>1175</text:p>
          </table:table-cell>
          <table:table-cell office:value-type="float" office:value="6.1495039952362197E-2" table:style-name="ce6">
            <text:p>0.0615</text:p>
          </table:table-cell>
          <table:table-cell office:value-type="float" office:value="18653.543846699999" table:style-name="ce4">
            <text:p>18654</text:p>
          </table:table-cell>
          <table:table-cell office:value-type="float" office:value="1193.2421103890499" table:style-name="ce4">
            <text:p>1193</text:p>
          </table:table-cell>
          <table:table-cell office:value-type="float" office:value="6.3968654974917605E-2" table:style-name="ce6">
            <text:p>0.0640</text:p>
          </table:table-cell>
          <table:table-cell office:value-type="float" office:value="18460.958161800001" table:style-name="ce4">
            <text:p>18461</text:p>
          </table:table-cell>
          <table:table-cell office:value-type="float" office:value="1200.1414252084001" table:style-name="ce4">
            <text:p>1200</text:p>
          </table:table-cell>
          <table:table-cell office:value-type="float" office:value="6.5009703975808394E-2" table:style-name="ce6">
            <text:p>0.0650</text:p>
          </table:table-cell>
          <table:table-cell office:value-type="float" office:value="18267.594038399999" table:style-name="ce4">
            <text:p>18268</text:p>
          </table:table-cell>
          <table:table-cell office:value-type="float" office:value="1207.1712605502501" table:style-name="ce4">
            <text:p>1207</text:p>
          </table:table-cell>
          <table:table-cell office:value-type="float" office:value="6.6082662993970406E-2" table:style-name="ce6">
            <text:p>0.0661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number-rows-repeated="2" table:style-name="ro1">
          <table:table-cell table:style-name="ce2"/>
          <table:table-cell table:number-columns-repeated="7" table:style-name="ce3"/>
          <table:table-cell table:style-name="ce4"/>
          <table:table-cell table:style-name="ce3"/>
          <table:table-cell table:style-name="ce6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urbofan</text:p>
          </table:table-cell>
          <table:table-cell table:style-name="ce3"/>
          <table:table-cell office:value-type="string" table:style-name="ce3">
            <text:p>25000 FT</text:p>
          </table:table-cell>
          <table:table-cell table:number-columns-repeated="3" table:style-name="ce3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F M0.25</text:p>
          </table:table-cell>
          <table:table-cell table:number-columns-repeated="2" table:style-name="ce3"/>
          <table:table-cell office:value-type="string" table:style-name="ce3">
            <text:p>TF M0.35</text:p>
          </table:table-cell>
          <table:table-cell table:number-columns-repeated="2" table:style-name="ce3"/>
          <table:table-cell office:value-type="string" table:style-name="ce4">
            <text:p>TF M0.45</text:p>
          </table:table-cell>
          <table:table-cell table:style-name="ce4"/>
          <table:table-cell table:style-name="ce6"/>
          <table:table-cell office:value-type="string" table:style-name="ce4">
            <text:p>TF M0.65</text:p>
          </table:table-cell>
          <table:table-cell table:style-name="ce4"/>
          <table:table-cell table:style-name="ce6"/>
          <table:table-cell office:value-type="string" table:style-name="ce4">
            <text:p>TF M0.75</text:p>
          </table:table-cell>
          <table:table-cell table:style-name="ce4"/>
          <table:table-cell table:style-name="ce6"/>
          <table:table-cell office:value-type="string" table:style-name="ce4">
            <text:p>TF M0.80</text:p>
          </table:table-cell>
          <table:table-cell table:style-name="ce4"/>
          <table:table-cell table:style-name="ce6"/>
          <table:table-cell office:value-type="string" table:style-name="ce4">
            <text:p>TF M0.82</text:p>
          </table:table-cell>
          <table:table-cell table:style-name="ce4"/>
          <table:table-cell table:style-name="ce6"/>
          <table:table-cell office:value-type="string" table:style-name="ce4">
            <text:p>TF M0.84</text:p>
          </table:table-cell>
          <table:table-cell table:style-name="ce4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7" table:style-name="ce3"/>
          <table:table-cell table:style-name="ce4"/>
          <table:table-cell table:style-name="ce3"/>
          <table:table-cell table:style-name="ce6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6" table:style-name="ce3"/>
          <table:table-cell office:value-type="float" office:value="-7.3220147721000002" table:style-name="ce4">
            <text:p>-7</text:p>
          </table:table-cell>
          <table:table-cell office:value-type="float" office:value="79.288607008300005" table:style-name="ce4">
            <text:p>79</text:p>
          </table:table-cell>
          <table:table-cell office:value-type="float" office:value="-10.8287963731545" table:style-name="ce6">
            <text:p>-10.8288</text:p>
          </table:table-cell>
          <table:table-cell office:value-type="float" office:value="-564.90392300999997" table:style-name="ce4">
            <text:p>-565</text:p>
          </table:table-cell>
          <table:table-cell office:value-type="float" office:value="77.312526297649796" table:style-name="ce4">
            <text:p>77</text:p>
          </table:table-cell>
          <table:table-cell office:value-type="float" office:value="-0.13685960240053299" table:style-name="ce6">
            <text:p>-0.1369</text:p>
          </table:table-cell>
          <table:table-cell office:value-type="float" office:value="-918.81765086999997" table:style-name="ce4">
            <text:p>-919</text:p>
          </table:table-cell>
          <table:table-cell office:value-type="float" office:value="76.392617655069998" table:style-name="ce4">
            <text:p>76</text:p>
          </table:table-cell>
          <table:table-cell office:value-type="float" office:value="-8.3142305312415593E-2" table:style-name="ce6">
            <text:p>-0.0831</text:p>
          </table:table-cell>
          <table:table-cell office:value-type="float" office:value="-1095.4853805" table:style-name="ce4">
            <text:p>-1095</text:p>
          </table:table-cell>
          <table:table-cell office:value-type="float" office:value="75.617847833509998" table:style-name="ce4">
            <text:p>76</text:p>
          </table:table-cell>
          <table:table-cell office:value-type="float" office:value="-6.9026797782546903E-2" table:style-name="ce6">
            <text:p>-0.0690</text:p>
          </table:table-cell>
          <table:table-cell office:value-type="float" office:value="-1162.4689013699999" table:style-name="ce4">
            <text:p>-1162</text:p>
          </table:table-cell>
          <table:table-cell office:value-type="float" office:value="75.237772071989994" table:style-name="ce4">
            <text:p>75</text:p>
          </table:table-cell>
          <table:table-cell office:value-type="float" office:value="-6.4722395569739896E-2" table:style-name="ce6">
            <text:p>-0.0647</text:p>
          </table:table-cell>
          <table:table-cell office:value-type="float" office:value="-1226.4721148399999" table:style-name="ce4">
            <text:p>-1226</text:p>
          </table:table-cell>
          <table:table-cell office:value-type="float" office:value="74.829242836565001" table:style-name="ce4">
            <text:p>75</text:p>
          </table:table-cell>
          <table:table-cell office:value-type="float" office:value="-6.1011776730306597E-2" table:style-name="ce6">
            <text:p>-0.0610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6" table:style-name="ce3"/>
          <table:table-cell office:value-type="float" office:value="10675.149731400001" table:style-name="ce4">
            <text:p>10675</text:p>
          </table:table-cell>
          <table:table-cell office:value-type="float" office:value="506.80596804660001" table:style-name="ce4">
            <text:p>507</text:p>
          </table:table-cell>
          <table:table-cell office:value-type="float" office:value="4.7475302997940699E-2" table:style-name="ce6">
            <text:p>0.0475</text:p>
          </table:table-cell>
          <table:table-cell office:value-type="float" office:value="9836.6380203000008" table:style-name="ce4">
            <text:p>9837</text:p>
          </table:table-cell>
          <table:table-cell office:value-type="float" office:value="579.58682180305095" table:style-name="ce4">
            <text:p>580</text:p>
          </table:table-cell>
          <table:table-cell office:value-type="float" office:value="5.8921231075795402E-2" table:style-name="ce6">
            <text:p>0.0589</text:p>
          </table:table-cell>
          <table:table-cell office:value-type="float" office:value="9488.8984218000005" table:style-name="ce4">
            <text:p>9489</text:p>
          </table:table-cell>
          <table:table-cell office:value-type="float" office:value="615.32334086355104" table:style-name="ce4">
            <text:p>615</text:p>
          </table:table-cell>
          <table:table-cell office:value-type="float" office:value="6.4846656957555093E-2" table:style-name="ce6">
            <text:p>0.0648</text:p>
          </table:table-cell>
          <table:table-cell office:value-type="float" office:value="9336.2132703000007" table:style-name="ce4">
            <text:p>9336</text:p>
          </table:table-cell>
          <table:table-cell office:value-type="float" office:value="632.93578016970002" table:style-name="ce4">
            <text:p>633</text:p>
          </table:table-cell>
          <table:table-cell office:value-type="float" office:value="6.7793629156177398E-2" table:style-name="ce6">
            <text:p>0.0678</text:p>
          </table:table-cell>
          <table:table-cell office:value-type="float" office:value="9264.4412405999992" table:style-name="ce4">
            <text:p>9264</text:p>
          </table:table-cell>
          <table:table-cell office:value-type="float" office:value="639.38088357074901" table:style-name="ce4">
            <text:p>639</text:p>
          </table:table-cell>
          <table:table-cell office:value-type="float" office:value="6.9014511179450302E-2" table:style-name="ce6">
            <text:p>0.0690</text:p>
          </table:table-cell>
          <table:table-cell office:value-type="float" office:value="9191.8240490999997" table:style-name="ce4">
            <text:p>9192</text:p>
          </table:table-cell>
          <table:table-cell office:value-type="float" office:value="645.76072671054999" table:style-name="ce4">
            <text:p>646</text:p>
          </table:table-cell>
          <table:table-cell office:value-type="float" office:value="7.0253817225078202E-2" table:style-name="ce6">
            <text:p>0.0703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6" table:style-name="ce3"/>
          <table:table-cell office:value-type="float" office:value="12454.548936900001" table:style-name="ce4">
            <text:p>12455</text:p>
          </table:table-cell>
          <table:table-cell office:value-type="float" office:value="580.70146706519995" table:style-name="ce4">
            <text:p>581</text:p>
          </table:table-cell>
          <table:table-cell office:value-type="float" office:value="4.6625652202041103E-2" table:style-name="ce6">
            <text:p>0.0466</text:p>
          </table:table-cell>
          <table:table-cell office:value-type="float" office:value="11476.2519123" table:style-name="ce4">
            <text:p>11476</text:p>
          </table:table-cell>
          <table:table-cell office:value-type="float" office:value="660.53303944710001" table:style-name="ce4">
            <text:p>661</text:p>
          </table:table-cell>
          <table:table-cell office:value-type="float" office:value="5.7556512744300702E-2" table:style-name="ce6">
            <text:p>0.0576</text:p>
          </table:table-cell>
          <table:table-cell office:value-type="float" office:value="11070.351837300001" table:style-name="ce4">
            <text:p>11070</text:p>
          </table:table-cell>
          <table:table-cell office:value-type="float" office:value="696.82557593345098" table:style-name="ce4">
            <text:p>697</text:p>
          </table:table-cell>
          <table:table-cell office:value-type="float" office:value="6.2945205913473704E-2" table:style-name="ce6">
            <text:p>0.0629</text:p>
          </table:table-cell>
          <table:table-cell office:value-type="float" office:value="10892.156144099999" table:style-name="ce4">
            <text:p>10892</text:p>
          </table:table-cell>
          <table:table-cell office:value-type="float" office:value="715.76671415864996" table:style-name="ce4">
            <text:p>716</text:p>
          </table:table-cell>
          <table:table-cell office:value-type="float" office:value="6.5713960091029505E-2" table:style-name="ce6">
            <text:p>0.0657</text:p>
          </table:table-cell>
          <table:table-cell office:value-type="float" office:value="10808.373920399999" table:style-name="ce4">
            <text:p>10808</text:p>
          </table:table-cell>
          <table:table-cell office:value-type="float" office:value="722.64253528395" table:style-name="ce4">
            <text:p>723</text:p>
          </table:table-cell>
          <table:table-cell office:value-type="float" office:value="6.6859505472882996E-2" table:style-name="ce6">
            <text:p>0.0669</text:p>
          </table:table-cell>
          <table:table-cell office:value-type="float" office:value="10723.7020527" table:style-name="ce4">
            <text:p>10724</text:p>
          </table:table-cell>
          <table:table-cell office:value-type="float" office:value="729.50008353609996" table:style-name="ce4">
            <text:p>730</text:p>
          </table:table-cell>
          <table:table-cell office:value-type="float" office:value="6.80268884710786E-2" table:style-name="ce6">
            <text:p>0.0680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6" table:style-name="ce3"/>
          <table:table-cell office:value-type="float" office:value="14233.8146958" table:style-name="ce4">
            <text:p>14234</text:p>
          </table:table-cell>
          <table:table-cell office:value-type="float" office:value="657.95917474339899" table:style-name="ce4">
            <text:p>658</text:p>
          </table:table-cell>
          <table:table-cell office:value-type="float" office:value="4.6225076608419298E-2" table:style-name="ce6">
            <text:p>0.0462</text:p>
          </table:table-cell>
          <table:table-cell office:value-type="float" office:value="13115.5321878" table:style-name="ce4">
            <text:p>13116</text:p>
          </table:table-cell>
          <table:table-cell office:value-type="float" office:value="740.90496679215096" table:style-name="ce4">
            <text:p>741</text:p>
          </table:table-cell>
          <table:table-cell office:value-type="float" office:value="5.6490652165936302E-2" table:style-name="ce6">
            <text:p>0.0565</text:p>
          </table:table-cell>
          <table:table-cell office:value-type="float" office:value="12651.8274939" table:style-name="ce4">
            <text:p>12652</text:p>
          </table:table-cell>
          <table:table-cell office:value-type="float" office:value="779.88361563155104" table:style-name="ce4">
            <text:p>780</text:p>
          </table:table-cell>
          <table:table-cell office:value-type="float" office:value="6.1641973541574697E-2" table:style-name="ce6">
            <text:p>0.0616</text:p>
          </table:table-cell>
          <table:table-cell office:value-type="float" office:value="12448.2547056" table:style-name="ce4">
            <text:p>12448</text:p>
          </table:table-cell>
          <table:table-cell office:value-type="float" office:value="800.44059792530004" table:style-name="ce4">
            <text:p>800</text:p>
          </table:table-cell>
          <table:table-cell office:value-type="float" office:value="6.4301431554514399E-2" table:style-name="ce6">
            <text:p>0.0643</text:p>
          </table:table-cell>
          <table:table-cell office:value-type="float" office:value="12352.5512523" table:style-name="ce4">
            <text:p>12353</text:p>
          </table:table-cell>
          <table:table-cell office:value-type="float" office:value="807.81761785699996" table:style-name="ce4">
            <text:p>808</text:p>
          </table:table-cell>
          <table:table-cell office:value-type="float" office:value="6.5396823810513399E-2" table:style-name="ce6">
            <text:p>0.0654</text:p>
          </table:table-cell>
          <table:table-cell office:value-type="float" office:value="12255.7135029" table:style-name="ce4">
            <text:p>12256</text:p>
          </table:table-cell>
          <table:table-cell office:value-type="float" office:value="815.10588383339996" table:style-name="ce4">
            <text:p>815</text:p>
          </table:table-cell>
          <table:table-cell office:value-type="float" office:value="6.6508235823277501E-2" table:style-name="ce6">
            <text:p>0.0665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6" table:style-name="ce3"/>
          <table:table-cell office:value-type="float" office:value="16013.058213599999" table:style-name="ce4">
            <text:p>16013</text:p>
          </table:table-cell>
          <table:table-cell office:value-type="float" office:value="738.73049488729998" table:style-name="ce4">
            <text:p>739</text:p>
          </table:table-cell>
          <table:table-cell office:value-type="float" office:value="4.6133005015862101E-2" table:style-name="ce6">
            <text:p>0.0461</text:p>
          </table:table-cell>
          <table:table-cell office:value-type="float" office:value="14754.968150999999" table:style-name="ce4">
            <text:p>14755</text:p>
          </table:table-cell>
          <table:table-cell office:value-type="float" office:value="823.60538025860103" table:style-name="ce4">
            <text:p>824</text:p>
          </table:table-cell>
          <table:table-cell office:value-type="float" office:value="5.5818851781308798E-2" table:style-name="ce6">
            <text:p>0.0558</text:p>
          </table:table-cell>
          <table:table-cell office:value-type="float" office:value="14233.169703899999" table:style-name="ce4">
            <text:p>14233</text:p>
          </table:table-cell>
          <table:table-cell office:value-type="float" office:value="864.54444734594995" table:style-name="ce4">
            <text:p>865</text:p>
          </table:table-cell>
          <table:table-cell office:value-type="float" office:value="6.0741525979912801E-2" table:style-name="ce6">
            <text:p>0.0607</text:p>
          </table:table-cell>
          <table:table-cell office:value-type="float" office:value="14004.3087849" table:style-name="ce4">
            <text:p>14004</text:p>
          </table:table-cell>
          <table:table-cell office:value-type="float" office:value="886.76948191725" table:style-name="ce4">
            <text:p>887</text:p>
          </table:table-cell>
          <table:table-cell office:value-type="float" office:value="6.3321188895334807E-2" table:style-name="ce6">
            <text:p>0.0633</text:p>
          </table:table-cell>
          <table:table-cell office:value-type="float" office:value="13896.6618609" table:style-name="ce4">
            <text:p>13897</text:p>
          </table:table-cell>
          <table:table-cell office:value-type="float" office:value="894.41537412530101" table:style-name="ce4">
            <text:p>894</text:p>
          </table:table-cell>
          <table:table-cell office:value-type="float" office:value="6.4361886550744304E-2" table:style-name="ce6">
            <text:p>0.0644</text:p>
          </table:table-cell>
          <table:table-cell office:value-type="float" office:value="13787.4580599" table:style-name="ce4">
            <text:p>13787</text:p>
          </table:table-cell>
          <table:table-cell office:value-type="float" office:value="901.98556443029997" table:style-name="ce4">
            <text:p>902</text:p>
          </table:table-cell>
          <table:table-cell office:value-type="float" office:value="6.5420729514577503E-2" table:style-name="ce6">
            <text:p>0.0654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6" table:style-name="ce3"/>
          <table:table-cell office:value-type="float" office:value="17792.279490299999" table:style-name="ce4">
            <text:p>17792</text:p>
          </table:table-cell>
          <table:table-cell office:value-type="float" office:value="833.67373336424998" table:style-name="ce4">
            <text:p>834</text:p>
          </table:table-cell>
          <table:table-cell office:value-type="float" office:value="4.6855926123392601E-2" table:style-name="ce6">
            <text:p>0.0469</text:p>
          </table:table-cell>
          <table:table-cell office:value-type="float" office:value="16394.537560799999" table:style-name="ce4">
            <text:p>16395</text:p>
          </table:table-cell>
          <table:table-cell office:value-type="float" office:value="914.41894940365" table:style-name="ce4">
            <text:p>914</text:p>
          </table:table-cell>
          <table:table-cell office:value-type="float" office:value="5.5775830578476501E-2" table:style-name="ce6">
            <text:p>0.0558</text:p>
          </table:table-cell>
          <table:table-cell office:value-type="float" office:value="15814.756566" table:style-name="ce4">
            <text:p>15815</text:p>
          </table:table-cell>
          <table:table-cell office:value-type="float" office:value="954.74979085615098" table:style-name="ce4">
            <text:p>955</text:p>
          </table:table-cell>
          <table:table-cell office:value-type="float" office:value="6.0370818031354301E-2" table:style-name="ce6">
            <text:p>0.0604</text:p>
          </table:table-cell>
          <table:table-cell office:value-type="float" office:value="15560.2961409" table:style-name="ce4">
            <text:p>15560</text:p>
          </table:table-cell>
          <table:table-cell office:value-type="float" office:value="976.39792471800001" table:style-name="ce4">
            <text:p>976</text:p>
          </table:table-cell>
          <table:table-cell office:value-type="float" office:value="6.27493150436612E-2" table:style-name="ce6">
            <text:p>0.0627</text:p>
          </table:table-cell>
          <table:table-cell office:value-type="float" office:value="15440.661264" table:style-name="ce4">
            <text:p>15441</text:p>
          </table:table-cell>
          <table:table-cell office:value-type="float" office:value="983.80365916465098" table:style-name="ce4">
            <text:p>984</text:p>
          </table:table-cell>
          <table:table-cell office:value-type="float" office:value="6.3715124782796395E-2" table:style-name="ce6">
            <text:p>0.0637</text:p>
          </table:table-cell>
          <table:table-cell office:value-type="float" office:value="15319.6474389" table:style-name="ce4">
            <text:p>15320</text:p>
          </table:table-cell>
          <table:table-cell office:value-type="float" office:value="991.26421223074897" table:style-name="ce4">
            <text:p>991</text:p>
          </table:table-cell>
          <table:table-cell office:value-type="float" office:value="6.4705419376278106E-2" table:style-name="ce6">
            <text:p>0.0647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6" table:style-name="ce3"/>
          <table:table-cell office:value-type="float" office:value="19104.215255999999" table:style-name="ce4">
            <text:p>19104</text:p>
          </table:table-cell>
          <table:table-cell office:value-type="float" office:value="922.1327122834" table:style-name="ce4">
            <text:p>922</text:p>
          </table:table-cell>
          <table:table-cell office:value-type="float" office:value="4.8268547015758098E-2" table:style-name="ce6">
            <text:p>0.0483</text:p>
          </table:table-cell>
          <table:table-cell office:value-type="float" office:value="17628.473788800002" table:style-name="ce4">
            <text:p>17628</text:p>
          </table:table-cell>
          <table:table-cell office:value-type="float" office:value="998.21312484864904" table:style-name="ce4">
            <text:p>998</text:p>
          </table:table-cell>
          <table:table-cell office:value-type="float" office:value="5.6625045185865697E-2" table:style-name="ce6">
            <text:p>0.0566</text:p>
          </table:table-cell>
          <table:table-cell office:value-type="float" office:value="17005.144720200002" table:style-name="ce4">
            <text:p>17005</text:p>
          </table:table-cell>
          <table:table-cell office:value-type="float" office:value="1031.5950536832499" table:style-name="ce4">
            <text:p>1032</text:p>
          </table:table-cell>
          <table:table-cell office:value-type="float" office:value="6.0663703288443199E-2" table:style-name="ce6">
            <text:p>0.0607</text:p>
          </table:table-cell>
          <table:table-cell office:value-type="float" office:value="16731.4902258" table:style-name="ce4">
            <text:p>16731</text:p>
          </table:table-cell>
          <table:table-cell office:value-type="float" office:value="1049.0482579519501" table:style-name="ce4">
            <text:p>1049</text:p>
          </table:table-cell>
          <table:table-cell office:value-type="float" office:value="6.2699033008686497E-2" table:style-name="ce6">
            <text:p>0.0627</text:p>
          </table:table-cell>
          <table:table-cell office:value-type="float" office:value="16602.892185600002" table:style-name="ce4">
            <text:p>16603</text:p>
          </table:table-cell>
          <table:table-cell office:value-type="float" office:value="1056.21644504765" table:style-name="ce4">
            <text:p>1056</text:p>
          </table:table-cell>
          <table:table-cell office:value-type="float" office:value="6.3616412926160298E-2" table:style-name="ce6">
            <text:p>0.0636</text:p>
          </table:table-cell>
          <table:table-cell office:value-type="float" office:value="16472.7372684" table:style-name="ce4">
            <text:p>16473</text:p>
          </table:table-cell>
          <table:table-cell office:value-type="float" office:value="1063.5308151285501" table:style-name="ce4">
            <text:p>1064</text:p>
          </table:table-cell>
          <table:table-cell office:value-type="float" office:value="6.4563089776751501E-2" table:style-name="ce6">
            <text:p>0.0646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number-rows-repeated="2" table:style-name="ro1">
          <table:table-cell table:style-name="ce2"/>
          <table:table-cell table:number-columns-repeated="10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urbofan</text:p>
          </table:table-cell>
          <table:table-cell table:style-name="ce3"/>
          <table:table-cell office:value-type="string" table:style-name="ce3">
            <text:p>31000 FT</text:p>
          </table:table-cell>
          <table:table-cell table:number-columns-repeated="6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F M0.25</text:p>
          </table:table-cell>
          <table:table-cell table:number-columns-repeated="2" table:style-name="ce3"/>
          <table:table-cell office:value-type="string" table:style-name="ce3">
            <text:p>TF M0.35</text:p>
          </table:table-cell>
          <table:table-cell table:number-columns-repeated="2" table:style-name="ce3"/>
          <table:table-cell office:value-type="string" table:style-name="ce3">
            <text:p>TF M0.45</text:p>
          </table:table-cell>
          <table:table-cell table:number-columns-repeated="2" table:style-name="ce3"/>
          <table:table-cell office:value-type="string" table:style-name="ce4">
            <text:p>TF M0.65</text:p>
          </table:table-cell>
          <table:table-cell table:style-name="ce3"/>
          <table:table-cell table:style-name="ce6"/>
          <table:table-cell office:value-type="string" table:style-name="ce4">
            <text:p>TF M0.75</text:p>
          </table:table-cell>
          <table:table-cell table:style-name="ce4"/>
          <table:table-cell table:style-name="ce6"/>
          <table:table-cell office:value-type="string" table:style-name="ce4">
            <text:p>TF M0.80</text:p>
          </table:table-cell>
          <table:table-cell table:style-name="ce4"/>
          <table:table-cell table:style-name="ce6"/>
          <table:table-cell office:value-type="string" table:style-name="ce4">
            <text:p>TF M0.82</text:p>
          </table:table-cell>
          <table:table-cell table:style-name="ce4"/>
          <table:table-cell table:style-name="ce6"/>
          <table:table-cell office:value-type="string" table:style-name="ce4">
            <text:p>TF M0.84</text:p>
          </table:table-cell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6">
            <text:p>SFC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6">
            <text:p>(kg/hr/N)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10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9" table:style-name="ce3"/>
          <table:table-cell office:value-type="float" office:value="-267.08224934999998" table:style-name="ce4">
            <text:p>-267</text:p>
          </table:table-cell>
          <table:table-cell office:value-type="float" office:value="77.6294301262799" table:style-name="ce4">
            <text:p>78</text:p>
          </table:table-cell>
          <table:table-cell office:value-type="float" office:value="-0.29065739230221099" table:style-name="ce6">
            <text:p>-0.2907</text:p>
          </table:table-cell>
          <table:table-cell office:value-type="float" office:value="-563.75405813999998" table:style-name="ce4">
            <text:p>-564</text:p>
          </table:table-cell>
          <table:table-cell office:value-type="float" office:value="75.505600184160301" table:style-name="ce4">
            <text:p>76</text:p>
          </table:table-cell>
          <table:table-cell office:value-type="float" office:value="-0.133933581663743" table:style-name="ce6">
            <text:p>-0.1339</text:p>
          </table:table-cell>
          <table:table-cell office:value-type="float" office:value="-703.82628182999997" table:style-name="ce4">
            <text:p>-704</text:p>
          </table:table-cell>
          <table:table-cell office:value-type="float" office:value="74.714906858855002" table:style-name="ce4">
            <text:p>75</text:p>
          </table:table-cell>
          <table:table-cell office:value-type="float" office:value="-0.106155323817393" table:style-name="ce6">
            <text:p>-0.1062</text:p>
          </table:table-cell>
          <table:table-cell office:value-type="float" office:value="-757.68088136999995" table:style-name="ce4">
            <text:p>-758</text:p>
          </table:table-cell>
          <table:table-cell office:value-type="float" office:value="74.359368955565003" table:style-name="ce4">
            <text:p>74</text:p>
          </table:table-cell>
          <table:table-cell office:value-type="float" office:value="-9.8140748676556602E-2" table:style-name="ce6">
            <text:p>-0.0981</text:p>
          </table:table-cell>
          <table:table-cell office:value-type="float" office:value="-810.37227138000003" table:style-name="ce4">
            <text:p>-810</text:p>
          </table:table-cell>
          <table:table-cell office:value-type="float" office:value="73.985558179125107" table:style-name="ce4">
            <text:p>74</text:p>
          </table:table-cell>
          <table:table-cell office:value-type="float" office:value="-9.1298235134740599E-2" table:style-name="ce6">
            <text:p>-0.0913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7915.7854188000001" table:style-name="ce4">
            <text:p>7916</text:p>
          </table:table-cell>
          <table:table-cell office:value-type="float" office:value="456.88969942170002" table:style-name="ce4">
            <text:p>457</text:p>
          </table:table-cell>
          <table:table-cell office:value-type="float" office:value="5.7718808083981998E-2" table:style-name="ce6">
            <text:p>0.0577</text:p>
          </table:table-cell>
          <table:table-cell office:value-type="float" office:value="7986.5788401" table:style-name="ce4">
            <text:p>7987</text:p>
          </table:table-cell>
          <table:table-cell office:value-type="float" office:value="500.57491830244999" table:style-name="ce4">
            <text:p>501</text:p>
          </table:table-cell>
          <table:table-cell office:value-type="float" office:value="6.2677014567126196E-2" table:style-name="ce6">
            <text:p>0.0627</text:p>
          </table:table-cell>
          <table:table-cell office:value-type="float" office:value="7893.3886310999997" table:style-name="ce4">
            <text:p>7893</text:p>
          </table:table-cell>
          <table:table-cell office:value-type="float" office:value="516.10425006950004" table:style-name="ce4">
            <text:p>516</text:p>
          </table:table-cell>
          <table:table-cell office:value-type="float" office:value="6.5384370919739906E-2" table:style-name="ce6">
            <text:p>0.0654</text:p>
          </table:table-cell>
          <table:table-cell office:value-type="float" office:value="7856.8020216000004" table:style-name="ce4">
            <text:p>7857</text:p>
          </table:table-cell>
          <table:table-cell office:value-type="float" office:value="522.35879350770097" table:style-name="ce4">
            <text:p>522</text:p>
          </table:table-cell>
          <table:table-cell office:value-type="float" office:value="6.6484912318221401E-2" table:style-name="ce6">
            <text:p>0.0665</text:p>
          </table:table-cell>
          <table:table-cell office:value-type="float" office:value="7820.1042066" table:style-name="ce4">
            <text:p>7820</text:p>
          </table:table-cell>
          <table:table-cell office:value-type="float" office:value="528.63683063994995" table:style-name="ce4">
            <text:p>529</text:p>
          </table:table-cell>
          <table:table-cell office:value-type="float" office:value="6.7599716918579203E-2" table:style-name="ce6">
            <text:p>0.0676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9235.1274708000001" table:style-name="ce4">
            <text:p>9235</text:p>
          </table:table-cell>
          <table:table-cell office:value-type="float" office:value="519.41947134099996" table:style-name="ce4">
            <text:p>519</text:p>
          </table:table-cell>
          <table:table-cell office:value-type="float" office:value="5.62438875893507E-2" table:style-name="ce6">
            <text:p>0.0562</text:p>
          </table:table-cell>
          <table:table-cell office:value-type="float" office:value="9317.6419518000002" table:style-name="ce4">
            <text:p>9318</text:p>
          </table:table-cell>
          <table:table-cell office:value-type="float" office:value="568.22892593510005" table:style-name="ce4">
            <text:p>568</text:p>
          </table:table-cell>
          <table:table-cell office:value-type="float" office:value="6.09841984564913E-2" table:style-name="ce6">
            <text:p>0.0610</text:p>
          </table:table-cell>
          <table:table-cell office:value-type="float" office:value="9208.8607317000005" table:style-name="ce4">
            <text:p>9209</text:p>
          </table:table-cell>
          <table:table-cell office:value-type="float" office:value="585.27229576315005" table:style-name="ce4">
            <text:p>585</text:p>
          </table:table-cell>
          <table:table-cell office:value-type="float" office:value="6.3555342274690493E-2" table:style-name="ce6">
            <text:p>0.0636</text:p>
          </table:table-cell>
          <table:table-cell office:value-type="float" office:value="9166.2245430000003" table:style-name="ce4">
            <text:p>9166</text:p>
          </table:table-cell>
          <table:table-cell office:value-type="float" office:value="592.15333770935001" table:style-name="ce4">
            <text:p>592</text:p>
          </table:table-cell>
          <table:table-cell office:value-type="float" office:value="6.4601661778137601E-2" table:style-name="ce6">
            <text:p>0.0646</text:p>
          </table:table-cell>
          <table:table-cell office:value-type="float" office:value="9123.3437021999998" table:style-name="ce4">
            <text:p>9123</text:p>
          </table:table-cell>
          <table:table-cell office:value-type="float" office:value="599.05004211824996" table:style-name="ce4">
            <text:p>599</text:p>
          </table:table-cell>
          <table:table-cell office:value-type="float" office:value="6.5661237992578905E-2" table:style-name="ce6">
            <text:p>0.0657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9894.9097022999995" table:style-name="ce4">
            <text:p>9895</text:p>
          </table:table-cell>
          <table:table-cell office:value-type="float" office:value="551.06808763679999" table:style-name="ce4">
            <text:p>551</text:p>
          </table:table-cell>
          <table:table-cell office:value-type="float" office:value="5.5692078474319798E-2" table:style-name="ce6">
            <text:p>0.0557</text:p>
          </table:table-cell>
          <table:table-cell office:value-type="float" office:value="9983.2958337" table:style-name="ce4">
            <text:p>9983</text:p>
          </table:table-cell>
          <table:table-cell office:value-type="float" office:value="602.57931704664998" table:style-name="ce4">
            <text:p>603</text:p>
          </table:table-cell>
          <table:table-cell office:value-type="float" office:value="6.0358755974410698E-2" table:style-name="ce6">
            <text:p>0.0604</text:p>
          </table:table-cell>
          <table:table-cell office:value-type="float" office:value="9866.7079874999999" table:style-name="ce4">
            <text:p>9867</text:p>
          </table:table-cell>
          <table:table-cell office:value-type="float" office:value="620.280510308099" table:style-name="ce4">
            <text:p>620</text:p>
          </table:table-cell>
          <table:table-cell office:value-type="float" office:value="6.2866004658689106E-2" table:style-name="ce6">
            <text:p>0.0629</text:p>
          </table:table-cell>
          <table:table-cell office:value-type="float" office:value="9821.0470091999996" table:style-name="ce4">
            <text:p>9821</text:p>
          </table:table-cell>
          <table:table-cell office:value-type="float" office:value="627.45913904559995" table:style-name="ce4">
            <text:p>627</text:p>
          </table:table-cell>
          <table:table-cell office:value-type="float" office:value="6.38892307976755E-2" table:style-name="ce6">
            <text:p>0.0639</text:p>
          </table:table-cell>
          <table:table-cell office:value-type="float" office:value="9775.1191376999996" table:style-name="ce4">
            <text:p>9775</text:p>
          </table:table-cell>
          <table:table-cell office:value-type="float" office:value="634.68736558165006" table:style-name="ce4">
            <text:p>635</text:p>
          </table:table-cell>
          <table:table-cell office:value-type="float" office:value="6.4928862414968605E-2" table:style-name="ce6">
            <text:p>0.0649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10554.7141749" table:style-name="ce4">
            <text:p>10555</text:p>
          </table:table-cell>
          <table:table-cell office:value-type="float" office:value="583.57030814974996" table:style-name="ce4">
            <text:p>584</text:p>
          </table:table-cell>
          <table:table-cell office:value-type="float" office:value="5.52900152935955E-2" table:style-name="ce6">
            <text:p>0.0553</text:p>
          </table:table-cell>
          <table:table-cell office:value-type="float" office:value="10648.794027899999" table:style-name="ce4">
            <text:p>10649</text:p>
          </table:table-cell>
          <table:table-cell office:value-type="float" office:value="637.60580446475001" table:style-name="ce4">
            <text:p>638</text:p>
          </table:table-cell>
          <table:table-cell office:value-type="float" office:value="5.9875869774005698E-2" table:style-name="ce6">
            <text:p>0.0599</text:p>
          </table:table-cell>
          <table:table-cell office:value-type="float" office:value="10524.577484400001" table:style-name="ce4">
            <text:p>10525</text:p>
          </table:table-cell>
          <table:table-cell office:value-type="float" office:value="655.93088582375003" table:style-name="ce4">
            <text:p>656</text:p>
          </table:table-cell>
          <table:table-cell office:value-type="float" office:value="6.2323726229960297E-2" table:style-name="ce6">
            <text:p>0.0623</text:p>
          </table:table-cell>
          <table:table-cell office:value-type="float" office:value="10475.958439800001" table:style-name="ce4">
            <text:p>10476</text:p>
          </table:table-cell>
          <table:table-cell office:value-type="float" office:value="663.34184109130001" table:style-name="ce4">
            <text:p>663</text:p>
          </table:table-cell>
          <table:table-cell office:value-type="float" office:value="6.3320396401263704E-2" table:style-name="ce6">
            <text:p>0.0633</text:p>
          </table:table-cell>
          <table:table-cell office:value-type="float" office:value="10426.894573199999" table:style-name="ce4">
            <text:p>10427</text:p>
          </table:table-cell>
          <table:table-cell office:value-type="float" office:value="670.75540676930098" table:style-name="ce4">
            <text:p>671</text:p>
          </table:table-cell>
          <table:table-cell office:value-type="float" office:value="6.43293554049474E-2" table:style-name="ce6">
            <text:p>0.0643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11214.2072721" table:style-name="ce4">
            <text:p>11214</text:p>
          </table:table-cell>
          <table:table-cell office:value-type="float" office:value="615.87152705804999" table:style-name="ce4">
            <text:p>616</text:p>
          </table:table-cell>
          <table:table-cell office:value-type="float" office:value="5.4918864268746502E-2" table:style-name="ce6">
            <text:p>0.0549</text:p>
          </table:table-cell>
          <table:table-cell office:value-type="float" office:value="11314.3367043" table:style-name="ce4">
            <text:p>11314</text:p>
          </table:table-cell>
          <table:table-cell office:value-type="float" office:value="672.69755214409997" table:style-name="ce4">
            <text:p>673</text:p>
          </table:table-cell>
          <table:table-cell office:value-type="float" office:value="5.9455323783005498E-2" table:style-name="ce6">
            <text:p>0.0595</text:p>
          </table:table-cell>
          <table:table-cell office:value-type="float" office:value="11182.291293599999" table:style-name="ce4">
            <text:p>11182</text:p>
          </table:table-cell>
          <table:table-cell office:value-type="float" office:value="691.56820928715001" table:style-name="ce4">
            <text:p>692</text:p>
          </table:table-cell>
          <table:table-cell office:value-type="float" office:value="6.1844946722408999E-2" table:style-name="ce6">
            <text:p>0.0618</text:p>
          </table:table-cell>
          <table:table-cell office:value-type="float" office:value="11130.7141827" table:style-name="ce4">
            <text:p>11131</text:p>
          </table:table-cell>
          <table:table-cell office:value-type="float" office:value="699.28980339825102" table:style-name="ce4">
            <text:p>699</text:p>
          </table:table-cell>
          <table:table-cell office:value-type="float" office:value="6.2825241212745103E-2" table:style-name="ce6">
            <text:p>0.0628</text:p>
          </table:table-cell>
          <table:table-cell office:value-type="float" office:value="11078.647767599999" table:style-name="ce4">
            <text:p>11079</text:p>
          </table:table-cell>
          <table:table-cell office:value-type="float" office:value="707.10537228554995" table:style-name="ce4">
            <text:p>707</text:p>
          </table:table-cell>
          <table:table-cell office:value-type="float" office:value="6.3825963882840606E-2" table:style-name="ce6">
            <text:p>0.0638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11873.8338159" table:style-name="ce4">
            <text:p>11874</text:p>
          </table:table-cell>
          <table:table-cell office:value-type="float" office:value="650.65524630430002" table:style-name="ce4">
            <text:p>651</text:p>
          </table:table-cell>
          <table:table-cell office:value-type="float" office:value="5.4797402119020899E-2" table:style-name="ce6">
            <text:p>0.0548</text:p>
          </table:table-cell>
          <table:table-cell office:value-type="float" office:value="11979.745934099999" table:style-name="ce4">
            <text:p>11980</text:p>
          </table:table-cell>
          <table:table-cell office:value-type="float" office:value="710.13083799710103" table:style-name="ce4">
            <text:p>710</text:p>
          </table:table-cell>
          <table:table-cell office:value-type="float" office:value="5.92776209031056E-2" table:style-name="ce6">
            <text:p>0.0593</text:p>
          </table:table-cell>
          <table:table-cell office:value-type="float" office:value="11840.049585000001" table:style-name="ce4">
            <text:p>11840</text:p>
          </table:table-cell>
          <table:table-cell office:value-type="float" office:value="729.10852196860003" table:style-name="ce4">
            <text:p>729</text:p>
          </table:table-cell>
          <table:table-cell office:value-type="float" office:value="6.1579853761110699E-2" table:style-name="ce6">
            <text:p>0.0616</text:p>
          </table:table-cell>
          <table:table-cell office:value-type="float" office:value="11785.447684500001" table:style-name="ce4">
            <text:p>11785</text:p>
          </table:table-cell>
          <table:table-cell office:value-type="float" office:value="736.7935703334" table:style-name="ce4">
            <text:p>737</text:p>
          </table:table-cell>
          <table:table-cell office:value-type="float" office:value="6.2517232273019002E-2" table:style-name="ce6">
            <text:p>0.0625</text:p>
          </table:table-cell>
          <table:table-cell office:value-type="float" office:value="11730.1340688" table:style-name="ce4">
            <text:p>11730</text:p>
          </table:table-cell>
          <table:table-cell office:value-type="float" office:value="744.51777485494995" table:style-name="ce4">
            <text:p>745</text:p>
          </table:table-cell>
          <table:table-cell office:value-type="float" office:value="6.3470525612766102E-2" table:style-name="ce6">
            <text:p>0.0635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9" table:style-name="ce3"/>
          <table:table-cell office:value-type="float" office:value="13193.1536268" table:style-name="ce4">
            <text:p>13193</text:p>
          </table:table-cell>
          <table:table-cell office:value-type="float" office:value="730.06915301419997" table:style-name="ce4">
            <text:p>730</text:p>
          </table:table-cell>
          <table:table-cell office:value-type="float" office:value="5.5336970497422901E-2" table:style-name="ce6">
            <text:p>0.0553</text:p>
          </table:table-cell>
          <table:table-cell office:value-type="float" office:value="13311.031456799999" table:style-name="ce4">
            <text:p>13311</text:p>
          </table:table-cell>
          <table:table-cell office:value-type="float" office:value="795.35551836870002" table:style-name="ce4">
            <text:p>795</text:p>
          </table:table-cell>
          <table:table-cell office:value-type="float" office:value="5.9751606849549499E-2" table:style-name="ce6">
            <text:p>0.0598</text:p>
          </table:table-cell>
          <table:table-cell office:value-type="float" office:value="13155.6551322" table:style-name="ce4">
            <text:p>13156</text:p>
          </table:table-cell>
          <table:table-cell office:value-type="float" office:value="812.05692442780105" table:style-name="ce4">
            <text:p>812</text:p>
          </table:table-cell>
          <table:table-cell office:value-type="float" office:value="6.1726832777806502E-2" table:style-name="ce6">
            <text:p>0.0617</text:p>
          </table:table-cell>
          <table:table-cell office:value-type="float" office:value="13094.759000399999" table:style-name="ce4">
            <text:p>13095</text:p>
          </table:table-cell>
          <table:table-cell office:value-type="float" office:value="818.42371551534995" table:style-name="ce4">
            <text:p>818</text:p>
          </table:table-cell>
          <table:table-cell office:value-type="float" office:value="6.2500097595560994E-2" table:style-name="ce6">
            <text:p>0.0625</text:p>
          </table:table-cell>
          <table:table-cell office:value-type="float" office:value="13033.529252099999" table:style-name="ce4">
            <text:p>13034</text:p>
          </table:table-cell>
          <table:table-cell office:value-type="float" office:value="824.941910409" table:style-name="ce4">
            <text:p>825</text:p>
          </table:table-cell>
          <table:table-cell office:value-type="float" office:value="6.3293824293683396E-2" table:style-name="ce6">
            <text:p>0.0633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9" table:style-name="ce3"/>
          <table:table-cell office:value-type="float" office:value="14156.8160076" table:style-name="ce4">
            <text:p>14157</text:p>
          </table:table-cell>
          <table:table-cell office:value-type="float" office:value="797.20107855685001" table:style-name="ce4">
            <text:p>797</text:p>
          </table:table-cell>
          <table:table-cell office:value-type="float" office:value="5.6312173452623598E-2" table:style-name="ce6">
            <text:p>0.0563</text:p>
          </table:table-cell>
          <table:table-cell office:value-type="float" office:value="14312.748359699999" table:style-name="ce4">
            <text:p>14313</text:p>
          </table:table-cell>
          <table:table-cell office:value-type="float" office:value="868.13115130425001" table:style-name="ce4">
            <text:p>868</text:p>
          </table:table-cell>
          <table:table-cell office:value-type="float" office:value="6.0654399105389299E-2" table:style-name="ce6">
            <text:p>0.0607</text:p>
          </table:table-cell>
          <table:table-cell office:value-type="float" office:value="14145.8956275" table:style-name="ce4">
            <text:p>14146</text:p>
          </table:table-cell>
          <table:table-cell office:value-type="float" office:value="884.16168187769995" table:style-name="ce4">
            <text:p>884</text:p>
          </table:table-cell>
          <table:table-cell office:value-type="float" office:value="6.2503054254045703E-2" table:style-name="ce6">
            <text:p>0.0625</text:p>
          </table:table-cell>
          <table:table-cell office:value-type="float" office:value="14080.3733469" table:style-name="ce4">
            <text:p>14080</text:p>
          </table:table-cell>
          <table:table-cell office:value-type="float" office:value="890.810397293851" table:style-name="ce4">
            <text:p>891</text:p>
          </table:table-cell>
          <table:table-cell office:value-type="float" office:value="6.3266106327356395E-2" table:style-name="ce6">
            <text:p>0.0633</text:p>
          </table:table-cell>
          <table:table-cell office:value-type="float" office:value="14014.4062443" table:style-name="ce4">
            <text:p>14014</text:p>
          </table:table-cell>
          <table:table-cell office:value-type="float" office:value="897.55047707575" table:style-name="ce4">
            <text:p>898</text:p>
          </table:table-cell>
          <table:table-cell office:value-type="float" office:value="6.4044845099363798E-2" table:style-name="ce6">
            <text:p>0.0640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number-rows-repeated="2" table:style-name="ro1">
          <table:table-cell table:style-name="ce2"/>
          <table:table-cell table:number-columns-repeated="10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urbofan</text:p>
          </table:table-cell>
          <table:table-cell table:style-name="ce3"/>
          <table:table-cell office:value-type="string" table:style-name="ce3">
            <text:p>35000 FT</text:p>
          </table:table-cell>
          <table:table-cell table:number-columns-repeated="6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F M0.25</text:p>
          </table:table-cell>
          <table:table-cell table:number-columns-repeated="2" table:style-name="ce3"/>
          <table:table-cell office:value-type="string" table:style-name="ce3">
            <text:p>TF M0.35</text:p>
          </table:table-cell>
          <table:table-cell table:number-columns-repeated="2" table:style-name="ce3"/>
          <table:table-cell office:value-type="string" table:style-name="ce3">
            <text:p>TF M0.45</text:p>
          </table:table-cell>
          <table:table-cell table:number-columns-repeated="2" table:style-name="ce3"/>
          <table:table-cell office:value-type="string" table:style-name="ce4">
            <text:p>TF M0.65</text:p>
          </table:table-cell>
          <table:table-cell table:style-name="ce3"/>
          <table:table-cell table:style-name="ce6"/>
          <table:table-cell office:value-type="string" table:style-name="ce4">
            <text:p>TF M0.75</text:p>
          </table:table-cell>
          <table:table-cell table:style-name="ce4"/>
          <table:table-cell table:style-name="ce6"/>
          <table:table-cell office:value-type="string" table:style-name="ce4">
            <text:p>TF M0.80</text:p>
          </table:table-cell>
          <table:table-cell table:style-name="ce4"/>
          <table:table-cell table:style-name="ce6"/>
          <table:table-cell office:value-type="string" table:style-name="ce4">
            <text:p>TF M0.82</text:p>
          </table:table-cell>
          <table:table-cell table:style-name="ce4"/>
          <table:table-cell table:style-name="ce6"/>
          <table:table-cell office:value-type="string" table:style-name="ce4">
            <text:p>TF M0.84</text:p>
          </table:table-cell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6">
            <text:p>SFC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6">
            <text:p>(kg/hr/N)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10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9" table:style-name="ce3"/>
          <table:table-cell office:value-type="float" office:value="-33.387227265" table:style-name="ce4">
            <text:p>-33</text:p>
          </table:table-cell>
          <table:table-cell office:value-type="float" office:value="81.193162472620102" table:style-name="ce4">
            <text:p>81</text:p>
          </table:table-cell>
          <table:table-cell office:value-type="float" office:value="-2.4318629944372598" table:style-name="ce6">
            <text:p>-2.4319</text:p>
          </table:table-cell>
          <table:table-cell office:value-type="float" office:value="-320.57431896000003" table:style-name="ce4">
            <text:p>-321</text:p>
          </table:table-cell>
          <table:table-cell office:value-type="float" office:value="76.917310155520198" table:style-name="ce4">
            <text:p>77</text:p>
          </table:table-cell>
          <table:table-cell office:value-type="float" office:value="-0.23993596993375399" table:style-name="ce6">
            <text:p>-0.2399</text:p>
          </table:table-cell>
          <table:table-cell office:value-type="float" office:value="-456.66983397000001" table:style-name="ce4">
            <text:p>-457</text:p>
          </table:table-cell>
          <table:table-cell office:value-type="float" office:value="75.034943180025095" table:style-name="ce4">
            <text:p>75</text:p>
          </table:table-cell>
          <table:table-cell office:value-type="float" office:value="-0.16430895495706099" table:style-name="ce6">
            <text:p>-0.1643</text:p>
          </table:table-cell>
          <table:table-cell office:value-type="float" office:value="-509.39013741000002" table:style-name="ce4">
            <text:p>-509</text:p>
          </table:table-cell>
          <table:table-cell office:value-type="float" office:value="74.2578239890601" table:style-name="ce4">
            <text:p>74</text:p>
          </table:table-cell>
          <table:table-cell office:value-type="float" office:value="-0.14577789897273" table:style-name="ce6">
            <text:p>-0.1458</text:p>
          </table:table-cell>
          <table:table-cell office:value-type="float" office:value="-560.74483730999998" table:style-name="ce4">
            <text:p>-561</text:p>
          </table:table-cell>
          <table:table-cell office:value-type="float" office:value="73.472351484654794" table:style-name="ce4">
            <text:p>73</text:p>
          </table:table-cell>
          <table:table-cell office:value-type="float" office:value="-0.13102635387089001" table:style-name="ce6">
            <text:p>-0.1310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6579.7625417999998" table:style-name="ce4">
            <text:p>6580</text:p>
          </table:table-cell>
          <table:table-cell office:value-type="float" office:value="377.52539051035001" table:style-name="ce4">
            <text:p>378</text:p>
          </table:table-cell>
          <table:table-cell office:value-type="float" office:value="5.7376750013697603E-2" table:style-name="ce6">
            <text:p>0.0574</text:p>
          </table:table-cell>
          <table:table-cell office:value-type="float" office:value="6691.4128638000002" table:style-name="ce4">
            <text:p>6691</text:p>
          </table:table-cell>
          <table:table-cell office:value-type="float" office:value="415.49120009515002" table:style-name="ce4">
            <text:p>415</text:p>
          </table:table-cell>
          <table:table-cell office:value-type="float" office:value="6.2093194449698901E-2" table:style-name="ce6">
            <text:p>0.0621</text:p>
          </table:table-cell>
          <table:table-cell office:value-type="float" office:value="6797.3917052999996" table:style-name="ce4">
            <text:p>6797</text:p>
          </table:table-cell>
          <table:table-cell office:value-type="float" office:value="437.32989391985001" table:style-name="ce4">
            <text:p>437</text:p>
          </table:table-cell>
          <table:table-cell office:value-type="float" office:value="6.4337897958544693E-2" table:style-name="ce6">
            <text:p>0.0643</text:p>
          </table:table-cell>
          <table:table-cell office:value-type="float" office:value="6849.146745" table:style-name="ce4">
            <text:p>6849</text:p>
          </table:table-cell>
          <table:table-cell office:value-type="float" office:value="446.73520277120002" table:style-name="ce4">
            <text:p>447</text:p>
          </table:table-cell>
          <table:table-cell office:value-type="float" office:value="6.5224942522559504E-2" table:style-name="ce6">
            <text:p>0.0652</text:p>
          </table:table-cell>
          <table:table-cell office:value-type="float" office:value="6904.8607005000003" table:style-name="ce4">
            <text:p>6905</text:p>
          </table:table-cell>
          <table:table-cell office:value-type="float" office:value="456.49552744375001" table:style-name="ce4">
            <text:p>456</text:p>
          </table:table-cell>
          <table:table-cell office:value-type="float" office:value="6.6112199397548102E-2" table:style-name="ce6">
            <text:p>0.0661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7676.3154950999997" table:style-name="ce4">
            <text:p>7676</text:p>
          </table:table-cell>
          <table:table-cell office:value-type="float" office:value="428.53020029290002" table:style-name="ce4">
            <text:p>429</text:p>
          </table:table-cell>
          <table:table-cell office:value-type="float" office:value="5.5824985380869503E-2" table:style-name="ce6">
            <text:p>0.0558</text:p>
          </table:table-cell>
          <table:table-cell office:value-type="float" office:value="7806.8262698999997" table:style-name="ce4">
            <text:p>7807</text:p>
          </table:table-cell>
          <table:table-cell office:value-type="float" office:value="470.62828962005" table:style-name="ce4">
            <text:p>471</text:p>
          </table:table-cell>
          <table:table-cell office:value-type="float" office:value="6.0284201716465098E-2" table:style-name="ce6">
            <text:p>0.0603</text:p>
          </table:table-cell>
          <table:table-cell office:value-type="float" office:value="7930.2866160000003" table:style-name="ce4">
            <text:p>7930</text:p>
          </table:table-cell>
          <table:table-cell office:value-type="float" office:value="495.42457848459998" table:style-name="ce4">
            <text:p>495</text:p>
          </table:table-cell>
          <table:table-cell office:value-type="float" office:value="6.24724682062614E-2" table:style-name="ce6">
            <text:p>0.0625</text:p>
          </table:table-cell>
          <table:table-cell office:value-type="float" office:value="7990.6712024999997" table:style-name="ce4">
            <text:p>7991</text:p>
          </table:table-cell>
          <table:table-cell office:value-type="float" office:value="506.34653580740002" table:style-name="ce4">
            <text:p>506</text:p>
          </table:table-cell>
          <table:table-cell office:value-type="float" office:value="6.3367209459072996E-2" table:style-name="ce6">
            <text:p>0.0634</text:p>
          </table:table-cell>
          <table:table-cell office:value-type="float" office:value="8055.7041789000004" table:style-name="ce4">
            <text:p>8056</text:p>
          </table:table-cell>
          <table:table-cell office:value-type="float" office:value="517.53736540654995" table:style-name="ce4">
            <text:p>518</text:p>
          </table:table-cell>
          <table:table-cell office:value-type="float" office:value="6.4244832470650604E-2" table:style-name="ce6">
            <text:p>0.0642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8224.6698156000002" table:style-name="ce4">
            <text:p>8225</text:p>
          </table:table-cell>
          <table:table-cell office:value-type="float" office:value="453.9033898669" table:style-name="ce4">
            <text:p>454</text:p>
          </table:table-cell>
          <table:table-cell office:value-type="float" office:value="5.5188037944814097E-2" table:style-name="ce6">
            <text:p>0.0552</text:p>
          </table:table-cell>
          <table:table-cell office:value-type="float" office:value="8364.4551291000007" table:style-name="ce4">
            <text:p>8364</text:p>
          </table:table-cell>
          <table:table-cell office:value-type="float" office:value="498.79461837554999" table:style-name="ce4">
            <text:p>499</text:p>
          </table:table-cell>
          <table:table-cell office:value-type="float" office:value="5.9632649189573603E-2" table:style-name="ce6">
            <text:p>0.0596</text:p>
          </table:table-cell>
          <table:table-cell office:value-type="float" office:value="8496.8119151999999" table:style-name="ce4">
            <text:p>8497</text:p>
          </table:table-cell>
          <table:table-cell office:value-type="float" office:value="525.28767403259997" table:style-name="ce4">
            <text:p>525</text:p>
          </table:table-cell>
          <table:table-cell office:value-type="float" office:value="6.18217372910079E-2" table:style-name="ce6">
            <text:p>0.0618</text:p>
          </table:table-cell>
          <table:table-cell office:value-type="float" office:value="8561.4890340000002" table:style-name="ce4">
            <text:p>8561</text:p>
          </table:table-cell>
          <table:table-cell office:value-type="float" office:value="536.85179232610096" table:style-name="ce4">
            <text:p>537</text:p>
          </table:table-cell>
          <table:table-cell office:value-type="float" office:value="6.27054231097086E-2" table:style-name="ce6">
            <text:p>0.0627</text:p>
          </table:table-cell>
          <table:table-cell office:value-type="float" office:value="8631.2371235999999" table:style-name="ce4">
            <text:p>8631</text:p>
          </table:table-cell>
          <table:table-cell office:value-type="float" office:value="548.88839491105" table:style-name="ce4">
            <text:p>549</text:p>
          </table:table-cell>
          <table:table-cell office:value-type="float" office:value="6.3593247068864503E-2" table:style-name="ce6">
            <text:p>0.0636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8772.9796538999999" table:style-name="ce4">
            <text:p>8773</text:p>
          </table:table-cell>
          <table:table-cell office:value-type="float" office:value="480.2737562328" table:style-name="ce4">
            <text:p>480</text:p>
          </table:table-cell>
          <table:table-cell office:value-type="float" office:value="5.4744656340254397E-2" table:style-name="ce6">
            <text:p>0.0547</text:p>
          </table:table-cell>
          <table:table-cell office:value-type="float" office:value="8921.9060594999992" table:style-name="ce4">
            <text:p>8922</text:p>
          </table:table-cell>
          <table:table-cell office:value-type="float" office:value="527.5326270196" table:style-name="ce4">
            <text:p>528</text:p>
          </table:table-cell>
          <table:table-cell office:value-type="float" office:value="5.9127794386255199E-2" table:style-name="ce6">
            <text:p>0.0591</text:p>
          </table:table-cell>
          <table:table-cell office:value-type="float" office:value="9063.2037677999997" table:style-name="ce4">
            <text:p>9063</text:p>
          </table:table-cell>
          <table:table-cell office:value-type="float" office:value="555.471850065951" table:style-name="ce4">
            <text:p>555</text:p>
          </table:table-cell>
          <table:table-cell office:value-type="float" office:value="6.1288686020659303E-2" table:style-name="ce6">
            <text:p>0.0613</text:p>
          </table:table-cell>
          <table:table-cell office:value-type="float" office:value="9132.4180710000001" table:style-name="ce4">
            <text:p>9132</text:p>
          </table:table-cell>
          <table:table-cell office:value-type="float" office:value="567.68857097194996" table:style-name="ce4">
            <text:p>568</text:p>
          </table:table-cell>
          <table:table-cell office:value-type="float" office:value="6.2161912273228703E-2" table:style-name="ce6">
            <text:p>0.0622</text:p>
          </table:table-cell>
          <table:table-cell office:value-type="float" office:value="9206.5254162000001" table:style-name="ce4">
            <text:p>9207</text:p>
          </table:table-cell>
          <table:table-cell office:value-type="float" office:value="580.41954273659996" table:style-name="ce4">
            <text:p>580</text:p>
          </table:table-cell>
          <table:table-cell office:value-type="float" office:value="6.3044364350016494E-2" table:style-name="ce6">
            <text:p>0.0630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9321.2894921999996" table:style-name="ce4">
            <text:p>9321</text:p>
          </table:table-cell>
          <table:table-cell office:value-type="float" office:value="506.65195383004999" table:style-name="ce4">
            <text:p>507</text:p>
          </table:table-cell>
          <table:table-cell office:value-type="float" office:value="5.4354277297579197E-2" table:style-name="ce6">
            <text:p>0.0544</text:p>
          </table:table-cell>
          <table:table-cell office:value-type="float" office:value="9479.4459542999994" table:style-name="ce4">
            <text:p>9479</text:p>
          </table:table-cell>
          <table:table-cell office:value-type="float" office:value="556.54733917135002" table:style-name="ce4">
            <text:p>557</text:p>
          </table:table-cell>
          <table:table-cell office:value-type="float" office:value="5.8710956511007099E-2" table:style-name="ce6">
            <text:p>0.0587</text:p>
          </table:table-cell>
          <table:table-cell office:value-type="float" office:value="9629.5956203999995" table:style-name="ce4">
            <text:p>9630</text:p>
          </table:table-cell>
          <table:table-cell office:value-type="float" office:value="586.48613662239995" table:style-name="ce4">
            <text:p>586</text:p>
          </table:table-cell>
          <table:table-cell office:value-type="float" office:value="6.09045446705931E-2" table:style-name="ce6">
            <text:p>0.0609</text:p>
          </table:table-cell>
          <table:table-cell office:value-type="float" office:value="9702.9022860000005" table:style-name="ce4">
            <text:p>9703</text:p>
          </table:table-cell>
          <table:table-cell office:value-type="float" office:value="599.52252640970005" table:style-name="ce4">
            <text:p>600</text:p>
          </table:table-cell>
          <table:table-cell office:value-type="float" office:value="6.1787958771339101E-2" table:style-name="ce6">
            <text:p>0.0618</text:p>
          </table:table-cell>
          <table:table-cell office:value-type="float" office:value="9781.8581909999994" table:style-name="ce4">
            <text:p>9782</text:p>
          </table:table-cell>
          <table:table-cell office:value-type="float" office:value="613.10971280194997" table:style-name="ce4">
            <text:p>613</text:p>
          </table:table-cell>
          <table:table-cell office:value-type="float" office:value="6.2678245874189298E-2" table:style-name="ce6">
            <text:p>0.0627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9869.5993304999993" table:style-name="ce4">
            <text:p>9870</text:p>
          </table:table-cell>
          <table:table-cell office:value-type="float" office:value="534.82611381690003" table:style-name="ce4">
            <text:p>535</text:p>
          </table:table-cell>
          <table:table-cell office:value-type="float" office:value="5.4189242734923197E-2" table:style-name="ce6">
            <text:p>0.0542</text:p>
          </table:table-cell>
          <table:table-cell office:value-type="float" office:value="10037.0303313" table:style-name="ce4">
            <text:p>10037</text:p>
          </table:table-cell>
          <table:table-cell office:value-type="float" office:value="587.53813203375" table:style-name="ce4">
            <text:p>588</text:p>
          </table:table-cell>
          <table:table-cell office:value-type="float" office:value="5.8537048573176098E-2" table:style-name="ce6">
            <text:p>0.0585</text:p>
          </table:table-cell>
          <table:table-cell office:value-type="float" office:value="10196.009714100001" table:style-name="ce4">
            <text:p>10196</text:p>
          </table:table-cell>
          <table:table-cell office:value-type="float" office:value="619.14759217280005" table:style-name="ce4">
            <text:p>619</text:p>
          </table:table-cell>
          <table:table-cell office:value-type="float" office:value="6.0724500028337999E-2" table:style-name="ce6">
            <text:p>0.0607</text:p>
          </table:table-cell>
          <table:table-cell office:value-type="float" office:value="10273.653394200001" table:style-name="ce4">
            <text:p>10274</text:p>
          </table:table-cell>
          <table:table-cell office:value-type="float" office:value="632.90445524430004" table:style-name="ce4">
            <text:p>633</text:p>
          </table:table-cell>
          <table:table-cell office:value-type="float" office:value="6.1604614343093098E-2" table:style-name="ce6">
            <text:p>0.0616</text:p>
          </table:table-cell>
          <table:table-cell office:value-type="float" office:value="10357.5690645" table:style-name="ce4">
            <text:p>10358</text:p>
          </table:table-cell>
          <table:table-cell office:value-type="float" office:value="647.24866066704999" table:style-name="ce4">
            <text:p>647</text:p>
          </table:table-cell>
          <table:table-cell office:value-type="float" office:value="6.2490402587365802E-2" table:style-name="ce6">
            <text:p>0.0625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9" table:style-name="ce3"/>
          <table:table-cell office:value-type="float" office:value="10966.2412482" table:style-name="ce4">
            <text:p>10966</text:p>
          </table:table-cell>
          <table:table-cell office:value-type="float" office:value="599.60605954410005" table:style-name="ce4">
            <text:p>600</text:p>
          </table:table-cell>
          <table:table-cell office:value-type="float" office:value="5.4677445623633303E-2" table:style-name="ce6">
            <text:p>0.0547</text:p>
          </table:table-cell>
          <table:table-cell office:value-type="float" office:value="11152.421496299999" table:style-name="ce4">
            <text:p>11152</text:p>
          </table:table-cell>
          <table:table-cell office:value-type="float" office:value="658.89370168450102" table:style-name="ce4">
            <text:p>659</text:p>
          </table:table-cell>
          <table:table-cell office:value-type="float" office:value="5.90807746912273E-2" table:style-name="ce6">
            <text:p>0.0591</text:p>
          </table:table-cell>
          <table:table-cell office:value-type="float" office:value="11329.0603125" table:style-name="ce4">
            <text:p>11329</text:p>
          </table:table-cell>
          <table:table-cell office:value-type="float" office:value="694.44488160305104" table:style-name="ce4">
            <text:p>694</text:p>
          </table:table-cell>
          <table:table-cell office:value-type="float" office:value="6.12976595099268E-2" table:style-name="ce6">
            <text:p>0.0613</text:p>
          </table:table-cell>
          <table:table-cell office:value-type="float" office:value="11415.311298299999" table:style-name="ce4">
            <text:p>11415</text:p>
          </table:table-cell>
          <table:table-cell office:value-type="float" office:value="709.95855090739997" table:style-name="ce4">
            <text:p>710</text:p>
          </table:table-cell>
          <table:table-cell office:value-type="float" office:value="6.21935339611044E-2" table:style-name="ce6">
            <text:p>0.0622</text:p>
          </table:table-cell>
          <table:table-cell office:value-type="float" office:value="11508.212373" table:style-name="ce4">
            <text:p>11508</text:p>
          </table:table-cell>
          <table:table-cell office:value-type="float" office:value="726.13004364514995" table:style-name="ce4">
            <text:p>726</text:p>
          </table:table-cell>
          <table:table-cell office:value-type="float" office:value="6.3096684359836799E-2" table:style-name="ce6">
            <text:p>0.0631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9" table:style-name="ce3"/>
          <table:table-cell office:value-type="float" office:value="11764.251916200001" table:style-name="ce4">
            <text:p>11764</text:p>
          </table:table-cell>
          <table:table-cell office:value-type="float" office:value="653.91303854590001" table:style-name="ce4">
            <text:p>654</text:p>
          </table:table-cell>
          <table:table-cell office:value-type="float" office:value="5.5584753132107603E-2" table:style-name="ce6">
            <text:p>0.0556</text:p>
          </table:table-cell>
          <table:table-cell office:value-type="float" office:value="11961.8196075" table:style-name="ce4">
            <text:p>11962</text:p>
          </table:table-cell>
          <table:table-cell office:value-type="float" office:value="717.15806292850004" table:style-name="ce4">
            <text:p>717</text:p>
          </table:table-cell>
          <table:table-cell office:value-type="float" office:value="5.9953927283675601E-2" table:style-name="ce6">
            <text:p>0.0600</text:p>
          </table:table-cell>
          <table:table-cell office:value-type="float" office:value="12148.667088599999" table:style-name="ce4">
            <text:p>12149</text:p>
          </table:table-cell>
          <table:table-cell office:value-type="float" office:value="755.18913277454999" table:style-name="ce4">
            <text:p>755</text:p>
          </table:table-cell>
          <table:table-cell office:value-type="float" office:value="6.2162303672243999E-2" table:style-name="ce6">
            <text:p>0.0622</text:p>
          </table:table-cell>
          <table:table-cell office:value-type="float" office:value="12239.0771601" table:style-name="ce4">
            <text:p>12239</text:p>
          </table:table-cell>
          <table:table-cell office:value-type="float" office:value="771.76262872159998" table:style-name="ce4">
            <text:p>772</text:p>
          </table:table-cell>
          <table:table-cell office:value-type="float" office:value="6.3057256574669304E-2" table:style-name="ce6">
            <text:p>0.0631</text:p>
          </table:table-cell>
          <table:table-cell office:value-type="float" office:value="12338.3169483" table:style-name="ce4">
            <text:p>12338</text:p>
          </table:table-cell>
          <table:table-cell office:value-type="float" office:value="789.17928724399997" table:style-name="ce4">
            <text:p>789</text:p>
          </table:table-cell>
          <table:table-cell office:value-type="float" office:value="6.3961664346184194E-2" table:style-name="ce6">
            <text:p>0.0640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number-rows-repeated="2" table:style-name="ro1">
          <table:table-cell table:style-name="ce2"/>
          <table:table-cell table:number-columns-repeated="10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urbofan</text:p>
          </table:table-cell>
          <table:table-cell table:style-name="ce3"/>
          <table:table-cell office:value-type="string" table:style-name="ce3">
            <text:p>39000 FT</text:p>
          </table:table-cell>
          <table:table-cell table:number-columns-repeated="6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F M0.25</text:p>
          </table:table-cell>
          <table:table-cell table:number-columns-repeated="2" table:style-name="ce3"/>
          <table:table-cell office:value-type="string" table:style-name="ce3">
            <text:p>TF M0.35</text:p>
          </table:table-cell>
          <table:table-cell table:number-columns-repeated="2" table:style-name="ce3"/>
          <table:table-cell office:value-type="string" table:style-name="ce3">
            <text:p>TF M0.45</text:p>
          </table:table-cell>
          <table:table-cell table:number-columns-repeated="2" table:style-name="ce3"/>
          <table:table-cell office:value-type="string" table:style-name="ce4">
            <text:p>TF M0.65</text:p>
          </table:table-cell>
          <table:table-cell table:style-name="ce3"/>
          <table:table-cell table:style-name="ce6"/>
          <table:table-cell office:value-type="string" table:style-name="ce4">
            <text:p>TF M0.75</text:p>
          </table:table-cell>
          <table:table-cell table:style-name="ce4"/>
          <table:table-cell table:style-name="ce6"/>
          <table:table-cell office:value-type="string" table:style-name="ce4">
            <text:p>TF M0.80</text:p>
          </table:table-cell>
          <table:table-cell table:style-name="ce4"/>
          <table:table-cell table:style-name="ce6"/>
          <table:table-cell office:value-type="string" table:style-name="ce4">
            <text:p>TF M0.82</text:p>
          </table:table-cell>
          <table:table-cell table:style-name="ce4"/>
          <table:table-cell table:style-name="ce6"/>
          <table:table-cell office:value-type="string" table:style-name="ce4">
            <text:p>TF M0.84</text:p>
          </table:table-cell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6">
            <text:p>SFC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6">
            <text:p>(kg/hr/N)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10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9" table:style-name="ce3"/>
          <table:table-cell office:value-type="float" office:value="210.94904911500001" table:style-name="ce4">
            <text:p>211</text:p>
          </table:table-cell>
          <table:table-cell office:value-type="float" office:value="86.681289402699903" table:style-name="ce4">
            <text:p>87</text:p>
          </table:table-cell>
          <table:table-cell office:value-type="float" office:value="0.41091102219401399" table:style-name="ce6">
            <text:p>0.4109</text:p>
          </table:table-cell>
          <table:table-cell office:value-type="float" office:value="-59.6557901352" table:style-name="ce4">
            <text:p>-60</text:p>
          </table:table-cell>
          <table:table-cell office:value-type="float" office:value="82.7565372911249" table:style-name="ce4">
            <text:p>83</text:p>
          </table:table-cell>
          <table:table-cell office:value-type="float" office:value="-1.38723394834887" table:style-name="ce6">
            <text:p>-1.3872</text:p>
          </table:table-cell>
          <table:table-cell office:value-type="float" office:value="-174.500112024" table:style-name="ce4">
            <text:p>-175</text:p>
          </table:table-cell>
          <table:table-cell office:value-type="float" office:value="80.5674470877549" table:style-name="ce4">
            <text:p>81</text:p>
          </table:table-cell>
          <table:table-cell office:value-type="float" office:value="-0.46170427143722398" table:style-name="ce6">
            <text:p>-0.4617</text:p>
          </table:table-cell>
          <table:table-cell office:value-type="float" office:value="-222.94923462" table:style-name="ce4">
            <text:p>-223</text:p>
          </table:table-cell>
          <table:table-cell office:value-type="float" office:value="79.694264792230101" table:style-name="ce4">
            <text:p>80</text:p>
          </table:table-cell>
          <table:table-cell office:value-type="float" office:value="-0.35745475838059199" table:style-name="ce6">
            <text:p>-0.3575</text:p>
          </table:table-cell>
          <table:table-cell office:value-type="float" office:value="-270.48958586999998" table:style-name="ce4">
            <text:p>-270</text:p>
          </table:table-cell>
          <table:table-cell office:value-type="float" office:value="78.818733127300106" table:style-name="ce4">
            <text:p>79</text:p>
          </table:table-cell>
          <table:table-cell office:value-type="float" office:value="-0.291392856674272" table:style-name="ce6">
            <text:p>-0.2914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5458.0104222" table:style-name="ce4">
            <text:p>5458</text:p>
          </table:table-cell>
          <table:table-cell office:value-type="float" office:value="316.8672828837" table:style-name="ce4">
            <text:p>317</text:p>
          </table:table-cell>
          <table:table-cell office:value-type="float" office:value="5.8055455811309803E-2" table:style-name="ce6">
            <text:p>0.0581</text:p>
          </table:table-cell>
          <table:table-cell office:value-type="float" office:value="5540.8402375158003" table:style-name="ce4">
            <text:p>5541</text:p>
          </table:table-cell>
          <table:table-cell office:value-type="float" office:value="348.3697161943" table:style-name="ce4">
            <text:p>348</text:p>
          </table:table-cell>
          <table:table-cell office:value-type="float" office:value="6.2873084453070105E-2" table:style-name="ce6">
            <text:p>0.0629</text:p>
          </table:table-cell>
          <table:table-cell office:value-type="float" office:value="5637.8519568000002" table:style-name="ce4">
            <text:p>5638</text:p>
          </table:table-cell>
          <table:table-cell office:value-type="float" office:value="366.41809404560001" table:style-name="ce4">
            <text:p>366</text:p>
          </table:table-cell>
          <table:table-cell office:value-type="float" office:value="6.49925001318368E-2" table:style-name="ce6">
            <text:p>0.0650</text:p>
          </table:table-cell>
          <table:table-cell office:value-type="float" office:value="5679.7764303000004" table:style-name="ce4">
            <text:p>5680</text:p>
          </table:table-cell>
          <table:table-cell office:value-type="float" office:value="374.1396881567" table:style-name="ce4">
            <text:p>374</text:p>
          </table:table-cell>
          <table:table-cell office:value-type="float" office:value="6.5872256196699994E-2" table:style-name="ce6">
            <text:p>0.0659</text:p>
          </table:table-cell>
          <table:table-cell office:value-type="float" office:value="5713.8275543999998" table:style-name="ce4">
            <text:p>5714</text:p>
          </table:table-cell>
          <table:table-cell office:value-type="float" office:value="381.56891629739999" table:style-name="ce4">
            <text:p>382</text:p>
          </table:table-cell>
          <table:table-cell office:value-type="float" office:value="6.6779914630704595E-2" table:style-name="ce6">
            <text:p>0.0668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6367.6269300000004" table:style-name="ce4">
            <text:p>6368</text:p>
          </table:table-cell>
          <table:table-cell office:value-type="float" office:value="359.33605049475" table:style-name="ce4">
            <text:p>359</text:p>
          </table:table-cell>
          <table:table-cell office:value-type="float" office:value="5.6431705947124398E-2" table:style-name="ce6">
            <text:p>0.0564</text:p>
          </table:table-cell>
          <table:table-cell office:value-type="float" office:value="6465.9365509157997" table:style-name="ce4">
            <text:p>6466</text:p>
          </table:table-cell>
          <table:table-cell office:value-type="float" office:value="394.18764041269998" table:style-name="ce4">
            <text:p>394</text:p>
          </table:table-cell>
          <table:table-cell office:value-type="float" office:value="6.09637346900457E-2" table:style-name="ce6">
            <text:p>0.0610</text:p>
          </table:table-cell>
          <table:table-cell office:value-type="float" office:value="6577.3605029999999" table:style-name="ce4">
            <text:p>6577</text:p>
          </table:table-cell>
          <table:table-cell office:value-type="float" office:value="414.83337666174998" table:style-name="ce4">
            <text:p>415</text:p>
          </table:table-cell>
          <table:table-cell office:value-type="float" office:value="6.3069885932592606E-2" table:style-name="ce6">
            <text:p>0.0631</text:p>
          </table:table-cell>
          <table:table-cell office:value-type="float" office:value="6626.4021284999999" table:style-name="ce4">
            <text:p>6626</text:p>
          </table:table-cell>
          <table:table-cell office:value-type="float" office:value="423.68527849769998" table:style-name="ce4">
            <text:p>424</text:p>
          </table:table-cell>
          <table:table-cell office:value-type="float" office:value="6.3938962695221896E-2" table:style-name="ce6">
            <text:p>0.0639</text:p>
          </table:table-cell>
          <table:table-cell office:value-type="float" office:value="6666.1247331000004" table:style-name="ce4">
            <text:p>6666</text:p>
          </table:table-cell>
          <table:table-cell office:value-type="float" office:value="432.18999574380001" table:style-name="ce4">
            <text:p>432</text:p>
          </table:table-cell>
          <table:table-cell office:value-type="float" office:value="6.4833769700978205E-2" table:style-name="ce6">
            <text:p>0.0648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6822.5241483" table:style-name="ce4">
            <text:p>6823</text:p>
          </table:table-cell>
          <table:table-cell office:value-type="float" office:value="380.42294610984999" table:style-name="ce4">
            <text:p>380</text:p>
          </table:table-cell>
          <table:table-cell office:value-type="float" office:value="5.5759853368146997E-2" table:style-name="ce6">
            <text:p>0.0558</text:p>
          </table:table-cell>
          <table:table-cell office:value-type="float" office:value="6928.6403953157997" table:style-name="ce4">
            <text:p>6929</text:p>
          </table:table-cell>
          <table:table-cell office:value-type="float" office:value="417.67350323135003" table:style-name="ce4">
            <text:p>418</text:p>
          </table:table-cell>
          <table:table-cell office:value-type="float" office:value="6.0282173615724598E-2" table:style-name="ce6">
            <text:p>0.0603</text:p>
          </table:table-cell>
          <table:table-cell office:value-type="float" office:value="7047.2704637999996" table:style-name="ce4">
            <text:p>7047</text:p>
          </table:table-cell>
          <table:table-cell office:value-type="float" office:value="439.57223649640002" table:style-name="ce4">
            <text:p>440</text:p>
          </table:table-cell>
          <table:table-cell office:value-type="float" office:value="6.2374821394236099E-2" table:style-name="ce6">
            <text:p>0.0624</text:p>
          </table:table-cell>
          <table:table-cell office:value-type="float" office:value="7099.8039419999996" table:style-name="ce4">
            <text:p>7100</text:p>
          </table:table-cell>
          <table:table-cell office:value-type="float" office:value="448.98798698955" table:style-name="ce4">
            <text:p>449</text:p>
          </table:table-cell>
          <table:table-cell office:value-type="float" office:value="6.3239490929248299E-2" table:style-name="ce6">
            <text:p>0.0632</text:p>
          </table:table-cell>
          <table:table-cell office:value-type="float" office:value="7142.3734074000004" table:style-name="ce4">
            <text:p>7142</text:p>
          </table:table-cell>
          <table:table-cell office:value-type="float" office:value="458.00956550475001" table:style-name="ce4">
            <text:p>458</text:p>
          </table:table-cell>
          <table:table-cell office:value-type="float" office:value="6.41256819519153E-2" table:style-name="ce6">
            <text:p>0.0641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7277.3101611000002" table:style-name="ce4">
            <text:p>7277</text:p>
          </table:table-cell>
          <table:table-cell office:value-type="float" office:value="402.38693963614998" table:style-name="ce4">
            <text:p>402</text:p>
          </table:table-cell>
          <table:table-cell office:value-type="float" office:value="5.5293361245898502E-2" table:style-name="ce6">
            <text:p>0.0553</text:p>
          </table:table-cell>
          <table:table-cell office:value-type="float" office:value="7391.0773465157999" table:style-name="ce4">
            <text:p>7391</text:p>
          </table:table-cell>
          <table:table-cell office:value-type="float" office:value="441.45956325175001" table:style-name="ce4">
            <text:p>441</text:p>
          </table:table-cell>
          <table:table-cell office:value-type="float" office:value="5.9728716471876303E-2" table:style-name="ce6">
            <text:p>0.0597</text:p>
          </table:table-cell>
          <table:table-cell office:value-type="float" office:value="7516.9802546999999" table:style-name="ce4">
            <text:p>7517</text:p>
          </table:table-cell>
          <table:table-cell office:value-type="float" office:value="464.47033136850001" table:style-name="ce4">
            <text:p>464</text:p>
          </table:table-cell>
          <table:table-cell office:value-type="float" office:value="6.1789484025595198E-2" table:style-name="ce6">
            <text:p>0.0618</text:p>
          </table:table-cell>
          <table:table-cell office:value-type="float" office:value="7573.0278267000003" table:style-name="ce4">
            <text:p>7573</text:p>
          </table:table-cell>
          <table:table-cell office:value-type="float" office:value="474.4316576457" table:style-name="ce4">
            <text:p>474</text:p>
          </table:table-cell>
          <table:table-cell office:value-type="float" office:value="6.2647552406054893E-2" table:style-name="ce6">
            <text:p>0.0626</text:p>
          </table:table-cell>
          <table:table-cell office:value-type="float" office:value="7618.4441528999996" table:style-name="ce4">
            <text:p>7618</text:p>
          </table:table-cell>
          <table:table-cell office:value-type="float" office:value="483.9857598927" table:style-name="ce4">
            <text:p>484</text:p>
          </table:table-cell>
          <table:table-cell office:value-type="float" office:value="6.3528162729718105E-2" table:style-name="ce6">
            <text:p>0.0635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7732.1184149999999" table:style-name="ce4">
            <text:p>7732</text:p>
          </table:table-cell>
          <table:table-cell office:value-type="float" office:value="424.29089372210001" table:style-name="ce4">
            <text:p>424</text:p>
          </table:table-cell>
          <table:table-cell office:value-type="float" office:value="5.4873822534713498E-2" table:style-name="ce6">
            <text:p>0.0549</text:p>
          </table:table-cell>
          <table:table-cell office:value-type="float" office:value="7853.5810210157997" table:style-name="ce4">
            <text:p>7854</text:p>
          </table:table-cell>
          <table:table-cell office:value-type="float" office:value="465.66328894415" table:style-name="ce4">
            <text:p>466</text:p>
          </table:table-cell>
          <table:table-cell office:value-type="float" office:value="5.9293115802594797E-2" table:style-name="ce6">
            <text:p>0.0593</text:p>
          </table:table-cell>
          <table:table-cell office:value-type="float" office:value="7986.8457332999997" table:style-name="ce4">
            <text:p>7987</text:p>
          </table:table-cell>
          <table:table-cell office:value-type="float" office:value="490.19853676370002" table:style-name="ce4">
            <text:p>490</text:p>
          </table:table-cell>
          <table:table-cell office:value-type="float" office:value="6.1375736195816002E-2" table:style-name="ce6">
            <text:p>0.0614</text:p>
          </table:table-cell>
          <table:table-cell office:value-type="float" office:value="8046.2294702999998" table:style-name="ce4">
            <text:p>8046</text:p>
          </table:table-cell>
          <table:table-cell office:value-type="float" office:value="500.80724483249998" table:style-name="ce4">
            <text:p>501</text:p>
          </table:table-cell>
          <table:table-cell office:value-type="float" office:value="6.2241233198862198E-2" table:style-name="ce6">
            <text:p>0.0622</text:p>
          </table:table-cell>
          <table:table-cell office:value-type="float" office:value="8094.5593805999997" table:style-name="ce4">
            <text:p>8095</text:p>
          </table:table-cell>
          <table:table-cell office:value-type="float" office:value="510.91475409489999" table:style-name="ce4">
            <text:p>511</text:p>
          </table:table-cell>
          <table:table-cell office:value-type="float" office:value="6.3118290949769895E-2" table:style-name="ce6">
            <text:p>0.0631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8186.9933922" table:style-name="ce4">
            <text:p>8187</text:p>
          </table:table-cell>
          <table:table-cell office:value-type="float" office:value="447.59663821970003" table:style-name="ce4">
            <text:p>448</text:p>
          </table:table-cell>
          <table:table-cell office:value-type="float" office:value="5.4671674542468601E-2" table:style-name="ce6">
            <text:p>0.0547</text:p>
          </table:table-cell>
          <table:table-cell office:value-type="float" office:value="8316.2403832157997" table:style-name="ce4">
            <text:p>8316</text:p>
          </table:table-cell>
          <table:table-cell office:value-type="float" office:value="491.18527191380099" table:style-name="ce4">
            <text:p>491</text:p>
          </table:table-cell>
          <table:table-cell office:value-type="float" office:value="5.9063380720106702E-2" table:style-name="ce6">
            <text:p>0.0591</text:p>
          </table:table-cell>
          <table:table-cell office:value-type="float" office:value="8456.5110420000001" table:style-name="ce4">
            <text:p>8457</text:p>
          </table:table-cell>
          <table:table-cell office:value-type="float" office:value="517.03094577925003" table:style-name="ce4">
            <text:p>517</text:p>
          </table:table-cell>
          <table:table-cell office:value-type="float" office:value="6.1139983524100001E-2" table:style-name="ce6">
            <text:p>0.0611</text:p>
          </table:table-cell>
          <table:table-cell office:value-type="float" office:value="8519.8314537000006" table:style-name="ce4">
            <text:p>8520</text:p>
          </table:table-cell>
          <table:table-cell office:value-type="float" office:value="528.25571071424997" table:style-name="ce4">
            <text:p>528</text:p>
          </table:table-cell>
          <table:table-cell office:value-type="float" office:value="6.2003070551922501E-2" table:style-name="ce6">
            <text:p>0.0620</text:p>
          </table:table-cell>
          <table:table-cell office:value-type="float" office:value="8570.8970193000005" table:style-name="ce4">
            <text:p>8571</text:p>
          </table:table-cell>
          <table:table-cell office:value-type="float" office:value="538.94012068610004" table:style-name="ce4">
            <text:p>539</text:p>
          </table:table-cell>
          <table:table-cell office:value-type="float" office:value="6.2880246895104602E-2" table:style-name="ce6">
            <text:p>0.0629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9" table:style-name="ce3"/>
          <table:table-cell office:value-type="float" office:value="9096.6766232999998" table:style-name="ce4">
            <text:p>9097</text:p>
          </table:table-cell>
          <table:table-cell office:value-type="float" office:value="501.82791531844998" table:style-name="ce4">
            <text:p>502</text:p>
          </table:table-cell>
          <table:table-cell office:value-type="float" office:value="5.5166071753400603E-2" table:style-name="ce6">
            <text:p>0.0552</text:p>
          </table:table-cell>
          <table:table-cell office:value-type="float" office:value="9241.3811788158" table:style-name="ce4">
            <text:p>9241</text:p>
          </table:table-cell>
          <table:table-cell office:value-type="float" office:value="550.39721215115003" table:style-name="ce4">
            <text:p>550</text:p>
          </table:table-cell>
          <table:table-cell office:value-type="float" office:value="5.9557895243281998E-2" table:style-name="ce6">
            <text:p>0.0596</text:p>
          </table:table-cell>
          <table:table-cell office:value-type="float" office:value="9396.2864814000004" table:style-name="ce4">
            <text:p>9396</text:p>
          </table:table-cell>
          <table:table-cell office:value-type="float" office:value="579.4380284074" table:style-name="ce4">
            <text:p>579</text:p>
          </table:table-cell>
          <table:table-cell office:value-type="float" office:value="6.1666705198314402E-2" table:style-name="ce6">
            <text:p>0.0617</text:p>
          </table:table-cell>
          <table:table-cell office:value-type="float" office:value="9466.3014641999998" table:style-name="ce4">
            <text:p>9466</text:p>
          </table:table-cell>
          <table:table-cell office:value-type="float" office:value="592.07241498539997" table:style-name="ce4">
            <text:p>592</text:p>
          </table:table-cell>
          <table:table-cell office:value-type="float" office:value="6.2545273592281098E-2" table:style-name="ce6">
            <text:p>0.0625</text:p>
          </table:table-cell>
          <table:table-cell office:value-type="float" office:value="9523.0829924999998" table:style-name="ce4">
            <text:p>9523</text:p>
          </table:table-cell>
          <table:table-cell office:value-type="float" office:value="603.90801596569997" table:style-name="ce4">
            <text:p>604</text:p>
          </table:table-cell>
          <table:table-cell office:value-type="float" office:value="6.3415179353294895E-2" table:style-name="ce6">
            <text:p>0.0634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9" table:style-name="ce3"/>
          <table:table-cell office:value-type="float" office:value="9756.9926412000004" table:style-name="ce4">
            <text:p>9757</text:p>
          </table:table-cell>
          <table:table-cell office:value-type="float" office:value="546.90187255859996" table:style-name="ce4">
            <text:p>547</text:p>
          </table:table-cell>
          <table:table-cell office:value-type="float" office:value="5.6052299378524198E-2" table:style-name="ce6">
            <text:p>0.0561</text:p>
          </table:table-cell>
          <table:table-cell office:value-type="float" office:value="9909.9708859158" table:style-name="ce4">
            <text:p>9910</text:p>
          </table:table-cell>
          <table:table-cell office:value-type="float" office:value="598.58277864770002" table:style-name="ce4">
            <text:p>599</text:p>
          </table:table-cell>
          <table:table-cell office:value-type="float" office:value="6.0402072371212999E-2" table:style-name="ce6">
            <text:p>0.0604</text:p>
          </table:table-cell>
          <table:table-cell office:value-type="float" office:value="10072.571609099999" table:style-name="ce4">
            <text:p>10073</text:p>
          </table:table-cell>
          <table:table-cell office:value-type="float" office:value="629.57879233100005" table:style-name="ce4">
            <text:p>630</text:p>
          </table:table-cell>
          <table:table-cell office:value-type="float" office:value="6.25042756471655E-2" table:style-name="ce6">
            <text:p>0.0625</text:p>
          </table:table-cell>
          <table:table-cell office:value-type="float" office:value="10146.7456776" table:style-name="ce4">
            <text:p>10147</text:p>
          </table:table-cell>
          <table:table-cell office:value-type="float" office:value="643.10332887245102" table:style-name="ce4">
            <text:p>643</text:p>
          </table:table-cell>
          <table:table-cell office:value-type="float" office:value="6.3380255040014294E-2" table:style-name="ce6">
            <text:p>0.0634</text:p>
          </table:table-cell>
          <table:table-cell office:value-type="float" office:value="10228.4149968" table:style-name="ce4">
            <text:p>10228</text:p>
          </table:table-cell>
          <table:table-cell office:value-type="float" office:value="657.34311787720003" table:style-name="ce4">
            <text:p>657</text:p>
          </table:table-cell>
          <table:table-cell office:value-type="float" office:value="6.4266371484032705E-2" table:style-name="ce6">
            <text:p>0.0643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number-rows-repeated="2" table:style-name="ro1">
          <table:table-cell table:style-name="ce2"/>
          <table:table-cell table:number-columns-repeated="10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urbofan</text:p>
          </table:table-cell>
          <table:table-cell table:style-name="ce3"/>
          <table:table-cell office:value-type="string" table:style-name="ce3">
            <text:p>41000 FT</text:p>
          </table:table-cell>
          <table:table-cell table:number-columns-repeated="6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TF M0.25</text:p>
          </table:table-cell>
          <table:table-cell table:number-columns-repeated="2" table:style-name="ce3"/>
          <table:table-cell office:value-type="string" table:style-name="ce3">
            <text:p>TF M0.35</text:p>
          </table:table-cell>
          <table:table-cell table:number-columns-repeated="2" table:style-name="ce3"/>
          <table:table-cell office:value-type="string" table:style-name="ce3">
            <text:p>TF M0.45</text:p>
          </table:table-cell>
          <table:table-cell table:number-columns-repeated="2" table:style-name="ce3"/>
          <table:table-cell office:value-type="string" table:style-name="ce4">
            <text:p>TF M0.65</text:p>
          </table:table-cell>
          <table:table-cell table:style-name="ce3"/>
          <table:table-cell table:style-name="ce6"/>
          <table:table-cell office:value-type="string" table:style-name="ce4">
            <text:p>TF M0.75</text:p>
          </table:table-cell>
          <table:table-cell table:style-name="ce4"/>
          <table:table-cell table:style-name="ce6"/>
          <table:table-cell office:value-type="string" table:style-name="ce4">
            <text:p>TF M0.80</text:p>
          </table:table-cell>
          <table:table-cell table:style-name="ce4"/>
          <table:table-cell table:style-name="ce6"/>
          <table:table-cell office:value-type="string" table:style-name="ce4">
            <text:p>TF M0.82</text:p>
          </table:table-cell>
          <table:table-cell table:style-name="ce4"/>
          <table:table-cell table:style-name="ce6"/>
          <table:table-cell office:value-type="string" table:style-name="ce4">
            <text:p>TF M0.84</text:p>
          </table:table-cell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string" table:style-name="ce3">
            <text:p>R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3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3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4">
            <text:p>Wf</text:p>
          </table:table-cell>
          <table:table-cell office:value-type="string" table:style-name="ce6">
            <text:p>SFC</text:p>
          </table:table-cell>
          <table:table-cell office:value-type="string" table:style-name="ce4">
            <text:p>Xn</text:p>
          </table:table-cell>
          <table:table-cell office:value-type="string" table:style-name="ce3">
            <text:p>Wf</text:p>
          </table:table-cell>
          <table:table-cell office:value-type="string" table:style-name="ce6">
            <text:p>SFC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3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6">
            <text:p>(kg/hr/N)</text:p>
          </table:table-cell>
          <table:table-cell office:value-type="string" table:style-name="ce4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6">
            <text:p>(kg/hr/N)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table:number-columns-repeated="10" table:style-name="ce3"/>
          <table:table-cell table:style-name="ce4"/>
          <table:table-cell table:style-name="ce3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number-columns-repeated="2" table:style-name="ce4"/>
          <table:table-cell table:style-name="ce6"/>
          <table:table-cell table:style-name="ce4"/>
          <table:table-cell table:style-name="ce3"/>
          <table:table-cell table:style-name="ce6"/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table:number-columns-repeated="9" table:style-name="ce3"/>
          <table:table-cell office:value-type="float" office:value="331.52361249" table:style-name="ce4">
            <text:p>332</text:p>
          </table:table-cell>
          <table:table-cell office:value-type="float" office:value="89.159352042884905" table:style-name="ce4">
            <text:p>89</text:p>
          </table:table-cell>
          <table:table-cell office:value-type="float" office:value="0.26893816513770702" table:style-name="ce6">
            <text:p>0.2689</text:p>
          </table:table-cell>
          <table:table-cell office:value-type="float" office:value="80.681591948999994" table:style-name="ce4">
            <text:p>81</text:p>
          </table:table-cell>
          <table:table-cell office:value-type="float" office:value="85.420200114305004" table:style-name="ce4">
            <text:p>85</text:p>
          </table:table-cell>
          <table:table-cell office:value-type="float" office:value="1.0587322095516001" table:style-name="ce6">
            <text:p>1.0587</text:p>
          </table:table-cell>
          <table:table-cell office:value-type="float" office:value="-38.925928398000003" table:style-name="ce4">
            <text:p>-39</text:p>
          </table:table-cell>
          <table:table-cell office:value-type="float" office:value="83.2851454072499" table:style-name="ce4">
            <text:p>83</text:p>
          </table:table-cell>
          <table:table-cell office:value-type="float" office:value="-2.1395801933276202" table:style-name="ce6">
            <text:p>-2.1396</text:p>
          </table:table-cell>
          <table:table-cell office:value-type="float" office:value="-85.383360488999998" table:style-name="ce4">
            <text:p>-85</text:p>
          </table:table-cell>
          <table:table-cell office:value-type="float" office:value="82.432063272190007" table:style-name="ce4">
            <text:p>82</text:p>
          </table:table-cell>
          <table:table-cell office:value-type="float" office:value="-0.96543474981650301" table:style-name="ce6">
            <text:p>-0.9654</text:p>
          </table:table-cell>
          <table:table-cell office:value-type="float" office:value="-131.01008749499999" table:style-name="ce4">
            <text:p>-131</text:p>
          </table:table-cell>
          <table:table-cell office:value-type="float" office:value="81.574282398319994" table:style-name="ce4">
            <text:p>82</text:p>
          </table:table-cell>
          <table:table-cell office:value-type="float" office:value="-0.62265649888550201" table:style-name="ce6">
            <text:p>-0.6227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4971.8422172999999" table:style-name="ce4">
            <text:p>4972</text:p>
          </table:table-cell>
          <table:table-cell office:value-type="float" office:value="291.43927469024999" table:style-name="ce4">
            <text:p>291</text:p>
          </table:table-cell>
          <table:table-cell office:value-type="float" office:value="5.8617965324032101E-2" table:style-name="ce6">
            <text:p>0.0586</text:p>
          </table:table-cell>
          <table:table-cell office:value-type="float" office:value="5057.4704523" table:style-name="ce4">
            <text:p>5057</text:p>
          </table:table-cell>
          <table:table-cell office:value-type="float" office:value="320.01282747595002" table:style-name="ce4">
            <text:p>320</text:p>
          </table:table-cell>
          <table:table-cell office:value-type="float" office:value="6.32752737745442E-2" table:style-name="ce6">
            <text:p>0.0633</text:p>
          </table:table-cell>
          <table:table-cell office:value-type="float" office:value="5137.0268669999996" table:style-name="ce4">
            <text:p>5137</text:p>
          </table:table-cell>
          <table:table-cell office:value-type="float" office:value="336.51062151995001" table:style-name="ce4">
            <text:p>337</text:p>
          </table:table-cell>
          <table:table-cell office:value-type="float" office:value="6.5506883696029902E-2" table:style-name="ce6">
            <text:p>0.0655</text:p>
          </table:table-cell>
          <table:table-cell office:value-type="float" office:value="5125.3725305999997" table:style-name="ce4">
            <text:p>5125</text:p>
          </table:table-cell>
          <table:table-cell office:value-type="float" office:value="341.00052749395002" table:style-name="ce4">
            <text:p>341</text:p>
          </table:table-cell>
          <table:table-cell office:value-type="float" office:value="6.6531852164515903E-2" table:style-name="ce6">
            <text:p>0.0665</text:p>
          </table:table-cell>
          <table:table-cell office:value-type="float" office:value="5109.3811796999998" table:style-name="ce4">
            <text:p>5109</text:p>
          </table:table-cell>
          <table:table-cell office:value-type="float" office:value="345.29204227374998" table:style-name="ce4">
            <text:p>345</text:p>
          </table:table-cell>
          <table:table-cell office:value-type="float" office:value="6.75800121638261E-2" table:style-name="ce6">
            <text:p>0.0676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5800.4788799999997" table:style-name="ce4">
            <text:p>5800</text:p>
          </table:table-cell>
          <table:table-cell office:value-type="float" office:value="330.00808908900001" table:style-name="ce4">
            <text:p>330</text:p>
          </table:table-cell>
          <table:table-cell office:value-type="float" office:value="5.68932489741261E-2" table:style-name="ce6">
            <text:p>0.0569</text:p>
          </table:table-cell>
          <table:table-cell office:value-type="float" office:value="5900.4081422999998" table:style-name="ce4">
            <text:p>5900</text:p>
          </table:table-cell>
          <table:table-cell office:value-type="float" office:value="362.15790419119998" table:style-name="ce4">
            <text:p>362</text:p>
          </table:table-cell>
          <table:table-cell office:value-type="float" office:value="6.1378449669420597E-2" table:style-name="ce6">
            <text:p>0.0614</text:p>
          </table:table-cell>
          <table:table-cell office:value-type="float" office:value="5993.2869758999996" table:style-name="ce4">
            <text:p>5993</text:p>
          </table:table-cell>
          <table:table-cell office:value-type="float" office:value="380.95808025209999" table:style-name="ce4">
            <text:p>381</text:p>
          </table:table-cell>
          <table:table-cell office:value-type="float" office:value="6.3564131299568297E-2" table:style-name="ce6">
            <text:p>0.0636</text:p>
          </table:table-cell>
          <table:table-cell office:value-type="float" office:value="5979.5864583000002" table:style-name="ce4">
            <text:p>5980</text:p>
          </table:table-cell>
          <table:table-cell office:value-type="float" office:value="385.96223708474997" table:style-name="ce4">
            <text:p>386</text:p>
          </table:table-cell>
          <table:table-cell office:value-type="float" office:value="6.4546643781529897E-2" table:style-name="ce6">
            <text:p>0.0645</text:p>
          </table:table-cell>
          <table:table-cell office:value-type="float" office:value="5961.0151397999998" table:style-name="ce4">
            <text:p>5961</text:p>
          </table:table-cell>
          <table:table-cell office:value-type="float" office:value="390.75756108140001" table:style-name="ce4">
            <text:p>391</text:p>
          </table:table-cell>
          <table:table-cell office:value-type="float" office:value="6.5552183968200797E-2" table:style-name="ce6">
            <text:p>0.0656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6214.6971264000003" table:style-name="ce4">
            <text:p>6215</text:p>
          </table:table-cell>
          <table:table-cell office:value-type="float" office:value="349.48958227735" table:style-name="ce4">
            <text:p>349</text:p>
          </table:table-cell>
          <table:table-cell office:value-type="float" office:value="5.6235979834434797E-2" table:style-name="ce6">
            <text:p>0.0562</text:p>
          </table:table-cell>
          <table:table-cell office:value-type="float" office:value="6321.8992283999996" table:style-name="ce4">
            <text:p>6322</text:p>
          </table:table-cell>
          <table:table-cell office:value-type="float" office:value="383.5841531648" table:style-name="ce4">
            <text:p>384</text:p>
          </table:table-cell>
          <table:table-cell office:value-type="float" office:value="6.0675461488158E-2" table:style-name="ce6">
            <text:p>0.0607</text:p>
          </table:table-cell>
          <table:table-cell office:value-type="float" office:value="6421.3169453999999" table:style-name="ce4">
            <text:p>6421</text:p>
          </table:table-cell>
          <table:table-cell office:value-type="float" office:value="403.54596187595001" table:style-name="ce4">
            <text:p>404</text:p>
          </table:table-cell>
          <table:table-cell office:value-type="float" office:value="6.2844735014214795E-2" table:style-name="ce6">
            <text:p>0.0628</text:p>
          </table:table-cell>
          <table:table-cell office:value-type="float" office:value="6406.7712659999997" table:style-name="ce4">
            <text:p>6407</text:p>
          </table:table-cell>
          <table:table-cell office:value-type="float" office:value="408.76678277594999" table:style-name="ce4">
            <text:p>409</text:p>
          </table:table-cell>
          <table:table-cell office:value-type="float" office:value="6.3802306310704202E-2" table:style-name="ce6">
            <text:p>0.0638</text:p>
          </table:table-cell>
          <table:table-cell office:value-type="float" office:value="6386.7097937999997" table:style-name="ce4">
            <text:p>6387</text:p>
          </table:table-cell>
          <table:table-cell office:value-type="float" office:value="413.73700427275003" table:style-name="ce4">
            <text:p>414</text:p>
          </table:table-cell>
          <table:table-cell office:value-type="float" office:value="6.4780930656093402E-2" table:style-name="ce6">
            <text:p>0.0648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6628.9598550000001" table:style-name="ce4">
            <text:p>6629</text:p>
          </table:table-cell>
          <table:table-cell office:value-type="float" office:value="369.54536576470002" table:style-name="ce4">
            <text:p>370</text:p>
          </table:table-cell>
          <table:table-cell office:value-type="float" office:value="5.5747111741213003E-2" table:style-name="ce6">
            <text:p>0.0557</text:p>
          </table:table-cell>
          <table:table-cell office:value-type="float" office:value="6743.2346268000001" table:style-name="ce4">
            <text:p>6743</text:p>
          </table:table-cell>
          <table:table-cell office:value-type="float" office:value="405.21401415349999" table:style-name="ce4">
            <text:p>405</text:p>
          </table:table-cell>
          <table:table-cell office:value-type="float" office:value="6.0091934595162398E-2" table:style-name="ce6">
            <text:p>0.0601</text:p>
          </table:table-cell>
          <table:table-cell office:value-type="float" office:value="6849.3469149000002" table:style-name="ce4">
            <text:p>6849</text:p>
          </table:table-cell>
          <table:table-cell office:value-type="float" office:value="426.30352017905" table:style-name="ce4">
            <text:p>426</text:p>
          </table:table-cell>
          <table:table-cell office:value-type="float" office:value="6.22400245564542E-2" table:style-name="ce6">
            <text:p>0.0622</text:p>
          </table:table-cell>
          <table:table-cell office:value-type="float" office:value="6833.9560737000002" table:style-name="ce4">
            <text:p>6834</text:p>
          </table:table-cell>
          <table:table-cell office:value-type="float" office:value="431.85847361664997" table:style-name="ce4">
            <text:p>432</text:p>
          </table:table-cell>
          <table:table-cell office:value-type="float" office:value="6.3193042062214502E-2" table:style-name="ce6">
            <text:p>0.0632</text:p>
          </table:table-cell>
          <table:table-cell office:value-type="float" office:value="6812.4711711" table:style-name="ce4">
            <text:p>6812</text:p>
          </table:table-cell>
          <table:table-cell office:value-type="float" office:value="437.15499641970001" table:style-name="ce4">
            <text:p>437</text:p>
          </table:table-cell>
          <table:table-cell office:value-type="float" office:value="6.4169812310429605E-2" table:style-name="ce6">
            <text:p>0.0642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7043.2893069000002" table:style-name="ce4">
            <text:p>7043</text:p>
          </table:table-cell>
          <table:table-cell office:value-type="float" office:value="389.57504514754999" table:style-name="ce4">
            <text:p>390</text:p>
          </table:table-cell>
          <table:table-cell office:value-type="float" office:value="5.53115211050468E-2" table:style-name="ce6">
            <text:p>0.0553</text:p>
          </table:table-cell>
          <table:table-cell office:value-type="float" office:value="7164.6589895999996" table:style-name="ce4">
            <text:p>7165</text:p>
          </table:table-cell>
          <table:table-cell office:value-type="float" office:value="427.43121749344999" table:style-name="ce4">
            <text:p>427</text:p>
          </table:table-cell>
          <table:table-cell office:value-type="float" office:value="5.9658277960457903E-2" table:style-name="ce6">
            <text:p>0.0597</text:p>
          </table:table-cell>
          <table:table-cell office:value-type="float" office:value="7277.3768843999997" table:style-name="ce4">
            <text:p>7277</text:p>
          </table:table-cell>
          <table:table-cell office:value-type="float" office:value="449.88074736344998" table:style-name="ce4">
            <text:p>450</text:p>
          </table:table-cell>
          <table:table-cell office:value-type="float" office:value="6.1819080488716698E-2" table:style-name="ce6">
            <text:p>0.0618</text:p>
          </table:table-cell>
          <table:table-cell office:value-type="float" office:value="7260.8962293000004" table:style-name="ce4">
            <text:p>7261</text:p>
          </table:table-cell>
          <table:table-cell office:value-type="float" office:value="455.50879229365" table:style-name="ce4">
            <text:p>456</text:p>
          </table:table-cell>
          <table:table-cell office:value-type="float" office:value="6.27345134689474E-2" table:style-name="ce6">
            <text:p>0.0627</text:p>
          </table:table-cell>
          <table:table-cell office:value-type="float" office:value="7238.2325484000003" table:style-name="ce4">
            <text:p>7238</text:p>
          </table:table-cell>
          <table:table-cell office:value-type="float" office:value="460.85491289524998" table:style-name="ce4">
            <text:p>461</text:p>
          </table:table-cell>
          <table:table-cell office:value-type="float" office:value="6.3669536701624896E-2" table:style-name="ce6">
            <text:p>0.0637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7457.6187588000003" table:style-name="ce4">
            <text:p>7458</text:p>
          </table:table-cell>
          <table:table-cell office:value-type="float" office:value="410.95169632260001" table:style-name="ce4">
            <text:p>411</text:p>
          </table:table-cell>
          <table:table-cell office:value-type="float" office:value="5.5104948323843501E-2" table:style-name="ce6">
            <text:p>0.0551</text:p>
          </table:table-cell>
          <table:table-cell office:value-type="float" office:value="7586.2612811999998" table:style-name="ce4">
            <text:p>7586</text:p>
          </table:table-cell>
          <table:table-cell office:value-type="float" office:value="450.77872855825001" table:style-name="ce4">
            <text:p>451</text:p>
          </table:table-cell>
          <table:table-cell office:value-type="float" office:value="5.9420406422772999E-2" table:style-name="ce6">
            <text:p>0.0594</text:p>
          </table:table-cell>
          <table:table-cell office:value-type="float" office:value="7705.5180594000003" table:style-name="ce4">
            <text:p>7706</text:p>
          </table:table-cell>
          <table:table-cell office:value-type="float" office:value="474.42382641435" table:style-name="ce4">
            <text:p>474</text:p>
          </table:table-cell>
          <table:table-cell office:value-type="float" office:value="6.1569361431266602E-2" table:style-name="ce6">
            <text:p>0.0616</text:p>
          </table:table-cell>
          <table:table-cell office:value-type="float" office:value="7688.1477603000003" table:style-name="ce4">
            <text:p>7688</text:p>
          </table:table-cell>
          <table:table-cell office:value-type="float" office:value="480.28419787460001" table:style-name="ce4">
            <text:p>480</text:p>
          </table:table-cell>
          <table:table-cell office:value-type="float" office:value="6.2470729341947299E-2" table:style-name="ce6">
            <text:p>0.0625</text:p>
          </table:table-cell>
          <table:table-cell office:value-type="float" office:value="7663.9494434999997" table:style-name="ce4">
            <text:p>7664</text:p>
          </table:table-cell>
          <table:table-cell office:value-type="float" office:value="485.81826802860002" table:style-name="ce4">
            <text:p>486</text:p>
          </table:table-cell>
          <table:table-cell office:value-type="float" office:value="6.3390066911341095E-2" table:style-name="ce6">
            <text:p>0.0634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35" table:style-name="ce3">
            <text:p>35</text:p>
          </table:table-cell>
          <table:table-cell table:number-columns-repeated="9" table:style-name="ce3"/>
          <table:table-cell office:value-type="float" office:value="8286.2554215" table:style-name="ce4">
            <text:p>8286</text:p>
          </table:table-cell>
          <table:table-cell office:value-type="float" office:value="460.68523621600002" table:style-name="ce4">
            <text:p>461</text:p>
          </table:table-cell>
          <table:table-cell office:value-type="float" office:value="5.5596311335115202E-2" table:style-name="ce6">
            <text:p>0.0556</text:p>
          </table:table-cell>
          <table:table-cell office:value-type="float" office:value="8429.0877657000001" table:style-name="ce4">
            <text:p>8429</text:p>
          </table:table-cell>
          <table:table-cell office:value-type="float" office:value="505.15618864219999" table:style-name="ce4">
            <text:p>505</text:p>
          </table:table-cell>
          <table:table-cell office:value-type="float" office:value="5.9930113754160103E-2" table:style-name="ce6">
            <text:p>0.0599</text:p>
          </table:table-cell>
          <table:table-cell office:value-type="float" office:value="8561.6892038999995" table:style-name="ce4">
            <text:p>8562</text:p>
          </table:table-cell>
          <table:table-cell office:value-type="float" office:value="531.70406291869995" table:style-name="ce4">
            <text:p>532</text:p>
          </table:table-cell>
          <table:table-cell office:value-type="float" office:value="6.2102705465704101E-2" table:style-name="ce6">
            <text:p>0.0621</text:p>
          </table:table-cell>
          <table:table-cell office:value-type="float" office:value="8542.2727235999992" table:style-name="ce4">
            <text:p>8542</text:p>
          </table:table-cell>
          <table:table-cell office:value-type="float" office:value="537.33471825934896" table:style-name="ce4">
            <text:p>537</text:p>
          </table:table-cell>
          <table:table-cell office:value-type="float" office:value="6.2903016052723096E-2" table:style-name="ce6">
            <text:p>0.0629</text:p>
          </table:table-cell>
          <table:table-cell office:value-type="float" office:value="8515.5834035999997" table:style-name="ce4">
            <text:p>8516</text:p>
          </table:table-cell>
          <table:table-cell office:value-type="float" office:value="542.4276290473" table:style-name="ce4">
            <text:p>542</text:p>
          </table:table-cell>
          <table:table-cell office:value-type="float" office:value="6.3698234558772202E-2" table:style-name="ce6">
            <text:p>0.0637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style-name="ce2"/>
          <table:table-cell office:value-type="float" office:value="40" table:style-name="ce3">
            <text:p>40</text:p>
          </table:table-cell>
          <table:table-cell table:number-columns-repeated="9" table:style-name="ce3"/>
          <table:table-cell office:value-type="float" office:value="8889.6342234000003" table:style-name="ce4">
            <text:p>8890</text:p>
          </table:table-cell>
          <table:table-cell office:value-type="float" office:value="502.21686647550001" table:style-name="ce4">
            <text:p>502</text:p>
          </table:table-cell>
          <table:table-cell office:value-type="float" office:value="5.64946603937342E-2" table:style-name="ce6">
            <text:p>0.0565</text:p>
          </table:table-cell>
          <table:table-cell office:value-type="float" office:value="9038.2714947000004" table:style-name="ce4">
            <text:p>9038</text:p>
          </table:table-cell>
          <table:table-cell office:value-type="float" office:value="549.40525618014999" table:style-name="ce4">
            <text:p>549</text:p>
          </table:table-cell>
          <table:table-cell office:value-type="float" office:value="6.0786540490880198E-2" table:style-name="ce6">
            <text:p>0.0608</text:p>
          </table:table-cell>
          <table:table-cell office:value-type="float" office:value="9178.4126658000005" table:style-name="ce4">
            <text:p>9178</text:p>
          </table:table-cell>
          <table:table-cell office:value-type="float" office:value="577.75692407760005" table:style-name="ce4">
            <text:p>578</text:p>
          </table:table-cell>
          <table:table-cell office:value-type="float" office:value="6.2947368473679599E-2" table:style-name="ce6">
            <text:p>0.0629</text:p>
          </table:table-cell>
          <table:table-cell office:value-type="float" office:value="9185.2629245999997" table:style-name="ce4">
            <text:p>9185</text:p>
          </table:table-cell>
          <table:table-cell office:value-type="float" office:value="585.29578945720004" table:style-name="ce4">
            <text:p>585</text:p>
          </table:table-cell>
          <table:table-cell office:value-type="float" office:value="6.3721179705118605E-2" table:style-name="ce6">
            <text:p>0.0637</text:p>
          </table:table-cell>
          <table:table-cell office:value-type="float" office:value="9156.5496645000003" table:style-name="ce4">
            <text:p>9157</text:p>
          </table:table-cell>
          <table:table-cell office:value-type="float" office:value="590.1041655061" table:style-name="ce4">
            <text:p>590</text:p>
          </table:table-cell>
          <table:table-cell office:value-type="float" office:value="6.4446127321728802E-2" table:style-name="ce6">
            <text:p>0.0644</text:p>
          </table:table-cell>
          <table:table-cell table:style-name="ce2"/>
          <table:table-cell table:number-columns-repeated="16" table:style-name="ce1"/>
          <table:table-cell table:number-columns-repeated="959" table:style-name="ce2"/>
          <table:table-cell table:number-columns-repeated="15382" table:style-name="ce1"/>
        </table:table-row>
        <table:table-row table:style-name="ro1">
          <table:table-cell table:number-columns-repeated="28" table:style-name="ce2"/>
          <table:table-cell table:number-columns-repeated="15" table:style-name="ce1"/>
          <table:table-cell table:number-columns-repeated="981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2">
            <text:p><text:span text:style-name="T2">HYDROGEN</text:span><text:s/>FUEL VARIANTS</text:p>
          </table:table-cell>
          <table:table-cell table:number-columns-repeated="25" table:style-name="ce2"/>
          <table:table-cell table:number-columns-repeated="15" table:style-name="ce1"/>
          <table:table-cell table:number-columns-repeated="981" table:style-name="ce2"/>
          <table:table-cell table:number-columns-repeated="15360"/>
        </table:table-row>
        <table:table-row table:style-name="ro2">
          <table:table-cell table:style-name="ce2"/>
          <table:table-cell table:style-name="ce7"/>
          <table:table-cell office:value-type="string" table:style-name="ce8">
            <text:p>TURBOPROP</text:p>
          </table:table-cell>
          <table:table-cell table:style-name="ce9"/>
          <table:table-cell table:style-name="ce7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5" table:style-name="ce7"/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7"/>
          <table:table-cell table:style-name="ce9"/>
          <table:table-cell table:style-name="ce7"/>
          <table:table-cell table:style-name="ce9"/>
          <table:table-cell table:style-name="ce7"/>
          <table:table-cell office:value-type="string" table:style-name="ce7">
            <text:p>SEA LEVEL</text:p>
          </table:table-cell>
          <table:table-cell table:style-name="ce9"/>
          <table:table-cell table:number-columns-repeated="2" table:style-name="ce7"/>
          <table:table-cell table:style-name="ce9"/>
          <table:table-cell table:number-columns-repeated="5" table:style-name="ce7"/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 table:style-name="ce2"/>
          <table:table-cell table:style-name="ce7"/>
          <table:table-cell office:value-type="string" table:style-name="ce7">
            <text:p>TP M0.2</text:p>
          </table:table-cell>
          <table:table-cell table:style-name="ce1"/>
          <table:table-cell table:style-name="ce7"/>
          <table:table-cell office:value-type="string" table:style-name="ce9">
            <text:p>TP M0.3</text:p>
          </table:table-cell>
          <table:table-cell table:style-name="ce1"/>
          <table:table-cell table:style-name="ce7"/>
          <table:table-cell office:value-type="string" table:style-name="ce9">
            <text:p>TP M0.4</text:p>
          </table:table-cell>
          <table:table-cell table:style-name="ce1"/>
          <table:table-cell table:style-name="ce7"/>
          <table:table-cell office:value-type="string" table:style-name="ce9">
            <text:p>TP M0.5</text:p>
          </table:table-cell>
          <table:table-cell table:style-name="ce1"/>
          <table:table-cell table:style-name="ce7"/>
          <table:table-cell office:value-type="string" table:style-name="ce7">
            <text:p>TP M0.6</text:p>
          </table:table-cell>
          <table:table-cell table:style-name="ce1"/>
          <table:table-cell table:style-name="ce7"/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 table:style-name="ce2"/>
          <table:table-cell table:style-name="ce7"/>
          <table:table-cell office:value-type="string" table:style-name="ce7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 table:style-name="ce11"/>
          <table:table-cell table:number-columns-repeated="2" table:style-name="ce7"/>
          <table:table-cell table:style-name="ce9"/>
          <table:table-cell table:style-name="ce7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5" table:style-name="ce7"/>
          <table:table-cell table:number-columns-repeated="9" table:style-name="ce12"/>
          <table:table-cell table:style-name="ce11"/>
          <table:table-cell table:number-columns-repeated="16" table:style-name="ce1"/>
          <table:table-cell table:number-columns-repeated="16341" table:style-name="ce11"/>
        </table:table-row>
        <table:table-row table:style-name="ro1">
          <table:table-cell table:style-name="ce2"/>
          <table:table-cell office:value-type="float" office:value="20" table:style-name="ce7">
            <text:p>20</text:p>
          </table:table-cell>
          <table:table-cell office:value-type="float" office:value="2095.1116200000001" table:style-name="ce9">
            <text:p>2095</text:p>
          </table:table-cell>
          <table:table-cell office:value-type="float" office:value="125.31102390800407" table:formula="of:=[.D8]/2.7907" table:style-name="ce9">
            <text:p>125</text:p>
          </table:table-cell>
          <table:table-cell office:value-type="float" office:value="5.9811144528902981E-2" table:formula="of:=[.D284]/[.C284]" table:style-name="ce13">
            <text:p>0.0598</text:p>
          </table:table-cell>
          <table:table-cell office:value-type="float" office:value="667.23299999999995" table:style-name="ce9">
            <text:p>667</text:p>
          </table:table-cell>
          <table:table-cell office:value-type="float" office:value="124.12331643476546" table:formula="of:=[.G8]/2.7907" table:style-name="ce9">
            <text:p>124</text:p>
          </table:table-cell>
          <table:table-cell office:value-type="float" office:value="0.18602694476257239" table:formula="of:=[.G284]/[.F284]" table:style-name="ce13">
            <text:p>0.1860</text:p>
          </table:table-cell>
          <table:table-cell office:value-type="float" office:value="-620.52669000000003" table:style-name="ce9">
            <text:p>-621</text:p>
          </table:table-cell>
          <table:table-cell office:value-type="float" office:value="121.55087065807072" table:formula="of:=[.J8]/2.7907" table:style-name="ce9">
            <text:p>122</text:p>
          </table:table-cell>
          <table:table-cell office:value-type="float" office:value="-0.19588338844550057" table:formula="of:=[.J284]/[.I284]" table:style-name="ce13">
            <text:p>-0.1959</text:p>
          </table:table-cell>
          <table:table-cell office:value-type="float" office:value="-1701.44415" table:style-name="ce9">
            <text:p>-1701</text:p>
          </table:table-cell>
          <table:table-cell office:value-type="float" office:value="119.22608740452071" table:formula="of:=[.M8]/2.7907" table:style-name="ce9">
            <text:p>119</text:p>
          </table:table-cell>
          <table:table-cell office:value-type="float" office:value="-7.0073465182222239E-2" table:formula="of:=[.M284]/[.L284]" table:style-name="ce13">
            <text:p>-0.0701</text:p>
          </table:table-cell>
          <table:table-cell office:value-type="float" office:value="-2786.8098300000001" table:style-name="ce9">
            <text:p>-2787</text:p>
          </table:table-cell>
          <table:table-cell office:value-type="float" office:value="120.07423242464327" table:formula="of:=[.P8]/2.7907" table:style-name="ce9">
            <text:p>120</text:p>
          </table:table-cell>
          <table:table-cell office:value-type="float" office:value="-4.3086625837200833E-2" table:formula="of:=[.P284]/[.O284]" table:style-name="ce13">
            <text:p>-0.0431</text:p>
          </table:table-cell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0" table:style-name="ce7">
            <text:p>0</text:p>
          </table:table-cell>
          <table:table-cell office:value-type="float" office:value="7243.9262699999999" table:style-name="ce9">
            <text:p>7244</text:p>
          </table:table-cell>
          <table:table-cell office:value-type="float" office:value="159.430687190349" table:formula="of:=[.D9]/2.7907" table:style-name="ce9">
            <text:p>159</text:p>
          </table:table-cell>
          <table:table-cell office:value-type="float" office:value="2.2008877678754868E-2" table:formula="of:=[.D285]/[.C285]" table:style-name="ce13">
            <text:p>0.0220</text:p>
          </table:table-cell>
          <table:table-cell office:value-type="float" office:value="5506.8963599999997" table:style-name="ce9">
            <text:p>5507</text:p>
          </table:table-cell>
          <table:table-cell office:value-type="float" office:value="169.23382724537748" table:formula="of:=[.G9]/2.7907" table:style-name="ce9">
            <text:p>169</text:p>
          </table:table-cell>
          <table:table-cell office:value-type="float" office:value="3.0731253356178559E-2" table:formula="of:=[.G285]/[.F285]" table:style-name="ce13">
            <text:p>0.0307</text:p>
          </table:table-cell>
          <table:table-cell office:value-type="float" office:value="4252.4983199999997" table:style-name="ce9">
            <text:p>4252</text:p>
          </table:table-cell>
          <table:table-cell office:value-type="float" office:value="177.79400835732719" table:formula="of:=[.J9]/2.7907" table:style-name="ce9">
            <text:p>178</text:p>
          </table:table-cell>
          <table:table-cell office:value-type="float" office:value="4.1809307136264122E-2" table:formula="of:=[.J285]/[.I285]" table:style-name="ce13">
            <text:p>0.0418</text:p>
          </table:table-cell>
          <table:table-cell office:value-type="float" office:value="3351.7337699999998" table:style-name="ce9">
            <text:p>3352</text:p>
          </table:table-cell>
          <table:table-cell office:value-type="float" office:value="186.72040856618085" table:formula="of:=[.M9]/2.7907" table:style-name="ce9">
            <text:p>187</text:p>
          </table:table-cell>
          <table:table-cell office:value-type="float" office:value="5.5708603779166165E-2" table:formula="of:=[.M285]/[.L285]" table:style-name="ce13">
            <text:p>0.0557</text:p>
          </table:table-cell>
          <table:table-cell office:value-type="float" office:value="2653.3632299999999" table:style-name="ce9">
            <text:p>2653</text:p>
          </table:table-cell>
          <table:table-cell office:value-type="float" office:value="199.00537984940482" table:formula="of:=[.P9]/2.7907" table:style-name="ce9">
            <text:p>199</text:p>
          </table:table-cell>
          <table:table-cell office:value-type="float" office:value="7.5001182499014593E-2" table:formula="of:=[.P285]/[.O285]" table:style-name="ce13">
            <text:p>0.0750</text:p>
          </table:table-cell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0" table:style-name="ce7">
            <text:p>0</text:p>
          </table:table-cell>
          <table:table-cell office:value-type="float" office:value="10864.77735" table:style-name="ce9">
            <text:p>10865</text:p>
          </table:table-cell>
          <table:table-cell office:value-type="float" office:value="182.09726859903643" table:formula="of:=[.D10]/2.7907" table:style-name="ce9">
            <text:p>182</text:p>
          </table:table-cell>
          <table:table-cell office:value-type="float" office:value="1.6760331365560512E-2" table:formula="of:=[.D286]/[.C286]" table:style-name="ce13">
            <text:p>0.0168</text:p>
          </table:table-cell>
          <table:table-cell office:value-type="float" office:value="8258.1204300000009" table:style-name="ce9">
            <text:p>8258</text:p>
          </table:table-cell>
          <table:table-cell office:value-type="float" office:value="191.84016570112621" table:formula="of:=[.G10]/2.7907" table:style-name="ce9">
            <text:p>192</text:p>
          </table:table-cell>
          <table:table-cell office:value-type="float" office:value="2.3230487775912249E-2" table:formula="of:=[.G286]/[.F286]" table:style-name="ce13">
            <text:p>0.0232</text:p>
          </table:table-cell>
          <table:table-cell office:value-type="float" office:value="6376.5233699999999" table:style-name="ce9">
            <text:p>6377</text:p>
          </table:table-cell>
          <table:table-cell office:value-type="float" office:value="199.30784037476656" table:formula="of:=[.J10]/2.7907" table:style-name="ce9">
            <text:p>199</text:p>
          </table:table-cell>
          <table:table-cell office:value-type="float" office:value="3.1256505906096375E-2" table:formula="of:=[.J286]/[.I286]" table:style-name="ce13">
            <text:p>0.0313</text:p>
          </table:table-cell>
          <table:table-cell office:value-type="float" office:value="5026.4885999999997" table:style-name="ce9">
            <text:p>5026</text:p>
          </table:table-cell>
          <table:table-cell office:value-type="float" office:value="206.43375775874907" table:formula="of:=[.M10]/2.7907" table:style-name="ce9">
            <text:p>206</text:p>
          </table:table-cell>
          <table:table-cell office:value-type="float" office:value="4.1069178543197943E-2" table:formula="of:=[.M286]/[.L286]" table:style-name="ce13">
            <text:p>0.0411</text:p>
          </table:table-cell>
          <table:table-cell office:value-type="float" office:value="3978.9327899999998" table:style-name="ce9">
            <text:p>3979</text:p>
          </table:table-cell>
          <table:table-cell office:value-type="float" office:value="216.10343759190022" table:formula="of:=[.P10]/2.7907" table:style-name="ce9">
            <text:p>216</text:p>
          </table:table-cell>
          <table:table-cell office:value-type="float" office:value="5.4311909498702599E-2" table:formula="of:=[.P286]/[.O286]" table:style-name="ce13">
            <text:p>0.0543</text:p>
          </table:table-cell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0" table:style-name="ce7">
            <text:p>0</text:p>
          </table:table-cell>
          <table:table-cell office:value-type="float" office:value="14487.85254" table:style-name="ce9">
            <text:p>14488</text:p>
          </table:table-cell>
          <table:table-cell office:value-type="float" office:value="204.1381534409779" table:formula="of:=[.D11]/2.7907" table:style-name="ce9">
            <text:p>204</text:p>
          </table:table-cell>
          <table:table-cell office:value-type="float" office:value="1.4090297570144782E-2" table:formula="of:=[.D287]/[.C287]" table:style-name="ce13">
            <text:p>0.0141</text:p>
          </table:table-cell>
          <table:table-cell office:value-type="float" office:value="11009.344499999999" table:style-name="ce9">
            <text:p>11009</text:p>
          </table:table-cell>
          <table:table-cell office:value-type="float" office:value="213.34607683669688" table:formula="of:=[.G11]/2.7907" table:style-name="ce9">
            <text:p>213</text:p>
          </table:table-cell>
          <table:table-cell office:value-type="float" office:value="1.9378635743181341E-2" table:formula="of:=[.G287]/[.F287]" table:style-name="ce13">
            <text:p>0.0194</text:p>
          </table:table-cell>
          <table:table-cell office:value-type="float" office:value="8502.7725300000002" table:style-name="ce9">
            <text:p>8503</text:p>
          </table:table-cell>
          <table:table-cell office:value-type="float" office:value="219.65106340362667" table:formula="of:=[.J11]/2.7907" table:style-name="ce9">
            <text:p>220</text:p>
          </table:table-cell>
          <table:table-cell office:value-type="float" office:value="2.5832875409596154E-2" table:formula="of:=[.J287]/[.I287]" table:style-name="ce13">
            <text:p>0.0258</text:p>
          </table:table-cell>
          <table:table-cell office:value-type="float" office:value="6701.2434300000004" table:style-name="ce9">
            <text:p>6701</text:p>
          </table:table-cell>
          <table:table-cell office:value-type="float" office:value="227.77664918032895" table:formula="of:=[.M11]/2.7907" table:style-name="ce9">
            <text:p>228</text:p>
          </table:table-cell>
          <table:table-cell office:value-type="float" office:value="3.3990206677259736E-2" table:formula="of:=[.M287]/[.L287]" table:style-name="ce13">
            <text:p>0.0340</text:p>
          </table:table-cell>
          <table:table-cell office:value-type="float" office:value="5306.7264599999999" table:style-name="ce9">
            <text:p>5307</text:p>
          </table:table-cell>
          <table:table-cell office:value-type="float" office:value="233.23120738912314" table:formula="of:=[.P11]/2.7907" table:style-name="ce9">
            <text:p>233</text:p>
          </table:table-cell>
          <table:table-cell office:value-type="float" office:value="4.3950109195777756E-2" table:formula="of:=[.P287]/[.O287]" table:style-name="ce13">
            <text:p>0.0440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0" table:style-name="ce7">
            <text:p>0</text:p>
          </table:table-cell>
          <table:table-cell office:value-type="float" office:value="18108.70362" table:style-name="ce9">
            <text:p>18109</text:p>
          </table:table-cell>
          <table:table-cell office:value-type="float" office:value="225.90151536265094" table:formula="of:=[.D12]/2.7907" table:style-name="ce9">
            <text:p>226</text:p>
          </table:table-cell>
          <table:table-cell office:value-type="float" office:value="1.2474748060548961E-2" table:formula="of:=[.D288]/[.C288]" table:style-name="ce13">
            <text:p>0.0125</text:p>
          </table:table-cell>
          <table:table-cell office:value-type="float" office:value="13762.79268" table:style-name="ce9">
            <text:p>13763</text:p>
          </table:table-cell>
          <table:table-cell office:value-type="float" office:value="234.33820151862722" table:formula="of:=[.G12]/2.7907" table:style-name="ce9">
            <text:p>234</text:p>
          </table:table-cell>
          <table:table-cell office:value-type="float" office:value="1.7026936826503674E-2" table:formula="of:=[.G288]/[.F288]" table:style-name="ce13">
            <text:p>0.0170</text:p>
          </table:table-cell>
          <table:table-cell office:value-type="float" office:value="10626.79758" table:style-name="ce9">
            <text:p>10627</text:p>
          </table:table-cell>
          <table:table-cell office:value-type="float" office:value="239.88850062133906" table:formula="of:=[.J12]/2.7907" table:style-name="ce9">
            <text:p>240</text:p>
          </table:table-cell>
          <table:table-cell office:value-type="float" office:value="2.2573922088514935E-2" table:formula="of:=[.J288]/[.I288]" table:style-name="ce13">
            <text:p>0.0226</text:p>
          </table:table-cell>
          <table:table-cell office:value-type="float" office:value="8378.2223699999995" table:style-name="ce9">
            <text:p>8378</text:p>
          </table:table-cell>
          <table:table-cell office:value-type="float" office:value="244.50459587120076" table:formula="of:=[.M12]/2.7907" table:style-name="ce9">
            <text:p>245</text:p>
          </table:table-cell>
          <table:table-cell office:value-type="float" office:value="2.9183350008314565E-2" table:formula="of:=[.M288]/[.L288]" table:style-name="ce13">
            <text:p>0.0292</text:p>
          </table:table-cell>
          <table:table-cell office:value-type="float" office:value="6632.2960199999998" table:style-name="ce9">
            <text:p>6632</text:p>
          </table:table-cell>
          <table:table-cell office:value-type="float" office:value="250.5310860016551" table:formula="of:=[.P12]/2.7907" table:style-name="ce9">
            <text:p>251</text:p>
          </table:table-cell>
          <table:table-cell office:value-type="float" office:value="3.7774412548258834E-2" table:formula="of:=[.P288]/[.O288]" table:style-name="ce13">
            <text:p>0.0378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981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1729.554700000001" table:style-name="ce9">
            <text:p>21730</text:p>
          </table:table-cell>
          <table:table-cell office:value-type="float" office:value="240.0294480678661" table:formula="of:=[.D13]/2.7907" table:style-name="ce9">
            <text:p>240</text:p>
          </table:table-cell>
          <table:table-cell office:value-type="float" office:value="1.104622029221179E-2" table:formula="of:=[.D289]/[.C289]" table:style-name="ce13">
            <text:p>0.0110</text:p>
          </table:table-cell>
          <table:table-cell office:value-type="float" office:value="16516.240860000002" table:style-name="ce9">
            <text:p>16516</text:p>
          </table:table-cell>
          <table:table-cell office:value-type="float" office:value="246.71736280987599" table:formula="of:=[.G13]/2.7907" table:style-name="ce9">
            <text:p>247</text:p>
          </table:table-cell>
          <table:table-cell office:value-type="float" office:value="1.4937864184784962E-2" table:formula="of:=[.G289]/[.F289]" table:style-name="ce13">
            <text:p>0.0149</text:p>
          </table:table-cell>
          <table:table-cell office:value-type="float" office:value="12753.04674" table:style-name="ce9">
            <text:p>12753</text:p>
          </table:table-cell>
          <table:table-cell office:value-type="float" office:value="252.71878932306515" table:formula="of:=[.J13]/2.7907" table:style-name="ce9">
            <text:p>253</text:p>
          </table:table-cell>
          <table:table-cell office:value-type="float" office:value="1.9816346201446223E-2" table:formula="of:=[.J289]/[.I289]" table:style-name="ce13">
            <text:p>0.0198</text:p>
          </table:table-cell>
          <table:table-cell office:value-type="float" office:value="10052.977199999999" table:style-name="ce9">
            <text:p>10053</text:p>
          </table:table-cell>
          <table:table-cell office:value-type="float" office:value="254.8169822542846" table:formula="of:=[.M13]/2.7907" table:style-name="ce9">
            <text:p>255</text:p>
          </table:table-cell>
          <table:table-cell office:value-type="float" office:value="2.5347414719520563E-2" table:formula="of:=[.M289]/[.L289]" table:style-name="ce13">
            <text:p>0.0253</text:p>
          </table:table-cell>
          <table:table-cell office:value-type="float" office:value="7957.8655799999997" table:style-name="ce9">
            <text:p>7958</text:p>
          </table:table-cell>
          <table:table-cell office:value-type="float" office:value="268.17789038989031" table:formula="of:=[.P13]/2.7907" table:style-name="ce9">
            <text:p>268</text:p>
          </table:table-cell>
          <table:table-cell office:value-type="float" office:value="3.3699726100411248E-2" table:formula="of:=[.P289]/[.O289]" table:style-name="ce13">
            <text:p>0.0337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5352.62989" table:style-name="ce9">
            <text:p>25353</text:p>
          </table:table-cell>
          <table:table-cell office:value-type="float" office:value="262.49712241510156" table:formula="of:=[.D14]/2.7907" table:style-name="ce9">
            <text:p>262</text:p>
          </table:table-cell>
          <table:table-cell office:value-type="float" office:value="1.0353841930956439E-2" table:formula="of:=[.D290]/[.C290]" table:style-name="ce13">
            <text:p>0.0104</text:p>
          </table:table-cell>
          <table:table-cell office:value-type="float" office:value="19267.464929999998" table:style-name="ce9">
            <text:p>19267</text:p>
          </table:table-cell>
          <table:table-cell office:value-type="float" office:value="267.95754827158129" table:formula="of:=[.G14]/2.7907" table:style-name="ce9">
            <text:p>268</text:p>
          </table:table-cell>
          <table:table-cell office:value-type="float" office:value="1.390725501487036E-2" table:formula="of:=[.G290]/[.F290]" table:style-name="ce13">
            <text:p>0.0139</text:p>
          </table:table-cell>
          <table:table-cell office:value-type="float" office:value="14877.07179" table:style-name="ce9">
            <text:p>14877</text:p>
          </table:table-cell>
          <table:table-cell office:value-type="float" office:value="270.24177129987532" table:formula="of:=[.J14]/2.7907" table:style-name="ce9">
            <text:p>270</text:p>
          </table:table-cell>
          <table:table-cell office:value-type="float" office:value="1.8164984017992384E-2" table:formula="of:=[.J290]/[.I290]" table:style-name="ce13">
            <text:p>0.0182</text:p>
          </table:table-cell>
          <table:table-cell office:value-type="float" office:value="11727.732029999999" table:style-name="ce9">
            <text:p>11728</text:p>
          </table:table-cell>
          <table:table-cell office:value-type="float" office:value="273.98094085046722" table:formula="of:=[.M14]/2.7907" table:style-name="ce9">
            <text:p>274</text:p>
          </table:table-cell>
          <table:table-cell office:value-type="float" office:value="2.3361800913391711E-2" table:formula="of:=[.M290]/[.L290]" table:style-name="ce13">
            <text:p>0.0234</text:p>
          </table:table-cell>
          <table:table-cell office:value-type="float" office:value="9285.6592500000006" table:style-name="ce9">
            <text:p>9286</text:p>
          </table:table-cell>
          <table:table-cell office:value-type="float" office:value="275.01412475116098" table:formula="of:=[.P14]/2.7907" table:style-name="ce9">
            <text:p>275</text:p>
          </table:table-cell>
          <table:table-cell office:value-type="float" office:value="2.9617081280595231E-2" table:formula="of:=[.P290]/[.O290]" table:style-name="ce13">
            <text:p>0.0296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8973.480970000001" table:style-name="ce9">
            <text:p>28973</text:p>
          </table:table-cell>
          <table:table-cell office:value-type="float" office:value="286.15193782614608" table:formula="of:=[.D15]/2.7907" table:style-name="ce9">
            <text:p>286</text:p>
          </table:table-cell>
          <table:table-cell office:value-type="float" office:value="9.87633961284929E-3" table:formula="of:=[.D291]/[.C291]" table:style-name="ce13">
            <text:p>0.0099</text:p>
          </table:table-cell>
          <table:table-cell office:value-type="float" office:value="22020.913110000001" table:style-name="ce9">
            <text:p>22021</text:p>
          </table:table-cell>
          <table:table-cell office:value-type="float" office:value="289.8645215341312" table:formula="of:=[.G15]/2.7907" table:style-name="ce9">
            <text:p>290</text:p>
          </table:table-cell>
          <table:table-cell office:value-type="float" office:value="1.3163147235820103E-2" table:formula="of:=[.G291]/[.F291]" table:style-name="ce13">
            <text:p>0.0132</text:p>
          </table:table-cell>
          <table:table-cell office:value-type="float" office:value="17003.320950000001" table:style-name="ce9">
            <text:p>17003</text:p>
          </table:table-cell>
          <table:table-cell office:value-type="float" office:value="290.66468105537854" table:formula="of:=[.J15]/2.7907" table:style-name="ce9">
            <text:p>291</text:p>
          </table:table-cell>
          <table:table-cell office:value-type="float" office:value="1.7094582988235515E-2" table:formula="of:=[.J291]/[.I291]" table:style-name="ce13">
            <text:p>0.0171</text:p>
          </table:table-cell>
          <table:table-cell office:value-type="float" office:value="13402.486860000001" table:style-name="ce9">
            <text:p>13402</text:p>
          </table:table-cell>
          <table:table-cell office:value-type="float" office:value="290.06724300908661" table:formula="of:=[.M15]/2.7907" table:style-name="ce9">
            <text:p>290</text:p>
          </table:table-cell>
          <table:table-cell office:value-type="float" office:value="2.1642792568206001E-2" table:formula="of:=[.M291]/[.L291]" table:style-name="ce13">
            <text:p>0.0216</text:p>
          </table:table-cell>
          <table:table-cell office:value-type="float" office:value="10611.228810000001" table:style-name="ce9">
            <text:p>10611</text:p>
          </table:table-cell>
          <table:table-cell office:value-type="float" office:value="292.57046293329307" table:formula="of:=[.P15]/2.7907" table:style-name="ce9">
            <text:p>293</text:p>
          </table:table-cell>
          <table:table-cell office:value-type="float" office:value="2.7571779684702986E-2" table:formula="of:=[.P291]/[.O291]" table:style-name="ce13">
            <text:p>0.0276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32596.55616" table:style-name="ce9">
            <text:p>32597</text:p>
          </table:table-cell>
          <table:table-cell office:value-type="float" office:value="311.81745361181316" table:formula="of:=[.D16]/2.7907" table:style-name="ce9">
            <text:p>312</text:p>
          </table:table-cell>
          <table:table-cell office:value-type="float" office:value="9.5659631060796436E-3" table:formula="of:=[.D292]/[.C292]" table:style-name="ce13">
            <text:p>0.0096</text:p>
          </table:table-cell>
          <table:table-cell office:value-type="float" office:value="24772.137180000002" table:style-name="ce9">
            <text:p>24772</text:p>
          </table:table-cell>
          <table:table-cell office:value-type="float" office:value="313.06766082556385" table:formula="of:=[.G16]/2.7907" table:style-name="ce9">
            <text:p>313</text:p>
          </table:table-cell>
          <table:table-cell office:value-type="float" office:value="1.2637894685902261E-2" table:formula="of:=[.G292]/[.F292]" table:style-name="ce13">
            <text:p>0.0126</text:p>
          </table:table-cell>
          <table:table-cell office:value-type="float" office:value="19129.570110000001" table:style-name="ce9">
            <text:p>19130</text:p>
          </table:table-cell>
          <table:table-cell office:value-type="float" office:value="311.71188020420215" table:formula="of:=[.J16]/2.7907" table:style-name="ce9">
            <text:p>312</text:p>
          </table:table-cell>
          <table:table-cell office:value-type="float" office:value="1.6294766605406071E-2" table:formula="of:=[.J292]/[.I292]" table:style-name="ce13">
            <text:p>0.0163</text:p>
          </table:table-cell>
          <table:table-cell office:value-type="float" office:value="15079.4658" table:style-name="ce9">
            <text:p>15079</text:p>
          </table:table-cell>
          <table:table-cell office:value-type="float" office:value="309.56063063968321" table:formula="of:=[.M16]/2.7907" table:style-name="ce9">
            <text:p>310</text:p>
          </table:table-cell>
          <table:table-cell office:value-type="float" office:value="2.0528620492622704E-2" table:formula="of:=[.M292]/[.L292]" table:style-name="ce13">
            <text:p>0.0205</text:p>
          </table:table-cell>
          <table:table-cell office:value-type="float" office:value="11939.02248" table:style-name="ce9">
            <text:p>11939</text:p>
          </table:table-cell>
          <table:table-cell office:value-type="float" office:value="306.2339310559899" table:formula="of:=[.P16]/2.7907" table:style-name="ce9">
            <text:p>306</text:p>
          </table:table-cell>
          <table:table-cell office:value-type="float" office:value="2.5649832854321746E-2" table:formula="of:=[.P292]/[.O292]" table:style-name="ce13">
            <text:p>0.0256</text:p>
          </table:table-cell>
          <table:table-cell office:value-type="float" office:value="17104.517954999999" table:formula="of:=([.I292]-[.L292])/2+[.L292]" table:style-name="ce1">
            <text:p>17104.51796</text:p>
          </table:table-cell>
          <table:table-cell office:value-type="float" office:value="1532.5648087679999" table:formula="of:=[.R292]*140*0.64/1000" table:style-name="ce10">
            <text:p>1532.564809</text:p>
          </table:table-cell>
          <table:table-cell office:value-type="float" office:value="20861.7959424" table:formula="of:=[.C292]*0.64" table:style-name="ce10">
            <text:p>20861.79594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office:value-type="float" office:value="36217.40724" table:style-name="ce9">
            <text:p>36217</text:p>
          </table:table-cell>
          <table:table-cell office:value-type="float" office:value="338.81624409415883" table:formula="of:=[.D17]/2.7907" table:style-name="ce9">
            <text:p>339</text:p>
          </table:table-cell>
          <table:table-cell office:value-type="float" office:value="9.3550662489156923E-3" table:formula="of:=[.D293]/[.C293]" table:style-name="ce13">
            <text:p>0.0094</text:p>
          </table:table-cell>
          <table:table-cell office:value-type="float" office:value="27525.585360000001" table:style-name="ce9">
            <text:p>27526</text:p>
          </table:table-cell>
          <table:table-cell office:value-type="float" office:value="337.02203602375141" table:formula="of:=[.G17]/2.7907" table:style-name="ce9">
            <text:p>337</text:p>
          </table:table-cell>
          <table:table-cell office:value-type="float" office:value="1.2243955273463851E-2" table:formula="of:=[.G293]/[.F293]" table:style-name="ce13">
            <text:p>0.0122</text:p>
          </table:table-cell>
          <table:table-cell office:value-type="float" office:value="21255.81927" table:style-name="ce9">
            <text:p>21256</text:p>
          </table:table-cell>
          <table:table-cell office:value-type="float" office:value="333.67148529297918" table:formula="of:=[.J17]/2.7907" table:style-name="ce9">
            <text:p>334</text:p>
          </table:table-cell>
          <table:table-cell office:value-type="float" office:value="1.5697888707772174E-2" table:formula="of:=[.J293]/[.I293]" table:style-name="ce13">
            <text:p>0.0157</text:p>
          </table:table-cell>
          <table:table-cell office:value-type="float" office:value="16756.444739999999" table:style-name="ce9">
            <text:p>16756</text:p>
          </table:table-cell>
          <table:table-cell office:value-type="float" office:value="329.38442967104777" table:formula="of:=[.M17]/2.7907" table:style-name="ce9">
            <text:p>329</text:p>
          </table:table-cell>
          <table:table-cell office:value-type="float" office:value="1.9657178762077177E-2" table:formula="of:=[.M293]/[.L293]" table:style-name="ce13">
            <text:p>0.0197</text:p>
          </table:table-cell>
          <table:table-cell office:value-type="float" office:value="13264.59204" table:style-name="ce9">
            <text:p>13265</text:p>
          </table:table-cell>
          <table:table-cell office:value-type="float" office:value="324.08319141476079" table:formula="of:=[.P17]/2.7907" table:style-name="ce9">
            <text:p>324</text:p>
          </table:table-cell>
          <table:table-cell office:value-type="float" office:value="2.4432201943148549E-2" table:formula="of:=[.P293]/[.O293]" table:style-name="ce13">
            <text:p>0.0244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office:value-type="float" office:value="43672.623959999997" table:style-name="ce9">
            <text:p>43673</text:p>
          </table:table-cell>
          <table:table-cell office:value-type="float" office:value="400.21877873829504" table:formula="of:=[.D18]/2.7907" table:style-name="ce9">
            <text:p>400</text:p>
          </table:table-cell>
          <table:table-cell office:value-type="float" office:value="9.1640653216728558E-3" table:formula="of:=[.D294]/[.C294]" table:style-name="ce13">
            <text:p>0.0092</text:p>
          </table:table-cell>
          <table:table-cell office:value-type="float" office:value="34151.209049999998" table:style-name="ce9">
            <text:p>34151</text:p>
          </table:table-cell>
          <table:table-cell office:value-type="float" office:value="398.03356230828462" table:formula="of:=[.G18]/2.7907" table:style-name="ce9">
            <text:p>398</text:p>
          </table:table-cell>
          <table:table-cell office:value-type="float" office:value="1.1655035747798354E-2" table:formula="of:=[.G294]/[.F294]" table:style-name="ce13">
            <text:p>0.0117</text:p>
          </table:table-cell>
          <table:table-cell office:value-type="float" office:value="26945.092649999999" table:style-name="ce9">
            <text:p>26945</text:p>
          </table:table-cell>
          <table:table-cell office:value-type="float" office:value="394.56788886092374" table:formula="of:=[.J18]/2.7907" table:style-name="ce9">
            <text:p>395</text:p>
          </table:table-cell>
          <table:table-cell office:value-type="float" office:value="1.4643404421952276E-2" table:formula="of:=[.J294]/[.I294]" table:style-name="ce13">
            <text:p>0.0146</text:p>
          </table:table-cell>
          <table:table-cell office:value-type="float" office:value="21665.055509999998" table:style-name="ce9">
            <text:p>21665</text:p>
          </table:table-cell>
          <table:table-cell office:value-type="float" office:value="389.75217853782198" table:formula="of:=[.M18]/2.7907" table:style-name="ce9">
            <text:p>390</text:p>
          </table:table-cell>
          <table:table-cell office:value-type="float" office:value="1.7989899834686462E-2" table:formula="of:=[.M294]/[.L294]" table:style-name="ce13">
            <text:p>0.0180</text:p>
          </table:table-cell>
          <table:table-cell office:value-type="float" office:value="17559.348450000001" table:style-name="ce9">
            <text:p>17559</text:p>
          </table:table-cell>
          <table:table-cell office:value-type="float" office:value="383.52693179841975" table:formula="of:=[.P18]/2.7907" table:style-name="ce9">
            <text:p>384</text:p>
          </table:table-cell>
          <table:table-cell office:value-type="float" office:value="2.1841751867417367E-2" table:formula="of:=[.P294]/[.O294]" table:style-name="ce13">
            <text:p>0.0218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office:value-type="string" table:style-name="ce13">
            <text:p>5000 FT</text:p>
          </table:table-cell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9">
            <text:p>TP M0.3</text:p>
          </table:table-cell>
          <table:table-cell table:style-name="ce9"/>
          <table:table-cell table:style-name="ce13"/>
          <table:table-cell office:value-type="string" table:style-name="ce9">
            <text:p>TP M0.4</text:p>
          </table:table-cell>
          <table:table-cell table:style-name="ce9"/>
          <table:table-cell table:style-name="ce13"/>
          <table:table-cell office:value-type="string" table:style-name="ce9">
            <text:p>TP M0.5</text:p>
          </table:table-cell>
          <table:table-cell table:style-name="ce9"/>
          <table:table-cell table:style-name="ce13"/>
          <table:table-cell office:value-type="string" table:style-name="ce9">
            <text:p>TP M0.6</text:p>
          </table:table-cell>
          <table:table-cell table:style-name="ce9"/>
          <table:table-cell table:style-name="ce13"/>
          <table:table-cell office:value-type="string" table:style-name="ce9">
            <text:p>TP M0.7</text:p>
          </table:table-cell>
          <table:table-cell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office:value-type="float" office:value="985.28072999999995" table:style-name="ce9">
            <text:p>985</text:p>
          </table:table-cell>
          <table:table-cell office:value-type="float" office:value="109.66745037003761" table:formula="of:=[.D25]/2.7907" table:style-name="ce9">
            <text:p>110</text:p>
          </table:table-cell>
          <table:table-cell office:value-type="float" office:value="0.11130579035077406" table:formula="of:=[.D301]/[.C301]" table:style-name="ce13">
            <text:p>0.1113</text:p>
          </table:table-cell>
          <table:table-cell office:value-type="float" office:value="-217.96278000000001" table:style-name="ce9">
            <text:p>-218</text:p>
          </table:table-cell>
          <table:table-cell office:value-type="float" office:value="108.26252488050058" table:formula="of:=[.G25]/2.7907" table:style-name="ce9">
            <text:p>108</text:p>
          </table:table-cell>
          <table:table-cell office:value-type="float" office:value="-0.49670189048102881" table:formula="of:=[.G301]/[.F301]" table:style-name="ce13">
            <text:p>-0.4967</text:p>
          </table:table-cell>
          <table:table-cell office:value-type="float" office:value="0.99417717000000005" table:style-name="ce9">
            <text:p>1</text:p>
          </table:table-cell>
          <table:table-cell office:value-type="float" office:value="-8.8543546994223662E-2" table:formula="of:=[.J25]/2.7907" table:style-name="ce9">
            <text:p>0</text:p>
          </table:table-cell>
          <table:table-cell office:value-type="float" office:value="-8.9062140698949729E-2" table:formula="of:=[.J301]/[.I301]" table:style-name="ce13">
            <text:p>-0.0891</text:p>
          </table:table-cell>
          <table:table-cell office:value-type="float" office:value="-2286.38508" table:style-name="ce9">
            <text:p>-2286</text:p>
          </table:table-cell>
          <table:table-cell office:value-type="float" office:value="103.85311597160319" table:formula="of:=[.M25]/2.7907" table:style-name="ce9">
            <text:p>104</text:p>
          </table:table-cell>
          <table:table-cell office:value-type="float" office:value="-4.5422408009941698E-2" table:formula="of:=[.M301]/[.L301]" table:style-name="ce13">
            <text:p>-0.0454</text:p>
          </table:table-cell>
          <table:table-cell office:value-type="float" office:value="-3571.9206600000002" table:style-name="ce9">
            <text:p>-3572</text:p>
          </table:table-cell>
          <table:table-cell office:value-type="float" office:value="108.9736519195141" table:formula="of:=[.P25]/2.7907" table:style-name="ce9">
            <text:p>109</text:p>
          </table:table-cell>
          <table:table-cell office:value-type="float" office:value="-3.0508418941061835E-2" table:formula="of:=[.P301]/[.O301]" table:style-name="ce13">
            <text:p>-0.0305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5497.9999200000002" table:style-name="ce9">
            <text:p>5498</text:p>
          </table:table-cell>
          <table:table-cell office:value-type="float" office:value="148.72368158754935" table:formula="of:=[.D26]/2.7907" table:style-name="ce9">
            <text:p>149</text:p>
          </table:table-cell>
          <table:table-cell office:value-type="float" office:value="2.7050506320769344E-2" table:formula="of:=[.D302]/[.C302]" table:style-name="ce13">
            <text:p>0.0271</text:p>
          </table:table-cell>
          <table:table-cell office:value-type="float" office:value="4319.2216200000003" table:style-name="ce9">
            <text:p>4319</text:p>
          </table:table-cell>
          <table:table-cell office:value-type="float" office:value="156.0922080605468" table:formula="of:=[.G26]/2.7907" table:style-name="ce9">
            <text:p>156</text:p>
          </table:table-cell>
          <table:table-cell office:value-type="float" office:value="3.6138967108741871E-2" table:formula="of:=[.G302]/[.F302]" table:style-name="ce13">
            <text:p>0.0361</text:p>
          </table:table-cell>
          <table:table-cell office:value-type="float" office:value="3458.4910500000001" table:style-name="ce9">
            <text:p>3458</text:p>
          </table:table-cell>
          <table:table-cell office:value-type="float" office:value="163.47854988013867" table:formula="of:=[.J26]/2.7907" table:style-name="ce9">
            <text:p>163</text:p>
          </table:table-cell>
          <table:table-cell office:value-type="float" office:value="4.7268750306622496E-2" table:formula="of:=[.J302]/[.I302]" table:style-name="ce13">
            <text:p>0.0473</text:p>
          </table:table-cell>
          <table:table-cell office:value-type="float" office:value="2791.2580499999999" table:style-name="ce9">
            <text:p>2791</text:p>
          </table:table-cell>
          <table:table-cell office:value-type="float" office:value="173.20154300086179" table:formula="of:=[.M26]/2.7907" table:style-name="ce9">
            <text:p>173</text:p>
          </table:table-cell>
          <table:table-cell office:value-type="float" office:value="6.2051426238022601E-2" table:formula="of:=[.M302]/[.L302]" table:style-name="ce13">
            <text:p>0.0621</text:p>
          </table:table-cell>
          <table:table-cell office:value-type="float" office:value="2152.9384799999998" table:style-name="ce9">
            <text:p>2153</text:p>
          </table:table-cell>
          <table:table-cell office:value-type="float" office:value="189.12382537884079" table:formula="of:=[.P26]/2.7907" table:style-name="ce9">
            <text:p>189</text:p>
          </table:table-cell>
          <table:table-cell office:value-type="float" office:value="8.7844509787776567E-2" table:formula="of:=[.P302]/[.O302]" table:style-name="ce13">
            <text:p>0.0878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8249.2239900000004" table:style-name="ce9">
            <text:p>8249</text:p>
          </table:table-cell>
          <table:table-cell office:value-type="float" office:value="170.19864375787435" table:formula="of:=[.D27]/2.7907" table:style-name="ce9">
            <text:p>170</text:p>
          </table:table-cell>
          <table:table-cell office:value-type="float" office:value="2.0632079328212587E-2" table:formula="of:=[.D303]/[.C303]" table:style-name="ce13">
            <text:p>0.0206</text:p>
          </table:table-cell>
          <table:table-cell office:value-type="float" office:value="6481.0565399999996" table:style-name="ce9">
            <text:p>6481</text:p>
          </table:table-cell>
          <table:table-cell office:value-type="float" office:value="176.78585267330919" table:formula="of:=[.G27]/2.7907" table:style-name="ce9">
            <text:p>177</text:p>
          </table:table-cell>
          <table:table-cell office:value-type="float" office:value="2.727731992187021E-2" table:formula="of:=[.G303]/[.F303]" table:style-name="ce13">
            <text:p>0.0273</text:p>
          </table:table-cell>
          <table:table-cell office:value-type="float" office:value="5188.8486300000004" table:style-name="ce9">
            <text:p>5189</text:p>
          </table:table-cell>
          <table:table-cell office:value-type="float" office:value="182.70878722974558" table:formula="of:=[.J27]/2.7907" table:style-name="ce9">
            <text:p>183</text:p>
          </table:table-cell>
          <table:table-cell office:value-type="float" office:value="3.5211816774417176E-2" table:formula="of:=[.J303]/[.I303]" table:style-name="ce13">
            <text:p>0.0352</text:p>
          </table:table-cell>
          <table:table-cell office:value-type="float" office:value="4187.9991300000002" table:style-name="ce9">
            <text:p>4188</text:p>
          </table:table-cell>
          <table:table-cell office:value-type="float" office:value="190.79560936110116" table:formula="of:=[.M27]/2.7907" table:style-name="ce9">
            <text:p>191</text:p>
          </table:table-cell>
          <table:table-cell office:value-type="float" office:value="4.5557700333405074E-2" table:formula="of:=[.M303]/[.L303]" table:style-name="ce13">
            <text:p>0.0456</text:p>
          </table:table-cell>
          <table:table-cell office:value-type="float" office:value="3229.4077200000002" table:style-name="ce9">
            <text:p>3229</text:p>
          </table:table-cell>
          <table:table-cell office:value-type="float" office:value="204.02602207418855" table:formula="of:=[.P27]/2.7907" table:style-name="ce9">
            <text:p>204</text:p>
          </table:table-cell>
          <table:table-cell office:value-type="float" office:value="6.3177535871558679E-2" table:formula="of:=[.P303]/[.O303]" table:style-name="ce13">
            <text:p>0.0632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0998.22395" table:style-name="ce9">
            <text:p>10998</text:p>
          </table:table-cell>
          <table:table-cell office:value-type="float" office:value="190.63589075206792" table:formula="of:=[.D28]/2.7907" table:style-name="ce9">
            <text:p>191</text:p>
          </table:table-cell>
          <table:table-cell office:value-type="float" office:value="1.733333414728911E-2" table:formula="of:=[.D304]/[.C304]" table:style-name="ce13">
            <text:p>0.0173</text:p>
          </table:table-cell>
          <table:table-cell office:value-type="float" office:value="8638.4432400000005" table:style-name="ce9">
            <text:p>8638</text:p>
          </table:table-cell>
          <table:table-cell office:value-type="float" office:value="196.79099122365787" table:formula="of:=[.G28]/2.7907" table:style-name="ce9">
            <text:p>197</text:p>
          </table:table-cell>
          <table:table-cell office:value-type="float" office:value="2.2780839759694693E-2" table:formula="of:=[.G304]/[.F304]" table:style-name="ce13">
            <text:p>0.0228</text:p>
          </table:table-cell>
          <table:table-cell office:value-type="float" office:value="6916.9821000000002" table:style-name="ce9">
            <text:p>6917</text:p>
          </table:table-cell>
          <table:table-cell office:value-type="float" office:value="201.88823358377215" table:formula="of:=[.J28]/2.7907" table:style-name="ce9">
            <text:p>202</text:p>
          </table:table-cell>
          <table:table-cell office:value-type="float" office:value="2.918732919429879E-2" table:formula="of:=[.J304]/[.I304]" table:style-name="ce13">
            <text:p>0.0292</text:p>
          </table:table-cell>
          <table:table-cell office:value-type="float" office:value="5580.2919899999997" table:style-name="ce9">
            <text:p>5580</text:p>
          </table:table-cell>
          <table:table-cell office:value-type="float" office:value="208.39410964515855" table:formula="of:=[.M28]/2.7907" table:style-name="ce9">
            <text:p>208</text:p>
          </table:table-cell>
          <table:table-cell office:value-type="float" office:value="3.7344660461962415E-2" table:formula="of:=[.M304]/[.L304]" table:style-name="ce13">
            <text:p>0.0373</text:p>
          </table:table-cell>
          <table:table-cell office:value-type="float" office:value="4305.8769599999996" table:style-name="ce9">
            <text:p>4306</text:p>
          </table:table-cell>
          <table:table-cell office:value-type="float" office:value="219.17666010564588" table:formula="of:=[.P28]/2.7907" table:style-name="ce9">
            <text:p>219</text:p>
          </table:table-cell>
          <table:table-cell office:value-type="float" office:value="5.0901747110220705E-2" table:formula="of:=[.P304]/[.O304]" table:style-name="ce13">
            <text:p>0.0509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3747.223910000001" table:style-name="ce9">
            <text:p>13747</text:p>
          </table:table-cell>
          <table:table-cell office:value-type="float" office:value="205.90119129245528" table:formula="of:=[.D29]/2.7907" table:style-name="ce9">
            <text:p>206</text:p>
          </table:table-cell>
          <table:table-cell office:value-type="float" office:value="1.4977656044627214E-2" table:formula="of:=[.D305]/[.C305]" table:style-name="ce13">
            <text:p>0.0150</text:p>
          </table:table-cell>
          <table:table-cell office:value-type="float" office:value="10798.054050000001" table:style-name="ce9">
            <text:p>10798</text:p>
          </table:table-cell>
          <table:table-cell office:value-type="float" office:value="210.66948252611206" table:formula="of:=[.G29]/2.7907" table:style-name="ce9">
            <text:p>211</text:p>
          </table:table-cell>
          <table:table-cell office:value-type="float" office:value="1.9509948880660776E-2" table:formula="of:=[.G305]/[.F305]" table:style-name="ce13">
            <text:p>0.0195</text:p>
          </table:table-cell>
          <table:table-cell office:value-type="float" office:value="8647.3396799999991" table:style-name="ce9">
            <text:p>8647</text:p>
          </table:table-cell>
          <table:table-cell office:value-type="float" office:value="221.45872369798937" table:formula="of:=[.J29]/2.7907" table:style-name="ce9">
            <text:p>221</text:p>
          </table:table-cell>
          <table:table-cell office:value-type="float" office:value="2.5610040994479517E-2" table:formula="of:=[.J305]/[.I305]" table:style-name="ce13">
            <text:p>0.0256</text:p>
          </table:table-cell>
          <table:table-cell office:value-type="float" office:value="6977.0330700000004" table:style-name="ce9">
            <text:p>6977</text:p>
          </table:table-cell>
          <table:table-cell office:value-type="float" office:value="226.54536358159064" table:formula="of:=[.M29]/2.7907" table:style-name="ce9">
            <text:p>227</text:p>
          </table:table-cell>
          <table:table-cell office:value-type="float" office:value="3.2470157631285329E-2" table:formula="of:=[.M305]/[.L305]" table:style-name="ce13">
            <text:p>0.0325</text:p>
          </table:table-cell>
          <table:table-cell office:value-type="float" office:value="5380.1220899999998" table:style-name="ce9">
            <text:p>5380</text:p>
          </table:table-cell>
          <table:table-cell office:value-type="float" office:value="234.50877925844551" table:formula="of:=[.P29]/2.7907" table:style-name="ce9">
            <text:p>235</text:p>
          </table:table-cell>
          <table:table-cell office:value-type="float" office:value="4.3588003271213038E-2" table:formula="of:=[.P305]/[.O305]" table:style-name="ce13">
            <text:p>0.0436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6496.223870000002" table:style-name="ce9">
            <text:p>16496</text:p>
          </table:table-cell>
          <table:table-cell office:value-type="float" office:value="226.85717197265166" table:formula="of:=[.D30]/2.7907" table:style-name="ce9">
            <text:p>227</text:p>
          </table:table-cell>
          <table:table-cell office:value-type="float" office:value="1.3752066761485557E-2" table:formula="of:=[.D306]/[.C306]" table:style-name="ce13">
            <text:p>0.0138</text:p>
          </table:table-cell>
          <table:table-cell office:value-type="float" office:value="12957.664860000001" table:style-name="ce9">
            <text:p>12958</text:p>
          </table:table-cell>
          <table:table-cell office:value-type="float" office:value="230.88997171166983" table:formula="of:=[.G30]/2.7907" table:style-name="ce9">
            <text:p>231</text:p>
          </table:table-cell>
          <table:table-cell office:value-type="float" office:value="1.7818794837364687E-2" table:formula="of:=[.G306]/[.F306]" table:style-name="ce13">
            <text:p>0.0178</text:p>
          </table:table-cell>
          <table:table-cell office:value-type="float" office:value="10377.697260000001" table:style-name="ce9">
            <text:p>10378</text:p>
          </table:table-cell>
          <table:table-cell office:value-type="float" office:value="233.27425450578204" table:formula="of:=[.J30]/2.7907" table:style-name="ce9">
            <text:p>233</text:p>
          </table:table-cell>
          <table:table-cell office:value-type="float" office:value="2.24784216248935E-2" table:formula="of:=[.J306]/[.I306]" table:style-name="ce13">
            <text:p>0.0225</text:p>
          </table:table-cell>
          <table:table-cell office:value-type="float" office:value="8371.5500400000001" table:style-name="ce9">
            <text:p>8372</text:p>
          </table:table-cell>
          <table:table-cell office:value-type="float" office:value="235.64876673723185" table:formula="of:=[.M30]/2.7907" table:style-name="ce9">
            <text:p>236</text:p>
          </table:table-cell>
          <table:table-cell office:value-type="float" office:value="2.8148761652415786E-2" table:formula="of:=[.M306]/[.L306]" table:style-name="ce13">
            <text:p>0.0281</text:p>
          </table:table-cell>
          <table:table-cell office:value-type="float" office:value="6458.8154400000003" table:style-name="ce9">
            <text:p>6459</text:p>
          </table:table-cell>
          <table:table-cell office:value-type="float" office:value="250.19755934902352" table:formula="of:=[.P30]/2.7907" table:style-name="ce9">
            <text:p>250</text:p>
          </table:table-cell>
          <table:table-cell office:value-type="float" office:value="3.8737375556441585E-2" table:formula="of:=[.P306]/[.O306]" table:style-name="ce13">
            <text:p>0.0387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9247.447939999998" table:style-name="ce9">
            <text:p>19247</text:p>
          </table:table-cell>
          <table:table-cell office:value-type="float" office:value="246.23419786603" table:formula="of:=[.D31]/2.7907" table:style-name="ce9">
            <text:p>246</text:p>
          </table:table-cell>
          <table:table-cell office:value-type="float" office:value="1.2793082939287067E-2" table:formula="of:=[.D307]/[.C307]" table:style-name="ce13">
            <text:p>0.0128</text:p>
          </table:table-cell>
          <table:table-cell office:value-type="float" office:value="15117.275670000001" table:style-name="ce9">
            <text:p>15117</text:p>
          </table:table-cell>
          <table:table-cell office:value-type="float" office:value="248.8589657137951" table:formula="of:=[.G31]/2.7907" table:style-name="ce9">
            <text:p>249</text:p>
          </table:table-cell>
          <table:table-cell office:value-type="float" office:value="1.6461892416743572E-2" table:formula="of:=[.G307]/[.F307]" table:style-name="ce13">
            <text:p>0.0165</text:p>
          </table:table-cell>
          <table:table-cell office:value-type="float" office:value="12105.83073" table:style-name="ce9">
            <text:p>12106</text:p>
          </table:table-cell>
          <table:table-cell office:value-type="float" office:value="252.99594053714515" table:formula="of:=[.J31]/2.7907" table:style-name="ce9">
            <text:p>253</text:p>
          </table:table-cell>
          <table:table-cell office:value-type="float" office:value="2.0898684789155741E-2" table:formula="of:=[.J307]/[.I307]" table:style-name="ce13">
            <text:p>0.0209</text:p>
          </table:table-cell>
          <table:table-cell office:value-type="float" office:value="9768.2911199999999" table:style-name="ce9">
            <text:p>9768</text:p>
          </table:table-cell>
          <table:table-cell office:value-type="float" office:value="253.78123181086252" table:formula="of:=[.M31]/2.7907" table:style-name="ce9">
            <text:p>254</text:p>
          </table:table-cell>
          <table:table-cell office:value-type="float" office:value="2.5980105291012513E-2" table:formula="of:=[.M307]/[.L307]" table:style-name="ce13">
            <text:p>0.0260</text:p>
          </table:table-cell>
          <table:table-cell office:value-type="float" office:value="7535.2846799999998" table:style-name="ce9">
            <text:p>7535</text:p>
          </table:table-cell>
          <table:table-cell office:value-type="float" office:value="254.86654307938508" table:formula="of:=[.P31]/2.7907" table:style-name="ce9">
            <text:p>255</text:p>
          </table:table-cell>
          <table:table-cell office:value-type="float" office:value="3.3823080865922256E-2" table:formula="of:=[.P307]/[.O307]" table:style-name="ce13">
            <text:p>0.0338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1996.447899999999" table:style-name="ce9">
            <text:p>21996</text:p>
          </table:table-cell>
          <table:table-cell office:value-type="float" office:value="269.23599630549182" table:formula="of:=[.D32]/2.7907" table:style-name="ce9">
            <text:p>269</text:p>
          </table:table-cell>
          <table:table-cell office:value-type="float" office:value="1.2239976087479645E-2" table:formula="of:=[.D308]/[.C308]" table:style-name="ce13">
            <text:p>0.0122</text:p>
          </table:table-cell>
          <table:table-cell office:value-type="float" office:value="17276.886480000001" table:style-name="ce9">
            <text:p>17277</text:p>
          </table:table-cell>
          <table:table-cell office:value-type="float" office:value="270.17942201186941" table:formula="of:=[.G32]/2.7907" table:style-name="ce9">
            <text:p>270</text:p>
          </table:table-cell>
          <table:table-cell office:value-type="float" office:value="1.5638200918008775E-2" table:formula="of:=[.G308]/[.F308]" table:style-name="ce13">
            <text:p>0.0156</text:p>
          </table:table-cell>
          <table:table-cell office:value-type="float" office:value="13836.18831" table:style-name="ce9">
            <text:p>13836</text:p>
          </table:table-cell>
          <table:table-cell office:value-type="float" office:value="269.77815633150175" table:formula="of:=[.J32]/2.7907" table:style-name="ce9">
            <text:p>270</text:p>
          </table:table-cell>
          <table:table-cell office:value-type="float" office:value="1.9498011322708123E-2" table:formula="of:=[.J308]/[.I308]" table:style-name="ce13">
            <text:p>0.0195</text:p>
          </table:table-cell>
          <table:table-cell office:value-type="float" office:value="11165.0322" table:style-name="ce9">
            <text:p>11165</text:p>
          </table:table-cell>
          <table:table-cell office:value-type="float" office:value="272.34204401571901" table:formula="of:=[.M32]/2.7907" table:style-name="ce9">
            <text:p>272</text:p>
          </table:table-cell>
          <table:table-cell office:value-type="float" office:value="2.4392410083306254E-2" table:formula="of:=[.M308]/[.L308]" table:style-name="ce13">
            <text:p>0.0244</text:p>
          </table:table-cell>
          <table:table-cell office:value-type="float" office:value="8609.52981" table:style-name="ce9">
            <text:p>8610</text:p>
          </table:table-cell>
          <table:table-cell office:value-type="float" office:value="270.40565832830578" table:formula="of:=[.P32]/2.7907" table:style-name="ce9">
            <text:p>270</text:p>
          </table:table-cell>
          <table:table-cell office:value-type="float" office:value="3.1407714973497002E-2" table:formula="of:=[.P308]/[.O308]" table:style-name="ce13">
            <text:p>0.0314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4745.44786" table:style-name="ce9">
            <text:p>24745</text:p>
          </table:table-cell>
          <table:table-cell office:value-type="float" office:value="292.84008267198692" table:formula="of:=[.D33]/2.7907" table:style-name="ce9">
            <text:p>293</text:p>
          </table:table-cell>
          <table:table-cell office:value-type="float" office:value="1.1834099117088557E-2" table:formula="of:=[.D309]/[.C309]" table:style-name="ce13">
            <text:p>0.0118</text:p>
          </table:table-cell>
          <table:table-cell office:value-type="float" office:value="19438.721399999999" table:style-name="ce9">
            <text:p>19439</text:p>
          </table:table-cell>
          <table:table-cell office:value-type="float" office:value="292.30673739272692" table:formula="of:=[.G33]/2.7907" table:style-name="ce9">
            <text:p>292</text:p>
          </table:table-cell>
          <table:table-cell office:value-type="float" office:value="1.5037343834390617E-2" table:formula="of:=[.G309]/[.F309]" table:style-name="ce13">
            <text:p>0.0150</text:p>
          </table:table-cell>
          <table:table-cell office:value-type="float" office:value="15564.32178" table:style-name="ce9">
            <text:p>15564</text:p>
          </table:table-cell>
          <table:table-cell office:value-type="float" office:value="290.15765611430572" table:formula="of:=[.J33]/2.7907" table:style-name="ce9">
            <text:p>290</text:p>
          </table:table-cell>
          <table:table-cell office:value-type="float" office:value="1.8642486336099492E-2" table:formula="of:=[.J309]/[.I309]" table:style-name="ce13">
            <text:p>0.0186</text:p>
          </table:table-cell>
          <table:table-cell office:value-type="float" office:value="12559.54917" table:style-name="ce9">
            <text:p>12560</text:p>
          </table:table-cell>
          <table:table-cell office:value-type="float" office:value="287.06663595426016" table:formula="of:=[.M33]/2.7907" table:style-name="ce9">
            <text:p>287</text:p>
          </table:table-cell>
          <table:table-cell office:value-type="float" office:value="2.2856444293394979E-2" table:formula="of:=[.M309]/[.L309]" table:style-name="ce13">
            <text:p>0.0229</text:p>
          </table:table-cell>
          <table:table-cell office:value-type="float" office:value="9688.2231599999996" table:style-name="ce9">
            <text:p>9688</text:p>
          </table:table-cell>
          <table:table-cell office:value-type="float" office:value="286.35862416711001" table:formula="of:=[.P33]/2.7907" table:style-name="ce9">
            <text:p>286</text:p>
          </table:table-cell>
          <table:table-cell office:value-type="float" office:value="2.9557393490831814E-2" table:formula="of:=[.P309]/[.O309]" table:style-name="ce13">
            <text:p>0.0296</text:p>
          </table:table-cell>
          <table:table-cell office:value-type="float" office:value="17501.52159" table:formula="of:=([.F309]-[.I309])/2+[.I309]" table:style-name="ce1">
            <text:p>17501.52159</text:p>
          </table:table-cell>
          <table:table-cell office:value-type="float" office:value="1568.1363344640004" table:formula="of:=[.R309]*140*0.64/1000" table:style-name="ce10">
            <text:p>1568.136334</text:p>
          </table:table-cell>
          <table:table-cell office:value-type="float" office:value="15837.086630400001" table:formula="of:=[.C309]*0.64" table:style-name="ce10">
            <text:p>15837.08663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office:value-type="float" office:value="27496.67193" table:style-name="ce9">
            <text:p>27497</text:p>
          </table:table-cell>
          <table:table-cell office:value-type="float" office:value="317.52050625760347" table:formula="of:=[.D34]/2.7907" table:style-name="ce9">
            <text:p>318</text:p>
          </table:table-cell>
          <table:table-cell office:value-type="float" office:value="1.1547597726224297E-2" table:formula="of:=[.D310]/[.C310]" table:style-name="ce13">
            <text:p>0.0115</text:p>
          </table:table-cell>
          <table:table-cell office:value-type="float" office:value="21596.108100000001" table:style-name="ce9">
            <text:p>21596</text:p>
          </table:table-cell>
          <table:table-cell office:value-type="float" office:value="314.77965102718707" table:formula="of:=[.G34]/2.7907" table:style-name="ce9">
            <text:p>315</text:p>
          </table:table-cell>
          <table:table-cell office:value-type="float" office:value="1.4575758260220371E-2" table:formula="of:=[.G310]/[.F310]" table:style-name="ce13">
            <text:p>0.0146</text:p>
          </table:table-cell>
          <table:table-cell office:value-type="float" office:value="17296.903470000001" table:style-name="ce9">
            <text:p>17297</text:p>
          </table:table-cell>
          <table:table-cell office:value-type="float" office:value="310.89425049210695" table:formula="of:=[.J34]/2.7907" table:style-name="ce9">
            <text:p>311</text:p>
          </table:table-cell>
          <table:table-cell office:value-type="float" office:value="1.7973983090749532E-2" table:formula="of:=[.J310]/[.I310]" table:style-name="ce13">
            <text:p>0.0180</text:p>
          </table:table-cell>
          <table:table-cell office:value-type="float" office:value="13954.066140000001" table:style-name="ce9">
            <text:p>13954</text:p>
          </table:table-cell>
          <table:table-cell office:value-type="float" office:value="305.94729248396243" table:formula="of:=[.M34]/2.7907" table:style-name="ce9">
            <text:p>306</text:p>
          </table:table-cell>
          <table:table-cell office:value-type="float" office:value="2.1925314773086093E-2" table:formula="of:=[.M310]/[.L310]" table:style-name="ce13">
            <text:p>0.0219</text:p>
          </table:table-cell>
          <table:table-cell office:value-type="float" office:value="10762.468290000001" table:style-name="ce9">
            <text:p>10762</text:p>
          </table:table-cell>
          <table:table-cell office:value-type="float" office:value="302.39341846821441" table:formula="of:=[.P34]/2.7907" table:style-name="ce9">
            <text:p>302</text:p>
          </table:table-cell>
          <table:table-cell office:value-type="float" office:value="2.8097032234620817E-2" table:formula="of:=[.P310]/[.O310]" table:style-name="ce13">
            <text:p>0.0281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office:value-type="float" office:value="33895.436399999999" table:style-name="ce9">
            <text:p>33895</text:p>
          </table:table-cell>
          <table:table-cell office:value-type="float" office:value="379.40687845678144" table:formula="of:=[.D35]/2.7907" table:style-name="ce9">
            <text:p>379</text:p>
          </table:table-cell>
          <table:table-cell office:value-type="float" office:value="1.1193450173628137E-2" table:formula="of:=[.D311]/[.C311]" table:style-name="ce13">
            <text:p>0.0112</text:p>
          </table:table-cell>
          <table:table-cell office:value-type="float" office:value="27189.744750000002" table:style-name="ce9">
            <text:p>27190</text:p>
          </table:table-cell>
          <table:table-cell office:value-type="float" office:value="376.0790460542301" table:formula="of:=[.G35]/2.7907" table:style-name="ce9">
            <text:p>376</text:p>
          </table:table-cell>
          <table:table-cell office:value-type="float" office:value="1.3831650481170113E-2" table:formula="of:=[.G311]/[.F311]" table:style-name="ce13">
            <text:p>0.0138</text:p>
          </table:table-cell>
          <table:table-cell office:value-type="float" office:value="22183.273140000001" table:style-name="ce9">
            <text:p>22183</text:p>
          </table:table-cell>
          <table:table-cell office:value-type="float" office:value="371.44592312088719" table:formula="of:=[.J35]/2.7907" table:style-name="ce9">
            <text:p>371</text:p>
          </table:table-cell>
          <table:table-cell office:value-type="float" office:value="1.6744414621623651E-2" table:formula="of:=[.J311]/[.I311]" table:style-name="ce13">
            <text:p>0.0167</text:p>
          </table:table-cell>
          <table:table-cell office:value-type="float" office:value="18244.374329999999" table:style-name="ce9">
            <text:p>18244</text:p>
          </table:table-cell>
          <table:table-cell office:value-type="float" office:value="366.03789898680259" table:formula="of:=[.M35]/2.7907" table:style-name="ce9">
            <text:p>366</text:p>
          </table:table-cell>
          <table:table-cell office:value-type="float" office:value="2.0063055732468225E-2" table:formula="of:=[.M311]/[.L311]" table:style-name="ce13">
            <text:p>0.0201</text:p>
          </table:table-cell>
          <table:table-cell office:value-type="float" office:value="14792.555609999999" table:style-name="ce9">
            <text:p>14793</text:p>
          </table:table-cell>
          <table:table-cell office:value-type="float" office:value="359.29566204042351" table:formula="of:=[.P35]/2.7907" table:style-name="ce9">
            <text:p>359</text:p>
          </table:table-cell>
          <table:table-cell office:value-type="float" office:value="2.4288951247716385E-2" table:formula="of:=[.P311]/[.O311]" table:style-name="ce13">
            <text:p>0.0243</text:p>
          </table:table-cell>
          <table:table-cell office:value-type="float" office:value="24686.508945000001" table:formula="of:=([.F311]-[.I311])/2+[.I311]" table:style-name="ce1">
            <text:p>24686.50895</text:p>
          </table:table-cell>
          <table:table-cell office:value-type="float" office:value="2211.9112014720004" table:formula="of:=[.R311]*140*0.64/1000" table:style-name="ce10">
            <text:p>2211.911201</text:p>
          </table:table-cell>
          <table:table-cell table:number-columns-repeated="7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number-rows-repeated="2" table:style-name="ro1">
          <table:table-cell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table:number-columns-repeated="2" table:style-name="ce9"/>
          <table:table-cell office:value-type="string" table:style-name="ce13">
            <text:p><text:s/></text:p>
          </table:table-cell>
          <table:table-cell table:number-columns-repeated="2" table:style-name="ce9"/>
          <table:table-cell office:value-type="string" table:style-name="ce13">
            <text:p>10000 FT</text:p>
          </table:table-cell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9">
            <text:p>TP M0.3</text:p>
          </table:table-cell>
          <table:table-cell table:style-name="ce9"/>
          <table:table-cell table:style-name="ce13"/>
          <table:table-cell office:value-type="string" table:style-name="ce9">
            <text:p>TP M0.4</text:p>
          </table:table-cell>
          <table:table-cell table:style-name="ce9"/>
          <table:table-cell table:style-name="ce13"/>
          <table:table-cell office:value-type="string" table:style-name="ce9">
            <text:p>TP M0.5</text:p>
          </table:table-cell>
          <table:table-cell table:style-name="ce9"/>
          <table:table-cell table:style-name="ce13"/>
          <table:table-cell office:value-type="string" table:style-name="ce9">
            <text:p>TP M0.6</text:p>
          </table:table-cell>
          <table:table-cell table:style-name="ce9"/>
          <table:table-cell table:style-name="ce13"/>
          <table:table-cell office:value-type="string" table:style-name="ce9">
            <text:p>TP M0.7</text:p>
          </table:table-cell>
          <table:table-cell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office:value-type="float" office:value="1256.6221499999999" table:style-name="ce9">
            <text:p>1257</text:p>
          </table:table-cell>
          <table:table-cell office:value-type="float" office:value="96.971462654186041" table:formula="of:=[.D43]/2.7907" table:style-name="ce9">
            <text:p>97</text:p>
          </table:table-cell>
          <table:table-cell office:value-type="float" office:value="7.7168353792097369E-2" table:formula="of:=[.D319]/[.C319]" table:style-name="ce13">
            <text:p>0.0772</text:p>
          </table:table-cell>
          <table:table-cell office:value-type="float" office:value="137.89482000000001" table:style-name="ce9">
            <text:p>138</text:p>
          </table:table-cell>
          <table:table-cell office:value-type="float" office:value="95.273464535506136" table:formula="of:=[.G43]/2.7907" table:style-name="ce9">
            <text:p>95</text:p>
          </table:table-cell>
          <table:table-cell office:value-type="float" office:value="0.69091402081315401" table:formula="of:=[.G319]/[.F319]" table:style-name="ce13">
            <text:p>0.6909</text:p>
          </table:table-cell>
          <table:table-cell office:value-type="float" office:value="-745.07685000000004" table:style-name="ce9">
            <text:p>-745</text:p>
          </table:table-cell>
          <table:table-cell office:value-type="float" office:value="94.224288418570254" table:formula="of:=[.J43]/2.7907" table:style-name="ce9">
            <text:p>94</text:p>
          </table:table-cell>
          <table:table-cell office:value-type="float" office:value="-0.12646250976469106" table:formula="of:=[.J319]/[.I319]" table:style-name="ce13">
            <text:p>-0.1265</text:p>
          </table:table-cell>
          <table:table-cell office:value-type="float" office:value="-1705.89237" table:style-name="ce9">
            <text:p>-1706</text:p>
          </table:table-cell>
          <table:table-cell office:value-type="float" office:value="91.95788958701867" table:formula="of:=[.M43]/2.7907" table:style-name="ce9">
            <text:p>92</text:p>
          </table:table-cell>
          <table:table-cell office:value-type="float" office:value="-5.3906032528311658E-2" table:formula="of:=[.M319]/[.L319]" table:style-name="ce13">
            <text:p>-0.0539</text:p>
          </table:table-cell>
          <table:table-cell office:value-type="float" office:value="-2864.6536799999999" table:style-name="ce9">
            <text:p>-2865</text:p>
          </table:table-cell>
          <table:table-cell office:value-type="float" office:value="94.873791881659784" table:formula="of:=[.P43]/2.7907" table:style-name="ce9">
            <text:p>95</text:p>
          </table:table-cell>
          <table:table-cell office:value-type="float" office:value="-3.3118764946714181E-2" table:formula="of:=[.P319]/[.O319]" table:style-name="ce13">
            <text:p>-0.0331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5466.8623799999996" table:style-name="ce9">
            <text:p>5467</text:p>
          </table:table-cell>
          <table:table-cell office:value-type="float" office:value="130.5002192989748" table:formula="of:=[.D44]/2.7907" table:style-name="ce9">
            <text:p>131</text:p>
          </table:table-cell>
          <table:table-cell office:value-type="float" office:value="2.3871136719372622E-2" table:formula="of:=[.D320]/[.C320]" table:style-name="ce13">
            <text:p>0.0239</text:p>
          </table:table-cell>
          <table:table-cell office:value-type="float" office:value="4365.9279299999998" table:style-name="ce9">
            <text:p>4366</text:p>
          </table:table-cell>
          <table:table-cell office:value-type="float" office:value="136.96746446722506" table:formula="of:=[.G44]/2.7907" table:style-name="ce9">
            <text:p>137</text:p>
          </table:table-cell>
          <table:table-cell office:value-type="float" office:value="3.137190229963898E-2" table:formula="of:=[.G320]/[.F320]" table:style-name="ce13">
            <text:p>0.0314</text:p>
          </table:table-cell>
          <table:table-cell office:value-type="float" office:value="3551.9036700000001" table:style-name="ce9">
            <text:p>3552</text:p>
          </table:table-cell>
          <table:table-cell office:value-type="float" office:value="143.07529630187551" table:formula="of:=[.J44]/2.7907" table:style-name="ce9">
            <text:p>143</text:p>
          </table:table-cell>
          <table:table-cell office:value-type="float" office:value="4.0281299718321333E-2" table:formula="of:=[.J320]/[.I320]" table:style-name="ce13">
            <text:p>0.0403</text:p>
          </table:table-cell>
          <table:table-cell office:value-type="float" office:value="2909.1358799999998" table:style-name="ce9">
            <text:p>2909</text:p>
          </table:table-cell>
          <table:table-cell office:value-type="float" office:value="150.97409705300677" table:formula="of:=[.M44]/2.7907" table:style-name="ce9">
            <text:p>151</text:p>
          </table:table-cell>
          <table:table-cell office:value-type="float" office:value="5.1896543606277608E-2" table:formula="of:=[.M320]/[.L320]" table:style-name="ce13">
            <text:p>0.0519</text:p>
          </table:table-cell>
          <table:table-cell office:value-type="float" office:value="2321.97084" table:style-name="ce9">
            <text:p>2322</text:p>
          </table:table-cell>
          <table:table-cell office:value-type="float" office:value="164.00208034599956" table:formula="of:=[.P44]/2.7907" table:style-name="ce9">
            <text:p>164</text:p>
          </table:table-cell>
          <table:table-cell office:value-type="float" office:value="7.063055122001427E-2" table:formula="of:=[.P320]/[.O320]" table:style-name="ce13">
            <text:p>0.0706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8198.0694600000006" table:style-name="ce9">
            <text:p>8198</text:p>
          </table:table-cell>
          <table:table-cell office:value-type="float" office:value="150.67936944631023" table:formula="of:=[.D45]/2.7907" table:style-name="ce9">
            <text:p>151</text:p>
          </table:table-cell>
          <table:table-cell office:value-type="float" office:value="1.8379860061140566E-2" table:formula="of:=[.D321]/[.C321]" table:style-name="ce13">
            <text:p>0.0184</text:p>
          </table:table-cell>
          <table:table-cell office:value-type="float" office:value="6550.0039500000003" table:style-name="ce9">
            <text:p>6550</text:p>
          </table:table-cell>
          <table:table-cell office:value-type="float" office:value="156.85124979725586" table:formula="of:=[.G45]/2.7907" table:style-name="ce9">
            <text:p>157</text:p>
          </table:table-cell>
          <table:table-cell office:value-type="float" office:value="2.3946741253072962E-2" table:formula="of:=[.G321]/[.F321]" table:style-name="ce13">
            <text:p>0.0239</text:p>
          </table:table-cell>
          <table:table-cell office:value-type="float" office:value="5326.7434499999999" table:style-name="ce9">
            <text:p>5327</text:p>
          </table:table-cell>
          <table:table-cell office:value-type="float" office:value="162.17138311811229" table:formula="of:=[.J45]/2.7907" table:style-name="ce9">
            <text:p>162</text:p>
          </table:table-cell>
          <table:table-cell office:value-type="float" office:value="3.0444751965314248E-2" table:formula="of:=[.J321]/[.I321]" table:style-name="ce13">
            <text:p>0.0304</text:p>
          </table:table-cell>
          <table:table-cell office:value-type="float" office:value="4365.9279299999998" table:style-name="ce9">
            <text:p>4366</text:p>
          </table:table-cell>
          <table:table-cell office:value-type="float" office:value="168.86399728835954" table:formula="of:=[.M45]/2.7907" table:style-name="ce9">
            <text:p>169</text:p>
          </table:table-cell>
          <table:table-cell office:value-type="float" office:value="3.8677687766678168E-2" table:formula="of:=[.M321]/[.L321]" table:style-name="ce13">
            <text:p>0.0387</text:p>
          </table:table-cell>
          <table:table-cell office:value-type="float" office:value="3482.9562599999999" table:style-name="ce9">
            <text:p>3483</text:p>
          </table:table-cell>
          <table:table-cell office:value-type="float" office:value="179.65850429790265" table:formula="of:=[.P45]/2.7907" table:style-name="ce9">
            <text:p>180</text:p>
          </table:table-cell>
          <table:table-cell office:value-type="float" office:value="5.1582187913523397E-2" table:formula="of:=[.P321]/[.O321]" table:style-name="ce13">
            <text:p>0.0516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0931.50065" table:style-name="ce9">
            <text:p>10932</text:p>
          </table:table-cell>
          <table:table-cell office:value-type="float" office:value="166.29466676352814" table:formula="of:=[.D46]/2.7907" table:style-name="ce9">
            <text:p>166</text:p>
          </table:table-cell>
          <table:table-cell office:value-type="float" office:value="1.5212428017696558E-2" table:formula="of:=[.D322]/[.C322]" table:style-name="ce13">
            <text:p>0.0152</text:p>
          </table:table-cell>
          <table:table-cell office:value-type="float" office:value="8731.8558599999997" table:style-name="ce9">
            <text:p>8732</text:p>
          </table:table-cell>
          <table:table-cell office:value-type="float" office:value="171.67839724316551" table:formula="of:=[.G46]/2.7907" table:style-name="ce9">
            <text:p>172</text:p>
          </table:table-cell>
          <table:table-cell office:value-type="float" office:value="1.9661157948061399E-2" table:formula="of:=[.G322]/[.F322]" table:style-name="ce13">
            <text:p>0.0197</text:p>
          </table:table-cell>
          <table:table-cell office:value-type="float" office:value="7101.5832300000002" table:style-name="ce9">
            <text:p>7102</text:p>
          </table:table-cell>
          <table:table-cell office:value-type="float" office:value="181.61751096191637" table:formula="of:=[.J46]/2.7907" table:style-name="ce9">
            <text:p>182</text:p>
          </table:table-cell>
          <table:table-cell office:value-type="float" office:value="2.557422832062145E-2" table:formula="of:=[.J322]/[.I322]" table:style-name="ce13">
            <text:p>0.0256</text:p>
          </table:table-cell>
          <table:table-cell office:value-type="float" office:value="5820.4958699999997" table:style-name="ce9">
            <text:p>5820</text:p>
          </table:table-cell>
          <table:table-cell office:value-type="float" office:value="187.07006903741211" table:formula="of:=[.M46]/2.7907" table:style-name="ce9">
            <text:p>187</text:p>
          </table:table-cell>
          <table:table-cell office:value-type="float" office:value="3.2139885194594618E-2" table:formula="of:=[.M322]/[.L322]" table:style-name="ce13">
            <text:p>0.0321</text:p>
          </table:table-cell>
          <table:table-cell office:value-type="float" office:value="4646.16579" table:style-name="ce9">
            <text:p>4646</text:p>
          </table:table-cell>
          <table:table-cell office:value-type="float" office:value="195.76898505905325" table:formula="of:=[.P46]/2.7907" table:style-name="ce9">
            <text:p>196</text:p>
          </table:table-cell>
          <table:table-cell office:value-type="float" office:value="4.2135600386970534E-2" table:formula="of:=[.P322]/[.O322]" table:style-name="ce13">
            <text:p>0.0421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3664.931839999999" table:style-name="ce9">
            <text:p>13665</text:p>
          </table:table-cell>
          <table:table-cell office:value-type="float" office:value="186.45292171299528" table:formula="of:=[.D47]/2.7907" table:style-name="ce9">
            <text:p>186</text:p>
          </table:table-cell>
          <table:table-cell office:value-type="float" office:value="1.3644628739911468E-2" table:formula="of:=[.D323]/[.C323]" table:style-name="ce13">
            <text:p>0.0136</text:p>
          </table:table-cell>
          <table:table-cell office:value-type="float" office:value="10915.93188" table:style-name="ce9">
            <text:p>10916</text:p>
          </table:table-cell>
          <table:table-cell office:value-type="float" office:value="191.42475748531047" table:formula="of:=[.G47]/2.7907" table:style-name="ce9">
            <text:p>191</text:p>
          </table:table-cell>
          <table:table-cell office:value-type="float" office:value="1.7536272632484626E-2" table:formula="of:=[.G323]/[.F323]" table:style-name="ce13">
            <text:p>0.0175</text:p>
          </table:table-cell>
          <table:table-cell office:value-type="float" office:value="8876.4230100000004" table:style-name="ce9">
            <text:p>8876</text:p>
          </table:table-cell>
          <table:table-cell office:value-type="float" office:value="194.79497324347153" table:formula="of:=[.J47]/2.7907" table:style-name="ce9">
            <text:p>195</text:p>
          </table:table-cell>
          <table:table-cell office:value-type="float" office:value="2.1945210703007215E-2" table:formula="of:=[.J323]/[.I323]" table:style-name="ce13">
            <text:p>0.0219</text:p>
          </table:table-cell>
          <table:table-cell office:value-type="float" office:value="7275.0638099999996" table:style-name="ce9">
            <text:p>7275</text:p>
          </table:table-cell>
          <table:table-cell office:value-type="float" office:value="198.03895935013077" table:formula="of:=[.M47]/2.7907" table:style-name="ce9">
            <text:p>198</text:p>
          </table:table-cell>
          <table:table-cell office:value-type="float" office:value="2.7221611318091074E-2" table:formula="of:=[.M323]/[.L323]" table:style-name="ce13">
            <text:p>0.0272</text:p>
          </table:table-cell>
          <table:table-cell office:value-type="float" office:value="5807.15121" table:style-name="ce9">
            <text:p>5807</text:p>
          </table:table-cell>
          <table:table-cell office:value-type="float" office:value="212.29075871750743" table:formula="of:=[.P47]/2.7907" table:style-name="ce9">
            <text:p>212</text:p>
          </table:table-cell>
          <table:table-cell office:value-type="float" office:value="3.6556781637085603E-2" table:formula="of:=[.P323]/[.O323]" table:style-name="ce13">
            <text:p>0.0366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6398.36303" table:style-name="ce9">
            <text:p>16398</text:p>
          </table:table-cell>
          <table:table-cell office:value-type="float" office:value="207.76280208499873" table:formula="of:=[.D48]/2.7907" table:style-name="ce9">
            <text:p>208</text:p>
          </table:table-cell>
          <table:table-cell office:value-type="float" office:value="1.2669728173776058E-2" table:formula="of:=[.D324]/[.C324]" table:style-name="ce13">
            <text:p>0.0127</text:p>
          </table:table-cell>
          <table:table-cell office:value-type="float" office:value="13100.007900000001" table:style-name="ce9">
            <text:p>13100</text:p>
          </table:table-cell>
          <table:table-cell office:value-type="float" office:value="212.00200496026551" table:formula="of:=[.G48]/2.7907" table:style-name="ce9">
            <text:p>212</text:p>
          </table:table-cell>
          <table:table-cell office:value-type="float" office:value="1.618334939784773E-2" table:formula="of:=[.G324]/[.F324]" table:style-name="ce13">
            <text:p>0.0162</text:p>
          </table:table-cell>
          <table:table-cell office:value-type="float" office:value="10653.4869" table:style-name="ce9">
            <text:p>10653</text:p>
          </table:table-cell>
          <table:table-cell office:value-type="float" office:value="214.58934553493242" table:formula="of:=[.J48]/2.7907" table:style-name="ce9">
            <text:p>215</text:p>
          </table:table-cell>
          <table:table-cell office:value-type="float" office:value="2.0142639452152743E-2" table:formula="of:=[.J324]/[.I324]" table:style-name="ce13">
            <text:p>0.0201</text:p>
          </table:table-cell>
          <table:table-cell office:value-type="float" office:value="8729.6317500000005" table:style-name="ce9">
            <text:p>8730</text:p>
          </table:table-cell>
          <table:table-cell office:value-type="float" office:value="216.54938766618443" table:formula="of:=[.M48]/2.7907" table:style-name="ce9">
            <text:p>217</text:p>
          </table:table-cell>
          <table:table-cell office:value-type="float" office:value="2.4806245425665799E-2" table:formula="of:=[.M324]/[.L324]" table:style-name="ce13">
            <text:p>0.0248</text:p>
          </table:table-cell>
          <table:table-cell office:value-type="float" office:value="6968.13663" table:style-name="ce9">
            <text:p>6968</text:p>
          </table:table-cell>
          <table:table-cell office:value-type="float" office:value="219.54643696178056" table:formula="of:=[.P48]/2.7907" table:style-name="ce9">
            <text:p>220</text:p>
          </table:table-cell>
          <table:table-cell office:value-type="float" office:value="3.1507194623102641E-2" table:formula="of:=[.P324]/[.O324]" table:style-name="ce13">
            <text:p>0.0315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9131.79422" table:style-name="ce9">
            <text:p>19132</text:p>
          </table:table-cell>
          <table:table-cell office:value-type="float" office:value="227.93012843548894" table:formula="of:=[.D49]/2.7907" table:style-name="ce9">
            <text:p>228</text:p>
          </table:table-cell>
          <table:table-cell office:value-type="float" office:value="1.1913682836773107E-2" table:formula="of:=[.D325]/[.C325]" table:style-name="ce13">
            <text:p>0.0119</text:p>
          </table:table-cell>
          <table:table-cell office:value-type="float" office:value="15284.083919999999" table:style-name="ce9">
            <text:p>15284</text:p>
          </table:table-cell>
          <table:table-cell office:value-type="float" office:value="230.92675292401188" table:formula="of:=[.G49]/2.7907" table:style-name="ce9">
            <text:p>231</text:p>
          </table:table-cell>
          <table:table-cell office:value-type="float" office:value="1.5108969182106656E-2" table:formula="of:=[.G325]/[.F325]" table:style-name="ce13">
            <text:p>0.0151</text:p>
          </table:table-cell>
          <table:table-cell office:value-type="float" office:value="12428.32668" table:style-name="ce9">
            <text:p>12428</text:p>
          </table:table-cell>
          <table:table-cell office:value-type="float" office:value="235.05782469908695" table:formula="of:=[.J49]/2.7907" table:style-name="ce9">
            <text:p>235</text:p>
          </table:table-cell>
          <table:table-cell office:value-type="float" office:value="1.8913070983026893E-2" table:formula="of:=[.J325]/[.I325]" table:style-name="ce13">
            <text:p>0.0189</text:p>
          </table:table-cell>
          <table:table-cell office:value-type="float" office:value="10186.4238" table:style-name="ce9">
            <text:p>10186</text:p>
          </table:table-cell>
          <table:table-cell office:value-type="float" office:value="235.46011699654565" table:formula="of:=[.M49]/2.7907" table:style-name="ce9">
            <text:p>235</text:p>
          </table:table-cell>
          <table:table-cell office:value-type="float" office:value="2.3115091382369703E-2" table:formula="of:=[.M325]/[.L325]" table:style-name="ce13">
            <text:p>0.0231</text:p>
          </table:table-cell>
          <table:table-cell office:value-type="float" office:value="8129.1220499999999" table:style-name="ce9">
            <text:p>8129</text:p>
          </table:table-cell>
          <table:table-cell office:value-type="float" office:value="236.13520623559322" table:formula="of:=[.P49]/2.7907" table:style-name="ce9">
            <text:p>236</text:p>
          </table:table-cell>
          <table:table-cell office:value-type="float" office:value="2.9048057684850876E-2" table:formula="of:=[.P325]/[.O325]" table:style-name="ce13">
            <text:p>0.0290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1863.0013" table:style-name="ce9">
            <text:p>21863</text:p>
          </table:table-cell>
          <table:table-cell office:value-type="float" office:value="246.81034245782382" table:formula="of:=[.D50]/2.7907" table:style-name="ce9">
            <text:p>247</text:p>
          </table:table-cell>
          <table:table-cell office:value-type="float" office:value="1.1288950637249599E-2" table:formula="of:=[.D326]/[.C326]" table:style-name="ce13">
            <text:p>0.0113</text:p>
          </table:table-cell>
          <table:table-cell office:value-type="float" office:value="17468.159940000001" table:style-name="ce9">
            <text:p>17468</text:p>
          </table:table-cell>
          <table:table-cell office:value-type="float" office:value="252.73493199181206" table:formula="of:=[.G50]/2.7907" table:style-name="ce9">
            <text:p>253</text:p>
          </table:table-cell>
          <table:table-cell office:value-type="float" office:value="1.4468320238646271E-2" table:formula="of:=[.G326]/[.F326]" table:style-name="ce13">
            <text:p>0.0145</text:p>
          </table:table-cell>
          <table:table-cell office:value-type="float" office:value="14203.16646" table:style-name="ce9">
            <text:p>14203</text:p>
          </table:table-cell>
          <table:table-cell office:value-type="float" office:value="252.57465582349624" table:formula="of:=[.J50]/2.7907" table:style-name="ce9">
            <text:p>253</text:p>
          </table:table-cell>
          <table:table-cell office:value-type="float" office:value="1.7782982163506676E-2" table:formula="of:=[.J326]/[.I326]" table:style-name="ce13">
            <text:p>0.0178</text:p>
          </table:table-cell>
          <table:table-cell office:value-type="float" office:value="11638.76763" table:style-name="ce9">
            <text:p>11639</text:p>
          </table:table-cell>
          <table:table-cell office:value-type="float" office:value="254.99839257444691" table:formula="of:=[.M50]/2.7907" table:style-name="ce9">
            <text:p>255</text:p>
          </table:table-cell>
          <table:table-cell office:value-type="float" office:value="2.1909398029149148E-2" table:formula="of:=[.M326]/[.L326]" table:style-name="ce13">
            <text:p>0.0219</text:p>
          </table:table-cell>
          <table:table-cell office:value-type="float" office:value="9290.1074700000008" table:style-name="ce9">
            <text:p>9290</text:p>
          </table:table-cell>
          <table:table-cell office:value-type="float" office:value="252.96562878250759" table:formula="of:=[.P50]/2.7907" table:style-name="ce9">
            <text:p>253</text:p>
          </table:table-cell>
          <table:table-cell office:value-type="float" office:value="2.7229569690059525E-2" table:formula="of:=[.P326]/[.O326]" table:style-name="ce13">
            <text:p>0.0272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4596.432489999999" table:style-name="ce9">
            <text:p>24596</text:p>
          </table:table-cell>
          <table:table-cell office:value-type="float" office:value="275.51468908467587" table:formula="of:=[.D51]/2.7907" table:style-name="ce9">
            <text:p>276</text:p>
          </table:table-cell>
          <table:table-cell office:value-type="float" office:value="1.12014085455966E-2" table:formula="of:=[.D327]/[.C327]" table:style-name="ce13">
            <text:p>0.0112</text:p>
          </table:table-cell>
          <table:table-cell office:value-type="float" office:value="19652.235960000002" table:style-name="ce9">
            <text:p>19652</text:p>
          </table:table-cell>
          <table:table-cell office:value-type="float" office:value="275.26365465539436" table:formula="of:=[.G51]/2.7907" table:style-name="ce9">
            <text:p>275</text:p>
          </table:table-cell>
          <table:table-cell office:value-type="float" office:value="1.4006734664476028E-2" table:formula="of:=[.G327]/[.F327]" table:style-name="ce13">
            <text:p>0.0140</text:p>
          </table:table-cell>
          <table:table-cell office:value-type="float" office:value="15982.454460000001" table:style-name="ce9">
            <text:p>15982</text:p>
          </table:table-cell>
          <table:table-cell office:value-type="float" office:value="273.65857423363065" table:formula="of:=[.J51]/2.7907" table:style-name="ce9">
            <text:p>274</text:p>
          </table:table-cell>
          <table:table-cell office:value-type="float" office:value="1.7122437290125126E-2" table:formula="of:=[.J327]/[.I327]" table:style-name="ce13">
            <text:p>0.0171</text:p>
          </table:table-cell>
          <table:table-cell office:value-type="float" office:value="13095.55968" table:style-name="ce9">
            <text:p>13096</text:p>
          </table:table-cell>
          <table:table-cell office:value-type="float" office:value="270.91816151058157" table:formula="of:=[.M51]/2.7907" table:style-name="ce9">
            <text:p>271</text:p>
          </table:table-cell>
          <table:table-cell office:value-type="float" office:value="2.0687787931991736E-2" table:formula="of:=[.M327]/[.L327]" table:style-name="ce13">
            <text:p>0.0207</text:p>
          </table:table-cell>
          <table:table-cell office:value-type="float" office:value="10451.09289" table:style-name="ce9">
            <text:p>10451</text:p>
          </table:table-cell>
          <table:table-cell office:value-type="float" office:value="270.35606210261545" table:formula="of:=[.P51]/2.7907" table:style-name="ce9">
            <text:p>270</text:p>
          </table:table-cell>
          <table:table-cell office:value-type="float" office:value="2.5868688083454158E-2" table:formula="of:=[.P327]/[.O327]" table:style-name="ce13">
            <text:p>0.0259</text:p>
          </table:table-cell>
          <table:table-cell office:value-type="float" office:value="17817.345209999999" table:formula="of:=([.F327]-[.I327])/2+[.I327]" table:style-name="ce1">
            <text:p>17817.34521</text:p>
          </table:table-cell>
          <table:table-cell office:value-type="float" office:value="1596.4341308160001" table:formula="of:=[.R327]*140*0.64/1000" table:style-name="ce10">
            <text:p>1596.434131</text:p>
          </table:table-cell>
          <table:table-cell office:value-type="float" office:value="15741.716793600001" table:formula="of:=[.C327]*0.64" table:style-name="ce10">
            <text:p>15741.71679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office:value-type="float" office:value="27329.863679999999" table:style-name="ce9">
            <text:p>27330</text:p>
          </table:table-cell>
          <table:table-cell office:value-type="float" office:value="301.23919110236068" table:formula="of:=[.D52]/2.7907" table:style-name="ce9">
            <text:p>301</text:p>
          </table:table-cell>
          <table:table-cell office:value-type="float" office:value="1.1022345176306445E-2" table:formula="of:=[.D328]/[.C328]" table:style-name="ce13">
            <text:p>0.0110</text:p>
          </table:table-cell>
          <table:table-cell office:value-type="float" office:value="21834.087869999999" table:style-name="ce9">
            <text:p>21834</text:p>
          </table:table-cell>
          <table:table-cell office:value-type="float" office:value="298.69995992863045" table:formula="of:=[.G52]/2.7907" table:style-name="ce9">
            <text:p>299</text:p>
          </table:table-cell>
          <table:table-cell office:value-type="float" office:value="1.3680441413769508E-2" table:formula="of:=[.G328]/[.F328]" table:style-name="ce13">
            <text:p>0.0137</text:p>
          </table:table-cell>
          <table:table-cell office:value-type="float" office:value="17755.07013" table:style-name="ce9">
            <text:p>17755</text:p>
          </table:table-cell>
          <table:table-cell office:value-type="float" office:value="295.10808338020746" table:formula="of:=[.J52]/2.7907" table:style-name="ce9">
            <text:p>295</text:p>
          </table:table-cell>
          <table:table-cell office:value-type="float" office:value="1.6621059856112629E-2" table:formula="of:=[.J328]/[.I328]" table:style-name="ce13">
            <text:p>0.0166</text:p>
          </table:table-cell>
          <table:table-cell office:value-type="float" office:value="14552.35173" table:style-name="ce9">
            <text:p>14552</text:p>
          </table:table-cell>
          <table:table-cell office:value-type="float" office:value="290.86442003068117" table:formula="of:=[.M52]/2.7907" table:style-name="ce9">
            <text:p>291</text:p>
          </table:table-cell>
          <table:table-cell office:value-type="float" office:value="1.9987451198767936E-2" table:formula="of:=[.M328]/[.L328]" table:style-name="ce13">
            <text:p>0.0200</text:p>
          </table:table-cell>
          <table:table-cell office:value-type="float" office:value="11614.30242" table:style-name="ce9">
            <text:p>11614</text:p>
          </table:table-cell>
          <table:table-cell office:value-type="float" office:value="288.15345174783027" table:formula="of:=[.P52]/2.7907" table:style-name="ce9">
            <text:p>288</text:p>
          </table:table-cell>
          <table:table-cell office:value-type="float" office:value="2.4810224611650011E-2" table:formula="of:=[.P328]/[.O328]" table:style-name="ce13">
            <text:p>0.0248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office:value-type="float" office:value="33357.201780000003" table:style-name="ce9">
            <text:p>33357</text:p>
          </table:table-cell>
          <table:table-cell office:value-type="float" office:value="364.35622938996306" table:formula="of:=[.D53]/2.7907" table:style-name="ce9">
            <text:p>364</text:p>
          </table:table-cell>
          <table:table-cell office:value-type="float" office:value="1.0922865526700755E-2" table:formula="of:=[.D329]/[.C329]" table:style-name="ce13">
            <text:p>0.0109</text:p>
          </table:table-cell>
          <table:table-cell office:value-type="float" office:value="27307.622579999999" table:style-name="ce9">
            <text:p>27308</text:p>
          </table:table-cell>
          <table:table-cell office:value-type="float" office:value="361.30151253430319" table:formula="of:=[.G53]/2.7907" table:style-name="ce9">
            <text:p>361</text:p>
          </table:table-cell>
          <table:table-cell office:value-type="float" office:value="1.32307933975519E-2" table:formula="of:=[.G329]/[.F329]" table:style-name="ce13">
            <text:p>0.0132</text:p>
          </table:table-cell>
          <table:table-cell office:value-type="float" office:value="22596.957600000002" table:style-name="ce9">
            <text:p>22597</text:p>
          </table:table-cell>
          <table:table-cell office:value-type="float" office:value="357.06238046021571" table:formula="of:=[.J53]/2.7907" table:style-name="ce9">
            <text:p>357</text:p>
          </table:table-cell>
          <table:table-cell office:value-type="float" office:value="1.5801347543362019E-2" table:formula="of:=[.J329]/[.I329]" table:style-name="ce13">
            <text:p>0.0158</text:p>
          </table:table-cell>
          <table:table-cell office:value-type="float" office:value="18840.435809999999" table:style-name="ce9">
            <text:p>18840</text:p>
          </table:table-cell>
          <table:table-cell office:value-type="float" office:value="351.90729353709139" table:formula="of:=[.M53]/2.7907" table:style-name="ce9">
            <text:p>352</text:p>
          </table:table-cell>
          <table:table-cell office:value-type="float" office:value="1.867829900995753E-2" table:formula="of:=[.M329]/[.L329]" table:style-name="ce13">
            <text:p>0.0187</text:p>
          </table:table-cell>
          <table:table-cell office:value-type="float" office:value="15608.803980000001" table:style-name="ce9">
            <text:p>15609</text:p>
          </table:table-cell>
          <table:table-cell office:value-type="float" office:value="345.64400886442468" table:formula="of:=[.P53]/2.7907" table:style-name="ce9">
            <text:p>346</text:p>
          </table:table-cell>
          <table:table-cell office:value-type="float" office:value="2.2144170002218494E-2" table:formula="of:=[.P329]/[.O329]" table:style-name="ce13">
            <text:p>0.0221</text:p>
          </table:table-cell>
          <table:table-cell office:value-type="float" office:value="24952.290090000002" table:formula="of:=([.F329]-[.I329])/2+[.I329]" table:style-name="ce1">
            <text:p>24952.29009</text:p>
          </table:table-cell>
          <table:table-cell office:value-type="float" office:value="2235.7251920640001" table:formula="of:=[.R329]*140*0.64/1000" table:style-name="ce10">
            <text:p>2235.725192</text:p>
          </table:table-cell>
          <table:table-cell table:number-columns-repeated="7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number-rows-repeated="2" table:style-name="ro1">
          <table:table-cell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office:value-type="string" table:style-name="ce13">
            <text:p>15000 FT</text:p>
          </table:table-cell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9">
            <text:p>TP M0.3</text:p>
          </table:table-cell>
          <table:table-cell table:style-name="ce9"/>
          <table:table-cell table:style-name="ce13"/>
          <table:table-cell office:value-type="string" table:style-name="ce9">
            <text:p>TP M0.4</text:p>
          </table:table-cell>
          <table:table-cell table:style-name="ce9"/>
          <table:table-cell table:style-name="ce13"/>
          <table:table-cell office:value-type="string" table:style-name="ce9">
            <text:p>TP M0.5</text:p>
          </table:table-cell>
          <table:table-cell table:style-name="ce9"/>
          <table:table-cell table:style-name="ce13"/>
          <table:table-cell office:value-type="string" table:style-name="ce9">
            <text:p>TP M0.6</text:p>
          </table:table-cell>
          <table:table-cell table:style-name="ce9"/>
          <table:table-cell table:style-name="ce13"/>
          <table:table-cell office:value-type="string" table:style-name="ce9">
            <text:p>TP M0.7</text:p>
          </table:table-cell>
          <table:table-cell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office:value-type="float" office:value="1447.89561" table:style-name="ce9">
            <text:p>1448</text:p>
          </table:table-cell>
          <table:table-cell office:value-type="float" office:value="85.367344166036474" table:formula="of:=[.D61]/2.7907" table:style-name="ce9">
            <text:p>85</text:p>
          </table:table-cell>
          <table:table-cell office:value-type="float" office:value="5.8959598728278807E-2" table:formula="of:=[.D337]/[.C337]" table:style-name="ce13">
            <text:p>0.0590</text:p>
          </table:table-cell>
          <table:table-cell office:value-type="float" office:value="447.04611" table:style-name="ce9">
            <text:p>447</text:p>
          </table:table-cell>
          <table:table-cell office:value-type="float" office:value="84.498560602319131" table:formula="of:=[.G61]/2.7907" table:style-name="ce9">
            <text:p>84</text:p>
          </table:table-cell>
          <table:table-cell office:value-type="float" office:value="0.18901531343672609" table:formula="of:=[.G337]/[.F337]" table:style-name="ce13">
            <text:p>0.1890</text:p>
          </table:table-cell>
          <table:table-cell office:value-type="float" office:value="-349.18527" table:style-name="ce9">
            <text:p>-349</text:p>
          </table:table-cell>
          <table:table-cell office:value-type="float" office:value="82.920977588338403" table:formula="of:=[.J61]/2.7907" table:style-name="ce9">
            <text:p>83</text:p>
          </table:table-cell>
          <table:table-cell office:value-type="float" office:value="-0.23746986116664773" table:formula="of:=[.J337]/[.I337]" table:style-name="ce13">
            <text:p>-0.2375</text:p>
          </table:table-cell>
          <table:table-cell office:value-type="float" office:value="-1198.79529" table:style-name="ce9">
            <text:p>-1199</text:p>
          </table:table-cell>
          <table:table-cell office:value-type="float" office:value="81.227466494359476" table:formula="of:=[.M61]/2.7907" table:style-name="ce9">
            <text:p>81</text:p>
          </table:table-cell>
          <table:table-cell office:value-type="float" office:value="-6.7757578939402971E-2" table:formula="of:=[.M337]/[.L337]" table:style-name="ce13">
            <text:p>-0.0678</text:p>
          </table:table-cell>
          <table:table-cell office:value-type="float" office:value="-2330.8672799999999" table:style-name="ce9">
            <text:p>-2331</text:p>
          </table:table-cell>
          <table:table-cell office:value-type="float" office:value="81.647423685907469" table:formula="of:=[.P61]/2.7907" table:style-name="ce9">
            <text:p>82</text:p>
          </table:table-cell>
          <table:table-cell office:value-type="float" office:value="-3.5028774219142786E-2" table:formula="of:=[.P337]/[.O337]" table:style-name="ce13">
            <text:p>-0.0350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5395.6908599999997" table:style-name="ce9">
            <text:p>5396</text:p>
          </table:table-cell>
          <table:table-cell office:value-type="float" office:value="115.06018144951877" table:formula="of:=[.D62]/2.7907" table:style-name="ce9">
            <text:p>115</text:p>
          </table:table-cell>
          <table:table-cell office:value-type="float" office:value="2.1324457689467918E-2" table:formula="of:=[.D338]/[.C338]" table:style-name="ce13">
            <text:p>0.0213</text:p>
          </table:table-cell>
          <table:table-cell office:value-type="float" office:value="4374.8243700000003" table:style-name="ce9">
            <text:p>4375</text:p>
          </table:table-cell>
          <table:table-cell office:value-type="float" office:value="120.3431618518447" table:formula="of:=[.G62]/2.7907" table:style-name="ce9">
            <text:p>120</text:p>
          </table:table-cell>
          <table:table-cell office:value-type="float" office:value="2.7508112708955375E-2" table:formula="of:=[.G338]/[.F338]" table:style-name="ce13">
            <text:p>0.0275</text:p>
          </table:table-cell>
          <table:table-cell office:value-type="float" office:value="3627.5234099999998" table:style-name="ce9">
            <text:p>3628</text:p>
          </table:table-cell>
          <table:table-cell office:value-type="float" office:value="126.17275390429246" table:formula="of:=[.J62]/2.7907" table:style-name="ce9">
            <text:p>126</text:p>
          </table:table-cell>
          <table:table-cell office:value-type="float" office:value="3.4782064688120777E-2" table:formula="of:=[.J338]/[.I338]" table:style-name="ce13">
            <text:p>0.0348</text:p>
          </table:table-cell>
          <table:table-cell office:value-type="float" office:value="3018.1172700000002" table:style-name="ce9">
            <text:p>3018</text:p>
          </table:table-cell>
          <table:table-cell office:value-type="float" office:value="131.74585983669724" table:formula="of:=[.M62]/2.7907" table:style-name="ce9">
            <text:p>132</text:p>
          </table:table-cell>
          <table:table-cell office:value-type="float" office:value="4.3651670246960692E-2" table:formula="of:=[.M338]/[.L338]" table:style-name="ce13">
            <text:p>0.0437</text:p>
          </table:table-cell>
          <table:table-cell office:value-type="float" office:value="2493.2273100000002" table:style-name="ce9">
            <text:p>2493</text:p>
          </table:table-cell>
          <table:table-cell office:value-type="float" office:value="142.70388216848389" table:formula="of:=[.P62]/2.7907" table:style-name="ce9">
            <text:p>143</text:p>
          </table:table-cell>
          <table:table-cell office:value-type="float" office:value="5.7236611197108968E-2" table:formula="of:=[.P338]/[.O338]" table:style-name="ce13">
            <text:p>0.0572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8097.9845100000002" table:style-name="ce9">
            <text:p>8098</text:p>
          </table:table-cell>
          <table:table-cell office:value-type="float" office:value="134.3715215493439" table:formula="of:=[.D63]/2.7907" table:style-name="ce9">
            <text:p>134</text:p>
          </table:table-cell>
          <table:table-cell office:value-type="float" office:value="1.6593205554223008E-2" table:formula="of:=[.D339]/[.C339]" table:style-name="ce13">
            <text:p>0.0166</text:p>
          </table:table-cell>
          <table:table-cell office:value-type="float" office:value="6592.2620399999996" table:style-name="ce9">
            <text:p>6592</text:p>
          </table:table-cell>
          <table:table-cell office:value-type="float" office:value="139.47467580788117" table:formula="of:=[.G63]/2.7907" table:style-name="ce9">
            <text:p>139</text:p>
          </table:table-cell>
          <table:table-cell office:value-type="float" office:value="2.1157331878130434E-2" table:formula="of:=[.G339]/[.F339]" table:style-name="ce13">
            <text:p>0.0212</text:p>
          </table:table-cell>
          <table:table-cell office:value-type="float" office:value="5442.3971700000002" table:style-name="ce9">
            <text:p>5442</text:p>
          </table:table-cell>
          <table:table-cell office:value-type="float" office:value="144.33930974547459" table:formula="of:=[.J63]/2.7907" table:style-name="ce9">
            <text:p>144</text:p>
          </table:table-cell>
          <table:table-cell office:value-type="float" office:value="2.6521274584867277E-2" table:formula="of:=[.J339]/[.I339]" table:style-name="ce13">
            <text:p>0.0265</text:p>
          </table:table-cell>
          <table:table-cell office:value-type="float" office:value="4526.0638499999995" table:style-name="ce9">
            <text:p>4526</text:p>
          </table:table-cell>
          <table:table-cell office:value-type="float" office:value="149.84361463246353" table:formula="of:=[.M63]/2.7907" table:style-name="ce9">
            <text:p>150</text:p>
          </table:table-cell>
          <table:table-cell office:value-type="float" office:value="3.3106827388761549E-2" table:formula="of:=[.M339]/[.L339]" table:style-name="ce13">
            <text:p>0.0331</text:p>
          </table:table-cell>
          <table:table-cell office:value-type="float" office:value="3738.7289099999998" table:style-name="ce9">
            <text:p>3739</text:p>
          </table:table-cell>
          <table:table-cell office:value-type="float" office:value="159.27420773524059" table:formula="of:=[.P63]/2.7907" table:style-name="ce9">
            <text:p>159</text:p>
          </table:table-cell>
          <table:table-cell office:value-type="float" office:value="4.2601165147124989E-2" table:formula="of:=[.P339]/[.O339]" table:style-name="ce13">
            <text:p>0.0426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0795.82994" table:style-name="ce9">
            <text:p>10796</text:p>
          </table:table-cell>
          <table:table-cell office:value-type="float" office:value="148.93751884756333" table:formula="of:=[.D64]/2.7907" table:style-name="ce9">
            <text:p>149</text:p>
          </table:table-cell>
          <table:table-cell office:value-type="float" office:value="1.3795837807312045E-2" table:formula="of:=[.D340]/[.C340]" table:style-name="ce13">
            <text:p>0.0138</text:p>
          </table:table-cell>
          <table:table-cell office:value-type="float" office:value="8791.9068299999999" table:style-name="ce9">
            <text:p>8792</text:p>
          </table:table-cell>
          <table:table-cell office:value-type="float" office:value="154.6670599843394" table:formula="of:=[.G64]/2.7907" table:style-name="ce9">
            <text:p>155</text:p>
          </table:table-cell>
          <table:table-cell office:value-type="float" office:value="1.7591981236263782E-2" table:formula="of:=[.G340]/[.F340]" table:style-name="ce13">
            <text:p>0.0176</text:p>
          </table:table-cell>
          <table:table-cell office:value-type="float" office:value="7257.2709299999997" table:style-name="ce9">
            <text:p>7257</text:p>
          </table:table-cell>
          <table:table-cell office:value-type="float" office:value="158.59814497998602" table:formula="of:=[.J64]/2.7907" table:style-name="ce9">
            <text:p>159</text:p>
          </table:table-cell>
          <table:table-cell office:value-type="float" office:value="2.1853689425369988E-2" table:formula="of:=[.J340]/[.I340]" table:style-name="ce13">
            <text:p>0.0219</text:p>
          </table:table-cell>
          <table:table-cell office:value-type="float" office:value="6036.2345400000004" table:style-name="ce9">
            <text:p>6036</text:p>
          </table:table-cell>
          <table:table-cell office:value-type="float" office:value="162.37046718251153" table:formula="of:=[.M64]/2.7907" table:style-name="ce9">
            <text:p>162</text:p>
          </table:table-cell>
          <table:table-cell office:value-type="float" office:value="2.6899297253368742E-2" table:formula="of:=[.M340]/[.L340]" table:style-name="ce13">
            <text:p>0.0269</text:p>
          </table:table-cell>
          <table:table-cell office:value-type="float" office:value="4986.4546200000004" table:style-name="ce9">
            <text:p>4986</text:p>
          </table:table-cell>
          <table:table-cell office:value-type="float" office:value="176.51470185912567" table:formula="of:=[.P64]/2.7907" table:style-name="ce9">
            <text:p>177</text:p>
          </table:table-cell>
          <table:table-cell office:value-type="float" office:value="3.5398838515675823E-2" table:formula="of:=[.P340]/[.O340]" table:style-name="ce13">
            <text:p>0.0354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3493.675370000001" table:style-name="ce9">
            <text:p>13494</text:p>
          </table:table-cell>
          <table:table-cell office:value-type="float" office:value="169.29668984192926" table:formula="of:=[.D65]/2.7907" table:style-name="ce9">
            <text:p>169</text:p>
          </table:table-cell>
          <table:table-cell office:value-type="float" office:value="1.2546373408265064E-2" table:formula="of:=[.D341]/[.C341]" table:style-name="ce13">
            <text:p>0.0125</text:p>
          </table:table-cell>
          <table:table-cell office:value-type="float" office:value="10987.1034" table:style-name="ce9">
            <text:p>10987</text:p>
          </table:table-cell>
          <table:table-cell office:value-type="float" office:value="174.70403251466763" table:formula="of:=[.G65]/2.7907" table:style-name="ce9">
            <text:p>175</text:p>
          </table:table-cell>
          <table:table-cell office:value-type="float" office:value="1.5900827192967679E-2" table:formula="of:=[.G341]/[.F341]" table:style-name="ce13">
            <text:p>0.0159</text:p>
          </table:table-cell>
          <table:table-cell office:value-type="float" office:value="9072.1446899999992" table:style-name="ce9">
            <text:p>9072</text:p>
          </table:table-cell>
          <table:table-cell office:value-type="float" office:value="178.22447067376714" table:formula="of:=[.J65]/2.7907" table:style-name="ce9">
            <text:p>178</text:p>
          </table:table-cell>
          <table:table-cell office:value-type="float" office:value="1.9645241204124485E-2" table:formula="of:=[.J341]/[.I341]" table:style-name="ce13">
            <text:p>0.0196</text:p>
          </table:table-cell>
          <table:table-cell office:value-type="float" office:value="7544.1811200000002" table:style-name="ce9">
            <text:p>7544</text:p>
          </table:table-cell>
          <table:table-cell office:value-type="float" office:value="181.01878964426021" table:formula="of:=[.M65]/2.7907" table:style-name="ce9">
            <text:p>181</text:p>
          </table:table-cell>
          <table:table-cell office:value-type="float" office:value="2.3994491484883678E-2" table:formula="of:=[.M341]/[.L341]" table:style-name="ce13">
            <text:p>0.0240</text:p>
          </table:table-cell>
          <table:table-cell office:value-type="float" office:value="6231.95622" table:style-name="ce9">
            <text:p>6232</text:p>
          </table:table-cell>
          <table:table-cell office:value-type="float" office:value="186.13463501408177" table:formula="of:=[.P65]/2.7907" table:style-name="ce9">
            <text:p>186</text:p>
          </table:table-cell>
          <table:table-cell office:value-type="float" office:value="2.9867769997601455E-2" table:formula="of:=[.P341]/[.O341]" table:style-name="ce13">
            <text:p>0.0299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6191.5208" table:style-name="ce9">
            <text:p>16192</text:p>
          </table:table-cell>
          <table:table-cell office:value-type="float" office:value="191.03220034992475" table:formula="of:=[.D66]/2.7907" table:style-name="ce9">
            <text:p>191</text:p>
          </table:table-cell>
          <table:table-cell office:value-type="float" office:value="1.1798286443230506E-2" table:formula="of:=[.D342]/[.C342]" table:style-name="ce13">
            <text:p>0.0118</text:p>
          </table:table-cell>
          <table:table-cell office:value-type="float" office:value="13186.74819" table:style-name="ce9">
            <text:p>13187</text:p>
          </table:table-cell>
          <table:table-cell office:value-type="float" office:value="195.87993050610027" table:formula="of:=[.G66]/2.7907" table:style-name="ce9">
            <text:p>196</text:p>
          </table:table-cell>
          <table:table-cell office:value-type="float" office:value="1.4854301279116203E-2" table:formula="of:=[.G342]/[.F342]" table:style-name="ce13">
            <text:p>0.0149</text:p>
          </table:table-cell>
          <table:table-cell office:value-type="float" office:value="10884.79434" table:style-name="ce9">
            <text:p>10885</text:p>
          </table:table-cell>
          <table:table-cell office:value-type="float" office:value="199.15143172083776" table:formula="of:=[.J66]/2.7907" table:style-name="ce9">
            <text:p>199</text:p>
          </table:table-cell>
          <table:table-cell office:value-type="float" office:value="1.8296297155471819E-2" table:formula="of:=[.J342]/[.I342]" table:style-name="ce13">
            <text:p>0.0183</text:p>
          </table:table-cell>
          <table:table-cell office:value-type="float" office:value="9056.5759199999993" table:style-name="ce9">
            <text:p>9057</text:p>
          </table:table-cell>
          <table:table-cell office:value-type="float" office:value="200.40620561061451" table:formula="of:=[.M66]/2.7907" table:style-name="ce9">
            <text:p>200</text:p>
          </table:table-cell>
          <table:table-cell office:value-type="float" office:value="2.2128253258281584E-2" table:formula="of:=[.M342]/[.L342]" table:style-name="ce13">
            <text:p>0.0221</text:p>
          </table:table-cell>
          <table:table-cell office:value-type="float" office:value="7477.4578199999996" table:style-name="ce9">
            <text:p>7477</text:p>
          </table:table-cell>
          <table:table-cell office:value-type="float" office:value="203.42943364204066" table:formula="of:=[.P66]/2.7907" table:style-name="ce9">
            <text:p>203</text:p>
          </table:table-cell>
          <table:table-cell office:value-type="float" office:value="2.7205694574154171E-2" table:formula="of:=[.P342]/[.O342]" table:style-name="ce13">
            <text:p>0.0272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8891.590339999999" table:style-name="ce9">
            <text:p>18892</text:p>
          </table:table-cell>
          <table:table-cell office:value-type="float" office:value="211.38690201988462" table:formula="of:=[.D67]/2.7907" table:style-name="ce9">
            <text:p>211</text:p>
          </table:table-cell>
          <table:table-cell office:value-type="float" office:value="1.1189470987643946E-2" table:formula="of:=[.D343]/[.C343]" table:style-name="ce13">
            <text:p>0.0112</text:p>
          </table:table-cell>
          <table:table-cell office:value-type="float" office:value="15384.16887" table:style-name="ce9">
            <text:p>15384</text:p>
          </table:table-cell>
          <table:table-cell office:value-type="float" office:value="215.23710551899595" table:formula="of:=[.G67]/2.7907" table:style-name="ce9">
            <text:p>215</text:p>
          </table:table-cell>
          <table:table-cell office:value-type="float" office:value="1.3990817920539113E-2" table:formula="of:=[.G343]/[.F343]" table:style-name="ce13">
            <text:p>0.0140</text:p>
          </table:table-cell>
          <table:table-cell office:value-type="float" office:value="12699.668100000001" table:style-name="ce9">
            <text:p>12700</text:p>
          </table:table-cell>
          <table:table-cell office:value-type="float" office:value="219.77385034781344" table:formula="of:=[.J67]/2.7907" table:style-name="ce9">
            <text:p>220</text:p>
          </table:table-cell>
          <table:table-cell office:value-type="float" office:value="1.7305479845399537E-2" table:formula="of:=[.J343]/[.I343]" table:style-name="ce13">
            <text:p>0.0173</text:p>
          </table:table-cell>
          <table:table-cell office:value-type="float" office:value="10564.522499999999" table:style-name="ce9">
            <text:p>10565</text:p>
          </table:table-cell>
          <table:table-cell office:value-type="float" office:value="220.28016727709894" table:formula="of:=[.M67]/2.7907" table:style-name="ce9">
            <text:p>220</text:p>
          </table:table-cell>
          <table:table-cell office:value-type="float" office:value="2.0850934557345015E-2" table:formula="of:=[.M343]/[.L343]" table:style-name="ce13">
            <text:p>0.0209</text:p>
          </table:table-cell>
          <table:table-cell office:value-type="float" office:value="8725.1835300000002" table:style-name="ce9">
            <text:p>8725</text:p>
          </table:table-cell>
          <table:table-cell office:value-type="float" office:value="221.50803671896404" table:formula="of:=[.P67]/2.7907" table:style-name="ce9">
            <text:p>222</text:p>
          </table:table-cell>
          <table:table-cell office:value-type="float" office:value="2.538720657936281E-2" table:formula="of:=[.P343]/[.O343]" table:style-name="ce13">
            <text:p>0.0254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1591.659879999999" table:style-name="ce9">
            <text:p>21592</text:p>
          </table:table-cell>
          <table:table-cell office:value-type="float" office:value="235.3272939852757" table:formula="of:=[.D68]/2.7907" table:style-name="ce9">
            <text:p>235</text:p>
          </table:table-cell>
          <table:table-cell office:value-type="float" office:value="1.0898990410795398E-2" table:formula="of:=[.D344]/[.C344]" table:style-name="ce13">
            <text:p>0.0109</text:p>
          </table:table-cell>
          <table:table-cell office:value-type="float" office:value="17583.81366" table:style-name="ce9">
            <text:p>17584</text:p>
          </table:table-cell>
          <table:table-cell office:value-type="float" office:value="237.75556201166515" table:formula="of:=[.G68]/2.7907" table:style-name="ce9">
            <text:p>238</text:p>
          </table:table-cell>
          <table:table-cell office:value-type="float" office:value="1.3521273974400451E-2" table:formula="of:=[.G344]/[.F344]" table:style-name="ce13">
            <text:p>0.0135</text:p>
          </table:table-cell>
          <table:table-cell office:value-type="float" office:value="14514.541859999999" table:style-name="ce9">
            <text:p>14515</text:p>
          </table:table-cell>
          <table:table-cell office:value-type="float" office:value="238.01272959305297" table:formula="of:=[.J68]/2.7907" table:style-name="ce9">
            <text:p>238</text:p>
          </table:table-cell>
          <table:table-cell office:value-type="float" office:value="1.6398225440995971E-2" table:formula="of:=[.J344]/[.I344]" table:style-name="ce13">
            <text:p>0.0164</text:p>
          </table:table-cell>
          <table:table-cell office:value-type="float" office:value="12074.69319" table:style-name="ce9">
            <text:p>12075</text:p>
          </table:table-cell>
          <table:table-cell office:value-type="float" office:value="240.66967657654388" table:formula="of:=[.M68]/2.7907" table:style-name="ce9">
            <text:p>241</text:p>
          </table:table-cell>
          <table:table-cell office:value-type="float" office:value="1.9931742594988776E-2" table:formula="of:=[.M344]/[.L344]" table:style-name="ce13">
            <text:p>0.0199</text:p>
          </table:table-cell>
          <table:table-cell office:value-type="float" office:value="9970.6851299999998" table:style-name="ce9">
            <text:p>9971</text:p>
          </table:table-cell>
          <table:table-cell office:value-type="float" office:value="239.99534845016731" table:formula="of:=[.P68]/2.7907" table:style-name="ce9">
            <text:p>240</text:p>
          </table:table-cell>
          <table:table-cell office:value-type="float" office:value="2.4070096018583963E-2" table:formula="of:=[.P344]/[.O344]" table:style-name="ce13">
            <text:p>0.0241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4289.50531" table:style-name="ce9">
            <text:p>24290</text:p>
          </table:table-cell>
          <table:table-cell office:value-type="float" office:value="260.86498709292039" table:formula="of:=[.D69]/2.7907" table:style-name="ce9">
            <text:p>261</text:p>
          </table:table-cell>
          <table:table-cell office:value-type="float" office:value="1.0739822971426354E-2" table:formula="of:=[.D345]/[.C345]" table:style-name="ce13">
            <text:p>0.0107</text:p>
          </table:table-cell>
          <table:table-cell office:value-type="float" office:value="19779.01023" table:style-name="ce9">
            <text:p>19779</text:p>
          </table:table-cell>
          <table:table-cell office:value-type="float" office:value="261.37718052003942" table:formula="of:=[.G69]/2.7907" table:style-name="ce9">
            <text:p>261</text:p>
          </table:table-cell>
          <table:table-cell office:value-type="float" office:value="1.3214876653615008E-2" table:formula="of:=[.G345]/[.F345]" table:style-name="ce13">
            <text:p>0.0132</text:p>
          </table:table-cell>
          <table:table-cell office:value-type="float" office:value="16324.9674" table:style-name="ce9">
            <text:p>16325</text:p>
          </table:table-cell>
          <table:table-cell office:value-type="float" office:value="259.970246047057" table:formula="of:=[.J69]/2.7907" table:style-name="ce9">
            <text:p>260</text:p>
          </table:table-cell>
          <table:table-cell office:value-type="float" office:value="1.5924702308873034E-2" table:formula="of:=[.J345]/[.I345]" table:style-name="ce13">
            <text:p>0.0159</text:p>
          </table:table-cell>
          <table:table-cell office:value-type="float" office:value="13582.63977" table:style-name="ce9">
            <text:p>13583</text:p>
          </table:table-cell>
          <table:table-cell office:value-type="float" office:value="257.48395645471135" table:formula="of:=[.M69]/2.7907" table:style-name="ce9">
            <text:p>257</text:p>
          </table:table-cell>
          <table:table-cell office:value-type="float" office:value="1.8956842028853376E-2" table:formula="of:=[.M345]/[.L345]" table:style-name="ce13">
            <text:p>0.0190</text:p>
          </table:table-cell>
          <table:table-cell office:value-type="float" office:value="11218.41084" table:style-name="ce9">
            <text:p>11218</text:p>
          </table:table-cell>
          <table:table-cell office:value-type="float" office:value="259.00211072930801" table:formula="of:=[.P69]/2.7907" table:style-name="ce9">
            <text:p>259</text:p>
          </table:table-cell>
          <table:table-cell office:value-type="float" office:value="2.3087237080480109E-2" table:formula="of:=[.P345]/[.O345]" table:style-name="ce13">
            <text:p>0.0231</text:p>
          </table:table-cell>
          <table:table-cell office:value-type="float" office:value="18051.988815000001" table:formula="of:=([.F345]-[.I345])/2+[.I345]" table:style-name="ce1">
            <text:p>18051.98882</text:p>
          </table:table-cell>
          <table:table-cell office:value-type="float" office:value="1617.4581978240001" table:formula="of:=[.R345]*140*0.64/1000" table:style-name="ce10">
            <text:p>1617.458198</text:p>
          </table:table-cell>
          <table:table-cell office:value-type="float" office:value="15545.283398400001" table:formula="of:=[.C345]*0.64" table:style-name="ce10">
            <text:p>15545.2834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office:value-type="float" office:value="26987.350740000002" table:style-name="ce9">
            <text:p>26987</text:p>
          </table:table-cell>
          <table:table-cell office:value-type="float" office:value="288.44332947378467" table:formula="of:=[.D70]/2.7907" table:style-name="ce9">
            <text:p>288</text:p>
          </table:table-cell>
          <table:table-cell office:value-type="float" office:value="1.0688093553631439E-2" table:formula="of:=[.D346]/[.C346]" table:style-name="ce13">
            <text:p>0.0107</text:p>
          </table:table-cell>
          <table:table-cell office:value-type="float" office:value="21976.430909999999" table:style-name="ce9">
            <text:p>21976</text:p>
          </table:table-cell>
          <table:table-cell office:value-type="float" office:value="285.95596016346326" table:formula="of:=[.G70]/2.7907" table:style-name="ce9">
            <text:p>286</text:p>
          </table:table-cell>
          <table:table-cell office:value-type="float" office:value="1.3011938168419508E-2" table:formula="of:=[.G346]/[.F346]" table:style-name="ce13">
            <text:p>0.0130</text:p>
          </table:table-cell>
          <table:table-cell office:value-type="float" office:value="18139.84116" table:style-name="ce9">
            <text:p>18140</text:p>
          </table:table-cell>
          <table:table-cell office:value-type="float" office:value="282.66393545704517" table:formula="of:=[.J70]/2.7907" table:style-name="ce9">
            <text:p>283</text:p>
          </table:table-cell>
          <table:table-cell office:value-type="float" office:value="1.5582492314229568E-2" table:formula="of:=[.J346]/[.I346]" table:style-name="ce13">
            <text:p>0.0156</text:p>
          </table:table-cell>
          <table:table-cell office:value-type="float" office:value="15092.810460000001" table:style-name="ce9">
            <text:p>15093</text:p>
          </table:table-cell>
          <table:table-cell office:value-type="float" office:value="278.54482908117421" table:formula="of:=[.M70]/2.7907" table:style-name="ce9">
            <text:p>279</text:p>
          </table:table-cell>
          <table:table-cell office:value-type="float" office:value="1.8455464594840886E-2" table:formula="of:=[.M346]/[.L346]" table:style-name="ce13">
            <text:p>0.0185</text:p>
          </table:table-cell>
          <table:table-cell office:value-type="float" office:value="12463.91244" table:style-name="ce9">
            <text:p>12464</text:p>
          </table:table-cell>
          <table:table-cell office:value-type="float" office:value="273.67197335670227" table:formula="of:=[.P70]/2.7907" table:style-name="ce9">
            <text:p>274</text:p>
          </table:table-cell>
          <table:table-cell office:value-type="float" office:value="2.1957148260959885E-2" table:formula="of:=[.P346]/[.O346]" table:style-name="ce13">
            <text:p>0.0220</text:p>
          </table:table-cell>
          <table:table-cell table:number-columns-repeated="2" table:style-name="ce2"/>
          <table:table-cell table:number-columns-repeated="7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office:value-type="float" office:value="32287.404869999998" table:style-name="ce9">
            <text:p>32287</text:p>
          </table:table-cell>
          <table:table-cell office:value-type="float" office:value="354.3411902571878" table:formula="of:=[.D71]/2.7907" table:style-name="ce9">
            <text:p>354</text:p>
          </table:table-cell>
          <table:table-cell office:value-type="float" office:value="1.0974594944495699E-2" table:formula="of:=[.D347]/[.C347]" table:style-name="ce13">
            <text:p>0.0110</text:p>
          </table:table-cell>
          <table:table-cell office:value-type="float" office:value="27263.140380000001" table:style-name="ce9">
            <text:p>27263</text:p>
          </table:table-cell>
          <table:table-cell office:value-type="float" office:value="350.84083308240184" table:formula="of:=[.G71]/2.7907" table:style-name="ce9">
            <text:p>351</text:p>
          </table:table-cell>
          <table:table-cell office:value-type="float" office:value="1.286868747298736E-2" table:formula="of:=[.G347]/[.F347]" table:style-name="ce13">
            <text:p>0.0129</text:p>
          </table:table-cell>
          <table:table-cell office:value-type="float" office:value="22897.212449999999" table:style-name="ce9">
            <text:p>22897</text:p>
          </table:table-cell>
          <table:table-cell office:value-type="float" office:value="346.31772633063457" table:formula="of:=[.J71]/2.7907" table:style-name="ce9">
            <text:p>346</text:p>
          </table:table-cell>
          <table:table-cell office:value-type="float" office:value="1.5124885926043569E-2" table:formula="of:=[.J347]/[.I347]" table:style-name="ce13">
            <text:p>0.0151</text:p>
          </table:table-cell>
          <table:table-cell office:value-type="float" office:value="19365.325769999999" table:style-name="ce9">
            <text:p>19365</text:p>
          </table:table-cell>
          <table:table-cell office:value-type="float" office:value="341.13679697727986" table:formula="of:=[.M71]/2.7907" table:style-name="ce9">
            <text:p>341</text:p>
          </table:table-cell>
          <table:table-cell office:value-type="float" office:value="1.7615856352169171E-2" table:formula="of:=[.M347]/[.L347]" table:style-name="ce13">
            <text:p>0.0176</text:p>
          </table:table-cell>
          <table:table-cell office:value-type="float" office:value="16318.29507" table:style-name="ce9">
            <text:p>16318</text:p>
          </table:table-cell>
          <table:table-cell office:value-type="float" office:value="335.44662129586908" table:formula="of:=[.P71]/2.7907" table:style-name="ce9">
            <text:p>335</text:p>
          </table:table-cell>
          <table:table-cell office:value-type="float" office:value="2.0556474794512284E-2" table:formula="of:=[.P347]/[.O347]" table:style-name="ce13">
            <text:p>0.0206</text:p>
          </table:table-cell>
          <table:table-cell office:value-type="float" office:value="25080.176415000002" table:formula="of:=([.F347]-[.I347])/2+[.I347]" table:style-name="ce1">
            <text:p>25080.17642</text:p>
          </table:table-cell>
          <table:table-cell office:value-type="float" office:value="2247.1838067840004" table:formula="of:=[.R347]*140*0.64/1000" table:style-name="ce10">
            <text:p>2247.183807</text:p>
          </table:table-cell>
          <table:table-cell table:style-name="ce1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number-rows-repeated="2" table:style-name="ro1">
          <table:table-cell/>
          <table:table-cell table:number-columns-repeated="5" table:style-name="ce7"/>
          <table:table-cell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5" table:style-name="ce7"/>
          <table:table-cell table:style-name="ce9"/>
          <table:table-cell office:value-type="string" table:style-name="ce13">
            <text:p>20000 FT</text:p>
          </table:table-cell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TP M0.3</text:p>
          </table:table-cell>
          <table:table-cell table:number-columns-repeated="2" table:style-name="ce7"/>
          <table:table-cell office:value-type="string" table:style-name="ce7">
            <text:p>TP M0.4</text:p>
          </table:table-cell>
          <table:table-cell table:style-name="ce9"/>
          <table:table-cell table:style-name="ce13"/>
          <table:table-cell office:value-type="string" table:style-name="ce9">
            <text:p>TP M0.5</text:p>
          </table:table-cell>
          <table:table-cell table:style-name="ce9"/>
          <table:table-cell table:style-name="ce13"/>
          <table:table-cell office:value-type="string" table:style-name="ce9">
            <text:p>TP M0.6</text:p>
          </table:table-cell>
          <table:table-cell table:style-name="ce9"/>
          <table:table-cell table:style-name="ce13"/>
          <table:table-cell office:value-type="string" table:style-name="ce9">
            <text:p>TP M0.7</text:p>
          </table:table-cell>
          <table:table-cell table:style-name="ce9"/>
          <table:table-cell table:style-name="ce7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table:style-name="ce7"/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7">
            <text:p>SFC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table:style-name="ce7"/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7">
            <text:p>(kg/hr/N)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5" table:style-name="ce7"/>
          <table:table-cell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3" table:style-name="ce7"/>
          <table:table-cell office:value-type="float" office:value="718.38752999999997" table:style-name="ce9">
            <text:p>718</text:p>
          </table:table-cell>
          <table:table-cell office:value-type="float" office:value="74.526497785023835" table:formula="of:=[.G79]/2.7907" table:style-name="ce9">
            <text:p>75</text:p>
          </table:table-cell>
          <table:table-cell office:value-type="float" office:value="0.10374135779475993" table:formula="of:=[.G355]/[.F355]" table:style-name="ce13">
            <text:p>0.1037</text:p>
          </table:table-cell>
          <table:table-cell office:value-type="float" office:value="-2.22411" table:style-name="ce9">
            <text:p>-2</text:p>
          </table:table-cell>
          <table:table-cell office:value-type="float" office:value="0.22125368348443006" table:formula="of:=[.J79]/2.7907" table:style-name="ce9">
            <text:p>0</text:p>
          </table:table-cell>
          <table:table-cell office:value-type="float" office:value="-9.9479649605653517E-2" table:formula="of:=[.J355]/[.I355]" table:style-name="ce13">
            <text:p>-0.0995</text:p>
          </table:table-cell>
          <table:table-cell office:value-type="float" office:value="-751.74918000000002" table:style-name="ce9">
            <text:p>-752</text:p>
          </table:table-cell>
          <table:table-cell office:value-type="float" office:value="71.918031908657682" table:formula="of:=[.M79]/2.7907" table:style-name="ce9">
            <text:p>72</text:p>
          </table:table-cell>
          <table:table-cell office:value-type="float" office:value="-9.5667589432764905E-2" table:formula="of:=[.M355]/[.L355]" table:style-name="ce13">
            <text:p>-0.0957</text:p>
          </table:table-cell>
          <table:table-cell office:value-type="float" office:value="-1861.58007" table:style-name="ce9">
            <text:p>-1862</text:p>
          </table:table-cell>
          <table:table-cell office:value-type="float" office:value="70.283055689181197" table:formula="of:=[.P79]/2.7907" table:style-name="ce9">
            <text:p>70</text:p>
          </table:table-cell>
          <table:table-cell office:value-type="float" office:value="-3.7754516618337668E-2" table:formula="of:=[.P355]/[.O355]" table:style-name="ce13">
            <text:p>-0.0378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4394.8413600000003" table:style-name="ce9">
            <text:p>4395</text:p>
          </table:table-cell>
          <table:table-cell office:value-type="float" office:value="106.06405977992581" table:formula="of:=[.G80]/2.7907" table:style-name="ce9">
            <text:p>106</text:p>
          </table:table-cell>
          <table:table-cell office:value-type="float" office:value="2.4133762994331565E-2" table:formula="of:=[.G356]/[.F356]" table:style-name="ce13">
            <text:p>0.0241</text:p>
          </table:table-cell>
          <table:table-cell office:value-type="float" office:value="3683.1261599999998" table:style-name="ce9">
            <text:p>3683</text:p>
          </table:table-cell>
          <table:table-cell office:value-type="float" office:value="110.78352475071165" table:formula="of:=[.J80]/2.7907" table:style-name="ce9">
            <text:p>111</text:p>
          </table:table-cell>
          <table:table-cell office:value-type="float" office:value="3.0078666854765478E-2" table:formula="of:=[.J356]/[.I356]" table:style-name="ce13">
            <text:p>0.0301</text:p>
          </table:table-cell>
          <table:table-cell office:value-type="float" office:value="3109.3057800000001" table:style-name="ce9">
            <text:p>3109</text:p>
          </table:table-cell>
          <table:table-cell office:value-type="float" office:value="116.12834113249757" table:formula="of:=[.M80]/2.7907" table:style-name="ce9">
            <text:p>116</text:p>
          </table:table-cell>
          <table:table-cell office:value-type="float" office:value="3.7348639647946609E-2" table:formula="of:=[.M356]/[.L356]" table:style-name="ce13">
            <text:p>0.0373</text:p>
          </table:table-cell>
          <table:table-cell office:value-type="float" office:value="2615.5533599999999" table:style-name="ce9">
            <text:p>2616</text:p>
          </table:table-cell>
          <table:table-cell office:value-type="float" office:value="124.12310403122908" table:formula="of:=[.P80]/2.7907" table:style-name="ce9">
            <text:p>124</text:p>
          </table:table-cell>
          <table:table-cell office:value-type="float" office:value="4.7455772047880942E-2" table:formula="of:=[.P356]/[.O356]" table:style-name="ce13">
            <text:p>0.0475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6592.2620399999996" table:style-name="ce9">
            <text:p>6592</text:p>
          </table:table-cell>
          <table:table-cell office:value-type="float" office:value="125.3094839823675" table:formula="of:=[.G81]/2.7907" table:style-name="ce9">
            <text:p>125</text:p>
          </table:table-cell>
          <table:table-cell office:value-type="float" office:value="1.9008571446648304E-2" table:formula="of:=[.G357]/[.F357]" table:style-name="ce13">
            <text:p>0.0190</text:p>
          </table:table-cell>
          <table:table-cell office:value-type="float" office:value="5524.6892399999997" table:style-name="ce9">
            <text:p>5525</text:p>
          </table:table-cell>
          <table:table-cell office:value-type="float" office:value="129.96802453886909" table:formula="of:=[.J81]/2.7907" table:style-name="ce9">
            <text:p>130</text:p>
          </table:table-cell>
          <table:table-cell office:value-type="float" office:value="2.3524947538745018E-2" table:formula="of:=[.J357]/[.I357]" table:style-name="ce13">
            <text:p>0.0235</text:p>
          </table:table-cell>
          <table:table-cell office:value-type="float" office:value="4661.7345599999999" table:style-name="ce9">
            <text:p>4662</text:p>
          </table:table-cell>
          <table:table-cell office:value-type="float" office:value="133.55934352800944" table:formula="of:=[.M81]/2.7907" table:style-name="ce9">
            <text:p>134</text:p>
          </table:table-cell>
          <table:table-cell office:value-type="float" office:value="2.8650139086428258E-2" table:formula="of:=[.M357]/[.L357]" table:style-name="ce13">
            <text:p>0.0287</text:p>
          </table:table-cell>
          <table:table-cell office:value-type="float" office:value="3923.3300399999998" table:style-name="ce9">
            <text:p>3923</text:p>
          </table:table-cell>
          <table:table-cell office:value-type="float" office:value="141.3791921147257" table:formula="of:=[.P81]/2.7907" table:style-name="ce9">
            <text:p>141</text:p>
          </table:table-cell>
          <table:table-cell office:value-type="float" office:value="3.6035508273151981E-2" table:formula="of:=[.P357]/[.O357]" table:style-name="ce13">
            <text:p>0.0360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8791.9068299999999" table:style-name="ce9">
            <text:p>8792</text:p>
          </table:table-cell>
          <table:table-cell office:value-type="float" office:value="139.83357583293511" table:formula="of:=[.G82]/2.7907" table:style-name="ce9">
            <text:p>140</text:p>
          </table:table-cell>
          <table:table-cell office:value-type="float" office:value="1.590480637895194E-2" table:formula="of:=[.G358]/[.F358]" table:style-name="ce13">
            <text:p>0.0159</text:p>
          </table:table-cell>
          <table:table-cell office:value-type="float" office:value="7366.2523199999996" table:style-name="ce9">
            <text:p>7366</text:p>
          </table:table-cell>
          <table:table-cell office:value-type="float" office:value="143.861764645189" table:formula="of:=[.J82]/2.7907" table:style-name="ce9">
            <text:p>144</text:p>
          </table:table-cell>
          <table:table-cell office:value-type="float" office:value="1.9529844810581919E-2" table:formula="of:=[.J358]/[.I358]" table:style-name="ce13">
            <text:p>0.0195</text:p>
          </table:table-cell>
          <table:table-cell office:value-type="float" office:value="6218.6115600000003" table:style-name="ce9">
            <text:p>6219</text:p>
          </table:table-cell>
          <table:table-cell office:value-type="float" office:value="147.30705620322999" table:formula="of:=[.M82]/2.7907" table:style-name="ce9">
            <text:p>147</text:p>
          </table:table-cell>
          <table:table-cell office:value-type="float" office:value="2.3688094164098263E-2" table:formula="of:=[.M358]/[.L358]" table:style-name="ce13">
            <text:p>0.0237</text:p>
          </table:table-cell>
          <table:table-cell office:value-type="float" office:value="5231.1067199999998" table:style-name="ce9">
            <text:p>5231</text:p>
          </table:table-cell>
          <table:table-cell office:value-type="float" office:value="152.84855825948648" table:formula="of:=[.P82]/2.7907" table:style-name="ce9">
            <text:p>153</text:p>
          </table:table-cell>
          <table:table-cell office:value-type="float" office:value="2.9219162682172634E-2" table:formula="of:=[.P358]/[.O358]" table:style-name="ce13">
            <text:p>0.0292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0987.1034" table:style-name="ce9">
            <text:p>10987</text:p>
          </table:table-cell>
          <table:table-cell office:value-type="float" office:value="160.2765223220149" table:formula="of:=[.G83]/2.7907" table:style-name="ce9">
            <text:p>160</text:p>
          </table:table-cell>
          <table:table-cell office:value-type="float" office:value="1.458769581817305E-2" table:formula="of:=[.G359]/[.F359]" table:style-name="ce13">
            <text:p>0.0146</text:p>
          </table:table-cell>
          <table:table-cell office:value-type="float" office:value="9207.8153999999995" table:style-name="ce9">
            <text:p>9208</text:p>
          </table:table-cell>
          <table:table-cell office:value-type="float" office:value="164.10881312291218" table:formula="of:=[.J83]/2.7907" table:style-name="ce9">
            <text:p>164</text:p>
          </table:table-cell>
          <table:table-cell office:value-type="float" office:value="1.7822774023348927E-2" table:formula="of:=[.J359]/[.I359]" table:style-name="ce13">
            <text:p>0.0178</text:p>
          </table:table-cell>
          <table:table-cell office:value-type="float" office:value="7775.4885599999998" table:style-name="ce9">
            <text:p>7775</text:p>
          </table:table-cell>
          <table:table-cell office:value-type="float" office:value="166.70534015051743" table:formula="of:=[.M83]/2.7907" table:style-name="ce9">
            <text:p>167</text:p>
          </table:table-cell>
          <table:table-cell office:value-type="float" office:value="2.1439854083010499E-2" table:formula="of:=[.M359]/[.L359]" table:style-name="ce13">
            <text:p>0.0214</text:p>
          </table:table-cell>
          <table:table-cell office:value-type="float" office:value="6538.8833999999997" table:style-name="ce9">
            <text:p>6539</text:p>
          </table:table-cell>
          <table:table-cell office:value-type="float" office:value="170.58340391345359" table:formula="of:=[.P83]/2.7907" table:style-name="ce9">
            <text:p>171</text:p>
          </table:table-cell>
          <table:table-cell office:value-type="float" office:value="2.6087543312586611E-2" table:formula="of:=[.P359]/[.O359]" table:style-name="ce13">
            <text:p>0.0261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3186.74819" table:style-name="ce9">
            <text:p>13187</text:p>
          </table:table-cell>
          <table:table-cell office:value-type="float" office:value="181.86976671153042" table:formula="of:=[.G84]/2.7907" table:style-name="ce9">
            <text:p>182</text:p>
          </table:table-cell>
          <table:table-cell office:value-type="float" office:value="1.3791858621327811E-2" table:formula="of:=[.G360]/[.F360]" table:style-name="ce13">
            <text:p>0.0138</text:p>
          </table:table-cell>
          <table:table-cell office:value-type="float" office:value="11049.378479999999" table:style-name="ce9">
            <text:p>11049</text:p>
          </table:table-cell>
          <table:table-cell office:value-type="float" office:value="185.01537458036546" table:formula="of:=[.J84]/2.7907" table:style-name="ce9">
            <text:p>185</text:p>
          </table:table-cell>
          <table:table-cell office:value-type="float" office:value="1.674441462162363E-2" table:formula="of:=[.J360]/[.I360]" table:style-name="ce13">
            <text:p>0.0167</text:p>
          </table:table-cell>
          <table:table-cell office:value-type="float" office:value="9330.1414499999992" table:style-name="ce9">
            <text:p>9330</text:p>
          </table:table-cell>
          <table:table-cell office:value-type="float" office:value="186.7827578541864" table:formula="of:=[.M84]/2.7907" table:style-name="ce9">
            <text:p>187</text:p>
          </table:table-cell>
          <table:table-cell office:value-type="float" office:value="2.0019284686641745E-2" table:formula="of:=[.M360]/[.L360]" table:style-name="ce13">
            <text:p>0.0200</text:p>
          </table:table-cell>
          <table:table-cell office:value-type="float" office:value="7846.6600799999997" table:style-name="ce9">
            <text:p>7847</text:p>
          </table:table-cell>
          <table:table-cell office:value-type="float" office:value="189.18209474892285" table:formula="of:=[.P84]/2.7907" table:style-name="ce9">
            <text:p>189</text:p>
          </table:table-cell>
          <table:table-cell office:value-type="float" office:value="2.4109887878426214E-2" table:formula="of:=[.P360]/[.O360]" table:style-name="ce13">
            <text:p>0.0241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5384.16887" table:style-name="ce9">
            <text:p>15384</text:p>
          </table:table-cell>
          <table:table-cell office:value-type="float" office:value="201.83069877591893" table:formula="of:=[.G85]/2.7907" table:style-name="ce9">
            <text:p>202</text:p>
          </table:table-cell>
          <table:table-cell office:value-type="float" office:value="1.3119376189993613E-2" table:formula="of:=[.G361]/[.F361]" table:style-name="ce13">
            <text:p>0.0131</text:p>
          </table:table-cell>
          <table:table-cell office:value-type="float" office:value="12890.941559999999" table:style-name="ce9">
            <text:p>12891</text:p>
          </table:table-cell>
          <table:table-cell office:value-type="float" office:value="203.79683865868739" table:formula="of:=[.J85]/2.7907" table:style-name="ce9">
            <text:p>204</text:p>
          </table:table-cell>
          <table:table-cell office:value-type="float" office:value="1.580930591533047E-2" table:formula="of:=[.J361]/[.I361]" table:style-name="ce13">
            <text:p>0.0158</text:p>
          </table:table-cell>
          <table:table-cell office:value-type="float" office:value="10884.79434" table:style-name="ce9">
            <text:p>10885</text:p>
          </table:table-cell>
          <table:table-cell office:value-type="float" office:value="207.51076758906797" table:formula="of:=[.M85]/2.7907" table:style-name="ce9">
            <text:p>208</text:p>
          </table:table-cell>
          <table:table-cell office:value-type="float" office:value="1.9064280050427481E-2" table:formula="of:=[.M361]/[.L361]" table:style-name="ce13">
            <text:p>0.0191</text:p>
          </table:table-cell>
          <table:table-cell office:value-type="float" office:value="9154.4367600000005" table:style-name="ce9">
            <text:p>9154</text:p>
          </table:table-cell>
          <table:table-cell office:value-type="float" office:value="208.40004809402333" table:formula="of:=[.P85]/2.7907" table:style-name="ce9">
            <text:p>208</text:p>
          </table:table-cell>
          <table:table-cell office:value-type="float" office:value="2.2764923015757808E-2" table:formula="of:=[.P361]/[.O361]" table:style-name="ce13">
            <text:p>0.0228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7583.81366" table:style-name="ce9">
            <text:p>17584</text:p>
          </table:table-cell>
          <table:table-cell office:value-type="float" office:value="225.44097139540474" table:formula="of:=[.G86]/2.7907" table:style-name="ce9">
            <text:p>225</text:p>
          </table:table-cell>
          <table:table-cell office:value-type="float" office:value="1.2820937241176653E-2" table:formula="of:=[.G362]/[.F362]" table:style-name="ce13">
            <text:p>0.0128</text:p>
          </table:table-cell>
          <table:table-cell office:value-type="float" office:value="14734.72875" table:style-name="ce9">
            <text:p>14735</text:p>
          </table:table-cell>
          <table:table-cell office:value-type="float" office:value="226.02723170560719" table:formula="of:=[.J86]/2.7907" table:style-name="ce9">
            <text:p>226</text:p>
          </table:table-cell>
          <table:table-cell office:value-type="float" office:value="1.5339761969191811E-2" table:formula="of:=[.J362]/[.I362]" table:style-name="ce13">
            <text:p>0.0153</text:p>
          </table:table-cell>
          <table:table-cell office:value-type="float" office:value="12439.44723" table:style-name="ce9">
            <text:p>12439</text:p>
          </table:table-cell>
          <table:table-cell office:value-type="float" office:value="225.41787251084887" table:formula="of:=[.M86]/2.7907" table:style-name="ce9">
            <text:p>225</text:p>
          </table:table-cell>
          <table:table-cell office:value-type="float" office:value="1.8121212972165877E-2" table:formula="of:=[.M362]/[.L362]" table:style-name="ce13">
            <text:p>0.0181</text:p>
          </table:table-cell>
          <table:table-cell office:value-type="float" office:value="10462.21344" table:style-name="ce9">
            <text:p>10462</text:p>
          </table:table-cell>
          <table:table-cell office:value-type="float" office:value="228.1383901026789" table:formula="of:=[.P86]/2.7907" table:style-name="ce9">
            <text:p>228</text:p>
          </table:table-cell>
          <table:table-cell office:value-type="float" office:value="2.1805939193559304E-2" table:formula="of:=[.P362]/[.O362]" table:style-name="ce13">
            <text:p>0.0218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9779.01023" table:style-name="ce9">
            <text:p>19779</text:p>
          </table:table-cell>
          <table:table-cell office:value-type="float" office:value="250.27986571927974" table:formula="of:=[.G87]/2.7907" table:style-name="ce9">
            <text:p>250</text:p>
          </table:table-cell>
          <table:table-cell office:value-type="float" office:value="1.2653811429839163E-2" table:formula="of:=[.G363]/[.F363]" table:style-name="ce13">
            <text:p>0.0127</text:p>
          </table:table-cell>
          <table:table-cell office:value-type="float" office:value="16576.291829999998" table:style-name="ce9">
            <text:p>16576</text:p>
          </table:table-cell>
          <table:table-cell office:value-type="float" office:value="249.19743959878915" table:formula="of:=[.J87]/2.7907" table:style-name="ce9">
            <text:p>249</text:p>
          </table:table-cell>
          <table:table-cell office:value-type="float" office:value="1.503336464840636E-2" table:formula="of:=[.J363]/[.I363]" table:style-name="ce13">
            <text:p>0.0150</text:p>
          </table:table-cell>
          <table:table-cell office:value-type="float" office:value="13996.32423" table:style-name="ce9">
            <text:p>13996</text:p>
          </table:table-cell>
          <table:table-cell office:value-type="float" office:value="247.11417686613177" table:formula="of:=[.M87]/2.7907" table:style-name="ce9">
            <text:p>247</text:p>
          </table:table-cell>
          <table:table-cell office:value-type="float" office:value="1.7655648212011432E-2" table:formula="of:=[.M363]/[.L363]" table:style-name="ce13">
            <text:p>0.0177</text:p>
          </table:table-cell>
          <table:table-cell office:value-type="float" office:value="11769.99012" table:style-name="ce9">
            <text:p>11770</text:p>
          </table:table-cell>
          <table:table-cell office:value-type="float" office:value="244.33808919915757" table:formula="of:=[.P87]/2.7907" table:style-name="ce9">
            <text:p>244</text:p>
          </table:table-cell>
          <table:table-cell office:value-type="float" office:value="2.0759413279707796E-2" table:formula="of:=[.P363]/[.O363]" table:style-name="ce13">
            <text:p>0.0208</text:p>
          </table:table-cell>
          <table:table-cell office:value-type="float" office:value="18177.651030000001" table:formula="of:=([.F363]-[.I363])/2+[.I363]" table:style-name="ce1">
            <text:p>18177.65103</text:p>
          </table:table-cell>
          <table:table-cell office:value-type="float" office:value="1628.717532288" table:formula="of:=[.R363]*140*0.64/1000" table:style-name="ce10">
            <text:p>1628.717532</text:p>
          </table:table-cell>
          <table:table-cell office:value-type="float" office:value="12658.5665472" table:formula="of:=[.F363]*0.64" table:style-name="ce10">
            <text:p>12658.56655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3" table:style-name="ce7"/>
          <table:table-cell office:value-type="float" office:value="21978.655019999998" table:style-name="ce9">
            <text:p>21979</text:p>
          </table:table-cell>
          <table:table-cell office:value-type="float" office:value="276.88935592045897" table:formula="of:=[.G88]/2.7907" table:style-name="ce9">
            <text:p>277</text:p>
          </table:table-cell>
          <table:table-cell office:value-type="float" office:value="1.2598102826059963E-2" table:formula="of:=[.G364]/[.F364]" table:style-name="ce13">
            <text:p>0.0126</text:p>
          </table:table-cell>
          <table:table-cell office:value-type="float" office:value="18417.854909999998" table:style-name="ce9">
            <text:p>18418</text:p>
          </table:table-cell>
          <table:table-cell office:value-type="float" office:value="273.51107767807213" table:formula="of:=[.J88]/2.7907" table:style-name="ce9">
            <text:p>274</text:p>
          </table:table-cell>
          <table:table-cell office:value-type="float" office:value="1.4850322093131972E-2" table:formula="of:=[.J364]/[.I364]" table:style-name="ce13">
            <text:p>0.0149</text:p>
          </table:table-cell>
          <table:table-cell office:value-type="float" office:value="15548.75301" table:style-name="ce9">
            <text:p>15549</text:p>
          </table:table-cell>
          <table:table-cell office:value-type="float" office:value="269.44986011594756" table:formula="of:=[.M88]/2.7907" table:style-name="ce9">
            <text:p>269</text:p>
          </table:table-cell>
          <table:table-cell office:value-type="float" office:value="1.7329354961304871E-2" table:formula="of:=[.M364]/[.L364]" table:style-name="ce13">
            <text:p>0.0173</text:p>
          </table:table-cell>
          <table:table-cell office:value-type="float" office:value="13077.766799999999" table:style-name="ce9">
            <text:p>13078</text:p>
          </table:table-cell>
          <table:table-cell office:value-type="float" office:value="264.92986861604436" table:formula="of:=[.P88]/2.7907" table:style-name="ce9">
            <text:p>265</text:p>
          </table:table-cell>
          <table:table-cell office:value-type="float" office:value="2.0258035845695334E-2" table:formula="of:=[.P364]/[.O364]" table:style-name="ce13">
            <text:p>0.0203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3" table:style-name="ce7"/>
          <table:table-cell office:value-type="float" office:value="26873.921129999999" table:style-name="ce9">
            <text:p>26874</text:p>
          </table:table-cell>
          <table:table-cell office:value-type="float" office:value="345.93902852598342" table:formula="of:=[.G89]/2.7907" table:style-name="ce9">
            <text:p>346</text:p>
          </table:table-cell>
          <table:table-cell office:value-type="float" office:value="1.2872666658971603E-2" table:formula="of:=[.G365]/[.F365]" table:style-name="ce13">
            <text:p>0.0129</text:p>
          </table:table-cell>
          <table:table-cell office:value-type="float" office:value="23030.659049999998" table:style-name="ce9">
            <text:p>23031</text:p>
          </table:table-cell>
          <table:table-cell office:value-type="float" office:value="341.09627215261258" table:formula="of:=[.J89]/2.7907" table:style-name="ce9">
            <text:p>341</text:p>
          </table:table-cell>
          <table:table-cell office:value-type="float" office:value="1.4810530233289725E-2" table:formula="of:=[.J365]/[.I365]" table:style-name="ce13">
            <text:p>0.0148</text:p>
          </table:table-cell>
          <table:table-cell office:value-type="float" office:value="19787.90667" table:style-name="ce9">
            <text:p>19788</text:p>
          </table:table-cell>
          <table:table-cell office:value-type="float" office:value="335.43138134215036" table:formula="of:=[.M89]/2.7907" table:style-name="ce9">
            <text:p>335</text:p>
          </table:table-cell>
          <table:table-cell office:value-type="float" office:value="1.6951332292803378E-2" table:formula="of:=[.M365]/[.L365]" table:style-name="ce13">
            <text:p>0.0170</text:p>
          </table:table-cell>
          <table:table-cell office:value-type="float" office:value="16936.59765" table:style-name="ce9">
            <text:p>16937</text:p>
          </table:table-cell>
          <table:table-cell office:value-type="float" office:value="329.08427692403268" table:formula="of:=[.P89]/2.7907" table:style-name="ce9">
            <text:p>329</text:p>
          </table:table-cell>
          <table:table-cell office:value-type="float" office:value="1.9430365160976276E-2" table:formula="of:=[.P365]/[.O365]" table:style-name="ce13">
            <text:p>0.0194</text:p>
          </table:table-cell>
          <table:table-cell office:value-type="float" office:value="24952.290089999999" table:formula="of:=([.F365]-[.I365])/2+[.I365]" table:style-name="ce1">
            <text:p>24952.29009</text:p>
          </table:table-cell>
          <table:table-cell office:value-type="float" office:value="2235.7251920639997" table:formula="of:=[.R365]*140*0.64/1000" table:style-name="ce10">
            <text:p>2235.725192</text:p>
          </table:table-cell>
          <table:table-cell office:value-type="float" office:value="17199.309523199998" table:formula="of:=[.F365]*0.64" table:style-name="ce10">
            <text:p>17199.30952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number-rows-repeated="2" table:style-name="ro1">
          <table:table-cell/>
          <table:table-cell table:number-columns-repeated="4"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number-columns-repeated="2" table:style-name="ce9"/>
          <table:table-cell office:value-type="string" table:style-name="ce13">
            <text:p>25000 FT</text:p>
          </table:table-cell>
          <table:table-cell table:number-columns-repeated="2" table:style-name="ce9"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TP M0.3</text:p>
          </table:table-cell>
          <table:table-cell table:number-columns-repeated="2" table:style-name="ce7"/>
          <table:table-cell office:value-type="string" table:style-name="ce9">
            <text:p>TP M0.4</text:p>
          </table:table-cell>
          <table:table-cell table:style-name="ce9"/>
          <table:table-cell table:style-name="ce13"/>
          <table:table-cell office:value-type="string" table:style-name="ce9">
            <text:p>TP M0.5</text:p>
          </table:table-cell>
          <table:table-cell table:style-name="ce9"/>
          <table:table-cell table:style-name="ce7"/>
          <table:table-cell office:value-type="string" table:style-name="ce9">
            <text:p>TP M0.6</text:p>
          </table:table-cell>
          <table:table-cell table:style-name="ce9"/>
          <table:table-cell table:style-name="ce13"/>
          <table:table-cell office:value-type="string" table:style-name="ce9">
            <text:p>TP M0.7</text:p>
          </table:table-cell>
          <table:table-cell table:style-name="ce9"/>
          <table:table-cell table:style-name="ce7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table:style-name="ce7"/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7">
            <text:p>SFC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table:style-name="ce7"/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7">
            <text:p>(kg/hr/N)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3" table:style-name="ce7"/>
          <table:table-cell office:value-type="float" office:value="956.3673" table:style-name="ce9">
            <text:p>956</text:p>
          </table:table-cell>
          <table:table-cell office:value-type="float" office:value="67.815139002711859" table:formula="of:=[.G97]/2.7907" table:style-name="ce9">
            <text:p>68</text:p>
          </table:table-cell>
          <table:table-cell office:value-type="float" office:value="7.0909094238909939E-2" table:formula="of:=[.G373]/[.F373]" table:style-name="ce13">
            <text:p>0.0709</text:p>
          </table:table-cell>
          <table:table-cell office:value-type="float" office:value="302.47895999999997" table:style-name="ce9">
            <text:p>302</text:p>
          </table:table-cell>
          <table:table-cell office:value-type="float" office:value="64.782441313632788" table:formula="of:=[.J97]/2.7907" table:style-name="ce9">
            <text:p>65</text:p>
          </table:table-cell>
          <table:table-cell office:value-type="float" office:value="0.21417172722900393" table:formula="of:=[.J373]/[.I373]" table:style-name="ce13">
            <text:p>0.2142</text:p>
          </table:table-cell>
          <table:table-cell office:value-type="float" office:value="-360.30581999999998" table:style-name="ce9">
            <text:p>-360</text:p>
          </table:table-cell>
          <table:table-cell office:value-type="float" office:value="63.493895261608913" table:formula="of:=[.M97]/2.7907" table:style-name="ce9">
            <text:p>63</text:p>
          </table:table-cell>
          <table:table-cell office:value-type="float" office:value="-0.1762222304974394" table:formula="of:=[.M373]/[.L373]" table:style-name="ce13">
            <text:p>-0.1762</text:p>
          </table:table-cell>
          <table:table-cell office:value-type="float" office:value="-1334.4659999999999" table:style-name="ce9">
            <text:p>-1334</text:p>
          </table:table-cell>
          <table:table-cell office:value-type="float" office:value="62.13865449923567" table:formula="of:=[.P97]/2.7907" table:style-name="ce9">
            <text:p>62</text:p>
          </table:table-cell>
          <table:table-cell office:value-type="float" office:value="-4.6564434387414651E-2" table:formula="of:=[.P373]/[.O373]" table:style-name="ce13">
            <text:p>-0.0466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4348.1350499999999" table:style-name="ce9">
            <text:p>4348</text:p>
          </table:table-cell>
          <table:table-cell office:value-type="float" office:value="93.0676626627871" table:formula="of:=[.G98]/2.7907" table:style-name="ce9">
            <text:p>93</text:p>
          </table:table-cell>
          <table:table-cell office:value-type="float" office:value="2.1404041409152436E-2" table:formula="of:=[.G374]/[.F374]" table:style-name="ce13">
            <text:p>0.0214</text:p>
          </table:table-cell>
          <table:table-cell office:value-type="float" office:value="3709.8154800000002" table:style-name="ce9">
            <text:p>3710</text:p>
          </table:table-cell>
          <table:table-cell office:value-type="float" office:value="97.399977938211549" table:formula="of:=[.J98]/2.7907" table:style-name="ce9">
            <text:p>97</text:p>
          </table:table-cell>
          <table:table-cell office:value-type="float" office:value="2.6254669123924067E-2" table:formula="of:=[.J374]/[.I374]" table:style-name="ce13">
            <text:p>0.0263</text:p>
          </table:table-cell>
          <table:table-cell office:value-type="float" office:value="3180.4773" table:style-name="ce9">
            <text:p>3180</text:p>
          </table:table-cell>
          <table:table-cell office:value-type="float" office:value="101.99237249349875" table:formula="of:=[.M98]/2.7907" table:style-name="ce9">
            <text:p>102</text:p>
          </table:table-cell>
          <table:table-cell office:value-type="float" office:value="3.2068259846878562E-2" table:formula="of:=[.M374]/[.L374]" table:style-name="ce13">
            <text:p>0.0321</text:p>
          </table:table-cell>
          <table:table-cell office:value-type="float" office:value="2720.08653" table:style-name="ce9">
            <text:p>2720</text:p>
          </table:table-cell>
          <table:table-cell office:value-type="float" office:value="109.40626482175725" table:formula="of:=[.P98]/2.7907" table:style-name="ce9">
            <text:p>109</text:p>
          </table:table-cell>
          <table:table-cell office:value-type="float" office:value="4.0221611928557749E-2" table:formula="of:=[.P374]/[.O374]" table:style-name="ce13">
            <text:p>0.0402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6521.0905199999997" table:style-name="ce9">
            <text:p>6521</text:p>
          </table:table-cell>
          <table:table-cell office:value-type="float" office:value="111.94239844391873" table:formula="of:=[.G99]/2.7907" table:style-name="ce9">
            <text:p>112</text:p>
          </table:table-cell>
          <table:table-cell office:value-type="float" office:value="1.7166208335951567E-2" table:formula="of:=[.G375]/[.F375]" table:style-name="ce13">
            <text:p>0.0172</text:p>
          </table:table-cell>
          <table:table-cell office:value-type="float" office:value="5564.7232199999999" table:style-name="ce9">
            <text:p>5565</text:p>
          </table:table-cell>
          <table:table-cell office:value-type="float" office:value="116.62754254332245" table:formula="of:=[.J99]/2.7907" table:style-name="ce9">
            <text:p>117</text:p>
          </table:table-cell>
          <table:table-cell office:value-type="float" office:value="2.095837257891911E-2" table:formula="of:=[.J375]/[.I375]" table:style-name="ce13">
            <text:p>0.0210</text:p>
          </table:table-cell>
          <table:table-cell office:value-type="float" office:value="4772.9400599999999" table:style-name="ce9">
            <text:p>4773</text:p>
          </table:table-cell>
          <table:table-cell office:value-type="float" office:value="120.98169113223348" table:formula="of:=[.M99]/2.7907" table:style-name="ce9">
            <text:p>121</text:p>
          </table:table-cell>
          <table:table-cell office:value-type="float" office:value="2.5347414719520588E-2" table:formula="of:=[.M375]/[.L375]" table:style-name="ce13">
            <text:p>0.0253</text:p>
          </table:table-cell>
          <table:table-cell office:value-type="float" office:value="4081.2418499999999" table:style-name="ce9">
            <text:p>4081</text:p>
          </table:table-cell>
          <table:table-cell office:value-type="float" office:value="127.37047974431968" table:formula="of:=[.P99]/2.7907" table:style-name="ce9">
            <text:p>127</text:p>
          </table:table-cell>
          <table:table-cell office:value-type="float" office:value="3.1208755674285681E-2" table:formula="of:=[.P375]/[.O375]" table:style-name="ce13">
            <text:p>0.0312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8691.8218799999995" table:style-name="ce9">
            <text:p>8692</text:p>
          </table:table-cell>
          <table:table-cell office:value-type="float" office:value="127.90041771685455" table:formula="of:=[.G100]/2.7907" table:style-name="ce9">
            <text:p>128</text:p>
          </table:table-cell>
          <table:table-cell office:value-type="float" office:value="1.471502976966833E-2" table:formula="of:=[.G376]/[.F376]" table:style-name="ce13">
            <text:p>0.0147</text:p>
          </table:table-cell>
          <table:table-cell office:value-type="float" office:value="7419.6309600000004" table:style-name="ce9">
            <text:p>7420</text:p>
          </table:table-cell>
          <table:table-cell office:value-type="float" office:value="133.15365277397245" table:formula="of:=[.J100]/2.7907" table:style-name="ce9">
            <text:p>133</text:p>
          </table:table-cell>
          <table:table-cell office:value-type="float" office:value="1.7946128788859931E-2" table:formula="of:=[.J376]/[.I376]" table:style-name="ce13">
            <text:p>0.0179</text:p>
          </table:table-cell>
          <table:table-cell office:value-type="float" office:value="6363.1787100000001" table:style-name="ce9">
            <text:p>6363</text:p>
          </table:table-cell>
          <table:table-cell office:value-type="float" office:value="134.62788376732397" table:formula="of:=[.M100]/2.7907" table:style-name="ce9">
            <text:p>135</text:p>
          </table:table-cell>
          <table:table-cell office:value-type="float" office:value="2.1157331878130445E-2" table:formula="of:=[.M376]/[.L376]" table:style-name="ce13">
            <text:p>0.0212</text:p>
          </table:table-cell>
          <table:table-cell office:value-type="float" office:value="5442.3971700000002" table:style-name="ce9">
            <text:p>5442</text:p>
          </table:table-cell>
          <table:table-cell office:value-type="float" office:value="139.09848259492634" table:formula="of:=[.P100]/2.7907" table:style-name="ce9">
            <text:p>139</text:p>
          </table:table-cell>
          <table:table-cell office:value-type="float" office:value="2.5558311576684568E-2" table:formula="of:=[.P376]/[.O376]" table:style-name="ce13">
            <text:p>0.0256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0864.77735" table:style-name="ce9">
            <text:p>10865</text:p>
          </table:table-cell>
          <table:table-cell office:value-type="float" office:value="147.33796091773891" table:formula="of:=[.G101]/2.7907" table:style-name="ce9">
            <text:p>147</text:p>
          </table:table-cell>
          <table:table-cell office:value-type="float" office:value="1.3561065834242696E-2" table:formula="of:=[.G377]/[.F377]" table:style-name="ce13">
            <text:p>0.0136</text:p>
          </table:table-cell>
          <table:table-cell office:value-type="float" office:value="9274.5386999999992" table:style-name="ce9">
            <text:p>9275</text:p>
          </table:table-cell>
          <table:table-cell office:value-type="float" office:value="151.71692531978928" table:formula="of:=[.J101]/2.7907" table:style-name="ce9">
            <text:p>152</text:p>
          </table:table-cell>
          <table:table-cell office:value-type="float" office:value="1.6358433581153669E-2" table:formula="of:=[.J377]/[.I377]" table:style-name="ce13">
            <text:p>0.0164</text:p>
          </table:table-cell>
          <table:table-cell office:value-type="float" office:value="7953.4173600000004" table:style-name="ce9">
            <text:p>7953</text:p>
          </table:table-cell>
          <table:table-cell office:value-type="float" office:value="154.53780358244813" table:formula="of:=[.M101]/2.7907" table:style-name="ce9">
            <text:p>155</text:p>
          </table:table-cell>
          <table:table-cell office:value-type="float" office:value="1.9430365160976303E-2" table:formula="of:=[.M377]/[.L377]" table:style-name="ce13">
            <text:p>0.0194</text:p>
          </table:table-cell>
          <table:table-cell office:value-type="float" office:value="6801.3283799999999" table:style-name="ce9">
            <text:p>6801</text:p>
          </table:table-cell>
          <table:table-cell office:value-type="float" office:value="157.8628570387358" table:formula="of:=[.P101]/2.7907" table:style-name="ce9">
            <text:p>158</text:p>
          </table:table-cell>
          <table:table-cell office:value-type="float" office:value="2.3210591845991092E-2" table:formula="of:=[.P377]/[.O377]" table:style-name="ce13">
            <text:p>0.0232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3039.95693" table:style-name="ce9">
            <text:p>13040</text:p>
          </table:table-cell>
          <table:table-cell office:value-type="float" office:value="167.02880418562404" table:formula="of:=[.G102]/2.7907" table:style-name="ce9">
            <text:p>167</text:p>
          </table:table-cell>
          <table:table-cell office:value-type="float" office:value="1.2808999683223956E-2" table:formula="of:=[.G378]/[.F378]" table:style-name="ce13">
            <text:p>0.0128</text:p>
          </table:table-cell>
          <table:table-cell office:value-type="float" office:value="11129.44644" table:style-name="ce9">
            <text:p>11129</text:p>
          </table:table-cell>
          <table:table-cell office:value-type="float" office:value="173.29165520107105" table:formula="of:=[.J102]/2.7907" table:style-name="ce9">
            <text:p>173</text:p>
          </table:table-cell>
          <table:table-cell office:value-type="float" office:value="1.5570554756276904E-2" table:formula="of:=[.J378]/[.I378]" table:style-name="ce13">
            <text:p>0.0156</text:p>
          </table:table-cell>
          <table:table-cell office:value-type="float" office:value="9545.8801199999998" table:style-name="ce9">
            <text:p>9546</text:p>
          </table:table-cell>
          <table:table-cell office:value-type="float" office:value="175.45194076602391" table:formula="of:=[.M102]/2.7907" table:style-name="ce9">
            <text:p>175</text:p>
          </table:table-cell>
          <table:table-cell office:value-type="float" office:value="1.8379860061140587E-2" table:formula="of:=[.M378]/[.L378]" table:style-name="ce13">
            <text:p>0.0184</text:p>
          </table:table-cell>
          <table:table-cell office:value-type="float" office:value="8162.4836999999998" table:style-name="ce9">
            <text:p>8162</text:p>
          </table:table-cell>
          <table:table-cell office:value-type="float" office:value="177.5034226195861" table:formula="of:=[.P102]/2.7907" table:style-name="ce9">
            <text:p>178</text:p>
          </table:table-cell>
          <table:table-cell office:value-type="float" office:value="2.1746251403795894E-2" table:formula="of:=[.P378]/[.O378]" table:style-name="ce13">
            <text:p>0.0217</text:p>
          </table:table-cell>
          <table:table-cell table:style-name="ce1"/>
          <table:table-cell table:number-columns-repeated="8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5212.912399999999" table:style-name="ce9">
            <text:p>15213</text:p>
          </table:table-cell>
          <table:table-cell office:value-type="float" office:value="190.07992449620809" table:formula="of:=[.G103]/2.7907" table:style-name="ce9">
            <text:p>190</text:p>
          </table:table-cell>
          <table:table-cell office:value-type="float" office:value="1.2494643990470103E-2" table:formula="of:=[.G379]/[.F379]" table:style-name="ce13">
            <text:p>0.0125</text:p>
          </table:table-cell>
          <table:table-cell office:value-type="float" office:value="12984.35418" table:style-name="ce9">
            <text:p>12984</text:p>
          </table:table-cell>
          <table:table-cell office:value-type="float" office:value="192.92517606463895" table:formula="of:=[.J103]/2.7907" table:style-name="ce9">
            <text:p>193</text:p>
          </table:table-cell>
          <table:table-cell office:value-type="float" office:value="1.4858280465100416E-2" table:formula="of:=[.J379]/[.I379]" table:style-name="ce13">
            <text:p>0.0149</text:p>
          </table:table-cell>
          <table:table-cell office:value-type="float" office:value="11138.34288" table:style-name="ce9">
            <text:p>11138</text:p>
          </table:table-cell>
          <table:table-cell office:value-type="float" office:value="194.17265743300817" table:formula="of:=[.M103]/2.7907" table:style-name="ce9">
            <text:p>194</text:p>
          </table:table-cell>
          <table:table-cell office:value-type="float" office:value="1.7432813796894729E-2" table:formula="of:=[.M379]/[.L379]" table:style-name="ce13">
            <text:p>0.0174</text:p>
          </table:table-cell>
          <table:table-cell office:value-type="float" office:value="9519.1908000000003" table:style-name="ce9">
            <text:p>9519</text:p>
          </table:table-cell>
          <table:table-cell office:value-type="float" office:value="197.8779663198803" table:formula="of:=[.P103]/2.7907" table:style-name="ce9">
            <text:p>198</text:p>
          </table:table-cell>
          <table:table-cell office:value-type="float" office:value="2.0787267581597407E-2" table:formula="of:=[.P379]/[.O379]" table:style-name="ce13">
            <text:p>0.0208</text:p>
          </table:table-cell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7385.867869999998" table:style-name="ce9">
            <text:p>17386</text:p>
          </table:table-cell>
          <table:table-cell office:value-type="float" office:value="214.94723664318985" table:formula="of:=[.G104]/2.7907" table:style-name="ce9">
            <text:p>215</text:p>
          </table:table-cell>
          <table:table-cell office:value-type="float" office:value="1.2363330852990653E-2" table:formula="of:=[.G380]/[.F380]" table:style-name="ce13">
            <text:p>0.0124</text:p>
          </table:table-cell>
          <table:table-cell office:value-type="float" office:value="14839.261920000001" table:style-name="ce9">
            <text:p>14839</text:p>
          </table:table-cell>
          <table:table-cell office:value-type="float" office:value="216.4115908721102" table:formula="of:=[.J104]/2.7907" table:style-name="ce9">
            <text:p>216</text:p>
          </table:table-cell>
          <table:table-cell office:value-type="float" office:value="1.4583716632188819E-2" table:formula="of:=[.J380]/[.I380]" table:style-name="ce13">
            <text:p>0.0146</text:p>
          </table:table-cell>
          <table:table-cell office:value-type="float" office:value="12728.581529999999" table:style-name="ce9">
            <text:p>12729</text:p>
          </table:table-cell>
          <table:table-cell office:value-type="float" office:value="216.32355845652557" table:formula="of:=[.M104]/2.7907" table:style-name="ce9">
            <text:p>216</text:p>
          </table:table-cell>
          <table:table-cell office:value-type="float" office:value="1.6995103338629875E-2" table:formula="of:=[.M380]/[.L380]" table:style-name="ce13">
            <text:p>0.0170</text:p>
          </table:table-cell>
          <table:table-cell office:value-type="float" office:value="10880.34612" table:style-name="ce9">
            <text:p>10880</text:p>
          </table:table-cell>
          <table:table-cell office:value-type="float" office:value="215.43552582234491" table:formula="of:=[.P104]/2.7907" table:style-name="ce9">
            <text:p>215</text:p>
          </table:table-cell>
          <table:table-cell office:value-type="float" office:value="1.9800429457509289E-2" table:formula="of:=[.P380]/[.O380]" table:style-name="ce13">
            <text:p>0.0198</text:p>
          </table:table-cell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9558.823339999999" table:style-name="ce9">
            <text:p>19559</text:p>
          </table:table-cell>
          <table:table-cell office:value-type="float" office:value="241.73437585191277" table:formula="of:=[.G105]/2.7907" table:style-name="ce9">
            <text:p>242</text:p>
          </table:table-cell>
          <table:table-cell office:value-type="float" office:value="1.2359351667006406E-2" table:formula="of:=[.G381]/[.F381]" table:style-name="ce13">
            <text:p>0.0124</text:p>
          </table:table-cell>
          <table:table-cell office:value-type="float" office:value="16694.16966" table:style-name="ce9">
            <text:p>16694</text:p>
          </table:table-cell>
          <table:table-cell office:value-type="float" office:value="241.47016355324325" table:formula="of:=[.J105]/2.7907" table:style-name="ce9">
            <text:p>241</text:p>
          </table:table-cell>
          <table:table-cell office:value-type="float" office:value="1.446434105266205E-2" table:formula="of:=[.J381]/[.I381]" table:style-name="ce13">
            <text:p>0.0145</text:p>
          </table:table-cell>
          <table:table-cell office:value-type="float" office:value="14318.820180000001" table:style-name="ce9">
            <text:p>14319</text:p>
          </table:table-cell>
          <table:table-cell office:value-type="float" office:value="239.53235299210772" table:formula="of:=[.M105]/2.7907" table:style-name="ce9">
            <text:p>240</text:p>
          </table:table-cell>
          <table:table-cell office:value-type="float" office:value="1.6728497877686713E-2" table:formula="of:=[.M381]/[.L381]" table:style-name="ce13">
            <text:p>0.0167</text:p>
          </table:table-cell>
          <table:table-cell office:value-type="float" office:value="12241.50144" table:style-name="ce9">
            <text:p>12242</text:p>
          </table:table-cell>
          <table:table-cell office:value-type="float" office:value="237.02875251156624" table:formula="of:=[.P105]/2.7907" table:style-name="ce9">
            <text:p>237</text:p>
          </table:table-cell>
          <table:table-cell office:value-type="float" office:value="1.9362718999244445E-2" table:formula="of:=[.P381]/[.O381]" table:style-name="ce13">
            <text:p>0.0194</text:p>
          </table:table-cell>
          <table:table-cell office:value-type="float" office:value="18126.496500000001" table:formula="of:=([.F381]-[.I381])/2+[.I381]" table:style-name="ce1">
            <text:p>18126.4965</text:p>
          </table:table-cell>
          <table:table-cell office:value-type="float" office:value="1624.1340864000001" table:formula="of:=[.R381]*140*0.64/1000" table:style-name="ce10">
            <text:p>1624.134086</text:p>
          </table:table-cell>
          <table:table-cell office:value-type="float" office:value="12517.6469376" table:formula="of:=[.F381]*0.64" table:style-name="ce10">
            <text:p>12517.64694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3" table:style-name="ce7"/>
          <table:table-cell office:value-type="float" office:value="21731.77881" table:style-name="ce9">
            <text:p>21732</text:p>
          </table:table-cell>
          <table:table-cell office:value-type="float" office:value="271.96321345885764" table:formula="of:=[.G106]/2.7907" table:style-name="ce9">
            <text:p>272</text:p>
          </table:table-cell>
          <table:table-cell office:value-type="float" office:value="1.2514539920391249E-2" table:formula="of:=[.G382]/[.F382]" table:style-name="ce13">
            <text:p>0.0125</text:p>
          </table:table-cell>
          <table:table-cell office:value-type="float" office:value="18549.077399999998" table:style-name="ce9">
            <text:p>18549</text:p>
          </table:table-cell>
          <table:table-cell office:value-type="float" office:value="268.22637149701546" table:formula="of:=[.J106]/2.7907" table:style-name="ce9">
            <text:p>268</text:p>
          </table:table-cell>
          <table:table-cell office:value-type="float" office:value="1.4460361866677826E-2" table:formula="of:=[.J382]/[.I382]" table:style-name="ce13">
            <text:p>0.0145</text:p>
          </table:table-cell>
          <table:table-cell office:value-type="float" office:value="15909.05883" table:style-name="ce9">
            <text:p>15909</text:p>
          </table:table-cell>
          <table:table-cell office:value-type="float" office:value="263.9822833404171" table:formula="of:=[.M106]/2.7907" table:style-name="ce9">
            <text:p>264</text:p>
          </table:table-cell>
          <table:table-cell office:value-type="float" office:value="1.6593205554223039E-2" table:formula="of:=[.M382]/[.L382]" table:style-name="ce13">
            <text:p>0.0166</text:p>
          </table:table-cell>
          <table:table-cell office:value-type="float" office:value="13602.65676" table:style-name="ce9">
            <text:p>13603</text:p>
          </table:table-cell>
          <table:table-cell office:value-type="float" office:value="259.32485790248069" table:formula="of:=[.P106]/2.7907" table:style-name="ce9">
            <text:p>259</text:p>
          </table:table-cell>
          <table:table-cell office:value-type="float" office:value="1.9064280050427495E-2" table:formula="of:=[.P382]/[.O382]" table:style-name="ce13">
            <text:p>0.0191</text:p>
          </table:table-cell>
          <table:table-cell table:number-columns-repeated="9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3" table:style-name="ce7"/>
          <table:table-cell office:value-type="float" office:value="23895.83784" table:style-name="ce9">
            <text:p>23896</text:p>
          </table:table-cell>
          <table:table-cell office:value-type="float" office:value="308.17367094924572" table:formula="of:=[.G107]/2.7907" table:style-name="ce9">
            <text:p>308</text:p>
          </table:table-cell>
          <table:table-cell office:value-type="float" office:value="1.2896541774876964E-2" table:formula="of:=[.G383]/[.F383]" table:style-name="ce13">
            <text:p>0.0129</text:p>
          </table:table-cell>
          <table:table-cell office:value-type="float" office:value="21889.690620000001" table:style-name="ce9">
            <text:p>21890</text:p>
          </table:table-cell>
          <table:table-cell office:value-type="float" office:value="323.15268692349872" table:formula="of:=[.J107]/2.7907" table:style-name="ce9">
            <text:p>323</text:p>
          </table:table-cell>
          <table:table-cell office:value-type="float" office:value="1.4762780001479011E-2" table:formula="of:=[.J383]/[.I383]" table:style-name="ce13">
            <text:p>0.0148</text:p>
          </table:table-cell>
          <table:table-cell office:value-type="float" office:value="20081.48919" table:style-name="ce9">
            <text:p>20081</text:p>
          </table:table-cell>
          <table:table-cell office:value-type="float" office:value="335.93314929570391" table:formula="of:=[.M107]/2.7907" table:style-name="ce9">
            <text:p>336</text:p>
          </table:table-cell>
          <table:table-cell office:value-type="float" office:value="1.6728497877686724E-2" table:formula="of:=[.M383]/[.L383]" table:style-name="ce13">
            <text:p>0.0167</text:p>
          </table:table-cell>
          <table:table-cell office:value-type="float" office:value="17472.60816" table:style-name="ce9">
            <text:p>17473</text:p>
          </table:table-cell>
          <table:table-cell office:value-type="float" office:value="328.79203620873898" table:formula="of:=[.P107]/2.7907" table:style-name="ce9">
            <text:p>329</text:p>
          </table:table-cell>
          <table:table-cell office:value-type="float" office:value="1.8817570519405444E-2" table:formula="of:=[.P383]/[.O383]" table:style-name="ce13">
            <text:p>0.0188</text:p>
          </table:table-cell>
          <table:table-cell office:value-type="float" office:value="22892.764230000001" table:formula="of:=([.F383]-[.I383])/2+[.I383]" table:style-name="ce1">
            <text:p>22892.76423</text:p>
          </table:table-cell>
          <table:table-cell office:value-type="float" office:value="2051.1916750079999" table:formula="of:=[.R383]*140*0.64/1000" table:style-name="ce10">
            <text:p>2051.191675</text:p>
          </table:table-cell>
          <table:table-cell office:value-type="float" office:value="15293.336217600001" table:formula="of:=[.F383]*0.64" table:style-name="ce10">
            <text:p>15293.33622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number-rows-repeated="2" table:style-name="ro1">
          <table:table-cell/>
          <table:table-cell table:number-columns-repeated="2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number-columns-repeated="2" table:style-name="ce9"/>
          <table:table-cell office:value-type="string" table:style-name="ce13">
            <text:p>30000 FT</text:p>
          </table:table-cell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3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TP M0.3</text:p>
          </table:table-cell>
          <table:table-cell table:number-columns-repeated="2" table:style-name="ce7"/>
          <table:table-cell office:value-type="string" table:style-name="ce9">
            <text:p>TP M0.4</text:p>
          </table:table-cell>
          <table:table-cell table:style-name="ce9"/>
          <table:table-cell table:style-name="ce13"/>
          <table:table-cell office:value-type="string" table:style-name="ce9">
            <text:p>TP M0.5</text:p>
          </table:table-cell>
          <table:table-cell table:style-name="ce9"/>
          <table:table-cell table:style-name="ce13"/>
          <table:table-cell office:value-type="string" table:style-name="ce9">
            <text:p>TP M0.6</text:p>
          </table:table-cell>
          <table:table-cell table:style-name="ce9"/>
          <table:table-cell table:style-name="ce13"/>
          <table:table-cell office:value-type="string" table:style-name="ce9">
            <text:p>TP M0.7</text:p>
          </table:table-cell>
          <table:table-cell table:style-name="ce9"/>
          <table:table-cell table:style-name="ce13"/>
          <table:table-cell office:value-type="string" table:style-name="ce7">
            <text:p>TP M0.74</text:p>
          </table:table-cell>
          <table:table-cell table:number-columns-repeated="2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table:style-name="ce7"/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table:style-name="ce7"/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3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3" table:style-name="ce7"/>
          <table:table-cell office:value-type="float" office:value="1405.63752" table:style-name="ce9">
            <text:p>1406</text:p>
          </table:table-cell>
          <table:table-cell office:value-type="float" office:value="58.925343003254383" table:formula="of:=[.G115]/2.7907" table:style-name="ce9">
            <text:p>59</text:p>
          </table:table-cell>
          <table:table-cell office:value-type="float" office:value="4.1920724343822567E-2" table:formula="of:=[.G391]/[.F391]" table:style-name="ce13">
            <text:p>0.0419</text:p>
          </table:table-cell>
          <table:table-cell office:value-type="float" office:value="740.62863000000004" table:style-name="ce9">
            <text:p>741</text:p>
          </table:table-cell>
          <table:table-cell office:value-type="float" office:value="59.210167295077575" table:formula="of:=[.J115]/2.7907" table:style-name="ce9">
            <text:p>59</text:p>
          </table:table-cell>
          <table:table-cell office:value-type="float" office:value="7.9945825609087751E-2" table:formula="of:=[.J391]/[.I391]" table:style-name="ce13">
            <text:p>0.0799</text:p>
          </table:table-cell>
          <table:table-cell office:value-type="float" office:value="60.05097" table:style-name="ce9">
            <text:p>60</text:p>
          </table:table-cell>
          <table:table-cell office:value-type="float" office:value="57.556844720166261" table:formula="of:=[.M115]/2.7907" table:style-name="ce9">
            <text:p>58</text:p>
          </table:table-cell>
          <table:table-cell office:value-type="float" office:value="0.95846652802055088" table:formula="of:=[.M391]/[.L391]" table:style-name="ce13">
            <text:p>0.9585</text:p>
          </table:table-cell>
          <table:table-cell office:value-type="float" office:value="-887.41989000000001" table:style-name="ce9">
            <text:p>-887</text:p>
          </table:table-cell>
          <table:table-cell office:value-type="float" office:value="55.531789406559639" table:formula="of:=[.P115]/2.7907" table:style-name="ce9">
            <text:p>56</text:p>
          </table:table-cell>
          <table:table-cell office:value-type="float" office:value="-6.2576678787940668E-2" table:formula="of:=[.P391]/[.O391]" table:style-name="ce13">
            <text:p>-0.0626</text:p>
          </table:table-cell>
          <table:table-cell office:value-type="float" office:value="-1559.1011100000001" table:style-name="ce9">
            <text:p>-1559</text:p>
          </table:table-cell>
          <table:table-cell office:value-type="float" office:value="54.725071926133225" table:formula="of:=[.S115]/2.7907" table:style-name="ce9">
            <text:p>55</text:p>
          </table:table-cell>
          <table:table-cell office:value-type="float" office:value="-3.5100399566858898E-2" table:formula="of:=[.S391]/[.R391]" table:style-name="ce13">
            <text:p>-0.0351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3978.9327899999998" table:style-name="ce9">
            <text:p>3979</text:p>
          </table:table-cell>
          <table:table-cell office:value-type="float" office:value="79.449560395351696" table:formula="of:=[.G116]/2.7907" table:style-name="ce9">
            <text:p>79</text:p>
          </table:table-cell>
          <table:table-cell office:value-type="float" office:value="1.9967555268846776E-2" table:formula="of:=[.G392]/[.F392]" table:style-name="ce13">
            <text:p>0.0200</text:p>
          </table:table-cell>
          <table:table-cell office:value-type="float" office:value="3705.36726" table:style-name="ce9">
            <text:p>3705</text:p>
          </table:table-cell>
          <table:table-cell office:value-type="float" office:value="86.003767111358428" table:formula="of:=[.J116]/2.7907" table:style-name="ce9">
            <text:p>86</text:p>
          </table:table-cell>
          <table:table-cell office:value-type="float" office:value="2.3210591845991113E-2" table:formula="of:=[.J392]/[.I392]" table:style-name="ce13">
            <text:p>0.0232</text:p>
          </table:table-cell>
          <table:table-cell office:value-type="float" office:value="3233.8559399999999" table:style-name="ce9">
            <text:p>3234</text:p>
          </table:table-cell>
          <table:table-cell office:value-type="float" office:value="90.115403962875618" table:formula="of:=[.M116]/2.7907" table:style-name="ce9">
            <text:p>90</text:p>
          </table:table-cell>
          <table:table-cell office:value-type="float" office:value="2.7866239447535694E-2" table:formula="of:=[.M392]/[.L392]" table:style-name="ce13">
            <text:p>0.0279</text:p>
          </table:table-cell>
          <table:table-cell office:value-type="float" office:value="2806.8268200000002" table:style-name="ce9">
            <text:p>2807</text:p>
          </table:table-cell>
          <table:table-cell office:value-type="float" office:value="96.320472366343921" table:formula="of:=[.P116]/2.7907" table:style-name="ce9">
            <text:p>96</text:p>
          </table:table-cell>
          <table:table-cell office:value-type="float" office:value="3.4316499927966315E-2" table:formula="of:=[.P392]/[.O392]" table:style-name="ce13">
            <text:p>0.0343</text:p>
          </table:table-cell>
          <table:table-cell office:value-type="float" office:value="2615.5533599999999" table:style-name="ce9">
            <text:p>2616</text:p>
          </table:table-cell>
          <table:table-cell office:value-type="float" office:value="101.08029400899701" table:formula="of:=[.S116]/2.7907" table:style-name="ce9">
            <text:p>101</text:p>
          </table:table-cell>
          <table:table-cell office:value-type="float" office:value="3.864585427880432E-2" table:formula="of:=[.S392]/[.R392]" table:style-name="ce13">
            <text:p>0.0386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5969.5112399999998" table:style-name="ce9">
            <text:p>5970</text:p>
          </table:table-cell>
          <table:table-cell office:value-type="float" office:value="96.487917154005089" table:formula="of:=[.G117]/2.7907" table:style-name="ce9">
            <text:p>96</text:p>
          </table:table-cell>
          <table:table-cell office:value-type="float" office:value="1.6163453467926647E-2" table:formula="of:=[.G393]/[.F393]" table:style-name="ce13">
            <text:p>0.0162</text:p>
          </table:table-cell>
          <table:table-cell office:value-type="float" office:value="5555.8267800000003" table:style-name="ce9">
            <text:p>5556</text:p>
          </table:table-cell>
          <table:table-cell office:value-type="float" office:value="101.62895004315439" table:formula="of:=[.J117]/2.7907" table:style-name="ce9">
            <text:p>102</text:p>
          </table:table-cell>
          <table:table-cell office:value-type="float" office:value="1.829231796948759E-2" table:formula="of:=[.J393]/[.I393]" table:style-name="ce13">
            <text:p>0.0183</text:p>
          </table:table-cell>
          <table:table-cell office:value-type="float" office:value="4848.5598" table:style-name="ce9">
            <text:p>4849</text:p>
          </table:table-cell>
          <table:table-cell office:value-type="float" office:value="109.33525123950656" table:formula="of:=[.M117]/2.7907" table:style-name="ce9">
            <text:p>109</text:p>
          </table:table-cell>
          <table:table-cell office:value-type="float" office:value="2.2550046972609591E-2" table:formula="of:=[.M393]/[.L393]" table:style-name="ce13">
            <text:p>0.0226</text:p>
          </table:table-cell>
          <table:table-cell office:value-type="float" office:value="4212.4643400000004" table:style-name="ce9">
            <text:p>4212</text:p>
          </table:table-cell>
          <table:table-cell office:value-type="float" office:value="114.70359131292076" table:formula="of:=[.P117]/2.7907" table:style-name="ce9">
            <text:p>115</text:p>
          </table:table-cell>
          <table:table-cell office:value-type="float" office:value="2.722956969005956E-2" table:formula="of:=[.P393]/[.O393]" table:style-name="ce13">
            <text:p>0.0272</text:p>
          </table:table-cell>
          <table:table-cell office:value-type="float" office:value="3923.3300399999998" table:style-name="ce9">
            <text:p>3923</text:p>
          </table:table-cell>
          <table:table-cell office:value-type="float" office:value="118.64861529062672" table:formula="of:=[.S117]/2.7907" table:style-name="ce9">
            <text:p>119</text:p>
          </table:table-cell>
          <table:table-cell office:value-type="float" office:value="3.0241813480118722E-2" table:formula="of:=[.S393]/[.R393]" table:style-name="ce13">
            <text:p>0.0302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7957.8655799999997" table:style-name="ce9">
            <text:p>7958</text:p>
          </table:table-cell>
          <table:table-cell office:value-type="float" office:value="111.11538757564374" table:formula="of:=[.G118]/2.7907" table:style-name="ce9">
            <text:p>111</text:p>
          </table:table-cell>
          <table:table-cell office:value-type="float" office:value="1.396296361864958E-2" table:formula="of:=[.G394]/[.F394]" table:style-name="ce13">
            <text:p>0.0140</text:p>
          </table:table-cell>
          <table:table-cell office:value-type="float" office:value="7408.5104099999999" table:style-name="ce9">
            <text:p>7409</text:p>
          </table:table-cell>
          <table:table-cell office:value-type="float" office:value="121.25058515884544" table:formula="of:=[.J118]/2.7907" table:style-name="ce9">
            <text:p>121</text:p>
          </table:table-cell>
          <table:table-cell office:value-type="float" office:value="1.6366391953122117E-2" table:formula="of:=[.J394]/[.I394]" table:style-name="ce13">
            <text:p>0.0164</text:p>
          </table:table-cell>
          <table:table-cell office:value-type="float" office:value="6467.7118799999998" table:style-name="ce9">
            <text:p>6468</text:p>
          </table:table-cell>
          <table:table-cell office:value-type="float" office:value="124.92365295896012" table:formula="of:=[.M118]/2.7907" table:style-name="ce9">
            <text:p>125</text:p>
          </table:table-cell>
          <table:table-cell office:value-type="float" office:value="1.9314968767433733E-2" table:formula="of:=[.M394]/[.L394]" table:style-name="ce13">
            <text:p>0.0193</text:p>
          </table:table-cell>
          <table:table-cell office:value-type="float" office:value="5615.8777499999997" table:style-name="ce9">
            <text:p>5616</text:p>
          </table:table-cell>
          <table:table-cell office:value-type="float" office:value="128.80592939202995" table:formula="of:=[.P118]/2.7907" table:style-name="ce9">
            <text:p>129</text:p>
          </table:table-cell>
          <table:table-cell office:value-type="float" office:value="2.2936028013079514E-2" table:formula="of:=[.P394]/[.O394]" table:style-name="ce13">
            <text:p>0.0229</text:p>
          </table:table-cell>
          <table:table-cell office:value-type="float" office:value="5231.1067199999998" table:style-name="ce9">
            <text:p>5231</text:p>
          </table:table-cell>
          <table:table-cell office:value-type="float" office:value="131.63751633296914" table:formula="of:=[.S118]/2.7907" table:style-name="ce9">
            <text:p>132</text:p>
          </table:table-cell>
          <table:table-cell office:value-type="float" office:value="2.5164372164246183E-2" table:formula="of:=[.S394]/[.R394]" table:style-name="ce13">
            <text:p>0.0252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9950.6681399999998" table:style-name="ce9">
            <text:p>9951</text:p>
          </table:table-cell>
          <table:table-cell office:value-type="float" office:value="130.15060307848032" table:formula="of:=[.G119]/2.7907" table:style-name="ce9">
            <text:p>130</text:p>
          </table:table-cell>
          <table:table-cell office:value-type="float" office:value="1.3079584330151354E-2" table:formula="of:=[.G395]/[.F395]" table:style-name="ce13">
            <text:p>0.0131</text:p>
          </table:table-cell>
          <table:table-cell office:value-type="float" office:value="9261.1940400000003" table:style-name="ce9">
            <text:p>9261</text:p>
          </table:table-cell>
          <table:table-cell office:value-type="float" office:value="142.24877219170349" table:formula="of:=[.J119]/2.7907" table:style-name="ce9">
            <text:p>142</text:p>
          </table:table-cell>
          <table:table-cell office:value-type="float" office:value="1.535965789911292E-2" table:formula="of:=[.J395]/[.I395]" table:style-name="ce13">
            <text:p>0.0154</text:p>
          </table:table-cell>
          <table:table-cell office:value-type="float" office:value="8084.6398499999996" table:style-name="ce9">
            <text:p>8085</text:p>
          </table:table-cell>
          <table:table-cell office:value-type="float" office:value="145.69922338564336" table:formula="of:=[.M119]/2.7907" table:style-name="ce9">
            <text:p>146</text:p>
          </table:table-cell>
          <table:table-cell office:value-type="float" office:value="1.8021733322560234E-2" table:formula="of:=[.M395]/[.L395]" table:style-name="ce13">
            <text:p>0.0180</text:p>
          </table:table-cell>
          <table:table-cell office:value-type="float" office:value="7019.2911599999998" table:style-name="ce9">
            <text:p>7019</text:p>
          </table:table-cell>
          <table:table-cell office:value-type="float" office:value="147.4201610862271" table:formula="of:=[.P119]/2.7907" table:style-name="ce9">
            <text:p>147</text:p>
          </table:table-cell>
          <table:table-cell office:value-type="float" office:value="2.1002143624745593E-2" table:formula="of:=[.P395]/[.O395]" table:style-name="ce13">
            <text:p>0.0210</text:p>
          </table:table-cell>
          <table:table-cell office:value-type="float" office:value="6538.8833999999997" table:style-name="ce9">
            <text:p>6539</text:p>
          </table:table-cell>
          <table:table-cell office:value-type="float" office:value="149.32552700721646" table:formula="of:=[.S119]/2.7907" table:style-name="ce9">
            <text:p>149</text:p>
          </table:table-cell>
          <table:table-cell office:value-type="float" office:value="2.2836548363473874E-2" table:formula="of:=[.S395]/[.R395]" table:style-name="ce13">
            <text:p>0.0228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1941.246590000001" table:style-name="ce9">
            <text:p>11941</text:p>
          </table:table-cell>
          <table:table-cell office:value-type="float" office:value="148.53639476955351" table:formula="of:=[.G120]/2.7907" table:style-name="ce9">
            <text:p>149</text:p>
          </table:table-cell>
          <table:table-cell office:value-type="float" office:value="1.2438935386690938E-2" table:formula="of:=[.G396]/[.F396]" table:style-name="ce13">
            <text:p>0.0124</text:p>
          </table:table-cell>
          <table:table-cell office:value-type="float" office:value="11116.101780000001" table:style-name="ce9">
            <text:p>11116</text:p>
          </table:table-cell>
          <table:table-cell office:value-type="float" office:value="160.87555339482819" table:formula="of:=[.J120]/2.7907" table:style-name="ce9">
            <text:p>161</text:p>
          </table:table-cell>
          <table:table-cell office:value-type="float" office:value="1.4472299424630509E-2" table:formula="of:=[.J396]/[.I396]" table:style-name="ce13">
            <text:p>0.0145</text:p>
          </table:table-cell>
          <table:table-cell office:value-type="float" office:value="9701.5678200000002" table:style-name="ce9">
            <text:p>9702</text:p>
          </table:table-cell>
          <table:table-cell office:value-type="float" office:value="165.72844318690184" table:formula="of:=[.M120]/2.7907" table:style-name="ce9">
            <text:p>166</text:p>
          </table:table-cell>
          <table:table-cell office:value-type="float" office:value="1.7082645430282817E-2" table:formula="of:=[.M396]/[.L396]" table:style-name="ce13">
            <text:p>0.0171</text:p>
          </table:table-cell>
          <table:table-cell office:value-type="float" office:value="8422.7045699999999" table:style-name="ce9">
            <text:p>8423</text:p>
          </table:table-cell>
          <table:table-cell office:value-type="float" office:value="165.46606286873148" table:formula="of:=[.P120]/2.7907" table:style-name="ce9">
            <text:p>165</text:p>
          </table:table-cell>
          <table:table-cell office:value-type="float" office:value="1.9645241204124472E-2" table:formula="of:=[.P396]/[.O396]" table:style-name="ce13">
            <text:p>0.0196</text:p>
          </table:table-cell>
          <table:table-cell office:value-type="float" office:value="7846.6600799999997" table:style-name="ce9">
            <text:p>7847</text:p>
          </table:table-cell>
          <table:table-cell office:value-type="float" office:value="169.26161670802307" table:formula="of:=[.S120]/2.7907" table:style-name="ce9">
            <text:p>169</text:p>
          </table:table-cell>
          <table:table-cell office:value-type="float" office:value="2.1571167220489955E-2" table:formula="of:=[.S396]/[.R396]" table:style-name="ce13">
            <text:p>0.0216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3929.600930000001" table:style-name="ce9">
            <text:p>13930</text:p>
          </table:table-cell>
          <table:table-cell office:value-type="float" office:value="169.22312741724369" table:formula="of:=[.G121]/2.7907" table:style-name="ce9">
            <text:p>169</text:p>
          </table:table-cell>
          <table:table-cell office:value-type="float" office:value="1.2148454809842401E-2" table:formula="of:=[.G397]/[.F397]" table:style-name="ce13">
            <text:p>0.0121</text:p>
          </table:table-cell>
          <table:table-cell office:value-type="float" office:value="12968.78541" table:style-name="ce9">
            <text:p>12969</text:p>
          </table:table-cell>
          <table:table-cell office:value-type="float" office:value="184.38541224260112" table:formula="of:=[.J121]/2.7907" table:style-name="ce9">
            <text:p>184</text:p>
          </table:table-cell>
          <table:table-cell office:value-type="float" office:value="1.4217631521640014E-2" table:formula="of:=[.J397]/[.I397]" table:style-name="ce13">
            <text:p>0.0142</text:p>
          </table:table-cell>
          <table:table-cell office:value-type="float" office:value="11316.27168" table:style-name="ce9">
            <text:p>11316</text:p>
          </table:table-cell>
          <table:table-cell office:value-type="float" office:value="186.19718785547676" table:formula="of:=[.M121]/2.7907" table:style-name="ce9">
            <text:p>186</text:p>
          </table:table-cell>
          <table:table-cell office:value-type="float" office:value="1.6453934044775138E-2" table:formula="of:=[.M397]/[.L397]" table:style-name="ce13">
            <text:p>0.0165</text:p>
          </table:table-cell>
          <table:table-cell office:value-type="float" office:value="9826.1179800000009" table:style-name="ce9">
            <text:p>9826</text:p>
          </table:table-cell>
          <table:table-cell office:value-type="float" office:value="186.85866556791663" table:formula="of:=[.P121]/2.7907" table:style-name="ce9">
            <text:p>187</text:p>
          </table:table-cell>
          <table:table-cell office:value-type="float" office:value="1.9016529818616793E-2" table:formula="of:=[.P397]/[.O397]" table:style-name="ce13">
            <text:p>0.0190</text:p>
          </table:table-cell>
          <table:table-cell office:value-type="float" office:value="9154.4367600000005" table:style-name="ce9">
            <text:p>9154</text:p>
          </table:table-cell>
          <table:table-cell office:value-type="float" office:value="186.79871466983946" table:formula="of:=[.S121]/2.7907" table:style-name="ce9">
            <text:p>187</text:p>
          </table:table-cell>
          <table:table-cell office:value-type="float" office:value="2.0405265727111696E-2" table:formula="of:=[.S397]/[.R397]" table:style-name="ce13">
            <text:p>0.0204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5920.17938" table:style-name="ce9">
            <text:p>15920</text:p>
          </table:table-cell>
          <table:table-cell office:value-type="float" office:value="192.89878492527285" table:formula="of:=[.G122]/2.7907" table:style-name="ce9">
            <text:p>193</text:p>
          </table:table-cell>
          <table:table-cell office:value-type="float" office:value="1.21166213219686E-2" table:formula="of:=[.G398]/[.F398]" table:style-name="ce13">
            <text:p>0.0121</text:p>
          </table:table-cell>
          <table:table-cell office:value-type="float" office:value="14821.46904" table:style-name="ce9">
            <text:p>14821</text:p>
          </table:table-cell>
          <table:table-cell office:value-type="float" office:value="209.66459254646287" table:formula="of:=[.J122]/2.7907" table:style-name="ce9">
            <text:p>210</text:p>
          </table:table-cell>
          <table:table-cell office:value-type="float" office:value="1.4146006173923963E-2" table:formula="of:=[.J398]/[.I398]" table:style-name="ce13">
            <text:p>0.0141</text:p>
          </table:table-cell>
          <table:table-cell office:value-type="float" office:value="12933.19965" table:style-name="ce9">
            <text:p>12933</text:p>
          </table:table-cell>
          <table:table-cell office:value-type="float" office:value="210.17737008330596" table:formula="of:=[.M122]/2.7907" table:style-name="ce9">
            <text:p>210</text:p>
          </table:table-cell>
          <table:table-cell office:value-type="float" office:value="1.6250995559579564E-2" table:formula="of:=[.M398]/[.L398]" table:style-name="ce13">
            <text:p>0.0163</text:p>
          </table:table-cell>
          <table:table-cell office:value-type="float" office:value="11227.307280000001" table:style-name="ce9">
            <text:p>11227</text:p>
          </table:table-cell>
          <table:table-cell office:value-type="float" office:value="209.30492255859031" table:formula="of:=[.P122]/2.7907" table:style-name="ce9">
            <text:p>209</text:p>
          </table:table-cell>
          <table:table-cell office:value-type="float" office:value="1.8642486336099485E-2" table:formula="of:=[.P398]/[.O398]" table:style-name="ce13">
            <text:p>0.0186</text:p>
          </table:table-cell>
          <table:table-cell office:value-type="float" office:value="10462.21344" table:style-name="ce9">
            <text:p>10462</text:p>
          </table:table-cell>
          <table:table-cell office:value-type="float" office:value="208.36362088757446" table:formula="of:=[.S122]/2.7907" table:style-name="ce9">
            <text:p>208</text:p>
          </table:table-cell>
          <table:table-cell office:value-type="float" office:value="1.9915825851051883E-2" table:formula="of:=[.S398]/[.R398]" table:style-name="ce13">
            <text:p>0.0199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7908.533719999999" table:style-name="ce9">
            <text:p>17909</text:p>
          </table:table-cell>
          <table:table-cell office:value-type="float" office:value="219.48507004012973" table:formula="of:=[.G123]/2.7907" table:style-name="ce9">
            <text:p>219</text:p>
          </table:table-cell>
          <table:table-cell office:value-type="float" office:value="1.225589283141656E-2" table:formula="of:=[.G399]/[.F399]" table:style-name="ce13">
            <text:p>0.0123</text:p>
          </table:table-cell>
          <table:table-cell office:value-type="float" office:value="16671.92856" table:style-name="ce9">
            <text:p>16672</text:p>
          </table:table-cell>
          <table:table-cell office:value-type="float" office:value="237.69874406574624" table:formula="of:=[.J123]/2.7907" table:style-name="ce9">
            <text:p>238</text:p>
          </table:table-cell>
          <table:table-cell office:value-type="float" office:value="1.4257423381482281E-2" table:formula="of:=[.J399]/[.I399]" table:style-name="ce13">
            <text:p>0.0143</text:p>
          </table:table-cell>
          <table:table-cell office:value-type="float" office:value="14550.127619999999" table:style-name="ce9">
            <text:p>14550</text:p>
          </table:table-cell>
          <table:table-cell office:value-type="float" office:value="235.70138971331204" table:formula="of:=[.M123]/2.7907" table:style-name="ce9">
            <text:p>236</text:p>
          </table:table-cell>
          <table:table-cell office:value-type="float" office:value="1.6199266141784675E-2" table:formula="of:=[.M399]/[.L399]" table:style-name="ce13">
            <text:p>0.0162</text:p>
          </table:table-cell>
          <table:table-cell office:value-type="float" office:value="12635.16891" table:style-name="ce9">
            <text:p>12635</text:p>
          </table:table-cell>
          <table:table-cell office:value-type="float" office:value="232.98680172019922" table:formula="of:=[.P123]/2.7907" table:style-name="ce9">
            <text:p>233</text:p>
          </table:table-cell>
          <table:table-cell office:value-type="float" office:value="1.8439547850903976E-2" table:formula="of:=[.P399]/[.O399]" table:style-name="ce13">
            <text:p>0.0184</text:p>
          </table:table-cell>
          <table:table-cell office:value-type="float" office:value="11769.99012" table:style-name="ce9">
            <text:p>11770</text:p>
          </table:table-cell>
          <table:table-cell office:value-type="float" office:value="231.41163479644212" table:formula="of:=[.S123]/2.7907" table:style-name="ce9">
            <text:p>231</text:p>
          </table:table-cell>
          <table:table-cell office:value-type="float" office:value="1.9661157948061395E-2" table:formula="of:=[.S399]/[.R399]" table:style-name="ce13">
            <text:p>0.0197</text:p>
          </table:table-cell>
          <table:table-cell office:value-type="float" office:value="17290.23114" table:formula="of:=([.F399]-[.I399])/2+[.I399]" table:style-name="ce1">
            <text:p>17290.23114</text:p>
          </table:table-cell>
          <table:table-cell office:value-type="float" office:value="1549.204710144" table:formula="of:=[.U399]*140*0.64/1000" table:style-name="ce10">
            <text:p>1549.20471</text:p>
          </table:table-cell>
          <table:table-cell table:number-columns-repeated="4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3" table:style-name="ce7"/>
          <table:table-cell office:value-type="float" office:value="19899.11217" table:style-name="ce9">
            <text:p>19899</text:p>
          </table:table-cell>
          <table:table-cell office:value-type="float" office:value="252.51225343460635" table:formula="of:=[.G124]/2.7907" table:style-name="ce9">
            <text:p>253</text:p>
          </table:table-cell>
          <table:table-cell office:value-type="float" office:value="1.2689624103697202E-2" table:formula="of:=[.G400]/[.F400]" table:style-name="ce13">
            <text:p>0.0127</text:p>
          </table:table-cell>
          <table:table-cell office:value-type="float" office:value="18524.61219" table:style-name="ce9">
            <text:p>18525</text:p>
          </table:table-cell>
          <table:table-cell office:value-type="float" office:value="270.08398202296161" table:formula="of:=[.J124]/2.7907" table:style-name="ce9">
            <text:p>270</text:p>
          </table:table-cell>
          <table:table-cell office:value-type="float" office:value="1.4579737446204622E-2" table:formula="of:=[.J400]/[.I400]" table:style-name="ce13">
            <text:p>0.0146</text:p>
          </table:table-cell>
          <table:table-cell office:value-type="float" office:value="16167.05559" table:style-name="ce9">
            <text:p>16167</text:p>
          </table:table-cell>
          <table:table-cell office:value-type="float" office:value="263.76005614072562" table:formula="of:=[.M124]/2.7907" table:style-name="ce9">
            <text:p>264</text:p>
          </table:table-cell>
          <table:table-cell office:value-type="float" office:value="1.6314662535327228E-2" table:formula="of:=[.M400]/[.L400]" table:style-name="ce13">
            <text:p>0.0163</text:p>
          </table:table-cell>
          <table:table-cell office:value-type="float" office:value="14038.58232" table:style-name="ce9">
            <text:p>14039</text:p>
          </table:table-cell>
          <table:table-cell office:value-type="float" office:value="258.30648914843334" table:formula="of:=[.P124]/2.7907" table:style-name="ce9">
            <text:p>258</text:p>
          </table:table-cell>
          <table:table-cell office:value-type="float" office:value="1.8399755991061736E-2" table:formula="of:=[.P400]/[.O400]" table:style-name="ce13">
            <text:p>0.0184</text:p>
          </table:table-cell>
          <table:table-cell office:value-type="float" office:value="13077.766799999999" table:style-name="ce9">
            <text:p>13078</text:p>
          </table:table-cell>
          <table:table-cell office:value-type="float" office:value="255.97918360289171" table:formula="of:=[.S124]/2.7907" table:style-name="ce9">
            <text:p>256</text:p>
          </table:table-cell>
          <table:table-cell office:value-type="float" office:value="1.9573615856408429E-2" table:formula="of:=[.S400]/[.R400]" table:style-name="ce13">
            <text:p>0.0196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3" table:style-name="ce7"/>
          <table:table-cell office:value-type="float" office:value="19899.11217" table:style-name="ce9">
            <text:p>19899</text:p>
          </table:table-cell>
          <table:table-cell office:value-type="float" office:value="252.51225343460635" table:formula="of:=[.G125]/2.7907" table:style-name="ce9">
            <text:p>253</text:p>
          </table:table-cell>
          <table:table-cell office:value-type="float" office:value="1.2689624103697202E-2" table:formula="of:=[.G401]/[.F401]" table:style-name="ce13">
            <text:p>0.0127</text:p>
          </table:table-cell>
          <table:table-cell office:value-type="float" office:value="18560.197950000002" table:style-name="ce9">
            <text:p>18560</text:p>
          </table:table-cell>
          <table:table-cell office:value-type="float" office:value="270.75052201967924" table:formula="of:=[.J125]/2.7907" table:style-name="ce9">
            <text:p>271</text:p>
          </table:table-cell>
          <table:table-cell office:value-type="float" office:value="1.458769581817306E-2" table:formula="of:=[.J401]/[.I401]" table:style-name="ce13">
            <text:p>0.0146</text:p>
          </table:table-cell>
          <table:table-cell office:value-type="float" office:value="17328.041010000001" table:style-name="ce9">
            <text:p>17328</text:p>
          </table:table-cell>
          <table:table-cell office:value-type="float" office:value="286.01081337667284" table:formula="of:=[.M125]/2.7907" table:style-name="ce9">
            <text:p>286</text:p>
          </table:table-cell>
          <table:table-cell office:value-type="float" office:value="1.6505663462570073E-2" table:formula="of:=[.M401]/[.L401]" table:style-name="ce13">
            <text:p>0.0165</text:p>
          </table:table-cell>
          <table:table-cell office:value-type="float" office:value="16389.46659" table:style-name="ce9">
            <text:p>16389</text:p>
          </table:table-cell>
          <table:table-cell office:value-type="float" office:value="306.12735758172892" table:formula="of:=[.P125]/2.7907" table:style-name="ce9">
            <text:p>306</text:p>
          </table:table-cell>
          <table:table-cell office:value-type="float" office:value="1.8678299009957523E-2" table:formula="of:=[.P401]/[.O401]" table:style-name="ce13">
            <text:p>0.0187</text:p>
          </table:table-cell>
          <table:table-cell office:value-type="float" office:value="15597.683429999999" table:style-name="ce9">
            <text:p>15598</text:p>
          </table:table-cell>
          <table:table-cell office:value-type="float" office:value="310.45454862184431" table:formula="of:=[.S125]/2.7907" table:style-name="ce9">
            <text:p>310</text:p>
          </table:table-cell>
          <table:table-cell office:value-type="float" office:value="1.9903888293099196E-2" table:formula="of:=[.S401]/[.R401]" table:style-name="ce13">
            <text:p>0.0199</text:p>
          </table:table-cell>
          <table:table-cell office:value-type="float" office:value="19229.655060000001" table:formula="of:=([.F401]-[.I401])/2+[.I401]" table:style-name="ce1">
            <text:p>19229.65506</text:p>
          </table:table-cell>
          <table:table-cell office:value-type="float" office:value="1722.9770933760001" table:formula="of:=[.U401]*140*0.64/1000" table:style-name="ce10">
            <text:p>1722.977093</text:p>
          </table:table-cell>
          <table:table-cell table:number-columns-repeated="4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number-rows-repeated="2" table:style-name="ro1">
          <table:table-cell/>
          <table:table-cell table:number-columns-repeated="4"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number-columns-repeated="2" table:style-name="ce9"/>
          <table:table-cell office:value-type="string" table:style-name="ce13">
            <text:p>35000 FT</text:p>
          </table:table-cell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TP M0.3</text:p>
          </table:table-cell>
          <table:table-cell table:number-columns-repeated="2" table:style-name="ce7"/>
          <table:table-cell office:value-type="string" table:style-name="ce9">
            <text:p>TP M0.4</text:p>
          </table:table-cell>
          <table:table-cell table:style-name="ce9"/>
          <table:table-cell table:style-name="ce13"/>
          <table:table-cell office:value-type="string" table:style-name="ce9">
            <text:p>TP M0.5</text:p>
          </table:table-cell>
          <table:table-cell table:style-name="ce9"/>
          <table:table-cell table:style-name="ce13"/>
          <table:table-cell office:value-type="string" table:style-name="ce9">
            <text:p>TP M0.6</text:p>
          </table:table-cell>
          <table:table-cell table:style-name="ce9"/>
          <table:table-cell table:style-name="ce7"/>
          <table:table-cell office:value-type="string" table:style-name="ce9">
            <text:p>TP M0.7</text:p>
          </table:table-cell>
          <table:table-cell table:style-name="ce9"/>
          <table:table-cell table:style-name="ce13"/>
          <table:table-cell office:value-type="string" table:style-name="ce9">
            <text:p>TP M0.74</text:p>
          </table:table-cell>
          <table:table-cell table:style-name="ce9"/>
          <table:table-cell table:style-name="ce13"/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table:style-name="ce7"/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table:style-name="ce7"/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3" table:style-name="ce7"/>
          <table:table-cell office:value-type="float" office:value="2849.08491" table:style-name="ce9">
            <text:p>2849</text:p>
          </table:table-cell>
          <table:table-cell office:value-type="float" office:value="61.67349075507758" table:formula="of:=[.G133]/2.7907" table:style-name="ce9">
            <text:p>62</text:p>
          </table:table-cell>
          <table:table-cell office:value-type="float" office:value="2.1646771754190219E-2" table:formula="of:=[.G409]/[.F409]" table:style-name="ce13">
            <text:p>0.0216</text:p>
          </table:table-cell>
          <table:table-cell office:value-type="float" office:value="1992.8025600000001" table:style-name="ce9">
            <text:p>1993</text:p>
          </table:table-cell>
          <table:table-cell office:value-type="float" office:value="60.40869849851255" table:formula="of:=[.J133]/2.7907" table:style-name="ce9">
            <text:p>60</text:p>
          </table:table-cell>
          <table:table-cell office:value-type="float" office:value="3.0313438827834778E-2" table:formula="of:=[.J409]/[.I409]" table:style-name="ce13">
            <text:p>0.0303</text:p>
          </table:table-cell>
          <table:table-cell office:value-type="float" office:value="1263.29448" table:style-name="ce9">
            <text:p>1263</text:p>
          </table:table-cell>
          <table:table-cell office:value-type="float" office:value="58.819566042253911" table:formula="of:=[.M133]/2.7907" table:style-name="ce9">
            <text:p>59</text:p>
          </table:table-cell>
          <table:table-cell office:value-type="float" office:value="4.6560455201430082E-2" table:formula="of:=[.M409]/[.L409]" table:style-name="ce13">
            <text:p>0.0466</text:p>
          </table:table-cell>
          <table:table-cell office:value-type="float" office:value="382.54692" table:style-name="ce9">
            <text:p>383</text:p>
          </table:table-cell>
          <table:table-cell office:value-type="float" office:value="57.001250170494856" table:formula="of:=[.P133]/2.7907" table:style-name="ce9">
            <text:p>57</text:p>
          </table:table-cell>
          <table:table-cell office:value-type="float" office:value="0.14900459836533217" table:formula="of:=[.P409]/[.O409]" table:style-name="ce13">
            <text:p>0.1490</text:p>
          </table:table-cell>
          <table:table-cell office:value-type="float" office:value="-175.70469" table:style-name="ce9">
            <text:p>-176</text:p>
          </table:table-cell>
          <table:table-cell office:value-type="float" office:value="58.17654088701687" table:formula="of:=[.S133]/2.7907" table:style-name="ce9">
            <text:p>58</text:p>
          </table:table-cell>
          <table:table-cell office:value-type="float" office:value="-0.3311040865614735" table:formula="of:=[.S409]/[.R409]" table:style-name="ce13">
            <text:p>-0.3311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3191.5978500000001" table:style-name="ce9">
            <text:p>3192</text:p>
          </table:table-cell>
          <table:table-cell office:value-type="float" office:value="64.325304653112113" table:formula="of:=[.G134]/2.7907" table:style-name="ce9">
            <text:p>64</text:p>
          </table:table-cell>
          <table:table-cell office:value-type="float" office:value="2.0154577010105489E-2" table:formula="of:=[.G410]/[.F410]" table:style-name="ce13">
            <text:p>0.0202</text:p>
          </table:table-cell>
          <table:table-cell office:value-type="float" office:value="2971.4109600000002" table:style-name="ce9">
            <text:p>2971</text:p>
          </table:table-cell>
          <table:table-cell office:value-type="float" office:value="69.358392295163213" table:formula="of:=[.J134]/2.7907" table:style-name="ce9">
            <text:p>69</text:p>
          </table:table-cell>
          <table:table-cell office:value-type="float" office:value="2.3341904983470618E-2" table:formula="of:=[.J410]/[.I410]" table:style-name="ce13">
            <text:p>0.0233</text:p>
          </table:table-cell>
          <table:table-cell office:value-type="float" office:value="2851.3090200000001" table:style-name="ce9">
            <text:p>2851</text:p>
          </table:table-cell>
          <table:table-cell office:value-type="float" office:value="75.484198779059724" table:formula="of:=[.M134]/2.7907" table:style-name="ce9">
            <text:p>75</text:p>
          </table:table-cell>
          <table:table-cell office:value-type="float" office:value="2.647352435305652E-2" table:formula="of:=[.M410]/[.L410]" table:style-name="ce13">
            <text:p>0.0265</text:p>
          </table:table-cell>
          <table:table-cell office:value-type="float" office:value="2757.8964000000001" table:style-name="ce9">
            <text:p>2758</text:p>
          </table:table-cell>
          <table:table-cell office:value-type="float" office:value="84.00736857483642" table:formula="of:=[.P134]/2.7907" table:style-name="ce9">
            <text:p>84</text:p>
          </table:table-cell>
          <table:table-cell office:value-type="float" office:value="3.0460668709251158E-2" table:formula="of:=[.P410]/[.O410]" table:style-name="ce13">
            <text:p>0.0305</text:p>
          </table:table-cell>
          <table:table-cell office:value-type="float" office:value="2617.77747" table:style-name="ce9">
            <text:p>2618</text:p>
          </table:table-cell>
          <table:table-cell office:value-type="float" office:value="88.301716718175001" table:formula="of:=[.S134]/2.7907" table:style-name="ce9">
            <text:p>88</text:p>
          </table:table-cell>
          <table:table-cell office:value-type="float" office:value="3.3731559588285019E-2" table:formula="of:=[.S410]/[.R410]" table:style-name="ce13">
            <text:p>0.0337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4786.2847199999997" table:style-name="ce9">
            <text:p>4786</text:p>
          </table:table-cell>
          <table:table-cell office:value-type="float" office:value="77.420026907191016" table:formula="of:=[.G135]/2.7907" table:style-name="ce9">
            <text:p>77</text:p>
          </table:table-cell>
          <table:table-cell office:value-type="float" office:value="1.6175391025879258E-2" table:formula="of:=[.G411]/[.F411]" table:style-name="ce13">
            <text:p>0.0162</text:p>
          </table:table-cell>
          <table:table-cell office:value-type="float" office:value="4454.8923299999997" table:style-name="ce9">
            <text:p>4455</text:p>
          </table:table-cell>
          <table:table-cell office:value-type="float" office:value="84.202514323669689" table:formula="of:=[.J135]/2.7907" table:style-name="ce9">
            <text:p>84</text:p>
          </table:table-cell>
          <table:table-cell office:value-type="float" office:value="1.8901133425074202E-2" table:formula="of:=[.J411]/[.I411]" table:style-name="ce13">
            <text:p>0.0189</text:p>
          </table:table-cell>
          <table:table-cell office:value-type="float" office:value="4274.7394199999999" table:style-name="ce9">
            <text:p>4275</text:p>
          </table:table-cell>
          <table:table-cell office:value-type="float" office:value="92.14307892009495" table:formula="of:=[.M135]/2.7907" table:style-name="ce9">
            <text:p>92</text:p>
          </table:table-cell>
          <table:table-cell office:value-type="float" office:value="2.1555250476553014E-2" table:formula="of:=[.M411]/[.L411]" table:style-name="ce13">
            <text:p>0.0216</text:p>
          </table:table-cell>
          <table:table-cell office:value-type="float" office:value="4134.6204900000002" table:style-name="ce9">
            <text:p>4135</text:p>
          </table:table-cell>
          <table:table-cell office:value-type="float" office:value="101.92276608467445" table:formula="of:=[.P135]/2.7907" table:style-name="ce9">
            <text:p>102</text:p>
          </table:table-cell>
          <table:table-cell office:value-type="float" office:value="2.4651057172280992E-2" table:formula="of:=[.P411]/[.O411]" table:style-name="ce13">
            <text:p>0.0247</text:p>
          </table:table-cell>
          <table:table-cell office:value-type="float" office:value="3925.5541499999999" table:style-name="ce9">
            <text:p>3926</text:p>
          </table:table-cell>
          <table:table-cell office:value-type="float" office:value="105.92267867617944" table:formula="of:=[.S135]/2.7907" table:style-name="ce9">
            <text:p>106</text:p>
          </table:table-cell>
          <table:table-cell office:value-type="float" office:value="2.6982860159037534E-2" table:formula="of:=[.S411]/[.R411]" table:style-name="ce13">
            <text:p>0.0270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6380.9715900000001" table:style-name="ce9">
            <text:p>6381</text:p>
          </table:table-cell>
          <table:table-cell office:value-type="float" office:value="88.843363435639787" table:formula="of:=[.G136]/2.7907" table:style-name="ce9">
            <text:p>89</text:p>
          </table:table-cell>
          <table:table-cell office:value-type="float" office:value="1.3923171758807312E-2" table:formula="of:=[.G412]/[.F412]" table:style-name="ce13">
            <text:p>0.0139</text:p>
          </table:table-cell>
          <table:table-cell office:value-type="float" office:value="5940.5978100000002" table:style-name="ce9">
            <text:p>5941</text:p>
          </table:table-cell>
          <table:table-cell office:value-type="float" office:value="96.658822349275454" table:formula="of:=[.J136]/2.7907" table:style-name="ce9">
            <text:p>97</text:p>
          </table:table-cell>
          <table:table-cell office:value-type="float" office:value="1.6270891489500693E-2" table:formula="of:=[.J412]/[.I412]" table:style-name="ce13">
            <text:p>0.0163</text:p>
          </table:table-cell>
          <table:table-cell office:value-type="float" office:value="5700.3939300000002" table:style-name="ce9">
            <text:p>5700</text:p>
          </table:table-cell>
          <table:table-cell office:value-type="float" office:value="105.7704915425316" table:formula="of:=[.M136]/2.7907" table:style-name="ce9">
            <text:p>106</text:p>
          </table:table-cell>
          <table:table-cell office:value-type="float" office:value="1.8554944244446557E-2" table:formula="of:=[.M412]/[.L412]" table:style-name="ce13">
            <text:p>0.0186</text:p>
          </table:table-cell>
          <table:table-cell office:value-type="float" office:value="5513.5686900000001" table:style-name="ce9">
            <text:p>5514</text:p>
          </table:table-cell>
          <table:table-cell office:value-type="float" office:value="116.32330987838426" table:formula="of:=[.P136]/2.7907" table:style-name="ce9">
            <text:p>116</text:p>
          </table:table-cell>
          <table:table-cell office:value-type="float" office:value="2.1097644088367069E-2" table:formula="of:=[.P412]/[.O412]" table:style-name="ce13">
            <text:p>0.0211</text:p>
          </table:table-cell>
          <table:table-cell office:value-type="float" office:value="5235.55494" table:style-name="ce9">
            <text:p>5236</text:p>
          </table:table-cell>
          <table:table-cell office:value-type="float" office:value="119.62450333744508" table:formula="of:=[.S136]/2.7907" table:style-name="ce9">
            <text:p>120</text:p>
          </table:table-cell>
          <table:table-cell office:value-type="float" office:value="2.284848592142652E-2" table:formula="of:=[.S412]/[.R412]" table:style-name="ce13">
            <text:p>0.0228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7977.8825699999998" table:style-name="ce9">
            <text:p>7978</text:p>
          </table:table-cell>
          <table:table-cell office:value-type="float" office:value="103.6172418447135" table:formula="of:=[.G137]/2.7907" table:style-name="ce9">
            <text:p>104</text:p>
          </table:table-cell>
          <table:table-cell office:value-type="float" office:value="1.2988063052514135E-2" table:formula="of:=[.G413]/[.F413]" table:style-name="ce13">
            <text:p>0.0130</text:p>
          </table:table-cell>
          <table:table-cell office:value-type="float" office:value="7424.0791799999997" table:style-name="ce9">
            <text:p>7424</text:p>
          </table:table-cell>
          <table:table-cell office:value-type="float" office:value="112.93827012342959" table:formula="of:=[.J137]/2.7907" table:style-name="ce9">
            <text:p>113</text:p>
          </table:table-cell>
          <table:table-cell office:value-type="float" office:value="1.5212428017696546E-2" table:formula="of:=[.J413]/[.I413]" table:style-name="ce13">
            <text:p>0.0152</text:p>
          </table:table-cell>
          <table:table-cell office:value-type="float" office:value="7126.0484399999996" table:style-name="ce9">
            <text:p>7126</text:p>
          </table:table-cell>
          <table:table-cell office:value-type="float" office:value="123.88680509726771" table:formula="of:=[.M137]/2.7907" table:style-name="ce9">
            <text:p>124</text:p>
          </table:table-cell>
          <table:table-cell office:value-type="float" office:value="1.7385063565084007E-2" table:formula="of:=[.M413]/[.L413]" table:style-name="ce13">
            <text:p>0.0174</text:p>
          </table:table-cell>
          <table:table-cell office:value-type="float" office:value="6890.2927799999998" table:style-name="ce9">
            <text:p>6890</text:p>
          </table:table-cell>
          <table:table-cell office:value-type="float" office:value="136.10174305448703" table:formula="of:=[.P137]/2.7907" table:style-name="ce9">
            <text:p>136</text:p>
          </table:table-cell>
          <table:table-cell office:value-type="float" office:value="1.9752679225698597E-2" table:formula="of:=[.P413]/[.O413]" table:style-name="ce13">
            <text:p>0.0198</text:p>
          </table:table-cell>
          <table:table-cell office:value-type="float" office:value="6543.3316199999999" table:style-name="ce9">
            <text:p>6543</text:p>
          </table:table-cell>
          <table:table-cell office:value-type="float" office:value="139.03829274287131" table:formula="of:=[.S137]/2.7907" table:style-name="ce9">
            <text:p>139</text:p>
          </table:table-cell>
          <table:table-cell office:value-type="float" office:value="2.1248853155767657E-2" table:formula="of:=[.S413]/[.R413]" table:style-name="ce13">
            <text:p>0.0212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9572.5694399999993" table:style-name="ce9">
            <text:p>9573</text:p>
          </table:table-cell>
          <table:table-cell office:value-type="float" office:value="117.77747758771706" table:formula="of:=[.G138]/2.7907" table:style-name="ce9">
            <text:p>118</text:p>
          </table:table-cell>
          <table:table-cell office:value-type="float" office:value="1.2303643063227241E-2" table:formula="of:=[.G414]/[.F414]" table:style-name="ce13">
            <text:p>0.0123</text:p>
          </table:table-cell>
          <table:table-cell office:value-type="float" office:value="8909.7846599999993" table:style-name="ce9">
            <text:p>8910</text:p>
          </table:table-cell>
          <table:table-cell office:value-type="float" office:value="128.23599760366861" table:formula="of:=[.J138]/2.7907" table:style-name="ce9">
            <text:p>128</text:p>
          </table:table-cell>
          <table:table-cell office:value-type="float" office:value="1.4392715704945961E-2" table:formula="of:=[.J414]/[.I414]" table:style-name="ce13">
            <text:p>0.0144</text:p>
          </table:table-cell>
          <table:table-cell office:value-type="float" office:value="8551.7029500000008" table:style-name="ce9">
            <text:p>8552</text:p>
          </table:table-cell>
          <table:table-cell office:value-type="float" office:value="140.67512749328878" table:formula="of:=[.M138]/2.7907" table:style-name="ce9">
            <text:p>141</text:p>
          </table:table-cell>
          <table:table-cell office:value-type="float" office:value="1.6449954858790878E-2" table:formula="of:=[.M414]/[.L414]" table:style-name="ce13">
            <text:p>0.0164</text:p>
          </table:table-cell>
          <table:table-cell office:value-type="float" office:value="8271.4650899999997" table:style-name="ce9">
            <text:p>8271</text:p>
          </table:table-cell>
          <table:table-cell office:value-type="float" office:value="153.37783247097036" table:formula="of:=[.P138]/2.7907" table:style-name="ce9">
            <text:p>153</text:p>
          </table:table-cell>
          <table:table-cell office:value-type="float" office:value="1.8543006686493838E-2" table:formula="of:=[.P414]/[.O414]" table:style-name="ce13">
            <text:p>0.0185</text:p>
          </table:table-cell>
          <table:table-cell office:value-type="float" office:value="7851.1082999999999" table:style-name="ce9">
            <text:p>7851</text:p>
          </table:table-cell>
          <table:table-cell office:value-type="float" office:value="155.67400319817179" table:formula="of:=[.S138]/2.7907" table:style-name="ce9">
            <text:p>156</text:p>
          </table:table-cell>
          <table:table-cell office:value-type="float" office:value="1.9828283759398886E-2" table:formula="of:=[.S414]/[.R414]" table:style-name="ce13">
            <text:p>0.0198</text:p>
          </table:table-cell>
          <table:table-cell table:style-name="ce1"/>
          <table:table-cell table:number-columns-repeated="5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1167.256310000001" table:style-name="ce9">
            <text:p>11167</text:p>
          </table:table-cell>
          <table:table-cell office:value-type="float" office:value="134.73174024635108" table:formula="of:=[.G139]/2.7907" table:style-name="ce9">
            <text:p>135</text:p>
          </table:table-cell>
          <table:table-cell office:value-type="float" office:value="1.2064891904173647E-2" table:formula="of:=[.G415]/[.F415]" table:style-name="ce13">
            <text:p>0.0121</text:p>
          </table:table-cell>
          <table:table-cell office:value-type="float" office:value="10395.49014" table:style-name="ce9">
            <text:p>10395</text:p>
          </table:table-cell>
          <table:table-cell office:value-type="float" office:value="146.43418387144192" table:formula="of:=[.J139]/2.7907" table:style-name="ce9">
            <text:p>146</text:p>
          </table:table-cell>
          <table:table-cell office:value-type="float" office:value="1.4086318384160568E-2" table:formula="of:=[.J415]/[.I415]" table:style-name="ce13">
            <text:p>0.0141</text:p>
          </table:table-cell>
          <table:table-cell office:value-type="float" office:value="9977.3574599999993" table:style-name="ce9">
            <text:p>9977</text:p>
          </table:table-cell>
          <table:table-cell office:value-type="float" office:value="159.60107907707385" table:formula="of:=[.M139]/2.7907" table:style-name="ce9">
            <text:p>160</text:p>
          </table:table-cell>
          <table:table-cell office:value-type="float" office:value="1.5996327656589128E-2" table:formula="of:=[.M415]/[.L415]" table:style-name="ce13">
            <text:p>0.0160</text:p>
          </table:table-cell>
          <table:table-cell office:value-type="float" office:value="9648.1891799999994" table:style-name="ce9">
            <text:p>9648</text:p>
          </table:table-cell>
          <table:table-cell office:value-type="float" office:value="175.25920225726699" table:formula="of:=[.P139]/2.7907" table:style-name="ce9">
            <text:p>175</text:p>
          </table:table-cell>
          <table:table-cell office:value-type="float" office:value="1.816498401799238E-2" table:formula="of:=[.P415]/[.O415]" table:style-name="ce13">
            <text:p>0.0182</text:p>
          </table:table-cell>
          <table:table-cell office:value-type="float" office:value="9163.3331999999991" table:style-name="ce9">
            <text:p>9163</text:p>
          </table:table-cell>
          <table:table-cell office:value-type="float" office:value="177.6093588832386" table:formula="of:=[.S139]/2.7907" table:style-name="ce9">
            <text:p>178</text:p>
          </table:table-cell>
          <table:table-cell office:value-type="float" office:value="1.9382614929165581E-2" table:formula="of:=[.S415]/[.R415]" table:style-name="ce13">
            <text:p>0.0194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2761.94318" table:style-name="ce9">
            <text:p>12762</text:p>
          </table:table-cell>
          <table:table-cell office:value-type="float" office:value="153.0066041906733" table:formula="of:=[.G140]/2.7907" table:style-name="ce9">
            <text:p>153</text:p>
          </table:table-cell>
          <table:table-cell office:value-type="float" office:value="1.1989287370473412E-2" table:formula="of:=[.G416]/[.F416]" table:style-name="ce13">
            <text:p>0.0120</text:p>
          </table:table-cell>
          <table:table-cell office:value-type="float" office:value="11878.971509999999" table:style-name="ce9">
            <text:p>11879</text:p>
          </table:table-cell>
          <table:table-cell office:value-type="float" office:value="164.77846837149352" table:formula="of:=[.J140]/2.7907" table:style-name="ce9">
            <text:p>165</text:p>
          </table:table-cell>
          <table:table-cell office:value-type="float" office:value="1.387144234101236E-2" table:formula="of:=[.J416]/[.I416]" table:style-name="ce13">
            <text:p>0.0139</text:p>
          </table:table-cell>
          <table:table-cell office:value-type="float" office:value="11400.78786" table:style-name="ce9">
            <text:p>11401</text:p>
          </table:table-cell>
          <table:table-cell office:value-type="float" office:value="180.96439663871249" table:formula="of:=[.M140]/2.7907" table:style-name="ce9">
            <text:p>181</text:p>
          </table:table-cell>
          <table:table-cell office:value-type="float" office:value="1.5872972891078117E-2" table:formula="of:=[.M416]/[.L416]" table:style-name="ce13">
            <text:p>0.0159</text:p>
          </table:table-cell>
          <table:table-cell office:value-type="float" office:value="11027.13738" table:style-name="ce9">
            <text:p>11027</text:p>
          </table:table-cell>
          <table:table-cell office:value-type="float" office:value="198.55261305156085" table:formula="of:=[.P140]/2.7907" table:style-name="ce9">
            <text:p>199</text:p>
          </table:table-cell>
          <table:table-cell office:value-type="float" office:value="1.8005816578623313E-2" table:formula="of:=[.P416]/[.O416]" table:style-name="ce13">
            <text:p>0.0180</text:p>
          </table:table-cell>
          <table:table-cell office:value-type="float" office:value="10471.10988" table:style-name="ce9">
            <text:p>10471</text:p>
          </table:table-cell>
          <table:table-cell office:value-type="float" office:value="201.16583145704806" table:formula="of:=[.S140]/2.7907" table:style-name="ce9">
            <text:p>201</text:p>
          </table:table-cell>
          <table:table-cell office:value-type="float" office:value="1.9211509931843829E-2" table:formula="of:=[.S416]/[.R416]" table:style-name="ce13">
            <text:p>0.0192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4358.854160000001" table:style-name="ce9">
            <text:p>14359</text:p>
          </table:table-cell>
          <table:table-cell office:value-type="float" office:value="173.29515985941771" table:formula="of:=[.G141]/2.7907" table:style-name="ce9">
            <text:p>173</text:p>
          </table:table-cell>
          <table:table-cell office:value-type="float" office:value="1.2068871090157914E-2" table:formula="of:=[.G417]/[.F417]" table:style-name="ce13">
            <text:p>0.0121</text:p>
          </table:table-cell>
          <table:table-cell office:value-type="float" office:value="13366.901099999999" table:style-name="ce9">
            <text:p>13367</text:p>
          </table:table-cell>
          <table:table-cell office:value-type="float" office:value="186.26922805481885" table:formula="of:=[.J141]/2.7907" table:style-name="ce9">
            <text:p>186</text:p>
          </table:table-cell>
          <table:table-cell office:value-type="float" office:value="1.3935109316759953E-2" table:formula="of:=[.J417]/[.I417]" table:style-name="ce13">
            <text:p>0.0139</text:p>
          </table:table-cell>
          <table:table-cell office:value-type="float" office:value="12826.442370000001" table:style-name="ce9">
            <text:p>12826</text:p>
          </table:table-cell>
          <table:table-cell office:value-type="float" office:value="204.35935402357867" table:formula="of:=[.M141]/2.7907" table:style-name="ce9">
            <text:p>204</text:p>
          </table:table-cell>
          <table:table-cell office:value-type="float" office:value="1.5932660680841516E-2" table:formula="of:=[.M417]/[.L417]" table:style-name="ce13">
            <text:p>0.0159</text:p>
          </table:table-cell>
          <table:table-cell office:value-type="float" office:value="12406.085580000001" table:style-name="ce9">
            <text:p>12406</text:p>
          </table:table-cell>
          <table:table-cell office:value-type="float" office:value="224.61585445865981" table:formula="of:=[.P141]/2.7907" table:style-name="ce9">
            <text:p>225</text:p>
          </table:table-cell>
          <table:table-cell office:value-type="float" office:value="1.8105296228228967E-2" table:formula="of:=[.P417]/[.O417]" table:style-name="ce13">
            <text:p>0.0181</text:p>
          </table:table-cell>
          <table:table-cell office:value-type="float" office:value="11778.886560000001" table:style-name="ce9">
            <text:p>11779</text:p>
          </table:table-cell>
          <table:table-cell office:value-type="float" office:value="227.60256678216359" table:formula="of:=[.S141]/2.7907" table:style-name="ce9">
            <text:p>228</text:p>
          </table:table-cell>
          <table:table-cell office:value-type="float" office:value="1.9322927139402181E-2" table:formula="of:=[.S417]/[.R417]" table:style-name="ce13">
            <text:p>0.0193</text:p>
          </table:table-cell>
          <table:table-cell office:value-type="float" office:value="13862.877629999999" table:formula="of:=([.F417]-[.I417])/2+[.I417]" table:style-name="ce1">
            <text:p>13862.87763</text:p>
          </table:table-cell>
          <table:table-cell office:value-type="float" office:value="1242.1138356480001" table:formula="of:=[.U417]*140*0.64/1000" table:style-name="ce10">
            <text:p>1242.113836</text:p>
          </table:table-cell>
          <table:table-cell table:number-columns-repeated="4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3" table:style-name="ce7"/>
          <table:table-cell office:value-type="float" office:value="15953.54103" table:style-name="ce9">
            <text:p>15954</text:p>
          </table:table-cell>
          <table:table-cell office:value-type="float" office:value="196.47712074826671" table:formula="of:=[.G142]/2.7907" table:style-name="ce9">
            <text:p>196</text:p>
          </table:table-cell>
          <table:table-cell office:value-type="float" office:value="1.2315580621179918E-2" table:formula="of:=[.G418]/[.F418]" table:style-name="ce13">
            <text:p>0.0123</text:p>
          </table:table-cell>
          <table:table-cell office:value-type="float" office:value="14850.38247" table:style-name="ce9">
            <text:p>14850</text:p>
          </table:table-cell>
          <table:table-cell office:value-type="float" office:value="211.25545078145234" table:formula="of:=[.J142]/2.7907" table:style-name="ce9">
            <text:p>211</text:p>
          </table:table-cell>
          <table:table-cell office:value-type="float" office:value="1.4225589893608467E-2" table:formula="of:=[.J418]/[.I418]" table:style-name="ce13">
            <text:p>0.0142</text:p>
          </table:table-cell>
          <table:table-cell office:value-type="float" office:value="14252.096879999999" table:style-name="ce9">
            <text:p>14252</text:p>
          </table:table-cell>
          <table:table-cell office:value-type="float" office:value="231.15706915837205" table:formula="of:=[.M142]/2.7907" table:style-name="ce9">
            <text:p>231</text:p>
          </table:table-cell>
          <table:table-cell office:value-type="float" office:value="1.6219162071705765E-2" table:formula="of:=[.M418]/[.L418]" table:style-name="ce13">
            <text:p>0.0162</text:p>
          </table:table-cell>
          <table:table-cell office:value-type="float" office:value="13785.03378" table:style-name="ce9">
            <text:p>13785</text:p>
          </table:table-cell>
          <table:table-cell office:value-type="float" office:value="254.95773499757013" table:formula="of:=[.P142]/2.7907" table:style-name="ce9">
            <text:p>255</text:p>
          </table:table-cell>
          <table:table-cell office:value-type="float" office:value="1.849525645468314E-2" table:formula="of:=[.P418]/[.O418]" table:style-name="ce13">
            <text:p>0.0185</text:p>
          </table:table-cell>
          <table:table-cell office:value-type="float" office:value="13088.887350000001" table:style-name="ce9">
            <text:p>13089</text:p>
          </table:table-cell>
          <table:table-cell office:value-type="float" office:value="258.38434389457768" table:formula="of:=[.S142]/2.7907" table:style-name="ce9">
            <text:p>258</text:p>
          </table:table-cell>
          <table:table-cell office:value-type="float" office:value="1.9740741667745934E-2" table:formula="of:=[.S418]/[.R418]" table:style-name="ce13">
            <text:p>0.0197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3" table:style-name="ce7"/>
          <table:table-cell office:value-type="float" office:value="15953.54103" table:style-name="ce9">
            <text:p>15954</text:p>
          </table:table-cell>
          <table:table-cell office:value-type="float" office:value="196.47712074826671" table:formula="of:=[.G143]/2.7907" table:style-name="ce9">
            <text:p>196</text:p>
          </table:table-cell>
          <table:table-cell office:value-type="float" office:value="1.2315580621179918E-2" table:formula="of:=[.G419]/[.F419]" table:style-name="ce13">
            <text:p>0.0123</text:p>
          </table:table-cell>
          <table:table-cell office:value-type="float" office:value="14850.38247" table:style-name="ce9">
            <text:p>14850</text:p>
          </table:table-cell>
          <table:table-cell office:value-type="float" office:value="211.25545078145234" table:formula="of:=[.J143]/2.7907" table:style-name="ce9">
            <text:p>211</text:p>
          </table:table-cell>
          <table:table-cell office:value-type="float" office:value="1.4225589893608467E-2" table:formula="of:=[.J419]/[.I419]" table:style-name="ce13">
            <text:p>0.0142</text:p>
          </table:table-cell>
          <table:table-cell office:value-type="float" office:value="14252.096879999999" table:style-name="ce9">
            <text:p>14252</text:p>
          </table:table-cell>
          <table:table-cell office:value-type="float" office:value="231.15706915837205" table:formula="of:=[.M143]/2.7907" table:style-name="ce9">
            <text:p>231</text:p>
          </table:table-cell>
          <table:table-cell office:value-type="float" office:value="1.6219162071705765E-2" table:formula="of:=[.M419]/[.L419]" table:style-name="ce13">
            <text:p>0.0162</text:p>
          </table:table-cell>
          <table:table-cell office:value-type="float" office:value="13782.809670000001" table:style-name="ce9">
            <text:p>13783</text:p>
          </table:table-cell>
          <table:table-cell office:value-type="float" office:value="254.91659951273658" table:formula="of:=[.P143]/2.7907" table:style-name="ce9">
            <text:p>255</text:p>
          </table:table-cell>
          <table:table-cell office:value-type="float" office:value="1.849525645468313E-2" table:formula="of:=[.P419]/[.O419]" table:style-name="ce13">
            <text:p>0.0185</text:p>
          </table:table-cell>
          <table:table-cell office:value-type="float" office:value="13086.66324" table:style-name="ce9">
            <text:p>13087</text:p>
          </table:table-cell>
          <table:table-cell office:value-type="float" office:value="258.34043831362703" table:formula="of:=[.S143]/2.7907" table:style-name="ce9">
            <text:p>258</text:p>
          </table:table-cell>
          <table:table-cell office:value-type="float" office:value="1.9740741667745938E-2" table:formula="of:=[.S419]/[.R419]" table:style-name="ce13">
            <text:p>0.0197</text:p>
          </table:table-cell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style-name="ce9"/>
          <table:table-cell table:number-columns-repeated="13" table:style-name="ce1"/>
          <table:table-cell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8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2">
          <table:table-cell/>
          <table:table-cell table:number-columns-repeated="2" table:style-name="ce7"/>
          <table:table-cell office:value-type="string" table:style-name="ce8">
            <text:p>TURBOFAN</text:p>
          </table:table-cell>
          <table:table-cell table:style-name="ce7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8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8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2" table:style-name="ce7"/>
          <table:table-cell office:value-type="string" table:style-name="ce7">
            <text:p>SEA LEVEL</text:p>
          </table:table-cell>
          <table:table-cell table:style-name="ce7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8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TF M0.25</text:p>
          </table:table-cell>
          <table:table-cell table:number-columns-repeated="2" table:style-name="ce7"/>
          <table:table-cell office:value-type="string" table:style-name="ce9">
            <text:p>TF M0.35</text:p>
          </table:table-cell>
          <table:table-cell table:number-columns-repeated="2" table:style-name="ce7"/>
          <table:table-cell office:value-type="string" table:style-name="ce9">
            <text:p>TF M0.45</text:p>
          </table:table-cell>
          <table:table-cell table:number-columns-repeated="2" table:style-name="ce7"/>
          <table:table-cell office:value-type="string" table:style-name="ce9">
            <text:p>TF M0.65</text:p>
          </table:table-cell>
          <table:table-cell table:number-columns-repeated="8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style-name="ce7"/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table:number-columns-repeated="6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table:number-columns-repeated="6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table:number-columns-repeated="4" table:style-name="ce7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number-columns-repeated="2" table:style-name="ce9"/>
          <table:table-cell table:number-columns-repeated="7" table:style-name="ce7"/>
          <table:table-cell table:number-columns-repeated="6" table:style-name="ce10"/>
          <table:table-cell table:style-name="ce2"/>
          <table:table-cell table:number-columns-repeated="16" table:style-name="ce1"/>
          <table:table-cell table:number-columns-repeated="16341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office:value-type="float" office:value="292.44822390000002" table:style-name="ce7">
            <text:p>292.4482239</text:p>
          </table:table-cell>
          <table:table-cell office:value-type="float" office:value="44.893507172676742" table:formula="of:=[.D153]/2.7907" table:style-name="ce9">
            <text:p>45</text:p>
          </table:table-cell>
          <table:table-cell office:value-type="float" office:value="0.15350924883041062" table:formula="of:=[.D429]/[.C429]" table:style-name="ce13">
            <text:p>0.1535</text:p>
          </table:table-cell>
          <table:table-cell office:value-type="float" office:value="-128.99838" table:style-name="ce9">
            <text:p>-129</text:p>
          </table:table-cell>
          <table:table-cell office:value-type="float" office:value="45.030216065030302" table:style-name="ce9">
            <text:p>45</text:p>
          </table:table-cell>
          <table:table-cell office:value-type="float" office:value="-0.34907582610750848" table:formula="of:=[.G429]/[.F429]" table:style-name="ce13">
            <text:p>-0.3491</text:p>
          </table:table-cell>
          <table:table-cell office:value-type="float" office:value="-737.34584364" table:style-name="ce9">
            <text:p>-737</text:p>
          </table:table-cell>
          <table:table-cell office:value-type="float" office:value="43.939960499378302" table:style-name="ce9">
            <text:p>44</text:p>
          </table:table-cell>
          <table:table-cell office:value-type="float" office:value="-5.9592063722042822E-2" table:formula="of:=[.J429]/[.I429]" table:style-name="ce13">
            <text:p>-0.0596</text:p>
          </table:table-cell>
          <table:table-cell office:value-type="float" office:value="-2125.49963493" table:style-name="ce9">
            <text:p>-2125</text:p>
          </table:table-cell>
          <table:table-cell office:value-type="float" office:value="40.769528285514397" table:style-name="ce9">
            <text:p>41</text:p>
          </table:table-cell>
          <table:table-cell office:value-type="float" office:value="-1.9181150453059043E-2" table:formula="of:=[.M429]/[.L429]" table:style-name="ce13">
            <text:p>-0.0192</text:p>
          </table:table-cell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998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500" table:style-name="ce7">
            <text:p>500</text:p>
          </table:table-cell>
          <table:table-cell office:value-type="float" office:value="41.475904310956743" table:formula="of:=[.D154]/2.7907" table:style-name="ce9">
            <text:p>41</text:p>
          </table:table-cell>
          <table:table-cell office:value-type="float" office:value="8.2951808621913481E-2" table:formula="of:=[.D430]/[.C430]" table:style-name="ce13">
            <text:p>0.0830</text:p>
          </table:table-cell>
          <table:table-cell office:value-type="float" office:value="500" table:style-name="ce9">
            <text:p>500</text:p>
          </table:table-cell>
          <table:table-cell office:value-type="float" office:value="52.922166672507302" table:style-name="ce9">
            <text:p>53</text:p>
          </table:table-cell>
          <table:table-cell office:value-type="float" office:value="0.1058443333450146" table:formula="of:=[.G430]/[.F430]" table:style-name="ce13">
            <text:p>0.1058</text:p>
          </table:table-cell>
          <table:table-cell office:value-type="float" office:value="250" table:style-name="ce9">
            <text:p>250</text:p>
          </table:table-cell>
          <table:table-cell office:value-type="float" office:value="62.446075351984099" table:style-name="ce9">
            <text:p>62</text:p>
          </table:table-cell>
          <table:table-cell office:value-type="float" office:value="0.24978430140793639" table:formula="of:=[.J430]/[.I430]" table:style-name="ce13">
            <text:p>0.2498</text:p>
          </table:table-cell>
          <table:table-cell table:number-columns-repeated="2" table:style-name="ce9"/>
          <table:table-cell table:style-name="ce13"/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998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000" table:style-name="ce7">
            <text:p>1000</text:p>
          </table:table-cell>
          <table:table-cell office:value-type="float" office:value="48.162854829270429" table:formula="of:=[.D155]/2.7907" table:style-name="ce9">
            <text:p>48</text:p>
          </table:table-cell>
          <table:table-cell office:value-type="float" office:value="4.8162854829270428E-2" table:formula="of:=[.D431]/[.C431]" table:style-name="ce13">
            <text:p>0.0482</text:p>
          </table:table-cell>
          <table:table-cell office:value-type="float" office:value="1000" table:style-name="ce9">
            <text:p>1000</text:p>
          </table:table-cell>
          <table:table-cell office:value-type="float" office:value="60.364264526206" table:style-name="ce9">
            <text:p>60</text:p>
          </table:table-cell>
          <table:table-cell office:value-type="float" office:value="6.0364264526206003E-2" table:formula="of:=[.G431]/[.F431]" table:style-name="ce13">
            <text:p>0.0604</text:p>
          </table:table-cell>
          <table:table-cell office:value-type="float" office:value="500" table:style-name="ce9">
            <text:p>500</text:p>
          </table:table-cell>
          <table:table-cell office:value-type="float" office:value="66.551021656342101" table:style-name="ce9">
            <text:p>67</text:p>
          </table:table-cell>
          <table:table-cell office:value-type="float" office:value="0.13310204331268422" table:formula="of:=[.J431]/[.I431]" table:style-name="ce13">
            <text:p>0.1331</text:p>
          </table:table-cell>
          <table:table-cell table:number-columns-repeated="2" table:style-name="ce9"/>
          <table:table-cell table:style-name="ce13"/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998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68.223706384212562" table:formula="of:=[.D156]/2.7907" table:style-name="ce9">
            <text:p>68</text:p>
          </table:table-cell>
          <table:table-cell office:value-type="float" office:value="2.7289482553685025E-2" table:formula="of:=[.D432]/[.C432]" table:style-name="ce13">
            <text:p>0.0273</text:p>
          </table:table-cell>
          <table:table-cell office:value-type="float" office:value="2500" table:style-name="ce9">
            <text:p>2500</text:p>
          </table:table-cell>
          <table:table-cell office:value-type="float" office:value="82.690558087301" table:style-name="ce9">
            <text:p>83</text:p>
          </table:table-cell>
          <table:table-cell office:value-type="float" office:value="3.3076223234920397E-2" table:formula="of:=[.G432]/[.F432]" table:style-name="ce13">
            <text:p>0.0331</text:p>
          </table:table-cell>
          <table:table-cell office:value-type="float" office:value="1250" table:style-name="ce9">
            <text:p>1250</text:p>
          </table:table-cell>
          <table:table-cell office:value-type="float" office:value="78.865860569415901" table:style-name="ce9">
            <text:p>79</text:p>
          </table:table-cell>
          <table:table-cell office:value-type="float" office:value="6.3092688455532717E-2" table:formula="of:=[.J432]/[.I432]" table:style-name="ce13">
            <text:p>0.0631</text:p>
          </table:table-cell>
          <table:table-cell table:number-columns-repeated="2" table:style-name="ce9"/>
          <table:table-cell table:style-name="ce13"/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998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5000" table:style-name="ce7">
            <text:p>5000</text:p>
          </table:table-cell>
          <table:table-cell office:value-type="float" office:value="101.65845897578241" table:formula="of:=[.D157]/2.7907" table:style-name="ce9">
            <text:p>102</text:p>
          </table:table-cell>
          <table:table-cell office:value-type="float" office:value="2.0331691795156481E-2" table:formula="of:=[.D433]/[.C433]" table:style-name="ce13">
            <text:p>0.0203</text:p>
          </table:table-cell>
          <table:table-cell office:value-type="float" office:value="5000" table:style-name="ce9">
            <text:p>5000</text:p>
          </table:table-cell>
          <table:table-cell office:value-type="float" office:value="119.901047355793" table:style-name="ce9">
            <text:p>120</text:p>
          </table:table-cell>
          <table:table-cell office:value-type="float" office:value="2.3980209471158601E-2" table:formula="of:=[.G433]/[.F433]" table:style-name="ce13">
            <text:p>0.0240</text:p>
          </table:table-cell>
          <table:table-cell office:value-type="float" office:value="2500" table:style-name="ce9">
            <text:p>2500</text:p>
          </table:table-cell>
          <table:table-cell office:value-type="float" office:value="99.390592091205804" table:style-name="ce9">
            <text:p>99</text:p>
          </table:table-cell>
          <table:table-cell office:value-type="float" office:value="3.9756236836482321E-2" table:formula="of:=[.J433]/[.I433]" table:style-name="ce13">
            <text:p>0.0398</text:p>
          </table:table-cell>
          <table:table-cell table:number-columns-repeated="2" table:style-name="ce9"/>
          <table:table-cell table:style-name="ce13"/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7500" table:style-name="ce7">
            <text:p>7500</text:p>
          </table:table-cell>
          <table:table-cell office:value-type="float" office:value="135.09321156735226" table:formula="of:=[.D158]/2.7907" table:style-name="ce9">
            <text:p>135</text:p>
          </table:table-cell>
          <table:table-cell office:value-type="float" office:value="1.8012428208980302E-2" table:formula="of:=[.D434]/[.C434]" table:style-name="ce13">
            <text:p>0.0180</text:p>
          </table:table-cell>
          <table:table-cell office:value-type="float" office:value="7500" table:style-name="ce9">
            <text:p>7500</text:p>
          </table:table-cell>
          <table:table-cell office:value-type="float" office:value="157.11153662428501" table:style-name="ce9">
            <text:p>157</text:p>
          </table:table-cell>
          <table:table-cell office:value-type="float" office:value="2.0948204883238002E-2" table:formula="of:=[.G434]/[.F434]" table:style-name="ce13">
            <text:p>0.0209</text:p>
          </table:table-cell>
          <table:table-cell office:value-type="float" office:value="5000" table:style-name="ce9">
            <text:p>5000</text:p>
          </table:table-cell>
          <table:table-cell office:value-type="float" office:value="140.44005513478501" table:style-name="ce9">
            <text:p>140</text:p>
          </table:table-cell>
          <table:table-cell office:value-type="float" office:value="2.8088011026957002E-2" table:formula="of:=[.J434]/[.I434]" table:style-name="ce13">
            <text:p>0.0281</text:p>
          </table:table-cell>
          <table:table-cell table:number-columns-repeated="2" table:style-name="ce9"/>
          <table:table-cell table:style-name="ce13"/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0000" table:style-name="ce7">
            <text:p>10000</text:p>
          </table:table-cell>
          <table:table-cell office:value-type="float" office:value="168.52796415892249" table:formula="of:=[.D159]/2.7907" table:style-name="ce9">
            <text:p>169</text:p>
          </table:table-cell>
          <table:table-cell office:value-type="float" office:value="1.6852796415892247E-2" table:formula="of:=[.D435]/[.C435]" table:style-name="ce13">
            <text:p>0.0169</text:p>
          </table:table-cell>
          <table:table-cell office:value-type="float" office:value="10000" table:style-name="ce9">
            <text:p>10000</text:p>
          </table:table-cell>
          <table:table-cell office:value-type="float" office:value="194.32202589277699" table:style-name="ce9">
            <text:p>194</text:p>
          </table:table-cell>
          <table:table-cell office:value-type="float" office:value="1.9432202589277699E-2" table:formula="of:=[.G435]/[.F435]" table:style-name="ce13">
            <text:p>0.0194</text:p>
          </table:table-cell>
          <table:table-cell office:value-type="float" office:value="7500" table:style-name="ce9">
            <text:p>7500</text:p>
          </table:table-cell>
          <table:table-cell office:value-type="float" office:value="181.48951817836499" table:style-name="ce9">
            <text:p>181</text:p>
          </table:table-cell>
          <table:table-cell office:value-type="float" office:value="2.4198602423781999E-2" table:formula="of:=[.J435]/[.I435]" table:style-name="ce13">
            <text:p>0.0242</text:p>
          </table:table-cell>
          <table:table-cell table:number-columns-repeated="2" table:style-name="ce9"/>
          <table:table-cell table:style-name="ce13"/>
          <table:table-cell table:number-columns-repeated="3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2500" table:style-name="ce7">
            <text:p>12500</text:p>
          </table:table-cell>
          <table:table-cell office:value-type="float" office:value="201.96271675049232" table:formula="of:=[.D160]/2.7907" table:style-name="ce9">
            <text:p>202</text:p>
          </table:table-cell>
          <table:table-cell office:value-type="float" office:value="1.6157017340039385E-2" table:formula="of:=[.D436]/[.C436]" table:style-name="ce13">
            <text:p>0.0162</text:p>
          </table:table-cell>
          <table:table-cell office:value-type="float" office:value="12500" table:style-name="ce9">
            <text:p>12500</text:p>
          </table:table-cell>
          <table:table-cell office:value-type="float" office:value="231.532515161269" table:style-name="ce9">
            <text:p>232</text:p>
          </table:table-cell>
          <table:table-cell office:value-type="float" office:value="1.8522601212901519E-2" table:formula="of:=[.G436]/[.F436]" table:style-name="ce13">
            <text:p>0.0185</text:p>
          </table:table-cell>
          <table:table-cell office:value-type="float" office:value="10000" table:style-name="ce9">
            <text:p>10000</text:p>
          </table:table-cell>
          <table:table-cell office:value-type="float" office:value="222.53898122194499" table:style-name="ce9">
            <text:p>223</text:p>
          </table:table-cell>
          <table:table-cell office:value-type="float" office:value="2.2253898122194499E-2" table:formula="of:=[.J436]/[.I436]" table:style-name="ce13">
            <text:p>0.0223</text:p>
          </table:table-cell>
          <table:table-cell table:number-columns-repeated="2" table:style-name="ce9"/>
          <table:table-cell table:style-name="ce13"/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5346.359" table:style-name="ce7">
            <text:p>15346.359</text:p>
          </table:table-cell>
          <table:table-cell office:value-type="float" office:value="239.06610928616939" table:formula="of:=[.D161]/2.7907" table:style-name="ce9">
            <text:p>239</text:p>
          </table:table-cell>
          <table:table-cell office:value-type="float" office:value="1.5578034456653164E-2" table:formula="of:=[.D437]/[.C437]" table:style-name="ce13">
            <text:p>0.0156</text:p>
          </table:table-cell>
          <table:table-cell office:value-type="float" office:value="13771.689119999999" table:style-name="ce9">
            <text:p>13772</text:p>
          </table:table-cell>
          <table:table-cell office:value-type="float" office:value="252.068036965217" table:style-name="ce9">
            <text:p>252</text:p>
          </table:table-cell>
          <table:table-cell office:value-type="float" office:value="1.8303349339998536E-2" table:formula="of:=[.G437]/[.F437]" table:style-name="ce13">
            <text:p>0.0183</text:p>
          </table:table-cell>
          <table:table-cell office:value-type="float" office:value="12451.235013" table:style-name="ce9">
            <text:p>12451</text:p>
          </table:table-cell>
          <table:table-cell office:value-type="float" office:value="267.12205633602701" table:style-name="ce9">
            <text:p>267</text:p>
          </table:table-cell>
          <table:table-cell office:value-type="float" office:value="2.1453458717720135E-2" table:formula="of:=[.J437]/[.I437]" table:style-name="ce13">
            <text:p>0.0215</text:p>
          </table:table-cell>
          <table:table-cell office:value-type="float" office:value="10314.1321962" table:style-name="ce9">
            <text:p>10314</text:p>
          </table:table-cell>
          <table:table-cell office:value-type="float" office:value="302.81210210223298" table:style-name="ce9">
            <text:p>303</text:p>
          </table:table-cell>
          <table:table-cell office:value-type="float" office:value="2.9358951033592238E-2" table:formula="of:=[.M437]/[.L437]" table:style-name="ce13">
            <text:p>0.0294</text:p>
          </table:table-cell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19182.94875" table:style-name="ce7">
            <text:p>19182.94875</text:p>
          </table:table-cell>
          <table:table-cell office:value-type="float" office:value="287.13427475346793" table:formula="of:=[.D162]/2.7907" table:style-name="ce9">
            <text:p>287</text:p>
          </table:table-cell>
          <table:table-cell office:value-type="float" office:value="1.496820319417618E-2" table:formula="of:=[.D438]/[.C438]" table:style-name="ce13">
            <text:p>0.0150</text:p>
          </table:table-cell>
          <table:table-cell office:value-type="float" office:value="17214.611400000002" table:style-name="ce9">
            <text:p>17215</text:p>
          </table:table-cell>
          <table:table-cell office:value-type="float" office:value="300.460234778737" table:style-name="ce9">
            <text:p>300</text:p>
          </table:table-cell>
          <table:table-cell office:value-type="float" office:value="1.7453791305375443E-2" table:formula="of:=[.G438]/[.F438]" table:style-name="ce13">
            <text:p>0.0175</text:p>
          </table:table-cell>
          <table:table-cell office:value-type="float" office:value="15564.0771279" table:style-name="ce9">
            <text:p>15564</text:p>
          </table:table-cell>
          <table:table-cell office:value-type="float" office:value="314.98441413356898" table:style-name="ce9">
            <text:p>315</text:p>
          </table:table-cell>
          <table:table-cell office:value-type="float" office:value="2.0237911412616379E-2" table:formula="of:=[.J438]/[.I438]" table:style-name="ce13">
            <text:p>0.0202</text:p>
          </table:table-cell>
          <table:table-cell office:value-type="float" office:value="12892.720848000001" table:style-name="ce9">
            <text:p>12893</text:p>
          </table:table-cell>
          <table:table-cell office:value-type="float" office:value="349.43973678586002" table:style-name="ce9">
            <text:p>349</text:p>
          </table:table-cell>
          <table:table-cell office:value-type="float" office:value="2.7103645607906519E-2" table:formula="of:=[.M438]/[.L438]" table:style-name="ce13">
            <text:p>0.0271</text:p>
          </table:table-cell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23021.762610000002" table:style-name="ce7">
            <text:p>23021.76261</text:p>
          </table:table-cell>
          <table:table-cell office:value-type="float" office:value="336.65490321618194" table:formula="of:=[.D163]/2.7907" table:style-name="ce9">
            <text:p>337</text:p>
          </table:table-cell>
          <table:table-cell office:value-type="float" office:value="1.4623333100913332E-2" table:formula="of:=[.D439]/[.C439]" table:style-name="ce13">
            <text:p>0.0146</text:p>
          </table:table-cell>
          <table:table-cell office:value-type="float" office:value="20657.53368" table:style-name="ce9">
            <text:p>20658</text:p>
          </table:table-cell>
          <table:table-cell office:value-type="float" office:value="349.86603338428199" table:style-name="ce9">
            <text:p>350</text:p>
          </table:table-cell>
          <table:table-cell office:value-type="float" office:value="1.6936486165481202E-2" table:formula="of:=[.G439]/[.F439]" table:style-name="ce13">
            <text:p>0.0169</text:p>
          </table:table-cell>
          <table:table-cell office:value-type="float" office:value="18677.074930499999" table:style-name="ce9">
            <text:p>18677</text:p>
          </table:table-cell>
          <table:table-cell office:value-type="float" office:value="363.774685059143" table:style-name="ce9">
            <text:p>364</text:p>
          </table:table-cell>
          <table:table-cell office:value-type="float" office:value="1.9477069424029155E-2" table:formula="of:=[.J439]/[.I439]" table:style-name="ce13">
            <text:p>0.0195</text:p>
          </table:table-cell>
          <table:table-cell office:value-type="float" office:value="15471.3762231" table:style-name="ce9">
            <text:p>15471</text:p>
          </table:table-cell>
          <table:table-cell office:value-type="float" office:value="397.10753215333102" table:style-name="ce9">
            <text:p>397</text:p>
          </table:table-cell>
          <table:table-cell office:value-type="float" office:value="2.5667240355800914E-2" table:formula="of:=[.M439]/[.L439]" table:style-name="ce13">
            <text:p>0.0257</text:p>
          </table:table-cell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office:value-type="float" office:value="30694.94211" table:style-name="ce7">
            <text:p>30694.94211</text:p>
          </table:table-cell>
          <table:table-cell office:value-type="float" office:value="442.14943722552403" table:formula="of:=[.D164]/2.7907" table:style-name="ce9">
            <text:p>442</text:p>
          </table:table-cell>
          <table:table-cell office:value-type="float" office:value="1.4404634992990512E-2" table:formula="of:=[.D440]/[.C440]" table:style-name="ce13">
            <text:p>0.0144</text:p>
          </table:table-cell>
          <table:table-cell office:value-type="float" office:value="27541.154129999999" table:style-name="ce9">
            <text:p>27541</text:p>
          </table:table-cell>
          <table:table-cell office:value-type="float" office:value="453.47733341561297" table:style-name="ce9">
            <text:p>453</text:p>
          </table:table-cell>
          <table:table-cell office:value-type="float" office:value="1.6465444086878323E-2" table:formula="of:=[.G440]/[.F440]" table:style-name="ce13">
            <text:p>0.0165</text:p>
          </table:table-cell>
          <table:table-cell office:value-type="float" office:value="24902.470025999999" table:style-name="ce9">
            <text:p>24902</text:p>
          </table:table-cell>
          <table:table-cell office:value-type="float" office:value="465.87225563535998" table:style-name="ce9">
            <text:p>466</text:p>
          </table:table-cell>
          <table:table-cell office:value-type="float" office:value="1.8707873361516157E-2" table:formula="of:=[.J440]/[.I440]" table:style-name="ce13">
            <text:p>0.0187</text:p>
          </table:table-cell>
          <table:table-cell office:value-type="float" office:value="20628.397839000001" table:style-name="ce9">
            <text:p>20628</text:p>
          </table:table-cell>
          <table:table-cell office:value-type="float" office:value="494.26714567019002" table:style-name="ce9">
            <text:p>494</text:p>
          </table:table-cell>
          <table:table-cell office:value-type="float" office:value="2.3960520323867796E-2" table:formula="of:=[.M440]/[.L440]" table:style-name="ce13">
            <text:p>0.0240</text:p>
          </table:table-cell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office:value-type="float" office:value="38368.121610000002" table:style-name="ce7">
            <text:p>38368.12161</text:p>
          </table:table-cell>
          <table:table-cell office:value-type="float" office:value="550.41966218931441" table:formula="of:=[.D165]/2.7907" table:style-name="ce9">
            <text:p>550</text:p>
          </table:table-cell>
          <table:table-cell office:value-type="float" office:value="1.4345754733165171E-2" table:formula="of:=[.D441]/[.C441]" table:style-name="ce13">
            <text:p>0.0143</text:p>
          </table:table-cell>
          <table:table-cell office:value-type="float" office:value="34426.99869" table:style-name="ce9">
            <text:p>34427</text:p>
          </table:table-cell>
          <table:table-cell office:value-type="float" office:value="558.45795797946005" table:style-name="ce9">
            <text:p>558</text:p>
          </table:table-cell>
          <table:table-cell office:value-type="float" office:value="1.6221511581887477E-2" table:formula="of:=[.G441]/[.F441]" table:style-name="ce13">
            <text:p>0.0162</text:p>
          </table:table-cell>
          <table:table-cell office:value-type="float" office:value="31127.976327" table:style-name="ce9">
            <text:p>31128</text:p>
          </table:table-cell>
          <table:table-cell office:value-type="float" office:value="568.58812316483295" table:style-name="ce9">
            <text:p>569</text:p>
          </table:table-cell>
          <table:table-cell office:value-type="float" office:value="1.8266144807866841E-2" table:formula="of:=[.J441]/[.I441]" table:style-name="ce13">
            <text:p>0.0183</text:p>
          </table:table-cell>
          <table:table-cell office:value-type="float" office:value="25785.219284999999" table:style-name="ce9">
            <text:p>25785</text:p>
          </table:table-cell>
          <table:table-cell office:value-type="float" office:value="595.07761093978195" table:style-name="ce9">
            <text:p>595</text:p>
          </table:table-cell>
          <table:table-cell office:value-type="float" office:value="2.3078245112538393E-2" table:formula="of:=[.M441]/[.L441]" table:style-name="ce13">
            <text:p>0.0231</text:p>
          </table:table-cell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office:value-type="float" office:value="41255.016389999997" table:style-name="ce7">
            <text:p>41255.01639</text:p>
          </table:table-cell>
          <table:table-cell office:value-type="float" office:value="592.18136179852718" table:formula="of:=[.D166]/2.7907" table:style-name="ce9">
            <text:p>592</text:p>
          </table:table-cell>
          <table:table-cell office:value-type="float" office:value="1.4354166198854519E-2" table:formula="of:=[.D442]/[.C442]" table:style-name="ce13">
            <text:p>0.0144</text:p>
          </table:table-cell>
          <table:table-cell office:value-type="float" office:value="37018.086840000004" table:style-name="ce9">
            <text:p>37018</text:p>
          </table:table-cell>
          <table:table-cell office:value-type="float" office:value="599.08813076134697" table:style-name="ce9">
            <text:p>599</text:p>
          </table:table-cell>
          <table:table-cell office:value-type="float" office:value="1.6183659986285421E-2" table:formula="of:=[.G442]/[.F442]" table:style-name="ce13">
            <text:p>0.0162</text:p>
          </table:table-cell>
          <table:table-cell office:value-type="float" office:value="33470.853800999997" table:style-name="ce9">
            <text:p>33471</text:p>
          </table:table-cell>
          <table:table-cell office:value-type="float" office:value="608.27044033269397" table:style-name="ce9">
            <text:p>608</text:p>
          </table:table-cell>
          <table:table-cell office:value-type="float" office:value="1.817313785746693E-2" table:formula="of:=[.J442]/[.I442]" table:style-name="ce13">
            <text:p>0.0182</text:p>
          </table:table-cell>
          <table:table-cell office:value-type="float" office:value="27725.977671000001" table:style-name="ce9">
            <text:p>27726</text:p>
          </table:table-cell>
          <table:table-cell office:value-type="float" office:value="633.14356330397402" table:style-name="ce9">
            <text:p>633</text:p>
          </table:table-cell>
          <table:table-cell office:value-type="float" office:value="2.2835752477944567E-2" table:formula="of:=[.M442]/[.L442]" table:style-name="ce13">
            <text:p>0.0228</text:p>
          </table:table-cell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table:number-columns-repeated="3" table:style-name="ce7"/>
          <table:table-cell table:style-name="ce13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8" table:style-name="ce7"/>
          <table:table-cell table:number-columns-repeated="6" table:style-name="ce10"/>
          <table:table-cell table:number-columns-repeated="16358"/>
        </table:table-row>
        <table:table-row table:number-rows-repeated="4" table:style-name="ro1">
          <table:table-cell/>
          <table:table-cell table:number-columns-repeated="4" table:style-name="ce7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8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table:style-name="ce7"/>
          <table:table-cell office:value-type="string" table:style-name="ce7">
            <text:p>Turbofan</text:p>
          </table:table-cell>
          <table:table-cell table:style-name="ce7"/>
          <table:table-cell office:value-type="string" table:style-name="ce7">
            <text:p>10000 FT</text:p>
          </table:table-cell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8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table:style-name="ce7"/>
          <table:table-cell office:value-type="string" table:style-name="ce7">
            <text:p>TF M0.25</text:p>
          </table:table-cell>
          <table:table-cell table:number-columns-repeated="2" table:style-name="ce7"/>
          <table:table-cell office:value-type="string" table:style-name="ce9">
            <text:p>TF M0.35</text:p>
          </table:table-cell>
          <table:table-cell table:number-columns-repeated="2" table:style-name="ce7"/>
          <table:table-cell office:value-type="string" table:style-name="ce9">
            <text:p>TF M0.45</text:p>
          </table:table-cell>
          <table:table-cell table:number-columns-repeated="2" table:style-name="ce7"/>
          <table:table-cell office:value-type="string" table:style-name="ce9">
            <text:p>TF M0.65</text:p>
          </table:table-cell>
          <table:table-cell table:number-columns-repeated="2" table:style-name="ce7"/>
          <table:table-cell office:value-type="string" table:style-name="ce7">
            <text:p>TF M0.75</text:p>
          </table:table-cell>
          <table:table-cell table:number-columns-repeated="5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table:number-columns-repeated="3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table:number-columns-repeated="4" table:style-name="ce7"/>
          <table:table-cell table:style-name="ce9"/>
          <table:table-cell table:number-columns-repeated="2" table:style-name="ce7"/>
          <table:table-cell table:style-name="ce9"/>
          <table:table-cell table:number-columns-repeated="2" table:style-name="ce7"/>
          <table:table-cell table:style-name="ce9"/>
          <table:table-cell table:number-columns-repeated="8" table:style-name="ce7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3" table:style-name="ce7"/>
          <table:table-cell office:value-type="float" office:value="8.7057225675000005" table:style-name="ce9">
            <text:p>9</text:p>
          </table:table-cell>
          <table:table-cell office:value-type="float" office:value="35.9049062959526" table:style-name="ce9">
            <text:p>36</text:p>
          </table:table-cell>
          <table:table-cell office:value-type="float" office:value="4.1242879057497204" table:style-name="ce13">
            <text:p>4.1243</text:p>
          </table:table-cell>
          <table:table-cell office:value-type="float" office:value="-418.04371559999998" table:style-name="ce9">
            <text:p>-418</text:p>
          </table:table-cell>
          <table:table-cell office:value-type="float" office:value="35.501937570593398" table:style-name="ce9">
            <text:p>36</text:p>
          </table:table-cell>
          <table:table-cell office:value-type="float" office:value="-8.4923983415559706E-2" table:style-name="ce13">
            <text:p>-0.0849</text:p>
          </table:table-cell>
          <table:table-cell office:value-type="float" office:value="-1443.5717119999999" table:style-name="ce9">
            <text:p>-1444</text:p>
          </table:table-cell>
          <table:table-cell office:value-type="float" office:value="33.820843343073399" table:style-name="ce9">
            <text:p>34</text:p>
          </table:table-cell>
          <table:table-cell office:value-type="float" office:value="-2.3428585543711099E-2" table:style-name="ce13">
            <text:p>-0.0234</text:p>
          </table:table-cell>
          <table:table-cell office:value-type="float" office:value="-2055.1227840000001" table:style-name="ce9">
            <text:p>-2055</text:p>
          </table:table-cell>
          <table:table-cell office:value-type="float" office:value="32.6175495447863" table:style-name="ce9">
            <text:p>33</text:p>
          </table:table-cell>
          <table:table-cell office:value-type="float" office:value="-1.5871338588004401E-2" table:style-name="ce13">
            <text:p>-0.0159</text:p>
          </table:table-cell>
          <table:table-cell table:style-name="ce9"/>
          <table:table-cell table:number-columns-repeated="2" table:style-name="ce1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1551.0264905" table:style-name="ce9">
            <text:p>11551</text:p>
          </table:table-cell>
          <table:table-cell office:value-type="float" office:value="197.17312114019799" table:style-name="ce9">
            <text:p>197</text:p>
          </table:table-cell>
          <table:table-cell office:value-type="float" office:value="1.7069748848932201E-2" table:style-name="ce13">
            <text:p>0.0171</text:p>
          </table:table-cell>
          <table:table-cell office:value-type="float" office:value="10561.2752994" table:style-name="ce9">
            <text:p>10561</text:p>
          </table:table-cell>
          <table:table-cell office:value-type="float" office:value="208.423132421292" table:style-name="ce9">
            <text:p>208</text:p>
          </table:table-cell>
          <table:table-cell office:value-type="float" office:value="1.97346557600987E-2" table:style-name="ce13">
            <text:p>0.0197</text:p>
          </table:table-cell>
          <table:table-cell office:value-type="float" office:value="8983.1808000000001" table:style-name="ce9">
            <text:p>8983</text:p>
          </table:table-cell>
          <table:table-cell office:value-type="float" office:value="235.22784874880901" table:style-name="ce9">
            <text:p>235</text:p>
          </table:table-cell>
          <table:table-cell office:value-type="float" office:value="2.6185362844840999E-2" table:style-name="ce13">
            <text:p>0.0262</text:p>
          </table:table-cell>
          <table:table-cell office:value-type="float" office:value="8390.3958399999992" table:style-name="ce9">
            <text:p>8390</text:p>
          </table:table-cell>
          <table:table-cell office:value-type="float" office:value="251.510292115401" table:style-name="ce9">
            <text:p>252</text:p>
          </table:table-cell>
          <table:table-cell office:value-type="float" office:value="2.9975974544176099E-2" table:style-name="ce13">
            <text:p>0.0300</text:p>
          </table:table-cell>
          <table:table-cell table:style-name="ce9"/>
          <table:table-cell table:number-columns-repeated="2" table:style-name="ce1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4438.9888433" table:style-name="ce9">
            <text:p>14439</text:p>
          </table:table-cell>
          <table:table-cell office:value-type="float" office:value="236.83205340059899" table:style-name="ce9">
            <text:p>237</text:p>
          </table:table-cell>
          <table:table-cell office:value-type="float" office:value="1.6402260294736199E-2" table:style-name="ce13">
            <text:p>0.0164</text:p>
          </table:table-cell>
          <table:table-cell office:value-type="float" office:value="13201.5830037" table:style-name="ce9">
            <text:p>13202</text:p>
          </table:table-cell>
          <table:table-cell office:value-type="float" office:value="248.163444159656" table:style-name="ce9">
            <text:p>248</text:p>
          </table:table-cell>
          <table:table-cell office:value-type="float" office:value="1.87980065792188E-2" table:style-name="ce13">
            <text:p>0.0188</text:p>
          </table:table-cell>
          <table:table-cell office:value-type="float" office:value="11228.998240000001" table:style-name="ce9">
            <text:p>11229</text:p>
          </table:table-cell>
          <table:table-cell office:value-type="float" office:value="274.66041510499201" table:style-name="ce9">
            <text:p>275</text:p>
          </table:table-cell>
          <table:table-cell office:value-type="float" office:value="2.44599214671345E-2" table:style-name="ce13">
            <text:p>0.0245</text:p>
          </table:table-cell>
          <table:table-cell office:value-type="float" office:value="10488.094880000001" table:style-name="ce9">
            <text:p>10488</text:p>
          </table:table-cell>
          <table:table-cell office:value-type="float" office:value="291.237508305586" table:style-name="ce9">
            <text:p>291</text:p>
          </table:table-cell>
          <table:table-cell office:value-type="float" office:value="2.7768389935235401E-2" table:style-name="ce13">
            <text:p>0.0278</text:p>
          </table:table-cell>
          <table:table-cell table:style-name="ce9"/>
          <table:table-cell table:number-columns-repeated="2" table:style-name="ce1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17326.461891899999" table:style-name="ce9">
            <text:p>17326</text:p>
          </table:table-cell>
          <table:table-cell office:value-type="float" office:value="277.96236403841402" table:style-name="ce9">
            <text:p>278</text:p>
          </table:table-cell>
          <table:table-cell office:value-type="float" office:value="1.6042650009714901E-2" table:style-name="ce13">
            <text:p>0.0160</text:p>
          </table:table-cell>
          <table:table-cell office:value-type="float" office:value="15841.9351902" table:style-name="ce9">
            <text:p>15842</text:p>
          </table:table-cell>
          <table:table-cell office:value-type="float" office:value="289.09732157480198" table:style-name="ce9">
            <text:p>289</text:p>
          </table:table-cell>
          <table:table-cell office:value-type="float" office:value="1.8248864049995699E-2" table:style-name="ce13">
            <text:p>0.0182</text:p>
          </table:table-cell>
          <table:table-cell office:value-type="float" office:value="13474.83792" table:style-name="ce9">
            <text:p>13475</text:p>
          </table:table-cell>
          <table:table-cell office:value-type="float" office:value="314.62989893646801" table:style-name="ce9">
            <text:p>315</text:p>
          </table:table-cell>
          <table:table-cell office:value-type="float" office:value="2.33494384722416E-2" table:style-name="ce13">
            <text:p>0.0233</text:p>
          </table:table-cell>
          <table:table-cell office:value-type="float" office:value="12585.838400000001" table:style-name="ce9">
            <text:p>12586</text:p>
          </table:table-cell>
          <table:table-cell office:value-type="float" office:value="331.800968786559" table:style-name="ce9">
            <text:p>332</text:p>
          </table:table-cell>
          <table:table-cell office:value-type="float" office:value="2.63630406049516E-2" table:style-name="ce13">
            <text:p>0.0264</text:p>
          </table:table-cell>
          <table:table-cell table:number-columns-repeated="3" table:style-name="ce1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3" table:style-name="ce7"/>
          <table:table-cell office:value-type="float" office:value="23102.275392" table:style-name="ce9">
            <text:p>23102</text:p>
          </table:table-cell>
          <table:table-cell office:value-type="float" office:value="362.03858952927601" table:style-name="ce9">
            <text:p>362</text:p>
          </table:table-cell>
          <table:table-cell office:value-type="float" office:value="1.56711225793215E-2" table:style-name="ce13">
            <text:p>0.0157</text:p>
          </table:table-cell>
          <table:table-cell office:value-type="float" office:value="21122.861974200001" table:style-name="ce9">
            <text:p>21123</text:p>
          </table:table-cell>
          <table:table-cell office:value-type="float" office:value="372.63569419407298" table:style-name="ce9">
            <text:p>373</text:p>
          </table:table-cell>
          <table:table-cell office:value-type="float" office:value="1.76413449393941E-2" table:style-name="ce13">
            <text:p>0.0176</text:p>
          </table:table-cell>
          <table:table-cell office:value-type="float" office:value="17966.20592" table:style-name="ce9">
            <text:p>17966</text:p>
          </table:table-cell>
          <table:table-cell office:value-type="float" office:value="398.84082149430299" table:style-name="ce9">
            <text:p>399</text:p>
          </table:table-cell>
          <table:table-cell office:value-type="float" office:value="2.21995018464256E-2" table:style-name="ce13">
            <text:p>0.0222</text:p>
          </table:table-cell>
          <table:table-cell office:value-type="float" office:value="16780.902880000001" table:style-name="ce9">
            <text:p>16781</text:p>
          </table:table-cell>
          <table:table-cell office:value-type="float" office:value="413.95308409157201" table:style-name="ce9">
            <text:p>414</text:p>
          </table:table-cell>
          <table:table-cell office:value-type="float" office:value="2.4668105587151299E-2" table:style-name="ce13">
            <text:p>0.0247</text:p>
          </table:table-cell>
          <table:table-cell table:style-name="ce9"/>
          <table:table-cell table:number-columns-repeated="2" table:style-name="ce1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3" table:style-name="ce7"/>
          <table:table-cell office:value-type="float" office:value="28877.399418000001" table:style-name="ce9">
            <text:p>28877</text:p>
          </table:table-cell>
          <table:table-cell office:value-type="float" office:value="449.971453958523" table:style-name="ce9">
            <text:p>450</text:p>
          </table:table-cell>
          <table:table-cell office:value-type="float" office:value="1.55821321527327E-2" table:style-name="ce13">
            <text:p>0.0156</text:p>
          </table:table-cell>
          <table:table-cell office:value-type="float" office:value="26403.077043000001" table:style-name="ce9">
            <text:p>26403</text:p>
          </table:table-cell>
          <table:table-cell office:value-type="float" office:value="459.40211943919098" table:style-name="ce9">
            <text:p>459</text:p>
          </table:table-cell>
          <table:table-cell office:value-type="float" office:value="1.73995674326522E-2" table:style-name="ce13">
            <text:p>0.0174</text:p>
          </table:table-cell>
          <table:table-cell office:value-type="float" office:value="22457.729599999999" table:style-name="ce9">
            <text:p>22458</text:p>
          </table:table-cell>
          <table:table-cell office:value-type="float" office:value="483.70745685732999" table:style-name="ce9">
            <text:p>484</text:p>
          </table:table-cell>
          <table:table-cell office:value-type="float" office:value="2.1538573376416899E-2" table:style-name="ce13">
            <text:p>0.0215</text:p>
          </table:table-cell>
          <table:table-cell office:value-type="float" office:value="20975.811679999999" table:style-name="ce9">
            <text:p>20976</text:p>
          </table:table-cell>
          <table:table-cell office:value-type="float" office:value="496.66830796823399" table:style-name="ce9">
            <text:p>497</text:p>
          </table:table-cell>
          <table:table-cell office:value-type="float" office:value="2.36781448816017E-2" table:style-name="ce13">
            <text:p>0.0237</text:p>
          </table:table-cell>
          <table:table-cell table:style-name="ce9"/>
          <table:table-cell table:number-columns-repeated="2" table:style-name="ce1"/>
          <table:table-cell table:number-columns-repeated="6" table:style-name="ce10"/>
          <table:table-cell table:number-columns-repeated="16358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3" table:style-name="ce7"/>
          <table:table-cell office:value-type="float" office:value="31051.244532000001" table:style-name="ce9">
            <text:p>31051</text:p>
          </table:table-cell>
          <table:table-cell office:value-type="float" office:value="484.61759745569202" table:style-name="ce9">
            <text:p>485</text:p>
          </table:table-cell>
          <table:table-cell office:value-type="float" office:value="1.5607026538220299E-2" table:style-name="ce13">
            <text:p>0.0156</text:p>
          </table:table-cell>
          <table:table-cell office:value-type="float" office:value="28390.319328000001" table:style-name="ce9">
            <text:p>28390</text:p>
          </table:table-cell>
          <table:table-cell office:value-type="float" office:value="493.42996598310498" table:style-name="ce9">
            <text:p>493</text:p>
          </table:table-cell>
          <table:table-cell office:value-type="float" office:value="1.73802189500721E-2" table:style-name="ce13">
            <text:p>0.0174</text:p>
          </table:table-cell>
          <table:table-cell office:value-type="float" office:value="24147.9696" table:style-name="ce9">
            <text:p>24148</text:p>
          </table:table-cell>
          <table:table-cell office:value-type="float" office:value="515.61288920012896" table:style-name="ce9">
            <text:p>516</text:p>
          </table:table-cell>
          <table:table-cell office:value-type="float" office:value="2.1352225373023899E-2" table:style-name="ce13">
            <text:p>0.0214</text:p>
          </table:table-cell>
          <table:table-cell office:value-type="float" office:value="22554.473600000001" table:style-name="ce9">
            <text:p>22554</text:p>
          </table:table-cell>
          <table:table-cell office:value-type="float" office:value="528.61863933335701" table:style-name="ce9">
            <text:p>529</text:p>
          </table:table-cell>
          <table:table-cell office:value-type="float" office:value="2.3437418611860501E-2" table:style-name="ce13">
            <text:p>0.0234</text:p>
          </table:table-cell>
          <table:table-cell table:style-name="ce9"/>
          <table:table-cell table:number-columns-repeated="2" table:style-name="ce1"/>
          <table:table-cell table:number-columns-repeated="6" table:style-name="ce10"/>
          <table:table-cell table:number-columns-repeated="16358"/>
        </table:table-row>
        <table:table-row table:number-rows-repeated="2" table:style-name="ro1">
          <table:table-cell/>
          <table:table-cell table:number-columns-repeated="25" table:style-name="ce10"/>
          <table:table-cell table:number-columns-repeated="16358"/>
        </table:table-row>
        <table:table-row table:style-name="ro1">
          <table:table-cell/>
          <table:table-cell table:style-name="ce7"/>
          <table:table-cell office:value-type="string" table:style-name="ce7">
            <text:p>Turbofan</text:p>
          </table:table-cell>
          <table:table-cell table:style-name="ce7"/>
          <table:table-cell office:value-type="string" table:style-name="ce7">
            <text:p>20000 FT</text:p>
          </table:table-cell>
          <table:table-cell table:number-columns-repeated="6" table:style-name="ce7"/>
          <table:table-cell table:style-name="ce9"/>
          <table:table-cell table:number-columns-repeated="2" table:style-name="ce7"/>
          <table:table-cell table:number-columns-repeated="10" table:style-name="ce9"/>
          <table:table-cell table:number-columns-repeated="2" table:style-name="ce7"/>
          <table:table-cell table:number-columns-repeated="16358"/>
        </table:table-row>
        <table:table-row table:style-name="ro1">
          <table:table-cell/>
          <table:table-cell table:style-name="ce7"/>
          <table:table-cell office:value-type="string" table:style-name="ce7">
            <text:p>TF M0.25</text:p>
          </table:table-cell>
          <table:table-cell table:number-columns-repeated="2" table:style-name="ce7"/>
          <table:table-cell office:value-type="string" table:style-name="ce7">
            <text:p>TF M0.35</text:p>
          </table:table-cell>
          <table:table-cell table:number-columns-repeated="2" table:style-name="ce7"/>
          <table:table-cell office:value-type="string" table:style-name="ce7">
            <text:p>TF M0.45</text:p>
          </table:table-cell>
          <table:table-cell table:number-columns-repeated="2" table:style-name="ce7"/>
          <table:table-cell office:value-type="string" table:style-name="ce9">
            <text:p>TF M0.65</text:p>
          </table:table-cell>
          <table:table-cell table:number-columns-repeated="2" table:style-name="ce7"/>
          <table:table-cell office:value-type="string" table:style-name="ce9">
            <text:p>TF M0.75</text:p>
          </table:table-cell>
          <table:table-cell table:number-columns-repeated="2" table:style-name="ce9"/>
          <table:table-cell office:value-type="string" table:style-name="ce9">
            <text:p>TF M0.80</text:p>
          </table:table-cell>
          <table:table-cell table:number-columns-repeated="2" table:style-name="ce9"/>
          <table:table-cell office:value-type="string" table:style-name="ce9">
            <text:p>TF M0.82</text:p>
          </table:table-cell>
          <table:table-cell table:number-columns-repeated="2" table:style-name="ce9"/>
          <table:table-cell office:value-type="string" table:style-name="ce9">
            <text:p>TF M0.84</text:p>
          </table:table-cell>
          <table:table-cell table:number-columns-repeated="2" table:style-name="ce7"/>
          <table:table-cell table:number-columns-repeated="16358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9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9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9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table:number-columns-repeated="16358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9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9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9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table:number-columns-repeated="998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7"/>
          <table:table-cell table:style-name="ce9"/>
          <table:table-cell table:number-columns-repeated="2" table:style-name="ce7"/>
          <table:table-cell table:number-columns-repeated="10" table:style-name="ce9"/>
          <table:table-cell table:number-columns-repeated="2" table:style-name="ce7"/>
          <table:table-cell table:number-columns-repeated="998" table:style-name="ce2"/>
          <table:table-cell table:number-columns-repeated="15360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6" table:style-name="ce7"/>
          <table:table-cell office:value-type="float" office:value="-144.2292483814" table:style-name="ce9">
            <text:p>-144</text:p>
          </table:table-cell>
          <table:table-cell office:value-type="float" office:value="30.775130635665501" table:style-name="ce9">
            <text:p>31</text:p>
          </table:table-cell>
          <table:table-cell office:value-type="float" office:value="-0.213376489034205" table:style-name="ce13">
            <text:p>-0.2134</text:p>
          </table:table-cell>
          <table:table-cell office:value-type="float" office:value="-845.43758964000006" table:style-name="ce9">
            <text:p>-845</text:p>
          </table:table-cell>
          <table:table-cell office:value-type="float" office:value="27.712331355873101" table:style-name="ce9">
            <text:p>28</text:p>
          </table:table-cell>
          <table:table-cell office:value-type="float" office:value="-3.2778683720076099E-2" table:style-name="ce13">
            <text:p>-0.0328</text:p>
          </table:table-cell>
          <table:table-cell office:value-type="float" office:value="-1270.65405999" table:style-name="ce9">
            <text:p>-1271</text:p>
          </table:table-cell>
          <table:table-cell office:value-type="float" office:value="27.3219904805425" table:style-name="ce9">
            <text:p>27</text:p>
          </table:table-cell>
          <table:table-cell office:value-type="float" office:value="-2.15023044751909E-2" table:style-name="ce13">
            <text:p>-0.0215</text:p>
          </table:table-cell>
          <table:table-cell office:value-type="float" office:value="-1516.4315596500001" table:style-name="ce9">
            <text:p>-1516</text:p>
          </table:table-cell>
          <table:table-cell office:value-type="float" office:value="27.015741732439899" table:style-name="ce9">
            <text:p>27</text:p>
          </table:table-cell>
          <table:table-cell office:value-type="float" office:value="-1.78153386221237E-2" table:style-name="ce13">
            <text:p>-0.0178</text:p>
          </table:table-cell>
          <table:table-cell office:value-type="float" office:value="-1583.6374915199999" table:style-name="ce9">
            <text:p>-1584</text:p>
          </table:table-cell>
          <table:table-cell office:value-type="float" office:value="26.8851604091805" table:style-name="ce9">
            <text:p>27</text:p>
          </table:table-cell>
          <table:table-cell office:value-type="float" office:value="-1.6976840061658099E-2" table:style-name="ce13">
            <text:p>-0.0170</text:p>
          </table:table-cell>
          <table:table-cell office:value-type="float" office:value="-1648.0299242399999" table:style-name="ce9">
            <text:p>-1648</text:p>
          </table:table-cell>
          <table:table-cell office:value-type="float" office:value="26.744850964417498" table:style-name="ce9">
            <text:p>27</text:p>
          </table:table-cell>
          <table:table-cell office:value-type="float" office:value="-1.62283770282576E-2" table:style-name="ce13">
            <text:p>-0.0162</text:p>
          </table:table-cell>
          <table:table-cell table:style-name="ce2"/>
          <table:table-cell table:style-name="ce1"/>
          <table:table-cell table:number-columns-repeated="996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2565.7099547" table:style-name="ce9">
            <text:p>12566</text:p>
          </table:table-cell>
          <table:table-cell office:value-type="float" office:value="217.67981419045401" table:style-name="ce9">
            <text:p>218</text:p>
          </table:table-cell>
          <table:table-cell office:value-type="float" office:value="1.73233199695998E-2" table:style-name="ce13">
            <text:p>0.0173</text:p>
          </table:table-cell>
          <table:table-cell office:value-type="float" office:value="11217.788089199999" table:style-name="ce9">
            <text:p>11218</text:p>
          </table:table-cell>
          <table:table-cell office:value-type="float" office:value="243.28348167079901" table:style-name="ce9">
            <text:p>243</text:p>
          </table:table-cell>
          <table:table-cell office:value-type="float" office:value="2.1687295190129501E-2" table:style-name="ce13">
            <text:p>0.0217</text:p>
          </table:table-cell>
          <table:table-cell office:value-type="float" office:value="10660.1369889" table:style-name="ce9">
            <text:p>10660</text:p>
          </table:table-cell>
          <table:table-cell office:value-type="float" office:value="256.49314819708297" table:style-name="ce9">
            <text:p>256</text:p>
          </table:table-cell>
          <table:table-cell office:value-type="float" office:value="2.4060961736623102E-2" table:style-name="ce13">
            <text:p>0.0241</text:p>
          </table:table-cell>
          <table:table-cell office:value-type="float" office:value="10408.723594499999" table:style-name="ce9">
            <text:p>10409</text:p>
          </table:table-cell>
          <table:table-cell office:value-type="float" office:value="262.56574096642402" table:style-name="ce9">
            <text:p>263</text:p>
          </table:table-cell>
          <table:table-cell office:value-type="float" office:value="2.5225546493055601E-2" table:style-name="ce13">
            <text:p>0.0252</text:p>
          </table:table-cell>
          <table:table-cell office:value-type="float" office:value="10301.410287000001" table:style-name="ce9">
            <text:p>10301</text:p>
          </table:table-cell>
          <table:table-cell office:value-type="float" office:value="264.83033540489799" table:style-name="ce9">
            <text:p>265</text:p>
          </table:table-cell>
          <table:table-cell office:value-type="float" office:value="2.57081630598778E-2" table:style-name="ce13">
            <text:p>0.0257</text:p>
          </table:table-cell>
          <table:table-cell office:value-type="float" office:value="10193.4964698" table:style-name="ce9">
            <text:p>10193</text:p>
          </table:table-cell>
          <table:table-cell office:value-type="float" office:value="267.06406176552503" table:style-name="ce9">
            <text:p>267</text:p>
          </table:table-cell>
          <table:table-cell office:value-type="float" office:value="2.6199455952797799E-2" table:style-name="ce13">
            <text:p>0.0262</text:p>
          </table:table-cell>
          <table:table-cell table:style-name="ce2"/>
          <table:table-cell table:style-name="ce1"/>
          <table:table-cell table:number-columns-repeated="996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4659.998654000001" table:style-name="ce9">
            <text:p>14660</text:p>
          </table:table-cell>
          <table:table-cell office:value-type="float" office:value="249.236343713943" table:style-name="ce9">
            <text:p>249</text:p>
          </table:table-cell>
          <table:table-cell office:value-type="float" office:value="1.7001116411831201E-2" table:style-name="ce13">
            <text:p>0.0170</text:p>
          </table:table-cell>
          <table:table-cell office:value-type="float" office:value="13087.3971963" table:style-name="ce9">
            <text:p>13087</text:p>
          </table:table-cell>
          <table:table-cell office:value-type="float" office:value="277.04661106226098" table:style-name="ce9">
            <text:p>277</text:p>
          </table:table-cell>
          <table:table-cell office:value-type="float" office:value="2.11689617810779E-2" table:style-name="ce13">
            <text:p>0.0212</text:p>
          </table:table-cell>
          <table:table-cell office:value-type="float" office:value="12436.600369199999" table:style-name="ce9">
            <text:p>12437</text:p>
          </table:table-cell>
          <table:table-cell office:value-type="float" office:value="289.86808812470002" table:style-name="ce9">
            <text:p>290</text:p>
          </table:table-cell>
          <table:table-cell office:value-type="float" office:value="2.3307662827421499E-2" table:style-name="ce13">
            <text:p>0.0233</text:p>
          </table:table-cell>
          <table:table-cell office:value-type="float" office:value="12143.4404301" table:style-name="ce9">
            <text:p>12143</text:p>
          </table:table-cell>
          <table:table-cell office:value-type="float" office:value="296.40276666545998" table:style-name="ce9">
            <text:p>296</text:p>
          </table:table-cell>
          <table:table-cell office:value-type="float" office:value="2.4408467136773301E-2" table:style-name="ce13">
            <text:p>0.0244</text:p>
          </table:table-cell>
          <table:table-cell office:value-type="float" office:value="12018.289760400001" table:style-name="ce9">
            <text:p>12018</text:p>
          </table:table-cell>
          <table:table-cell office:value-type="float" office:value="298.81608911538302" table:style-name="ce9">
            <text:p>299</text:p>
          </table:table-cell>
          <table:table-cell office:value-type="float" office:value="2.4863445221630101E-2" table:style-name="ce13">
            <text:p>0.0249</text:p>
          </table:table-cell>
          <table:table-cell office:value-type="float" office:value="11892.449616600001" table:style-name="ce9">
            <text:p>11892</text:p>
          </table:table-cell>
          <table:table-cell office:value-type="float" office:value="301.19199571336901" table:style-name="ce9">
            <text:p>301</text:p>
          </table:table-cell>
          <table:table-cell office:value-type="float" office:value="2.53263209366851E-2" table:style-name="ce13">
            <text:p>0.0253</text:p>
          </table:table-cell>
          <table:table-cell table:style-name="ce2"/>
          <table:table-cell table:style-name="ce1"/>
          <table:table-cell table:number-columns-repeated="996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6754.242871099999" table:style-name="ce9">
            <text:p>16754</text:p>
          </table:table-cell>
          <table:table-cell office:value-type="float" office:value="282.09400948853403" table:style-name="ce9">
            <text:p>282</text:p>
          </table:table-cell>
          <table:table-cell office:value-type="float" office:value="1.6837168450931798E-2" table:style-name="ce13">
            <text:p>0.0168</text:p>
          </table:table-cell>
          <table:table-cell office:value-type="float" office:value="14957.0507856" table:style-name="ce9">
            <text:p>14957</text:p>
          </table:table-cell>
          <table:table-cell office:value-type="float" office:value="310.821900605601" table:style-name="ce9">
            <text:p>311</text:p>
          </table:table-cell>
          <table:table-cell office:value-type="float" office:value="2.07809617725472E-2" table:style-name="ce13">
            <text:p>0.0208</text:p>
          </table:table-cell>
          <table:table-cell office:value-type="float" office:value="14213.5975359" table:style-name="ce9">
            <text:p>14214</text:p>
          </table:table-cell>
          <table:table-cell office:value-type="float" office:value="323.70511382373599" table:style-name="ce9">
            <text:p>324</text:p>
          </table:table-cell>
          <table:table-cell office:value-type="float" office:value="2.2774326697103799E-2" table:style-name="ce13">
            <text:p>0.0228</text:p>
          </table:table-cell>
          <table:table-cell office:value-type="float" office:value="13877.9570958" table:style-name="ce9">
            <text:p>13878</text:p>
          </table:table-cell>
          <table:table-cell office:value-type="float" office:value="330.40909909451" table:style-name="ce9">
            <text:p>330</text:p>
          </table:table-cell>
          <table:table-cell office:value-type="float" office:value="2.38081943050901E-2" table:style-name="ce13">
            <text:p>0.0238</text:p>
          </table:table-cell>
          <table:table-cell office:value-type="float" office:value="13735.3916448" table:style-name="ce9">
            <text:p>13735</text:p>
          </table:table-cell>
          <table:table-cell office:value-type="float" office:value="332.89444705941099" table:style-name="ce9">
            <text:p>333</text:p>
          </table:table-cell>
          <table:table-cell office:value-type="float" office:value="2.4236254463514999E-2" table:style-name="ce13">
            <text:p>0.0242</text:p>
          </table:table-cell>
          <table:table-cell office:value-type="float" office:value="13591.2248346" table:style-name="ce9">
            <text:p>13591</text:p>
          </table:table-cell>
          <table:table-cell office:value-type="float" office:value="335.307769509335" table:style-name="ce9">
            <text:p>335</text:p>
          </table:table-cell>
          <table:table-cell office:value-type="float" office:value="2.46709015257934E-2" table:style-name="ce13">
            <text:p>0.0247</text:p>
          </table:table-cell>
          <table:table-cell table:number-columns-repeated="2" table:style-name="ce1"/>
          <table:table-cell table:number-columns-repeated="996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8848.4648471" table:style-name="ce9">
            <text:p>18848</text:p>
          </table:table-cell>
          <table:table-cell office:value-type="float" office:value="315.978740398789" table:style-name="ce9">
            <text:p>316</text:p>
          </table:table-cell>
          <table:table-cell office:value-type="float" office:value="1.6764163180504599E-2" table:style-name="ce13">
            <text:p>0.0168</text:p>
          </table:table-cell>
          <table:table-cell office:value-type="float" office:value="16826.682133800001" table:style-name="ce9">
            <text:p>16827</text:p>
          </table:table-cell>
          <table:table-cell office:value-type="float" office:value="344.74124117889801" table:style-name="ce9">
            <text:p>345</text:p>
          </table:table-cell>
          <table:table-cell office:value-type="float" office:value="2.0487772838259699E-2" table:style-name="ce13">
            <text:p>0.0205</text:p>
          </table:table-cell>
          <table:table-cell office:value-type="float" office:value="15990.261086099999" table:style-name="ce9">
            <text:p>15990</text:p>
          </table:table-cell>
          <table:table-cell office:value-type="float" office:value="358.00516069049002" table:style-name="ce9">
            <text:p>358</text:p>
          </table:table-cell>
          <table:table-cell office:value-type="float" office:value="2.23889502968589E-2" table:style-name="ce13">
            <text:p>0.0224</text:p>
          </table:table-cell>
          <table:table-cell office:value-type="float" office:value="15613.007547900001" table:style-name="ce9">
            <text:p>15613</text:p>
          </table:table-cell>
          <table:table-cell office:value-type="float" office:value="365.05898417687303" table:style-name="ce9">
            <text:p>365</text:p>
          </table:table-cell>
          <table:table-cell office:value-type="float" office:value="2.3381720854030799E-2" table:style-name="ce13">
            <text:p>0.0234</text:p>
          </table:table-cell>
          <table:table-cell office:value-type="float" office:value="15451.804055099999" table:style-name="ce9">
            <text:p>15452</text:p>
          </table:table-cell>
          <table:table-cell office:value-type="float" office:value="367.60419750487301" table:style-name="ce9">
            <text:p>368</text:p>
          </table:table-cell>
          <table:table-cell office:value-type="float" office:value="2.3790374003839501E-2" table:style-name="ce13">
            <text:p>0.0238</text:p>
          </table:table-cell>
          <table:table-cell office:value-type="float" office:value="15289.9333293" table:style-name="ce9">
            <text:p>15290</text:p>
          </table:table-cell>
          <table:table-cell office:value-type="float" office:value="370.12883211430801" table:style-name="ce9">
            <text:p>370</text:p>
          </table:table-cell>
          <table:table-cell office:value-type="float" office:value="2.4207354220769101E-2" table:style-name="ce13">
            <text:p>0.0242</text:p>
          </table:table-cell>
          <table:table-cell table:number-columns-repeated="2" table:style-name="ce1"/>
          <table:table-cell table:number-columns-repeated="996" table:style-name="ce2"/>
          <table:table-cell table:number-columns-repeated="15360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6" table:style-name="ce7"/>
          <table:table-cell office:value-type="float" office:value="20942.864751900001" table:style-name="ce9">
            <text:p>20943</text:p>
          </table:table-cell>
          <table:table-cell office:value-type="float" office:value="352.78284315641298" table:style-name="ce9">
            <text:p>353</text:p>
          </table:table-cell>
          <table:table-cell office:value-type="float" office:value="1.6845013675810899E-2" table:style-name="ce13">
            <text:p>0.0168</text:p>
          </table:table-cell>
          <table:table-cell office:value-type="float" office:value="18696.291240899998" table:style-name="ce9">
            <text:p>18696</text:p>
          </table:table-cell>
          <table:table-cell office:value-type="float" office:value="380.01035861081402" table:style-name="ce9">
            <text:p>380</text:p>
          </table:table-cell>
          <table:table-cell office:value-type="float" office:value="2.0325440683096802E-2" table:style-name="ce13">
            <text:p>0.0203</text:p>
          </table:table-cell>
          <table:table-cell office:value-type="float" office:value="17766.657743100001" table:style-name="ce9">
            <text:p>17767</text:p>
          </table:table-cell>
          <table:table-cell office:value-type="float" office:value="393.03949365150299" table:style-name="ce9">
            <text:p>393</text:p>
          </table:table-cell>
          <table:table-cell office:value-type="float" office:value="2.21223090653698E-2" table:style-name="ce13">
            <text:p>0.0221</text:p>
          </table:table-cell>
          <table:table-cell office:value-type="float" office:value="17347.791106799999" table:style-name="ce9">
            <text:p>17348</text:p>
          </table:table-cell>
          <table:table-cell office:value-type="float" office:value="400.51611626477199" table:style-name="ce9">
            <text:p>401</text:p>
          </table:table-cell>
          <table:table-cell office:value-type="float" office:value="2.30874417266748E-2" table:style-name="ce13">
            <text:p>0.0231</text:p>
          </table:table-cell>
          <table:table-cell office:value-type="float" office:value="17168.972662799999" table:style-name="ce9">
            <text:p>17169</text:p>
          </table:table-cell>
          <table:table-cell office:value-type="float" office:value="403.04355706310201" table:style-name="ce9">
            <text:p>403</text:p>
          </table:table-cell>
          <table:table-cell office:value-type="float" office:value="2.3475112051193198E-2" table:style-name="ce13">
            <text:p>0.0235</text:p>
          </table:table-cell>
          <table:table-cell office:value-type="float" office:value="16988.841993900001" table:style-name="ce9">
            <text:p>16989</text:p>
          </table:table-cell>
          <table:table-cell office:value-type="float" office:value="405.53825899098803" table:style-name="ce9">
            <text:p>406</text:p>
          </table:table-cell>
          <table:table-cell office:value-type="float" office:value="2.38708594227082E-2" table:style-name="ce13">
            <text:p>0.0239</text:p>
          </table:table-cell>
          <table:table-cell table:number-columns-repeated="2" table:style-name="ce1"/>
          <table:table-cell table:number-columns-repeated="996" table:style-name="ce2"/>
          <table:table-cell table:number-columns-repeated="15360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6" table:style-name="ce7"/>
          <table:table-cell office:value-type="float" office:value="22519.11375" table:style-name="ce9">
            <text:p>22519</text:p>
          </table:table-cell>
          <table:table-cell office:value-type="float" office:value="387.27838784953599" table:style-name="ce9">
            <text:p>387</text:p>
          </table:table-cell>
          <table:table-cell office:value-type="float" office:value="1.7197763293395001E-2" table:style-name="ce13">
            <text:p>0.0172</text:p>
          </table:table-cell>
          <table:table-cell office:value-type="float" office:value="20103.507879000001" table:style-name="ce9">
            <text:p>20104</text:p>
          </table:table-cell>
          <table:table-cell office:value-type="float" office:value="408.623195983176" table:style-name="ce9">
            <text:p>409</text:p>
          </table:table-cell>
          <table:table-cell office:value-type="float" office:value="2.0325964923266999E-2" table:style-name="ce13">
            <text:p>0.0203</text:p>
          </table:table-cell>
          <table:table-cell office:value-type="float" office:value="19104.0150861" table:style-name="ce9">
            <text:p>19104</text:p>
          </table:table-cell>
          <table:table-cell office:value-type="float" office:value="420.97042712231701" table:style-name="ce9">
            <text:p>421</text:p>
          </table:table-cell>
          <table:table-cell office:value-type="float" office:value="2.20357042865096E-2" table:style-name="ce13">
            <text:p>0.0220</text:p>
          </table:table-cell>
          <table:table-cell office:value-type="float" office:value="18653.543846699999" table:style-name="ce9">
            <text:p>18654</text:p>
          </table:table-cell>
          <table:table-cell office:value-type="float" office:value="427.57806657435401" table:style-name="ce9">
            <text:p>428</text:p>
          </table:table-cell>
          <table:table-cell office:value-type="float" office:value="2.2922082264276899E-2" table:style-name="ce13">
            <text:p>0.0229</text:p>
          </table:table-cell>
          <table:table-cell office:value-type="float" office:value="18460.958161800001" table:style-name="ce9">
            <text:p>18461</text:p>
          </table:table-cell>
          <table:table-cell office:value-type="float" office:value="430.05031899107797" table:style-name="ce9">
            <text:p>430</text:p>
          </table:table-cell>
          <table:table-cell office:value-type="float" office:value="2.3295124512060901E-2" table:style-name="ce13">
            <text:p>0.0233</text:p>
          </table:table-cell>
          <table:table-cell office:value-type="float" office:value="18267.594038399999" table:style-name="ce9">
            <text:p>18268</text:p>
          </table:table-cell>
          <table:table-cell office:value-type="float" office:value="432.56934122272202" table:style-name="ce9">
            <text:p>433</text:p>
          </table:table-cell>
          <table:table-cell office:value-type="float" office:value="2.3679601173171801E-2" table:style-name="ce13">
            <text:p>0.0237</text:p>
          </table:table-cell>
          <table:table-cell table:number-columns-repeated="3" table:style-name="ce1"/>
          <table:table-cell table:number-columns-repeated="16355"/>
        </table:table-row>
        <table:table-row table:number-rows-repeated="2" table:style-name="ro1">
          <table:table-cell/>
          <table:table-cell table:number-columns-repeated="7" table:style-name="ce7"/>
          <table:table-cell table:style-name="ce9"/>
          <table:table-cell table:style-name="ce7"/>
          <table:table-cell table:style-name="ce13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urbofan</text:p>
          </table:table-cell>
          <table:table-cell table:style-name="ce7"/>
          <table:table-cell office:value-type="string" table:style-name="ce7">
            <text:p>25000 FT</text:p>
          </table:table-cell>
          <table:table-cell table:number-columns-repeated="3" table:style-name="ce7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F M0.25</text:p>
          </table:table-cell>
          <table:table-cell table:number-columns-repeated="2" table:style-name="ce7"/>
          <table:table-cell office:value-type="string" table:style-name="ce7">
            <text:p>TF M0.35</text:p>
          </table:table-cell>
          <table:table-cell table:number-columns-repeated="2" table:style-name="ce7"/>
          <table:table-cell office:value-type="string" table:style-name="ce9">
            <text:p>TF M0.45</text:p>
          </table:table-cell>
          <table:table-cell table:style-name="ce9"/>
          <table:table-cell table:style-name="ce13"/>
          <table:table-cell office:value-type="string" table:style-name="ce9">
            <text:p>TF M0.65</text:p>
          </table:table-cell>
          <table:table-cell table:style-name="ce9"/>
          <table:table-cell table:style-name="ce13"/>
          <table:table-cell office:value-type="string" table:style-name="ce9">
            <text:p>TF M0.75</text:p>
          </table:table-cell>
          <table:table-cell table:style-name="ce9"/>
          <table:table-cell table:style-name="ce13"/>
          <table:table-cell office:value-type="string" table:style-name="ce9">
            <text:p>TF M0.80</text:p>
          </table:table-cell>
          <table:table-cell table:style-name="ce9"/>
          <table:table-cell table:style-name="ce13"/>
          <table:table-cell office:value-type="string" table:style-name="ce9">
            <text:p>TF M0.82</text:p>
          </table:table-cell>
          <table:table-cell table:style-name="ce9"/>
          <table:table-cell table:style-name="ce13"/>
          <table:table-cell office:value-type="string" table:style-name="ce9">
            <text:p>TF M0.84</text:p>
          </table:table-cell>
          <table:table-cell table:style-name="ce9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7"/>
          <table:table-cell table:style-name="ce9"/>
          <table:table-cell table:style-name="ce7"/>
          <table:table-cell table:style-name="ce13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6" table:style-name="ce7"/>
          <table:table-cell office:value-type="float" office:value="-7.3220147721000002" table:style-name="ce9">
            <text:p>-7</text:p>
          </table:table-cell>
          <table:table-cell office:value-type="float" office:value="28.411727168201502" table:style-name="ce9">
            <text:p>28</text:p>
          </table:table-cell>
          <table:table-cell office:value-type="float" office:value="-3.88031546678413" table:style-name="ce13">
            <text:p>-3.8803</text:p>
          </table:table-cell>
          <table:table-cell office:value-type="float" office:value="-564.90392300999997" table:style-name="ce9">
            <text:p>-565</text:p>
          </table:table-cell>
          <table:table-cell office:value-type="float" office:value="27.703632170297698" table:style-name="ce9">
            <text:p>28</text:p>
          </table:table-cell>
          <table:table-cell office:value-type="float" office:value="-4.9041316659093698E-2" table:style-name="ce13">
            <text:p>-0.0490</text:p>
          </table:table-cell>
          <table:table-cell office:value-type="float" office:value="-918.81765086999997" table:style-name="ce9">
            <text:p>-919</text:p>
          </table:table-cell>
          <table:table-cell office:value-type="float" office:value="27.373998514734598" table:style-name="ce9">
            <text:p>27</text:p>
          </table:table-cell>
          <table:table-cell office:value-type="float" office:value="-2.9792634576420101E-2" table:style-name="ce13">
            <text:p>-0.0298</text:p>
          </table:table-cell>
          <table:table-cell office:value-type="float" office:value="-1095.4853805" table:style-name="ce9">
            <text:p>-1095</text:p>
          </table:table-cell>
          <table:table-cell office:value-type="float" office:value="27.0963728933637" table:style-name="ce9">
            <text:p>27</text:p>
          </table:table-cell>
          <table:table-cell office:value-type="float" office:value="-2.47345819265944E-2" table:style-name="ce13">
            <text:p>-0.0247</text:p>
          </table:table-cell>
          <table:table-cell office:value-type="float" office:value="-1162.4689013699999" table:style-name="ce9">
            <text:p>-1162</text:p>
          </table:table-cell>
          <table:table-cell office:value-type="float" office:value="26.960179192313799" table:style-name="ce9">
            <text:p>27</text:p>
          </table:table-cell>
          <table:table-cell office:value-type="float" office:value="-2.3192172419013099E-2" table:style-name="ce13">
            <text:p>-0.0232</text:p>
          </table:table-cell>
          <table:table-cell office:value-type="float" office:value="-1226.4721148399999" table:style-name="ce9">
            <text:p>-1226</text:p>
          </table:table-cell>
          <table:table-cell office:value-type="float" office:value="26.813789671611101" table:style-name="ce9">
            <text:p>27</text:p>
          </table:table-cell>
          <table:table-cell office:value-type="float" office:value="-2.18625351095806E-2" table:style-name="ce13">
            <text:p>-0.0219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0675.149731400001" table:style-name="ce9">
            <text:p>10675</text:p>
          </table:table-cell>
          <table:table-cell office:value-type="float" office:value="181.605320545598" table:style-name="ce9">
            <text:p>182</text:p>
          </table:table-cell>
          <table:table-cell office:value-type="float" office:value="1.70119693976209E-2" table:style-name="ce13">
            <text:p>0.0170</text:p>
          </table:table-cell>
          <table:table-cell office:value-type="float" office:value="9836.6380203000008" table:style-name="ce9">
            <text:p>9837</text:p>
          </table:table-cell>
          <table:table-cell office:value-type="float" office:value="207.68510474183901" table:style-name="ce9">
            <text:p>208</text:p>
          </table:table-cell>
          <table:table-cell office:value-type="float" office:value="2.1113423540973699E-2" table:style-name="ce13">
            <text:p>0.0211</text:p>
          </table:table-cell>
          <table:table-cell office:value-type="float" office:value="9488.8984218000005" table:style-name="ce9">
            <text:p>9489</text:p>
          </table:table-cell>
          <table:table-cell office:value-type="float" office:value="220.490680067206" table:style-name="ce9">
            <text:p>220</text:p>
          </table:table-cell>
          <table:table-cell office:value-type="float" office:value="2.32366993792078E-2" table:style-name="ce13">
            <text:p>0.0232</text:p>
          </table:table-cell>
          <table:table-cell office:value-type="float" office:value="9336.2132703000007" table:style-name="ce9">
            <text:p>9336</text:p>
          </table:table-cell>
          <table:table-cell office:value-type="float" office:value="226.80179889264301" table:style-name="ce9">
            <text:p>227</text:p>
          </table:table-cell>
          <table:table-cell office:value-type="float" office:value="2.42926968703828E-2" table:style-name="ce13">
            <text:p>0.0243</text:p>
          </table:table-cell>
          <table:table-cell office:value-type="float" office:value="9264.4412405999992" table:style-name="ce9">
            <text:p>9264</text:p>
          </table:table-cell>
          <table:table-cell office:value-type="float" office:value="229.111292353441" table:style-name="ce9">
            <text:p>229</text:p>
          </table:table-cell>
          <table:table-cell office:value-type="float" office:value="2.4730179230820298E-2" table:style-name="ce13">
            <text:p>0.0247</text:p>
          </table:table-cell>
          <table:table-cell office:value-type="float" office:value="9191.8240490999997" table:style-name="ce9">
            <text:p>9192</text:p>
          </table:table-cell>
          <table:table-cell office:value-type="float" office:value="231.39740090678001" table:style-name="ce9">
            <text:p>231</text:p>
          </table:table-cell>
          <table:table-cell office:value-type="float" office:value="2.5174263527100098E-2" table:style-name="ce13">
            <text:p>0.0252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2454.548936900001" table:style-name="ce9">
            <text:p>12455</text:p>
          </table:table-cell>
          <table:table-cell office:value-type="float" office:value="208.084518961264" table:style-name="ce9">
            <text:p>208</text:p>
          </table:table-cell>
          <table:table-cell office:value-type="float" office:value="1.6707511449471801E-2" table:style-name="ce13">
            <text:p>0.0167</text:p>
          </table:table-cell>
          <table:table-cell office:value-type="float" office:value="11476.2519123" table:style-name="ce9">
            <text:p>11476</text:p>
          </table:table-cell>
          <table:table-cell office:value-type="float" office:value="236.690808559537" table:style-name="ce9">
            <text:p>237</text:p>
          </table:table-cell>
          <table:table-cell office:value-type="float" office:value="2.0624399879707801E-2" table:style-name="ce13">
            <text:p>0.0206</text:p>
          </table:table-cell>
          <table:table-cell office:value-type="float" office:value="11070.351837300001" table:style-name="ce9">
            <text:p>11070</text:p>
          </table:table-cell>
          <table:table-cell office:value-type="float" office:value="249.69562329646701" table:style-name="ce9">
            <text:p>250</text:p>
          </table:table-cell>
          <table:table-cell office:value-type="float" office:value="2.2555346656205899E-2" table:style-name="ce13">
            <text:p>0.0226</text:p>
          </table:table-cell>
          <table:table-cell office:value-type="float" office:value="10892.156144099999" table:style-name="ce9">
            <text:p>10892</text:p>
          </table:table-cell>
          <table:table-cell office:value-type="float" office:value="256.48285883779999" table:style-name="ce9">
            <text:p>256</text:p>
          </table:table-cell>
          <table:table-cell office:value-type="float" office:value="2.3547482743050002E-2" table:style-name="ce13">
            <text:p>0.0235</text:p>
          </table:table-cell>
          <table:table-cell office:value-type="float" office:value="10808.373920399999" table:style-name="ce9">
            <text:p>10808</text:p>
          </table:table-cell>
          <table:table-cell office:value-type="float" office:value="258.94669268783798" table:style-name="ce9">
            <text:p>259</text:p>
          </table:table-cell>
          <table:table-cell office:value-type="float" office:value="2.39579694961418E-2" table:style-name="ce13">
            <text:p>0.0240</text:p>
          </table:table-cell>
          <table:table-cell office:value-type="float" office:value="10723.7020527" table:style-name="ce9">
            <text:p>10724</text:p>
          </table:table-cell>
          <table:table-cell office:value-type="float" office:value="261.40397876378699" table:style-name="ce9">
            <text:p>261</text:p>
          </table:table-cell>
          <table:table-cell office:value-type="float" office:value="2.4376281388568701E-2" table:style-name="ce13">
            <text:p>0.0244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4233.8146958" table:style-name="ce9">
            <text:p>14234</text:p>
          </table:table-cell>
          <table:table-cell office:value-type="float" office:value="235.76850780929499" table:style-name="ce9">
            <text:p>236</text:p>
          </table:table-cell>
          <table:table-cell office:value-type="float" office:value="1.6563971981373601E-2" table:style-name="ce13">
            <text:p>0.0166</text:p>
          </table:table-cell>
          <table:table-cell office:value-type="float" office:value="13115.5321878" table:style-name="ce9">
            <text:p>13116</text:p>
          </table:table-cell>
          <table:table-cell office:value-type="float" office:value="265.49072519158301" table:style-name="ce9">
            <text:p>265</text:p>
          </table:table-cell>
          <table:table-cell office:value-type="float" office:value="2.0242466824071499E-2" table:style-name="ce13">
            <text:p>0.0202</text:p>
          </table:table-cell>
          <table:table-cell office:value-type="float" office:value="12651.8274939" table:style-name="ce9">
            <text:p>12652</text:p>
          </table:table-cell>
          <table:table-cell office:value-type="float" office:value="279.45806271958702" table:style-name="ce9">
            <text:p>279</text:p>
          </table:table-cell>
          <table:table-cell office:value-type="float" office:value="2.20883554454347E-2" table:style-name="ce13">
            <text:p>0.0221</text:p>
          </table:table-cell>
          <table:table-cell office:value-type="float" office:value="12448.2547056" table:style-name="ce9">
            <text:p>12448</text:p>
          </table:table-cell>
          <table:table-cell office:value-type="float" office:value="286.82430856964203" table:style-name="ce9">
            <text:p>287</text:p>
          </table:table-cell>
          <table:table-cell office:value-type="float" office:value="2.3041327105928398E-2" table:style-name="ce13">
            <text:p>0.0230</text:p>
          </table:table-cell>
          <table:table-cell office:value-type="float" office:value="12352.5512523" table:style-name="ce9">
            <text:p>12353</text:p>
          </table:table-cell>
          <table:table-cell office:value-type="float" office:value="289.46773850897603" table:style-name="ce9">
            <text:p>289</text:p>
          </table:table-cell>
          <table:table-cell office:value-type="float" office:value="2.3433842337231999E-2" table:style-name="ce13">
            <text:p>0.0234</text:p>
          </table:table-cell>
          <table:table-cell office:value-type="float" office:value="12255.7135029" table:style-name="ce9">
            <text:p>12256</text:p>
          </table:table-cell>
          <table:table-cell office:value-type="float" office:value="292.07936497416398" table:style-name="ce9">
            <text:p>292</text:p>
          </table:table-cell>
          <table:table-cell office:value-type="float" office:value="2.38320979765928E-2" table:style-name="ce13">
            <text:p>0.0238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6" table:style-name="ce7"/>
          <table:table-cell office:value-type="float" office:value="16013.058213599999" table:style-name="ce9">
            <text:p>16013</text:p>
          </table:table-cell>
          <table:table-cell office:value-type="float" office:value="264.71154007499899" table:style-name="ce9">
            <text:p>265</text:p>
          </table:table-cell>
          <table:table-cell office:value-type="float" office:value="1.65309796882008E-2" table:style-name="ce13">
            <text:p>0.0165</text:p>
          </table:table-cell>
          <table:table-cell office:value-type="float" office:value="14754.968150999999" table:style-name="ce9">
            <text:p>14755</text:p>
          </table:table-cell>
          <table:table-cell office:value-type="float" office:value="295.12501532181898" table:style-name="ce9">
            <text:p>295</text:p>
          </table:table-cell>
          <table:table-cell office:value-type="float" office:value="2.00017385535202E-2" table:style-name="ce13">
            <text:p>0.0200</text:p>
          </table:table-cell>
          <table:table-cell office:value-type="float" office:value="14233.169703899999" table:style-name="ce9">
            <text:p>14233</text:p>
          </table:table-cell>
          <table:table-cell office:value-type="float" office:value="309.794835469936" table:style-name="ce9">
            <text:p>310</text:p>
          </table:table-cell>
          <table:table-cell office:value-type="float" office:value="2.1765695338056001E-2" table:style-name="ce13">
            <text:p>0.0218</text:p>
          </table:table-cell>
          <table:table-cell office:value-type="float" office:value="14004.3087849" table:style-name="ce9">
            <text:p>14004</text:p>
          </table:table-cell>
          <table:table-cell office:value-type="float" office:value="317.75879955468201" table:style-name="ce9">
            <text:p>318</text:p>
          </table:table-cell>
          <table:table-cell office:value-type="float" office:value="2.2690073779100199E-2" table:style-name="ce13">
            <text:p>0.0227</text:p>
          </table:table-cell>
          <table:table-cell office:value-type="float" office:value="13896.6618609" table:style-name="ce9">
            <text:p>13897</text:p>
          </table:table-cell>
          <table:table-cell office:value-type="float" office:value="320.49857531275302" table:style-name="ce9">
            <text:p>320</text:p>
          </table:table-cell>
          <table:table-cell office:value-type="float" office:value="2.3062990128191602E-2" table:style-name="ce13">
            <text:p>0.0231</text:p>
          </table:table-cell>
          <table:table-cell office:value-type="float" office:value="13787.4580599" table:style-name="ce9">
            <text:p>13787</text:p>
          </table:table-cell>
          <table:table-cell office:value-type="float" office:value="323.21122457817" table:style-name="ce9">
            <text:p>323</text:p>
          </table:table-cell>
          <table:table-cell office:value-type="float" office:value="2.3442408540716501E-2" table:style-name="ce13">
            <text:p>0.0234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6" table:style-name="ce7"/>
          <table:table-cell office:value-type="float" office:value="17792.279490299999" table:style-name="ce9">
            <text:p>17792</text:p>
          </table:table-cell>
          <table:table-cell office:value-type="float" office:value="298.73283884482402" table:style-name="ce9">
            <text:p>299</text:p>
          </table:table-cell>
          <table:table-cell office:value-type="float" office:value="1.6790026202527199E-2" table:style-name="ce13">
            <text:p>0.0168</text:p>
          </table:table-cell>
          <table:table-cell office:value-type="float" office:value="16394.537560799999" table:style-name="ce9">
            <text:p>16395</text:p>
          </table:table-cell>
          <table:table-cell office:value-type="float" office:value="327.66651714754403" table:style-name="ce9">
            <text:p>328</text:p>
          </table:table-cell>
          <table:table-cell office:value-type="float" office:value="1.99863226353519E-2" table:style-name="ce13">
            <text:p>0.0200</text:p>
          </table:table-cell>
          <table:table-cell office:value-type="float" office:value="15814.756566" table:style-name="ce9">
            <text:p>15815</text:p>
          </table:table-cell>
          <table:table-cell office:value-type="float" office:value="342.118389958129" table:style-name="ce9">
            <text:p>342</text:p>
          </table:table-cell>
          <table:table-cell office:value-type="float" office:value="2.1632858433853201E-2" table:style-name="ce13">
            <text:p>0.0216</text:p>
          </table:table-cell>
          <table:table-cell office:value-type="float" office:value="15560.2961409" table:style-name="ce9">
            <text:p>15560</text:p>
          </table:table-cell>
          <table:table-cell office:value-type="float" office:value="349.87563146092401" table:style-name="ce9">
            <text:p>350</text:p>
          </table:table-cell>
          <table:table-cell office:value-type="float" office:value="2.2485152486351499E-2" table:style-name="ce13">
            <text:p>0.0225</text:p>
          </table:table-cell>
          <table:table-cell office:value-type="float" office:value="15440.661264" table:style-name="ce9">
            <text:p>15441</text:p>
          </table:table-cell>
          <table:table-cell office:value-type="float" office:value="352.52935075954099" table:style-name="ce9">
            <text:p>353</text:p>
          </table:table-cell>
          <table:table-cell office:value-type="float" office:value="2.2831234021140401E-2" table:style-name="ce13">
            <text:p>0.0228</text:p>
          </table:table-cell>
          <table:table-cell office:value-type="float" office:value="15319.6474389" table:style-name="ce9">
            <text:p>15320</text:p>
          </table:table-cell>
          <table:table-cell office:value-type="float" office:value="355.20271338042397" table:style-name="ce9">
            <text:p>355</text:p>
          </table:table-cell>
          <table:table-cell office:value-type="float" office:value="2.3186089288091901E-2" table:style-name="ce13">
            <text:p>0.0232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6" table:style-name="ce7"/>
          <table:table-cell office:value-type="float" office:value="19104.215255999999" table:style-name="ce9">
            <text:p>19104</text:p>
          </table:table-cell>
          <table:table-cell office:value-type="float" office:value="330.43061320937397" table:style-name="ce9">
            <text:p>330</text:p>
          </table:table-cell>
          <table:table-cell office:value-type="float" office:value="1.7296214933800898E-2" table:style-name="ce13">
            <text:p>0.0173</text:p>
          </table:table-cell>
          <table:table-cell office:value-type="float" office:value="17628.473788800002" table:style-name="ce9">
            <text:p>17628</text:p>
          </table:table-cell>
          <table:table-cell office:value-type="float" office:value="357.69273832681699" table:style-name="ce9">
            <text:p>358</text:p>
          </table:table-cell>
          <table:table-cell office:value-type="float" office:value="2.0290624282748301E-2" table:style-name="ce13">
            <text:p>0.0203</text:p>
          </table:table-cell>
          <table:table-cell office:value-type="float" office:value="17005.144720200002" table:style-name="ce9">
            <text:p>17005</text:p>
          </table:table-cell>
          <table:table-cell office:value-type="float" office:value="369.654586191009" table:style-name="ce9">
            <text:p>370</text:p>
          </table:table-cell>
          <table:table-cell office:value-type="float" office:value="2.17378088968514E-2" table:style-name="ce13">
            <text:p>0.0217</text:p>
          </table:table-cell>
          <table:table-cell office:value-type="float" office:value="16731.4902258" table:style-name="ce9">
            <text:p>16731</text:p>
          </table:table-cell>
          <table:table-cell office:value-type="float" office:value="375.90864584224403" table:style-name="ce9">
            <text:p>376</text:p>
          </table:table-cell>
          <table:table-cell office:value-type="float" office:value="2.2467134772167E-2" table:style-name="ce13">
            <text:p>0.0225</text:p>
          </table:table-cell>
          <table:table-cell office:value-type="float" office:value="16602.892185600002" table:style-name="ce9">
            <text:p>16603</text:p>
          </table:table-cell>
          <table:table-cell office:value-type="float" office:value="378.47724407770397" table:style-name="ce9">
            <text:p>378</text:p>
          </table:table-cell>
          <table:table-cell office:value-type="float" office:value="2.2795862301988899E-2" table:style-name="ce13">
            <text:p>0.0228</text:p>
          </table:table-cell>
          <table:table-cell office:value-type="float" office:value="16472.7372684" table:style-name="ce9">
            <text:p>16473</text:p>
          </table:table-cell>
          <table:table-cell office:value-type="float" office:value="381.098224505877" table:style-name="ce9">
            <text:p>381</text:p>
          </table:table-cell>
          <table:table-cell office:value-type="float" office:value="2.3135087890762698E-2" table:style-name="ce13">
            <text:p>0.0231</text:p>
          </table:table-cell>
          <table:table-cell table:number-columns-repeated="2" table:style-name="ce1"/>
          <table:table-cell table:number-columns-repeated="16356"/>
        </table:table-row>
        <table:table-row table:number-rows-repeated="2" table:style-name="ro1">
          <table:table-cell/>
          <table:table-cell table:number-columns-repeated="10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urbofan</text:p>
          </table:table-cell>
          <table:table-cell table:style-name="ce7"/>
          <table:table-cell office:value-type="string" table:style-name="ce7">
            <text:p>31000 FT</text:p>
          </table:table-cell>
          <table:table-cell table:number-columns-repeated="6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F M0.25</text:p>
          </table:table-cell>
          <table:table-cell table:number-columns-repeated="2" table:style-name="ce7"/>
          <table:table-cell office:value-type="string" table:style-name="ce7">
            <text:p>TF M0.35</text:p>
          </table:table-cell>
          <table:table-cell table:number-columns-repeated="2" table:style-name="ce7"/>
          <table:table-cell office:value-type="string" table:style-name="ce7">
            <text:p>TF M0.45</text:p>
          </table:table-cell>
          <table:table-cell table:number-columns-repeated="2" table:style-name="ce7"/>
          <table:table-cell office:value-type="string" table:style-name="ce9">
            <text:p>TF M0.65</text:p>
          </table:table-cell>
          <table:table-cell table:style-name="ce7"/>
          <table:table-cell table:style-name="ce13"/>
          <table:table-cell office:value-type="string" table:style-name="ce9">
            <text:p>TF M0.75</text:p>
          </table:table-cell>
          <table:table-cell table:style-name="ce9"/>
          <table:table-cell table:style-name="ce13"/>
          <table:table-cell office:value-type="string" table:style-name="ce9">
            <text:p>TF M0.80</text:p>
          </table:table-cell>
          <table:table-cell table:style-name="ce9"/>
          <table:table-cell table:style-name="ce13"/>
          <table:table-cell office:value-type="string" table:style-name="ce9">
            <text:p>TF M0.82</text:p>
          </table:table-cell>
          <table:table-cell table:style-name="ce9"/>
          <table:table-cell table:style-name="ce13"/>
          <table:table-cell office:value-type="string" table:style-name="ce9">
            <text:p>TF M0.84</text:p>
          </table:table-cell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13">
            <text:p>SFC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13">
            <text:p>(kg/hr/N)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9" table:style-name="ce7"/>
          <table:table-cell office:value-type="float" office:value="-267.08224934999998" table:style-name="ce9">
            <text:p>-267</text:p>
          </table:table-cell>
          <table:table-cell office:value-type="float" office:value="27.817189280925898" table:style-name="ce9">
            <text:p>28</text:p>
          </table:table-cell>
          <table:table-cell office:value-type="float" office:value="-0.104152145448171" table:style-name="ce13">
            <text:p>-0.1042</text:p>
          </table:table-cell>
          <table:table-cell office:value-type="float" office:value="-563.75405813999998" table:style-name="ce9">
            <text:p>-564</text:p>
          </table:table-cell>
          <table:table-cell office:value-type="float" office:value="27.056150852531701" table:style-name="ce9">
            <text:p>27</text:p>
          </table:table-cell>
          <table:table-cell office:value-type="float" office:value="-4.7992826768818997E-2" table:style-name="ce13">
            <text:p>-0.0480</text:p>
          </table:table-cell>
          <table:table-cell office:value-type="float" office:value="-703.82628182999997" table:style-name="ce9">
            <text:p>-704</text:p>
          </table:table-cell>
          <table:table-cell office:value-type="float" office:value="26.7728193137403" table:style-name="ce9">
            <text:p>27</text:p>
          </table:table-cell>
          <table:table-cell office:value-type="float" office:value="-3.8038959335432901E-2" table:style-name="ce13">
            <text:p>-0.0380</text:p>
          </table:table-cell>
          <table:table-cell office:value-type="float" office:value="-757.68088136999995" table:style-name="ce9">
            <text:p>-758</text:p>
          </table:table-cell>
          <table:table-cell office:value-type="float" office:value="26.645418337895499" table:style-name="ce9">
            <text:p>27</text:p>
          </table:table-cell>
          <table:table-cell office:value-type="float" office:value="-3.5167072303205801E-2" table:style-name="ce13">
            <text:p>-0.0352</text:p>
          </table:table-cell>
          <table:table-cell office:value-type="float" office:value="-810.37227138000003" table:style-name="ce9">
            <text:p>-810</text:p>
          </table:table-cell>
          <table:table-cell office:value-type="float" office:value="26.511469587961798" table:style-name="ce9">
            <text:p>27</text:p>
          </table:table-cell>
          <table:table-cell office:value-type="float" office:value="-3.2715173660637302E-2" table:style-name="ce13">
            <text:p>-0.0327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7915.7854188000001" table:style-name="ce9">
            <text:p>7916</text:p>
          </table:table-cell>
          <table:table-cell office:value-type="float" office:value="163.71867252721501" table:style-name="ce9">
            <text:p>164</text:p>
          </table:table-cell>
          <table:table-cell office:value-type="float" office:value="2.0682555661297099E-2" table:style-name="ce13">
            <text:p>0.0207</text:p>
          </table:table-cell>
          <table:table-cell office:value-type="float" office:value="7986.5788401" table:style-name="ce9">
            <text:p>7987</text:p>
          </table:table-cell>
          <table:table-cell office:value-type="float" office:value="179.37252958126999" table:style-name="ce9">
            <text:p>179</text:p>
          </table:table-cell>
          <table:table-cell office:value-type="float" office:value="2.2459244837182899E-2" table:style-name="ce13">
            <text:p>0.0225</text:p>
          </table:table-cell>
          <table:table-cell office:value-type="float" office:value="7893.3886310999997" table:style-name="ce9">
            <text:p>7893</text:p>
          </table:table-cell>
          <table:table-cell office:value-type="float" office:value="184.937202160569" table:style-name="ce9">
            <text:p>185</text:p>
          </table:table-cell>
          <table:table-cell office:value-type="float" office:value="2.3429380055090099E-2" table:style-name="ce13">
            <text:p>0.0234</text:p>
          </table:table-cell>
          <table:table-cell office:value-type="float" office:value="7856.8020216000004" table:style-name="ce9">
            <text:p>7857</text:p>
          </table:table-cell>
          <table:table-cell office:value-type="float" office:value="187.17841169158299" table:style-name="ce9">
            <text:p>187</text:p>
          </table:table-cell>
          <table:table-cell office:value-type="float" office:value="2.3823740394245702E-2" table:style-name="ce13">
            <text:p>0.0238</text:p>
          </table:table-cell>
          <table:table-cell office:value-type="float" office:value="7820.1042066" table:style-name="ce9">
            <text:p>7820</text:p>
          </table:table-cell>
          <table:table-cell office:value-type="float" office:value="189.428039789282" table:style-name="ce9">
            <text:p>189</text:p>
          </table:table-cell>
          <table:table-cell office:value-type="float" office:value="2.42232117098144E-2" table:style-name="ce13">
            <text:p>0.0242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9235.1274708000001" table:style-name="ce9">
            <text:p>9235</text:p>
          </table:table-cell>
          <table:table-cell office:value-type="float" office:value="186.125155459562" table:style-name="ce9">
            <text:p>186</text:p>
          </table:table-cell>
          <table:table-cell office:value-type="float" office:value="2.0154042924481599E-2" table:style-name="ce13">
            <text:p>0.0202</text:p>
          </table:table-cell>
          <table:table-cell office:value-type="float" office:value="9317.6419518000002" table:style-name="ce9">
            <text:p>9318</text:p>
          </table:table-cell>
          <table:table-cell office:value-type="float" office:value="203.615195447415" table:style-name="ce9">
            <text:p>204</text:p>
          </table:table-cell>
          <table:table-cell office:value-type="float" office:value="2.1852652903032E-2" table:style-name="ce13">
            <text:p>0.0219</text:p>
          </table:table-cell>
          <table:table-cell office:value-type="float" office:value="9208.8607317000005" table:style-name="ce9">
            <text:p>9209</text:p>
          </table:table-cell>
          <table:table-cell office:value-type="float" office:value="209.722397879797" table:style-name="ce9">
            <text:p>210</text:p>
          </table:table-cell>
          <table:table-cell office:value-type="float" office:value="2.27739786701152E-2" table:style-name="ce13">
            <text:p>0.0228</text:p>
          </table:table-cell>
          <table:table-cell office:value-type="float" office:value="9166.2245430000003" table:style-name="ce9">
            <text:p>9166</text:p>
          </table:table-cell>
          <table:table-cell office:value-type="float" office:value="212.18810252243199" table:style-name="ce9">
            <text:p>212</text:p>
          </table:table-cell>
          <table:table-cell office:value-type="float" office:value="2.31489095130747E-2" table:style-name="ce13">
            <text:p>0.0231</text:p>
          </table:table-cell>
          <table:table-cell office:value-type="float" office:value="9123.3437021999998" table:style-name="ce9">
            <text:p>9123</text:p>
          </table:table-cell>
          <table:table-cell office:value-type="float" office:value="214.65941954285699" table:style-name="ce9">
            <text:p>215</text:p>
          </table:table-cell>
          <table:table-cell office:value-type="float" office:value="2.35285906735152E-2" table:style-name="ce13">
            <text:p>0.0235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9894.9097022999995" table:style-name="ce9">
            <text:p>9895</text:p>
          </table:table-cell>
          <table:table-cell office:value-type="float" office:value="197.46590018160299" table:style-name="ce9">
            <text:p>197</text:p>
          </table:table-cell>
          <table:table-cell office:value-type="float" office:value="1.9956311489705E-2" table:style-name="ce13">
            <text:p>0.0200</text:p>
          </table:table-cell>
          <table:table-cell office:value-type="float" office:value="9983.2958337" table:style-name="ce9">
            <text:p>9983</text:p>
          </table:table-cell>
          <table:table-cell office:value-type="float" office:value="215.92407533831999" table:style-name="ce9">
            <text:p>216</text:p>
          </table:table-cell>
          <table:table-cell office:value-type="float" office:value="2.16285362003837E-2" table:style-name="ce13">
            <text:p>0.0216</text:p>
          </table:table-cell>
          <table:table-cell office:value-type="float" office:value="9866.7079874999999" table:style-name="ce9">
            <text:p>9867</text:p>
          </table:table-cell>
          <table:table-cell office:value-type="float" office:value="222.26699763790401" table:style-name="ce9">
            <text:p>222</text:p>
          </table:table-cell>
          <table:table-cell office:value-type="float" office:value="2.2526966230225001E-2" table:style-name="ce13">
            <text:p>0.0225</text:p>
          </table:table-cell>
          <table:table-cell office:value-type="float" office:value="9821.0470091999996" table:style-name="ce9">
            <text:p>9821</text:p>
          </table:table-cell>
          <table:table-cell office:value-type="float" office:value="224.83933745855899" table:style-name="ce9">
            <text:p>225</text:p>
          </table:table-cell>
          <table:table-cell office:value-type="float" office:value="2.2893621957815399E-2" table:style-name="ce13">
            <text:p>0.0229</text:p>
          </table:table-cell>
          <table:table-cell office:value-type="float" office:value="9775.1191376999996" table:style-name="ce9">
            <text:p>9775</text:p>
          </table:table-cell>
          <table:table-cell office:value-type="float" office:value="227.42944980888299" table:style-name="ce9">
            <text:p>227</text:p>
          </table:table-cell>
          <table:table-cell office:value-type="float" office:value="2.3266156310233502E-2" table:style-name="ce13">
            <text:p>0.0233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10554.7141749" table:style-name="ce9">
            <text:p>10555</text:p>
          </table:table-cell>
          <table:table-cell office:value-type="float" office:value="209.11251949322701" table:style-name="ce9">
            <text:p>209</text:p>
          </table:table-cell>
          <table:table-cell office:value-type="float" office:value="1.9812238970005901E-2" table:style-name="ce13">
            <text:p>0.0198</text:p>
          </table:table-cell>
          <table:table-cell office:value-type="float" office:value="10648.794027899999" table:style-name="ce9">
            <text:p>10649</text:p>
          </table:table-cell>
          <table:table-cell office:value-type="float" office:value="228.47522287051601" table:style-name="ce9">
            <text:p>228</text:p>
          </table:table-cell>
          <table:table-cell office:value-type="float" office:value="2.1455502122766899E-2" table:style-name="ce13">
            <text:p>0.0215</text:p>
          </table:table-cell>
          <table:table-cell office:value-type="float" office:value="10524.577484400001" table:style-name="ce9">
            <text:p>10525</text:p>
          </table:table-cell>
          <table:table-cell office:value-type="float" office:value="235.041704885423" table:style-name="ce9">
            <text:p>235</text:p>
          </table:table-cell>
          <table:table-cell office:value-type="float" office:value="2.23326499551941E-2" table:style-name="ce13">
            <text:p>0.0223</text:p>
          </table:table-cell>
          <table:table-cell office:value-type="float" office:value="10475.958439800001" table:style-name="ce9">
            <text:p>10476</text:p>
          </table:table-cell>
          <table:table-cell office:value-type="float" office:value="237.69729497663701" table:style-name="ce9">
            <text:p>238</text:p>
          </table:table-cell>
          <table:table-cell office:value-type="float" office:value="2.2689789802294701E-2" table:style-name="ce13">
            <text:p>0.0227</text:p>
          </table:table-cell>
          <table:table-cell office:value-type="float" office:value="10426.894573199999" table:style-name="ce9">
            <text:p>10427</text:p>
          </table:table-cell>
          <table:table-cell office:value-type="float" office:value="240.35382046414901" table:style-name="ce9">
            <text:p>240</text:p>
          </table:table-cell>
          <table:table-cell office:value-type="float" office:value="2.3051333143995201E-2" table:style-name="ce13">
            <text:p>0.0231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11214.2072721" table:style-name="ce9">
            <text:p>11214</text:p>
          </table:table-cell>
          <table:table-cell office:value-type="float" office:value="220.687113289873" table:style-name="ce9">
            <text:p>221</text:p>
          </table:table-cell>
          <table:table-cell office:value-type="float" office:value="1.9679243296931399E-2" table:style-name="ce13">
            <text:p>0.0197</text:p>
          </table:table-cell>
          <table:table-cell office:value-type="float" office:value="11314.3367043" table:style-name="ce9">
            <text:p>11314</text:p>
          </table:table-cell>
          <table:table-cell office:value-type="float" office:value="241.049755310173" table:style-name="ce9">
            <text:p>241</text:p>
          </table:table-cell>
          <table:table-cell office:value-type="float" office:value="2.13048066015715E-2" table:style-name="ce13">
            <text:p>0.0213</text:p>
          </table:table-cell>
          <table:table-cell office:value-type="float" office:value="11182.291293599999" table:style-name="ce9">
            <text:p>11182</text:p>
          </table:table-cell>
          <table:table-cell office:value-type="float" office:value="247.811735151449" table:style-name="ce9">
            <text:p>248</text:p>
          </table:table-cell>
          <table:table-cell office:value-type="float" office:value="2.21610874412904E-2" table:style-name="ce13">
            <text:p>0.0222</text:p>
          </table:table-cell>
          <table:table-cell office:value-type="float" office:value="11130.7141827" table:style-name="ce9">
            <text:p>11131</text:p>
          </table:table-cell>
          <table:table-cell office:value-type="float" office:value="250.57863740217499" table:style-name="ce9">
            <text:p>251</text:p>
          </table:table-cell>
          <table:table-cell office:value-type="float" office:value="2.25123593409342E-2" table:style-name="ce13">
            <text:p>0.0225</text:p>
          </table:table-cell>
          <table:table-cell office:value-type="float" office:value="11078.647767599999" table:style-name="ce9">
            <text:p>11079</text:p>
          </table:table-cell>
          <table:table-cell office:value-type="float" office:value="253.379213919644" table:style-name="ce9">
            <text:p>253</text:p>
          </table:table-cell>
          <table:table-cell office:value-type="float" office:value="2.2870951332225099E-2" table:style-name="ce13">
            <text:p>0.0229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11873.8338159" table:style-name="ce9">
            <text:p>11874</text:p>
          </table:table-cell>
          <table:table-cell office:value-type="float" office:value="233.15126896631699" table:style-name="ce9">
            <text:p>233</text:p>
          </table:table-cell>
          <table:table-cell office:value-type="float" office:value="1.9635719396216299E-2" table:style-name="ce13">
            <text:p>0.0196</text:p>
          </table:table-cell>
          <table:table-cell office:value-type="float" office:value="11979.745934099999" table:style-name="ce9">
            <text:p>11980</text:p>
          </table:table-cell>
          <table:table-cell office:value-type="float" office:value="254.463338229513" table:style-name="ce9">
            <text:p>254</text:p>
          </table:table-cell>
          <table:table-cell office:value-type="float" office:value="2.1241129789337999E-2" table:style-name="ce13">
            <text:p>0.0212</text:p>
          </table:table-cell>
          <table:table-cell office:value-type="float" office:value="11840.049585000001" table:style-name="ce9">
            <text:p>11840</text:p>
          </table:table-cell>
          <table:table-cell office:value-type="float" office:value="261.26366931902402" table:style-name="ce9">
            <text:p>261</text:p>
          </table:table-cell>
          <table:table-cell office:value-type="float" office:value="2.2066095875984799E-2" table:style-name="ce13">
            <text:p>0.0221</text:p>
          </table:table-cell>
          <table:table-cell office:value-type="float" office:value="11785.447684500001" table:style-name="ce9">
            <text:p>11785</text:p>
          </table:table-cell>
          <table:table-cell office:value-type="float" office:value="264.01747602157201" table:style-name="ce9">
            <text:p>264</text:p>
          </table:table-cell>
          <table:table-cell office:value-type="float" office:value="2.2401989562840501E-2" table:style-name="ce13">
            <text:p>0.0224</text:p>
          </table:table-cell>
          <table:table-cell office:value-type="float" office:value="11730.1340688" table:style-name="ce9">
            <text:p>11730</text:p>
          </table:table-cell>
          <table:table-cell office:value-type="float" office:value="266.78531366859602" table:style-name="ce9">
            <text:p>267</text:p>
          </table:table-cell>
          <table:table-cell office:value-type="float" office:value="2.2743586058252802E-2" table:style-name="ce13">
            <text:p>0.0227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9" table:style-name="ce7"/>
          <table:table-cell office:value-type="float" office:value="13193.1536268" table:style-name="ce9">
            <text:p>13193</text:p>
          </table:table-cell>
          <table:table-cell office:value-type="float" office:value="261.60789515684201" table:style-name="ce9">
            <text:p>262</text:p>
          </table:table-cell>
          <table:table-cell office:value-type="float" office:value="1.9829064570689399E-2" table:style-name="ce13">
            <text:p>0.0198</text:p>
          </table:table-cell>
          <table:table-cell office:value-type="float" office:value="13311.031456799999" table:style-name="ce9">
            <text:p>13311</text:p>
          </table:table-cell>
          <table:table-cell office:value-type="float" office:value="285.00215658031999" table:style-name="ce9">
            <text:p>285</text:p>
          </table:table-cell>
          <table:table-cell office:value-type="float" office:value="2.14109746119431E-2" table:style-name="ce13">
            <text:p>0.0214</text:p>
          </table:table-cell>
          <table:table-cell office:value-type="float" office:value="13155.6551322" table:style-name="ce9">
            <text:p>13156</text:p>
          </table:table-cell>
          <table:table-cell office:value-type="float" office:value="290.98682209761" table:style-name="ce9">
            <text:p>291</text:p>
          </table:table-cell>
          <table:table-cell office:value-type="float" office:value="2.21187633130779E-2" table:style-name="ce13">
            <text:p>0.0221</text:p>
          </table:table-cell>
          <table:table-cell office:value-type="float" office:value="13094.759000399999" table:style-name="ce9">
            <text:p>13095</text:p>
          </table:table-cell>
          <table:table-cell office:value-type="float" office:value="293.26825366945599" table:style-name="ce9">
            <text:p>293</text:p>
          </table:table-cell>
          <table:table-cell office:value-type="float" office:value="2.2395849641867999E-2" table:style-name="ce13">
            <text:p>0.0224</text:p>
          </table:table-cell>
          <table:table-cell office:value-type="float" office:value="13033.529252099999" table:style-name="ce9">
            <text:p>13034</text:p>
          </table:table-cell>
          <table:table-cell office:value-type="float" office:value="295.60393822661001" table:style-name="ce9">
            <text:p>296</text:p>
          </table:table-cell>
          <table:table-cell office:value-type="float" office:value="2.26802681383464E-2" table:style-name="ce13">
            <text:p>0.0227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9" table:style-name="ce7"/>
          <table:table-cell office:value-type="float" office:value="14156.8160076" table:style-name="ce9">
            <text:p>14157</text:p>
          </table:table-cell>
          <table:table-cell office:value-type="float" office:value="285.66348176330303" table:style-name="ce9">
            <text:p>286</text:p>
          </table:table-cell>
          <table:table-cell office:value-type="float" office:value="2.0178512005096801E-2" table:style-name="ce13">
            <text:p>0.0202</text:p>
          </table:table-cell>
          <table:table-cell office:value-type="float" office:value="14312.748359699999" table:style-name="ce9">
            <text:p>14313</text:p>
          </table:table-cell>
          <table:table-cell office:value-type="float" office:value="311.08006998396502" table:style-name="ce9">
            <text:p>311</text:p>
          </table:table-cell>
          <table:table-cell office:value-type="float" office:value="2.17344749007021E-2" table:style-name="ce13">
            <text:p>0.0217</text:p>
          </table:table-cell>
          <table:table-cell office:value-type="float" office:value="14145.8956275" table:style-name="ce9">
            <text:p>14146</text:p>
          </table:table-cell>
          <table:table-cell office:value-type="float" office:value="316.82433865256002" table:style-name="ce9">
            <text:p>317</text:p>
          </table:table-cell>
          <table:table-cell office:value-type="float" office:value="2.2396909110275399E-2" table:style-name="ce13">
            <text:p>0.0224</text:p>
          </table:table-cell>
          <table:table-cell office:value-type="float" office:value="14080.3733469" table:style-name="ce9">
            <text:p>14080</text:p>
          </table:table-cell>
          <table:table-cell office:value-type="float" office:value="319.206793024636" table:style-name="ce9">
            <text:p>319</text:p>
          </table:table-cell>
          <table:table-cell office:value-type="float" office:value="2.2670335875356201E-2" table:style-name="ce13">
            <text:p>0.0227</text:p>
          </table:table-cell>
          <table:table-cell office:value-type="float" office:value="14014.4062443" table:style-name="ce9">
            <text:p>14014</text:p>
          </table:table-cell>
          <table:table-cell office:value-type="float" office:value="321.62198626715502" table:style-name="ce9">
            <text:p>322</text:p>
          </table:table-cell>
          <table:table-cell office:value-type="float" office:value="2.2949383702785601E-2" table:style-name="ce13">
            <text:p>0.0229</text:p>
          </table:table-cell>
          <table:table-cell table:number-columns-repeated="2" table:style-name="ce1"/>
          <table:table-cell table:number-columns-repeated="16356"/>
        </table:table-row>
        <table:table-row table:number-rows-repeated="2" table:style-name="ro1">
          <table:table-cell/>
          <table:table-cell table:number-columns-repeated="10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urbofan</text:p>
          </table:table-cell>
          <table:table-cell table:style-name="ce7"/>
          <table:table-cell office:value-type="string" table:style-name="ce7">
            <text:p>35000 FT</text:p>
          </table:table-cell>
          <table:table-cell table:number-columns-repeated="6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F M0.25</text:p>
          </table:table-cell>
          <table:table-cell table:number-columns-repeated="2" table:style-name="ce7"/>
          <table:table-cell office:value-type="string" table:style-name="ce7">
            <text:p>TF M0.35</text:p>
          </table:table-cell>
          <table:table-cell table:number-columns-repeated="2" table:style-name="ce7"/>
          <table:table-cell office:value-type="string" table:style-name="ce7">
            <text:p>TF M0.45</text:p>
          </table:table-cell>
          <table:table-cell table:number-columns-repeated="2" table:style-name="ce7"/>
          <table:table-cell office:value-type="string" table:style-name="ce9">
            <text:p>TF M0.65</text:p>
          </table:table-cell>
          <table:table-cell table:style-name="ce7"/>
          <table:table-cell table:style-name="ce13"/>
          <table:table-cell office:value-type="string" table:style-name="ce9">
            <text:p>TF M0.75</text:p>
          </table:table-cell>
          <table:table-cell table:style-name="ce9"/>
          <table:table-cell table:style-name="ce13"/>
          <table:table-cell office:value-type="string" table:style-name="ce9">
            <text:p>TF M0.80</text:p>
          </table:table-cell>
          <table:table-cell table:style-name="ce9"/>
          <table:table-cell table:style-name="ce13"/>
          <table:table-cell office:value-type="string" table:style-name="ce9">
            <text:p>TF M0.82</text:p>
          </table:table-cell>
          <table:table-cell table:style-name="ce9"/>
          <table:table-cell table:style-name="ce13"/>
          <table:table-cell office:value-type="string" table:style-name="ce9">
            <text:p>TF M0.84</text:p>
          </table:table-cell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13">
            <text:p>SFC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13">
            <text:p>(kg/hr/N)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9" table:style-name="ce7"/>
          <table:table-cell office:value-type="float" office:value="-33.387227265" table:style-name="ce9">
            <text:p>-33</text:p>
          </table:table-cell>
          <table:table-cell office:value-type="float" office:value="29.094192307528601" table:style-name="ce9">
            <text:p>29</text:p>
          </table:table-cell>
          <table:table-cell office:value-type="float" office:value="-0.87141684682597798" table:style-name="ce13">
            <text:p>-0.8714</text:p>
          </table:table-cell>
          <table:table-cell office:value-type="float" office:value="-320.57431896000003" table:style-name="ce9">
            <text:p>-321</text:p>
          </table:table-cell>
          <table:table-cell office:value-type="float" office:value="27.562013170717101" table:style-name="ce9">
            <text:p>28</text:p>
          </table:table-cell>
          <table:table-cell office:value-type="float" office:value="-8.5976984245441604E-2" table:style-name="ce13">
            <text:p>-0.0860</text:p>
          </table:table-cell>
          <table:table-cell office:value-type="float" office:value="-456.66983397000001" table:style-name="ce9">
            <text:p>-457</text:p>
          </table:table-cell>
          <table:table-cell office:value-type="float" office:value="26.887498899926602" table:style-name="ce9">
            <text:p>27</text:p>
          </table:table-cell>
          <table:table-cell office:value-type="float" office:value="-5.8877326461841302E-2" table:style-name="ce13">
            <text:p>-0.0589</text:p>
          </table:table-cell>
          <table:table-cell office:value-type="float" office:value="-509.39013741000002" table:style-name="ce9">
            <text:p>-509</text:p>
          </table:table-cell>
          <table:table-cell office:value-type="float" office:value="26.609031421887" table:style-name="ce9">
            <text:p>27</text:p>
          </table:table-cell>
          <table:table-cell office:value-type="float" office:value="-5.2237036934364198E-2" table:style-name="ce13">
            <text:p>-0.0522</text:p>
          </table:table-cell>
          <table:table-cell office:value-type="float" office:value="-560.74483730999998" table:style-name="ce9">
            <text:p>-561</text:p>
          </table:table-cell>
          <table:table-cell office:value-type="float" office:value="26.3275706756924" table:style-name="ce9">
            <text:p>26</text:p>
          </table:table-cell>
          <table:table-cell office:value-type="float" office:value="-4.695107101117646E-2" table:formula="of:=[.Y511]/[.X511]" table:style-name="ce14">
            <text:p>-0.0470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6579.7625417999998" table:style-name="ce9">
            <text:p>6580</text:p>
          </table:table-cell>
          <table:table-cell office:value-type="float" office:value="135.27981886635999" table:style-name="ce9">
            <text:p>135</text:p>
          </table:table-cell>
          <table:table-cell office:value-type="float" office:value="2.0559984954920799E-2" table:style-name="ce13">
            <text:p>0.0206</text:p>
          </table:table-cell>
          <table:table-cell office:value-type="float" office:value="6691.4128638000002" table:style-name="ce9">
            <text:p>6691</text:p>
          </table:table-cell>
          <table:table-cell office:value-type="float" office:value="148.884222630577" table:style-name="ce9">
            <text:p>149</text:p>
          </table:table-cell>
          <table:table-cell office:value-type="float" office:value="2.2250042802773099E-2" table:style-name="ce13">
            <text:p>0.0223</text:p>
          </table:table-cell>
          <table:table-cell office:value-type="float" office:value="6797.3917052999996" table:style-name="ce9">
            <text:p>6797</text:p>
          </table:table-cell>
          <table:table-cell office:value-type="float" office:value="156.70974806315601" table:style-name="ce9">
            <text:p>157</text:p>
          </table:table-cell>
          <table:table-cell office:value-type="float" office:value="2.3054394223150001E-2" table:style-name="ce13">
            <text:p>0.0231</text:p>
          </table:table-cell>
          <table:table-cell office:value-type="float" office:value="6849.146745" table:style-name="ce9">
            <text:p>6849</text:p>
          </table:table-cell>
          <table:table-cell office:value-type="float" office:value="160.07998092636299" table:style-name="ce9">
            <text:p>160</text:p>
          </table:table-cell>
          <table:table-cell office:value-type="float" office:value="2.33722515937075E-2" table:style-name="ce13">
            <text:p>0.0234</text:p>
          </table:table-cell>
          <table:table-cell office:value-type="float" office:value="6904.8607005000003" table:style-name="ce9">
            <text:p>6905</text:p>
          </table:table-cell>
          <table:table-cell office:value-type="float" office:value="163.57742768615401" table:style-name="ce9">
            <text:p>164</text:p>
          </table:table-cell>
          <table:table-cell office:value-type="float" office:value="2.3690185042300551E-2" table:formula="of:=[.Y512]/[.X512]" table:style-name="ce14">
            <text:p>0.0237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7676.3154950999997" table:style-name="ce9">
            <text:p>7676</text:p>
          </table:table-cell>
          <table:table-cell office:value-type="float" office:value="153.55652714118301" table:style-name="ce9">
            <text:p>154</text:p>
          </table:table-cell>
          <table:table-cell office:value-type="float" office:value="2.0003936424864598E-2" table:style-name="ce13">
            <text:p>0.0200</text:p>
          </table:table-cell>
          <table:table-cell office:value-type="float" office:value="7806.8262698999997" table:style-name="ce9">
            <text:p>7807</text:p>
          </table:table-cell>
          <table:table-cell office:value-type="float" office:value="168.64166324579901" table:style-name="ce9">
            <text:p>169</text:p>
          </table:table-cell>
          <table:table-cell office:value-type="float" office:value="2.16018209468825E-2" table:style-name="ce13">
            <text:p>0.0216</text:p>
          </table:table-cell>
          <table:table-cell office:value-type="float" office:value="7930.2866160000003" table:style-name="ce9">
            <text:p>7930</text:p>
          </table:table-cell>
          <table:table-cell office:value-type="float" office:value="177.52699268448799" table:style-name="ce9">
            <text:p>178</text:p>
          </table:table-cell>
          <table:table-cell office:value-type="float" office:value="2.2385949118952701E-2" table:style-name="ce13">
            <text:p>0.0224</text:p>
          </table:table-cell>
          <table:table-cell office:value-type="float" office:value="7990.6712024999997" table:style-name="ce9">
            <text:p>7991</text:p>
          </table:table-cell>
          <table:table-cell office:value-type="float" office:value="181.440690797076" table:style-name="ce9">
            <text:p>181</text:p>
          </table:table-cell>
          <table:table-cell office:value-type="float" office:value="2.2706564467364101E-2" table:style-name="ce13">
            <text:p>0.0227</text:p>
          </table:table-cell>
          <table:table-cell office:value-type="float" office:value="8055.7041789000004" table:style-name="ce9">
            <text:p>8056</text:p>
          </table:table-cell>
          <table:table-cell office:value-type="float" office:value="185.45073472840099" table:style-name="ce9">
            <text:p>185</text:p>
          </table:table-cell>
          <table:table-cell office:value-type="float" office:value="2.3021045784444895E-2" table:formula="of:=[.Y513]/[.X513]" table:style-name="ce14">
            <text:p>0.0230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8224.6698156000002" table:style-name="ce9">
            <text:p>8225</text:p>
          </table:table-cell>
          <table:table-cell office:value-type="float" office:value="162.64857916182299" table:style-name="ce9">
            <text:p>163</text:p>
          </table:table-cell>
          <table:table-cell office:value-type="float" office:value="1.9775697117144098E-2" table:style-name="ce13">
            <text:p>0.0198</text:p>
          </table:table-cell>
          <table:table-cell office:value-type="float" office:value="8364.4551291000007" table:style-name="ce9">
            <text:p>8364</text:p>
          </table:table-cell>
          <table:table-cell office:value-type="float" office:value="178.73458930574799" table:style-name="ce9">
            <text:p>179</text:p>
          </table:table-cell>
          <table:table-cell office:value-type="float" office:value="2.1368348152640399E-2" table:style-name="ce13">
            <text:p>0.0214</text:p>
          </table:table-cell>
          <table:table-cell office:value-type="float" office:value="8496.8119151999999" table:style-name="ce9">
            <text:p>8497</text:p>
          </table:table-cell>
          <table:table-cell office:value-type="float" office:value="188.22792633840999" table:style-name="ce9">
            <text:p>188</text:p>
          </table:table-cell>
          <table:table-cell office:value-type="float" office:value="2.21527707353022E-2" table:style-name="ce13">
            <text:p>0.0222</text:p>
          </table:table-cell>
          <table:table-cell office:value-type="float" office:value="8561.4890340000002" table:style-name="ce9">
            <text:p>8561</text:p>
          </table:table-cell>
          <table:table-cell office:value-type="float" office:value="192.37173194041" table:style-name="ce9">
            <text:p>192</text:p>
          </table:table-cell>
          <table:table-cell office:value-type="float" office:value="2.2469424556458499E-2" table:style-name="ce13">
            <text:p>0.0225</text:p>
          </table:table-cell>
          <table:table-cell office:value-type="float" office:value="8631.2371235999999" table:style-name="ce9">
            <text:p>8631</text:p>
          </table:table-cell>
          <table:table-cell office:value-type="float" office:value="196.68484427242299" table:style-name="ce9">
            <text:p>197</text:p>
          </table:table-cell>
          <table:table-cell office:value-type="float" office:value="2.2787561210042134E-2" table:formula="of:=[.Y514]/[.X514]" table:style-name="ce14">
            <text:p>0.0228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8772.9796538999999" table:style-name="ce9">
            <text:p>8773</text:p>
          </table:table-cell>
          <table:table-cell office:value-type="float" office:value="172.09795256845999" table:style-name="ce9">
            <text:p>172</text:p>
          </table:table-cell>
          <table:table-cell office:value-type="float" office:value="1.9616818841242101E-2" table:style-name="ce13">
            <text:p>0.0196</text:p>
          </table:table-cell>
          <table:table-cell office:value-type="float" office:value="8921.9060594999992" table:style-name="ce9">
            <text:p>8922</text:p>
          </table:table-cell>
          <table:table-cell office:value-type="float" office:value="189.03236715505099" table:style-name="ce9">
            <text:p>189</text:p>
          </table:table-cell>
          <table:table-cell office:value-type="float" office:value="2.11874419988731E-2" table:style-name="ce13">
            <text:p>0.0212</text:p>
          </table:table-cell>
          <table:table-cell office:value-type="float" office:value="9063.2037677999997" table:style-name="ce9">
            <text:p>9063</text:p>
          </table:table-cell>
          <table:table-cell office:value-type="float" office:value="199.043913737038" table:style-name="ce9">
            <text:p>199</text:p>
          </table:table-cell>
          <table:table-cell office:value-type="float" office:value="2.19617608559356E-2" table:style-name="ce13">
            <text:p>0.0220</text:p>
          </table:table-cell>
          <table:table-cell office:value-type="float" office:value="9132.4180710000001" table:style-name="ce9">
            <text:p>9132</text:p>
          </table:table-cell>
          <table:table-cell office:value-type="float" office:value="203.42156841364201" table:style-name="ce9">
            <text:p>203</text:p>
          </table:table-cell>
          <table:table-cell office:value-type="float" office:value="2.2274666669017999E-2" table:style-name="ce13">
            <text:p>0.0223</text:p>
          </table:table-cell>
          <table:table-cell office:value-type="float" office:value="9206.5254162000001" table:style-name="ce9">
            <text:p>9207</text:p>
          </table:table-cell>
          <table:table-cell office:value-type="float" office:value="207.98349616103499" table:style-name="ce9">
            <text:p>208</text:p>
          </table:table-cell>
          <table:table-cell office:value-type="float" office:value="2.2590878399690588E-2" table:formula="of:=[.Y515]/[.X515]" table:style-name="ce14">
            <text:p>0.0226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9321.2894921999996" table:style-name="ce9">
            <text:p>9321</text:p>
          </table:table-cell>
          <table:table-cell office:value-type="float" office:value="181.55013216399101" table:style-name="ce9">
            <text:p>182</text:p>
          </table:table-cell>
          <table:table-cell office:value-type="float" office:value="1.9476933134188301E-2" table:style-name="ce13">
            <text:p>0.0195</text:p>
          </table:table-cell>
          <table:table-cell office:value-type="float" office:value="9479.4459542999994" table:style-name="ce9">
            <text:p>9479</text:p>
          </table:table-cell>
          <table:table-cell office:value-type="float" office:value="199.42929701198599" table:style-name="ce9">
            <text:p>199</text:p>
          </table:table-cell>
          <table:table-cell office:value-type="float" office:value="2.1038075218048201E-2" table:style-name="ce13">
            <text:p>0.0210</text:p>
          </table:table-cell>
          <table:table-cell office:value-type="float" office:value="9629.5956203999995" table:style-name="ce9">
            <text:p>9630</text:p>
          </table:table-cell>
          <table:table-cell office:value-type="float" office:value="210.15735715856201" table:style-name="ce9">
            <text:p>210</text:p>
          </table:table-cell>
          <table:table-cell office:value-type="float" office:value="2.1824110320203899E-2" table:style-name="ce13">
            <text:p>0.0218</text:p>
          </table:table-cell>
          <table:table-cell office:value-type="float" office:value="9702.9022860000005" table:style-name="ce9">
            <text:p>9703</text:p>
          </table:table-cell>
          <table:table-cell office:value-type="float" office:value="214.82872627287099" table:style-name="ce9">
            <text:p>215</text:p>
          </table:table-cell>
          <table:table-cell office:value-type="float" office:value="2.2140666775840898E-2" table:style-name="ce13">
            <text:p>0.0221</text:p>
          </table:table-cell>
          <table:table-cell office:value-type="float" office:value="9781.8581909999994" table:style-name="ce9">
            <text:p>9782</text:p>
          </table:table-cell>
          <table:table-cell office:value-type="float" office:value="219.697464006145" table:style-name="ce9">
            <text:p>220</text:p>
          </table:table-cell>
          <table:table-cell office:value-type="float" office:value="2.2459686055179392E-2" table:formula="of:=[.Y516]/[.X516]" table:style-name="ce14">
            <text:p>0.0225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9869.5993304999993" table:style-name="ce9">
            <text:p>9870</text:p>
          </table:table-cell>
          <table:table-cell office:value-type="float" office:value="191.64586441283501" table:style-name="ce9">
            <text:p>192</text:p>
          </table:table-cell>
          <table:table-cell office:value-type="float" office:value="1.9417795798517701E-2" table:style-name="ce13">
            <text:p>0.0194</text:p>
          </table:table-cell>
          <table:table-cell office:value-type="float" office:value="10037.0303313" table:style-name="ce9">
            <text:p>10037</text:p>
          </table:table-cell>
          <table:table-cell office:value-type="float" office:value="210.534321866825" table:style-name="ce9">
            <text:p>211</text:p>
          </table:table-cell>
          <table:table-cell office:value-type="float" office:value="2.0975758258922901E-2" table:style-name="ce13">
            <text:p>0.0210</text:p>
          </table:table-cell>
          <table:table-cell office:value-type="float" office:value="10196.009714100001" table:style-name="ce9">
            <text:p>10196</text:p>
          </table:table-cell>
          <table:table-cell office:value-type="float" office:value="221.86103564439" table:style-name="ce9">
            <text:p>222</text:p>
          </table:table-cell>
          <table:table-cell office:value-type="float" office:value="2.1759594377159099E-2" table:style-name="ce13">
            <text:p>0.0218</text:p>
          </table:table-cell>
          <table:table-cell office:value-type="float" office:value="10273.653394200001" table:style-name="ce9">
            <text:p>10274</text:p>
          </table:table-cell>
          <table:table-cell office:value-type="float" office:value="226.79057413706201" table:style-name="ce9">
            <text:p>227</text:p>
          </table:table-cell>
          <table:table-cell office:value-type="float" office:value="2.2074968410468E-2" table:style-name="ce13">
            <text:p>0.0221</text:p>
          </table:table-cell>
          <table:table-cell office:value-type="float" office:value="10357.5690645" table:style-name="ce9">
            <text:p>10358</text:p>
          </table:table-cell>
          <table:table-cell office:value-type="float" office:value="231.930576796879" table:style-name="ce9">
            <text:p>232</text:p>
          </table:table-cell>
          <table:table-cell office:value-type="float" office:value="2.2392375600159727E-2" table:formula="of:=[.Y517]/[.X517]" table:style-name="ce14">
            <text:p>0.0224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9" table:style-name="ce7"/>
          <table:table-cell office:value-type="float" office:value="10966.2412482" table:style-name="ce9">
            <text:p>10966</text:p>
          </table:table-cell>
          <table:table-cell office:value-type="float" office:value="214.85865895442001" table:style-name="ce9">
            <text:p>215</text:p>
          </table:table-cell>
          <table:table-cell office:value-type="float" office:value="1.9592735021189401E-2" table:style-name="ce13">
            <text:p>0.0196</text:p>
          </table:table-cell>
          <table:table-cell office:value-type="float" office:value="11152.421496299999" table:style-name="ce9">
            <text:p>11152</text:p>
          </table:table-cell>
          <table:table-cell office:value-type="float" office:value="236.10337968413" table:style-name="ce9">
            <text:p>236</text:p>
          </table:table-cell>
          <table:table-cell office:value-type="float" office:value="2.1170593288862099E-2" table:style-name="ce13">
            <text:p>0.0212</text:p>
          </table:table-cell>
          <table:table-cell office:value-type="float" office:value="11329.0603125" table:style-name="ce9">
            <text:p>11329</text:p>
          </table:table-cell>
          <table:table-cell office:value-type="float" office:value="248.842541872308" table:style-name="ce9">
            <text:p>249</text:p>
          </table:table-cell>
          <table:table-cell office:value-type="float" office:value="2.19649763535768E-2" table:style-name="ce13">
            <text:p>0.0220</text:p>
          </table:table-cell>
          <table:table-cell office:value-type="float" office:value="11415.311298299999" table:style-name="ce9">
            <text:p>11415</text:p>
          </table:table-cell>
          <table:table-cell office:value-type="float" office:value="254.401602073817" table:style-name="ce9">
            <text:p>254</text:p>
          </table:table-cell>
          <table:table-cell office:value-type="float" office:value="2.2285997764397599E-2" table:style-name="ce13">
            <text:p>0.0223</text:p>
          </table:table-cell>
          <table:table-cell office:value-type="float" office:value="11508.212373" table:style-name="ce9">
            <text:p>11508</text:p>
          </table:table-cell>
          <table:table-cell office:value-type="float" office:value="260.196382142527" table:style-name="ce9">
            <text:p>260</text:p>
          </table:table-cell>
          <table:table-cell office:value-type="float" office:value="2.2609626387586217E-2" table:formula="of:=[.Y518]/[.X518]" table:style-name="ce14">
            <text:p>0.0226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9" table:style-name="ce7"/>
          <table:table-cell office:value-type="float" office:value="11764.251916200001" table:style-name="ce9">
            <text:p>11764</text:p>
          </table:table-cell>
          <table:table-cell office:value-type="float" office:value="234.31864354674499" table:style-name="ce9">
            <text:p>234</text:p>
          </table:table-cell>
          <table:table-cell office:value-type="float" office:value="1.9917853274127501E-2" table:style-name="ce13">
            <text:p>0.0199</text:p>
          </table:table-cell>
          <table:table-cell office:value-type="float" office:value="11961.8196075" table:style-name="ce9">
            <text:p>11962</text:p>
          </table:table-cell>
          <table:table-cell office:value-type="float" office:value="256.981425064858" table:style-name="ce9">
            <text:p>257</text:p>
          </table:table-cell>
          <table:table-cell office:value-type="float" office:value="2.14834727070898E-2" table:style-name="ce13">
            <text:p>0.0215</text:p>
          </table:table-cell>
          <table:table-cell office:value-type="float" office:value="12148.667088599999" table:style-name="ce9">
            <text:p>12149</text:p>
          </table:table-cell>
          <table:table-cell office:value-type="float" office:value="270.60921373653599" table:style-name="ce9">
            <text:p>271</text:p>
          </table:table-cell>
          <table:table-cell office:value-type="float" office:value="2.2274806920214999E-2" table:style-name="ce13">
            <text:p>0.0223</text:p>
          </table:table-cell>
          <table:table-cell office:value-type="float" office:value="12239.0771601" table:style-name="ce9">
            <text:p>12239</text:p>
          </table:table-cell>
          <table:table-cell office:value-type="float" office:value="276.54804483520297" table:style-name="ce9">
            <text:p>277</text:p>
          </table:table-cell>
          <table:table-cell office:value-type="float" office:value="2.2595498109674698E-2" table:style-name="ce13">
            <text:p>0.0226</text:p>
          </table:table-cell>
          <table:table-cell office:value-type="float" office:value="12338.3169483" table:style-name="ce9">
            <text:p>12338</text:p>
          </table:table-cell>
          <table:table-cell office:value-type="float" office:value="282.78900893825897" table:style-name="ce9">
            <text:p>283</text:p>
          </table:table-cell>
          <table:table-cell office:value-type="float" office:value="2.2919577291068232E-2" table:formula="of:=[.Y519]/[.X519]" table:style-name="ce14">
            <text:p>0.0229</text:p>
          </table:table-cell>
          <table:table-cell table:number-columns-repeated="2" table:style-name="ce1"/>
          <table:table-cell table:number-columns-repeated="16356"/>
        </table:table-row>
        <table:table-row table:number-rows-repeated="2" table:style-name="ro1">
          <table:table-cell/>
          <table:table-cell table:number-columns-repeated="10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urbofan</text:p>
          </table:table-cell>
          <table:table-cell table:style-name="ce7"/>
          <table:table-cell office:value-type="string" table:style-name="ce7">
            <text:p>39000 FT</text:p>
          </table:table-cell>
          <table:table-cell table:number-columns-repeated="6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F M0.25</text:p>
          </table:table-cell>
          <table:table-cell table:number-columns-repeated="2" table:style-name="ce7"/>
          <table:table-cell office:value-type="string" table:style-name="ce7">
            <text:p>TF M0.35</text:p>
          </table:table-cell>
          <table:table-cell table:number-columns-repeated="2" table:style-name="ce7"/>
          <table:table-cell office:value-type="string" table:style-name="ce7">
            <text:p>TF M0.45</text:p>
          </table:table-cell>
          <table:table-cell table:number-columns-repeated="2" table:style-name="ce7"/>
          <table:table-cell office:value-type="string" table:style-name="ce9">
            <text:p>TF M0.65</text:p>
          </table:table-cell>
          <table:table-cell table:style-name="ce7"/>
          <table:table-cell table:style-name="ce13"/>
          <table:table-cell office:value-type="string" table:style-name="ce9">
            <text:p>TF M0.75</text:p>
          </table:table-cell>
          <table:table-cell table:style-name="ce9"/>
          <table:table-cell table:style-name="ce13"/>
          <table:table-cell office:value-type="string" table:style-name="ce9">
            <text:p>TF M0.80</text:p>
          </table:table-cell>
          <table:table-cell table:style-name="ce9"/>
          <table:table-cell table:style-name="ce13"/>
          <table:table-cell office:value-type="string" table:style-name="ce9">
            <text:p>TF M0.82</text:p>
          </table:table-cell>
          <table:table-cell table:style-name="ce9"/>
          <table:table-cell table:style-name="ce13"/>
          <table:table-cell office:value-type="string" table:style-name="ce9">
            <text:p>TF M0.84</text:p>
          </table:table-cell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13">
            <text:p>SFC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13">
            <text:p>(kg/hr/N)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9" table:style-name="ce7"/>
          <table:table-cell office:value-type="float" office:value="210.94904911500001" table:style-name="ce9">
            <text:p>211</text:p>
          </table:table-cell>
          <table:table-cell office:value-type="float" office:value="31.060769485326201" table:style-name="ce9">
            <text:p>31</text:p>
          </table:table-cell>
          <table:table-cell office:value-type="float" office:value="0.147242993583694" table:style-name="ce13">
            <text:p>0.1472</text:p>
          </table:table-cell>
          <table:table-cell office:value-type="float" office:value="-59.6557901352" table:style-name="ce9">
            <text:p>-60</text:p>
          </table:table-cell>
          <table:table-cell office:value-type="float" office:value="29.654401150652099" table:style-name="ce9">
            <text:p>30</text:p>
          </table:table-cell>
          <table:table-cell office:value-type="float" office:value="-0.49709175058188498" table:style-name="ce13">
            <text:p>-0.4971</text:p>
          </table:table-cell>
          <table:table-cell office:value-type="float" office:value="-174.500112024" table:style-name="ce9">
            <text:p>-175</text:p>
          </table:table-cell>
          <table:table-cell office:value-type="float" office:value="28.869977814797299" table:style-name="ce9">
            <text:p>29</text:p>
          </table:table-cell>
          <table:table-cell office:value-type="float" office:value="-0.16544389272842785" table:formula="of:=[.S527]/[.R527]" table:style-name="ce10">
            <text:p>-0.165443893</text:p>
          </table:table-cell>
          <table:table-cell office:value-type="float" office:value="-222.94923462" table:style-name="ce9">
            <text:p>-223</text:p>
          </table:table-cell>
          <table:table-cell office:value-type="float" office:value="28.557087752975999" table:style-name="ce9">
            <text:p>29</text:p>
          </table:table-cell>
          <table:table-cell office:value-type="float" office:value="-0.128087848346505" table:style-name="ce13">
            <text:p>-0.1281</text:p>
          </table:table-cell>
          <table:table-cell office:value-type="float" office:value="-270.48958586999998" table:style-name="ce9">
            <text:p>-270</text:p>
          </table:table-cell>
          <table:table-cell office:value-type="float" office:value="28.243355834486" table:style-name="ce9">
            <text:p>28</text:p>
          </table:table-cell>
          <table:table-cell office:value-type="float" office:value="-0.104415686628542" table:style-name="ce13">
            <text:p>-0.1044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5458.0104222" table:style-name="ce9">
            <text:p>5458</text:p>
          </table:table-cell>
          <table:table-cell office:value-type="float" office:value="113.54401507998" table:style-name="ce9">
            <text:p>114</text:p>
          </table:table-cell>
          <table:table-cell office:value-type="float" office:value="2.08031876630629E-2" table:style-name="ce13">
            <text:p>0.0208</text:p>
          </table:table-cell>
          <table:table-cell office:value-type="float" office:value="5540.8402375158003" table:style-name="ce9">
            <text:p>5541</text:p>
          </table:table-cell>
          <table:table-cell office:value-type="float" office:value="124.83237760931" table:style-name="ce9">
            <text:p>125</text:p>
          </table:table-cell>
          <table:table-cell office:value-type="float" office:value="2.2529503154430801E-2" table:style-name="ce13">
            <text:p>0.0225</text:p>
          </table:table-cell>
          <table:table-cell office:value-type="float" office:value="5637.8519568000002" table:style-name="ce9">
            <text:p>5638</text:p>
          </table:table-cell>
          <table:table-cell office:value-type="float" office:value="131.29970761658399" table:style-name="ce9">
            <text:p>131</text:p>
          </table:table-cell>
          <table:table-cell office:value-type="float" office:value="2.3288959806441717E-2" table:formula="of:=[.S528]/[.R528]" table:style-name="ce10">
            <text:p>0.02328896</text:p>
          </table:table-cell>
          <table:table-cell office:value-type="float" office:value="5679.7764303000004" table:style-name="ce9">
            <text:p>5680</text:p>
          </table:table-cell>
          <table:table-cell office:value-type="float" office:value="134.06660986730901" table:style-name="ce9">
            <text:p>134</text:p>
          </table:table-cell>
          <table:table-cell office:value-type="float" office:value="2.36042054669796E-2" table:style-name="ce13">
            <text:p>0.0236</text:p>
          </table:table-cell>
          <table:table-cell office:value-type="float" office:value="5713.8275543999998" table:style-name="ce9">
            <text:p>5714</text:p>
          </table:table-cell>
          <table:table-cell office:value-type="float" office:value="136.72874773261199" table:style-name="ce9">
            <text:p>137</text:p>
          </table:table-cell>
          <table:table-cell office:value-type="float" office:value="2.3929449468127899E-2" table:style-name="ce13">
            <text:p>0.0239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6367.6269300000004" table:style-name="ce9">
            <text:p>6368</text:p>
          </table:table-cell>
          <table:table-cell office:value-type="float" office:value="128.76197745897099" table:style-name="ce9">
            <text:p>129</text:p>
          </table:table-cell>
          <table:table-cell office:value-type="float" office:value="2.0221344446599201E-2" table:style-name="ce13">
            <text:p>0.0202</text:p>
          </table:table-cell>
          <table:table-cell office:value-type="float" office:value="6465.9365509157997" table:style-name="ce9">
            <text:p>6466</text:p>
          </table:table-cell>
          <table:table-cell office:value-type="float" office:value="141.25045343917299" table:style-name="ce9">
            <text:p>141</text:p>
          </table:table-cell>
          <table:table-cell office:value-type="float" office:value="2.1845320059499702E-2" table:style-name="ce13">
            <text:p>0.0218</text:p>
          </table:table-cell>
          <table:table-cell office:value-type="float" office:value="6577.3605029999999" table:style-name="ce9">
            <text:p>6577</text:p>
          </table:table-cell>
          <table:table-cell office:value-type="float" office:value="148.64850276337501" table:style-name="ce9">
            <text:p>149</text:p>
          </table:table-cell>
          <table:table-cell office:value-type="float" office:value="2.2600023625826034E-2" table:formula="of:=[.S529]/[.R529]" table:style-name="ce10">
            <text:p>0.022600024</text:p>
          </table:table-cell>
          <table:table-cell office:value-type="float" office:value="6626.4021284999999" table:style-name="ce9">
            <text:p>6626</text:p>
          </table:table-cell>
          <table:table-cell office:value-type="float" office:value="151.820431611316" table:style-name="ce9">
            <text:p>152</text:p>
          </table:table-cell>
          <table:table-cell office:value-type="float" office:value="2.29114425395857E-2" table:style-name="ce13">
            <text:p>0.0229</text:p>
          </table:table-cell>
          <table:table-cell office:value-type="float" office:value="6666.1247331000004" table:style-name="ce9">
            <text:p>6666</text:p>
          </table:table-cell>
          <table:table-cell office:value-type="float" office:value="154.867952751568" table:style-name="ce9">
            <text:p>155</text:p>
          </table:table-cell>
          <table:table-cell office:value-type="float" office:value="2.3232081449449299E-2" table:style-name="ce13">
            <text:p>0.0232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6822.5241483" table:style-name="ce9">
            <text:p>6823</text:p>
          </table:table-cell>
          <table:table-cell office:value-type="float" office:value="136.31810875760601" table:style-name="ce9">
            <text:p>136</text:p>
          </table:table-cell>
          <table:table-cell office:value-type="float" office:value="1.9980597473088099E-2" table:style-name="ce13">
            <text:p>0.0200</text:p>
          </table:table-cell>
          <table:table-cell office:value-type="float" office:value="6928.6403953157997" table:style-name="ce9">
            <text:p>6929</text:p>
          </table:table-cell>
          <table:table-cell office:value-type="float" office:value="149.66621393605499" table:style-name="ce9">
            <text:p>150</text:p>
          </table:table-cell>
          <table:table-cell office:value-type="float" office:value="2.1601094211389501E-2" table:style-name="ce13">
            <text:p>0.0216</text:p>
          </table:table-cell>
          <table:table-cell office:value-type="float" office:value="7047.2704637999996" table:style-name="ce9">
            <text:p>7047</text:p>
          </table:table-cell>
          <table:table-cell office:value-type="float" office:value="157.513253483499" table:style-name="ce9">
            <text:p>158</text:p>
          </table:table-cell>
          <table:table-cell office:value-type="float" office:value="2.235095904046875E-2" table:formula="of:=[.S530]/[.R530]" table:style-name="ce10">
            <text:p>0.022350959</text:p>
          </table:table-cell>
          <table:table-cell office:value-type="float" office:value="7099.8039419999996" table:style-name="ce9">
            <text:p>7100</text:p>
          </table:table-cell>
          <table:table-cell office:value-type="float" office:value="160.88722793189899" table:style-name="ce9">
            <text:p>161</text:p>
          </table:table-cell>
          <table:table-cell office:value-type="float" office:value="2.2660798698981698E-2" table:style-name="ce13">
            <text:p>0.0227</text:p>
          </table:table-cell>
          <table:table-cell office:value-type="float" office:value="7142.3734074000004" table:style-name="ce9">
            <text:p>7142</text:p>
          </table:table-cell>
          <table:table-cell office:value-type="float" office:value="164.11995753923699" table:style-name="ce9">
            <text:p>164</text:p>
          </table:table-cell>
          <table:table-cell office:value-type="float" office:value="2.2978350217477801E-2" table:style-name="ce13">
            <text:p>0.0230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7277.3101611000002" table:style-name="ce9">
            <text:p>7277</text:p>
          </table:table-cell>
          <table:table-cell office:value-type="float" office:value="144.18853321250899" table:style-name="ce9">
            <text:p>144</text:p>
          </table:table-cell>
          <table:table-cell office:value-type="float" office:value="1.9813437935248701E-2" table:style-name="ce13">
            <text:p>0.0198</text:p>
          </table:table-cell>
          <table:table-cell office:value-type="float" office:value="7391.0773465157999" table:style-name="ce9">
            <text:p>7391</text:p>
          </table:table-cell>
          <table:table-cell office:value-type="float" office:value="158.18954500725599" table:style-name="ce9">
            <text:p>158</text:p>
          </table:table-cell>
          <table:table-cell office:value-type="float" office:value="2.14027722334455E-2" table:style-name="ce13">
            <text:p>0.0214</text:p>
          </table:table-cell>
          <table:table-cell office:value-type="float" office:value="7516.9802546999999" table:style-name="ce9">
            <text:p>7517</text:p>
          </table:table-cell>
          <table:table-cell office:value-type="float" office:value="166.435063377826" table:style-name="ce9">
            <text:p>166</text:p>
          </table:table-cell>
          <table:table-cell office:value-type="float" office:value="2.214121332482712E-2" table:formula="of:=[.S531]/[.R531]" table:style-name="ce10">
            <text:p>0.022141213</text:p>
          </table:table-cell>
          <table:table-cell office:value-type="float" office:value="7573.0278267000003" table:style-name="ce9">
            <text:p>7573</text:p>
          </table:table-cell>
          <table:table-cell office:value-type="float" office:value="170.00453565259599" table:style-name="ce9">
            <text:p>170</text:p>
          </table:table-cell>
          <table:table-cell office:value-type="float" office:value="2.2448687571596699E-2" table:style-name="ce13">
            <text:p>0.0224</text:p>
          </table:table-cell>
          <table:table-cell office:value-type="float" office:value="7618.4441528999996" table:style-name="ce9">
            <text:p>7618</text:p>
          </table:table-cell>
          <table:table-cell office:value-type="float" office:value="173.428086104812" table:style-name="ce9">
            <text:p>173</text:p>
          </table:table-cell>
          <table:table-cell office:value-type="float" office:value="2.2764239341282799E-2" table:style-name="ce13">
            <text:p>0.0228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7732.1184149999999" table:style-name="ce9">
            <text:p>7732</text:p>
          </table:table-cell>
          <table:table-cell office:value-type="float" office:value="152.03744355255" table:style-name="ce9">
            <text:p>152</text:p>
          </table:table-cell>
          <table:table-cell office:value-type="float" office:value="1.96631033556862E-2" table:style-name="ce13">
            <text:p>0.0197</text:p>
          </table:table-cell>
          <table:table-cell office:value-type="float" office:value="7853.5810210157997" table:style-name="ce9">
            <text:p>7854</text:p>
          </table:table-cell>
          <table:table-cell office:value-type="float" office:value="166.86253948620401" table:style-name="ce9">
            <text:p>167</text:p>
          </table:table-cell>
          <table:table-cell office:value-type="float" office:value="2.12466821236947E-2" table:style-name="ce13">
            <text:p>0.0212</text:p>
          </table:table-cell>
          <table:table-cell office:value-type="float" office:value="7986.8457332999997" table:style-name="ce9">
            <text:p>7987</text:p>
          </table:table-cell>
          <table:table-cell office:value-type="float" office:value="175.65432929505101" table:style-name="ce9">
            <text:p>176</text:p>
          </table:table-cell>
          <table:table-cell office:value-type="float" office:value="2.1992953809372537E-2" table:formula="of:=[.S532]/[.R532]" table:style-name="ce10">
            <text:p>0.021992954</text:p>
          </table:table-cell>
          <table:table-cell office:value-type="float" office:value="8046.2294702999998" table:style-name="ce9">
            <text:p>8046</text:p>
          </table:table-cell>
          <table:table-cell office:value-type="float" office:value="179.45577985182899" table:style-name="ce9">
            <text:p>179</text:p>
          </table:table-cell>
          <table:table-cell office:value-type="float" office:value="2.2303089977017299E-2" table:style-name="ce13">
            <text:p>0.0223</text:p>
          </table:table-cell>
          <table:table-cell office:value-type="float" office:value="8094.5593805999997" table:style-name="ce9">
            <text:p>8095</text:p>
          </table:table-cell>
          <table:table-cell office:value-type="float" office:value="183.07763431931099" table:style-name="ce9">
            <text:p>183</text:p>
          </table:table-cell>
          <table:table-cell office:value-type="float" office:value="2.26173687425269E-2" table:style-name="ce13">
            <text:p>0.0226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8186.9933922" table:style-name="ce9">
            <text:p>8187</text:p>
          </table:table-cell>
          <table:table-cell office:value-type="float" office:value="160.38866170484101" table:style-name="ce9">
            <text:p>160</text:p>
          </table:table-cell>
          <table:table-cell office:value-type="float" office:value="1.95906670521621E-2" table:style-name="ce13">
            <text:p>0.0196</text:p>
          </table:table-cell>
          <table:table-cell office:value-type="float" office:value="8316.2403832157997" table:style-name="ce9">
            <text:p>8316</text:p>
          </table:table-cell>
          <table:table-cell office:value-type="float" office:value="176.00790909585399" table:style-name="ce9">
            <text:p>176</text:p>
          </table:table-cell>
          <table:table-cell office:value-type="float" office:value="2.11643604544045E-2" table:style-name="ce13">
            <text:p>0.0212</text:p>
          </table:table-cell>
          <table:table-cell office:value-type="float" office:value="8456.5110420000001" table:style-name="ce9">
            <text:p>8457</text:p>
          </table:table-cell>
          <table:table-cell office:value-type="float" office:value="185.269267846508" table:style-name="ce9">
            <text:p>185</text:p>
          </table:table-cell>
          <table:table-cell office:value-type="float" office:value="2.1908475839072641E-2" table:formula="of:=[.S533]/[.R533]" table:style-name="ce10">
            <text:p>0.021908476</text:p>
          </table:table-cell>
          <table:table-cell office:value-type="float" office:value="8519.8314537000006" table:style-name="ce9">
            <text:p>8520</text:p>
          </table:table-cell>
          <table:table-cell office:value-type="float" office:value="189.291471929713" table:style-name="ce9">
            <text:p>189</text:p>
          </table:table-cell>
          <table:table-cell office:value-type="float" office:value="2.2217748432981899E-2" table:style-name="ce13">
            <text:p>0.0222</text:p>
          </table:table-cell>
          <table:table-cell office:value-type="float" office:value="8570.8970193000005" table:style-name="ce9">
            <text:p>8571</text:p>
          </table:table-cell>
          <table:table-cell office:value-type="float" office:value="193.120048979145" table:style-name="ce9">
            <text:p>193</text:p>
          </table:table-cell>
          <table:table-cell office:value-type="float" office:value="2.2532069694021099E-2" table:style-name="ce13">
            <text:p>0.0225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9" table:style-name="ce7"/>
          <table:table-cell office:value-type="float" office:value="9096.6766232999998" table:style-name="ce9">
            <text:p>9097</text:p>
          </table:table-cell>
          <table:table-cell office:value-type="float" office:value="179.82151980451101" table:style-name="ce9">
            <text:p>180</text:p>
          </table:table-cell>
          <table:table-cell office:value-type="float" office:value="1.9767825905113601E-2" table:style-name="ce13">
            <text:p>0.0198</text:p>
          </table:table-cell>
          <table:table-cell office:value-type="float" office:value="9241.3811788158" table:style-name="ce9">
            <text:p>9241</text:p>
          </table:table-cell>
          <table:table-cell office:value-type="float" office:value="197.225503332909" table:style-name="ce9">
            <text:p>197</text:p>
          </table:table-cell>
          <table:table-cell office:value-type="float" office:value="2.1341561344208299E-2" table:style-name="ce13">
            <text:p>0.0213</text:p>
          </table:table-cell>
          <table:table-cell office:value-type="float" office:value="9396.2864814000004" table:style-name="ce9">
            <text:p>9396</text:p>
          </table:table-cell>
          <table:table-cell office:value-type="float" office:value="207.63178715282899" table:style-name="ce9">
            <text:p>208</text:p>
          </table:table-cell>
          <table:table-cell office:value-type="float" office:value="2.2097217615047949E-2" table:formula="of:=[.S534]/[.R534]" table:style-name="ce10">
            <text:p>0.022097218</text:p>
          </table:table-cell>
          <table:table-cell office:value-type="float" office:value="9466.3014641999998" table:style-name="ce9">
            <text:p>9466</text:p>
          </table:table-cell>
          <table:table-cell office:value-type="float" office:value="212.159105237181" table:style-name="ce9">
            <text:p>212</text:p>
          </table:table-cell>
          <table:table-cell office:value-type="float" office:value="2.2412037693869302E-2" table:style-name="ce13">
            <text:p>0.0224</text:p>
          </table:table-cell>
          <table:table-cell office:value-type="float" office:value="9523.0829924999998" table:style-name="ce9">
            <text:p>9523</text:p>
          </table:table-cell>
          <table:table-cell office:value-type="float" office:value="216.40019205421601" table:style-name="ce9">
            <text:p>216</text:p>
          </table:table-cell>
          <table:table-cell office:value-type="float" office:value="2.2723753665136001E-2" table:style-name="ce13">
            <text:p>0.0227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9" table:style-name="ce7"/>
          <table:table-cell office:value-type="float" office:value="9756.9926412000004" table:style-name="ce9">
            <text:p>9757</text:p>
          </table:table-cell>
          <table:table-cell office:value-type="float" office:value="195.97300768932499" table:style-name="ce9">
            <text:p>196</text:p>
          </table:table-cell>
          <table:table-cell office:value-type="float" office:value="2.0085390539479001E-2" table:style-name="ce13">
            <text:p>0.0201</text:p>
          </table:table-cell>
          <table:table-cell office:value-type="float" office:value="9909.9708859158" table:style-name="ce9">
            <text:p>9910</text:p>
          </table:table-cell>
          <table:table-cell office:value-type="float" office:value="214.491983605439" table:style-name="ce9">
            <text:p>214</text:p>
          </table:table-cell>
          <table:table-cell office:value-type="float" office:value="2.1644057896303099E-2" table:style-name="ce13">
            <text:p>0.0216</text:p>
          </table:table-cell>
          <table:table-cell office:value-type="float" office:value="10072.571609099999" table:style-name="ce9">
            <text:p>10073</text:p>
          </table:table-cell>
          <table:table-cell office:value-type="float" office:value="225.598879252876" table:style-name="ce9">
            <text:p>226</text:p>
          </table:table-cell>
          <table:table-cell office:value-type="float" office:value="2.2397346775778707E-2" table:formula="of:=[.S535]/[.R535]" table:style-name="ce10">
            <text:p>0.022397347</text:p>
          </table:table-cell>
          <table:table-cell office:value-type="float" office:value="10146.7456776" table:style-name="ce9">
            <text:p>10147</text:p>
          </table:table-cell>
          <table:table-cell office:value-type="float" office:value="230.44516747498901" table:style-name="ce9">
            <text:p>230</text:p>
          </table:table-cell>
          <table:table-cell office:value-type="float" office:value="2.2711239129972499E-2" table:style-name="ce13">
            <text:p>0.0227</text:p>
          </table:table-cell>
          <table:table-cell office:value-type="float" office:value="10228.4149968" table:style-name="ce9">
            <text:p>10228</text:p>
          </table:table-cell>
          <table:table-cell office:value-type="float" office:value="235.547754282868" table:style-name="ce9">
            <text:p>236</text:p>
          </table:table-cell>
          <table:table-cell office:value-type="float" office:value="2.3028763924475101E-2" table:style-name="ce13">
            <text:p>0.0230</text:p>
          </table:table-cell>
          <table:table-cell table:number-columns-repeated="2" table:style-name="ce1"/>
          <table:table-cell table:number-columns-repeated="16356"/>
        </table:table-row>
        <table:table-row table:number-rows-repeated="2" table:style-name="ro1">
          <table:table-cell/>
          <table:table-cell table:number-columns-repeated="10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urbofan</text:p>
          </table:table-cell>
          <table:table-cell table:style-name="ce7"/>
          <table:table-cell office:value-type="string" table:style-name="ce7">
            <text:p>41000 FT</text:p>
          </table:table-cell>
          <table:table-cell table:number-columns-repeated="6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TF M0.25</text:p>
          </table:table-cell>
          <table:table-cell table:number-columns-repeated="2" table:style-name="ce7"/>
          <table:table-cell office:value-type="string" table:style-name="ce7">
            <text:p>TF M0.35</text:p>
          </table:table-cell>
          <table:table-cell table:number-columns-repeated="2" table:style-name="ce7"/>
          <table:table-cell office:value-type="string" table:style-name="ce7">
            <text:p>TF M0.45</text:p>
          </table:table-cell>
          <table:table-cell table:number-columns-repeated="2" table:style-name="ce7"/>
          <table:table-cell office:value-type="string" table:style-name="ce9">
            <text:p>TF M0.65</text:p>
          </table:table-cell>
          <table:table-cell table:style-name="ce7"/>
          <table:table-cell table:style-name="ce13"/>
          <table:table-cell office:value-type="string" table:style-name="ce9">
            <text:p>TF M0.75</text:p>
          </table:table-cell>
          <table:table-cell table:style-name="ce9"/>
          <table:table-cell table:style-name="ce13"/>
          <table:table-cell office:value-type="string" table:style-name="ce9">
            <text:p>TF M0.80</text:p>
          </table:table-cell>
          <table:table-cell table:style-name="ce9"/>
          <table:table-cell table:style-name="ce13"/>
          <table:table-cell office:value-type="string" table:style-name="ce9">
            <text:p>TF M0.82</text:p>
          </table:table-cell>
          <table:table-cell table:style-name="ce9"/>
          <table:table-cell table:style-name="ce13"/>
          <table:table-cell office:value-type="string" table:style-name="ce9">
            <text:p>TF M0.84</text:p>
          </table:table-cell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string" table:style-name="ce7">
            <text:p>R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7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7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9">
            <text:p>Wf</text:p>
          </table:table-cell>
          <table:table-cell office:value-type="string" table:style-name="ce13">
            <text:p>SFC</text:p>
          </table:table-cell>
          <table:table-cell office:value-type="string" table:style-name="ce9">
            <text:p>Xn</text:p>
          </table:table-cell>
          <table:table-cell office:value-type="string" table:style-name="ce7">
            <text:p>Wf</text:p>
          </table:table-cell>
          <table:table-cell office:value-type="string" table:style-name="ce13">
            <text:p>SFC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style-name="ce7"/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7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7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9">
            <text:p>(kg/hr)</text:p>
          </table:table-cell>
          <table:table-cell office:value-type="string" table:style-name="ce13">
            <text:p>(kg/hr/N)</text:p>
          </table:table-cell>
          <table:table-cell office:value-type="string" table:style-name="ce9">
            <text:p>(N)</text:p>
          </table:table-cell>
          <table:table-cell office:value-type="string" table:style-name="ce7">
            <text:p>(kg/hr)</text:p>
          </table:table-cell>
          <table:table-cell office:value-type="string" table:style-name="ce13">
            <text:p>(kg/hr/N)</text:p>
          </table:table-cell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7"/>
          <table:table-cell table:style-name="ce9"/>
          <table:table-cell table:style-name="ce7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number-columns-repeated="2" table:style-name="ce9"/>
          <table:table-cell table:style-name="ce13"/>
          <table:table-cell table:style-name="ce9"/>
          <table:table-cell table:style-name="ce7"/>
          <table:table-cell table:style-name="ce13"/>
          <table:table-cell table:style-name="ce1"/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float" office:value="20" table:style-name="ce7">
            <text:p>20</text:p>
          </table:table-cell>
          <table:table-cell table:number-columns-repeated="9" table:style-name="ce7"/>
          <table:table-cell office:value-type="float" office:value="331.52361249" table:style-name="ce9">
            <text:p>332</text:p>
          </table:table-cell>
          <table:table-cell office:value-type="float" office:value="31.948741191416101" table:style-name="ce9">
            <text:p>32</text:p>
          </table:table-cell>
          <table:table-cell office:value-type="float" office:value="9.6369428866487694E-2" table:style-name="ce13">
            <text:p>0.0964</text:p>
          </table:table-cell>
          <table:table-cell office:value-type="float" office:value="80.681591948999994" table:style-name="ce9">
            <text:p>81</text:p>
          </table:table-cell>
          <table:table-cell office:value-type="float" office:value="30.608879533559701" table:style-name="ce9">
            <text:p>31</text:p>
          </table:table-cell>
          <table:table-cell office:value-type="float" office:value="0.37937872560704999" table:style-name="ce13">
            <text:p>0.3794</text:p>
          </table:table-cell>
          <table:table-cell office:value-type="float" office:value="-38.925928398000003" table:style-name="ce9">
            <text:p>-39</text:p>
          </table:table-cell>
          <table:table-cell office:value-type="float" office:value="29.843818901082098" table:style-name="ce9">
            <text:p>30</text:p>
          </table:table-cell>
          <table:table-cell office:value-type="float" office:value="-0.76668226370717696" table:style-name="ce13">
            <text:p>-0.7667</text:p>
          </table:table-cell>
          <table:table-cell office:value-type="float" office:value="-85.383360488999998" table:style-name="ce9">
            <text:p>-85</text:p>
          </table:table-cell>
          <table:table-cell office:value-type="float" office:value="29.538131390758601" table:style-name="ce9">
            <text:p>30</text:p>
          </table:table-cell>
          <table:table-cell office:value-type="float" office:value="-0.345947163728277" table:style-name="ce13">
            <text:p>-0.3459</text:p>
          </table:table-cell>
          <table:table-cell office:value-type="float" office:value="-131.01008749499999" table:style-name="ce9">
            <text:p>-131</text:p>
          </table:table-cell>
          <table:table-cell office:value-type="float" office:value="29.230760167097898" table:style-name="ce9">
            <text:p>29</text:p>
          </table:table-cell>
          <table:table-cell office:value-type="float" office:value="-0.22311839283531101" table:style-name="ce13">
            <text:p>-0.2231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4971.8422172999999" table:style-name="ce9">
            <text:p>4972</text:p>
          </table:table-cell>
          <table:table-cell office:value-type="float" office:value="104.432319737073" table:style-name="ce9">
            <text:p>104</text:p>
          </table:table-cell>
          <table:table-cell office:value-type="float" office:value="2.1004753403817002E-2" table:style-name="ce13">
            <text:p>0.0210</text:p>
          </table:table-cell>
          <table:table-cell office:value-type="float" office:value="5057.4704523" table:style-name="ce9">
            <text:p>5057</text:p>
          </table:table-cell>
          <table:table-cell office:value-type="float" office:value="114.671167619576" table:style-name="ce9">
            <text:p>115</text:p>
          </table:table-cell>
          <table:table-cell office:value-type="float" office:value="2.2673620874527602E-2" table:style-name="ce13">
            <text:p>0.0227</text:p>
          </table:table-cell>
          <table:table-cell office:value-type="float" office:value="5137.0268669999996" table:style-name="ce9">
            <text:p>5137</text:p>
          </table:table-cell>
          <table:table-cell office:value-type="float" office:value="120.582872225589" table:style-name="ce9">
            <text:p>121</text:p>
          </table:table-cell>
          <table:table-cell office:value-type="float" office:value="2.3473280430010401E-2" table:style-name="ce13">
            <text:p>0.0235</text:p>
          </table:table-cell>
          <table:table-cell office:value-type="float" office:value="5125.3725305999997" table:style-name="ce9">
            <text:p>5125</text:p>
          </table:table-cell>
          <table:table-cell office:value-type="float" office:value="122.191753858871" table:style-name="ce9">
            <text:p>122</text:p>
          </table:table-cell>
          <table:table-cell office:value-type="float" office:value="2.3840560491817799E-2" table:style-name="ce13">
            <text:p>0.0238</text:p>
          </table:table-cell>
          <table:table-cell office:value-type="float" office:value="5109.3811796999998" table:style-name="ce9">
            <text:p>5109</text:p>
          </table:table-cell>
          <table:table-cell office:value-type="float" office:value="123.729545373473" table:style-name="ce9">
            <text:p>124</text:p>
          </table:table-cell>
          <table:table-cell office:value-type="float" office:value="2.42161508452453E-2" table:style-name="ce13">
            <text:p>0.0242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5800.4788799999997" table:style-name="ce9">
            <text:p>5800</text:p>
          </table:table-cell>
          <table:table-cell office:value-type="float" office:value="118.252800046225" table:style-name="ce9">
            <text:p>118</text:p>
          </table:table-cell>
          <table:table-cell office:value-type="float" office:value="2.0386730560119699E-2" table:style-name="ce13">
            <text:p>0.0204</text:p>
          </table:table-cell>
          <table:table-cell office:value-type="float" office:value="5900.4081422999998" table:style-name="ce9">
            <text:p>5900</text:p>
          </table:table-cell>
          <table:table-cell office:value-type="float" office:value="129.77314085756299" table:style-name="ce9">
            <text:p>130</text:p>
          </table:table-cell>
          <table:table-cell office:value-type="float" office:value="2.1993926136603899E-2" table:style-name="ce13">
            <text:p>0.0220</text:p>
          </table:table-cell>
          <table:table-cell office:value-type="float" office:value="5993.2869758999996" table:style-name="ce9">
            <text:p>5993</text:p>
          </table:table-cell>
          <table:table-cell office:value-type="float" office:value="136.50986499878201" table:style-name="ce9">
            <text:p>137</text:p>
          </table:table-cell>
          <table:table-cell office:value-type="float" office:value="2.2777128068071899E-2" table:style-name="ce13">
            <text:p>0.0228</text:p>
          </table:table-cell>
          <table:table-cell office:value-type="float" office:value="5979.5864583000002" table:style-name="ce9">
            <text:p>5980</text:p>
          </table:table-cell>
          <table:table-cell office:value-type="float" office:value="138.303019702852" table:style-name="ce9">
            <text:p>138</text:p>
          </table:table-cell>
          <table:table-cell office:value-type="float" office:value="2.3129194747385898E-2" table:style-name="ce13">
            <text:p>0.0231</text:p>
          </table:table-cell>
          <table:table-cell office:value-type="float" office:value="5961.0151397999998" table:style-name="ce9">
            <text:p>5961</text:p>
          </table:table-cell>
          <table:table-cell office:value-type="float" office:value="140.02134270304899" table:style-name="ce9">
            <text:p>140</text:p>
          </table:table-cell>
          <table:table-cell office:value-type="float" office:value="2.3489513014011101E-2" table:style-name="ce13">
            <text:p>0.0235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6214.6971264000003" table:style-name="ce9">
            <text:p>6215</text:p>
          </table:table-cell>
          <table:table-cell office:value-type="float" office:value="125.233662621332" table:style-name="ce9">
            <text:p>125</text:p>
          </table:table-cell>
          <table:table-cell office:value-type="float" office:value="2.01512093146647E-2" table:style-name="ce13">
            <text:p>0.0202</text:p>
          </table:table-cell>
          <table:table-cell office:value-type="float" office:value="6321.8992283999996" table:style-name="ce9">
            <text:p>6322</text:p>
          </table:table-cell>
          <table:table-cell office:value-type="float" office:value="137.45087367499201" table:style-name="ce9">
            <text:p>137</text:p>
          </table:table-cell>
          <table:table-cell office:value-type="float" office:value="2.17420222482381E-2" table:style-name="ce13">
            <text:p>0.0217</text:p>
          </table:table-cell>
          <table:table-cell office:value-type="float" office:value="6421.3169453999999" table:style-name="ce9">
            <text:p>6421</text:p>
          </table:table-cell>
          <table:table-cell office:value-type="float" office:value="144.60384916900799" table:style-name="ce9">
            <text:p>145</text:p>
          </table:table-cell>
          <table:table-cell office:value-type="float" office:value="2.2519344613973102E-2" table:style-name="ce13">
            <text:p>0.0225</text:p>
          </table:table-cell>
          <table:table-cell office:value-type="float" office:value="6406.7712659999997" table:style-name="ce9">
            <text:p>6407</text:p>
          </table:table-cell>
          <table:table-cell office:value-type="float" office:value="146.474641765847" table:style-name="ce9">
            <text:p>146</text:p>
          </table:table-cell>
          <table:table-cell office:value-type="float" office:value="2.28624740426073E-2" table:style-name="ce13">
            <text:p>0.0229</text:p>
          </table:table-cell>
          <table:table-cell office:value-type="float" office:value="6386.7097937999997" table:style-name="ce9">
            <text:p>6387</text:p>
          </table:table-cell>
          <table:table-cell office:value-type="float" office:value="148.255636318038" table:style-name="ce9">
            <text:p>148</text:p>
          </table:table-cell>
          <table:table-cell office:value-type="float" office:value="2.3213147474143901E-2" table:style-name="ce13">
            <text:p>0.0232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6628.9598550000001" table:style-name="ce9">
            <text:p>6629</text:p>
          </table:table-cell>
          <table:table-cell office:value-type="float" office:value="132.420312382091" table:style-name="ce9">
            <text:p>132</text:p>
          </table:table-cell>
          <table:table-cell office:value-type="float" office:value="1.9976031727241501E-2" table:style-name="ce13">
            <text:p>0.0200</text:p>
          </table:table-cell>
          <table:table-cell office:value-type="float" office:value="6743.2346268000001" table:style-name="ce9">
            <text:p>6743</text:p>
          </table:table-cell>
          <table:table-cell office:value-type="float" office:value="145.20156740369799" table:style-name="ce9">
            <text:p>145</text:p>
          </table:table-cell>
          <table:table-cell office:value-type="float" office:value="2.1532925285828799E-2" table:style-name="ce13">
            <text:p>0.0215</text:p>
          </table:table-cell>
          <table:table-cell office:value-type="float" office:value="6849.3469149000002" table:style-name="ce9">
            <text:p>6849</text:p>
          </table:table-cell>
          <table:table-cell office:value-type="float" office:value="152.75863409863101" table:style-name="ce9">
            <text:p>153</text:p>
          </table:table-cell>
          <table:table-cell office:value-type="float" office:value="2.2302656880515401E-2" table:style-name="ce13">
            <text:p>0.0223</text:p>
          </table:table-cell>
          <table:table-cell office:value-type="float" office:value="6833.9560737000002" table:style-name="ce9">
            <text:p>6834</text:p>
          </table:table-cell>
          <table:table-cell office:value-type="float" office:value="154.749157421668" table:style-name="ce9">
            <text:p>155</text:p>
          </table:table-cell>
          <table:table-cell office:value-type="float" office:value="2.26441545354981E-2" table:style-name="ce13">
            <text:p>0.0226</text:p>
          </table:table-cell>
          <table:table-cell office:value-type="float" office:value="6812.4711711" table:style-name="ce9">
            <text:p>6812</text:p>
          </table:table-cell>
          <table:table-cell office:value-type="float" office:value="156.647076511162" table:style-name="ce9">
            <text:p>157</text:p>
          </table:table-cell>
          <table:table-cell office:value-type="float" office:value="2.29941635827676E-2" table:style-name="ce13">
            <text:p>0.0230</text:p>
          </table:table-cell>
          <table:table-cell table:number-columns-repeated="2"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7043.2893069000002" table:style-name="ce9">
            <text:p>7043</text:p>
          </table:table-cell>
          <table:table-cell office:value-type="float" office:value="139.59760817986501" table:style-name="ce9">
            <text:p>140</text:p>
          </table:table-cell>
          <table:table-cell office:value-type="float" office:value="1.9819945212687401E-2" table:style-name="ce13">
            <text:p>0.0198</text:p>
          </table:table-cell>
          <table:table-cell office:value-type="float" office:value="7164.6589895999996" table:style-name="ce9">
            <text:p>7165</text:p>
          </table:table-cell>
          <table:table-cell office:value-type="float" office:value="153.16272529954901" table:style-name="ce9">
            <text:p>153</text:p>
          </table:table-cell>
          <table:table-cell office:value-type="float" office:value="2.1377531787887601E-2" table:style-name="ce13">
            <text:p>0.0214</text:p>
          </table:table-cell>
          <table:table-cell office:value-type="float" office:value="7277.3768843999997" table:style-name="ce9">
            <text:p>7277</text:p>
          </table:table-cell>
          <table:table-cell office:value-type="float" office:value="161.20713346595801" table:style-name="ce9">
            <text:p>161</text:p>
          </table:table-cell>
          <table:table-cell office:value-type="float" office:value="2.21518187152746E-2" table:style-name="ce13">
            <text:p>0.0222</text:p>
          </table:table-cell>
          <table:table-cell office:value-type="float" office:value="7260.8962293000004" table:style-name="ce9">
            <text:p>7261</text:p>
          </table:table-cell>
          <table:table-cell office:value-type="float" office:value="163.22384788535101" table:style-name="ce9">
            <text:p>163</text:p>
          </table:table-cell>
          <table:table-cell office:value-type="float" office:value="2.24798485931656E-2" table:style-name="ce13">
            <text:p>0.0225</text:p>
          </table:table-cell>
          <table:table-cell office:value-type="float" office:value="7238.2325484000003" table:style-name="ce9">
            <text:p>7238</text:p>
          </table:table-cell>
          <table:table-cell office:value-type="float" office:value="165.139539504515" table:style-name="ce9">
            <text:p>165</text:p>
          </table:table-cell>
          <table:table-cell office:value-type="float" office:value="2.2814898305666999E-2" table:style-name="ce13">
            <text:p>0.0228</text:p>
          </table:table-cell>
          <table:table-cell table:style-name="ce2"/>
          <table:table-cell table:style-name="ce1"/>
          <table:table-cell table:number-columns-repeated="16356"/>
        </table:table-row>
        <table:table-row table:style-name="ro1">
          <table:table-cell/>
          <table:table-cell office:value-type="float" office:value="0" table:style-name="ce7">
            <text:p>0</text:p>
          </table:table-cell>
          <table:table-cell table:number-columns-repeated="9" table:style-name="ce7"/>
          <table:table-cell office:value-type="float" office:value="7457.6187588000003" table:style-name="ce9">
            <text:p>7458</text:p>
          </table:table-cell>
          <table:table-cell office:value-type="float" office:value="147.25756846762499" table:style-name="ce9">
            <text:p>147</text:p>
          </table:table-cell>
          <table:table-cell office:value-type="float" office:value="1.9745923361107798E-2" table:style-name="ce13">
            <text:p>0.0197</text:p>
          </table:table-cell>
          <table:table-cell office:value-type="float" office:value="7586.2612811999998" table:style-name="ce9">
            <text:p>7586</text:p>
          </table:table-cell>
          <table:table-cell office:value-type="float" office:value="161.528909792615" table:style-name="ce9">
            <text:p>162</text:p>
          </table:table-cell>
          <table:table-cell office:value-type="float" office:value="2.1292294557914801E-2" table:style-name="ce13">
            <text:p>0.0213</text:p>
          </table:table-cell>
          <table:table-cell office:value-type="float" office:value="7705.5180594000003" table:style-name="ce9">
            <text:p>7706</text:p>
          </table:table-cell>
          <table:table-cell office:value-type="float" office:value="170.001729463701" table:style-name="ce9">
            <text:p>170</text:p>
          </table:table-cell>
          <table:table-cell office:value-type="float" office:value="2.2062336127590398E-2" table:style-name="ce13">
            <text:p>0.0221</text:p>
          </table:table-cell>
          <table:table-cell office:value-type="float" office:value="7688.1477603000003" table:style-name="ce9">
            <text:p>7688</text:p>
          </table:table-cell>
          <table:table-cell office:value-type="float" office:value="172.101694153653" table:style-name="ce9">
            <text:p>172</text:p>
          </table:table-cell>
          <table:table-cell office:value-type="float" office:value="2.2385326026426101E-2" table:style-name="ce13">
            <text:p>0.0224</text:p>
          </table:table-cell>
          <table:table-cell office:value-type="float" office:value="7663.9494434999997" table:style-name="ce9">
            <text:p>7664</text:p>
          </table:table-cell>
          <table:table-cell office:value-type="float" office:value="174.08473430630301" table:style-name="ce9">
            <text:p>174</text:p>
          </table:table-cell>
          <table:table-cell office:value-type="float" office:value="2.2714755047601301E-2" table:style-name="ce13">
            <text:p>0.0227</text:p>
          </table:table-cell>
          <table:table-cell table:style-name="ce2"/>
          <table:table-cell table:style-name="ce1"/>
          <table:table-cell table:number-columns-repeated="16356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table:number-columns-repeated="9" table:style-name="ce7"/>
          <table:table-cell office:value-type="float" office:value="8286.2554215" table:style-name="ce9">
            <text:p>8286</text:p>
          </table:table-cell>
          <table:table-cell office:value-type="float" office:value="165.07873874511799" table:style-name="ce9">
            <text:p>165</text:p>
          </table:table-cell>
          <table:table-cell office:value-type="float" office:value="1.9921994960087099E-2" table:style-name="ce13">
            <text:p>0.0199</text:p>
          </table:table-cell>
          <table:table-cell office:value-type="float" office:value="8429.0877657000001" table:style-name="ce9">
            <text:p>8429</text:p>
          </table:table-cell>
          <table:table-cell office:value-type="float" office:value="181.014150084997" table:style-name="ce9">
            <text:p>181</text:p>
          </table:table-cell>
          <table:table-cell office:value-type="float" office:value="2.1474939532791101E-2" table:style-name="ce13">
            <text:p>0.0215</text:p>
          </table:table-cell>
          <table:table-cell office:value-type="float" office:value="8561.6892038999995" table:style-name="ce9">
            <text:p>8562</text:p>
          </table:table-cell>
          <table:table-cell office:value-type="float" office:value="190.527130439925" table:style-name="ce9">
            <text:p>191</text:p>
          </table:table-cell>
          <table:table-cell office:value-type="float" office:value="2.22534509140015E-2" table:style-name="ce13">
            <text:p>0.0223</text:p>
          </table:table-cell>
          <table:table-cell office:value-type="float" office:value="8542.2727235999992" table:style-name="ce9">
            <text:p>8542</text:p>
          </table:table-cell>
          <table:table-cell office:value-type="float" office:value="192.54478025561599" table:style-name="ce9">
            <text:p>193</text:p>
          </table:table-cell>
          <table:table-cell office:value-type="float" office:value="2.25402286353686E-2" table:style-name="ce13">
            <text:p>0.0225</text:p>
          </table:table-cell>
          <table:table-cell office:value-type="float" office:value="8515.5834035999997" table:style-name="ce9">
            <text:p>8516</text:p>
          </table:table-cell>
          <table:table-cell office:value-type="float" office:value="194.36973843383399" table:style-name="ce9">
            <text:p>194</text:p>
          </table:table-cell>
          <table:table-cell office:value-type="float" office:value="2.2825181695908602E-2" table:style-name="ce13">
            <text:p>0.0228</text:p>
          </table:table-cell>
          <table:table-cell table:style-name="ce2"/>
          <table:table-cell table:style-name="ce1"/>
          <table:table-cell table:number-columns-repeated="16356"/>
        </table:table-row>
        <table:table-row table:style-name="ro1">
          <table:table-cell/>
          <table:table-cell office:value-type="float" office:value="40" table:style-name="ce7">
            <text:p>40</text:p>
          </table:table-cell>
          <table:table-cell table:number-columns-repeated="9" table:style-name="ce7"/>
          <table:table-cell office:value-type="float" office:value="8889.6342234000003" table:style-name="ce9">
            <text:p>8890</text:p>
          </table:table-cell>
          <table:table-cell office:value-type="float" office:value="179.960893852976" table:style-name="ce9">
            <text:p>180</text:p>
          </table:table-cell>
          <table:table-cell office:value-type="float" office:value="2.0243903104502199E-2" table:style-name="ce13">
            <text:p>0.0202</text:p>
          </table:table-cell>
          <table:table-cell office:value-type="float" office:value="9038.2714947000004" table:style-name="ce9">
            <text:p>9038</text:p>
          </table:table-cell>
          <table:table-cell office:value-type="float" office:value="196.87005273950999" table:style-name="ce9">
            <text:p>197</text:p>
          </table:table-cell>
          <table:table-cell office:value-type="float" office:value="2.1781825524377501E-2" table:style-name="ce13">
            <text:p>0.0218</text:p>
          </table:table-cell>
          <table:table-cell office:value-type="float" office:value="9178.4126658000005" table:style-name="ce9">
            <text:p>9178</text:p>
          </table:table-cell>
          <table:table-cell office:value-type="float" office:value="207.02939193664699" table:style-name="ce9">
            <text:p>207</text:p>
          </table:table-cell>
          <table:table-cell office:value-type="float" office:value="2.25561215729672E-2" table:style-name="ce13">
            <text:p>0.0226</text:p>
          </table:table-cell>
          <table:table-cell office:value-type="float" office:value="9185.2629245999997" table:style-name="ce9">
            <text:p>9185</text:p>
          </table:table-cell>
          <table:table-cell office:value-type="float" office:value="209.730816446483" table:style-name="ce9">
            <text:p>210</text:p>
          </table:table-cell>
          <table:table-cell office:value-type="float" office:value="2.2833403699831101E-2" table:style-name="ce13">
            <text:p>0.0228</text:p>
          </table:table-cell>
          <table:table-cell office:value-type="float" office:value="9156.5496645000003" table:style-name="ce9">
            <text:p>9157</text:p>
          </table:table-cell>
          <table:table-cell office:value-type="float" office:value="211.45381642817199" table:style-name="ce9">
            <text:p>211</text:p>
          </table:table-cell>
          <table:table-cell office:value-type="float" office:value="2.3093176379305799E-2" table:style-name="ce13">
            <text:p>0.0231</text:p>
          </table:table-cell>
          <table:table-cell table:style-name="ce2"/>
          <table:table-cell table:style-name="ce1"/>
          <table:table-cell table:number-columns-repeated="16356"/>
        </table:table-row>
        <table:table-row table:number-rows-repeated="8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15">
            <text:p>ALT</text:p>
          </table:table-cell>
          <table:table-cell office:value-type="string" table:style-name="ce15">
            <text:p>MACH</text:p>
          </table:table-cell>
          <table:table-cell office:value-type="string" table:style-name="ce15">
            <text:p>VTAS</text:p>
          </table:table-cell>
          <table:table-cell office:value-type="string" table:style-name="ce15">
            <text:p>VEAS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15">
            <text:p>(FT)</text:p>
          </table:table-cell>
          <table:table-cell office:value-type="string" table:style-name="ce15">
            <text:p>(-)</text:p>
          </table:table-cell>
          <table:table-cell office:value-type="string" table:style-name="ce15">
            <text:p>KTAS</text:p>
          </table:table-cell>
          <table:table-cell office:value-type="string" table:style-name="ce15">
            <text:p>KEAS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2" table:style-name="ce2">
            <text:p>0.2</text:p>
          </table:table-cell>
          <table:table-cell office:value-type="float" office:value="132.29599999999999" table:style-name="ce16">
            <text:p>132</text:p>
          </table:table-cell>
          <table:table-cell office:value-type="float" office:value="132.29599999999999" table:style-name="ce16">
            <text:p>1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98.44399999999999" table:style-name="ce16">
            <text:p>198</text:p>
          </table:table-cell>
          <table:table-cell office:value-type="float" office:value="198.44399999999999" table:style-name="ce16">
            <text:p>1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4" table:style-name="ce2">
            <text:p>0.4</text:p>
          </table:table-cell>
          <table:table-cell office:value-type="float" office:value="264.59199999999998" table:style-name="ce16">
            <text:p>265</text:p>
          </table:table-cell>
          <table:table-cell office:value-type="float" office:value="264.59199999999998" table:style-name="ce16">
            <text:p>2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5" table:style-name="ce2">
            <text:p>0.5</text:p>
          </table:table-cell>
          <table:table-cell office:value-type="float" office:value="330.74" table:style-name="ce16">
            <text:p>331</text:p>
          </table:table-cell>
          <table:table-cell office:value-type="float" office:value="330.74" table:style-name="ce16">
            <text:p>3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6" table:style-name="ce2">
            <text:p>0.6</text:p>
          </table:table-cell>
          <table:table-cell office:value-type="float" office:value="396.88799999999998" table:style-name="ce16">
            <text:p>397</text:p>
          </table:table-cell>
          <table:table-cell office:value-type="float" office:value="396.88799999999998" table:style-name="ce16">
            <text:p>39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7" table:style-name="ce2">
            <text:p>0.7</text:p>
          </table:table-cell>
          <table:table-cell office:value-type="float" office:value="463.036" table:style-name="ce16">
            <text:p>463</text:p>
          </table:table-cell>
          <table:table-cell office:value-type="float" office:value="463.036" table:style-name="ce16">
            <text:p>4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74" table:style-name="ce2">
            <text:p>0.74</text:p>
          </table:table-cell>
          <table:table-cell office:value-type="float" office:value="489.49520000000001" table:style-name="ce16">
            <text:p>489</text:p>
          </table:table-cell>
          <table:table-cell office:value-type="float" office:value="489.49520000000001" table:style-name="ce16">
            <text:p>48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2" table:style-name="ce2">
            <text:p>0.2</text:p>
          </table:table-cell>
          <table:table-cell office:value-type="float" office:value="130.00200000000001" table:style-name="ce16">
            <text:p>130</text:p>
          </table:table-cell>
          <table:table-cell office:value-type="float" office:value="120.67565652" table:style-name="ce16">
            <text:p>1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3" table:style-name="ce2">
            <text:p>0.3</text:p>
          </table:table-cell>
          <table:table-cell office:value-type="float" office:value="195.00299999999999" table:style-name="ce16">
            <text:p>195</text:p>
          </table:table-cell>
          <table:table-cell office:value-type="float" office:value="181.01348478" table:style-name="ce16">
            <text:p>18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4" table:style-name="ce2">
            <text:p>0.4</text:p>
          </table:table-cell>
          <table:table-cell office:value-type="float" office:value="260.00400000000002" table:style-name="ce16">
            <text:p>260</text:p>
          </table:table-cell>
          <table:table-cell office:value-type="float" office:value="241.35131304000001" table:style-name="ce16">
            <text:p>2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5" table:style-name="ce2">
            <text:p>0.5</text:p>
          </table:table-cell>
          <table:table-cell office:value-type="float" office:value="325.005" table:style-name="ce16">
            <text:p>325</text:p>
          </table:table-cell>
          <table:table-cell office:value-type="float" office:value="301.68914130000002" table:style-name="ce16">
            <text:p>30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6" table:style-name="ce2">
            <text:p>0.6</text:p>
          </table:table-cell>
          <table:table-cell office:value-type="float" office:value="390.00599999999997" table:style-name="ce16">
            <text:p>390</text:p>
          </table:table-cell>
          <table:table-cell office:value-type="float" office:value="362.02696956" table:style-name="ce16">
            <text:p>3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7" table:style-name="ce2">
            <text:p>0.7</text:p>
          </table:table-cell>
          <table:table-cell office:value-type="float" office:value="455.00700000000001" table:style-name="ce16">
            <text:p>455</text:p>
          </table:table-cell>
          <table:table-cell office:value-type="float" office:value="422.36479781999998" table:style-name="ce16">
            <text:p>4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74" table:style-name="ce2">
            <text:p>0.74</text:p>
          </table:table-cell>
          <table:table-cell office:value-type="float" office:value="481.00740000000002" table:style-name="ce16">
            <text:p>481</text:p>
          </table:table-cell>
          <table:table-cell office:value-type="float" office:value="446.499929124" table:style-name="ce16">
            <text:p>4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00" table:style-name="ce2">
            <text:p>10000</text:p>
          </table:table-cell>
          <table:table-cell office:value-type="float" office:value="0.2" table:style-name="ce2">
            <text:p>0.2</text:p>
          </table:table-cell>
          <table:table-cell office:value-type="float" office:value="127.666" table:style-name="ce16">
            <text:p>128</text:p>
          </table:table-cell>
          <table:table-cell office:value-type="float" office:value="109.7097771" table:style-name="ce16">
            <text:p>11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00" table:style-name="ce2">
            <text:p>10000</text:p>
          </table:table-cell>
          <table:table-cell office:value-type="float" office:value="0.3" table:style-name="ce2">
            <text:p>0.3</text:p>
          </table:table-cell>
          <table:table-cell office:value-type="float" office:value="191.499" table:style-name="ce16">
            <text:p>191</text:p>
          </table:table-cell>
          <table:table-cell office:value-type="float" office:value="164.56466564999999" table:style-name="ce16">
            <text:p>1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00" table:style-name="ce2">
            <text:p>10000</text:p>
          </table:table-cell>
          <table:table-cell office:value-type="float" office:value="0.4" table:style-name="ce2">
            <text:p>0.4</text:p>
          </table:table-cell>
          <table:table-cell office:value-type="float" office:value="255.33199999999999" table:style-name="ce16">
            <text:p>255</text:p>
          </table:table-cell>
          <table:table-cell office:value-type="float" office:value="219.41955419999999" table:style-name="ce16">
            <text:p>2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00" table:style-name="ce2">
            <text:p>10000</text:p>
          </table:table-cell>
          <table:table-cell office:value-type="float" office:value="0.5" table:style-name="ce2">
            <text:p>0.5</text:p>
          </table:table-cell>
          <table:table-cell office:value-type="float" office:value="319.16500000000002" table:style-name="ce16">
            <text:p>319</text:p>
          </table:table-cell>
          <table:table-cell office:value-type="float" office:value="274.27444274999999" table:style-name="ce16">
            <text:p>27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00" table:style-name="ce2">
            <text:p>10000</text:p>
          </table:table-cell>
          <table:table-cell office:value-type="float" office:value="0.6" table:style-name="ce2">
            <text:p>0.6</text:p>
          </table:table-cell>
          <table:table-cell office:value-type="float" office:value="382.99799999999999" table:style-name="ce16">
            <text:p>383</text:p>
          </table:table-cell>
          <table:table-cell office:value-type="float" office:value="329.12933129999999" table:style-name="ce16">
            <text:p>3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00" table:style-name="ce2">
            <text:p>10000</text:p>
          </table:table-cell>
          <table:table-cell office:value-type="float" office:value="0.7" table:style-name="ce2">
            <text:p>0.7</text:p>
          </table:table-cell>
          <table:table-cell office:value-type="float" office:value="446.83100000000002" table:style-name="ce16">
            <text:p>447</text:p>
          </table:table-cell>
          <table:table-cell office:value-type="float" office:value="383.98421984999999" table:style-name="ce16">
            <text:p>3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00" table:style-name="ce2">
            <text:p>10000</text:p>
          </table:table-cell>
          <table:table-cell office:value-type="float" office:value="0.74" table:style-name="ce2">
            <text:p>0.74</text:p>
          </table:table-cell>
          <table:table-cell office:value-type="float" office:value="472.36419999999998" table:style-name="ce16">
            <text:p>472</text:p>
          </table:table-cell>
          <table:table-cell office:value-type="float" office:value="405.92617526999999" table:style-name="ce16">
            <text:p>40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000" table:style-name="ce2">
            <text:p>15000</text:p>
          </table:table-cell>
          <table:table-cell office:value-type="float" office:value="0.2" table:style-name="ce2">
            <text:p>0.2</text:p>
          </table:table-cell>
          <table:table-cell office:value-type="float" office:value="125.288" table:style-name="ce16">
            <text:p>125</text:p>
          </table:table-cell>
          <table:table-cell office:value-type="float" office:value="99.383453119999999" table:style-name="ce16">
            <text:p>9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000" table:style-name="ce2">
            <text:p>15000</text:p>
          </table:table-cell>
          <table:table-cell office:value-type="float" office:value="0.3" table:style-name="ce2">
            <text:p>0.3</text:p>
          </table:table-cell>
          <table:table-cell office:value-type="float" office:value="187.93199999999999" table:style-name="ce16">
            <text:p>188</text:p>
          </table:table-cell>
          <table:table-cell office:value-type="float" office:value="149.07517967999999" table:style-name="ce16">
            <text:p>14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000" table:style-name="ce2">
            <text:p>15000</text:p>
          </table:table-cell>
          <table:table-cell office:value-type="float" office:value="0.4" table:style-name="ce2">
            <text:p>0.4</text:p>
          </table:table-cell>
          <table:table-cell office:value-type="float" office:value="250.57599999999999" table:style-name="ce16">
            <text:p>251</text:p>
          </table:table-cell>
          <table:table-cell office:value-type="float" office:value="198.76690624" table:style-name="ce16">
            <text:p>19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000" table:style-name="ce2">
            <text:p>15000</text:p>
          </table:table-cell>
          <table:table-cell office:value-type="float" office:value="0.5" table:style-name="ce2">
            <text:p>0.5</text:p>
          </table:table-cell>
          <table:table-cell office:value-type="float" office:value="313.22000000000003" table:style-name="ce16">
            <text:p>313</text:p>
          </table:table-cell>
          <table:table-cell office:value-type="float" office:value="248.4586328" table:style-name="ce16">
            <text:p>2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000" table:style-name="ce2">
            <text:p>15000</text:p>
          </table:table-cell>
          <table:table-cell office:value-type="float" office:value="0.6" table:style-name="ce2">
            <text:p>0.6</text:p>
          </table:table-cell>
          <table:table-cell office:value-type="float" office:value="375.86399999999998" table:style-name="ce16">
            <text:p>376</text:p>
          </table:table-cell>
          <table:table-cell office:value-type="float" office:value="298.15035935999998" table:style-name="ce16">
            <text:p>2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000" table:style-name="ce2">
            <text:p>15000</text:p>
          </table:table-cell>
          <table:table-cell office:value-type="float" office:value="0.7" table:style-name="ce2">
            <text:p>0.7</text:p>
          </table:table-cell>
          <table:table-cell office:value-type="float" office:value="438.50799999999998" table:style-name="ce16">
            <text:p>439</text:p>
          </table:table-cell>
          <table:table-cell office:value-type="float" office:value="347.84208591999999" table:style-name="ce16">
            <text:p>3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000" table:style-name="ce2">
            <text:p>15000</text:p>
          </table:table-cell>
          <table:table-cell office:value-type="float" office:value="0.74" table:style-name="ce2">
            <text:p>0.74</text:p>
          </table:table-cell>
          <table:table-cell office:value-type="float" office:value="463.56560000000002" table:style-name="ce16">
            <text:p>464</text:p>
          </table:table-cell>
          <table:table-cell office:value-type="float" office:value="367.71877654399998" table:style-name="ce16">
            <text:p>36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2" table:style-name="ce2">
            <text:p>0.2</text:p>
          </table:table-cell>
          <table:table-cell office:value-type="float" office:value="122.8634" table:style-name="ce16">
            <text:p>123</text:p>
          </table:table-cell>
          <table:table-cell office:value-type="float" office:value="89.682910195999995" table:style-name="ce16">
            <text:p>9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3" table:style-name="ce2">
            <text:p>0.3</text:p>
          </table:table-cell>
          <table:table-cell office:value-type="float" office:value="184.29509999999999" table:style-name="ce16">
            <text:p>184</text:p>
          </table:table-cell>
          <table:table-cell office:value-type="float" office:value="134.52436529400001" table:style-name="ce16">
            <text:p>1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4" table:style-name="ce2">
            <text:p>0.4</text:p>
          </table:table-cell>
          <table:table-cell office:value-type="float" office:value="245.7268" table:style-name="ce16">
            <text:p>246</text:p>
          </table:table-cell>
          <table:table-cell office:value-type="float" office:value="179.36582039199999" table:style-name="ce16">
            <text:p>17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5" table:style-name="ce2">
            <text:p>0.5</text:p>
          </table:table-cell>
          <table:table-cell office:value-type="float" office:value="307.1585" table:style-name="ce16">
            <text:p>307</text:p>
          </table:table-cell>
          <table:table-cell office:value-type="float" office:value="224.20727549" table:style-name="ce16">
            <text:p>2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6" table:style-name="ce2">
            <text:p>0.6</text:p>
          </table:table-cell>
          <table:table-cell office:value-type="float" office:value="368.59019999999998" table:style-name="ce16">
            <text:p>369</text:p>
          </table:table-cell>
          <table:table-cell office:value-type="float" office:value="269.04873058800001" table:style-name="ce16">
            <text:p>2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7" table:style-name="ce2">
            <text:p>0.7</text:p>
          </table:table-cell>
          <table:table-cell office:value-type="float" office:value="430.02190000000002" table:style-name="ce16">
            <text:p>430</text:p>
          </table:table-cell>
          <table:table-cell office:value-type="float" office:value="313.890185686" table:style-name="ce16">
            <text:p>3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74" table:style-name="ce2">
            <text:p>0.74</text:p>
          </table:table-cell>
          <table:table-cell office:value-type="float" office:value="454.59458000000001" table:style-name="ce16">
            <text:p>455</text:p>
          </table:table-cell>
          <table:table-cell office:value-type="float" office:value="331.8267677252" table:style-name="ce16">
            <text:p>3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000" table:style-name="ce2">
            <text:p>25000</text:p>
          </table:table-cell>
          <table:table-cell office:value-type="float" office:value="0.2" table:style-name="ce2">
            <text:p>0.2</text:p>
          </table:table-cell>
          <table:table-cell office:value-type="float" office:value="120.39" table:style-name="ce16">
            <text:p>120</text:p>
          </table:table-cell>
          <table:table-cell office:value-type="float" office:value="80.591473800000003" table:style-name="ce16">
            <text:p>8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000" table:style-name="ce2">
            <text:p>25000</text:p>
          </table:table-cell>
          <table:table-cell office:value-type="float" office:value="0.3" table:style-name="ce2">
            <text:p>0.3</text:p>
          </table:table-cell>
          <table:table-cell office:value-type="float" office:value="180.58500000000001" table:style-name="ce16">
            <text:p>181</text:p>
          </table:table-cell>
          <table:table-cell office:value-type="float" office:value="120.8872107" table:style-name="ce16">
            <text:p>1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000" table:style-name="ce2">
            <text:p>25000</text:p>
          </table:table-cell>
          <table:table-cell office:value-type="float" office:value="0.4" table:style-name="ce2">
            <text:p>0.4</text:p>
          </table:table-cell>
          <table:table-cell office:value-type="float" office:value="240.78" table:style-name="ce16">
            <text:p>241</text:p>
          </table:table-cell>
          <table:table-cell office:value-type="float" office:value="161.18294760000001" table:style-name="ce16">
            <text:p>16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000" table:style-name="ce2">
            <text:p>25000</text:p>
          </table:table-cell>
          <table:table-cell office:value-type="float" office:value="0.5" table:style-name="ce2">
            <text:p>0.5</text:p>
          </table:table-cell>
          <table:table-cell office:value-type="float" office:value="300.97500000000002" table:style-name="ce16">
            <text:p>301</text:p>
          </table:table-cell>
          <table:table-cell office:value-type="float" office:value="201.47868450000001" table:style-name="ce16">
            <text:p>20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000" table:style-name="ce2">
            <text:p>25000</text:p>
          </table:table-cell>
          <table:table-cell office:value-type="float" office:value="0.6" table:style-name="ce2">
            <text:p>0.6</text:p>
          </table:table-cell>
          <table:table-cell office:value-type="float" office:value="361.17" table:style-name="ce16">
            <text:p>361</text:p>
          </table:table-cell>
          <table:table-cell office:value-type="float" office:value="241.77442139999999" table:style-name="ce16">
            <text:p>24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000" table:style-name="ce2">
            <text:p>25000</text:p>
          </table:table-cell>
          <table:table-cell office:value-type="float" office:value="0.7" table:style-name="ce2">
            <text:p>0.7</text:p>
          </table:table-cell>
          <table:table-cell office:value-type="float" office:value="421.36500000000001" table:style-name="ce16">
            <text:p>421</text:p>
          </table:table-cell>
          <table:table-cell office:value-type="float" office:value="282.0701583" table:style-name="ce16">
            <text:p>2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000" table:style-name="ce2">
            <text:p>25000</text:p>
          </table:table-cell>
          <table:table-cell office:value-type="float" office:value="0.74" table:style-name="ce2">
            <text:p>0.74</text:p>
          </table:table-cell>
          <table:table-cell office:value-type="float" office:value="445.44299999999998" table:style-name="ce16">
            <text:p>445</text:p>
          </table:table-cell>
          <table:table-cell office:value-type="float" office:value="298.18845305999997" table:style-name="ce16">
            <text:p>2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000" table:style-name="ce2">
            <text:p>30000</text:p>
          </table:table-cell>
          <table:table-cell office:value-type="float" office:value="0.2" table:style-name="ce2">
            <text:p>0.2</text:p>
          </table:table-cell>
          <table:table-cell office:value-type="float" office:value="117.864" table:style-name="ce16">
            <text:p>118</text:p>
          </table:table-cell>
          <table:table-cell office:value-type="float" office:value="72.09269424" table:style-name="ce16">
            <text:p>7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000" table:style-name="ce2">
            <text:p>30000</text:p>
          </table:table-cell>
          <table:table-cell office:value-type="float" office:value="0.3" table:style-name="ce2">
            <text:p>0.3</text:p>
          </table:table-cell>
          <table:table-cell office:value-type="float" office:value="176.79599999999999" table:style-name="ce16">
            <text:p>177</text:p>
          </table:table-cell>
          <table:table-cell office:value-type="float" office:value="108.13904135999999" table:style-name="ce16">
            <text:p>10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000" table:style-name="ce2">
            <text:p>30000</text:p>
          </table:table-cell>
          <table:table-cell office:value-type="float" office:value="0.4" table:style-name="ce2">
            <text:p>0.4</text:p>
          </table:table-cell>
          <table:table-cell office:value-type="float" office:value="235.72800000000001" table:style-name="ce16">
            <text:p>236</text:p>
          </table:table-cell>
          <table:table-cell office:value-type="float" office:value="144.18538848" table:style-name="ce16">
            <text:p>14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000" table:style-name="ce2">
            <text:p>30000</text:p>
          </table:table-cell>
          <table:table-cell office:value-type="float" office:value="0.5" table:style-name="ce2">
            <text:p>0.5</text:p>
          </table:table-cell>
          <table:table-cell office:value-type="float" office:value="294.66000000000003" table:style-name="ce16">
            <text:p>295</text:p>
          </table:table-cell>
          <table:table-cell office:value-type="float" office:value="180.23173560000001" table:style-name="ce16">
            <text:p>1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000" table:style-name="ce2">
            <text:p>30000</text:p>
          </table:table-cell>
          <table:table-cell office:value-type="float" office:value="0.6" table:style-name="ce2">
            <text:p>0.6</text:p>
          </table:table-cell>
          <table:table-cell office:value-type="float" office:value="353.59199999999998" table:style-name="ce16">
            <text:p>354</text:p>
          </table:table-cell>
          <table:table-cell office:value-type="float" office:value="216.27808271999999" table:style-name="ce16">
            <text:p>21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000" table:style-name="ce2">
            <text:p>30000</text:p>
          </table:table-cell>
          <table:table-cell office:value-type="float" office:value="0.7" table:style-name="ce2">
            <text:p>0.7</text:p>
          </table:table-cell>
          <table:table-cell office:value-type="float" office:value="412.524" table:style-name="ce16">
            <text:p>413</text:p>
          </table:table-cell>
          <table:table-cell office:value-type="float" office:value="252.32442983999999" table:style-name="ce16">
            <text:p>25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000" table:style-name="ce2">
            <text:p>30000</text:p>
          </table:table-cell>
          <table:table-cell office:value-type="float" office:value="0.74" table:style-name="ce2">
            <text:p>0.74</text:p>
          </table:table-cell>
          <table:table-cell office:value-type="float" office:value="436.09679999999997" table:style-name="ce16">
            <text:p>436</text:p>
          </table:table-cell>
          <table:table-cell office:value-type="float" office:value="266.74296868800002" table:style-name="ce16">
            <text:p>26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5000" table:style-name="ce2">
            <text:p>35000</text:p>
          </table:table-cell>
          <table:table-cell office:value-type="float" office:value="0.2" table:style-name="ce2">
            <text:p>0.2</text:p>
          </table:table-cell>
          <table:table-cell office:value-type="float" office:value="115.28400000000001" table:style-name="ce16">
            <text:p>115</text:p>
          </table:table-cell>
          <table:table-cell office:value-type="float" office:value="64.173991439999995" table:style-name="ce16">
            <text:p>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5000" table:style-name="ce2">
            <text:p>35000</text:p>
          </table:table-cell>
          <table:table-cell office:value-type="float" office:value="0.3" table:style-name="ce2">
            <text:p>0.3</text:p>
          </table:table-cell>
          <table:table-cell office:value-type="float" office:value="172.92599999999999" table:style-name="ce16">
            <text:p>173</text:p>
          </table:table-cell>
          <table:table-cell office:value-type="float" office:value="96.260987159999999" table:style-name="ce16">
            <text:p>9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5000" table:style-name="ce2">
            <text:p>35000</text:p>
          </table:table-cell>
          <table:table-cell office:value-type="float" office:value="0.4" table:style-name="ce2">
            <text:p>0.4</text:p>
          </table:table-cell>
          <table:table-cell office:value-type="float" office:value="230.56800000000001" table:style-name="ce16">
            <text:p>231</text:p>
          </table:table-cell>
          <table:table-cell office:value-type="float" office:value="128.34798287999999" table:style-name="ce16">
            <text:p>1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5000" table:style-name="ce2">
            <text:p>35000</text:p>
          </table:table-cell>
          <table:table-cell office:value-type="float" office:value="0.5" table:style-name="ce2">
            <text:p>0.5</text:p>
          </table:table-cell>
          <table:table-cell office:value-type="float" office:value="288.20999999999998" table:style-name="ce16">
            <text:p>288</text:p>
          </table:table-cell>
          <table:table-cell office:value-type="float" office:value="160.43497859999999" table:style-name="ce16">
            <text:p>16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5000" table:style-name="ce2">
            <text:p>35000</text:p>
          </table:table-cell>
          <table:table-cell office:value-type="float" office:value="0.6" table:style-name="ce2">
            <text:p>0.6</text:p>
          </table:table-cell>
          <table:table-cell office:value-type="float" office:value="345.85199999999998" table:style-name="ce16">
            <text:p>346</text:p>
          </table:table-cell>
          <table:table-cell office:value-type="float" office:value="192.52197432" table:style-name="ce16">
            <text:p>1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5000" table:style-name="ce2">
            <text:p>35000</text:p>
          </table:table-cell>
          <table:table-cell office:value-type="float" office:value="0.7" table:style-name="ce2">
            <text:p>0.7</text:p>
          </table:table-cell>
          <table:table-cell office:value-type="float" office:value="403.49400000000003" table:style-name="ce16">
            <text:p>403</text:p>
          </table:table-cell>
          <table:table-cell office:value-type="float" office:value="224.60897004" table:style-name="ce16">
            <text:p>2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5000" table:style-name="ce2">
            <text:p>35000</text:p>
          </table:table-cell>
          <table:table-cell office:value-type="float" office:value="0.74" table:style-name="ce2">
            <text:p>0.74</text:p>
          </table:table-cell>
          <table:table-cell office:value-type="float" office:value="426.55079999999998" table:style-name="ce16">
            <text:p>427</text:p>
          </table:table-cell>
          <table:table-cell office:value-type="float" office:value="237.443768328" table:style-name="ce16">
            <text:p>237</text:p>
          </table:table-cell>
          <table:table-cell table:number-columns-repeated="16379"/>
        </table:table-row>
        <table:table-row table:number-rows-repeated="1047959" table:style-name="ro3">
          <table:table-cell table:number-columns-repeated="16384"/>
        </table:table-row>
      </table:table>
      <table:table table:name="TakeOff" table:style-name="ta1">
        <table:table-column table:style-name="co8" table:number-columns-repeated="5" table:default-cell-style-name="ce2"/>
        <table:table-column table:style-name="co8" table:default-cell-style-name="ce17"/>
        <table:table-column table:style-name="co8" table:number-columns-repeated="1018" table:default-cell-style-name="ce2"/>
        <table:table-column table:style-name="co2" table:number-columns-repeated="15360" table:default-cell-style-name="ce1"/>
        <table:table-row table:style-name="ro1">
          <table:table-cell/>
          <table:table-cell table:number-columns-repeated="4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Rating Code Definitions</text:p>
          </table:table-cell>
          <table:table-cell table:number-columns-repeated="16382"/>
        </table:table-row>
        <table:table-row table:style-name="ro1">
          <table:table-cell/>
          <table:table-cell table:number-columns-repeated="4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RC 50 =Takeof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RC 45 = Max Continuo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RC 40 = Max Climb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RC 35 = Max Crui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RC 0 <text:s/>= <text:s/>Part Cruise at given conditio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RC 20 = Flight Idle</text:p>
          </table:table-cell>
          <table:table-cell table:number-columns-repeated="16382"/>
        </table:table-row>
        <table:table-row table:style-name="ro1">
          <table:table-cell/>
          <table:table-cell table:number-columns-repeated="4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Kerosene Fuel Heating Value <text:s text:c="3"/>42798 kJ/k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Hydrogen Fuel Heating Value 119960 kJ/k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FN is Net Thrust in Newton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Wf is Fuel Flow in kg/ho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SFC is Specific Fuel Consumption in kg/hour/Newton of Net Thrust</text:p>
          </table:table-cell>
          <table:table-cell table:number-columns-repeated="16382"/>
        </table:table-row>
        <table:table-row table:style-name="ro1">
          <table:table-cell/>
          <table:table-cell table:number-columns-repeated="4" table:style-name="ce2"/>
          <table:table-cell table:number-columns-repeated="16379"/>
        </table:table-row>
        <table:table-row table:style-name="ro2">
          <table:table-cell/>
          <table:table-cell office:value-type="string" table:style-name="ce18">
            <text:p>Turboprop</text:p>
          </table:table-cell>
          <table:table-cell table:number-columns-repeated="3" table:style-name="ce2"/>
          <table:table-cell table:style-name="ce17"/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table:number-columns-repeated="4" table:style-name="ce2"/>
          <table:table-cell table:style-name="ce17"/>
          <table:table-cell table:number-columns-repeated="13" table:style-name="ce2"/>
          <table:table-cell table:style-name="ce18"/>
          <table:table-cell table:number-columns-repeated="1004" table:style-name="ce2"/>
          <table:table-cell table:number-columns-repeated="15360"/>
        </table:table-row>
        <table:table-row table:style-name="ro2">
          <table:table-cell/>
          <table:table-cell office:value-type="string" table:style-name="ce18">
            <text:p>Take Off RC 50 ISA + 15K</text:p>
          </table:table-cell>
          <table:table-cell table:number-columns-repeated="3" table:style-name="ce2"/>
          <table:table-cell table:style-name="ce17"/>
          <table:table-cell table:number-columns-repeated="13" table:style-name="ce2"/>
          <table:table-cell table:style-name="ce18"/>
          <table:table-cell table:number-columns-repeated="1004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string" table:style-name="ce3">
            <text:p>Kerosene</text:p>
          </table:table-cell>
          <table:table-cell office:value-type="string" table:style-name="ce19">
            <text:p>Hydrogen</text:p>
          </table:table-cell>
          <table:table-cell table:number-columns-repeated="13" table:style-name="ce2"/>
          <table:table-cell table:style-name="ce18"/>
          <table:table-cell table:number-columns-repeated="1004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Alt</text:p>
          </table:table-cell>
          <table:table-cell office:value-type="string" table:style-name="ce3">
            <text:p>Mach No.</text:p>
          </table:table-cell>
          <table:table-cell office:value-type="string" table:style-name="ce3">
            <text:p>FN</text:p>
          </table:table-cell>
          <table:table-cell office:value-type="string" table:style-name="ce3">
            <text:p>Wf</text:p>
          </table:table-cell>
          <table:table-cell office:value-type="string" table:style-name="ce19">
            <text:p>Wf</text:p>
          </table:table-cell>
          <table:table-cell table:number-columns-repeated="13" table:style-name="ce2"/>
          <table:table-cell table:number-columns-repeated="5" table:style-name="ce5"/>
          <table:table-cell table:number-columns-repeated="16360"/>
        </table:table-row>
        <table:table-row table:style-name="ro2">
          <table:table-cell/>
          <table:table-cell office:value-type="string" table:style-name="ce3">
            <text:p>(ft)</text:p>
          </table:table-cell>
          <table:table-cell office:value-type="string" table:style-name="ce3">
            <text:p>(-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19">
            <text:p>(kg/hr)</text:p>
          </table:table-cell>
          <table:table-cell table:number-columns-repeated="13" table:style-name="ce2"/>
          <table:table-cell table:number-columns-repeated="5" table:style-name="ce5"/>
          <table:table-cell table:number-columns-repeated="16360"/>
        </table:table-row>
        <table:table-row table:style-name="ro2">
          <table:table-cell/>
          <table:table-cell table:number-columns-repeated="4" table:style-name="ce3"/>
          <table:table-cell table:style-name="ce19"/>
          <table:table-cell table:number-columns-repeated="13" table:style-name="ce2"/>
          <table:table-cell table:number-columns-repeated="5" table:style-name="ce5"/>
          <table:table-cell table:number-columns-repeated="16360"/>
        </table:table-row>
        <table:table-row table:style-name="ro1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9383.737000000001" table:style-name="ce16">
            <text:p>59384</text:p>
          </table:table-cell>
          <table:table-cell office:value-type="float" office:value="1169.2021601700001" table:style-name="ce16">
            <text:p>1169</text:p>
          </table:table-cell>
          <table:table-cell office:value-type="float" office:value="418.96375825778478" table:formula="of:=[.E24]/2.7907" table:style-name="ce17">
            <text:p>419.0</text:p>
          </table:table-cell>
          <table:table-cell table:number-columns-repeated="6" table:style-name="ce2"/>
          <table:table-cell table:number-columns-repeated="3" table:style-name="ce16"/>
          <table:table-cell table:number-columns-repeated="4" table:style-name="ce2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office:value-type="float" office:value="0" table:style-name="ce3">
            <text:p>0</text:p>
          </table:table-cell>
          <table:table-cell office:value-type="float" office:value="0.1" table:style-name="ce3">
            <text:p>0.1</text:p>
          </table:table-cell>
          <table:table-cell office:value-type="float" office:value="58267.233780000002" table:style-name="ce16">
            <text:p>58267</text:p>
          </table:table-cell>
          <table:table-cell office:value-type="float" office:value="1280.5900296750001" table:style-name="ce16">
            <text:p>1281</text:p>
          </table:table-cell>
          <table:table-cell office:value-type="float" office:value="458.87771156878205" table:formula="of:=[.E25]/2.7907" table:style-name="ce17">
            <text:p>458.9</text:p>
          </table:table-cell>
          <table:table-cell table:number-columns-repeated="6" table:style-name="ce2"/>
          <table:table-cell table:number-columns-repeated="3" table:style-name="ce16"/>
          <table:table-cell table:number-columns-repeated="4" table:style-name="ce2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47996.293799999999" table:style-name="ce16">
            <text:p>47996</text:p>
          </table:table-cell>
          <table:table-cell office:value-type="float" office:value="1276.6383535949999" table:style-name="ce16">
            <text:p>1277</text:p>
          </table:table-cell>
          <table:table-cell office:value-type="float" office:value="457.46169548679535" table:formula="of:=[.E26]/2.7907" table:style-name="ce17">
            <text:p>457.5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office:value-type="float" office:value="0" table:style-name="ce3">
            <text:p>0</text:p>
          </table:table-cell>
          <table:table-cell office:value-type="float" office:value="0.3" table:style-name="ce3">
            <text:p>0.3</text:p>
          </table:table-cell>
          <table:table-cell office:value-type="float" office:value="37765.387799999997" table:style-name="ce16">
            <text:p>37765</text:p>
          </table:table-cell>
          <table:table-cell office:value-type="float" office:value="1281.82492845" table:style-name="ce16">
            <text:p>1282</text:p>
          </table:table-cell>
          <table:table-cell office:value-type="float" office:value="459.32021659440284" table:formula="of:=[.E27]/2.7907" table:style-name="ce17">
            <text:p>459.3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number-columns-repeated="2" table:style-name="ce3"/>
          <table:table-cell table:number-columns-repeated="2" table:style-name="ce16"/>
          <table:table-cell table:style-name="ce17"/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office:value-type="float" office:value="2500" table:style-name="ce3">
            <text:p>2500</text:p>
          </table:table-cell>
          <table:table-cell office:value-type="float" office:value="0" table:style-name="ce3">
            <text:p>0</text:p>
          </table:table-cell>
          <table:table-cell office:value-type="float" office:value="57382.038" table:style-name="ce16">
            <text:p>57382</text:p>
          </table:table-cell>
          <table:table-cell office:value-type="float" office:value="1104.49346436" table:style-name="ce16">
            <text:p>1104</text:p>
          </table:table-cell>
          <table:table-cell office:value-type="float" office:value="395.7764949152542" table:formula="of:=[.E29]/2.7907" table:style-name="ce17">
            <text:p>395.8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.1" table:style-name="ce3">
            <text:p>0.1</text:p>
          </table:table-cell>
          <table:table-cell office:value-type="float" office:value="56269.983" table:style-name="ce16">
            <text:p>56270</text:p>
          </table:table-cell>
          <table:table-cell office:value-type="float" office:value="1237.121592795" table:style-name="ce16">
            <text:p>1237</text:p>
          </table:table-cell>
          <table:table-cell office:value-type="float" office:value="443.3015346669294" table:formula="of:=[.E30]/2.7907" table:style-name="ce17">
            <text:p>443.3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.2" table:style-name="ce3">
            <text:p>0.2</text:p>
          </table:table-cell>
          <table:table-cell office:value-type="float" office:value="47151.131999999998" table:style-name="ce16">
            <text:p>47151</text:p>
          </table:table-cell>
          <table:table-cell office:value-type="float" office:value="1256.6329934400001" table:style-name="ce16">
            <text:p>1257</text:p>
          </table:table-cell>
          <table:table-cell office:value-type="float" office:value="450.29311407173827" table:formula="of:=[.E31]/2.7907" table:style-name="ce17">
            <text:p>450.3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.3" table:style-name="ce3">
            <text:p>0.3</text:p>
          </table:table-cell>
          <table:table-cell office:value-type="float" office:value="37809.870000000003" table:style-name="ce16">
            <text:p>37810</text:p>
          </table:table-cell>
          <table:table-cell office:value-type="float" office:value="1343.5698672000001" table:style-name="ce16">
            <text:p>1344</text:p>
          </table:table-cell>
          <table:table-cell office:value-type="float" office:value="481.44546787544346" table:formula="of:=[.E32]/2.7907" table:style-name="ce17">
            <text:p>481.4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number-columns-repeated="2" table:style-name="ce3"/>
          <table:table-cell table:number-columns-repeated="2" table:style-name="ce16"/>
          <table:table-cell table:style-name="ce17"/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" table:style-name="ce3">
            <text:p>0</text:p>
          </table:table-cell>
          <table:table-cell office:value-type="float" office:value="56559.117299999998" table:style-name="ce16">
            <text:p>56559</text:p>
          </table:table-cell>
          <table:table-cell office:value-type="float" office:value="1086.463942245" table:style-name="ce16">
            <text:p>1086</text:p>
          </table:table-cell>
          <table:table-cell office:value-type="float" office:value="389.31592154119033" table:formula="of:=[.E34]/2.7907" table:style-name="ce17">
            <text:p>389.3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office:value-type="float" office:value="3000" table:style-name="ce3">
            <text:p>3000</text:p>
          </table:table-cell>
          <table:table-cell office:value-type="float" office:value="0.1" table:style-name="ce3">
            <text:p>0.1</text:p>
          </table:table-cell>
          <table:table-cell office:value-type="float" office:value="55380.339" table:style-name="ce16">
            <text:p>55380</text:p>
          </table:table-cell>
          <table:table-cell office:value-type="float" office:value="1269.7229204549999" table:style-name="ce16">
            <text:p>1270</text:p>
          </table:table-cell>
          <table:table-cell office:value-type="float" office:value="454.98366734331881" table:formula="of:=[.E35]/2.7907" table:style-name="ce17">
            <text:p>455.0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.2" table:style-name="ce3">
            <text:p>0.2</text:p>
          </table:table-cell>
          <table:table-cell office:value-type="float" office:value="47337.957240000003" table:style-name="ce16">
            <text:p>47338</text:p>
          </table:table-cell>
          <table:table-cell office:value-type="float" office:value="1235.3927345100001" table:style-name="ce16">
            <text:p>1235</text:p>
          </table:table-cell>
          <table:table-cell office:value-type="float" office:value="442.68202763106029" table:formula="of:=[.E36]/2.7907" table:style-name="ce17">
            <text:p>442.7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.3" table:style-name="ce3">
            <text:p>0.3</text:p>
          </table:table-cell>
          <table:table-cell office:value-type="float" office:value="37809.870000000003" table:style-name="ce16">
            <text:p>37810</text:p>
          </table:table-cell>
          <table:table-cell office:value-type="float" office:value="1385.5564255500001" table:style-name="ce16">
            <text:p>1386</text:p>
          </table:table-cell>
          <table:table-cell office:value-type="float" office:value="496.49063874655104" table:formula="of:=[.E37]/2.7907" table:style-name="ce17">
            <text:p>496.5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number-columns-repeated="2" table:style-name="ce3"/>
          <table:table-cell table:number-columns-repeated="2" table:style-name="ce16"/>
          <table:table-cell table:style-name="ce17"/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" table:style-name="ce3">
            <text:p>0</text:p>
          </table:table-cell>
          <table:table-cell office:value-type="float" office:value="53378.64" table:style-name="ce16">
            <text:p>53379</text:p>
          </table:table-cell>
          <table:table-cell office:value-type="float" office:value="1025.4599427600001" table:style-name="ce16">
            <text:p>1025</text:p>
          </table:table-cell>
          <table:table-cell office:value-type="float" office:value="367.4561732755223" table:formula="of:=[.E39]/2.7907" table:style-name="ce17">
            <text:p>367.5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office:value-type="float" office:value="5000" table:style-name="ce3">
            <text:p>5000</text:p>
          </table:table-cell>
          <table:table-cell office:value-type="float" office:value="0.1" table:style-name="ce3">
            <text:p>0.1</text:p>
          </table:table-cell>
          <table:table-cell office:value-type="float" office:value="53156.228999999999" table:style-name="ce16">
            <text:p>53156</text:p>
          </table:table-cell>
          <table:table-cell office:value-type="float" office:value="1180.5632289" table:style-name="ce16">
            <text:p>1181</text:p>
          </table:table-cell>
          <table:table-cell office:value-type="float" office:value="423.03480449349621" table:formula="of:=[.E40]/2.7907" table:style-name="ce17">
            <text:p>423.0</text:p>
          </table:table-cell>
          <table:table-cell table:number-columns-repeated="6" table:style-name="ce2"/>
          <table:table-cell table:number-columns-repeated="3" table:style-name="ce16"/>
          <table:table-cell table:number-columns-repeated="3" table:style-name="ce2"/>
          <table:table-cell table:style-name="ce16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.2" table:style-name="ce3">
            <text:p>0.2</text:p>
          </table:table-cell>
          <table:table-cell office:value-type="float" office:value="47595.953999999998" table:style-name="ce16">
            <text:p>47596</text:p>
          </table:table-cell>
          <table:table-cell office:value-type="float" office:value="1268.48802168" table:style-name="ce16">
            <text:p>1268</text:p>
          </table:table-cell>
          <table:table-cell office:value-type="float" office:value="454.54116231769802" table:formula="of:=[.E41]/2.7907" table:style-name="ce17">
            <text:p>454.5</text:p>
          </table:table-cell>
          <table:table-cell table:number-columns-repeated="6" table:style-name="ce2"/>
          <table:table-cell table:number-columns-repeated="3" table:style-name="ce16"/>
          <table:table-cell table:number-columns-repeated="4" table:style-name="ce2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.3" table:style-name="ce3">
            <text:p>0.3</text:p>
          </table:table-cell>
          <table:table-cell office:value-type="float" office:value="37809.870000000003" table:style-name="ce16">
            <text:p>37810</text:p>
          </table:table-cell>
          <table:table-cell office:value-type="float" office:value="1385.5564255500001" table:style-name="ce16">
            <text:p>1386</text:p>
          </table:table-cell>
          <table:table-cell office:value-type="float" office:value="496.49063874655104" table:formula="of:=[.E42]/2.7907" table:style-name="ce17">
            <text:p>496.5</text:p>
          </table:table-cell>
          <table:table-cell table:number-columns-repeated="6" table:style-name="ce2"/>
          <table:table-cell table:number-columns-repeated="3" table:style-name="ce16"/>
          <table:table-cell table:number-columns-repeated="4" table:style-name="ce2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number-columns-repeated="2" table:style-name="ce3"/>
          <table:table-cell table:number-columns-repeated="2" table:style-name="ce16"/>
          <table:table-cell table:style-name="ce17"/>
          <table:table-cell table:number-columns-repeated="6" table:style-name="ce2"/>
          <table:table-cell table:number-columns-repeated="3" table:style-name="ce16"/>
          <table:table-cell table:number-columns-repeated="4" table:style-name="ce2"/>
          <table:table-cell table:number-columns-repeated="2" table:style-name="ce3"/>
          <table:table-cell table:number-columns-repeated="2"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" table:style-name="ce3">
            <text:p>0</text:p>
          </table:table-cell>
          <table:table-cell office:value-type="float" office:value="48659.078580000001" table:style-name="ce16">
            <text:p>48659</text:p>
          </table:table-cell>
          <table:table-cell office:value-type="float" office:value="933.33649414500098" table:style-name="ce16">
            <text:p>933</text:p>
          </table:table-cell>
          <table:table-cell office:value-type="float" office:value="334.44529836421003" table:formula="of:=[.E44]/2.7907" table:style-name="ce17">
            <text:p>334.4</text:p>
          </table:table-cell>
          <table:table-cell table:number-columns-repeated="6" table:style-name="ce2"/>
          <table:table-cell table:number-columns-repeated="3" table:style-name="ce16"/>
          <table:table-cell table:number-columns-repeated="4" table:style-name="ce2"/>
          <table:table-cell table:number-columns-repeated="3" table:style-name="ce3"/>
          <table:table-cell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office:value-type="float" office:value="8000" table:style-name="ce3">
            <text:p>8000</text:p>
          </table:table-cell>
          <table:table-cell office:value-type="float" office:value="0.1" table:style-name="ce3">
            <text:p>0.1</text:p>
          </table:table-cell>
          <table:table-cell office:value-type="float" office:value="48659.078580000001" table:style-name="ce16">
            <text:p>48659</text:p>
          </table:table-cell>
          <table:table-cell office:value-type="float" office:value="1134.62499447" table:style-name="ce16">
            <text:p>1135</text:p>
          </table:table-cell>
          <table:table-cell office:value-type="float" office:value="406.57361754040204" table:formula="of:=[.E45]/2.7907" table:style-name="ce17">
            <text:p>406.6</text:p>
          </table:table-cell>
          <table:table-cell table:number-columns-repeated="6" table:style-name="ce2"/>
          <table:table-cell table:number-columns-repeated="3" table:style-name="ce16"/>
          <table:table-cell table:number-columns-repeated="4" table:style-name="ce2"/>
          <table:table-cell table:number-columns-repeated="3" table:style-name="ce3"/>
          <table:table-cell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.2" table:style-name="ce3">
            <text:p>0.2</text:p>
          </table:table-cell>
          <table:table-cell office:value-type="float" office:value="47818.364999999998" table:style-name="ce16">
            <text:p>47818</text:p>
          </table:table-cell>
          <table:table-cell office:value-type="float" office:value="1167.473301885" table:style-name="ce16">
            <text:p>1167</text:p>
          </table:table-cell>
          <table:table-cell office:value-type="float" office:value="418.34425122191561" table:formula="of:=[.E46]/2.7907" table:style-name="ce17">
            <text:p>418.3</text:p>
          </table:table-cell>
          <table:table-cell table:number-columns-repeated="6" table:style-name="ce2"/>
          <table:table-cell table:number-columns-repeated="3" table:style-name="ce16"/>
          <table:table-cell table:number-columns-repeated="4" table:style-name="ce2"/>
          <table:table-cell table:number-columns-repeated="3" table:style-name="ce3"/>
          <table:table-cell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style-name="ce3"/>
          <table:table-cell office:value-type="float" office:value="0.3" table:style-name="ce3">
            <text:p>0.3</text:p>
          </table:table-cell>
          <table:table-cell office:value-type="float" office:value="37809.870000000003" table:style-name="ce16">
            <text:p>37810</text:p>
          </table:table-cell>
          <table:table-cell office:value-type="float" office:value="1385.5564255500001" table:style-name="ce16">
            <text:p>1386</text:p>
          </table:table-cell>
          <table:table-cell office:value-type="float" office:value="496.49063874655104" table:formula="of:=[.E47]/2.7907" table:style-name="ce17">
            <text:p>496.5</text:p>
          </table:table-cell>
          <table:table-cell table:number-columns-repeated="6" table:style-name="ce2"/>
          <table:table-cell table:number-columns-repeated="3" table:style-name="ce16"/>
          <table:table-cell table:number-columns-repeated="4" table:style-name="ce2"/>
          <table:table-cell table:number-columns-repeated="3" table:style-name="ce3"/>
          <table:table-cell table:style-name="ce20"/>
          <table:table-cell table:style-name="ce21"/>
          <table:table-cell table:number-columns-repeated="16360"/>
        </table:table-row>
        <table:table-row table:style-name="ro1">
          <table:table-cell/>
          <table:table-cell table:number-columns-repeated="4" table:style-name="ce2"/>
          <table:table-cell table:style-name="ce17"/>
          <table:table-cell table:number-columns-repeated="11" table:style-name="ce2"/>
          <table:table-cell table:number-columns-repeated="6" table:style-name="ce16"/>
          <table:table-cell table:number-columns-repeated="1001" table:style-name="ce2"/>
          <table:table-cell table:number-columns-repeated="15360"/>
        </table:table-row>
        <table:table-row table:style-name="ro2">
          <table:table-cell/>
          <table:table-cell office:value-type="string" table:style-name="ce18">
            <text:p>For Turboprop Max Continuous use Max Climb RC 40 from Cruise Loops Tables</text:p>
          </table:table-cell>
          <table:table-cell table:number-columns-repeated="3" table:style-name="ce18"/>
          <table:table-cell table:style-name="ce17"/>
          <table:table-cell table:style-name="ce18"/>
          <table:table-cell table:number-columns-repeated="10" table:style-name="ce2"/>
          <table:table-cell table:number-columns-repeated="6" table:style-name="ce16"/>
          <table:table-cell table:number-columns-repeated="16361"/>
        </table:table-row>
        <table:table-row table:number-rows-repeated="2" table:style-name="ro1">
          <table:table-cell/>
          <table:table-cell table:number-columns-repeated="4" table:style-name="ce2"/>
          <table:table-cell table:style-name="ce17"/>
          <table:table-cell table:number-columns-repeated="11" table:style-name="ce2"/>
          <table:table-cell table:number-columns-repeated="6" table:style-name="ce16"/>
          <table:table-cell table:number-columns-repeated="16361"/>
        </table:table-row>
        <table:table-row table:style-name="ro2">
          <table:table-cell/>
          <table:table-cell office:value-type="string" table:style-name="ce18">
            <text:p>Turbofan</text:p>
          </table:table-cell>
          <table:table-cell table:number-columns-repeated="3" table:style-name="ce2"/>
          <table:table-cell table:style-name="ce17"/>
          <table:table-cell table:number-columns-repeated="14" table:style-name="ce2"/>
          <table:table-cell table:number-columns-repeated="3" table:style-name="ce16"/>
          <table:table-cell table:number-columns-repeated="16361"/>
        </table:table-row>
        <table:table-row table:style-name="ro1">
          <table:table-cell/>
          <table:table-cell table:number-columns-repeated="4" table:style-name="ce2"/>
          <table:table-cell table:style-name="ce17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ake Off RC 50 ISA + 15K</text:p>
          </table:table-cell>
          <table:table-cell table:number-columns-repeated="3" table:style-name="ce2"/>
          <table:table-cell table:style-name="ce17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3"/>
          <table:table-cell office:value-type="string" table:style-name="ce3">
            <text:p>Kerosene</text:p>
          </table:table-cell>
          <table:table-cell office:value-type="string" table:style-name="ce19">
            <text:p>Hydrogen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lt</text:p>
          </table:table-cell>
          <table:table-cell office:value-type="string" table:style-name="ce3">
            <text:p>Mach No.</text:p>
          </table:table-cell>
          <table:table-cell office:value-type="string" table:style-name="ce3">
            <text:p>FN</text:p>
          </table:table-cell>
          <table:table-cell office:value-type="string" table:style-name="ce3">
            <text:p>Wf</text:p>
          </table:table-cell>
          <table:table-cell office:value-type="string" table:style-name="ce19">
            <text:p>Wf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(ft)</text:p>
          </table:table-cell>
          <table:table-cell office:value-type="string" table:style-name="ce3">
            <text:p>(-)</text:p>
          </table:table-cell>
          <table:table-cell office:value-type="string" table:style-name="ce3">
            <text:p>(N)</text:p>
          </table:table-cell>
          <table:table-cell office:value-type="string" table:style-name="ce3">
            <text:p>(kg/hr)</text:p>
          </table:table-cell>
          <table:table-cell office:value-type="string" table:style-name="ce19">
            <text:p>(kg/hr)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17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740.648058000006" table:style-name="ce16">
            <text:p>66741</text:p>
          </table:table-cell>
          <table:table-cell office:value-type="float" office:value="2088.14302085805" table:style-name="ce16">
            <text:p>2088</text:p>
          </table:table-cell>
          <table:table-cell office:value-type="float" office:value="748.25062559861317" table:formula="of:=[.E59]/2.7907" table:style-name="ce17">
            <text:p>748.3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1" table:style-name="ce2">
            <text:p>0.1</text:p>
          </table:table-cell>
          <table:table-cell office:value-type="float" office:value="59400.195414000002" table:style-name="ce16">
            <text:p>59400</text:p>
          </table:table-cell>
          <table:table-cell office:value-type="float" office:value="2093.4943622805499" table:style-name="ce16">
            <text:p>2093</text:p>
          </table:table-cell>
          <table:table-cell office:value-type="float" office:value="750.16818801037368" table:formula="of:=[.E60]/2.7907" table:style-name="ce17">
            <text:p>750.2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2" table:style-name="ce2">
            <text:p>0.2</text:p>
          </table:table-cell>
          <table:table-cell office:value-type="float" office:value="53188.256183999998" table:style-name="ce16">
            <text:p>53188</text:p>
          </table:table-cell>
          <table:table-cell office:value-type="float" office:value="2109.9007919587998" table:style-name="ce16">
            <text:p>2110</text:p>
          </table:table-cell>
          <table:table-cell office:value-type="float" office:value="756.04715374594173" table:formula="of:=[.E61]/2.7907" table:style-name="ce17">
            <text:p>756.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25" table:style-name="ce2">
            <text:p>0.25</text:p>
          </table:table-cell>
          <table:table-cell office:value-type="float" office:value="50508.426045" table:style-name="ce16">
            <text:p>50508</text:p>
          </table:table-cell>
          <table:table-cell office:value-type="float" office:value="2121.8068740212502" table:style-name="ce16">
            <text:p>2122</text:p>
          </table:table-cell>
          <table:table-cell office:value-type="float" office:value="760.31349626303438" table:formula="of:=[.E62]/2.7907" table:style-name="ce17">
            <text:p>760.3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48076.584171000002" table:style-name="ce16">
            <text:p>48077</text:p>
          </table:table-cell>
          <table:table-cell office:value-type="float" office:value="2135.9344153766501" table:style-name="ce16">
            <text:p>2136</text:p>
          </table:table-cell>
          <table:table-cell office:value-type="float" office:value="765.37586103008209" table:formula="of:=[.E63]/2.7907" table:style-name="ce17">
            <text:p>765.4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number-columns-repeated="2" table:style-name="ce16"/>
          <table:table-cell table:style-name="ce17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" table:style-name="ce2">
            <text:p>2000</text:p>
          </table:table-cell>
          <table:table-cell office:value-type="float" office:value="0" table:style-name="ce2">
            <text:p>0</text:p>
          </table:table-cell>
          <table:table-cell office:value-type="float" office:value="63731.204816999998" table:style-name="ce16">
            <text:p>63731</text:p>
          </table:table-cell>
          <table:table-cell office:value-type="float" office:value="1996.73688854085" table:style-name="ce16">
            <text:p>1997</text:p>
          </table:table-cell>
          <table:table-cell office:value-type="float" office:value="715.49678881314719" table:formula="of:=[.E65]/2.7907" table:style-name="ce17">
            <text:p>715.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0" table:style-name="ce2">
            <text:p>2000</text:p>
          </table:table-cell>
          <table:table-cell office:value-type="float" office:value="0.1" table:style-name="ce2">
            <text:p>0.1</text:p>
          </table:table-cell>
          <table:table-cell office:value-type="float" office:value="56882.502893999997" table:style-name="ce16">
            <text:p>56883</text:p>
          </table:table-cell>
          <table:table-cell office:value-type="float" office:value="2002.9235613073499" table:style-name="ce16">
            <text:p>2003</text:p>
          </table:table-cell>
          <table:table-cell office:value-type="float" office:value="717.71367804040199" table:formula="of:=[.E66]/2.7907" table:style-name="ce17">
            <text:p>717.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0" table:style-name="ce2">
            <text:p>2000</text:p>
          </table:table-cell>
          <table:table-cell office:value-type="float" office:value="0.2" table:style-name="ce2">
            <text:p>0.2</text:p>
          </table:table-cell>
          <table:table-cell office:value-type="float" office:value="51051.331295999997" table:style-name="ce16">
            <text:p>51051</text:p>
          </table:table-cell>
          <table:table-cell office:value-type="float" office:value="2019.48400520215" table:style-name="ce16">
            <text:p>2019</text:p>
          </table:table-cell>
          <table:table-cell office:value-type="float" office:value="723.64783215757689" table:formula="of:=[.E67]/2.7907" table:style-name="ce17">
            <text:p>723.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0" table:style-name="ce2">
            <text:p>2000</text:p>
          </table:table-cell>
          <table:table-cell office:value-type="float" office:value="0.25" table:style-name="ce2">
            <text:p>0.25</text:p>
          </table:table-cell>
          <table:table-cell office:value-type="float" office:value="48546.316203000002" table:style-name="ce16">
            <text:p>48546</text:p>
          </table:table-cell>
          <table:table-cell office:value-type="float" office:value="2031.64329707825" table:style-name="ce16">
            <text:p>2032</text:p>
          </table:table-cell>
          <table:table-cell office:value-type="float" office:value="728.0049081156161" table:formula="of:=[.E68]/2.7907" table:style-name="ce17">
            <text:p>728.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0" table:style-name="ce2">
            <text:p>2000</text:p>
          </table:table-cell>
          <table:table-cell office:value-type="float" office:value="0.3" table:style-name="ce2">
            <text:p>0.3</text:p>
          </table:table-cell>
          <table:table-cell office:value-type="float" office:value="46251.257094000001" table:style-name="ce16">
            <text:p>46251</text:p>
          </table:table-cell>
          <table:table-cell office:value-type="float" office:value="2046.07364604585" table:style-name="ce16">
            <text:p>2046</text:p>
          </table:table-cell>
          <table:table-cell office:value-type="float" office:value="733.17577885328046" table:formula="of:=[.E69]/2.7907" table:style-name="ce17">
            <text:p>733.2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2"/>
          <table:table-cell table:number-columns-repeated="2" table:style-name="ce16"/>
          <table:table-cell table:style-name="ce17"/>
          <table:table-cell table:number-columns-repeated="16378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" table:style-name="ce2">
            <text:p>0</text:p>
          </table:table-cell>
          <table:table-cell office:value-type="float" office:value="58753.424226000003" table:style-name="ce16">
            <text:p>58753</text:p>
          </table:table-cell>
          <table:table-cell office:value-type="float" office:value="1849.3400624815999" table:style-name="ce16">
            <text:p>1849</text:p>
          </table:table-cell>
          <table:table-cell office:value-type="float" office:value="662.67963682287586" table:formula="of:=[.E71]/2.7907" table:style-name="ce17">
            <text:p>662.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1" table:style-name="ce2">
            <text:p>0.1</text:p>
          </table:table-cell>
          <table:table-cell office:value-type="float" office:value="52570.620837000002" table:style-name="ce16">
            <text:p>52571</text:p>
          </table:table-cell>
          <table:table-cell office:value-type="float" office:value="1855.7355680840999" table:style-name="ce16">
            <text:p>1856</text:p>
          </table:table-cell>
          <table:table-cell office:value-type="float" office:value="664.97135775400432" table:formula="of:=[.E72]/2.7907" table:style-name="ce17">
            <text:p>665.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2" table:style-name="ce2">
            <text:p>0.2</text:p>
          </table:table-cell>
          <table:table-cell office:value-type="float" office:value="47394.672044999999" table:style-name="ce16">
            <text:p>47395</text:p>
          </table:table-cell>
          <table:table-cell office:value-type="float" office:value="1877.6943407895001" table:style-name="ce16">
            <text:p>1878</text:p>
          </table:table-cell>
          <table:table-cell office:value-type="float" office:value="672.83991141631134" table:formula="of:=[.E73]/2.7907" table:style-name="ce17">
            <text:p>672.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25" table:style-name="ce2">
            <text:p>0.25</text:p>
          </table:table-cell>
          <table:table-cell office:value-type="float" office:value="45221.716574999999" table:style-name="ce16">
            <text:p>45222</text:p>
          </table:table-cell>
          <table:table-cell office:value-type="float" office:value="1894.0903288259501" table:style-name="ce16">
            <text:p>1894</text:p>
          </table:table-cell>
          <table:table-cell office:value-type="float" office:value="678.71513556668572" table:formula="of:=[.E74]/2.7907" table:style-name="ce17">
            <text:p>678.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00" table:style-name="ce2">
            <text:p>5000</text:p>
          </table:table-cell>
          <table:table-cell office:value-type="float" office:value="0.3" table:style-name="ce2">
            <text:p>0.3</text:p>
          </table:table-cell>
          <table:table-cell office:value-type="float" office:value="43258.717088999998" table:style-name="ce16">
            <text:p>43259</text:p>
          </table:table-cell>
          <table:table-cell office:value-type="float" office:value="1912.8409070882999" table:style-name="ce16">
            <text:p>1913</text:p>
          </table:table-cell>
          <table:table-cell office:value-type="float" office:value="685.43408717823479" table:formula="of:=[.E75]/2.7907" table:style-name="ce17">
            <text:p>685.4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2"/>
          <table:table-cell table:number-columns-repeated="2" table:style-name="ce16"/>
          <table:table-cell table:style-name="ce17"/>
          <table:table-cell table:number-columns-repeated="16378"/>
        </table:table-row>
        <table:table-row table:style-name="ro2">
          <table:table-cell/>
          <table:table-cell office:value-type="string" table:style-name="ce18">
            <text:p>Turbofan</text:p>
          </table:table-cell>
          <table:table-cell table:style-name="ce2"/>
          <table:table-cell table:number-columns-repeated="2" table:style-name="ce16"/>
          <table:table-cell table:style-name="ce17"/>
          <table:table-cell table:number-columns-repeated="16378"/>
        </table:table-row>
        <table:table-row table:style-name="ro1">
          <table:table-cell/>
          <table:table-cell table:number-columns-repeated="2" table:style-name="ce2"/>
          <table:table-cell table:number-columns-repeated="2" table:style-name="ce16"/>
          <table:table-cell table:style-name="ce17"/>
          <table:table-cell table:number-columns-repeated="16378"/>
        </table:table-row>
        <table:table-row table:style-name="ro2">
          <table:table-cell/>
          <table:table-cell office:value-type="string" table:style-name="ce18">
            <text:p>Max Continuous RC 45 ISA</text:p>
          </table:table-cell>
          <table:table-cell table:style-name="ce18"/>
          <table:table-cell table:style-name="ce22"/>
          <table:table-cell table:style-name="ce16"/>
          <table:table-cell table:style-name="ce17"/>
          <table:table-cell table:number-columns-repeated="16378"/>
        </table:table-row>
        <table:table-row table:style-name="ro1">
          <table:table-cell/>
          <table:table-cell table:number-columns-repeated="2" table:style-name="ce3"/>
          <table:table-cell table:style-name="ce4"/>
          <table:table-cell office:value-type="string" table:style-name="ce4">
            <text:p>Kerosene</text:p>
          </table:table-cell>
          <table:table-cell office:value-type="string" table:style-name="ce19">
            <text:p>Hydrogen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Alt</text:p>
          </table:table-cell>
          <table:table-cell office:value-type="string" table:style-name="ce3">
            <text:p>Mach No.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Wf</text:p>
          </table:table-cell>
          <table:table-cell office:value-type="string" table:style-name="ce19">
            <text:p>Wf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(ft)</text:p>
          </table:table-cell>
          <table:table-cell office:value-type="string" table:style-name="ce3">
            <text:p>(-)</text:p>
          </table:table-cell>
          <table:table-cell office:value-type="string" table:style-name="ce4">
            <text:p>(N)</text:p>
          </table:table-cell>
          <table:table-cell office:value-type="string" table:style-name="ce4">
            <text:p>(kg/hr)</text:p>
          </table:table-cell>
          <table:table-cell office:value-type="string" table:style-name="ce19">
            <text:p>(kg/hr)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2"/>
          <table:table-cell table:number-columns-repeated="2" table:style-name="ce16"/>
          <table:table-cell table:style-name="ce17"/>
          <table:table-cell table:number-columns-repeated="16378"/>
        </table:table-row>
        <table:table-row table:style-name="ro1">
          <table:table-cell/>
          <table:table-cell office:value-type="float" office:value="14000" table:style-name="ce2">
            <text:p>14000</text:p>
          </table:table-cell>
          <table:table-cell office:value-type="float" office:value="0.5" table:style-name="ce2">
            <text:p>0.5</text:p>
          </table:table-cell>
          <table:table-cell office:value-type="float" office:value="26146.192338000001" table:style-name="ce16">
            <text:p>26146</text:p>
          </table:table-cell>
          <table:table-cell office:value-type="float" office:value="1339.2945750665499" table:style-name="ce16">
            <text:p>1339</text:p>
          </table:table-cell>
          <table:table-cell office:value-type="float" office:value="479.91348947093911" table:formula="of:=[.E84]/2.7907" table:style-name="ce17">
            <text:p>479.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000" table:style-name="ce2">
            <text:p>14000</text:p>
          </table:table-cell>
          <table:table-cell office:value-type="float" office:value="0.6" table:style-name="ce2">
            <text:p>0.6</text:p>
          </table:table-cell>
          <table:table-cell office:value-type="float" office:value="24436.963802999999" table:style-name="ce16">
            <text:p>24437</text:p>
          </table:table-cell>
          <table:table-cell office:value-type="float" office:value="1373.56926427505" table:style-name="ce16">
            <text:p>1374</text:p>
          </table:table-cell>
          <table:table-cell office:value-type="float" office:value="492.19524286919051" table:formula="of:=[.E85]/2.7907" table:style-name="ce17">
            <text:p>492.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000" table:style-name="ce2">
            <text:p>14000</text:p>
          </table:table-cell>
          <table:table-cell office:value-type="float" office:value="0.7" table:style-name="ce2">
            <text:p>0.7</text:p>
          </table:table-cell>
          <table:table-cell office:value-type="float" office:value="23047.784696999999" table:style-name="ce16">
            <text:p>23048</text:p>
          </table:table-cell>
          <table:table-cell office:value-type="float" office:value="1411.9501291214001" table:style-name="ce16">
            <text:p>1412</text:p>
          </table:table-cell>
          <table:table-cell office:value-type="float" office:value="505.94837464485613" table:formula="of:=[.E86]/2.7907" table:style-name="ce17">
            <text:p>505.9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2"/>
          <table:table-cell table:number-columns-repeated="2" table:style-name="ce16"/>
          <table:table-cell table:style-name="ce17"/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0.5" table:style-name="ce2">
            <text:p>0.5</text:p>
          </table:table-cell>
          <table:table-cell office:value-type="float" office:value="24942.504005999999" table:style-name="ce16">
            <text:p>24943</text:p>
          </table:table-cell>
          <table:table-cell office:value-type="float" office:value="1275.1907256459001" table:style-name="ce16">
            <text:p>1275</text:p>
          </table:table-cell>
          <table:table-cell office:value-type="float" office:value="456.94296257064536" table:formula="of:=[.E88]/2.7907" table:style-name="ce17">
            <text:p>456.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0.6" table:style-name="ce2">
            <text:p>0.6</text:p>
          </table:table-cell>
          <table:table-cell office:value-type="float" office:value="23441.007345000002" table:style-name="ce16">
            <text:p>23441</text:p>
          </table:table-cell>
          <table:table-cell office:value-type="float" office:value="1308.6692396671499" table:style-name="ce16">
            <text:p>1309</text:p>
          </table:table-cell>
          <table:table-cell office:value-type="float" office:value="468.93942009787861" table:formula="of:=[.E89]/2.7907" table:style-name="ce17">
            <text:p>468.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0.7" table:style-name="ce2">
            <text:p>0.7</text:p>
          </table:table-cell>
          <table:table-cell office:value-type="float" office:value="22180.248350400001" table:style-name="ce16">
            <text:p>22180</text:p>
          </table:table-cell>
          <table:table-cell office:value-type="float" office:value="1346.8778174238" table:style-name="ce16">
            <text:p>1347</text:p>
          </table:table-cell>
          <table:table-cell office:value-type="float" office:value="482.63081571784852" table:formula="of:=[.E90]/2.7907" table:style-name="ce17">
            <text:p>482.6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2"/>
          <table:table-cell table:number-columns-repeated="2" table:style-name="ce16"/>
          <table:table-cell table:style-name="ce17"/>
          <table:table-cell table:number-columns-repeated="16378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5" table:style-name="ce2">
            <text:p>0.5</text:p>
          </table:table-cell>
          <table:table-cell office:value-type="float" office:value="22379.662053" table:style-name="ce16">
            <text:p>22380</text:p>
          </table:table-cell>
          <table:table-cell office:value-type="float" office:value="1148.8964576644501" table:style-name="ce16">
            <text:p>1149</text:p>
          </table:table-cell>
          <table:table-cell office:value-type="float" office:value="411.68755425679939" table:formula="of:=[.E92]/2.7907" table:style-name="ce17">
            <text:p>411.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6" table:style-name="ce2">
            <text:p>0.6</text:p>
          </table:table-cell>
          <table:table-cell office:value-type="float" office:value="21235.4464224" table:style-name="ce16">
            <text:p>21235</text:p>
          </table:table-cell>
          <table:table-cell office:value-type="float" office:value="1181.8372271329999" table:style-name="ce16">
            <text:p>1182</text:p>
          </table:table-cell>
          <table:table-cell office:value-type="float" office:value="423.49132014655817" table:formula="of:=[.E93]/2.7907" table:style-name="ce17">
            <text:p>423.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0.7" table:style-name="ce2">
            <text:p>0.7</text:p>
          </table:table-cell>
          <table:table-cell office:value-type="float" office:value="20354.854550100001" table:style-name="ce16">
            <text:p>20355</text:p>
          </table:table-cell>
          <table:table-cell office:value-type="float" office:value="1218.64140406755" table:style-name="ce16">
            <text:p>1219</text:p>
          </table:table-cell>
          <table:table-cell office:value-type="float" office:value="436.67947255797822" table:formula="of:=[.E94]/2.7907" table:style-name="ce17">
            <text:p>436.7</text:p>
          </table:table-cell>
          <table:table-cell table:number-columns-repeated="16378"/>
        </table:table-row>
        <table:table-row table:number-rows-repeated="1048482" table:style-name="ro3">
          <table:table-cell table:number-columns-repeated="16384"/>
        </table:table-row>
      </table:table>
      <table:table table:name="TF_Windmill" table:style-name="ta1">
        <table:table-column table:style-name="co8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Internal Drag of Free-Windmilling Turbofan Engine</text:p>
          </table:table-cell>
          <table:table-cell table:number-columns-repeated="15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Mach</text:p>
          </table:table-cell>
          <table:table-cell office:value-type="string" table:style-name="ce2">
            <text:p>Drag/delta</text:p>
          </table:table-cell>
          <table:table-cell table:number-columns-repeated="14" table:style-name="ce2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(-)</text:p>
          </table:table-cell>
          <table:table-cell office:value-type="string" table:style-name="ce2">
            <text:p>(N)</text:p>
          </table:table-cell>
          <table:table-cell table:number-columns-repeated="14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table:style-name="ce2"/>
          <table:table-cell office:value-type="float" office:value="0.2" table:style-name="ce2">
            <text:p>0.2</text:p>
          </table:table-cell>
          <table:table-cell office:value-type="float" office:value="500" table:style-name="ce2">
            <text:p>500</text:p>
          </table:table-cell>
          <table:table-cell table:number-columns-repeated="13" table:style-name="ce2"/>
          <table:table-cell table:number-columns-repeated="16368" table:style-name="ce1"/>
        </table:table-row>
        <table:table-row table:style-name="ro1">
          <table:table-cell table:style-name="ce2"/>
          <table:table-cell office:value-type="float" office:value="0.3" table:style-name="ce2">
            <text:p>0.3</text:p>
          </table:table-cell>
          <table:table-cell office:value-type="float" office:value="1100" table:style-name="ce2">
            <text:p>1100</text:p>
          </table:table-cell>
          <table:table-cell table:number-columns-repeated="13" table:style-name="ce2"/>
          <table:table-cell table:number-columns-repeated="16368" table:style-name="ce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1900" table:style-name="ce2">
            <text:p>1900</text:p>
          </table:table-cell>
          <table:table-cell table:number-columns-repeated="13" table:style-name="ce2"/>
          <table:table-cell table:number-columns-repeated="16368" table:style-name="ce1"/>
        </table:table-row>
        <table:table-row table:style-name="ro1">
          <table:table-cell table:style-name="ce2"/>
          <table:table-cell office:value-type="float" office:value="0.5" table:style-name="ce2">
            <text:p>0.5</text:p>
          </table:table-cell>
          <table:table-cell office:value-type="float" office:value="2900" table:style-name="ce2">
            <text:p>2900</text:p>
          </table:table-cell>
          <table:table-cell table:number-columns-repeated="13" table:style-name="ce2"/>
          <table:table-cell table:number-columns-repeated="16368" table:style-name="ce1"/>
        </table:table-row>
        <table:table-row table:style-name="ro1">
          <table:table-cell table:style-name="ce2"/>
          <table:table-cell office:value-type="float" office:value="0.6" table:style-name="ce2">
            <text:p>0.6</text:p>
          </table:table-cell>
          <table:table-cell office:value-type="float" office:value="3950" table:style-name="ce2">
            <text:p>3950</text:p>
          </table:table-cell>
          <table:table-cell table:number-columns-repeated="13" table:style-name="ce2"/>
          <table:table-cell table:number-columns-repeated="16368" table:style-name="ce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5150" table:style-name="ce2">
            <text:p>5150</text:p>
          </table:table-cell>
          <table:table-cell table:number-columns-repeated="13" table:style-name="ce2"/>
          <table:table-cell table:number-columns-repeated="16368" table:style-name="ce1"/>
        </table:table-row>
        <table:table-row table:style-name="ro1">
          <table:table-cell table:style-name="ce2"/>
          <table:table-cell office:value-type="float" office:value="0.8" table:style-name="ce2">
            <text:p>0.8</text:p>
          </table:table-cell>
          <table:table-cell office:value-type="float" office:value="6450" table:style-name="ce2">
            <text:p>6450</text:p>
          </table:table-cell>
          <table:table-cell table:number-columns-repeated="13" table:style-name="ce2"/>
          <table:table-cell table:number-columns-repeated="16368" table:style-name="ce1"/>
        </table:table-row>
        <table:table-row table:style-name="ro1">
          <table:table-cell table:style-name="ce2"/>
          <table:table-cell office:value-type="float" office:value="0.9" table:style-name="ce2">
            <text:p>0.9</text:p>
          </table:table-cell>
          <table:table-cell office:value-type="float" office:value="7800" table:style-name="ce2">
            <text:p>7800</text:p>
          </table:table-cell>
          <table:table-cell table:number-columns-repeated="13" table:style-name="ce2"/>
          <table:table-cell table:number-columns-repeated="16368" table:style-name="ce1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Delta is the ratio of ambient air static pressure to sea level standard pressure</text:p>
          </table:table-cell>
          <table:table-cell table:number-columns-repeated="15" table:style-name="ce2"/>
          <table:table-cell table:number-columns-repeated="16367"/>
        </table:table-row>
        <table:table-row table:number-rows-repeated="36"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8523" table:style-name="ro4">
          <table:table-cell table:number-columns-repeated="16384"/>
        </table:table-row>
      </table:table>
      <table:table table:name="SFC_Scaling" table:style-name="ta1">
        <table:table-column table:style-name="co8" table:default-cell-style-name="ce23"/>
        <table:table-column table:style-name="co15" table:default-cell-style-name="ce23"/>
        <table:table-column table:style-name="co16" table:default-cell-style-name="ce23"/>
        <table:table-column table:style-name="co8" table:number-columns-repeated="1021" table:default-cell-style-name="ce23"/>
        <table:table-column table:style-name="co2" table:number-columns-repeated="15360" table:default-cell-style-name="ce1"/>
        <table:table-row table:number-rows-repeated="5" table:style-name="ro5">
          <table:table-cell/>
          <table:table-cell table:number-columns-repeated="1023" table:style-name="ce23"/>
          <table:table-cell table:number-columns-repeated="15360"/>
        </table:table-row>
        <table:table-row table:style-name="ro5">
          <table:table-cell/>
          <table:table-cell office:value-type="string" table:style-name="ce23">
            <text:p>Turbofan SFC Scaling Rule for 2025 EiS</text:p>
          </table:table-cell>
          <table:table-cell table:number-columns-repeated="1022" table:style-name="ce23"/>
          <table:table-cell table:number-columns-repeated="15360"/>
        </table:table-row>
        <table:table-row table:style-name="ro5">
          <table:table-cell/>
          <table:table-cell table:number-columns-repeated="1023" table:style-name="ce23"/>
          <table:table-cell table:number-columns-repeated="15360"/>
        </table:table-row>
        <table:table-row table:style-name="ro5">
          <table:table-cell/>
          <table:table-cell office:value-type="string" table:style-name="ce23">
            <text:p>Best Cruise</text:p>
          </table:table-cell>
          <table:table-cell office:value-type="string" table:style-name="ce23">
            <text:p>SL ISA+15K</text:p>
          </table:table-cell>
          <table:table-cell table:number-columns-repeated="7" table:style-name="ce23"/>
          <table:table-cell table:number-columns-repeated="2" table:style-name="ce1"/>
          <table:table-cell table:number-columns-repeated="16372"/>
        </table:table-row>
        <table:table-row table:style-name="ro5">
          <table:table-cell/>
          <table:table-cell office:value-type="string" table:style-name="ce23">
            <text:p>SFC (M0.8/35kft</text:p>
          </table:table-cell>
          <table:table-cell office:value-type="string" table:style-name="ce23">
            <text:p>Static T.O. Thrust</text:p>
          </table:table-cell>
          <table:table-cell table:number-columns-repeated="7" table:style-name="ce23"/>
          <table:table-cell table:number-columns-repeated="2" table:style-name="ce1"/>
          <table:table-cell table:number-columns-repeated="16372"/>
        </table:table-row>
        <table:table-row table:style-name="ro5">
          <table:table-cell/>
          <table:table-cell office:value-type="string" table:style-name="ce23">
            <text:p>(kg/hr/N)</text:p>
          </table:table-cell>
          <table:table-cell office:value-type="string" table:style-name="ce23">
            <text:p>(kN)</text:p>
          </table:table-cell>
          <table:table-cell table:number-columns-repeated="7" table:style-name="ce23"/>
          <table:table-cell table:number-columns-repeated="2" table:style-name="ce1"/>
          <table:table-cell table:number-columns-repeated="16372"/>
        </table:table-row>
        <table:table-row table:style-name="ro5">
          <table:table-cell/>
          <table:table-cell table:number-columns-repeated="1023" table:style-name="ce23"/>
          <table:table-cell table:number-columns-repeated="15360"/>
        </table:table-row>
        <table:table-row table:style-name="ro5">
          <table:table-cell/>
          <table:table-cell office:value-type="float" office:value="6.6799999999999998E-2" table:style-name="ce23">
            <text:p>0.0668</text:p>
          </table:table-cell>
          <table:table-cell office:value-type="float" office:value="44.5" table:style-name="ce23">
            <text:p>44.5</text:p>
          </table:table-cell>
          <table:table-cell table:number-columns-repeated="7" table:style-name="ce23"/>
          <table:table-cell table:number-columns-repeated="2" table:style-name="ce1"/>
          <table:table-cell table:number-columns-repeated="16372"/>
        </table:table-row>
        <table:table-row table:style-name="ro5">
          <table:table-cell/>
          <table:table-cell office:value-type="float" office:value="6.0999999999999999E-2" table:style-name="ce23">
            <text:p>0.061</text:p>
          </table:table-cell>
          <table:table-cell office:value-type="float" office:value="66.7" table:style-name="ce23">
            <text:p>66.7</text:p>
          </table:table-cell>
          <table:table-cell table:number-columns-repeated="1021" table:style-name="ce23"/>
          <table:table-cell table:number-columns-repeated="15360"/>
        </table:table-row>
        <table:table-row table:style-name="ro5">
          <table:table-cell/>
          <table:table-cell office:value-type="float" office:value="5.7599999999999998E-2" table:style-name="ce23">
            <text:p>0.0576</text:p>
          </table:table-cell>
          <table:table-cell office:value-type="float" office:value="89" table:style-name="ce23">
            <text:p>89</text:p>
          </table:table-cell>
          <table:table-cell table:number-columns-repeated="1021" table:style-name="ce23"/>
          <table:table-cell table:number-columns-repeated="1536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style-name="ce23">
            <draw:frame draw:z-index="1" draw:id="id0" draw:style-name="a0" draw:name="Chart 1" svg:x="0.85394in" svg:y="0.00394in" svg:width="6.29882in" svg:height="5.2275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number:number-style style:name="N36">
      <number:number number:decimal-places="4" number:min-decimal-places="4" number:min-integer-digits="1"/>
    </number:number-style>
    <number:number-style style:name="N37">
      <number:number number:decimal-places="1" number:min-decimal-places="1" number:min-integer-digits="1"/>
    </number:number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Tony Hewitt</meta:initial-creator>
    <dc:creator>Riccardo Leva</dc:creator>
    <meta:creation-date>2016-09-13T11:02:16Z</meta:creation-date>
    <dc:date>2021-11-27T19:27:41Z</dc:date>
    <meta:editing-cycles>8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.056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76.3842519685039pt" svg:width="453.5150393700787pt" chart:style-name="Crt0">
        <chart:title chart:style-name="CT00">
          <text:p text:style-name="a0" text:class-names="" text:cond-style-name="">Turbofan SFC Scaling for 2025 Ei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FC (kg/hr/N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et Take-off ISA+15K Static Thrust (kN)</text:p>
            </chart:title>
            <chart:grid chart:class="major" chart:style-name="GMa1"/>
          </chart:axis>
          <chart:series chart:values-cell-range-address="SFC_Scaling.$B$12:.$B$14" chart:class="chart:scatter" chart:attached-axis="primary-y" chart:style-name="G0S0">
            <chart:domain table:cell-range-address="SFC_Scaling.$C$12:.$C$14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